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8" table:number-columns-repeated="4" table:default-cell-style-name="Default"/>
        <table:table-column table:style-name="co9" table:number-columns-repeated="5" table:default-cell-style-name="Default"/>
        <table:table-column table:style-name="co6" table:number-columns-repeated="3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11" table:default-cell-style-name="Default"/>
        <table:table-column table:style-name="co6" table:number-columns-repeated="9" table:default-cell-style-name="Default"/>
        <table:table-column table:style-name="co7" table:number-columns-repeated="2" table:default-cell-style-name="Default"/>
        <table:table-column table:style-name="co6" table:number-columns-repeated="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11" table:default-cell-style-name="Default"/>
        <table:table-column table:style-name="co11" table:default-cell-style-name="Default"/>
        <table:table-column table:style-name="co6" table:number-columns-repeated="12" table:default-cell-style-name="Default"/>
        <table:table-column table:style-name="co11" table:default-cell-style-name="Default"/>
        <table:table-column table:style-name="co6" table:number-columns-repeated="8" table:default-cell-style-name="Default"/>
        <table:table-column table:style-name="co12" table:default-cell-style-name="Default"/>
        <table:table-column table:style-name="co6" table:number-columns-repeated="13" table:default-cell-style-name="Default"/>
        <table:table-row table:style-name="ro1">
          <table:table-cell/>
          <table:table-cell table:style-name="ce1" office:value-type="string" calcext:value-type="string">
            <text:p>2009-01-31</text:p>
          </table:table-cell>
          <table:table-cell table:style-name="ce1" office:value-type="string" calcext:value-type="string">
            <text:p>2009-02-28</text:p>
          </table:table-cell>
          <table:table-cell table:style-name="ce1" office:value-type="string" calcext:value-type="string">
            <text:p>2009-03-31</text:p>
          </table:table-cell>
          <table:table-cell table:style-name="ce1" office:value-type="string" calcext:value-type="string">
            <text:p>2009-04-30</text:p>
          </table:table-cell>
          <table:table-cell table:style-name="ce1" office:value-type="string" calcext:value-type="string">
            <text:p>2009-05-31</text:p>
          </table:table-cell>
          <table:table-cell table:style-name="ce1" office:value-type="string" calcext:value-type="string">
            <text:p>2009-06-30</text:p>
          </table:table-cell>
          <table:table-cell table:style-name="ce1" office:value-type="string" calcext:value-type="string">
            <text:p>2009-07-31</text:p>
          </table:table-cell>
          <table:table-cell table:style-name="ce1" office:value-type="string" calcext:value-type="string">
            <text:p>2009-08-31</text:p>
          </table:table-cell>
          <table:table-cell table:style-name="ce1" office:value-type="string" calcext:value-type="string">
            <text:p>2009-09-30</text:p>
          </table:table-cell>
          <table:table-cell table:style-name="ce1" office:value-type="string" calcext:value-type="string">
            <text:p>2009-10-31</text:p>
          </table:table-cell>
          <table:table-cell table:style-name="ce1" office:value-type="string" calcext:value-type="string">
            <text:p>2009-11-30</text:p>
          </table:table-cell>
          <table:table-cell table:style-name="ce1" office:value-type="string" calcext:value-type="string">
            <text:p>2009-12-31</text:p>
          </table:table-cell>
          <table:table-cell table:style-name="ce1" office:value-type="string" calcext:value-type="string">
            <text:p>2010-01-31</text:p>
          </table:table-cell>
          <table:table-cell table:style-name="ce1" office:value-type="string" calcext:value-type="string">
            <text:p>2010-02-28</text:p>
          </table:table-cell>
          <table:table-cell table:style-name="ce1" office:value-type="string" calcext:value-type="string">
            <text:p>2010-03-31</text:p>
          </table:table-cell>
          <table:table-cell table:style-name="ce1" office:value-type="string" calcext:value-type="string">
            <text:p>2010-04-30</text:p>
          </table:table-cell>
          <table:table-cell table:style-name="ce1" office:value-type="string" calcext:value-type="string">
            <text:p>2010-05-31</text:p>
          </table:table-cell>
          <table:table-cell table:style-name="ce1" office:value-type="string" calcext:value-type="string">
            <text:p>2010-06-30</text:p>
          </table:table-cell>
          <table:table-cell table:style-name="ce1" office:value-type="string" calcext:value-type="string">
            <text:p>2010-07-31</text:p>
          </table:table-cell>
          <table:table-cell table:style-name="ce1" office:value-type="string" calcext:value-type="string">
            <text:p>2010-08-31</text:p>
          </table:table-cell>
          <table:table-cell table:style-name="ce1" office:value-type="string" calcext:value-type="string">
            <text:p>2010-09-30</text:p>
          </table:table-cell>
          <table:table-cell table:style-name="ce1" office:value-type="string" calcext:value-type="string">
            <text:p>2010-10-31</text:p>
          </table:table-cell>
          <table:table-cell table:style-name="ce1" office:value-type="string" calcext:value-type="string">
            <text:p>2010-11-30</text:p>
          </table:table-cell>
          <table:table-cell table:style-name="ce1" office:value-type="string" calcext:value-type="string">
            <text:p>2010-12-31</text:p>
          </table:table-cell>
          <table:table-cell table:style-name="ce1" office:value-type="string" calcext:value-type="string">
            <text:p>2011-01-31</text:p>
          </table:table-cell>
          <table:table-cell table:style-name="ce1" office:value-type="string" calcext:value-type="string">
            <text:p>2011-02-28</text:p>
          </table:table-cell>
          <table:table-cell table:style-name="ce1" office:value-type="string" calcext:value-type="string">
            <text:p>2011-03-31</text:p>
          </table:table-cell>
          <table:table-cell table:style-name="ce1" office:value-type="string" calcext:value-type="string">
            <text:p>2011-04-30</text:p>
          </table:table-cell>
          <table:table-cell table:style-name="ce1" office:value-type="string" calcext:value-type="string">
            <text:p>2011-05-31</text:p>
          </table:table-cell>
          <table:table-cell table:style-name="ce1" office:value-type="string" calcext:value-type="string">
            <text:p>2011-06-30</text:p>
          </table:table-cell>
          <table:table-cell table:style-name="ce1" office:value-type="string" calcext:value-type="string">
            <text:p>2011-07-31</text:p>
          </table:table-cell>
          <table:table-cell table:style-name="ce1" office:value-type="string" calcext:value-type="string">
            <text:p>2011-08-31</text:p>
          </table:table-cell>
          <table:table-cell table:style-name="ce1" office:value-type="string" calcext:value-type="string">
            <text:p>2011-09-30</text:p>
          </table:table-cell>
          <table:table-cell table:style-name="ce1" office:value-type="string" calcext:value-type="string">
            <text:p>2011-10-31</text:p>
          </table:table-cell>
          <table:table-cell table:style-name="ce1" office:value-type="string" calcext:value-type="string">
            <text:p>2011-11-30</text:p>
          </table:table-cell>
          <table:table-cell table:style-name="ce1" office:value-type="string" calcext:value-type="string">
            <text:p>2011-12-31</text:p>
          </table:table-cell>
          <table:table-cell table:style-name="ce1" office:value-type="string" calcext:value-type="string">
            <text:p>2012-01-31</text:p>
          </table:table-cell>
          <table:table-cell table:style-name="ce1" office:value-type="string" calcext:value-type="string">
            <text:p>2012-02-29</text:p>
          </table:table-cell>
          <table:table-cell table:style-name="ce1" office:value-type="string" calcext:value-type="string">
            <text:p>2012-03-31</text:p>
          </table:table-cell>
          <table:table-cell table:style-name="ce1" office:value-type="string" calcext:value-type="string">
            <text:p>2012-04-30</text:p>
          </table:table-cell>
          <table:table-cell table:style-name="ce1" office:value-type="string" calcext:value-type="string">
            <text:p>2012-05-31</text:p>
          </table:table-cell>
          <table:table-cell table:style-name="ce1" office:value-type="string" calcext:value-type="string">
            <text:p>2012-06-30</text:p>
          </table:table-cell>
          <table:table-cell table:style-name="ce1" office:value-type="string" calcext:value-type="string">
            <text:p>2012-07-31</text:p>
          </table:table-cell>
          <table:table-cell table:style-name="ce1" office:value-type="string" calcext:value-type="string">
            <text:p>2012-08-31</text:p>
          </table:table-cell>
          <table:table-cell table:style-name="ce1" office:value-type="string" calcext:value-type="string">
            <text:p>2012-09-30</text:p>
          </table:table-cell>
          <table:table-cell table:style-name="ce1" office:value-type="string" calcext:value-type="string">
            <text:p>2012-10-31</text:p>
          </table:table-cell>
          <table:table-cell table:style-name="ce1" office:value-type="string" calcext:value-type="string">
            <text:p>2012-11-30</text:p>
          </table:table-cell>
          <table:table-cell table:style-name="ce1" office:value-type="string" calcext:value-type="string">
            <text:p>2012-12-31</text:p>
          </table:table-cell>
          <table:table-cell table:style-name="ce1" office:value-type="string" calcext:value-type="string">
            <text:p>2013-01-31</text:p>
          </table:table-cell>
          <table:table-cell table:style-name="ce1" office:value-type="string" calcext:value-type="string">
            <text:p>2013-02-28</text:p>
          </table:table-cell>
          <table:table-cell table:style-name="ce1" office:value-type="string" calcext:value-type="string">
            <text:p>2013-03-31</text:p>
          </table:table-cell>
          <table:table-cell table:style-name="ce1" office:value-type="string" calcext:value-type="string">
            <text:p>2013-04-30</text:p>
          </table:table-cell>
          <table:table-cell table:style-name="ce1" office:value-type="string" calcext:value-type="string">
            <text:p>2013-05-31</text:p>
          </table:table-cell>
          <table:table-cell table:style-name="ce1" office:value-type="string" calcext:value-type="string">
            <text:p>2013-06-30</text:p>
          </table:table-cell>
          <table:table-cell table:style-name="ce1" office:value-type="string" calcext:value-type="string">
            <text:p>2013-07-31</text:p>
          </table:table-cell>
          <table:table-cell table:style-name="ce1" office:value-type="string" calcext:value-type="string">
            <text:p>2013-08-31</text:p>
          </table:table-cell>
          <table:table-cell table:style-name="ce1" office:value-type="string" calcext:value-type="string">
            <text:p>2013-09-30</text:p>
          </table:table-cell>
          <table:table-cell table:style-name="ce1" office:value-type="string" calcext:value-type="string">
            <text:p>2013-10-31</text:p>
          </table:table-cell>
          <table:table-cell table:style-name="ce1" office:value-type="string" calcext:value-type="string">
            <text:p>2013-11-30</text:p>
          </table:table-cell>
          <table:table-cell table:style-name="ce1" office:value-type="string" calcext:value-type="string">
            <text:p>2013-12-31</text:p>
          </table:table-cell>
          <table:table-cell table:style-name="ce1" office:value-type="string" calcext:value-type="string">
            <text:p>2014-01-31</text:p>
          </table:table-cell>
          <table:table-cell table:style-name="ce1" office:value-type="string" calcext:value-type="string">
            <text:p>2014-02-28</text:p>
          </table:table-cell>
          <table:table-cell table:style-name="ce1" office:value-type="string" calcext:value-type="string">
            <text:p>2014-03-31</text:p>
          </table:table-cell>
          <table:table-cell table:style-name="ce1" office:value-type="string" calcext:value-type="string">
            <text:p>2014-04-30</text:p>
          </table:table-cell>
          <table:table-cell table:style-name="ce1" office:value-type="string" calcext:value-type="string">
            <text:p>2014-05-31</text:p>
          </table:table-cell>
          <table:table-cell table:style-name="ce1" office:value-type="string" calcext:value-type="string">
            <text:p>2014-06-30</text:p>
          </table:table-cell>
          <table:table-cell table:style-name="ce1" office:value-type="string" calcext:value-type="string">
            <text:p>2014-07-31</text:p>
          </table:table-cell>
          <table:table-cell table:style-name="ce1" office:value-type="string" calcext:value-type="string">
            <text:p>2014-08-31</text:p>
          </table:table-cell>
          <table:table-cell table:style-name="ce1" office:value-type="string" calcext:value-type="string">
            <text:p>2014-09-30</text:p>
          </table:table-cell>
          <table:table-cell table:style-name="ce1" office:value-type="string" calcext:value-type="string">
            <text:p>2014-10-31</text:p>
          </table:table-cell>
          <table:table-cell table:style-name="ce1" office:value-type="string" calcext:value-type="string">
            <text:p>2014-11-30</text:p>
          </table:table-cell>
          <table:table-cell table:style-name="ce1" office:value-type="string" calcext:value-type="string">
            <text:p>2014-12-31</text:p>
          </table:table-cell>
          <table:table-cell table:style-name="ce1" office:value-type="string" calcext:value-type="string">
            <text:p>2015-01-31</text:p>
          </table:table-cell>
          <table:table-cell table:style-name="ce1" office:value-type="string" calcext:value-type="string">
            <text:p>2015-02-28</text:p>
          </table:table-cell>
          <table:table-cell table:style-name="ce1" office:value-type="string" calcext:value-type="string">
            <text:p>2015-03-31</text:p>
          </table:table-cell>
          <table:table-cell table:style-name="ce1" office:value-type="string" calcext:value-type="string">
            <text:p>2015-04-30</text:p>
          </table:table-cell>
          <table:table-cell table:style-name="ce1" office:value-type="string" calcext:value-type="string">
            <text:p>2015-05-31</text:p>
          </table:table-cell>
          <table:table-cell table:style-name="ce1" office:value-type="string" calcext:value-type="string">
            <text:p>2015-06-30</text:p>
          </table:table-cell>
          <table:table-cell table:style-name="ce1" office:value-type="string" calcext:value-type="string">
            <text:p>2015-07-31</text:p>
          </table:table-cell>
          <table:table-cell table:style-name="ce1" office:value-type="string" calcext:value-type="string">
            <text:p>2015-08-31</text:p>
          </table:table-cell>
          <table:table-cell table:style-name="ce1" office:value-type="string" calcext:value-type="string">
            <text:p>2015-09-30</text:p>
          </table:table-cell>
          <table:table-cell table:style-name="ce1" office:value-type="string" calcext:value-type="string">
            <text:p>2015-10-31</text:p>
          </table:table-cell>
          <table:table-cell table:style-name="ce1" office:value-type="string" calcext:value-type="string">
            <text:p>2015-11-30</text:p>
          </table:table-cell>
          <table:table-cell table:style-name="ce1" office:value-type="string" calcext:value-type="string">
            <text:p>2015-12-31</text:p>
          </table:table-cell>
          <table:table-cell table:style-name="ce1" office:value-type="string" calcext:value-type="string">
            <text:p>2016-01-31</text:p>
          </table:table-cell>
          <table:table-cell table:style-name="ce1" office:value-type="string" calcext:value-type="string">
            <text:p>2016-02-29</text:p>
          </table:table-cell>
          <table:table-cell table:style-name="ce1" office:value-type="string" calcext:value-type="string">
            <text:p>2016-03-31</text:p>
          </table:table-cell>
          <table:table-cell table:style-name="ce1" office:value-type="string" calcext:value-type="string">
            <text:p>2016-04-30</text:p>
          </table:table-cell>
          <table:table-cell table:style-name="ce1" office:value-type="string" calcext:value-type="string">
            <text:p>2016-05-31</text:p>
          </table:table-cell>
          <table:table-cell table:style-name="ce1" office:value-type="string" calcext:value-type="string">
            <text:p>2016-06-30</text:p>
          </table:table-cell>
          <table:table-cell table:style-name="ce1" office:value-type="string" calcext:value-type="string">
            <text:p>2016-07-31</text:p>
          </table:table-cell>
          <table:table-cell table:style-name="ce1" office:value-type="string" calcext:value-type="string">
            <text:p>2016-08-31</text:p>
          </table:table-cell>
          <table:table-cell table:style-name="ce1" office:value-type="string" calcext:value-type="string">
            <text:p>2016-09-30</text:p>
          </table:table-cell>
          <table:table-cell table:style-name="ce1" office:value-type="string" calcext:value-type="string">
            <text:p>2016-10-31</text:p>
          </table:table-cell>
          <table:table-cell table:style-name="ce1" office:value-type="string" calcext:value-type="string">
            <text:p>2016-11-30</text:p>
          </table:table-cell>
          <table:table-cell table:style-name="ce1" office:value-type="string" calcext:value-type="string">
            <text:p>2016-12-31</text:p>
          </table:table-cell>
          <table:table-cell table:style-name="ce1" office:value-type="string" calcext:value-type="string">
            <text:p>2017-01-31</text:p>
          </table:table-cell>
          <table:table-cell table:style-name="ce1" office:value-type="string" calcext:value-type="string">
            <text:p>2017-02-28</text:p>
          </table:table-cell>
          <table:table-cell table:style-name="ce1" office:value-type="string" calcext:value-type="string">
            <text:p>2017-03-31</text:p>
          </table:table-cell>
          <table:table-cell table:style-name="ce1" office:value-type="string" calcext:value-type="string">
            <text:p>2017-04-30</text:p>
          </table:table-cell>
          <table:table-cell table:style-name="ce1" office:value-type="string" calcext:value-type="string">
            <text:p>2017-05-31</text:p>
          </table:table-cell>
          <table:table-cell table:style-name="ce1" office:value-type="string" calcext:value-type="string">
            <text:p>2017-06-30</text:p>
          </table:table-cell>
          <table:table-cell table:style-name="ce1" office:value-type="string" calcext:value-type="string">
            <text:p>2017-07-31</text:p>
          </table:table-cell>
          <table:table-cell table:style-name="ce1" office:value-type="string" calcext:value-type="string">
            <text:p>2017-08-31</text:p>
          </table:table-cell>
          <table:table-cell table:style-name="ce1" office:value-type="string" calcext:value-type="string">
            <text:p>2017-09-30</text:p>
          </table:table-cell>
          <table:table-cell table:style-name="ce1" office:value-type="string" calcext:value-type="string">
            <text:p>2017-10-31</text:p>
          </table:table-cell>
          <table:table-cell table:style-name="ce1" office:value-type="string" calcext:value-type="string">
            <text:p>2017-11-30</text:p>
          </table:table-cell>
          <table:table-cell table:style-name="ce1" office:value-type="string" calcext:value-type="string">
            <text:p>2017-12-31</text:p>
          </table:table-cell>
          <table:table-cell table:style-name="ce1" office:value-type="string" calcext:value-type="string">
            <text:p>2018-01-31</text:p>
          </table:table-cell>
          <table:table-cell table:style-name="ce1" office:value-type="string" calcext:value-type="string">
            <text:p>2018-02-28</text:p>
          </table:table-cell>
          <table:table-cell table:style-name="ce1" office:value-type="string" calcext:value-type="string">
            <text:p>2018-03-31</text:p>
          </table:table-cell>
          <table:table-cell table:style-name="ce1" office:value-type="string" calcext:value-type="string">
            <text:p>2018-04-30</text:p>
          </table:table-cell>
          <table:table-cell table:style-name="ce1" office:value-type="string" calcext:value-type="string">
            <text:p>2018-05-31</text:p>
          </table:table-cell>
          <table:table-cell table:style-name="ce1" office:value-type="string" calcext:value-type="string">
            <text:p>2018-06-30</text:p>
          </table:table-cell>
          <table:table-cell table:style-name="ce1" office:value-type="string" calcext:value-type="string">
            <text:p>2018-07-31</text:p>
          </table:table-cell>
          <table:table-cell table:style-name="ce1" office:value-type="string" calcext:value-type="string">
            <text:p>2018-08-31</text:p>
          </table:table-cell>
          <table:table-cell table:style-name="ce1" office:value-type="string" calcext:value-type="string">
            <text:p>2018-09-30</text:p>
          </table:table-cell>
          <table:table-cell table:style-name="ce1" office:value-type="string" calcext:value-type="string">
            <text:p>2018-10-31</text:p>
          </table:table-cell>
          <table:table-cell table:style-name="ce1" office:value-type="string" calcext:value-type="string">
            <text:p>2018-11-30</text:p>
          </table:table-cell>
          <table:table-cell table:style-name="ce1" office:value-type="string" calcext:value-type="string">
            <text:p>2018-12-31</text:p>
          </table:table-cell>
          <table:table-cell table:style-name="ce1" office:value-type="string" calcext:value-type="string">
            <text:p>2019-01-31</text:p>
          </table:table-cell>
          <table:table-cell table:style-name="ce1" office:value-type="string" calcext:value-type="string">
            <text:p>2019-02-28</text:p>
          </table:table-cell>
          <table:table-cell table:style-name="ce1" office:value-type="string" calcext:value-type="string">
            <text:p>2019-03-31</text:p>
          </table:table-cell>
          <table:table-cell table:style-name="ce1" office:value-type="string" calcext:value-type="string">
            <text:p>2019-04-30</text:p>
          </table:table-cell>
          <table:table-cell table:style-name="ce1" office:value-type="string" calcext:value-type="string">
            <text:p>2019-05-31</text:p>
          </table:table-cell>
          <table:table-cell table:style-name="ce1" office:value-type="string" calcext:value-type="string">
            <text:p>2019-06-30</text:p>
          </table:table-cell>
          <table:table-cell table:style-name="ce1" office:value-type="string" calcext:value-type="string">
            <text:p>2019-07-31</text:p>
          </table:table-cell>
          <table:table-cell table:style-name="ce1" office:value-type="string" calcext:value-type="string">
            <text:p>2019-08-31</text:p>
          </table:table-cell>
          <table:table-cell table:style-name="ce1" office:value-type="string" calcext:value-type="string">
            <text:p>2019-09-30</text:p>
          </table:table-cell>
          <table:table-cell table:style-name="ce1" office:value-type="string" calcext:value-type="string">
            <text:p>2019-10-31</text:p>
          </table:table-cell>
          <table:table-cell table:style-name="ce1" office:value-type="string" calcext:value-type="string">
            <text:p>2019-11-30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1-31</text:p>
          </table:table-cell>
          <table:table-cell table:style-name="ce1" office:value-type="string" calcext:value-type="string">
            <text:p>2020-02-29</text:p>
          </table:table-cell>
          <table:table-cell table:style-name="ce1" office:value-type="string" calcext:value-type="string">
            <text:p>2020-03-31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31</text:p>
          </table:table-cell>
          <table:table-cell table:style-name="ce1" office:value-type="string" calcext:value-type="string">
            <text:p>2020-09-30</text:p>
          </table:table-cell>
          <table:table-cell table:style-name="ce1" office:value-type="string" calcext:value-type="string">
            <text:p>2020-10-31</text:p>
          </table:table-cell>
          <table:table-cell table:style-name="ce1" office:value-type="string" calcext:value-type="string">
            <text:p>2020-11-30</text:p>
          </table:table-cell>
          <table:table-cell table:style-name="ce1" office:value-type="string" calcext:value-type="string">
            <text:p>2020-12-31</text:p>
          </table:table-cell>
          <table:table-cell table:style-name="ce1" office:value-type="string" calcext:value-type="string">
            <text:p>2021-01-31</text:p>
          </table:table-cell>
          <table:table-cell table:style-name="ce1" office:value-type="string" calcext:value-type="string">
            <text:p>2021-02-28</text:p>
          </table:table-cell>
          <table:table-cell table:style-name="ce1" office:value-type="string" calcext:value-type="string">
            <text:p>2021-03-31</text:p>
          </table:table-cell>
          <table:table-cell table:style-name="ce1" office:value-type="string" calcext:value-type="string">
            <text:p>2021-04-30</text:p>
          </table:table-cell>
          <table:table-cell table:style-name="ce1" office:value-type="string" calcext:value-type="string">
            <text:p>2021-05-31</text:p>
          </table:table-cell>
          <table:table-cell table:style-name="ce1" office:value-type="string" calcext:value-type="string">
            <text:p>2021-06-30</text:p>
          </table:table-cell>
          <table:table-cell table:style-name="ce1" office:value-type="string" calcext:value-type="string">
            <text:p>2021-07-31</text:p>
          </table:table-cell>
          <table:table-cell table:style-name="ce1" office:value-type="string" calcext:value-type="string">
            <text:p>2021-08-31</text:p>
          </table:table-cell>
          <table:table-cell table:style-name="ce1" office:value-type="string" calcext:value-type="string">
            <text:p>2021-09-30</text:p>
          </table:table-cell>
          <table:table-cell table:style-name="ce1" office:value-type="string" calcext:value-type="string">
            <text:p>2021-10-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75" calcext:value-type="float">
            <text:p>2775</text:p>
          </table:table-cell>
          <table:table-cell office:value-type="float" office:value="9075" calcext:value-type="float">
            <text:p>9075</text:p>
          </table:table-cell>
          <table:table-cell office:value-type="float" office:value="16675.33" calcext:value-type="float">
            <text:p>16675.33</text:p>
          </table:table-cell>
          <table:table-cell office:value-type="float" office:value="21175.33" calcext:value-type="float">
            <text:p>21175.33</text:p>
          </table:table-cell>
          <table:table-cell office:value-type="float" office:value="26675.33" calcext:value-type="float">
            <text:p>26675.33</text:p>
          </table:table-cell>
          <table:table-cell office:value-type="float" office:value="30675.33" calcext:value-type="float">
            <text:p>30675.33</text:p>
          </table:table-cell>
          <table:table-cell office:value-type="float" office:value="36675.33" calcext:value-type="float">
            <text:p>36675.33</text:p>
          </table:table-cell>
          <table:table-cell office:value-type="float" office:value="44473.86" calcext:value-type="float">
            <text:p>44473.86</text:p>
          </table:table-cell>
          <table:table-cell office:value-type="float" office:value="53974.86" calcext:value-type="float">
            <text:p>53974.86</text:p>
          </table:table-cell>
          <table:table-cell table:number-columns-repeated="3" office:value-type="float" office:value="61424.62" calcext:value-type="float">
            <text:p>61424.62</text:p>
          </table:table-cell>
          <table:table-cell table:number-columns-repeated="9" office:value-type="float" office:value="72374.36" calcext:value-type="float">
            <text:p>72374.36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90000" calcext:value-type="float">
            <text:p>90000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50000.01" calcext:value-type="float">
            <text:p>250000.01</text:p>
          </table:table-cell>
          <table:table-cell office:value-type="float" office:value="200000" calcext:value-type="float">
            <text:p>200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424242.42424242" calcext:value-type="float">
            <text:p>424242.42424242</text:p>
          </table:table-cell>
          <table:table-cell office:value-type="float" office:value="384587.42424242" calcext:value-type="float">
            <text:p>384587.42424242</text:p>
          </table:table-cell>
          <table:table-cell office:value-type="float" office:value="104895.01" calcext:value-type="float">
            <text:p>104895.01</text:p>
          </table:table-cell>
          <table:table-cell table:number-columns-repeated="2" office:value-type="float" office:value="105000" calcext:value-type="float">
            <text:p>105000</text:p>
          </table:table-cell>
          <table:table-cell office:value-type="float" office:value="455501.30057744" calcext:value-type="float">
            <text:p>455501.30057744</text:p>
          </table:table-cell>
          <table:table-cell table:number-columns-repeated="2" office:value-type="float" office:value="105555" calcext:value-type="float">
            <text:p>105555</text:p>
          </table:table-cell>
          <table:table-cell office:value-type="float" office:value="148990" calcext:value-type="float">
            <text:p>148990</text:p>
          </table:table-cell>
          <table:table-cell office:value-type="float" office:value="218990" calcext:value-type="float">
            <text:p>218990</text:p>
          </table:table-cell>
          <table:table-cell office:value-type="float" office:value="308990" calcext:value-type="float">
            <text:p>308990</text:p>
          </table:table-cell>
          <table:table-cell office:value-type="float" office:value="433805.2425047" calcext:value-type="float">
            <text:p>433805.2425047</text:p>
          </table:table-cell>
          <table:table-cell office:value-type="float" office:value="470825.03449995" calcext:value-type="float">
            <text:p>470825.03449995</text:p>
          </table:table-cell>
          <table:table-cell office:value-type="float" office:value="466835.01317523" calcext:value-type="float">
            <text:p>466835.01317523</text:p>
          </table:table-cell>
          <table:table-cell office:value-type="float" office:value="157337.91540578" calcext:value-type="float">
            <text:p>157337.91540578</text:p>
          </table:table-cell>
          <table:table-cell table:number-columns-repeated="2" office:value-type="float" office:value="105611" calcext:value-type="float">
            <text:p>105611</text:p>
          </table:table-cell>
          <table:table-cell table:number-columns-repeated="2" office:value-type="float" office:value="111111" calcext:value-type="float">
            <text:p>111111</text:p>
          </table:table-cell>
          <table:table-cell office:value-type="float" office:value="111111.11257533" calcext:value-type="float">
            <text:p>111111.11257533</text:p>
          </table:table-cell>
          <table:table-cell table:number-columns-repeated="3" office:value-type="float" office:value="111111.11257544" calcext:value-type="float">
            <text:p>111111.11257544</text:p>
          </table:table-cell>
          <table:table-cell office:value-type="float" office:value="111111.12447432" calcext:value-type="float">
            <text:p>111111.12447432</text:p>
          </table:table-cell>
          <table:table-cell office:value-type="float" office:value="111111.12458933" calcext:value-type="float">
            <text:p>111111.12458933</text:p>
          </table:table-cell>
          <table:table-cell office:value-type="float" office:value="111111.12558933" calcext:value-type="float">
            <text:p>111111.12558933</text:p>
          </table:table-cell>
          <table:table-cell office:value-type="float" office:value="111111.12758933" calcext:value-type="float">
            <text:p>111111.12758933</text:p>
          </table:table-cell>
          <table:table-cell office:value-type="float" office:value="111111.12759844" calcext:value-type="float">
            <text:p>111111.12759844</text:p>
          </table:table-cell>
          <table:table-cell office:value-type="float" office:value="144336.40607352" calcext:value-type="float">
            <text:p>144336.40607352</text:p>
          </table:table-cell>
          <table:table-cell office:value-type="float" office:value="144341.51869192" calcext:value-type="float">
            <text:p>144341.51869192</text:p>
          </table:table-cell>
          <table:table-cell office:value-type="float" office:value="144341.52165741" calcext:value-type="float">
            <text:p>144341.52165741</text:p>
          </table:table-cell>
          <table:table-cell office:value-type="float" office:value="144341.5244317" calcext:value-type="float">
            <text:p>144341.5244317</text:p>
          </table:table-cell>
          <table:table-cell office:value-type="float" office:value="144341.5267317" calcext:value-type="float">
            <text:p>144341.5267317</text:p>
          </table:table-cell>
          <table:table-cell office:value-type="float" office:value="144341.5294474" calcext:value-type="float">
            <text:p>144341.5294474</text:p>
          </table:table-cell>
          <table:table-cell office:value-type="float" office:value="144341.53264935" calcext:value-type="float">
            <text:p>144341.53264935</text:p>
          </table:table-cell>
          <table:table-cell office:value-type="float" office:value="180497.40100794" calcext:value-type="float">
            <text:p>180497.40100794</text:p>
          </table:table-cell>
          <table:table-cell office:value-type="float" office:value="154497.40276544" calcext:value-type="float">
            <text:p>154497.40276544</text:p>
          </table:table-cell>
          <table:table-cell office:value-type="float" office:value="151497.40454164" calcext:value-type="float">
            <text:p>151497.40454164</text:p>
          </table:table-cell>
          <table:table-cell office:value-type="float" office:value="148497.60410794" calcext:value-type="float">
            <text:p>148497.60410794</text:p>
          </table:table-cell>
          <table:table-cell office:value-type="float" office:value="148497.60845691" calcext:value-type="float">
            <text:p>148497.60845691</text:p>
          </table:table-cell>
          <table:table-cell office:value-type="float" office:value="144341.54672131" calcext:value-type="float">
            <text:p>144341.54672131</text:p>
          </table:table-cell>
          <table:table-cell office:value-type="float" office:value="174196.32043985" calcext:value-type="float">
            <text:p>174196.32043985</text:p>
          </table:table-cell>
          <table:table-cell office:value-type="float" office:value="134170.31811081" calcext:value-type="float">
            <text:p>134170.31811081</text:p>
          </table:table-cell>
          <table:table-cell office:value-type="float" office:value="180059.80590667" calcext:value-type="float">
            <text:p>180059.80590667</text:p>
          </table:table-cell>
          <table:table-cell office:value-type="float" office:value="173461.80590667" calcext:value-type="float">
            <text:p>173461.80590667</text:p>
          </table:table-cell>
          <table:table-cell table:number-columns-repeated="3" office:value-type="float" office:value="167784.80610667" calcext:value-type="float">
            <text:p>167784.80610667</text:p>
          </table:table-cell>
          <table:table-cell office:value-type="float" office:value="215000.00800005" calcext:value-type="float">
            <text:p>215000.00800005</text:p>
          </table:table-cell>
          <table:table-cell office:value-type="float" office:value="215000.21655005" calcext:value-type="float">
            <text:p>215000.21655005</text:p>
          </table:table-cell>
          <table:table-cell office:value-type="float" office:value="186036.80620667" calcext:value-type="float">
            <text:p>186036.80620667</text:p>
          </table:table-cell>
          <table:table-cell office:value-type="float" office:value="190083.81040667" calcext:value-type="float">
            <text:p>190083.81040667</text:p>
          </table:table-cell>
          <table:table-cell office:value-type="float" office:value="157997.24905" calcext:value-type="float">
            <text:p>157997.24905</text:p>
          </table:table-cell>
          <table:table-cell office:value-type="float" office:value="157997.249354" calcext:value-type="float">
            <text:p>157997.249354</text:p>
          </table:table-cell>
          <table:table-cell office:value-type="float" office:value="167231.81248748" calcext:value-type="float">
            <text:p>167231.81248748</text:p>
          </table:table-cell>
          <table:table-cell office:value-type="float" office:value="167231.81483555" calcext:value-type="float">
            <text:p>167231.81483555</text:p>
          </table:table-cell>
          <table:table-cell office:value-type="float" office:value="157996.33167685" calcext:value-type="float">
            <text:p>157996.33167685</text:p>
          </table:table-cell>
          <table:table-cell office:value-type="float" office:value="150231.81740745" calcext:value-type="float">
            <text:p>150231.81740745</text:p>
          </table:table-cell>
          <table:table-cell office:value-type="float" office:value="145231.81819586" calcext:value-type="float">
            <text:p>145231.81819586</text:p>
          </table:table-cell>
          <table:table-cell office:value-type="float" office:value="149462.81819586" calcext:value-type="float">
            <text:p>149462.81819586</text:p>
          </table:table-cell>
          <table:table-cell office:value-type="float" office:value="152955.81836182" calcext:value-type="float">
            <text:p>152955.81836182</text:p>
          </table:table-cell>
          <table:table-cell office:value-type="float" office:value="146955.81917182" calcext:value-type="float">
            <text:p>146955.81917182</text:p>
          </table:table-cell>
          <table:table-cell office:value-type="float" office:value="134955.82055855" calcext:value-type="float">
            <text:p>134955.82055855</text:p>
          </table:table-cell>
          <table:table-cell office:value-type="float" office:value="134955.82096855" calcext:value-type="float">
            <text:p>134955.82096855</text:p>
          </table:table-cell>
          <table:table-cell office:value-type="float" office:value="134955.82116855" calcext:value-type="float">
            <text:p>134955.82116855</text:p>
          </table:table-cell>
          <table:table-cell office:value-type="float" office:value="134955.82138395" calcext:value-type="float">
            <text:p>134955.82138395</text:p>
          </table:table-cell>
          <table:table-cell office:value-type="float" office:value="124955.82154183" calcext:value-type="float">
            <text:p>124955.82154183</text:p>
          </table:table-cell>
          <table:table-cell office:value-type="float" office:value="124178.0001442" calcext:value-type="float">
            <text:p>124178.0001442</text:p>
          </table:table-cell>
          <table:table-cell office:value-type="float" office:value="124178.0002442" calcext:value-type="float">
            <text:p>124178.0002442</text:p>
          </table:table-cell>
          <table:table-cell office:value-type="float" office:value="137361.06384224" calcext:value-type="float">
            <text:p>137361.06384224</text:p>
          </table:table-cell>
          <table:table-cell office:value-type="float" office:value="124178.00354266" calcext:value-type="float">
            <text:p>124178.00354266</text:p>
          </table:table-cell>
          <table:table-cell office:value-type="float" office:value="124178.00509667" calcext:value-type="float">
            <text:p>124178.00509667</text:p>
          </table:table-cell>
          <table:table-cell office:value-type="float" office:value="124178.00625714" calcext:value-type="float">
            <text:p>124178.00625714</text:p>
          </table:table-cell>
          <table:table-cell office:value-type="float" office:value="124178.00647714" calcext:value-type="float">
            <text:p>124178.00647714</text:p>
          </table:table-cell>
          <table:table-cell office:value-type="float" office:value="119314.99578738" calcext:value-type="float">
            <text:p>119314.99578738</text:p>
          </table:table-cell>
          <table:table-cell office:value-type="float" office:value="113998.51986694" calcext:value-type="float">
            <text:p>113998.51986694</text:p>
          </table:table-cell>
          <table:table-cell office:value-type="float" office:value="169798.26551919" calcext:value-type="float">
            <text:p>169798.26551919</text:p>
          </table:table-cell>
          <table:table-cell office:value-type="float" office:value="133711.66497956" calcext:value-type="float">
            <text:p>133711.66497956</text:p>
          </table:table-cell>
          <table:table-cell office:value-type="float" office:value="179203.02746152" calcext:value-type="float">
            <text:p>179203.02746152</text:p>
          </table:table-cell>
          <table:table-cell office:value-type="float" office:value="179203.02872551" calcext:value-type="float">
            <text:p>179203.02872551</text:p>
          </table:table-cell>
          <table:table-cell office:value-type="float" office:value="167203.03220089" calcext:value-type="float">
            <text:p>167203.03220089</text:p>
          </table:table-cell>
          <table:table-cell office:value-type="float" office:value="184146.87060029" calcext:value-type="float">
            <text:p>184146.87060029</text:p>
          </table:table-cell>
          <table:table-cell office:value-type="float" office:value="186326.60458825" calcext:value-type="float">
            <text:p>186326.60458825</text:p>
          </table:table-cell>
          <table:table-cell office:value-type="float" office:value="175236.03608033" calcext:value-type="float">
            <text:p>175236.03608033</text:p>
          </table:table-cell>
          <table:table-cell office:value-type="float" office:value="187457.94006691" calcext:value-type="float">
            <text:p>187457.94006691</text:p>
          </table:table-cell>
          <table:table-cell office:value-type="float" office:value="185504.93887099" calcext:value-type="float">
            <text:p>185504.93887099</text:p>
          </table:table-cell>
          <table:table-cell office:value-type="float" office:value="190782.00805687" calcext:value-type="float">
            <text:p>190782.00805687</text:p>
          </table:table-cell>
          <table:table-cell office:value-type="float" office:value="168791.33934259" calcext:value-type="float">
            <text:p>168791.33934259</text:p>
          </table:table-cell>
          <table:table-cell office:value-type="float" office:value="136228.21881281" calcext:value-type="float">
            <text:p>136228.21881281</text:p>
          </table:table-cell>
          <table:table-cell office:value-type="float" office:value="138660.86114759" calcext:value-type="float">
            <text:p>138660.86114759</text:p>
          </table:table-cell>
          <table:table-cell office:value-type="float" office:value="138660.86802624" calcext:value-type="float">
            <text:p>138660.86802624</text:p>
          </table:table-cell>
          <table:table-cell office:value-type="float" office:value="138660.86933769" calcext:value-type="float">
            <text:p>138660.86933769</text:p>
          </table:table-cell>
          <table:table-cell office:value-type="float" office:value="130004.95402848" calcext:value-type="float">
            <text:p>130004.95402848</text:p>
          </table:table-cell>
          <table:table-cell office:value-type="float" office:value="128004.91075743" calcext:value-type="float">
            <text:p>128004.91075743</text:p>
          </table:table-cell>
          <table:table-cell office:value-type="float" office:value="125804.90999333" calcext:value-type="float">
            <text:p>125804.90999333</text:p>
          </table:table-cell>
          <table:table-cell office:value-type="float" office:value="120804.90865666" calcext:value-type="float">
            <text:p>120804.90865666</text:p>
          </table:table-cell>
          <table:table-cell office:value-type="float" office:value="151000.13196594" calcext:value-type="float">
            <text:p>151000.13196594</text:p>
          </table:table-cell>
          <table:table-cell office:value-type="float" office:value="151000.1321602" calcext:value-type="float">
            <text:p>151000.1321602</text:p>
          </table:table-cell>
          <table:table-cell office:value-type="float" office:value="163230.52868038" calcext:value-type="float">
            <text:p>163230.52868038</text:p>
          </table:table-cell>
          <table:table-cell office:value-type="float" office:value="158832.34342697" calcext:value-type="float">
            <text:p>158832.34342697</text:p>
          </table:table-cell>
          <table:table-cell office:value-type="float" office:value="179842.45044355" calcext:value-type="float">
            <text:p>179842.45044355</text:p>
          </table:table-cell>
          <table:table-cell office:value-type="float" office:value="255502.14098481" calcext:value-type="float">
            <text:p>255502.14098481</text:p>
          </table:table-cell>
          <table:table-cell office:value-type="float" office:value="255502.14131711" calcext:value-type="float">
            <text:p>255502.14131711</text:p>
          </table:table-cell>
          <table:table-cell office:value-type="float" office:value="255502.14990212" calcext:value-type="float">
            <text:p>255502.14990212</text:p>
          </table:table-cell>
          <table:table-cell office:value-type="float" office:value="255502.15147761" calcext:value-type="float">
            <text:p>255502.15147761</text:p>
          </table:table-cell>
          <table:table-cell office:value-type="float" office:value="255502.15263417" calcext:value-type="float">
            <text:p>255502.15263417</text:p>
          </table:table-cell>
          <table:table-cell office:value-type="float" office:value="255502.15632356" calcext:value-type="float">
            <text:p>255502.15632356</text:p>
          </table:table-cell>
          <table:table-cell office:value-type="float" office:value="255502.15765875" calcext:value-type="float">
            <text:p>255502.15765875</text:p>
          </table:table-cell>
          <table:table-cell office:value-type="float" office:value="255502.15787637" calcext:value-type="float">
            <text:p>255502.15787637</text:p>
          </table:table-cell>
          <table:table-cell office:value-type="float" office:value="255502.15888551" calcext:value-type="float">
            <text:p>255502.15888551</text:p>
          </table:table-cell>
          <table:table-cell office:value-type="float" office:value="247502.16277802" calcext:value-type="float">
            <text:p>247502.16277802</text:p>
          </table:table-cell>
          <table:table-cell office:value-type="float" office:value="227502.11193284" calcext:value-type="float">
            <text:p>227502.11193284</text:p>
          </table:table-cell>
          <table:table-cell office:value-type="float" office:value="187502.05850823" calcext:value-type="float">
            <text:p>187502.05850823</text:p>
          </table:table-cell>
          <table:table-cell office:value-type="float" office:value="141451.59333438" calcext:value-type="float">
            <text:p>141451.59333438</text:p>
          </table:table-cell>
          <table:table-cell office:value-type="float" office:value="141451.59337022" calcext:value-type="float">
            <text:p>141451.59337022</text:p>
          </table:table-cell>
          <table:table-cell office:value-type="float" office:value="141451.59498105" calcext:value-type="float">
            <text:p>141451.59498105</text:p>
          </table:table-cell>
          <table:table-cell office:value-type="float" office:value="141451.59531916" calcext:value-type="float">
            <text:p>141451.59531916</text:p>
          </table:table-cell>
          <table:table-cell office:value-type="float" office:value="143528.46508189" calcext:value-type="float">
            <text:p>143528.46508189</text:p>
          </table:table-cell>
          <table:table-cell office:value-type="float" office:value="187427.05279153" calcext:value-type="float">
            <text:p>187427.05279153</text:p>
          </table:table-cell>
          <table:table-cell office:value-type="float" office:value="293427.05666233" calcext:value-type="float">
            <text:p>293427.05666233</text:p>
          </table:table-cell>
          <table:table-cell office:value-type="float" office:value="299427.05790444" calcext:value-type="float">
            <text:p>299427.05790444</text:p>
          </table:table-cell>
          <table:table-cell office:value-type="float" office:value="288126.20065526" calcext:value-type="float">
            <text:p>288126.20065526</text:p>
          </table:table-cell>
          <table:table-cell office:value-type="float" office:value="288126.20164349" calcext:value-type="float">
            <text:p>288126.20164349</text:p>
          </table:table-cell>
          <table:table-cell office:value-type="float" office:value="288126.20483785" calcext:value-type="float">
            <text:p>288126.20483785</text:p>
          </table:table-cell>
          <table:table-cell office:value-type="float" office:value="288126.21066262" calcext:value-type="float">
            <text:p>288126.21066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350" calcext:value-type="float">
            <text:p>5350</text:p>
          </table:table-cell>
          <table:table-cell table:number-columns-repeated="6" office:value-type="float" office:value="8000" calcext:value-type="float">
            <text:p>8000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34700" calcext:value-type="float">
            <text:p>34700</text:p>
          </table:table-cell>
          <table:table-cell table:number-columns-repeated="4" office:value-type="float" office:value="45935.9" calcext:value-type="float">
            <text:p>45935.9</text:p>
          </table:table-cell>
          <table:table-cell office:value-type="float" office:value="50000" calcext:value-type="float">
            <text:p>50000</text:p>
          </table:table-cell>
          <table:table-cell office:value-type="float" office:value="49940" calcext:value-type="float">
            <text:p>4994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72374.36" calcext:value-type="float">
            <text:p>72374.36</text:p>
          </table:table-cell>
          <table:table-cell office:value-type="float" office:value="152083.77" calcext:value-type="float">
            <text:p>152083.7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9956" calcext:value-type="float">
            <text:p>79956</text:p>
          </table:table-cell>
          <table:table-cell table:number-columns-repeated="2" office:value-type="float" office:value="145140" calcext:value-type="float">
            <text:p>145140</text:p>
          </table:table-cell>
          <table:table-cell office:value-type="float" office:value="134897.01" calcext:value-type="float">
            <text:p>134897.01</text:p>
          </table:table-cell>
          <table:table-cell office:value-type="float" office:value="124895.01" calcext:value-type="float">
            <text:p>124895.01</text:p>
          </table:table-cell>
          <table:table-cell office:value-type="float" office:value="79956.001" calcext:value-type="float">
            <text:p>79956.001</text:p>
          </table:table-cell>
          <table:table-cell table:number-columns-repeated="2" office:value-type="float" office:value="104895.01" calcext:value-type="float">
            <text:p>104895.01</text:p>
          </table:table-cell>
          <table:table-cell table:number-columns-repeated="3" office:value-type="float" office:value="105258.88" calcext:value-type="float">
            <text:p>105258.88</text:p>
          </table:table-cell>
          <table:table-cell table:number-columns-repeated="4" office:value-type="float" office:value="105555" calcext:value-type="float">
            <text:p>105555</text:p>
          </table:table-cell>
          <table:table-cell table:number-columns-repeated="2" office:value-type="float" office:value="105555.031337" calcext:value-type="float">
            <text:p>105555.031337</text:p>
          </table:table-cell>
          <table:table-cell office:value-type="float" office:value="150000" calcext:value-type="float">
            <text:p>150000</text:p>
          </table:table-cell>
          <table:table-cell office:value-type="float" office:value="79957.031337" calcext:value-type="float">
            <text:p>79957.031337</text:p>
          </table:table-cell>
          <table:table-cell table:number-columns-repeated="3" office:value-type="float" office:value="79957.0411" calcext:value-type="float">
            <text:p>79957.0411</text:p>
          </table:table-cell>
          <table:table-cell table:number-columns-repeated="2" office:value-type="float" office:value="79957.0421" calcext:value-type="float">
            <text:p>79957.0421</text:p>
          </table:table-cell>
          <table:table-cell office:value-type="float" office:value="80793.19497055" calcext:value-type="float">
            <text:p>80793.19497055</text:p>
          </table:table-cell>
          <table:table-cell table:number-columns-repeated="2" office:value-type="float" office:value="92764.286339" calcext:value-type="float">
            <text:p>92764.286339</text:p>
          </table:table-cell>
          <table:table-cell office:value-type="float" office:value="92764.287339" calcext:value-type="float">
            <text:p>92764.287339</text:p>
          </table:table-cell>
          <table:table-cell table:number-columns-repeated="3" office:value-type="float" office:value="79957.04461601" calcext:value-type="float">
            <text:p>79957.04461601</text:p>
          </table:table-cell>
          <table:table-cell office:value-type="float" office:value="111114.60065824" calcext:value-type="float">
            <text:p>111114.60065824</text:p>
          </table:table-cell>
          <table:table-cell office:value-type="float" office:value="111114.60391254" calcext:value-type="float">
            <text:p>111114.60391254</text:p>
          </table:table-cell>
          <table:table-cell office:value-type="float" office:value="111114.60814044" calcext:value-type="float">
            <text:p>111114.60814044</text:p>
          </table:table-cell>
          <table:table-cell office:value-type="float" office:value="111114.60854044" calcext:value-type="float">
            <text:p>111114.60854044</text:p>
          </table:table-cell>
          <table:table-cell office:value-type="float" office:value="111114.61657044" calcext:value-type="float">
            <text:p>111114.61657044</text:p>
          </table:table-cell>
          <table:table-cell office:value-type="float" office:value="97831.4984076" calcext:value-type="float">
            <text:p>97831.4984076</text:p>
          </table:table-cell>
          <table:table-cell office:value-type="float" office:value="97831.5487076" calcext:value-type="float">
            <text:p>97831.5487076</text:p>
          </table:table-cell>
          <table:table-cell office:value-type="float" office:value="144341.53604935" calcext:value-type="float">
            <text:p>144341.53604935</text:p>
          </table:table-cell>
          <table:table-cell office:value-type="float" office:value="144341.53329133" calcext:value-type="float">
            <text:p>144341.53329133</text:p>
          </table:table-cell>
          <table:table-cell office:value-type="float" office:value="144341.53359133" calcext:value-type="float">
            <text:p>144341.53359133</text:p>
          </table:table-cell>
          <table:table-cell office:value-type="float" office:value="144341.53390243" calcext:value-type="float">
            <text:p>144341.53390243</text:p>
          </table:table-cell>
          <table:table-cell office:value-type="float" office:value="144341.53393243" calcext:value-type="float">
            <text:p>144341.53393243</text:p>
          </table:table-cell>
          <table:table-cell office:value-type="float" office:value="134173.14791081" calcext:value-type="float">
            <text:p>134173.14791081</text:p>
          </table:table-cell>
          <table:table-cell office:value-type="float" office:value="144341.54702131" calcext:value-type="float">
            <text:p>144341.54702131</text:p>
          </table:table-cell>
          <table:table-cell office:value-type="float" office:value="128394.646" calcext:value-type="float">
            <text:p>128394.646</text:p>
          </table:table-cell>
          <table:table-cell table:number-columns-repeated="2" office:value-type="float" office:value="157997.0401" calcext:value-type="float">
            <text:p>157997.0401</text:p>
          </table:table-cell>
          <table:table-cell table:number-columns-repeated="3" office:value-type="float" office:value="157997.0402" calcext:value-type="float">
            <text:p>157997.0402</text:p>
          </table:table-cell>
          <table:table-cell office:value-type="float" office:value="167784.80610667" calcext:value-type="float">
            <text:p>167784.80610667</text:p>
          </table:table-cell>
          <table:table-cell office:value-type="float" office:value="183162.80610667" calcext:value-type="float">
            <text:p>183162.80610667</text:p>
          </table:table-cell>
          <table:table-cell table:number-columns-repeated="2" office:value-type="float" office:value="157997.24905" calcext:value-type="float">
            <text:p>157997.24905</text:p>
          </table:table-cell>
          <table:table-cell office:value-type="float" office:value="142082.8148634" calcext:value-type="float">
            <text:p>142082.8148634</text:p>
          </table:table-cell>
          <table:table-cell office:value-type="float" office:value="93450.99541004" calcext:value-type="float">
            <text:p>93450.99541004</text:p>
          </table:table-cell>
          <table:table-cell office:value-type="float" office:value="157996.329354" calcext:value-type="float">
            <text:p>157996.329354</text:p>
          </table:table-cell>
          <table:table-cell office:value-type="float" office:value="157996.33049962" calcext:value-type="float">
            <text:p>157996.33049962</text:p>
          </table:table-cell>
          <table:table-cell office:value-type="float" office:value="157231.81625097" calcext:value-type="float">
            <text:p>157231.81625097</text:p>
          </table:table-cell>
          <table:table-cell office:value-type="float" office:value="118578.99773289" calcext:value-type="float">
            <text:p>118578.99773289</text:p>
          </table:table-cell>
          <table:table-cell office:value-type="float" office:value="105672.3319113" calcext:value-type="float">
            <text:p>105672.3319113</text:p>
          </table:table-cell>
          <table:table-cell office:value-type="float" office:value="96000" calcext:value-type="float">
            <text:p>96000</text:p>
          </table:table-cell>
          <table:table-cell office:value-type="float" office:value="121166.71912273" calcext:value-type="float">
            <text:p>121166.71912273</text:p>
          </table:table-cell>
          <table:table-cell office:value-type="float" office:value="113553.31494917" calcext:value-type="float">
            <text:p>113553.31494917</text:p>
          </table:table-cell>
          <table:table-cell office:value-type="float" office:value="79957.11605233" calcext:value-type="float">
            <text:p>79957.11605233</text:p>
          </table:table-cell>
          <table:table-cell office:value-type="float" office:value="80307.12733573" calcext:value-type="float">
            <text:p>80307.12733573</text:p>
          </table:table-cell>
          <table:table-cell office:value-type="float" office:value="79957.11605233" calcext:value-type="float">
            <text:p>79957.11605233</text:p>
          </table:table-cell>
          <table:table-cell office:value-type="float" office:value="124178.0000666" calcext:value-type="float">
            <text:p>124178.0000666</text:p>
          </table:table-cell>
          <table:table-cell office:value-type="float" office:value="124178.0001442" calcext:value-type="float">
            <text:p>124178.0001442</text:p>
          </table:table-cell>
          <table:table-cell office:value-type="float" office:value="119439.82316727" calcext:value-type="float">
            <text:p>119439.82316727</text:p>
          </table:table-cell>
          <table:table-cell office:value-type="float" office:value="103439.83659727" calcext:value-type="float">
            <text:p>103439.83659727</text:p>
          </table:table-cell>
          <table:table-cell office:value-type="float" office:value="128439.83691142" calcext:value-type="float">
            <text:p>128439.83691142</text:p>
          </table:table-cell>
          <table:table-cell office:value-type="float" office:value="117439.8370977" calcext:value-type="float">
            <text:p>117439.8370977</text:p>
          </table:table-cell>
          <table:table-cell office:value-type="float" office:value="113843.83861134" calcext:value-type="float">
            <text:p>113843.83861134</text:p>
          </table:table-cell>
          <table:table-cell office:value-type="float" office:value="115458.5602304" calcext:value-type="float">
            <text:p>115458.5602304</text:p>
          </table:table-cell>
          <table:table-cell office:value-type="float" office:value="113799.05253213" calcext:value-type="float">
            <text:p>113799.05253213</text:p>
          </table:table-cell>
          <table:table-cell office:value-type="float" office:value="86203.00002323" calcext:value-type="float">
            <text:p>86203.00002323</text:p>
          </table:table-cell>
          <table:table-cell office:value-type="float" office:value="99348.3262614" calcext:value-type="float">
            <text:p>99348.3262614</text:p>
          </table:table-cell>
          <table:table-cell office:value-type="float" office:value="109203.00254054" calcext:value-type="float">
            <text:p>109203.00254054</text:p>
          </table:table-cell>
          <table:table-cell office:value-type="float" office:value="119203.01944204" calcext:value-type="float">
            <text:p>119203.01944204</text:p>
          </table:table-cell>
          <table:table-cell office:value-type="float" office:value="143547.98943592" calcext:value-type="float">
            <text:p>143547.98943592</text:p>
          </table:table-cell>
          <table:table-cell office:value-type="float" office:value="128019.76976424" calcext:value-type="float">
            <text:p>128019.76976424</text:p>
          </table:table-cell>
          <table:table-cell office:value-type="float" office:value="166192.47468165" calcext:value-type="float">
            <text:p>166192.47468165</text:p>
          </table:table-cell>
          <table:table-cell office:value-type="float" office:value="152203.04791704" calcext:value-type="float">
            <text:p>152203.04791704</text:p>
          </table:table-cell>
          <table:table-cell office:value-type="float" office:value="137203.06735875" calcext:value-type="float">
            <text:p>137203.06735875</text:p>
          </table:table-cell>
          <table:table-cell office:value-type="float" office:value="152779.35616964" calcext:value-type="float">
            <text:p>152779.35616964</text:p>
          </table:table-cell>
          <table:table-cell office:value-type="float" office:value="158779.35680769" calcext:value-type="float">
            <text:p>158779.35680769</text:p>
          </table:table-cell>
          <table:table-cell office:value-type="float" office:value="158779.35759192" calcext:value-type="float">
            <text:p>158779.35759192</text:p>
          </table:table-cell>
          <table:table-cell office:value-type="float" office:value="168791.3382199" calcext:value-type="float">
            <text:p>168791.3382199</text:p>
          </table:table-cell>
          <table:table-cell office:value-type="float" office:value="166686.5917773" calcext:value-type="float">
            <text:p>166686.5917773</text:p>
          </table:table-cell>
          <table:table-cell office:value-type="float" office:value="129234.33725098" calcext:value-type="float">
            <text:p>129234.33725098</text:p>
          </table:table-cell>
          <table:table-cell office:value-type="float" office:value="109232.33028733" calcext:value-type="float">
            <text:p>109232.33028733</text:p>
          </table:table-cell>
          <table:table-cell office:value-type="float" office:value="109232.33063075" calcext:value-type="float">
            <text:p>109232.33063075</text:p>
          </table:table-cell>
          <table:table-cell office:value-type="float" office:value="130004.95360348" calcext:value-type="float">
            <text:p>130004.95360348</text:p>
          </table:table-cell>
          <table:table-cell office:value-type="float" office:value="119538.08773756" calcext:value-type="float">
            <text:p>119538.08773756</text:p>
          </table:table-cell>
          <table:table-cell office:value-type="float" office:value="119538.08824333" calcext:value-type="float">
            <text:p>119538.08824333</text:p>
          </table:table-cell>
          <table:table-cell office:value-type="float" office:value="108848.28571149" calcext:value-type="float">
            <text:p>108848.28571149</text:p>
          </table:table-cell>
          <table:table-cell office:value-type="float" office:value="102848.28898863" calcext:value-type="float">
            <text:p>102848.28898863</text:p>
          </table:table-cell>
          <table:table-cell office:value-type="float" office:value="120804.90987229" calcext:value-type="float">
            <text:p>120804.90987229</text:p>
          </table:table-cell>
          <table:table-cell office:value-type="float" office:value="147392.90878641" calcext:value-type="float">
            <text:p>147392.90878641</text:p>
          </table:table-cell>
          <table:table-cell office:value-type="float" office:value="151000.13287125" calcext:value-type="float">
            <text:p>151000.13287125</text:p>
          </table:table-cell>
          <table:table-cell office:value-type="float" office:value="151000.13115021" calcext:value-type="float">
            <text:p>151000.13115021</text:p>
          </table:table-cell>
          <table:table-cell office:value-type="float" office:value="151001.1306516" calcext:value-type="float">
            <text:p>151001.1306516</text:p>
          </table:table-cell>
          <table:table-cell office:value-type="float" office:value="111858.24590967" calcext:value-type="float">
            <text:p>111858.24590967</text:p>
          </table:table-cell>
          <table:table-cell office:value-type="float" office:value="120066.46387303" calcext:value-type="float">
            <text:p>120066.46387303</text:p>
          </table:table-cell>
          <table:table-cell office:value-type="float" office:value="116346.62274213" calcext:value-type="float">
            <text:p>116346.62274213</text:p>
          </table:table-cell>
          <table:table-cell office:value-type="float" office:value="176500.99974733" calcext:value-type="float">
            <text:p>176500.99974733</text:p>
          </table:table-cell>
          <table:table-cell office:value-type="float" office:value="161500.99966998" calcext:value-type="float">
            <text:p>161500.99966998</text:p>
          </table:table-cell>
          <table:table-cell office:value-type="float" office:value="113500.99940517" calcext:value-type="float">
            <text:p>113500.99940517</text:p>
          </table:table-cell>
          <table:table-cell office:value-type="float" office:value="101857.24750535" calcext:value-type="float">
            <text:p>101857.24750535</text:p>
          </table:table-cell>
          <table:table-cell office:value-type="float" office:value="96857.24562738" calcext:value-type="float">
            <text:p>96857.24562738</text:p>
          </table:table-cell>
          <table:table-cell office:value-type="float" office:value="96857.24754444" calcext:value-type="float">
            <text:p>96857.24754444</text:p>
          </table:table-cell>
          <table:table-cell office:value-type="float" office:value="94505.83013279" calcext:value-type="float">
            <text:p>94505.83013279</text:p>
          </table:table-cell>
          <table:table-cell office:value-type="float" office:value="94505.8312891" calcext:value-type="float">
            <text:p>94505.8312891</text:p>
          </table:table-cell>
          <table:table-cell office:value-type="float" office:value="94505.83136157" calcext:value-type="float">
            <text:p>94505.83136157</text:p>
          </table:table-cell>
          <table:table-cell office:value-type="float" office:value="94505.83140037" calcext:value-type="float">
            <text:p>94505.83140037</text:p>
          </table:table-cell>
          <table:table-cell office:value-type="float" office:value="94505.83143584" calcext:value-type="float">
            <text:p>94505.83143584</text:p>
          </table:table-cell>
          <table:table-cell office:value-type="float" office:value="105010.990382" calcext:value-type="float">
            <text:p>105010.990382</text:p>
          </table:table-cell>
          <table:table-cell office:value-type="float" office:value="118485.45835843" calcext:value-type="float">
            <text:p>118485.45835843</text:p>
          </table:table-cell>
          <table:table-cell office:value-type="float" office:value="141451.59751601" calcext:value-type="float">
            <text:p>141451.59751601</text:p>
          </table:table-cell>
          <table:table-cell office:value-type="float" office:value="139451.60291872" calcext:value-type="float">
            <text:p>139451.60291872</text:p>
          </table:table-cell>
          <table:table-cell office:value-type="float" office:value="126510.98583572" calcext:value-type="float">
            <text:p>126510.98583572</text:p>
          </table:table-cell>
          <table:table-cell office:value-type="float" office:value="163010.985401" calcext:value-type="float">
            <text:p>163010.985401</text:p>
          </table:table-cell>
          <table:table-cell office:value-type="float" office:value="178010.985401" calcext:value-type="float">
            <text:p>178010.985401</text:p>
          </table:table-cell>
          <table:table-cell table:number-columns-repeated="2" office:value-type="float" office:value="178010.9854277" calcext:value-type="float">
            <text:p>178010.9854277</text:p>
          </table:table-cell>
          <table:table-cell office:value-type="float" office:value="178010.98544936" calcext:value-type="float">
            <text:p>178010.98544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2250" calcext:value-type="float">
            <text:p>2250</text:p>
          </table:table-cell>
          <table:table-cell office:value-type="float" office:value="3850.01" calcext:value-type="float">
            <text:p>3850.01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5954.35" calcext:value-type="float">
            <text:p>15954.35</text:p>
          </table:table-cell>
          <table:table-cell office:value-type="float" office:value="20704.35" calcext:value-type="float">
            <text:p>20704.35</text:p>
          </table:table-cell>
          <table:table-cell office:value-type="float" office:value="32336.33" calcext:value-type="float">
            <text:p>32336.33</text:p>
          </table:table-cell>
          <table:table-cell office:value-type="float" office:value="39700" calcext:value-type="float">
            <text:p>39700</text:p>
          </table:table-cell>
          <table:table-cell office:value-type="float" office:value="41700" calcext:value-type="float">
            <text:p>41700</text:p>
          </table:table-cell>
          <table:table-cell office:value-type="float" office:value="42700" calcext:value-type="float">
            <text:p>42700</text:p>
          </table:table-cell>
          <table:table-cell office:value-type="float" office:value="44750" calcext:value-type="float">
            <text:p>44750</text:p>
          </table:table-cell>
          <table:table-cell table:number-columns-repeated="3" office:value-type="float" office:value="45935.9" calcext:value-type="float">
            <text:p>45935.9</text:p>
          </table:table-cell>
          <table:table-cell table:number-columns-repeated="2" office:value-type="float" office:value="72374.36" calcext:value-type="float">
            <text:p>72374.36</text:p>
          </table:table-cell>
          <table:table-cell office:value-type="float" office:value="57900.65" calcext:value-type="float">
            <text:p>57900.65</text:p>
          </table:table-cell>
          <table:table-cell table:number-columns-repeated="3" office:value-type="float" office:value="72374.36" calcext:value-type="float">
            <text:p>72374.36</text:p>
          </table:table-cell>
          <table:table-cell table:number-columns-repeated="2" office:value-type="float" office:value="79956" calcext:value-type="float">
            <text:p>79956</text:p>
          </table:table-cell>
          <table:table-cell table:number-columns-repeated="2" office:value-type="float" office:value="79956.001" calcext:value-type="float">
            <text:p>79956.001</text:p>
          </table:table-cell>
          <table:table-cell office:value-type="float" office:value="59010.39628323" calcext:value-type="float">
            <text:p>59010.3962832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80000.10742356" calcext:value-type="float">
            <text:p>80000.10742356</text:p>
          </table:table-cell>
          <table:table-cell office:value-type="float" office:value="79956.001" calcext:value-type="float">
            <text:p>79956.001</text:p>
          </table:table-cell>
          <table:table-cell office:value-type="float" office:value="80890" calcext:value-type="float">
            <text:p>80890</text:p>
          </table:table-cell>
          <table:table-cell table:number-columns-repeated="2" office:value-type="float" office:value="105258.88" calcext:value-type="float">
            <text:p>105258.88</text:p>
          </table:table-cell>
          <table:table-cell office:value-type="float" office:value="95258.88" calcext:value-type="float">
            <text:p>95258.88</text:p>
          </table:table-cell>
          <table:table-cell office:value-type="float" office:value="79956.001" calcext:value-type="float">
            <text:p>79956.001</text:p>
          </table:table-cell>
          <table:table-cell office:value-type="float" office:value="79956.032337" calcext:value-type="float">
            <text:p>79956.032337</text:p>
          </table:table-cell>
          <table:table-cell office:value-type="float" office:value="79957.031337" calcext:value-type="float">
            <text:p>79957.031337</text:p>
          </table:table-cell>
          <table:table-cell office:value-type="float" office:value="105558.15740403" calcext:value-type="float">
            <text:p>105558.15740403</text:p>
          </table:table-cell>
          <table:table-cell office:value-type="float" office:value="53000.031337" calcext:value-type="float">
            <text:p>53000.031337</text:p>
          </table:table-cell>
          <table:table-cell office:value-type="float" office:value="53000.0411" calcext:value-type="float">
            <text:p>53000.0411</text:p>
          </table:table-cell>
          <table:table-cell office:value-type="float" office:value="55000" calcext:value-type="float">
            <text:p>55000</text:p>
          </table:table-cell>
          <table:table-cell office:value-type="float" office:value="59300" calcext:value-type="float">
            <text:p>59300</text:p>
          </table:table-cell>
          <table:table-cell office:value-type="float" office:value="53000.0421" calcext:value-type="float">
            <text:p>53000.0421</text:p>
          </table:table-cell>
          <table:table-cell office:value-type="float" office:value="53880.0421" calcext:value-type="float">
            <text:p>53880.0421</text:p>
          </table:table-cell>
          <table:table-cell office:value-type="float" office:value="79957.0421" calcext:value-type="float">
            <text:p>79957.0421</text:p>
          </table:table-cell>
          <table:table-cell table:number-columns-repeated="2" office:value-type="float" office:value="79957.042101" calcext:value-type="float">
            <text:p>79957.042101</text:p>
          </table:table-cell>
          <table:table-cell office:value-type="float" office:value="79957.04211601" calcext:value-type="float">
            <text:p>79957.04211601</text:p>
          </table:table-cell>
          <table:table-cell office:value-type="float" office:value="75779.8" calcext:value-type="float">
            <text:p>75779.8</text:p>
          </table:table-cell>
          <table:table-cell office:value-type="float" office:value="69471.08643162" calcext:value-type="float">
            <text:p>69471.08643162</text:p>
          </table:table-cell>
          <table:table-cell office:value-type="float" office:value="70092.54333391" calcext:value-type="float">
            <text:p>70092.54333391</text:p>
          </table:table-cell>
          <table:table-cell office:value-type="float" office:value="80696.68734475" calcext:value-type="float">
            <text:p>80696.68734475</text:p>
          </table:table-cell>
          <table:table-cell office:value-type="float" office:value="99993.0002" calcext:value-type="float">
            <text:p>99993.0002</text:p>
          </table:table-cell>
          <table:table-cell office:value-type="float" office:value="85993" calcext:value-type="float">
            <text:p>85993</text:p>
          </table:table-cell>
          <table:table-cell office:value-type="float" office:value="85993.0003" calcext:value-type="float">
            <text:p>85993.0003</text:p>
          </table:table-cell>
          <table:table-cell office:value-type="float" office:value="92803.85127" calcext:value-type="float">
            <text:p>92803.85127</text:p>
          </table:table-cell>
          <table:table-cell office:value-type="float" office:value="85993.00068063" calcext:value-type="float">
            <text:p>85993.00068063</text:p>
          </table:table-cell>
          <table:table-cell office:value-type="float" office:value="79957.05760837" calcext:value-type="float">
            <text:p>79957.05760837</text:p>
          </table:table-cell>
          <table:table-cell office:value-type="float" office:value="97831.5487076" calcext:value-type="float">
            <text:p>97831.5487076</text:p>
          </table:table-cell>
          <table:table-cell office:value-type="float" office:value="97831.5622776" calcext:value-type="float">
            <text:p>97831.5622776</text:p>
          </table:table-cell>
          <table:table-cell office:value-type="float" office:value="98141.34338836" calcext:value-type="float">
            <text:p>98141.34338836</text:p>
          </table:table-cell>
          <table:table-cell office:value-type="float" office:value="134033.21507704" calcext:value-type="float">
            <text:p>134033.21507704</text:p>
          </table:table-cell>
          <table:table-cell office:value-type="float" office:value="134033.21518705" calcext:value-type="float">
            <text:p>134033.21518705</text:p>
          </table:table-cell>
          <table:table-cell office:value-type="float" office:value="116097.40100794" calcext:value-type="float">
            <text:p>116097.40100794</text:p>
          </table:table-cell>
          <table:table-cell office:value-type="float" office:value="134173.14811081" calcext:value-type="float">
            <text:p>134173.14811081</text:p>
          </table:table-cell>
          <table:table-cell office:value-type="float" office:value="115000.00770001" calcext:value-type="float">
            <text:p>115000.00770001</text:p>
          </table:table-cell>
          <table:table-cell table:number-columns-repeated="2" office:value-type="float" office:value="115000.00790005" calcext:value-type="float">
            <text:p>115000.00790005</text:p>
          </table:table-cell>
          <table:table-cell table:number-columns-repeated="3" office:value-type="float" office:value="115000.00800005" calcext:value-type="float">
            <text:p>115000.00800005</text:p>
          </table:table-cell>
          <table:table-cell office:value-type="float" office:value="157997.0402" calcext:value-type="float">
            <text:p>157997.0402</text:p>
          </table:table-cell>
          <table:table-cell office:value-type="float" office:value="157997.24875" calcext:value-type="float">
            <text:p>157997.24875</text:p>
          </table:table-cell>
          <table:table-cell office:value-type="float" office:value="85000.2176089" calcext:value-type="float">
            <text:p>85000.2176089</text:p>
          </table:table-cell>
          <table:table-cell table:number-columns-repeated="2" office:value-type="float" office:value="79957.11243149" calcext:value-type="float">
            <text:p>79957.11243149</text:p>
          </table:table-cell>
          <table:table-cell office:value-type="float" office:value="79957.11256252" calcext:value-type="float">
            <text:p>79957.11256252</text:p>
          </table:table-cell>
          <table:table-cell office:value-type="float" office:value="79957.11266252" calcext:value-type="float">
            <text:p>79957.11266252</text:p>
          </table:table-cell>
          <table:table-cell office:value-type="float" office:value="79957.11490814" calcext:value-type="float">
            <text:p>79957.11490814</text:p>
          </table:table-cell>
          <table:table-cell office:value-type="float" office:value="96578.99773289" calcext:value-type="float">
            <text:p>96578.99773289</text:p>
          </table:table-cell>
          <table:table-cell office:value-type="float" office:value="105672.33167685" calcext:value-type="float">
            <text:p>105672.33167685</text:p>
          </table:table-cell>
          <table:table-cell office:value-type="float" office:value="79957.11508537" calcext:value-type="float">
            <text:p>79957.11508537</text:p>
          </table:table-cell>
          <table:table-cell office:value-type="float" office:value="79957.11509537" calcext:value-type="float">
            <text:p>79957.11509537</text:p>
          </table:table-cell>
          <table:table-cell office:value-type="float" office:value="83000.01" calcext:value-type="float">
            <text:p>83000.01</text:p>
          </table:table-cell>
          <table:table-cell office:value-type="float" office:value="79957.11605233" calcext:value-type="float">
            <text:p>79957.11605233</text:p>
          </table:table-cell>
          <table:table-cell office:value-type="float" office:value="73838.77470693" calcext:value-type="float">
            <text:p>73838.77470693</text:p>
          </table:table-cell>
          <table:table-cell office:value-type="float" office:value="79957.11605233" calcext:value-type="float">
            <text:p>79957.11605233</text:p>
          </table:table-cell>
          <table:table-cell office:value-type="float" office:value="77862.72701" calcext:value-type="float">
            <text:p>77862.72701</text:p>
          </table:table-cell>
          <table:table-cell office:value-type="float" office:value="85512.30542215" calcext:value-type="float">
            <text:p>85512.30542215</text:p>
          </table:table-cell>
          <table:table-cell office:value-type="float" office:value="88622.26387261" calcext:value-type="float">
            <text:p>88622.26387261</text:p>
          </table:table-cell>
          <table:table-cell office:value-type="float" office:value="79957.12699773" calcext:value-type="float">
            <text:p>79957.12699773</text:p>
          </table:table-cell>
          <table:table-cell office:value-type="float" office:value="83021.94320394" calcext:value-type="float">
            <text:p>83021.94320394</text:p>
          </table:table-cell>
          <table:table-cell office:value-type="float" office:value="124178.00344266" calcext:value-type="float">
            <text:p>124178.00344266</text:p>
          </table:table-cell>
          <table:table-cell office:value-type="float" office:value="79957.15919058" calcext:value-type="float">
            <text:p>79957.15919058</text:p>
          </table:table-cell>
          <table:table-cell office:value-type="float" office:value="112264.31201119" calcext:value-type="float">
            <text:p>112264.31201119</text:p>
          </table:table-cell>
          <table:table-cell office:value-type="float" office:value="98843.83880564" calcext:value-type="float">
            <text:p>98843.83880564</text:p>
          </table:table-cell>
          <table:table-cell office:value-type="float" office:value="79957.16158573" calcext:value-type="float">
            <text:p>79957.16158573</text:p>
          </table:table-cell>
          <table:table-cell office:value-type="float" office:value="83843.8406614" calcext:value-type="float">
            <text:p>83843.8406614</text:p>
          </table:table-cell>
          <table:table-cell office:value-type="float" office:value="91203.00212323" calcext:value-type="float">
            <text:p>91203.00212323</text:p>
          </table:table-cell>
          <table:table-cell office:value-type="float" office:value="89348.32711605" calcext:value-type="float">
            <text:p>89348.32711605</text:p>
          </table:table-cell>
          <table:table-cell office:value-type="float" office:value="98348.32711605" calcext:value-type="float">
            <text:p>98348.32711605</text:p>
          </table:table-cell>
          <table:table-cell office:value-type="float" office:value="79957.17402524" calcext:value-type="float">
            <text:p>79957.17402524</text:p>
          </table:table-cell>
          <table:table-cell office:value-type="float" office:value="117170.04136303" calcext:value-type="float">
            <text:p>117170.04136303</text:p>
          </table:table-cell>
          <table:table-cell office:value-type="float" office:value="99797.09379699" calcext:value-type="float">
            <text:p>99797.09379699</text:p>
          </table:table-cell>
          <table:table-cell office:value-type="float" office:value="99947.09400667" calcext:value-type="float">
            <text:p>99947.09400667</text:p>
          </table:table-cell>
          <table:table-cell office:value-type="float" office:value="103848.27285787" calcext:value-type="float">
            <text:p>103848.27285787</text:p>
          </table:table-cell>
          <table:table-cell office:value-type="float" office:value="117203.06725076" calcext:value-type="float">
            <text:p>117203.06725076</text:p>
          </table:table-cell>
          <table:table-cell office:value-type="float" office:value="112203.06771947" calcext:value-type="float">
            <text:p>112203.06771947</text:p>
          </table:table-cell>
          <table:table-cell office:value-type="float" office:value="107203.06828084" calcext:value-type="float">
            <text:p>107203.06828084</text:p>
          </table:table-cell>
          <table:table-cell office:value-type="float" office:value="107203.07038768" calcext:value-type="float">
            <text:p>107203.07038768</text:p>
          </table:table-cell>
          <table:table-cell office:value-type="float" office:value="107203.07041336" calcext:value-type="float">
            <text:p>107203.07041336</text:p>
          </table:table-cell>
          <table:table-cell office:value-type="float" office:value="107203.07546599" calcext:value-type="float">
            <text:p>107203.07546599</text:p>
          </table:table-cell>
          <table:table-cell office:value-type="float" office:value="108134.65285632" calcext:value-type="float">
            <text:p>108134.65285632</text:p>
          </table:table-cell>
          <table:table-cell office:value-type="float" office:value="108134.65599539" calcext:value-type="float">
            <text:p>108134.65599539</text:p>
          </table:table-cell>
          <table:table-cell office:value-type="float" office:value="108848.2851077" calcext:value-type="float">
            <text:p>108848.2851077</text:p>
          </table:table-cell>
          <table:table-cell office:value-type="float" office:value="108848.2855427" calcext:value-type="float">
            <text:p>108848.2855427</text:p>
          </table:table-cell>
          <table:table-cell office:value-type="float" office:value="108848.28567679" calcext:value-type="float">
            <text:p>108848.28567679</text:p>
          </table:table-cell>
          <table:table-cell office:value-type="float" office:value="108134.6568332" calcext:value-type="float">
            <text:p>108134.6568332</text:p>
          </table:table-cell>
          <table:table-cell office:value-type="float" office:value="98039.8024332" calcext:value-type="float">
            <text:p>98039.8024332</text:p>
          </table:table-cell>
          <table:table-cell office:value-type="float" office:value="102848.2889964" calcext:value-type="float">
            <text:p>102848.2889964</text:p>
          </table:table-cell>
          <table:table-cell office:value-type="float" office:value="120804.91715587" calcext:value-type="float">
            <text:p>120804.91715587</text:p>
          </table:table-cell>
          <table:table-cell office:value-type="float" office:value="120804.91725587" calcext:value-type="float">
            <text:p>120804.91725587</text:p>
          </table:table-cell>
          <table:table-cell office:value-type="float" office:value="118804.91101099" calcext:value-type="float">
            <text:p>118804.91101099</text:p>
          </table:table-cell>
          <table:table-cell office:value-type="float" office:value="111858.24585401" calcext:value-type="float">
            <text:p>111858.24585401</text:p>
          </table:table-cell>
          <table:table-cell office:value-type="float" office:value="94505.76878827" calcext:value-type="float">
            <text:p>94505.76878827</text:p>
          </table:table-cell>
          <table:table-cell office:value-type="float" office:value="111858.24604393" calcext:value-type="float">
            <text:p>111858.24604393</text:p>
          </table:table-cell>
          <table:table-cell office:value-type="float" office:value="111858.24798473" calcext:value-type="float">
            <text:p>111858.24798473</text:p>
          </table:table-cell>
          <table:table-cell office:value-type="float" office:value="106857.24571944" calcext:value-type="float">
            <text:p>106857.24571944</text:p>
          </table:table-cell>
          <table:table-cell office:value-type="float" office:value="106857.24585977" calcext:value-type="float">
            <text:p>106857.24585977</text:p>
          </table:table-cell>
          <table:table-cell office:value-type="float" office:value="101857.24740701" calcext:value-type="float">
            <text:p>101857.24740701</text:p>
          </table:table-cell>
          <table:table-cell office:value-type="float" office:value="94505.77253185" calcext:value-type="float">
            <text:p>94505.77253185</text:p>
          </table:table-cell>
          <table:table-cell office:value-type="float" office:value="94505.77254951" calcext:value-type="float">
            <text:p>94505.77254951</text:p>
          </table:table-cell>
          <table:table-cell office:value-type="float" office:value="94505.77321225" calcext:value-type="float">
            <text:p>94505.77321225</text:p>
          </table:table-cell>
          <table:table-cell office:value-type="float" office:value="92857.24544569" calcext:value-type="float">
            <text:p>92857.24544569</text:p>
          </table:table-cell>
          <table:table-cell office:value-type="float" office:value="92857.2454644" calcext:value-type="float">
            <text:p>92857.2454644</text:p>
          </table:table-cell>
          <table:table-cell office:value-type="float" office:value="79957.20502416" calcext:value-type="float">
            <text:p>79957.20502416</text:p>
          </table:table-cell>
          <table:table-cell office:value-type="float" office:value="87478.59309549" calcext:value-type="float">
            <text:p>87478.59309549</text:p>
          </table:table-cell>
          <table:table-cell office:value-type="float" office:value="83823.65392675" calcext:value-type="float">
            <text:p>83823.65392675</text:p>
          </table:table-cell>
          <table:table-cell office:value-type="float" office:value="94505.83145224" calcext:value-type="float">
            <text:p>94505.83145224</text:p>
          </table:table-cell>
          <table:table-cell office:value-type="float" office:value="98510.985953" calcext:value-type="float">
            <text:p>98510.985953</text:p>
          </table:table-cell>
          <table:table-cell office:value-type="float" office:value="100056.64807081" calcext:value-type="float">
            <text:p>100056.64807081</text:p>
          </table:table-cell>
          <table:table-cell office:value-type="float" office:value="104926.63936878" calcext:value-type="float">
            <text:p>104926.63936878</text:p>
          </table:table-cell>
          <table:table-cell office:value-type="float" office:value="119451.65708427" calcext:value-type="float">
            <text:p>119451.65708427</text:p>
          </table:table-cell>
          <table:table-cell office:value-type="float" office:value="115603.62131675" calcext:value-type="float">
            <text:p>115603.62131675</text:p>
          </table:table-cell>
          <table:table-cell office:value-type="float" office:value="113841.61508175" calcext:value-type="float">
            <text:p>113841.61508175</text:p>
          </table:table-cell>
          <table:table-cell office:value-type="float" office:value="109933.60131461" calcext:value-type="float">
            <text:p>109933.60131461</text:p>
          </table:table-cell>
          <table:table-cell office:value-type="float" office:value="112764.59705748" calcext:value-type="float">
            <text:p>112764.59705748</text:p>
          </table:table-cell>
          <table:table-cell office:value-type="float" office:value="107893.57442921" calcext:value-type="float">
            <text:p>107893.57442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float" office:value="1000" calcext:value-type="float">
            <text:p>100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2900.01" calcext:value-type="float">
            <text:p>2900.01</text:p>
          </table:table-cell>
          <table:table-cell table:number-columns-repeated="2" office:value-type="float" office:value="10000.2" calcext:value-type="float">
            <text:p>10000.2</text:p>
          </table:table-cell>
          <table:table-cell office:value-type="float" office:value="26138.45" calcext:value-type="float">
            <text:p>26138.45</text:p>
          </table:table-cell>
          <table:table-cell table:number-columns-repeated="2" office:value-type="float" office:value="36888.45" calcext:value-type="float">
            <text:p>36888.45</text:p>
          </table:table-cell>
          <table:table-cell office:value-type="float" office:value="39328" calcext:value-type="float">
            <text:p>39328</text:p>
          </table:table-cell>
          <table:table-cell office:value-type="float" office:value="41045" calcext:value-type="float">
            <text:p>41045</text:p>
          </table:table-cell>
          <table:table-cell table:number-columns-repeated="4" office:value-type="float" office:value="44750" calcext:value-type="float">
            <text:p>4475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7900.65" calcext:value-type="float">
            <text:p>57900.65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72374.36" calcext:value-type="float">
            <text:p>72374.36</text:p>
          </table:table-cell>
          <table:table-cell office:value-type="float" office:value="77624.36" calcext:value-type="float">
            <text:p>77624.36</text:p>
          </table:table-cell>
          <table:table-cell table:number-columns-repeated="3" office:value-type="float" office:value="55000.01" calcext:value-type="float">
            <text:p>55000.01</text:p>
          </table:table-cell>
          <table:table-cell office:value-type="float" office:value="79956.001" calcext:value-type="float">
            <text:p>79956.001</text:p>
          </table:table-cell>
          <table:table-cell office:value-type="float" office:value="80000.10742356" calcext:value-type="float">
            <text:p>80000.10742356</text:p>
          </table:table-cell>
          <table:table-cell office:value-type="float" office:value="79956.001" calcext:value-type="float">
            <text:p>79956.001</text:p>
          </table:table-cell>
          <table:table-cell office:value-type="float" office:value="55000.01" calcext:value-type="float">
            <text:p>55000.01</text:p>
          </table:table-cell>
          <table:table-cell table:number-columns-repeated="4" office:value-type="float" office:value="79956.001" calcext:value-type="float">
            <text:p>79956.001</text:p>
          </table:table-cell>
          <table:table-cell office:value-type="float" office:value="77258.88" calcext:value-type="float">
            <text:p>77258.88</text:p>
          </table:table-cell>
          <table:table-cell office:value-type="float" office:value="59258.911337" calcext:value-type="float">
            <text:p>59258.911337</text:p>
          </table:table-cell>
          <table:table-cell office:value-type="float" office:value="60000.031337" calcext:value-type="float">
            <text:p>60000.031337</text:p>
          </table:table-cell>
          <table:table-cell office:value-type="float" office:value="79957.031337" calcext:value-type="float">
            <text:p>79957.031337</text:p>
          </table:table-cell>
          <table:table-cell office:value-type="float" office:value="50130.031337" calcext:value-type="float">
            <text:p>50130.031337</text:p>
          </table:table-cell>
          <table:table-cell office:value-type="float" office:value="50130.0411" calcext:value-type="float">
            <text:p>50130.0411</text:p>
          </table:table-cell>
          <table:table-cell office:value-type="float" office:value="54827.92769802" calcext:value-type="float">
            <text:p>54827.92769802</text:p>
          </table:table-cell>
          <table:table-cell office:value-type="float" office:value="53390.55588667" calcext:value-type="float">
            <text:p>53390.55588667</text:p>
          </table:table-cell>
          <table:table-cell office:value-type="float" office:value="52319.15410977" calcext:value-type="float">
            <text:p>52319.15410977</text:p>
          </table:table-cell>
          <table:table-cell office:value-type="float" office:value="53329.15410977" calcext:value-type="float">
            <text:p>53329.15410977</text:p>
          </table:table-cell>
          <table:table-cell office:value-type="float" office:value="53880.0421" calcext:value-type="float">
            <text:p>53880.0421</text:p>
          </table:table-cell>
          <table:table-cell table:number-columns-repeated="2" office:value-type="float" office:value="69471.08443161" calcext:value-type="float">
            <text:p>69471.08443161</text:p>
          </table:table-cell>
          <table:table-cell office:value-type="float" office:value="75779.8" calcext:value-type="float">
            <text:p>75779.8</text:p>
          </table:table-cell>
          <table:table-cell office:value-type="float" office:value="73306.871" calcext:value-type="float">
            <text:p>73306.871</text:p>
          </table:table-cell>
          <table:table-cell office:value-type="float" office:value="63306.893" calcext:value-type="float">
            <text:p>63306.893</text:p>
          </table:table-cell>
          <table:table-cell office:value-type="float" office:value="69471.08643162" calcext:value-type="float">
            <text:p>69471.08643162</text:p>
          </table:table-cell>
          <table:table-cell office:value-type="float" office:value="79957.04461604" calcext:value-type="float">
            <text:p>79957.04461604</text:p>
          </table:table-cell>
          <table:table-cell office:value-type="float" office:value="96000.95423094" calcext:value-type="float">
            <text:p>96000.95423094</text:p>
          </table:table-cell>
          <table:table-cell office:value-type="float" office:value="80000.09603642" calcext:value-type="float">
            <text:p>80000.09603642</text:p>
          </table:table-cell>
          <table:table-cell office:value-type="float" office:value="79957.04713794" calcext:value-type="float">
            <text:p>79957.04713794</text:p>
          </table:table-cell>
          <table:table-cell office:value-type="float" office:value="85993.00814374" calcext:value-type="float">
            <text:p>85993.00814374</text:p>
          </table:table-cell>
          <table:table-cell office:value-type="float" office:value="79957.05640837" calcext:value-type="float">
            <text:p>79957.05640837</text:p>
          </table:table-cell>
          <table:table-cell office:value-type="float" office:value="69471.09934224" calcext:value-type="float">
            <text:p>69471.09934224</text:p>
          </table:table-cell>
          <table:table-cell office:value-type="float" office:value="79957.05760837" calcext:value-type="float">
            <text:p>79957.05760837</text:p>
          </table:table-cell>
          <table:table-cell office:value-type="float" office:value="79957.05780837" calcext:value-type="float">
            <text:p>79957.05780837</text:p>
          </table:table-cell>
          <table:table-cell office:value-type="float" office:value="79957.05800837" calcext:value-type="float">
            <text:p>79957.05800837</text:p>
          </table:table-cell>
          <table:table-cell office:value-type="float" office:value="79957.05810837" calcext:value-type="float">
            <text:p>79957.05810837</text:p>
          </table:table-cell>
          <table:table-cell office:value-type="float" office:value="79957.05831838" calcext:value-type="float">
            <text:p>79957.05831838</text:p>
          </table:table-cell>
          <table:table-cell office:value-type="float" office:value="79957.10900726" calcext:value-type="float">
            <text:p>79957.10900726</text:p>
          </table:table-cell>
          <table:table-cell office:value-type="float" office:value="79957.10910726" calcext:value-type="float">
            <text:p>79957.10910726</text:p>
          </table:table-cell>
          <table:table-cell office:value-type="float" office:value="79957.10993145" calcext:value-type="float">
            <text:p>79957.10993145</text:p>
          </table:table-cell>
          <table:table-cell table:number-columns-repeated="2" office:value-type="float" office:value="79957.11013149" calcext:value-type="float">
            <text:p>79957.11013149</text:p>
          </table:table-cell>
          <table:table-cell office:value-type="float" office:value="79957.11043149" calcext:value-type="float">
            <text:p>79957.11043149</text:p>
          </table:table-cell>
          <table:table-cell office:value-type="float" office:value="93299.99973004" calcext:value-type="float">
            <text:p>93299.99973004</text:p>
          </table:table-cell>
          <table:table-cell office:value-type="float" office:value="105571.53179729" calcext:value-type="float">
            <text:p>105571.53179729</text:p>
          </table:table-cell>
          <table:table-cell table:number-columns-repeated="3" office:value-type="float" office:value="79957.11143149" calcext:value-type="float">
            <text:p>79957.11143149</text:p>
          </table:table-cell>
          <table:table-cell table:number-columns-repeated="2" office:value-type="float" office:value="69370.10452828" calcext:value-type="float">
            <text:p>69370.10452828</text:p>
          </table:table-cell>
          <table:table-cell office:value-type="float" office:value="77649.0021" calcext:value-type="float">
            <text:p>77649.0021</text:p>
          </table:table-cell>
          <table:table-cell office:value-type="float" office:value="69370.10477328" calcext:value-type="float">
            <text:p>69370.10477328</text:p>
          </table:table-cell>
          <table:table-cell office:value-type="float" office:value="71577.99655566" calcext:value-type="float">
            <text:p>71577.99655566</text:p>
          </table:table-cell>
          <table:table-cell table:number-columns-repeated="2" office:value-type="float" office:value="79957.11508537" calcext:value-type="float">
            <text:p>79957.11508537</text:p>
          </table:table-cell>
          <table:table-cell office:value-type="float" office:value="77178.99773289" calcext:value-type="float">
            <text:p>77178.99773289</text:p>
          </table:table-cell>
          <table:table-cell office:value-type="float" office:value="78172.33193963" calcext:value-type="float">
            <text:p>78172.33193963</text:p>
          </table:table-cell>
          <table:table-cell office:value-type="float" office:value="79957.11509537" calcext:value-type="float">
            <text:p>79957.11509537</text:p>
          </table:table-cell>
          <table:table-cell office:value-type="float" office:value="78172.33374158" calcext:value-type="float">
            <text:p>78172.33374158</text:p>
          </table:table-cell>
          <table:table-cell office:value-type="float" office:value="69370.10526197" calcext:value-type="float">
            <text:p>69370.10526197</text:p>
          </table:table-cell>
          <table:table-cell office:value-type="float" office:value="69370.106714" calcext:value-type="float">
            <text:p>69370.106714</text:p>
          </table:table-cell>
          <table:table-cell office:value-type="float" office:value="69370.10690447" calcext:value-type="float">
            <text:p>69370.10690447</text:p>
          </table:table-cell>
          <table:table-cell office:value-type="float" office:value="79957.11605233" calcext:value-type="float">
            <text:p>79957.11605233</text:p>
          </table:table-cell>
          <table:table-cell office:value-type="float" office:value="79957.12659773" calcext:value-type="float">
            <text:p>79957.12659773</text:p>
          </table:table-cell>
          <table:table-cell office:value-type="float" office:value="69370.10690994" calcext:value-type="float">
            <text:p>69370.10690994</text:p>
          </table:table-cell>
          <table:table-cell table:number-columns-repeated="2" office:value-type="float" office:value="79957.15041628" calcext:value-type="float">
            <text:p>79957.15041628</text:p>
          </table:table-cell>
          <table:table-cell office:value-type="float" office:value="72893.09046187" calcext:value-type="float">
            <text:p>72893.09046187</text:p>
          </table:table-cell>
          <table:table-cell office:value-type="float" office:value="79957.16019345" calcext:value-type="float">
            <text:p>79957.16019345</text:p>
          </table:table-cell>
          <table:table-cell office:value-type="float" office:value="79957.16157775" calcext:value-type="float">
            <text:p>79957.16157775</text:p>
          </table:table-cell>
          <table:table-cell office:value-type="float" office:value="77559.41561907" calcext:value-type="float">
            <text:p>77559.41561907</text:p>
          </table:table-cell>
          <table:table-cell table:number-columns-repeated="2" office:value-type="float" office:value="79957.16305325" calcext:value-type="float">
            <text:p>79957.16305325</text:p>
          </table:table-cell>
          <table:table-cell office:value-type="float" office:value="81000.00174703" calcext:value-type="float">
            <text:p>81000.00174703</text:p>
          </table:table-cell>
          <table:table-cell office:value-type="float" office:value="79957.16534212" calcext:value-type="float">
            <text:p>79957.16534212</text:p>
          </table:table-cell>
          <table:table-cell office:value-type="float" office:value="78348.33571751" calcext:value-type="float">
            <text:p>78348.33571751</text:p>
          </table:table-cell>
          <table:table-cell office:value-type="float" office:value="83348.33585928" calcext:value-type="float">
            <text:p>83348.33585928</text:p>
          </table:table-cell>
          <table:table-cell office:value-type="float" office:value="93348.27220803" calcext:value-type="float">
            <text:p>93348.27220803</text:p>
          </table:table-cell>
          <table:table-cell office:value-type="float" office:value="99848.27237256" calcext:value-type="float">
            <text:p>99848.27237256</text:p>
          </table:table-cell>
          <table:table-cell office:value-type="float" office:value="99947.09418232" calcext:value-type="float">
            <text:p>99947.09418232</text:p>
          </table:table-cell>
          <table:table-cell office:value-type="float" office:value="98041.48204686" calcext:value-type="float">
            <text:p>98041.48204686</text:p>
          </table:table-cell>
          <table:table-cell office:value-type="float" office:value="101848.28372501" calcext:value-type="float">
            <text:p>101848.28372501</text:p>
          </table:table-cell>
          <table:table-cell office:value-type="float" office:value="101848.28432707" calcext:value-type="float">
            <text:p>101848.28432707</text:p>
          </table:table-cell>
          <table:table-cell office:value-type="float" office:value="98042.48556026" calcext:value-type="float">
            <text:p>98042.48556026</text:p>
          </table:table-cell>
          <table:table-cell office:value-type="float" office:value="98042.48558594" calcext:value-type="float">
            <text:p>98042.48558594</text:p>
          </table:table-cell>
          <table:table-cell office:value-type="float" office:value="98042.49937857" calcext:value-type="float">
            <text:p>98042.49937857</text:p>
          </table:table-cell>
          <table:table-cell office:value-type="float" office:value="107848.28504252" calcext:value-type="float">
            <text:p>107848.28504252</text:p>
          </table:table-cell>
          <table:table-cell office:value-type="float" office:value="107848.28509159" calcext:value-type="float">
            <text:p>107848.28509159</text:p>
          </table:table-cell>
          <table:table-cell office:value-type="float" office:value="108134.65613708" calcext:value-type="float">
            <text:p>108134.65613708</text:p>
          </table:table-cell>
          <table:table-cell office:value-type="float" office:value="108134.6564909" calcext:value-type="float">
            <text:p>108134.6564909</text:p>
          </table:table-cell>
          <table:table-cell office:value-type="float" office:value="108134.65664499" calcext:value-type="float">
            <text:p>108134.65664499</text:p>
          </table:table-cell>
          <table:table-cell office:value-type="float" office:value="107432.03149032" calcext:value-type="float">
            <text:p>107432.03149032</text:p>
          </table:table-cell>
          <table:table-cell office:value-type="float" office:value="88888.0000707" calcext:value-type="float">
            <text:p>88888.0000707</text:p>
          </table:table-cell>
          <table:table-cell office:value-type="float" office:value="88888.00007847" calcext:value-type="float">
            <text:p>88888.00007847</text:p>
          </table:table-cell>
          <table:table-cell office:value-type="float" office:value="107848.28903408" calcext:value-type="float">
            <text:p>107848.28903408</text:p>
          </table:table-cell>
          <table:table-cell office:value-type="float" office:value="107848.28963408" calcext:value-type="float">
            <text:p>107848.28963408</text:p>
          </table:table-cell>
          <table:table-cell office:value-type="float" office:value="107848.28975129" calcext:value-type="float">
            <text:p>107848.28975129</text:p>
          </table:table-cell>
          <table:table-cell office:value-type="float" office:value="94505.76862072" calcext:value-type="float">
            <text:p>94505.76862072</text:p>
          </table:table-cell>
          <table:table-cell office:value-type="float" office:value="90573.70783309" calcext:value-type="float">
            <text:p>90573.70783309</text:p>
          </table:table-cell>
          <table:table-cell office:value-type="float" office:value="94505.76879827" calcext:value-type="float">
            <text:p>94505.76879827</text:p>
          </table:table-cell>
          <table:table-cell office:value-type="float" office:value="94505.76881028" calcext:value-type="float">
            <text:p>94505.76881028</text:p>
          </table:table-cell>
          <table:table-cell office:value-type="float" office:value="94505.76882375" calcext:value-type="float">
            <text:p>94505.76882375</text:p>
          </table:table-cell>
          <table:table-cell office:value-type="float" office:value="94505.77226805" calcext:value-type="float">
            <text:p>94505.77226805</text:p>
          </table:table-cell>
          <table:table-cell office:value-type="float" office:value="94505.77228129" calcext:value-type="float">
            <text:p>94505.77228129</text:p>
          </table:table-cell>
          <table:table-cell office:value-type="float" office:value="88989.56718481" calcext:value-type="float">
            <text:p>88989.56718481</text:p>
          </table:table-cell>
          <table:table-cell office:value-type="float" office:value="88989.56728481" calcext:value-type="float">
            <text:p>88989.56728481</text:p>
          </table:table-cell>
          <table:table-cell office:value-type="float" office:value="88989.56749451" calcext:value-type="float">
            <text:p>88989.56749451</text:p>
          </table:table-cell>
          <table:table-cell office:value-type="float" office:value="79957.204104" calcext:value-type="float">
            <text:p>79957.204104</text:p>
          </table:table-cell>
          <table:table-cell office:value-type="float" office:value="79957.20413271" calcext:value-type="float">
            <text:p>79957.20413271</text:p>
          </table:table-cell>
          <table:table-cell office:value-type="float" office:value="73948.81832104" calcext:value-type="float">
            <text:p>73948.81832104</text:p>
          </table:table-cell>
          <table:table-cell office:value-type="float" office:value="79957.20513048" calcext:value-type="float">
            <text:p>79957.20513048</text:p>
          </table:table-cell>
          <table:table-cell office:value-type="float" office:value="82510.990712" calcext:value-type="float">
            <text:p>82510.990712</text:p>
          </table:table-cell>
          <table:table-cell office:value-type="float" office:value="92881.45831563" calcext:value-type="float">
            <text:p>92881.45831563</text:p>
          </table:table-cell>
          <table:table-cell office:value-type="float" office:value="94505.83156858" calcext:value-type="float">
            <text:p>94505.83156858</text:p>
          </table:table-cell>
          <table:table-cell office:value-type="float" office:value="99310.42846574" calcext:value-type="float">
            <text:p>99310.42846574</text:p>
          </table:table-cell>
          <table:table-cell office:value-type="float" office:value="104510.985729" calcext:value-type="float">
            <text:p>104510.985729</text:p>
          </table:table-cell>
          <table:table-cell office:value-type="float" office:value="107004.62158378" calcext:value-type="float">
            <text:p>107004.62158378</text:p>
          </table:table-cell>
          <table:table-cell office:value-type="float" office:value="107451.68964969" calcext:value-type="float">
            <text:p>107451.68964969</text:p>
          </table:table-cell>
          <table:table-cell office:value-type="float" office:value="94505.11358081" calcext:value-type="float">
            <text:p>94505.11358081</text:p>
          </table:table-cell>
          <table:table-cell office:value-type="float" office:value="94505.1140371" calcext:value-type="float">
            <text:p>94505.1140371</text:p>
          </table:table-cell>
          <table:table-cell office:value-type="float" office:value="94505.11406119" calcext:value-type="float">
            <text:p>94505.11406119</text:p>
          </table:table-cell>
          <table:table-cell office:value-type="float" office:value="94505.11406719" calcext:value-type="float">
            <text:p>94505.11406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5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250" calcext:value-type="float">
            <text:p>225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2500" calcext:value-type="float">
            <text:p>22500</text:p>
          </table:table-cell>
          <table:table-cell office:value-type="float" office:value="33286.33" calcext:value-type="float">
            <text:p>33286.33</text:p>
          </table:table-cell>
          <table:table-cell office:value-type="float" office:value="33336.33" calcext:value-type="float">
            <text:p>33336.33</text:p>
          </table:table-cell>
          <table:table-cell office:value-type="float" office:value="36888.45" calcext:value-type="float">
            <text:p>36888.45</text:p>
          </table:table-cell>
          <table:table-cell office:value-type="float" office:value="40005" calcext:value-type="float">
            <text:p>40005</text:p>
          </table:table-cell>
          <table:table-cell table:number-columns-repeated="3" office:value-type="float" office:value="36788.45" calcext:value-type="float">
            <text:p>36788.45</text:p>
          </table:table-cell>
          <table:table-cell office:value-type="float" office:value="35535" calcext:value-type="float">
            <text:p>35535</text:p>
          </table:table-cell>
          <table:table-cell office:value-type="float" office:value="44000" calcext:value-type="float">
            <text:p>4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6918.92" calcext:value-type="float">
            <text:p>46918.92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1068.66" calcext:value-type="float">
            <text:p>51068.66</text:p>
          </table:table-cell>
          <table:table-cell table:number-columns-repeated="3" office:value-type="float" office:value="52863.60524842" calcext:value-type="float">
            <text:p>52863.60524842</text:p>
          </table:table-cell>
          <table:table-cell office:value-type="float" office:value="63057.12246773" calcext:value-type="float">
            <text:p>63057.12246773</text:p>
          </table:table-cell>
          <table:table-cell office:value-type="float" office:value="79956.001" calcext:value-type="float">
            <text:p>79956.001</text:p>
          </table:table-cell>
          <table:table-cell office:value-type="float" office:value="55000.01" calcext:value-type="float">
            <text:p>55000.01</text:p>
          </table:table-cell>
          <table:table-cell office:value-type="float" office:value="52863.60524842" calcext:value-type="float">
            <text:p>52863.60524842</text:p>
          </table:table-cell>
          <table:table-cell table:number-columns-repeated="3" office:value-type="float" office:value="55000.01" calcext:value-type="float">
            <text:p>55000.01</text:p>
          </table:table-cell>
          <table:table-cell table:number-columns-repeated="2" office:value-type="float" office:value="50129.6698" calcext:value-type="float">
            <text:p>50129.6698</text:p>
          </table:table-cell>
          <table:table-cell office:value-type="float" office:value="53000" calcext:value-type="float">
            <text:p>53000</text:p>
          </table:table-cell>
          <table:table-cell table:number-columns-repeated="2" office:value-type="float" office:value="53000.031337" calcext:value-type="float">
            <text:p>53000.031337</text:p>
          </table:table-cell>
          <table:table-cell office:value-type="float" office:value="50000.031337" calcext:value-type="float">
            <text:p>50000.031337</text:p>
          </table:table-cell>
          <table:table-cell office:value-type="float" office:value="50000.0411" calcext:value-type="float">
            <text:p>50000.0411</text:p>
          </table:table-cell>
          <table:table-cell table:number-columns-repeated="2" office:value-type="float" office:value="53000.0411" calcext:value-type="float">
            <text:p>53000.0411</text:p>
          </table:table-cell>
          <table:table-cell office:value-type="float" office:value="50130.0421" calcext:value-type="float">
            <text:p>50130.0421</text:p>
          </table:table-cell>
          <table:table-cell table:number-columns-repeated="2" office:value-type="float" office:value="53000.0421" calcext:value-type="float">
            <text:p>53000.0421</text:p>
          </table:table-cell>
          <table:table-cell office:value-type="float" office:value="61695.33888656" calcext:value-type="float">
            <text:p>61695.33888656</text:p>
          </table:table-cell>
          <table:table-cell office:value-type="float" office:value="64870.91184081" calcext:value-type="float">
            <text:p>64870.91184081</text:p>
          </table:table-cell>
          <table:table-cell office:value-type="float" office:value="69471.08443161" calcext:value-type="float">
            <text:p>69471.08443161</text:p>
          </table:table-cell>
          <table:table-cell office:value-type="float" office:value="69471.08643161" calcext:value-type="float">
            <text:p>69471.08643161</text:p>
          </table:table-cell>
          <table:table-cell office:value-type="float" office:value="62994.39811714" calcext:value-type="float">
            <text:p>62994.39811714</text:p>
          </table:table-cell>
          <table:table-cell office:value-type="float" office:value="61999.933" calcext:value-type="float">
            <text:p>61999.933</text:p>
          </table:table-cell>
          <table:table-cell office:value-type="float" office:value="69471.08643164" calcext:value-type="float">
            <text:p>69471.08643164</text:p>
          </table:table-cell>
          <table:table-cell office:value-type="float" office:value="79957.04581604" calcext:value-type="float">
            <text:p>79957.04581604</text:p>
          </table:table-cell>
          <table:table-cell office:value-type="float" office:value="79957.04672794" calcext:value-type="float">
            <text:p>79957.04672794</text:p>
          </table:table-cell>
          <table:table-cell office:value-type="float" office:value="76000.01072527" calcext:value-type="float">
            <text:p>76000.01072527</text:p>
          </table:table-cell>
          <table:table-cell office:value-type="float" office:value="79957.05576337" calcext:value-type="float">
            <text:p>79957.05576337</text:p>
          </table:table-cell>
          <table:table-cell office:value-type="float" office:value="69471.09859854" calcext:value-type="float">
            <text:p>69471.09859854</text:p>
          </table:table-cell>
          <table:table-cell office:value-type="float" office:value="63193" calcext:value-type="float">
            <text:p>63193</text:p>
          </table:table-cell>
          <table:table-cell office:value-type="float" office:value="69471.09934224" calcext:value-type="float">
            <text:p>69471.09934224</text:p>
          </table:table-cell>
          <table:table-cell office:value-type="float" office:value="69471.09954224" calcext:value-type="float">
            <text:p>69471.09954224</text:p>
          </table:table-cell>
          <table:table-cell office:value-type="float" office:value="69471.09964224" calcext:value-type="float">
            <text:p>69471.09964224</text:p>
          </table:table-cell>
          <table:table-cell office:value-type="float" office:value="69471.09974224" calcext:value-type="float">
            <text:p>69471.09974224</text:p>
          </table:table-cell>
          <table:table-cell office:value-type="float" office:value="69471.09995224" calcext:value-type="float">
            <text:p>69471.09995224</text:p>
          </table:table-cell>
          <table:table-cell office:value-type="float" office:value="69471.10155224" calcext:value-type="float">
            <text:p>69471.10155224</text:p>
          </table:table-cell>
          <table:table-cell office:value-type="float" office:value="69471.10165224" calcext:value-type="float">
            <text:p>69471.10165224</text:p>
          </table:table-cell>
          <table:table-cell office:value-type="float" office:value="69471.10322824" calcext:value-type="float">
            <text:p>69471.10322824</text:p>
          </table:table-cell>
          <table:table-cell table:number-columns-repeated="2" office:value-type="float" office:value="69471.10342828" calcext:value-type="float">
            <text:p>69471.10342828</text:p>
          </table:table-cell>
          <table:table-cell office:value-type="float" office:value="69471.10352828" calcext:value-type="float">
            <text:p>69471.10352828</text:p>
          </table:table-cell>
          <table:table-cell table:number-columns-repeated="2" office:value-type="float" office:value="79957.11143149" calcext:value-type="float">
            <text:p>79957.11143149</text:p>
          </table:table-cell>
          <table:table-cell table:number-columns-repeated="3" office:value-type="float" office:value="69370.10452828" calcext:value-type="float">
            <text:p>69370.10452828</text:p>
          </table:table-cell>
          <table:table-cell table:number-columns-repeated="2" office:value-type="float" office:value="66650.59545925" calcext:value-type="float">
            <text:p>66650.59545925</text:p>
          </table:table-cell>
          <table:table-cell office:value-type="float" office:value="69370.10468328" calcext:value-type="float">
            <text:p>69370.10468328</text:p>
          </table:table-cell>
          <table:table-cell office:value-type="float" office:value="66650.59559425" calcext:value-type="float">
            <text:p>66650.59559425</text:p>
          </table:table-cell>
          <table:table-cell office:value-type="float" office:value="69370.10507328" calcext:value-type="float">
            <text:p>69370.10507328</text:p>
          </table:table-cell>
          <table:table-cell table:number-columns-repeated="4" office:value-type="float" office:value="69370.10525051" calcext:value-type="float">
            <text:p>69370.10525051</text:p>
          </table:table-cell>
          <table:table-cell office:value-type="float" office:value="78172.33372679" calcext:value-type="float">
            <text:p>78172.33372679</text:p>
          </table:table-cell>
          <table:table-cell office:value-type="float" office:value="69370.10525051" calcext:value-type="float">
            <text:p>69370.10525051</text:p>
          </table:table-cell>
          <table:table-cell table:number-columns-repeated="2" office:value-type="float" office:value="67372.81284158" calcext:value-type="float">
            <text:p>67372.81284158</text:p>
          </table:table-cell>
          <table:table-cell office:value-type="float" office:value="67372.81304158" calcext:value-type="float">
            <text:p>67372.81304158</text:p>
          </table:table-cell>
          <table:table-cell table:number-columns-repeated="2" office:value-type="float" office:value="69370.10690994" calcext:value-type="float">
            <text:p>69370.10690994</text:p>
          </table:table-cell>
          <table:table-cell office:value-type="float" office:value="66650.59640465" calcext:value-type="float">
            <text:p>66650.59640465</text:p>
          </table:table-cell>
          <table:table-cell table:number-columns-repeated="3" office:value-type="float" office:value="69370.10690994" calcext:value-type="float">
            <text:p>69370.10690994</text:p>
          </table:table-cell>
          <table:table-cell office:value-type="float" office:value="69370.10700994" calcext:value-type="float">
            <text:p>69370.10700994</text:p>
          </table:table-cell>
          <table:table-cell office:value-type="float" office:value="69370.10708424" calcext:value-type="float">
            <text:p>69370.10708424</text:p>
          </table:table-cell>
          <table:table-cell office:value-type="float" office:value="75147.99682904" calcext:value-type="float">
            <text:p>75147.99682904</text:p>
          </table:table-cell>
          <table:table-cell office:value-type="float" office:value="69370.10718311" calcext:value-type="float">
            <text:p>69370.10718311</text:p>
          </table:table-cell>
          <table:table-cell office:value-type="float" office:value="70000.00152157" calcext:value-type="float">
            <text:p>70000.00152157</text:p>
          </table:table-cell>
          <table:table-cell office:value-type="float" office:value="79957.16424212" calcext:value-type="float">
            <text:p>79957.16424212</text:p>
          </table:table-cell>
          <table:table-cell office:value-type="float" office:value="76000.00185603" calcext:value-type="float">
            <text:p>76000.00185603</text:p>
          </table:table-cell>
          <table:table-cell office:value-type="float" office:value="76000.00886603" calcext:value-type="float">
            <text:p>76000.00886603</text:p>
          </table:table-cell>
          <table:table-cell office:value-type="float" office:value="79957.17422524" calcext:value-type="float">
            <text:p>79957.17422524</text:p>
          </table:table-cell>
          <table:table-cell office:value-type="float" office:value="92347.06045579" calcext:value-type="float">
            <text:p>92347.06045579</text:p>
          </table:table-cell>
          <table:table-cell office:value-type="float" office:value="92347.06180467" calcext:value-type="float">
            <text:p>92347.06180467</text:p>
          </table:table-cell>
          <table:table-cell office:value-type="float" office:value="98041.48170465" calcext:value-type="float">
            <text:p>98041.48170465</text:p>
          </table:table-cell>
          <table:table-cell office:value-type="float" office:value="97848.28320523" calcext:value-type="float">
            <text:p>97848.28320523</text:p>
          </table:table-cell>
          <table:table-cell office:value-type="float" office:value="98042.48278736" calcext:value-type="float">
            <text:p>98042.48278736</text:p>
          </table:table-cell>
          <table:table-cell office:value-type="float" office:value="98042.48396038" calcext:value-type="float">
            <text:p>98042.48396038</text:p>
          </table:table-cell>
          <table:table-cell office:value-type="float" office:value="97848.28434059" calcext:value-type="float">
            <text:p>97848.28434059</text:p>
          </table:table-cell>
          <table:table-cell office:value-type="float" office:value="97848.28491436" calcext:value-type="float">
            <text:p>97848.28491436</text:p>
          </table:table-cell>
          <table:table-cell office:value-type="float" office:value="97848.28496699" calcext:value-type="float">
            <text:p>97848.28496699</text:p>
          </table:table-cell>
          <table:table-cell office:value-type="float" office:value="107203.07647932" calcext:value-type="float">
            <text:p>107203.07647932</text:p>
          </table:table-cell>
          <table:table-cell office:value-type="float" office:value="107203.07653849" calcext:value-type="float">
            <text:p>107203.07653849</text:p>
          </table:table-cell>
          <table:table-cell office:value-type="float" office:value="107432.03102577" calcext:value-type="float">
            <text:p>107432.03102577</text:p>
          </table:table-cell>
          <table:table-cell office:value-type="float" office:value="107432.03145077" calcext:value-type="float">
            <text:p>107432.03145077</text:p>
          </table:table-cell>
          <table:table-cell office:value-type="float" office:value="107432.03149032" calcext:value-type="float">
            <text:p>107432.03149032</text:p>
          </table:table-cell>
          <table:table-cell office:value-type="float" office:value="89404.7578033" calcext:value-type="float">
            <text:p>89404.7578033</text:p>
          </table:table-cell>
          <table:table-cell office:value-type="float" office:value="85947.34774727" calcext:value-type="float">
            <text:p>85947.34774727</text:p>
          </table:table-cell>
          <table:table-cell office:value-type="float" office:value="85947.34873962" calcext:value-type="float">
            <text:p>85947.34873962</text:p>
          </table:table-cell>
          <table:table-cell office:value-type="float" office:value="85947.34877055" calcext:value-type="float">
            <text:p>85947.34877055</text:p>
          </table:table-cell>
          <table:table-cell office:value-type="float" office:value="85947.34887055" calcext:value-type="float">
            <text:p>85947.34887055</text:p>
          </table:table-cell>
          <table:table-cell office:value-type="float" office:value="94505.76855206" calcext:value-type="float">
            <text:p>94505.76855206</text:p>
          </table:table-cell>
          <table:table-cell office:value-type="float" office:value="85947.34898577" calcext:value-type="float">
            <text:p>85947.34898577</text:p>
          </table:table-cell>
          <table:table-cell office:value-type="float" office:value="89684.30585518" calcext:value-type="float">
            <text:p>89684.30585518</text:p>
          </table:table-cell>
          <table:table-cell table:number-columns-repeated="2" office:value-type="float" office:value="89684.30622209" calcext:value-type="float">
            <text:p>89684.30622209</text:p>
          </table:table-cell>
          <table:table-cell office:value-type="float" office:value="89684.30622779" calcext:value-type="float">
            <text:p>89684.30622779</text:p>
          </table:table-cell>
          <table:table-cell office:value-type="float" office:value="89074.30606936" calcext:value-type="float">
            <text:p>89074.30606936</text:p>
          </table:table-cell>
          <table:table-cell office:value-type="float" office:value="88989.56701196" calcext:value-type="float">
            <text:p>88989.56701196</text:p>
          </table:table-cell>
          <table:table-cell table:number-columns-repeated="2" office:value-type="float" office:value="79957.20350967" calcext:value-type="float">
            <text:p>79957.20350967</text:p>
          </table:table-cell>
          <table:table-cell office:value-type="float" office:value="79957.2040527" calcext:value-type="float">
            <text:p>79957.2040527</text:p>
          </table:table-cell>
          <table:table-cell office:value-type="float" office:value="73436.27938242" calcext:value-type="float">
            <text:p>73436.27938242</text:p>
          </table:table-cell>
          <table:table-cell office:value-type="float" office:value="73436.27940113" calcext:value-type="float">
            <text:p>73436.27940113</text:p>
          </table:table-cell>
          <table:table-cell office:value-type="float" office:value="73436.27941207" calcext:value-type="float">
            <text:p>73436.27941207</text:p>
          </table:table-cell>
          <table:table-cell office:value-type="float" office:value="70459.65506089" calcext:value-type="float">
            <text:p>70459.65506089</text:p>
          </table:table-cell>
          <table:table-cell office:value-type="float" office:value="79957.20531576" calcext:value-type="float">
            <text:p>79957.20531576</text:p>
          </table:table-cell>
          <table:table-cell office:value-type="float" office:value="87098.632889" calcext:value-type="float">
            <text:p>87098.632889</text:p>
          </table:table-cell>
          <table:table-cell office:value-type="float" office:value="92366.64789994" calcext:value-type="float">
            <text:p>92366.64789994</text:p>
          </table:table-cell>
          <table:table-cell office:value-type="float" office:value="94505.83163455" calcext:value-type="float">
            <text:p>94505.83163455</text:p>
          </table:table-cell>
          <table:table-cell office:value-type="float" office:value="98560.52729169" calcext:value-type="float">
            <text:p>98560.52729169</text:p>
          </table:table-cell>
          <table:table-cell office:value-type="float" office:value="94505.83187869" calcext:value-type="float">
            <text:p>94505.83187869</text:p>
          </table:table-cell>
          <table:table-cell office:value-type="float" office:value="94505.83198415" calcext:value-type="float">
            <text:p>94505.83198415</text:p>
          </table:table-cell>
          <table:table-cell office:value-type="float" office:value="85064.02156623" calcext:value-type="float">
            <text:p>85064.02156623</text:p>
          </table:table-cell>
          <table:table-cell office:value-type="float" office:value="93566.02157197" calcext:value-type="float">
            <text:p>93566.02157197</text:p>
          </table:table-cell>
          <table:table-cell office:value-type="float" office:value="93566.0217155" calcext:value-type="float">
            <text:p>93566.0217155</text:p>
          </table:table-cell>
          <table:table-cell office:value-type="float" office:value="93566.02192816" calcext:value-type="float">
            <text:p>93566.0219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698.5" calcext:value-type="float">
            <text:p>698.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00" calcext:value-type="float">
            <text:p>5500</text:p>
          </table:table-cell>
          <table:table-cell office:value-type="float" office:value="7950" calcext:value-type="float">
            <text:p>7950</text:p>
          </table:table-cell>
          <table:table-cell table:number-columns-repeated="2" office:value-type="float" office:value="20654.35" calcext:value-type="float">
            <text:p>20654.35</text:p>
          </table:table-cell>
          <table:table-cell office:value-type="float" office:value="23173" calcext:value-type="float">
            <text:p>23173</text:p>
          </table:table-cell>
          <table:table-cell office:value-type="float" office:value="33336.33" calcext:value-type="float">
            <text:p>33336.33</text:p>
          </table:table-cell>
          <table:table-cell office:value-type="float" office:value="39000" calcext:value-type="float">
            <text:p>39000</text:p>
          </table:table-cell>
          <table:table-cell office:value-type="float" office:value="36245" calcext:value-type="float">
            <text:p>36245</text:p>
          </table:table-cell>
          <table:table-cell table:number-columns-repeated="2" office:value-type="float" office:value="36235" calcext:value-type="float">
            <text:p>36235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3035" calcext:value-type="float">
            <text:p>33035</text:p>
          </table:table-cell>
          <table:table-cell office:value-type="float" office:value="40000" calcext:value-type="float">
            <text:p>40000</text:p>
          </table:table-cell>
          <table:table-cell office:value-type="float" office:value="45592.95" calcext:value-type="float">
            <text:p>45592.95</text:p>
          </table:table-cell>
          <table:table-cell office:value-type="float" office:value="49511.44" calcext:value-type="float">
            <text:p>49511.44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1132.271" calcext:value-type="float">
            <text:p>51132.271</text:p>
          </table:table-cell>
          <table:table-cell office:value-type="float" office:value="51349.47098592" calcext:value-type="float">
            <text:p>51349.47098592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55000.01" calcext:value-type="float">
            <text:p>55000.01</text:p>
          </table:table-cell>
          <table:table-cell office:value-type="float" office:value="52863.60524842" calcext:value-type="float">
            <text:p>52863.60524842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52863.60524842" calcext:value-type="float">
            <text:p>52863.60524842</text:p>
          </table:table-cell>
          <table:table-cell office:value-type="float" office:value="50129.6698" calcext:value-type="float">
            <text:p>50129.6698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0129.6698" calcext:value-type="float">
            <text:p>50129.6698</text:p>
          </table:table-cell>
          <table:table-cell office:value-type="float" office:value="50259.031337" calcext:value-type="float">
            <text:p>50259.031337</text:p>
          </table:table-cell>
          <table:table-cell office:value-type="float" office:value="50130.031337" calcext:value-type="float">
            <text:p>50130.031337</text:p>
          </table:table-cell>
          <table:table-cell office:value-type="float" office:value="50000.031337" calcext:value-type="float">
            <text:p>50000.031337</text:p>
          </table:table-cell>
          <table:table-cell office:value-type="float" office:value="50000.0411" calcext:value-type="float">
            <text:p>50000.0411</text:p>
          </table:table-cell>
          <table:table-cell table:number-columns-repeated="2" office:value-type="float" office:value="50130.0411" calcext:value-type="float">
            <text:p>50130.0411</text:p>
          </table:table-cell>
          <table:table-cell table:number-columns-repeated="2" office:value-type="float" office:value="50000.0411" calcext:value-type="float">
            <text:p>50000.0411</text:p>
          </table:table-cell>
          <table:table-cell office:value-type="float" office:value="50000.04110001" calcext:value-type="float">
            <text:p>50000.04110001</text:p>
          </table:table-cell>
          <table:table-cell office:value-type="float" office:value="57005.82" calcext:value-type="float">
            <text:p>57005.82</text:p>
          </table:table-cell>
          <table:table-cell office:value-type="float" office:value="63278.8" calcext:value-type="float">
            <text:p>63278.8</text:p>
          </table:table-cell>
          <table:table-cell office:value-type="float" office:value="65305.812" calcext:value-type="float">
            <text:p>65305.812</text:p>
          </table:table-cell>
          <table:table-cell office:value-type="float" office:value="68906.54579592" calcext:value-type="float">
            <text:p>68906.54579592</text:p>
          </table:table-cell>
          <table:table-cell table:number-columns-repeated="2" office:value-type="float" office:value="59911.51436845" calcext:value-type="float">
            <text:p>59911.51436845</text:p>
          </table:table-cell>
          <table:table-cell office:value-type="float" office:value="63999.93200002" calcext:value-type="float">
            <text:p>63999.93200002</text:p>
          </table:table-cell>
          <table:table-cell office:value-type="float" office:value="69500" calcext:value-type="float">
            <text:p>69500</text:p>
          </table:table-cell>
          <table:table-cell table:number-columns-repeated="2" office:value-type="float" office:value="69471.08904354" calcext:value-type="float">
            <text:p>69471.08904354</text:p>
          </table:table-cell>
          <table:table-cell office:value-type="float" office:value="69471.09821354" calcext:value-type="float">
            <text:p>69471.09821354</text:p>
          </table:table-cell>
          <table:table-cell office:value-type="float" office:value="53880.05281692" calcext:value-type="float">
            <text:p>53880.05281692</text:p>
          </table:table-cell>
          <table:table-cell table:number-columns-repeated="2" office:value-type="float" office:value="53880.05311692" calcext:value-type="float">
            <text:p>53880.05311692</text:p>
          </table:table-cell>
          <table:table-cell office:value-type="float" office:value="53880.05332692" calcext:value-type="float">
            <text:p>53880.05332692</text:p>
          </table:table-cell>
          <table:table-cell office:value-type="float" office:value="53880.05342692" calcext:value-type="float">
            <text:p>53880.05342692</text:p>
          </table:table-cell>
          <table:table-cell office:value-type="float" office:value="57716.89446027" calcext:value-type="float">
            <text:p>57716.89446027</text:p>
          </table:table-cell>
          <table:table-cell office:value-type="float" office:value="61693.55853673" calcext:value-type="float">
            <text:p>61693.55853673</text:p>
          </table:table-cell>
          <table:table-cell office:value-type="float" office:value="65462.59276849" calcext:value-type="float">
            <text:p>65462.59276849</text:p>
          </table:table-cell>
          <table:table-cell table:number-columns-repeated="2" office:value-type="float" office:value="66650.59415921" calcext:value-type="float">
            <text:p>66650.59415921</text:p>
          </table:table-cell>
          <table:table-cell table:number-columns-repeated="2" office:value-type="float" office:value="66650.59435925" calcext:value-type="float">
            <text:p>66650.59435925</text:p>
          </table:table-cell>
          <table:table-cell office:value-type="float" office:value="68299.99973004" calcext:value-type="float">
            <text:p>68299.99973004</text:p>
          </table:table-cell>
          <table:table-cell table:number-columns-repeated="2" office:value-type="float" office:value="69370.10452828" calcext:value-type="float">
            <text:p>69370.10452828</text:p>
          </table:table-cell>
          <table:table-cell table:number-columns-repeated="3" office:value-type="float" office:value="66650.59545925" calcext:value-type="float">
            <text:p>66650.59545925</text:p>
          </table:table-cell>
          <table:table-cell table:number-columns-repeated="2" office:value-type="float" office:value="66612.30388288" calcext:value-type="float">
            <text:p>66612.30388288</text:p>
          </table:table-cell>
          <table:table-cell office:value-type="float" office:value="66650.59559425" calcext:value-type="float">
            <text:p>66650.59559425</text:p>
          </table:table-cell>
          <table:table-cell office:value-type="float" office:value="66612.30401788" calcext:value-type="float">
            <text:p>66612.30401788</text:p>
          </table:table-cell>
          <table:table-cell office:value-type="float" office:value="66650.59589425" calcext:value-type="float">
            <text:p>66650.59589425</text:p>
          </table:table-cell>
          <table:table-cell office:value-type="float" office:value="66650.59607148" calcext:value-type="float">
            <text:p>66650.59607148</text:p>
          </table:table-cell>
          <table:table-cell office:value-type="float" office:value="66650.59610465" calcext:value-type="float">
            <text:p>66650.59610465</text:p>
          </table:table-cell>
          <table:table-cell table:number-columns-repeated="2" office:value-type="float" office:value="66650.59620465" calcext:value-type="float">
            <text:p>66650.59620465</text:p>
          </table:table-cell>
          <table:table-cell office:value-type="float" office:value="69370.10525051" calcext:value-type="float">
            <text:p>69370.10525051</text:p>
          </table:table-cell>
          <table:table-cell table:number-columns-repeated="4" office:value-type="float" office:value="66650.59620465" calcext:value-type="float">
            <text:p>66650.59620465</text:p>
          </table:table-cell>
          <table:table-cell office:value-type="float" office:value="67372.81304158" calcext:value-type="float">
            <text:p>67372.81304158</text:p>
          </table:table-cell>
          <table:table-cell office:value-type="float" office:value="67372.71304158" calcext:value-type="float">
            <text:p>67372.71304158</text:p>
          </table:table-cell>
          <table:table-cell office:value-type="float" office:value="66583.22391617" calcext:value-type="float">
            <text:p>66583.22391617</text:p>
          </table:table-cell>
          <table:table-cell table:number-columns-repeated="4" office:value-type="float" office:value="66650.59640465" calcext:value-type="float">
            <text:p>66650.59640465</text:p>
          </table:table-cell>
          <table:table-cell office:value-type="float" office:value="66650.59647895" calcext:value-type="float">
            <text:p>66650.59647895</text:p>
          </table:table-cell>
          <table:table-cell office:value-type="float" office:value="74501.00001546" calcext:value-type="float">
            <text:p>74501.00001546</text:p>
          </table:table-cell>
          <table:table-cell office:value-type="float" office:value="66452.06642179" calcext:value-type="float">
            <text:p>66452.06642179</text:p>
          </table:table-cell>
          <table:table-cell office:value-type="float" office:value="69370.10718311" calcext:value-type="float">
            <text:p>69370.10718311</text:p>
          </table:table-cell>
          <table:table-cell table:number-columns-repeated="2" office:value-type="float" office:value="69370.10740857" calcext:value-type="float">
            <text:p>69370.10740857</text:p>
          </table:table-cell>
          <table:table-cell office:value-type="float" office:value="69370.11450857" calcext:value-type="float">
            <text:p>69370.11450857</text:p>
          </table:table-cell>
          <table:table-cell office:value-type="float" office:value="69600.00786603" calcext:value-type="float">
            <text:p>69600.00786603</text:p>
          </table:table-cell>
          <table:table-cell office:value-type="float" office:value="79957.17424267" calcext:value-type="float">
            <text:p>79957.17424267</text:p>
          </table:table-cell>
          <table:table-cell office:value-type="float" office:value="79957.17462665" calcext:value-type="float">
            <text:p>79957.17462665</text:p>
          </table:table-cell>
          <table:table-cell office:value-type="float" office:value="89446.70304887" calcext:value-type="float">
            <text:p>89446.70304887</text:p>
          </table:table-cell>
          <table:table-cell office:value-type="float" office:value="89947.12399266" calcext:value-type="float">
            <text:p>89947.12399266</text:p>
          </table:table-cell>
          <table:table-cell office:value-type="float" office:value="85947.1277471" calcext:value-type="float">
            <text:p>85947.1277471</text:p>
          </table:table-cell>
          <table:table-cell office:value-type="float" office:value="85947.12727638" calcext:value-type="float">
            <text:p>85947.12727638</text:p>
          </table:table-cell>
          <table:table-cell office:value-type="float" office:value="85947.19743933" calcext:value-type="float">
            <text:p>85947.19743933</text:p>
          </table:table-cell>
          <table:table-cell office:value-type="float" office:value="85947.34732064" calcext:value-type="float">
            <text:p>85947.34732064</text:p>
          </table:table-cell>
          <table:table-cell office:value-type="float" office:value="85947.34737327" calcext:value-type="float">
            <text:p>85947.34737327</text:p>
          </table:table-cell>
          <table:table-cell office:value-type="float" office:value="85947.3475188" calcext:value-type="float">
            <text:p>85947.3475188</text:p>
          </table:table-cell>
          <table:table-cell office:value-type="float" office:value="85947.34756787" calcext:value-type="float">
            <text:p>85947.34756787</text:p>
          </table:table-cell>
          <table:table-cell office:value-type="float" office:value="85947.34758541" calcext:value-type="float">
            <text:p>85947.34758541</text:p>
          </table:table-cell>
          <table:table-cell office:value-type="float" office:value="85947.34769541" calcext:value-type="float">
            <text:p>85947.34769541</text:p>
          </table:table-cell>
          <table:table-cell office:value-type="float" office:value="102241.79238805" calcext:value-type="float">
            <text:p>102241.79238805</text:p>
          </table:table-cell>
          <table:table-cell office:value-type="float" office:value="85947.3477295" calcext:value-type="float">
            <text:p>85947.3477295</text:p>
          </table:table-cell>
          <table:table-cell office:value-type="float" office:value="79957.19999291" calcext:value-type="float">
            <text:p>79957.19999291</text:p>
          </table:table-cell>
          <table:table-cell office:value-type="float" office:value="79957.20024594" calcext:value-type="float">
            <text:p>79957.20024594</text:p>
          </table:table-cell>
          <table:table-cell office:value-type="float" office:value="79957.20035717" calcext:value-type="float">
            <text:p>79957.20035717</text:p>
          </table:table-cell>
          <table:table-cell office:value-type="float" office:value="79957.20051726" calcext:value-type="float">
            <text:p>79957.20051726</text:p>
          </table:table-cell>
          <table:table-cell office:value-type="float" office:value="85947.34898577" calcext:value-type="float">
            <text:p>85947.34898577</text:p>
          </table:table-cell>
          <table:table-cell office:value-type="float" office:value="79957.20089432" calcext:value-type="float">
            <text:p>79957.20089432</text:p>
          </table:table-cell>
          <table:table-cell office:value-type="float" office:value="85947.34899576" calcext:value-type="float">
            <text:p>85947.34899576</text:p>
          </table:table-cell>
          <table:table-cell table:number-columns-repeated="2" office:value-type="float" office:value="85947.35208719" calcext:value-type="float">
            <text:p>85947.35208719</text:p>
          </table:table-cell>
          <table:table-cell office:value-type="float" office:value="83174.10163139" calcext:value-type="float">
            <text:p>83174.10163139</text:p>
          </table:table-cell>
          <table:table-cell office:value-type="float" office:value="79957.20316113" calcext:value-type="float">
            <text:p>79957.20316113</text:p>
          </table:table-cell>
          <table:table-cell office:value-type="float" office:value="79957.20330147" calcext:value-type="float">
            <text:p>79957.20330147</text:p>
          </table:table-cell>
          <table:table-cell office:value-type="float" office:value="76124.71328413" calcext:value-type="float">
            <text:p>76124.71328413</text:p>
          </table:table-cell>
          <table:table-cell office:value-type="float" office:value="70000.00508681" calcext:value-type="float">
            <text:p>70000.00508681</text:p>
          </table:table-cell>
          <table:table-cell office:value-type="float" office:value="70000.0050784" calcext:value-type="float">
            <text:p>70000.0050784</text:p>
          </table:table-cell>
          <table:table-cell office:value-type="float" office:value="70000.00510575" calcext:value-type="float">
            <text:p>70000.00510575</text:p>
          </table:table-cell>
          <table:table-cell office:value-type="float" office:value="69370.22461356" calcext:value-type="float">
            <text:p>69370.22461356</text:p>
          </table:table-cell>
          <table:table-cell office:value-type="float" office:value="69370.22470544" calcext:value-type="float">
            <text:p>69370.22470544</text:p>
          </table:table-cell>
          <table:table-cell office:value-type="float" office:value="69370.1735311" calcext:value-type="float">
            <text:p>69370.1735311</text:p>
          </table:table-cell>
          <table:table-cell office:value-type="float" office:value="69370.17356272" calcext:value-type="float">
            <text:p>69370.17356272</text:p>
          </table:table-cell>
          <table:table-cell office:value-type="float" office:value="79957.20579104" calcext:value-type="float">
            <text:p>79957.20579104</text:p>
          </table:table-cell>
          <table:table-cell office:value-type="float" office:value="79957.20579651" calcext:value-type="float">
            <text:p>79957.20579651</text:p>
          </table:table-cell>
          <table:table-cell office:value-type="float" office:value="93510.985729" calcext:value-type="float">
            <text:p>93510.985729</text:p>
          </table:table-cell>
          <table:table-cell office:value-type="float" office:value="94505.83176102" calcext:value-type="float">
            <text:p>94505.83176102</text:p>
          </table:table-cell>
          <table:table-cell office:value-type="float" office:value="93561.02583434" calcext:value-type="float">
            <text:p>93561.02583434</text:p>
          </table:table-cell>
          <table:table-cell office:value-type="float" office:value="85064.02144043" calcext:value-type="float">
            <text:p>85064.02144043</text:p>
          </table:table-cell>
          <table:table-cell office:value-type="float" office:value="79957.20678552" calcext:value-type="float">
            <text:p>79957.20678552</text:p>
          </table:table-cell>
          <table:table-cell office:value-type="float" office:value="82206.99029141" calcext:value-type="float">
            <text:p>82206.99029141</text:p>
          </table:table-cell>
          <table:table-cell office:value-type="float" office:value="79957.20700947" calcext:value-type="float">
            <text:p>79957.20700947</text:p>
          </table:table-cell>
          <table:table-cell office:value-type="float" office:value="86353.89005825" calcext:value-type="float">
            <text:p>86353.89005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4" office:value-type="float" office:value="550" calcext:value-type="float">
            <text:p>550</text:p>
          </table:table-cell>
          <table:table-cell office:value-type="float" office:value="698.5" calcext:value-type="float">
            <text:p>698.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2250" calcext:value-type="float">
            <text:p>2250</text:p>
          </table:table-cell>
          <table:table-cell office:value-type="float" office:value="5900" calcext:value-type="float">
            <text:p>5900</text:p>
          </table:table-cell>
          <table:table-cell office:value-type="float" office:value="16367.8" calcext:value-type="float">
            <text:p>16367.8</text:p>
          </table:table-cell>
          <table:table-cell office:value-type="float" office:value="16667.79" calcext:value-type="float">
            <text:p>16667.79</text:p>
          </table:table-cell>
          <table:table-cell office:value-type="float" office:value="20655.36" calcext:value-type="float">
            <text:p>20655.36</text:p>
          </table:table-cell>
          <table:table-cell office:value-type="float" office:value="28150" calcext:value-type="float">
            <text:p>28150</text:p>
          </table:table-cell>
          <table:table-cell office:value-type="float" office:value="36888.45" calcext:value-type="float">
            <text:p>36888.45</text:p>
          </table:table-cell>
          <table:table-cell table:number-columns-repeated="3" office:value-type="float" office:value="35000" calcext:value-type="float">
            <text:p>35000</text:p>
          </table:table-cell>
          <table:table-cell office:value-type="float" office:value="33591.33" calcext:value-type="float">
            <text:p>33591.33</text:p>
          </table:table-cell>
          <table:table-cell office:value-type="float" office:value="33035" calcext:value-type="float">
            <text:p>33035</text:p>
          </table:table-cell>
          <table:table-cell office:value-type="float" office:value="32000" calcext:value-type="float">
            <text:p>32000</text:p>
          </table:table-cell>
          <table:table-cell office:value-type="float" office:value="33035" calcext:value-type="float">
            <text:p>33035</text:p>
          </table:table-cell>
          <table:table-cell office:value-type="float" office:value="40000" calcext:value-type="float">
            <text:p>40000</text:p>
          </table:table-cell>
          <table:table-cell office:value-type="float" office:value="35591.42" calcext:value-type="float">
            <text:p>35591.42</text:p>
          </table:table-cell>
          <table:table-cell office:value-type="float" office:value="49511.44" calcext:value-type="float">
            <text:p>49511.44</text:p>
          </table:table-cell>
          <table:table-cell table:number-columns-repeated="4" office:value-type="float" office:value="50000" calcext:value-type="float">
            <text:p>50000</text:p>
          </table:table-cell>
          <table:table-cell table:number-columns-repeated="2" office:value-type="float" office:value="52863.60524842" calcext:value-type="float">
            <text:p>52863.60524842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50229.6698" calcext:value-type="float">
            <text:p>50229.6698</text:p>
          </table:table-cell>
          <table:table-cell table:number-columns-repeated="4" office:value-type="float" office:value="50000" calcext:value-type="float">
            <text:p>50000</text:p>
          </table:table-cell>
          <table:table-cell office:value-type="float" office:value="50130.031337" calcext:value-type="float">
            <text:p>50130.031337</text:p>
          </table:table-cell>
          <table:table-cell office:value-type="float" office:value="50000.031337" calcext:value-type="float">
            <text:p>50000.031337</text:p>
          </table:table-cell>
          <table:table-cell office:value-type="float" office:value="47458.031337" calcext:value-type="float">
            <text:p>47458.031337</text:p>
          </table:table-cell>
          <table:table-cell office:value-type="float" office:value="47458.0411" calcext:value-type="float">
            <text:p>47458.0411</text:p>
          </table:table-cell>
          <table:table-cell table:number-columns-repeated="5" office:value-type="float" office:value="50000.0411" calcext:value-type="float">
            <text:p>50000.0411</text:p>
          </table:table-cell>
          <table:table-cell table:number-columns-repeated="3" office:value-type="float" office:value="53880.0421" calcext:value-type="float">
            <text:p>53880.0421</text:p>
          </table:table-cell>
          <table:table-cell office:value-type="float" office:value="61545.97521462" calcext:value-type="float">
            <text:p>61545.97521462</text:p>
          </table:table-cell>
          <table:table-cell table:number-columns-repeated="2" office:value-type="float" office:value="53880.0431" calcext:value-type="float">
            <text:p>53880.0431</text:p>
          </table:table-cell>
          <table:table-cell office:value-type="float" office:value="62000" calcext:value-type="float">
            <text:p>62000</text:p>
          </table:table-cell>
          <table:table-cell office:value-type="float" office:value="69471.08843164" calcext:value-type="float">
            <text:p>69471.08843164</text:p>
          </table:table-cell>
          <table:table-cell office:value-type="float" office:value="53880.04468192" calcext:value-type="float">
            <text:p>53880.04468192</text:p>
          </table:table-cell>
          <table:table-cell office:value-type="float" office:value="53880.04479192" calcext:value-type="float">
            <text:p>53880.04479192</text:p>
          </table:table-cell>
          <table:table-cell office:value-type="float" office:value="53880.05256192" calcext:value-type="float">
            <text:p>53880.05256192</text:p>
          </table:table-cell>
          <table:table-cell office:value-type="float" office:value="53000.05276694" calcext:value-type="float">
            <text:p>53000.05276694</text:p>
          </table:table-cell>
          <table:table-cell table:number-columns-repeated="2" office:value-type="float" office:value="53000.05354694" calcext:value-type="float">
            <text:p>53000.05354694</text:p>
          </table:table-cell>
          <table:table-cell office:value-type="float" office:value="53126.58345448" calcext:value-type="float">
            <text:p>53126.58345448</text:p>
          </table:table-cell>
          <table:table-cell office:value-type="float" office:value="53126.58355448" calcext:value-type="float">
            <text:p>53126.58355448</text:p>
          </table:table-cell>
          <table:table-cell office:value-type="float" office:value="57654.75223972" calcext:value-type="float">
            <text:p>57654.75223972</text:p>
          </table:table-cell>
          <table:table-cell office:value-type="float" office:value="61544.25018469" calcext:value-type="float">
            <text:p>61544.25018469</text:p>
          </table:table-cell>
          <table:table-cell office:value-type="float" office:value="65368.05262423" calcext:value-type="float">
            <text:p>65368.05262423</text:p>
          </table:table-cell>
          <table:table-cell table:number-columns-repeated="2" office:value-type="float" office:value="66612.30258284" calcext:value-type="float">
            <text:p>66612.30258284</text:p>
          </table:table-cell>
          <table:table-cell table:number-columns-repeated="2" office:value-type="float" office:value="66612.30278288" calcext:value-type="float">
            <text:p>66612.30278288</text:p>
          </table:table-cell>
          <table:table-cell office:value-type="float" office:value="66650.59445925" calcext:value-type="float">
            <text:p>66650.59445925</text:p>
          </table:table-cell>
          <table:table-cell table:number-columns-repeated="2" office:value-type="float" office:value="66650.59545925" calcext:value-type="float">
            <text:p>66650.59545925</text:p>
          </table:table-cell>
          <table:table-cell table:number-columns-repeated="3" office:value-type="float" office:value="66612.30388288" calcext:value-type="float">
            <text:p>66612.30388288</text:p>
          </table:table-cell>
          <table:table-cell table:number-columns-repeated="2" office:value-type="float" office:value="66583.22330394" calcext:value-type="float">
            <text:p>66583.22330394</text:p>
          </table:table-cell>
          <table:table-cell office:value-type="float" office:value="66612.30401788" calcext:value-type="float">
            <text:p>66612.30401788</text:p>
          </table:table-cell>
          <table:table-cell office:value-type="float" office:value="66583.22343894" calcext:value-type="float">
            <text:p>66583.22343894</text:p>
          </table:table-cell>
          <table:table-cell office:value-type="float" office:value="66583.22373894" calcext:value-type="float">
            <text:p>66583.22373894</text:p>
          </table:table-cell>
          <table:table-cell table:number-columns-repeated="4" office:value-type="float" office:value="66583.22391617" calcext:value-type="float">
            <text:p>66583.22391617</text:p>
          </table:table-cell>
          <table:table-cell office:value-type="float" office:value="66650.59620465" calcext:value-type="float">
            <text:p>66650.59620465</text:p>
          </table:table-cell>
          <table:table-cell table:number-columns-repeated="4" office:value-type="float" office:value="66583.22391617" calcext:value-type="float">
            <text:p>66583.22391617</text:p>
          </table:table-cell>
          <table:table-cell table:number-columns-repeated="2" office:value-type="float" office:value="66650.59640465" calcext:value-type="float">
            <text:p>66650.59640465</text:p>
          </table:table-cell>
          <table:table-cell office:value-type="float" office:value="66452.06624862" calcext:value-type="float">
            <text:p>66452.06624862</text:p>
          </table:table-cell>
          <table:table-cell table:number-columns-repeated="4" office:value-type="float" office:value="66583.22391617" calcext:value-type="float">
            <text:p>66583.22391617</text:p>
          </table:table-cell>
          <table:table-cell office:value-type="float" office:value="66583.22399047" calcext:value-type="float">
            <text:p>66583.22399047</text:p>
          </table:table-cell>
          <table:table-cell office:value-type="float" office:value="69370.10708424" calcext:value-type="float">
            <text:p>69370.10708424</text:p>
          </table:table-cell>
          <table:table-cell office:value-type="float" office:value="66378.80979283" calcext:value-type="float">
            <text:p>66378.80979283</text:p>
          </table:table-cell>
          <table:table-cell office:value-type="float" office:value="66452.06642179" calcext:value-type="float">
            <text:p>66452.06642179</text:p>
          </table:table-cell>
          <table:table-cell table:number-columns-repeated="2" office:value-type="float" office:value="66452.06654725" calcext:value-type="float">
            <text:p>66452.06654725</text:p>
          </table:table-cell>
          <table:table-cell office:value-type="float" office:value="66452.07465725" calcext:value-type="float">
            <text:p>66452.07465725</text:p>
          </table:table-cell>
          <table:table-cell office:value-type="float" office:value="69370.11450857" calcext:value-type="float">
            <text:p>69370.11450857</text:p>
          </table:table-cell>
          <table:table-cell office:value-type="float" office:value="73600.00787463" calcext:value-type="float">
            <text:p>73600.00787463</text:p>
          </table:table-cell>
          <table:table-cell office:value-type="float" office:value="73600.00789928" calcext:value-type="float">
            <text:p>73600.00789928</text:p>
          </table:table-cell>
          <table:table-cell office:value-type="float" office:value="79957.17544989" calcext:value-type="float">
            <text:p>79957.17544989</text:p>
          </table:table-cell>
          <table:table-cell office:value-type="float" office:value="79957.17568755" calcext:value-type="float">
            <text:p>79957.17568755</text:p>
          </table:table-cell>
          <table:table-cell office:value-type="float" office:value="79957.19433926" calcext:value-type="float">
            <text:p>79957.19433926</text:p>
          </table:table-cell>
          <table:table-cell office:value-type="float" office:value="79957.19442411" calcext:value-type="float">
            <text:p>79957.19442411</text:p>
          </table:table-cell>
          <table:table-cell office:value-type="float" office:value="79957.19612253" calcext:value-type="float">
            <text:p>79957.19612253</text:p>
          </table:table-cell>
          <table:table-cell office:value-type="float" office:value="79957.19630669" calcext:value-type="float">
            <text:p>79957.19630669</text:p>
          </table:table-cell>
          <table:table-cell office:value-type="float" office:value="79957.19639288" calcext:value-type="float">
            <text:p>79957.19639288</text:p>
          </table:table-cell>
          <table:table-cell office:value-type="float" office:value="79957.19674458" calcext:value-type="float">
            <text:p>79957.19674458</text:p>
          </table:table-cell>
          <table:table-cell office:value-type="float" office:value="79957.19713756" calcext:value-type="float">
            <text:p>79957.19713756</text:p>
          </table:table-cell>
          <table:table-cell office:value-type="float" office:value="79957.19739304" calcext:value-type="float">
            <text:p>79957.19739304</text:p>
          </table:table-cell>
          <table:table-cell office:value-type="float" office:value="83664.30121595" calcext:value-type="float">
            <text:p>83664.30121595</text:p>
          </table:table-cell>
          <table:table-cell office:value-type="float" office:value="85947.3477295" calcext:value-type="float">
            <text:p>85947.3477295</text:p>
          </table:table-cell>
          <table:table-cell office:value-type="float" office:value="80879.44183505" calcext:value-type="float">
            <text:p>80879.44183505</text:p>
          </table:table-cell>
          <table:table-cell office:value-type="float" office:value="76893.03139186" calcext:value-type="float">
            <text:p>76893.03139186</text:p>
          </table:table-cell>
          <table:table-cell office:value-type="float" office:value="76893.06461115" calcext:value-type="float">
            <text:p>76893.06461115</text:p>
          </table:table-cell>
          <table:table-cell office:value-type="float" office:value="76893.07172632" calcext:value-type="float">
            <text:p>76893.07172632</text:p>
          </table:table-cell>
          <table:table-cell office:value-type="float" office:value="76893.07182632" calcext:value-type="float">
            <text:p>76893.07182632</text:p>
          </table:table-cell>
          <table:table-cell office:value-type="float" office:value="79957.20055744" calcext:value-type="float">
            <text:p>79957.20055744</text:p>
          </table:table-cell>
          <table:table-cell office:value-type="float" office:value="76893.10178244" calcext:value-type="float">
            <text:p>76893.10178244</text:p>
          </table:table-cell>
          <table:table-cell office:value-type="float" office:value="79957.20104663" calcext:value-type="float">
            <text:p>79957.20104663</text:p>
          </table:table-cell>
          <table:table-cell office:value-type="float" office:value="79957.20142126" calcext:value-type="float">
            <text:p>79957.20142126</text:p>
          </table:table-cell>
          <table:table-cell office:value-type="float" office:value="80893.9607385" calcext:value-type="float">
            <text:p>80893.9607385</text:p>
          </table:table-cell>
          <table:table-cell office:value-type="float" office:value="79957.20155088" calcext:value-type="float">
            <text:p>79957.20155088</text:p>
          </table:table-cell>
          <table:table-cell office:value-type="float" office:value="76124.71316367" calcext:value-type="float">
            <text:p>76124.71316367</text:p>
          </table:table-cell>
          <table:table-cell office:value-type="float" office:value="76124.71317691" calcext:value-type="float">
            <text:p>76124.71317691</text:p>
          </table:table-cell>
          <table:table-cell office:value-type="float" office:value="70000.00496336" calcext:value-type="float">
            <text:p>70000.00496336</text:p>
          </table:table-cell>
          <table:table-cell office:value-type="float" office:value="69370.22044596" calcext:value-type="float">
            <text:p>69370.22044596</text:p>
          </table:table-cell>
          <table:table-cell office:value-type="float" office:value="69370.22168435" calcext:value-type="float">
            <text:p>69370.22168435</text:p>
          </table:table-cell>
          <table:table-cell office:value-type="float" office:value="69370.22283175" calcext:value-type="float">
            <text:p>69370.22283175</text:p>
          </table:table-cell>
          <table:table-cell office:value-type="float" office:value="68101.56630729" calcext:value-type="float">
            <text:p>68101.56630729</text:p>
          </table:table-cell>
          <table:table-cell office:value-type="float" office:value="68101.56632376" calcext:value-type="float">
            <text:p>68101.56632376</text:p>
          </table:table-cell>
          <table:table-cell office:value-type="float" office:value="68101.56636256" calcext:value-type="float">
            <text:p>68101.56636256</text:p>
          </table:table-cell>
          <table:table-cell office:value-type="float" office:value="68101.5663735" calcext:value-type="float">
            <text:p>68101.5663735</text:p>
          </table:table-cell>
          <table:table-cell office:value-type="float" office:value="69601.43652758" calcext:value-type="float">
            <text:p>69601.43652758</text:p>
          </table:table-cell>
          <table:table-cell office:value-type="float" office:value="79602.43653852" calcext:value-type="float">
            <text:p>79602.43653852</text:p>
          </table:table-cell>
          <table:table-cell office:value-type="float" office:value="80728.22570125" calcext:value-type="float">
            <text:p>80728.22570125</text:p>
          </table:table-cell>
          <table:table-cell office:value-type="float" office:value="79957.20654875" calcext:value-type="float">
            <text:p>79957.20654875</text:p>
          </table:table-cell>
          <table:table-cell office:value-type="float" office:value="79957.20657079" calcext:value-type="float">
            <text:p>79957.20657079</text:p>
          </table:table-cell>
          <table:table-cell office:value-type="float" office:value="79957.20657625" calcext:value-type="float">
            <text:p>79957.20657625</text:p>
          </table:table-cell>
          <table:table-cell office:value-type="float" office:value="73601.13641685" calcext:value-type="float">
            <text:p>73601.13641685</text:p>
          </table:table-cell>
          <table:table-cell office:value-type="float" office:value="79957.20679107" calcext:value-type="float">
            <text:p>79957.20679107</text:p>
          </table:table-cell>
          <table:table-cell office:value-type="float" office:value="73601.13647202" calcext:value-type="float">
            <text:p>73601.13647202</text:p>
          </table:table-cell>
          <table:table-cell office:value-type="float" office:value="79957.21595047" calcext:value-type="float">
            <text:p>79957.21595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698.5" calcext:value-type="float">
            <text:p>698.5</text:p>
          </table:table-cell>
          <table:table-cell office:value-type="float" office:value="1050.01" calcext:value-type="float">
            <text:p>1050.01</text:p>
          </table:table-cell>
          <table:table-cell office:value-type="float" office:value="2250" calcext:value-type="float">
            <text:p>2250</text:p>
          </table:table-cell>
          <table:table-cell office:value-type="float" office:value="10000.2" calcext:value-type="float">
            <text:p>10000.2</text:p>
          </table:table-cell>
          <table:table-cell office:value-type="float" office:value="15000" calcext:value-type="float">
            <text:p>15000</text:p>
          </table:table-cell>
          <table:table-cell office:value-type="float" office:value="19499" calcext:value-type="float">
            <text:p>19499</text:p>
          </table:table-cell>
          <table:table-cell office:value-type="float" office:value="25000" calcext:value-type="float">
            <text:p>25000</text:p>
          </table:table-cell>
          <table:table-cell office:value-type="float" office:value="33336.33" calcext:value-type="float">
            <text:p>33336.33</text:p>
          </table:table-cell>
          <table:table-cell table:number-columns-repeated="3" office:value-type="float" office:value="33591.33" calcext:value-type="float">
            <text:p>33591.33</text:p>
          </table:table-cell>
          <table:table-cell office:value-type="float" office:value="33200" calcext:value-type="float">
            <text:p>33200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1424.07" calcext:value-type="float">
            <text:p>31424.07</text:p>
          </table:table-cell>
          <table:table-cell office:value-type="float" office:value="40000" calcext:value-type="float">
            <text:p>40000</text:p>
          </table:table-cell>
          <table:table-cell office:value-type="float" office:value="33035" calcext:value-type="float">
            <text:p>33035</text:p>
          </table:table-cell>
          <table:table-cell office:value-type="float" office:value="35591.42" calcext:value-type="float">
            <text:p>35591.42</text:p>
          </table:table-cell>
          <table:table-cell office:value-type="float" office:value="49511.44" calcext:value-type="float">
            <text:p>49511.44</text:p>
          </table:table-cell>
          <table:table-cell table:number-columns-repeated="2" office:value-type="float" office:value="49157.97" calcext:value-type="float">
            <text:p>49157.97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50000.01" calcext:value-type="float">
            <text:p>50000.01</text:p>
          </table:table-cell>
          <table:table-cell office:value-type="float" office:value="50000" calcext:value-type="float">
            <text:p>50000</text:p>
          </table:table-cell>
          <table:table-cell office:value-type="float" office:value="48957.97" calcext:value-type="float">
            <text:p>48957.97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7457.46" calcext:value-type="float">
            <text:p>47457.46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50000.031337" calcext:value-type="float">
            <text:p>50000.031337</text:p>
          </table:table-cell>
          <table:table-cell office:value-type="float" office:value="44512.031337" calcext:value-type="float">
            <text:p>44512.031337</text:p>
          </table:table-cell>
          <table:table-cell office:value-type="float" office:value="45640" calcext:value-type="float">
            <text:p>45640</text:p>
          </table:table-cell>
          <table:table-cell table:number-columns-repeated="2" office:value-type="float" office:value="50000.0411" calcext:value-type="float">
            <text:p>50000.0411</text:p>
          </table:table-cell>
          <table:table-cell table:number-columns-repeated="3" office:value-type="float" office:value="47458.0411" calcext:value-type="float">
            <text:p>47458.0411</text:p>
          </table:table-cell>
          <table:table-cell table:number-columns-repeated="3" office:value-type="float" office:value="53000.04210001" calcext:value-type="float">
            <text:p>53000.04210001</text:p>
          </table:table-cell>
          <table:table-cell office:value-type="float" office:value="53880.0431" calcext:value-type="float">
            <text:p>53880.0431</text:p>
          </table:table-cell>
          <table:table-cell office:value-type="float" office:value="53000.04310002" calcext:value-type="float">
            <text:p>53000.04310002</text:p>
          </table:table-cell>
          <table:table-cell office:value-type="float" office:value="53300" calcext:value-type="float">
            <text:p>53300</text:p>
          </table:table-cell>
          <table:table-cell office:value-type="float" office:value="59670.12686312" calcext:value-type="float">
            <text:p>59670.12686312</text:p>
          </table:table-cell>
          <table:table-cell office:value-type="float" office:value="53880.04400002" calcext:value-type="float">
            <text:p>53880.04400002</text:p>
          </table:table-cell>
          <table:table-cell table:number-columns-repeated="2" office:value-type="float" office:value="53000.04461194" calcext:value-type="float">
            <text:p>53000.04461194</text:p>
          </table:table-cell>
          <table:table-cell office:value-type="float" office:value="53000.05238194" calcext:value-type="float">
            <text:p>53000.05238194</text:p>
          </table:table-cell>
          <table:table-cell office:value-type="float" office:value="47566.14013045" calcext:value-type="float">
            <text:p>47566.14013045</text:p>
          </table:table-cell>
          <table:table-cell office:value-type="float" office:value="50086.21382858" calcext:value-type="float">
            <text:p>50086.21382858</text:p>
          </table:table-cell>
          <table:table-cell office:value-type="float" office:value="52472.09094746" calcext:value-type="float">
            <text:p>52472.09094746</text:p>
          </table:table-cell>
          <table:table-cell office:value-type="float" office:value="53081.476044" calcext:value-type="float">
            <text:p>53081.476044</text:p>
          </table:table-cell>
          <table:table-cell office:value-type="float" office:value="53081.476144" calcext:value-type="float">
            <text:p>53081.476144</text:p>
          </table:table-cell>
          <table:table-cell office:value-type="float" office:value="57532.26024637" calcext:value-type="float">
            <text:p>57532.26024637</text:p>
          </table:table-cell>
          <table:table-cell office:value-type="float" office:value="61534.65308581" calcext:value-type="float">
            <text:p>61534.65308581</text:p>
          </table:table-cell>
          <table:table-cell office:value-type="float" office:value="65281.25306696" calcext:value-type="float">
            <text:p>65281.25306696</text:p>
          </table:table-cell>
          <table:table-cell table:number-columns-repeated="2" office:value-type="float" office:value="66583.2220039" calcext:value-type="float">
            <text:p>66583.2220039</text:p>
          </table:table-cell>
          <table:table-cell table:number-columns-repeated="2" office:value-type="float" office:value="66583.22220394" calcext:value-type="float">
            <text:p>66583.22220394</text:p>
          </table:table-cell>
          <table:table-cell office:value-type="float" office:value="66612.30288288" calcext:value-type="float">
            <text:p>66612.30288288</text:p>
          </table:table-cell>
          <table:table-cell table:number-columns-repeated="2" office:value-type="float" office:value="66612.30388288" calcext:value-type="float">
            <text:p>66612.30388288</text:p>
          </table:table-cell>
          <table:table-cell table:number-columns-repeated="3" office:value-type="float" office:value="66583.22330394" calcext:value-type="float">
            <text:p>66583.22330394</text:p>
          </table:table-cell>
          <table:table-cell table:number-columns-repeated="2" office:value-type="float" office:value="66452.06563639" calcext:value-type="float">
            <text:p>66452.06563639</text:p>
          </table:table-cell>
          <table:table-cell office:value-type="float" office:value="66583.22343894" calcext:value-type="float">
            <text:p>66583.22343894</text:p>
          </table:table-cell>
          <table:table-cell office:value-type="float" office:value="66452.06577139" calcext:value-type="float">
            <text:p>66452.06577139</text:p>
          </table:table-cell>
          <table:table-cell office:value-type="float" office:value="66452.06607139" calcext:value-type="float">
            <text:p>66452.06607139</text:p>
          </table:table-cell>
          <table:table-cell table:number-columns-repeated="3" office:value-type="float" office:value="66452.06624862" calcext:value-type="float">
            <text:p>66452.06624862</text:p>
          </table:table-cell>
          <table:table-cell office:value-type="float" office:value="66472.64351803" calcext:value-type="float">
            <text:p>66472.64351803</text:p>
          </table:table-cell>
          <table:table-cell office:value-type="float" office:value="66583.22391617" calcext:value-type="float">
            <text:p>66583.22391617</text:p>
          </table:table-cell>
          <table:table-cell table:number-columns-repeated="4" office:value-type="float" office:value="66452.06624862" calcext:value-type="float">
            <text:p>66452.06624862</text:p>
          </table:table-cell>
          <table:table-cell table:number-columns-repeated="2" office:value-type="float" office:value="66583.22391617" calcext:value-type="float">
            <text:p>66583.22391617</text:p>
          </table:table-cell>
          <table:table-cell office:value-type="float" office:value="66378.80961189" calcext:value-type="float">
            <text:p>66378.80961189</text:p>
          </table:table-cell>
          <table:table-cell table:number-columns-repeated="4" office:value-type="float" office:value="66452.06624862" calcext:value-type="float">
            <text:p>66452.06624862</text:p>
          </table:table-cell>
          <table:table-cell table:number-columns-repeated="2" office:value-type="float" office:value="66452.06632292" calcext:value-type="float">
            <text:p>66452.06632292</text:p>
          </table:table-cell>
          <table:table-cell office:value-type="float" office:value="66235.82443862" calcext:value-type="float">
            <text:p>66235.82443862</text:p>
          </table:table-cell>
          <table:table-cell office:value-type="float" office:value="66378.80979283" calcext:value-type="float">
            <text:p>66378.80979283</text:p>
          </table:table-cell>
          <table:table-cell table:number-columns-repeated="2" office:value-type="float" office:value="66378.80991829" calcext:value-type="float">
            <text:p>66378.80991829</text:p>
          </table:table-cell>
          <table:table-cell office:value-type="float" office:value="66378.81003529" calcext:value-type="float">
            <text:p>66378.81003529</text:p>
          </table:table-cell>
          <table:table-cell office:value-type="float" office:value="66452.07465725" calcext:value-type="float">
            <text:p>66452.07465725</text:p>
          </table:table-cell>
          <table:table-cell office:value-type="float" office:value="69370.11453606" calcext:value-type="float">
            <text:p>69370.11453606</text:p>
          </table:table-cell>
          <table:table-cell office:value-type="float" office:value="69370.11456959" calcext:value-type="float">
            <text:p>69370.11456959</text:p>
          </table:table-cell>
          <table:table-cell office:value-type="float" office:value="73600.00812833" calcext:value-type="float">
            <text:p>73600.00812833</text:p>
          </table:table-cell>
          <table:table-cell office:value-type="float" office:value="73600.00816799" calcext:value-type="float">
            <text:p>73600.00816799</text:p>
          </table:table-cell>
          <table:table-cell office:value-type="float" office:value="73600.00867304" calcext:value-type="float">
            <text:p>73600.00867304</text:p>
          </table:table-cell>
          <table:table-cell office:value-type="float" office:value="73600.00869906" calcext:value-type="float">
            <text:p>73600.00869906</text:p>
          </table:table-cell>
          <table:table-cell office:value-type="float" office:value="73600.0087059" calcext:value-type="float">
            <text:p>73600.0087059</text:p>
          </table:table-cell>
          <table:table-cell office:value-type="float" office:value="73600.00874046" calcext:value-type="float">
            <text:p>73600.00874046</text:p>
          </table:table-cell>
          <table:table-cell office:value-type="float" office:value="69370.12337498" calcext:value-type="float">
            <text:p>69370.12337498</text:p>
          </table:table-cell>
          <table:table-cell office:value-type="float" office:value="69370.12361171" calcext:value-type="float">
            <text:p>69370.12361171</text:p>
          </table:table-cell>
          <table:table-cell office:value-type="float" office:value="69370.12365166" calcext:value-type="float">
            <text:p>69370.12365166</text:p>
          </table:table-cell>
          <table:table-cell office:value-type="float" office:value="72227.23989391" calcext:value-type="float">
            <text:p>72227.23989391</text:p>
          </table:table-cell>
          <table:table-cell office:value-type="float" office:value="79957.19741504" calcext:value-type="float">
            <text:p>79957.19741504</text:p>
          </table:table-cell>
          <table:table-cell office:value-type="float" office:value="79957.19848228" calcext:value-type="float">
            <text:p>79957.19848228</text:p>
          </table:table-cell>
          <table:table-cell office:value-type="float" office:value="79957.19964386" calcext:value-type="float">
            <text:p>79957.19964386</text:p>
          </table:table-cell>
          <table:table-cell office:value-type="float" office:value="69370.12991462" calcext:value-type="float">
            <text:p>69370.12991462</text:p>
          </table:table-cell>
          <table:table-cell office:value-type="float" office:value="69370.13007842" calcext:value-type="float">
            <text:p>69370.13007842</text:p>
          </table:table-cell>
          <table:table-cell office:value-type="float" office:value="69370.13011174" calcext:value-type="float">
            <text:p>69370.13011174</text:p>
          </table:table-cell>
          <table:table-cell office:value-type="float" office:value="69370.13021817" calcext:value-type="float">
            <text:p>69370.13021817</text:p>
          </table:table-cell>
          <table:table-cell office:value-type="float" office:value="76893.10178244" calcext:value-type="float">
            <text:p>76893.10178244</text:p>
          </table:table-cell>
          <table:table-cell office:value-type="float" office:value="69370.13094817" calcext:value-type="float">
            <text:p>69370.13094817</text:p>
          </table:table-cell>
          <table:table-cell office:value-type="float" office:value="76893.10189206" calcext:value-type="float">
            <text:p>76893.10189206</text:p>
          </table:table-cell>
          <table:table-cell office:value-type="float" office:value="76893.2179957" calcext:value-type="float">
            <text:p>76893.2179957</text:p>
          </table:table-cell>
          <table:table-cell office:value-type="float" office:value="79957.20153741" calcext:value-type="float">
            <text:p>79957.20153741</text:p>
          </table:table-cell>
          <table:table-cell office:value-type="float" office:value="69370.13110174" calcext:value-type="float">
            <text:p>69370.13110174</text:p>
          </table:table-cell>
          <table:table-cell office:value-type="float" office:value="70000.00678744" calcext:value-type="float">
            <text:p>70000.00678744</text:p>
          </table:table-cell>
          <table:table-cell office:value-type="float" office:value="70000.00679521" calcext:value-type="float">
            <text:p>70000.00679521</text:p>
          </table:table-cell>
          <table:table-cell office:value-type="float" office:value="69370.2202872" calcext:value-type="float">
            <text:p>69370.2202872</text:p>
          </table:table-cell>
          <table:table-cell office:value-type="float" office:value="65236.71306814" calcext:value-type="float">
            <text:p>65236.71306814</text:p>
          </table:table-cell>
          <table:table-cell office:value-type="float" office:value="65236.71372087" calcext:value-type="float">
            <text:p>65236.71372087</text:p>
          </table:table-cell>
          <table:table-cell office:value-type="float" office:value="68101.56628858" calcext:value-type="float">
            <text:p>68101.56628858</text:p>
          </table:table-cell>
          <table:table-cell office:value-type="float" office:value="65236.71377803" calcext:value-type="float">
            <text:p>65236.71377803</text:p>
          </table:table-cell>
          <table:table-cell office:value-type="float" office:value="65236.71379451" calcext:value-type="float">
            <text:p>65236.71379451</text:p>
          </table:table-cell>
          <table:table-cell office:value-type="float" office:value="65236.71383331" calcext:value-type="float">
            <text:p>65236.71383331</text:p>
          </table:table-cell>
          <table:table-cell office:value-type="float" office:value="67599.43651664" calcext:value-type="float">
            <text:p>67599.43651664</text:p>
          </table:table-cell>
          <table:table-cell office:value-type="float" office:value="69370.17375566" calcext:value-type="float">
            <text:p>69370.17375566</text:p>
          </table:table-cell>
          <table:table-cell office:value-type="float" office:value="73528.24326579" calcext:value-type="float">
            <text:p>73528.24326579</text:p>
          </table:table-cell>
          <table:table-cell office:value-type="float" office:value="79957.20603781" calcext:value-type="float">
            <text:p>79957.20603781</text:p>
          </table:table-cell>
          <table:table-cell office:value-type="float" office:value="73601.13640591" calcext:value-type="float">
            <text:p>73601.13640591</text:p>
          </table:table-cell>
          <table:table-cell table:number-columns-repeated="2" office:value-type="float" office:value="73601.13641685" calcext:value-type="float">
            <text:p>73601.13641685</text:p>
          </table:table-cell>
          <table:table-cell office:value-type="float" office:value="73000.43360138" calcext:value-type="float">
            <text:p>73000.43360138</text:p>
          </table:table-cell>
          <table:table-cell office:value-type="float" office:value="73601.13645024" calcext:value-type="float">
            <text:p>73601.13645024</text:p>
          </table:table-cell>
          <table:table-cell office:value-type="float" office:value="72332.20277447" calcext:value-type="float">
            <text:p>72332.20277447</text:p>
          </table:table-cell>
          <table:table-cell office:value-type="float" office:value="73601.13647202" calcext:value-type="float">
            <text:p>73601.13647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50.04" calcext:value-type="float">
            <text:p>350.04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.01" calcext:value-type="float">
            <text:p>1050.01</text:p>
          </table:table-cell>
          <table:table-cell office:value-type="float" office:value="8000" calcext:value-type="float">
            <text:p>8000</text:p>
          </table:table-cell>
          <table:table-cell office:value-type="float" office:value="10000.2" calcext:value-type="float">
            <text:p>10000.2</text:p>
          </table:table-cell>
          <table:table-cell office:value-type="float" office:value="18650" calcext:value-type="float">
            <text:p>18650</text:p>
          </table:table-cell>
          <table:table-cell office:value-type="float" office:value="20962.28" calcext:value-type="float">
            <text:p>20962.28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31000" calcext:value-type="float">
            <text:p>31000</text:p>
          </table:table-cell>
          <table:table-cell office:value-type="float" office:value="31338.45" calcext:value-type="float">
            <text:p>31338.45</text:p>
          </table:table-cell>
          <table:table-cell office:value-type="float" office:value="31424.07" calcext:value-type="float">
            <text:p>31424.07</text:p>
          </table:table-cell>
          <table:table-cell table:number-columns-repeated="2" office:value-type="float" office:value="31338.45" calcext:value-type="float">
            <text:p>31338.45</text:p>
          </table:table-cell>
          <table:table-cell office:value-type="float" office:value="33035" calcext:value-type="float">
            <text:p>33035</text:p>
          </table:table-cell>
          <table:table-cell office:value-type="float" office:value="32714.84" calcext:value-type="float">
            <text:p>32714.84</text:p>
          </table:table-cell>
          <table:table-cell office:value-type="float" office:value="35547.83" calcext:value-type="float">
            <text:p>35547.83</text:p>
          </table:table-cell>
          <table:table-cell office:value-type="float" office:value="49157.97" calcext:value-type="float">
            <text:p>49157.97</text:p>
          </table:table-cell>
          <table:table-cell office:value-type="float" office:value="42328.65" calcext:value-type="float">
            <text:p>42328.65</text:p>
          </table:table-cell>
          <table:table-cell office:value-type="float" office:value="49047.74645612" calcext:value-type="float">
            <text:p>49047.74645612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48957.97" calcext:value-type="float">
            <text:p>48957.97</text:p>
          </table:table-cell>
          <table:table-cell office:value-type="float" office:value="42748.94" calcext:value-type="float">
            <text:p>42748.94</text:p>
          </table:table-cell>
          <table:table-cell office:value-type="float" office:value="49729.6698" calcext:value-type="float">
            <text:p>49729.6698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44511.441" calcext:value-type="float">
            <text:p>44511.441</text:p>
          </table:table-cell>
          <table:table-cell office:value-type="float" office:value="45000" calcext:value-type="float">
            <text:p>45000</text:p>
          </table:table-cell>
          <table:table-cell office:value-type="float" office:value="47457.46" calcext:value-type="float">
            <text:p>47457.46</text:p>
          </table:table-cell>
          <table:table-cell office:value-type="float" office:value="50000.031337" calcext:value-type="float">
            <text:p>50000.031337</text:p>
          </table:table-cell>
          <table:table-cell office:value-type="float" office:value="47458.031337" calcext:value-type="float">
            <text:p>47458.031337</text:p>
          </table:table-cell>
          <table:table-cell office:value-type="float" office:value="40258.8795" calcext:value-type="float">
            <text:p>40258.8795</text:p>
          </table:table-cell>
          <table:table-cell office:value-type="float" office:value="44512.0411" calcext:value-type="float">
            <text:p>44512.0411</text:p>
          </table:table-cell>
          <table:table-cell table:number-columns-repeated="2" office:value-type="float" office:value="47458.0411" calcext:value-type="float">
            <text:p>47458.0411</text:p>
          </table:table-cell>
          <table:table-cell office:value-type="float" office:value="44512.0411" calcext:value-type="float">
            <text:p>44512.0411</text:p>
          </table:table-cell>
          <table:table-cell office:value-type="float" office:value="44864.20534842" calcext:value-type="float">
            <text:p>44864.20534842</text:p>
          </table:table-cell>
          <table:table-cell office:value-type="float" office:value="45587.09776949" calcext:value-type="float">
            <text:p>45587.09776949</text:p>
          </table:table-cell>
          <table:table-cell table:number-columns-repeated="3" office:value-type="float" office:value="50000.0411001" calcext:value-type="float">
            <text:p>50000.0411001</text:p>
          </table:table-cell>
          <table:table-cell office:value-type="float" office:value="53000.04310001" calcext:value-type="float">
            <text:p>53000.04310001</text:p>
          </table:table-cell>
          <table:table-cell office:value-type="float" office:value="51500" calcext:value-type="float">
            <text:p>51500</text:p>
          </table:table-cell>
          <table:table-cell office:value-type="float" office:value="53000.04310002" calcext:value-type="float">
            <text:p>53000.04310002</text:p>
          </table:table-cell>
          <table:table-cell office:value-type="float" office:value="54382.84862936" calcext:value-type="float">
            <text:p>54382.84862936</text:p>
          </table:table-cell>
          <table:table-cell office:value-type="float" office:value="53000.04400004" calcext:value-type="float">
            <text:p>53000.04400004</text:p>
          </table:table-cell>
          <table:table-cell table:number-columns-repeated="2" office:value-type="float" office:value="50000.04291203" calcext:value-type="float">
            <text:p>50000.04291203</text:p>
          </table:table-cell>
          <table:table-cell office:value-type="float" office:value="50000.05068203" calcext:value-type="float">
            <text:p>50000.05068203</text:p>
          </table:table-cell>
          <table:table-cell office:value-type="float" office:value="47547.09910638" calcext:value-type="float">
            <text:p>47547.09910638</text:p>
          </table:table-cell>
          <table:table-cell office:value-type="float" office:value="50020.33351525" calcext:value-type="float">
            <text:p>50020.33351525</text:p>
          </table:table-cell>
          <table:table-cell office:value-type="float" office:value="52466.41418303" calcext:value-type="float">
            <text:p>52466.41418303</text:p>
          </table:table-cell>
          <table:table-cell office:value-type="float" office:value="53078.26319285" calcext:value-type="float">
            <text:p>53078.26319285</text:p>
          </table:table-cell>
          <table:table-cell office:value-type="float" office:value="53078.26329285" calcext:value-type="float">
            <text:p>53078.26329285</text:p>
          </table:table-cell>
          <table:table-cell office:value-type="float" office:value="57514.41261212" calcext:value-type="float">
            <text:p>57514.41261212</text:p>
          </table:table-cell>
          <table:table-cell office:value-type="float" office:value="61517.02586555" calcext:value-type="float">
            <text:p>61517.02586555</text:p>
          </table:table-cell>
          <table:table-cell office:value-type="float" office:value="65193.55873673" calcext:value-type="float">
            <text:p>65193.55873673</text:p>
          </table:table-cell>
          <table:table-cell table:number-columns-repeated="2" office:value-type="float" office:value="66452.06433635" calcext:value-type="float">
            <text:p>66452.06433635</text:p>
          </table:table-cell>
          <table:table-cell table:number-columns-repeated="2" office:value-type="float" office:value="66452.06453639" calcext:value-type="float">
            <text:p>66452.06453639</text:p>
          </table:table-cell>
          <table:table-cell office:value-type="float" office:value="66583.22230394" calcext:value-type="float">
            <text:p>66583.22230394</text:p>
          </table:table-cell>
          <table:table-cell table:number-columns-repeated="2" office:value-type="float" office:value="66583.22330394" calcext:value-type="float">
            <text:p>66583.22330394</text:p>
          </table:table-cell>
          <table:table-cell table:number-columns-repeated="3" office:value-type="float" office:value="66452.06563639" calcext:value-type="float">
            <text:p>66452.06563639</text:p>
          </table:table-cell>
          <table:table-cell table:number-columns-repeated="2" office:value-type="float" office:value="66378.80879966" calcext:value-type="float">
            <text:p>66378.80879966</text:p>
          </table:table-cell>
          <table:table-cell office:value-type="float" office:value="66452.06577139" calcext:value-type="float">
            <text:p>66452.06577139</text:p>
          </table:table-cell>
          <table:table-cell office:value-type="float" office:value="66378.80893466" calcext:value-type="float">
            <text:p>66378.80893466</text:p>
          </table:table-cell>
          <table:table-cell office:value-type="float" office:value="66378.80923466" calcext:value-type="float">
            <text:p>66378.80923466</text:p>
          </table:table-cell>
          <table:table-cell table:number-columns-repeated="3" office:value-type="float" office:value="66378.80961189" calcext:value-type="float">
            <text:p>66378.80961189</text:p>
          </table:table-cell>
          <table:table-cell table:number-columns-repeated="2" office:value-type="float" office:value="66452.06624862" calcext:value-type="float">
            <text:p>66452.06624862</text:p>
          </table:table-cell>
          <table:table-cell table:number-columns-repeated="4" office:value-type="float" office:value="66378.80961189" calcext:value-type="float">
            <text:p>66378.80961189</text:p>
          </table:table-cell>
          <table:table-cell table:number-columns-repeated="2" office:value-type="float" office:value="66452.06624862" calcext:value-type="float">
            <text:p>66452.06624862</text:p>
          </table:table-cell>
          <table:table-cell office:value-type="float" office:value="66235.82427687" calcext:value-type="float">
            <text:p>66235.82427687</text:p>
          </table:table-cell>
          <table:table-cell table:number-columns-repeated="4" office:value-type="float" office:value="66378.80961189" calcext:value-type="float">
            <text:p>66378.80961189</text:p>
          </table:table-cell>
          <table:table-cell table:number-columns-repeated="2" office:value-type="float" office:value="66378.80968619" calcext:value-type="float">
            <text:p>66378.80968619</text:p>
          </table:table-cell>
          <table:table-cell office:value-type="float" office:value="66233.75706908" calcext:value-type="float">
            <text:p>66233.75706908</text:p>
          </table:table-cell>
          <table:table-cell office:value-type="float" office:value="66235.82443862" calcext:value-type="float">
            <text:p>66235.82443862</text:p>
          </table:table-cell>
          <table:table-cell office:value-type="float" office:value="66235.82456408" calcext:value-type="float">
            <text:p>66235.82456408</text:p>
          </table:table-cell>
          <table:table-cell office:value-type="float" office:value="66235.82488758" calcext:value-type="float">
            <text:p>66235.82488758</text:p>
          </table:table-cell>
          <table:table-cell office:value-type="float" office:value="66235.82500458" calcext:value-type="float">
            <text:p>66235.82500458</text:p>
          </table:table-cell>
          <table:table-cell office:value-type="float" office:value="66378.81003529" calcext:value-type="float">
            <text:p>66378.81003529</text:p>
          </table:table-cell>
          <table:table-cell office:value-type="float" office:value="66452.07466586" calcext:value-type="float">
            <text:p>66452.07466586</text:p>
          </table:table-cell>
          <table:table-cell office:value-type="float" office:value="66452.07469939" calcext:value-type="float">
            <text:p>66452.07469939</text:p>
          </table:table-cell>
          <table:table-cell office:value-type="float" office:value="69370.11915134" calcext:value-type="float">
            <text:p>69370.11915134</text:p>
          </table:table-cell>
          <table:table-cell office:value-type="float" office:value="69370.119191" calcext:value-type="float">
            <text:p>69370.119191</text:p>
          </table:table-cell>
          <table:table-cell office:value-type="float" office:value="69370.11970271" calcext:value-type="float">
            <text:p>69370.11970271</text:p>
          </table:table-cell>
          <table:table-cell office:value-type="float" office:value="69370.12072873" calcext:value-type="float">
            <text:p>69370.12072873</text:p>
          </table:table-cell>
          <table:table-cell office:value-type="float" office:value="69370.1207708" calcext:value-type="float">
            <text:p>69370.1207708</text:p>
          </table:table-cell>
          <table:table-cell office:value-type="float" office:value="69370.12330347" calcext:value-type="float">
            <text:p>69370.12330347</text:p>
          </table:table-cell>
          <table:table-cell office:value-type="float" office:value="66452.0792568" calcext:value-type="float">
            <text:p>66452.0792568</text:p>
          </table:table-cell>
          <table:table-cell office:value-type="float" office:value="66452.07940233" calcext:value-type="float">
            <text:p>66452.07940233</text:p>
          </table:table-cell>
          <table:table-cell office:value-type="float" office:value="63600.04708756" calcext:value-type="float">
            <text:p>63600.04708756</text:p>
          </table:table-cell>
          <table:table-cell table:number-columns-repeated="2" office:value-type="float" office:value="69370.12365166" calcext:value-type="float">
            <text:p>69370.12365166</text:p>
          </table:table-cell>
          <table:table-cell office:value-type="float" office:value="69370.12369121" calcext:value-type="float">
            <text:p>69370.12369121</text:p>
          </table:table-cell>
          <table:table-cell office:value-type="float" office:value="69370.12370121" calcext:value-type="float">
            <text:p>69370.12370121</text:p>
          </table:table-cell>
          <table:table-cell office:value-type="float" office:value="68569.59930808" calcext:value-type="float">
            <text:p>68569.59930808</text:p>
          </table:table-cell>
          <table:table-cell office:value-type="float" office:value="68569.59932496" calcext:value-type="float">
            <text:p>68569.59932496</text:p>
          </table:table-cell>
          <table:table-cell office:value-type="float" office:value="65077.08183969" calcext:value-type="float">
            <text:p>65077.08183969</text:p>
          </table:table-cell>
          <table:table-cell office:value-type="float" office:value="65077.08194519" calcext:value-type="float">
            <text:p>65077.08194519</text:p>
          </table:table-cell>
          <table:table-cell office:value-type="float" office:value="69370.13094817" calcext:value-type="float">
            <text:p>69370.13094817</text:p>
          </table:table-cell>
          <table:table-cell office:value-type="float" office:value="66633.90578099" calcext:value-type="float">
            <text:p>66633.90578099</text:p>
          </table:table-cell>
          <table:table-cell office:value-type="float" office:value="75799.60810652" calcext:value-type="float">
            <text:p>75799.60810652</text:p>
          </table:table-cell>
          <table:table-cell office:value-type="float" office:value="70787.004041" calcext:value-type="float">
            <text:p>70787.004041</text:p>
          </table:table-cell>
          <table:table-cell office:value-type="float" office:value="76893.2179957" calcext:value-type="float">
            <text:p>76893.2179957</text:p>
          </table:table-cell>
          <table:table-cell office:value-type="float" office:value="61301.89790738" calcext:value-type="float">
            <text:p>61301.89790738</text:p>
          </table:table-cell>
          <table:table-cell office:value-type="float" office:value="69370.13113984" calcext:value-type="float">
            <text:p>69370.13113984</text:p>
          </table:table-cell>
          <table:table-cell office:value-type="float" office:value="69370.2202872" calcext:value-type="float">
            <text:p>69370.2202872</text:p>
          </table:table-cell>
          <table:table-cell office:value-type="float" office:value="61301.90018924" calcext:value-type="float">
            <text:p>61301.90018924</text:p>
          </table:table-cell>
          <table:table-cell office:value-type="float" office:value="60000.99658253" calcext:value-type="float">
            <text:p>60000.99658253</text:p>
          </table:table-cell>
          <table:table-cell office:value-type="float" office:value="62135.41401666" calcext:value-type="float">
            <text:p>62135.41401666</text:p>
          </table:table-cell>
          <table:table-cell office:value-type="float" office:value="65236.71375932" calcext:value-type="float">
            <text:p>65236.71375932</text:p>
          </table:table-cell>
          <table:table-cell table:number-columns-repeated="2" office:value-type="float" office:value="63500.99542777" calcext:value-type="float">
            <text:p>63500.99542777</text:p>
          </table:table-cell>
          <table:table-cell office:value-type="float" office:value="60196.4365057" calcext:value-type="float">
            <text:p>60196.4365057</text:p>
          </table:table-cell>
          <table:table-cell office:value-type="float" office:value="66431.27153667" calcext:value-type="float">
            <text:p>66431.27153667</text:p>
          </table:table-cell>
          <table:table-cell office:value-type="float" office:value="68101.56638444" calcext:value-type="float">
            <text:p>68101.56638444</text:p>
          </table:table-cell>
          <table:table-cell office:value-type="float" office:value="69370.17376113" calcext:value-type="float">
            <text:p>69370.17376113</text:p>
          </table:table-cell>
          <table:table-cell office:value-type="float" office:value="69370.17377207" calcext:value-type="float">
            <text:p>69370.17377207</text:p>
          </table:table-cell>
          <table:table-cell office:value-type="float" office:value="69370.17377754" calcext:value-type="float">
            <text:p>69370.17377754</text:p>
          </table:table-cell>
          <table:table-cell table:number-columns-repeated="2" office:value-type="float" office:value="69370.17378301" calcext:value-type="float">
            <text:p>69370.17378301</text:p>
          </table:table-cell>
          <table:table-cell office:value-type="float" office:value="69370.17378848" calcext:value-type="float">
            <text:p>69370.17378848</text:p>
          </table:table-cell>
          <table:table-cell office:value-type="float" office:value="73000.43374628" calcext:value-type="float">
            <text:p>73000.43374628</text:p>
          </table:table-cell>
          <table:table-cell office:value-type="float" office:value="69370.17533049" calcext:value-type="float">
            <text:p>69370.17533049</text:p>
          </table:table-cell>
          <table:table-cell office:value-type="float" office:value="69370.17554055" calcext:value-type="float">
            <text:p>69370.17554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50.04" calcext:value-type="float">
            <text:p>350.04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95.65" calcext:value-type="float">
            <text:p>895.65</text:p>
          </table:table-cell>
          <table:table-cell office:value-type="float" office:value="1000" calcext:value-type="float">
            <text:p>10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8200" calcext:value-type="float">
            <text:p>8200</text:p>
          </table:table-cell>
          <table:table-cell office:value-type="float" office:value="16667.79" calcext:value-type="float">
            <text:p>16667.79</text:p>
          </table:table-cell>
          <table:table-cell office:value-type="float" office:value="20673" calcext:value-type="float">
            <text:p>20673</text:p>
          </table:table-cell>
          <table:table-cell office:value-type="float" office:value="28150" calcext:value-type="float">
            <text:p>28150</text:p>
          </table:table-cell>
          <table:table-cell table:number-columns-repeated="3" office:value-type="float" office:value="29000" calcext:value-type="float">
            <text:p>29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1338.45" calcext:value-type="float">
            <text:p>31338.45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31949.48" calcext:value-type="float">
            <text:p>31949.48</text:p>
          </table:table-cell>
          <table:table-cell office:value-type="float" office:value="31424.07" calcext:value-type="float">
            <text:p>31424.07</text:p>
          </table:table-cell>
          <table:table-cell office:value-type="float" office:value="33035" calcext:value-type="float">
            <text:p>33035</text:p>
          </table:table-cell>
          <table:table-cell office:value-type="float" office:value="33374.8" calcext:value-type="float">
            <text:p>33374.8</text:p>
          </table:table-cell>
          <table:table-cell office:value-type="float" office:value="40954.56541907" calcext:value-type="float">
            <text:p>40954.56541907</text:p>
          </table:table-cell>
          <table:table-cell office:value-type="float" office:value="39655" calcext:value-type="float">
            <text:p>39655</text:p>
          </table:table-cell>
          <table:table-cell table:number-columns-repeated="3" office:value-type="float" office:value="50000" calcext:value-type="float">
            <text:p>50000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45748.94" calcext:value-type="float">
            <text:p>45748.94</text:p>
          </table:table-cell>
          <table:table-cell office:value-type="float" office:value="44000" calcext:value-type="float">
            <text:p>44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4511.441" calcext:value-type="float">
            <text:p>44511.441</text:p>
          </table:table-cell>
          <table:table-cell office:value-type="float" office:value="45000" calcext:value-type="float">
            <text:p>45000</text:p>
          </table:table-cell>
          <table:table-cell office:value-type="float" office:value="47458.031337" calcext:value-type="float">
            <text:p>47458.031337</text:p>
          </table:table-cell>
          <table:table-cell office:value-type="float" office:value="44512.031337" calcext:value-type="float">
            <text:p>44512.031337</text:p>
          </table:table-cell>
          <table:table-cell office:value-type="float" office:value="40000.031337" calcext:value-type="float">
            <text:p>40000.031337</text:p>
          </table:table-cell>
          <table:table-cell office:value-type="float" office:value="40000.0411" calcext:value-type="float">
            <text:p>40000.0411</text:p>
          </table:table-cell>
          <table:table-cell table:number-columns-repeated="2" office:value-type="float" office:value="44512.0411" calcext:value-type="float">
            <text:p>44512.0411</text:p>
          </table:table-cell>
          <table:table-cell table:number-columns-repeated="2" office:value-type="float" office:value="40000.31337" calcext:value-type="float">
            <text:p>40000.31337</text:p>
          </table:table-cell>
          <table:table-cell office:value-type="float" office:value="44864.20534842" calcext:value-type="float">
            <text:p>44864.20534842</text:p>
          </table:table-cell>
          <table:table-cell office:value-type="float" office:value="49988.7" calcext:value-type="float">
            <text:p>49988.7</text:p>
          </table:table-cell>
          <table:table-cell office:value-type="float" office:value="46595.27500386" calcext:value-type="float">
            <text:p>46595.27500386</text:p>
          </table:table-cell>
          <table:table-cell office:value-type="float" office:value="49621.20825065" calcext:value-type="float">
            <text:p>49621.20825065</text:p>
          </table:table-cell>
          <table:table-cell office:value-type="float" office:value="50000.0421001" calcext:value-type="float">
            <text:p>50000.0421001</text:p>
          </table:table-cell>
          <table:table-cell table:number-columns-repeated="2" office:value-type="float" office:value="50000.04210011" calcext:value-type="float">
            <text:p>50000.04210011</text:p>
          </table:table-cell>
          <table:table-cell office:value-type="float" office:value="53880.04310002" calcext:value-type="float">
            <text:p>53880.04310002</text:p>
          </table:table-cell>
          <table:table-cell office:value-type="float" office:value="52500" calcext:value-type="float">
            <text:p>52500</text:p>
          </table:table-cell>
          <table:table-cell office:value-type="float" office:value="44864.20635335" calcext:value-type="float">
            <text:p>44864.20635335</text:p>
          </table:table-cell>
          <table:table-cell office:value-type="float" office:value="46556.7334" calcext:value-type="float">
            <text:p>46556.7334</text:p>
          </table:table-cell>
          <table:table-cell office:value-type="float" office:value="44864.21412335" calcext:value-type="float">
            <text:p>44864.21412335</text:p>
          </table:table-cell>
          <table:table-cell office:value-type="float" office:value="47471.45356665" calcext:value-type="float">
            <text:p>47471.45356665</text:p>
          </table:table-cell>
          <table:table-cell office:value-type="float" office:value="50009.04794747" calcext:value-type="float">
            <text:p>50009.04794747</text:p>
          </table:table-cell>
          <table:table-cell office:value-type="float" office:value="52229.35737068" calcext:value-type="float">
            <text:p>52229.35737068</text:p>
          </table:table-cell>
          <table:table-cell office:value-type="float" office:value="53018.73081195" calcext:value-type="float">
            <text:p>53018.73081195</text:p>
          </table:table-cell>
          <table:table-cell office:value-type="float" office:value="53018.73091195" calcext:value-type="float">
            <text:p>53018.73091195</text:p>
          </table:table-cell>
          <table:table-cell office:value-type="float" office:value="57476.00835271" calcext:value-type="float">
            <text:p>57476.00835271</text:p>
          </table:table-cell>
          <table:table-cell office:value-type="float" office:value="61442.99572266" calcext:value-type="float">
            <text:p>61442.99572266</text:p>
          </table:table-cell>
          <table:table-cell office:value-type="float" office:value="65170.69432414" calcext:value-type="float">
            <text:p>65170.69432414</text:p>
          </table:table-cell>
          <table:table-cell table:number-columns-repeated="2" office:value-type="float" office:value="66378.80759963" calcext:value-type="float">
            <text:p>66378.80759963</text:p>
          </table:table-cell>
          <table:table-cell table:number-columns-repeated="2" office:value-type="float" office:value="66378.80769966" calcext:value-type="float">
            <text:p>66378.80769966</text:p>
          </table:table-cell>
          <table:table-cell office:value-type="float" office:value="66452.06463639" calcext:value-type="float">
            <text:p>66452.06463639</text:p>
          </table:table-cell>
          <table:table-cell table:number-columns-repeated="2" office:value-type="float" office:value="66452.06563639" calcext:value-type="float">
            <text:p>66452.06563639</text:p>
          </table:table-cell>
          <table:table-cell table:number-columns-repeated="3" office:value-type="float" office:value="66378.80879966" calcext:value-type="float">
            <text:p>66378.80879966</text:p>
          </table:table-cell>
          <table:table-cell office:value-type="float" office:value="66235.41040985" calcext:value-type="float">
            <text:p>66235.41040985</text:p>
          </table:table-cell>
          <table:table-cell office:value-type="float" office:value="66235.82366464" calcext:value-type="float">
            <text:p>66235.82366464</text:p>
          </table:table-cell>
          <table:table-cell office:value-type="float" office:value="66378.80893466" calcext:value-type="float">
            <text:p>66378.80893466</text:p>
          </table:table-cell>
          <table:table-cell office:value-type="float" office:value="66235.82379964" calcext:value-type="float">
            <text:p>66235.82379964</text:p>
          </table:table-cell>
          <table:table-cell office:value-type="float" office:value="66235.82409964" calcext:value-type="float">
            <text:p>66235.82409964</text:p>
          </table:table-cell>
          <table:table-cell table:number-columns-repeated="3" office:value-type="float" office:value="66235.82427687" calcext:value-type="float">
            <text:p>66235.82427687</text:p>
          </table:table-cell>
          <table:table-cell table:number-columns-repeated="2" office:value-type="float" office:value="66378.80961189" calcext:value-type="float">
            <text:p>66378.80961189</text:p>
          </table:table-cell>
          <table:table-cell table:number-columns-repeated="4" office:value-type="float" office:value="66235.82427687" calcext:value-type="float">
            <text:p>66235.82427687</text:p>
          </table:table-cell>
          <table:table-cell table:number-columns-repeated="2" office:value-type="float" office:value="66378.80961189" calcext:value-type="float">
            <text:p>66378.80961189</text:p>
          </table:table-cell>
          <table:table-cell office:value-type="float" office:value="66233.73859546" calcext:value-type="float">
            <text:p>66233.73859546</text:p>
          </table:table-cell>
          <table:table-cell table:number-columns-repeated="3" office:value-type="float" office:value="66235.82427687" calcext:value-type="float">
            <text:p>66235.82427687</text:p>
          </table:table-cell>
          <table:table-cell office:value-type="float" office:value="66235.82431198" calcext:value-type="float">
            <text:p>66235.82431198</text:p>
          </table:table-cell>
          <table:table-cell table:number-columns-repeated="2" office:value-type="float" office:value="66235.82433198" calcext:value-type="float">
            <text:p>66235.82433198</text:p>
          </table:table-cell>
          <table:table-cell office:value-type="float" office:value="59000.00152157" calcext:value-type="float">
            <text:p>59000.00152157</text:p>
          </table:table-cell>
          <table:table-cell office:value-type="float" office:value="66233.75710086" calcext:value-type="float">
            <text:p>66233.75710086</text:p>
          </table:table-cell>
          <table:table-cell office:value-type="float" office:value="66233.75722632" calcext:value-type="float">
            <text:p>66233.75722632</text:p>
          </table:table-cell>
          <table:table-cell office:value-type="float" office:value="66233.75754982" calcext:value-type="float">
            <text:p>66233.75754982</text:p>
          </table:table-cell>
          <table:table-cell office:value-type="float" office:value="66233.75766682" calcext:value-type="float">
            <text:p>66233.75766682</text:p>
          </table:table-cell>
          <table:table-cell office:value-type="float" office:value="66235.82500458" calcext:value-type="float">
            <text:p>66235.82500458</text:p>
          </table:table-cell>
          <table:table-cell office:value-type="float" office:value="66378.81005494" calcext:value-type="float">
            <text:p>66378.81005494</text:p>
          </table:table-cell>
          <table:table-cell office:value-type="float" office:value="66378.81008847" calcext:value-type="float">
            <text:p>66378.81008847</text:p>
          </table:table-cell>
          <table:table-cell office:value-type="float" office:value="66605.498319" calcext:value-type="float">
            <text:p>66605.498319</text:p>
          </table:table-cell>
          <table:table-cell office:value-type="float" office:value="66452.075026" calcext:value-type="float">
            <text:p>66452.075026</text:p>
          </table:table-cell>
          <table:table-cell office:value-type="float" office:value="66452.07807671" calcext:value-type="float">
            <text:p>66452.07807671</text:p>
          </table:table-cell>
          <table:table-cell office:value-type="float" office:value="66452.07811893" calcext:value-type="float">
            <text:p>66452.07811893</text:p>
          </table:table-cell>
          <table:table-cell office:value-type="float" office:value="66452.07814667" calcext:value-type="float">
            <text:p>66452.07814667</text:p>
          </table:table-cell>
          <table:table-cell office:value-type="float" office:value="66452.07819529" calcext:value-type="float">
            <text:p>66452.07819529</text:p>
          </table:table-cell>
          <table:table-cell office:value-type="float" office:value="66378.81086722" calcext:value-type="float">
            <text:p>66378.81086722</text:p>
          </table:table-cell>
          <table:table-cell office:value-type="float" office:value="66378.8109583" calcext:value-type="float">
            <text:p>66378.8109583</text:p>
          </table:table-cell>
          <table:table-cell office:value-type="float" office:value="55525.56324507" calcext:value-type="float">
            <text:p>55525.56324507</text:p>
          </table:table-cell>
          <table:table-cell office:value-type="float" office:value="63600.04718756" calcext:value-type="float">
            <text:p>63600.04718756</text:p>
          </table:table-cell>
          <table:table-cell office:value-type="float" office:value="53880.05896592" calcext:value-type="float">
            <text:p>53880.05896592</text:p>
          </table:table-cell>
          <table:table-cell table:number-columns-repeated="2" office:value-type="float" office:value="53880.05900547" calcext:value-type="float">
            <text:p>53880.05900547</text:p>
          </table:table-cell>
          <table:table-cell office:value-type="float" office:value="63693.96492696" calcext:value-type="float">
            <text:p>63693.96492696</text:p>
          </table:table-cell>
          <table:table-cell office:value-type="float" office:value="53880.05901874" calcext:value-type="float">
            <text:p>53880.05901874</text:p>
          </table:table-cell>
          <table:table-cell office:value-type="float" office:value="53880.05907322" calcext:value-type="float">
            <text:p>53880.05907322</text:p>
          </table:table-cell>
          <table:table-cell office:value-type="float" office:value="53880.05917322" calcext:value-type="float">
            <text:p>53880.05917322</text:p>
          </table:table-cell>
          <table:table-cell table:number-columns-repeated="2" office:value-type="float" office:value="65077.08194519" calcext:value-type="float">
            <text:p>65077.08194519</text:p>
          </table:table-cell>
          <table:table-cell office:value-type="float" office:value="69370.13094817" calcext:value-type="float">
            <text:p>69370.13094817</text:p>
          </table:table-cell>
          <table:table-cell office:value-type="float" office:value="69370.13095594" calcext:value-type="float">
            <text:p>69370.13095594</text:p>
          </table:table-cell>
          <table:table-cell office:value-type="float" office:value="69370.1310781" calcext:value-type="float">
            <text:p>69370.1310781</text:p>
          </table:table-cell>
          <table:table-cell office:value-type="float" office:value="57706.31655599" calcext:value-type="float">
            <text:p>57706.31655599</text:p>
          </table:table-cell>
          <table:table-cell office:value-type="float" office:value="61301.90008377" calcext:value-type="float">
            <text:p>61301.90008377</text:p>
          </table:table-cell>
          <table:table-cell office:value-type="float" office:value="61301.90018924" calcext:value-type="float">
            <text:p>61301.90018924</text:p>
          </table:table-cell>
          <table:table-cell office:value-type="float" office:value="60000.99658253" calcext:value-type="float">
            <text:p>60000.99658253</text:p>
          </table:table-cell>
          <table:table-cell office:value-type="float" office:value="59801.89799924" calcext:value-type="float">
            <text:p>59801.89799924</text:p>
          </table:table-cell>
          <table:table-cell office:value-type="float" office:value="60000.99679223" calcext:value-type="float">
            <text:p>60000.99679223</text:p>
          </table:table-cell>
          <table:table-cell office:value-type="float" office:value="60000.99680141" calcext:value-type="float">
            <text:p>60000.99680141</text:p>
          </table:table-cell>
          <table:table-cell office:value-type="float" office:value="58825.65496065" calcext:value-type="float">
            <text:p>58825.65496065</text:p>
          </table:table-cell>
          <table:table-cell office:value-type="float" office:value="59131.65502209" calcext:value-type="float">
            <text:p>59131.65502209</text:p>
          </table:table-cell>
          <table:table-cell office:value-type="float" office:value="57000.992937" calcext:value-type="float">
            <text:p>57000.992937</text:p>
          </table:table-cell>
          <table:table-cell office:value-type="float" office:value="65236.71384425" calcext:value-type="float">
            <text:p>65236.71384425</text:p>
          </table:table-cell>
          <table:table-cell office:value-type="float" office:value="65236.71385519" calcext:value-type="float">
            <text:p>65236.71385519</text:p>
          </table:table-cell>
          <table:table-cell office:value-type="float" office:value="68101.56639538" calcext:value-type="float">
            <text:p>68101.56639538</text:p>
          </table:table-cell>
          <table:table-cell office:value-type="float" office:value="68101.56640632" calcext:value-type="float">
            <text:p>68101.56640632</text:p>
          </table:table-cell>
          <table:table-cell office:value-type="float" office:value="60000.98361085" calcext:value-type="float">
            <text:p>60000.98361085</text:p>
          </table:table-cell>
          <table:table-cell office:value-type="float" office:value="58814.9779333" calcext:value-type="float">
            <text:p>58814.9779333</text:p>
          </table:table-cell>
          <table:table-cell office:value-type="float" office:value="65000.72736557" calcext:value-type="float">
            <text:p>65000.72736557</text:p>
          </table:table-cell>
          <table:table-cell office:value-type="float" office:value="68005.72113357" calcext:value-type="float">
            <text:p>68005.72113357</text:p>
          </table:table-cell>
          <table:table-cell office:value-type="float" office:value="69370.17533049" calcext:value-type="float">
            <text:p>69370.17533049</text:p>
          </table:table-cell>
          <table:table-cell office:value-type="float" office:value="58814.9779333" calcext:value-type="float">
            <text:p>58814.9779333</text:p>
          </table:table-cell>
          <table:table-cell office:value-type="float" office:value="53880.06062367" calcext:value-type="float">
            <text:p>53880.06062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350.04" calcext:value-type="float">
            <text:p>350.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5900" calcext:value-type="float">
            <text:p>5900</text:p>
          </table:table-cell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9499" calcext:value-type="float">
            <text:p>19499</text:p>
          </table:table-cell>
          <table:table-cell table:number-columns-repeated="3" office:value-type="float" office:value="28150" calcext:value-type="float">
            <text:p>2815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31424.07" calcext:value-type="float">
            <text:p>31424.07</text:p>
          </table:table-cell>
          <table:table-cell office:value-type="float" office:value="31338.45" calcext:value-type="float">
            <text:p>31338.45</text:p>
          </table:table-cell>
          <table:table-cell office:value-type="float" office:value="32714.84" calcext:value-type="float">
            <text:p>32714.84</text:p>
          </table:table-cell>
          <table:table-cell office:value-type="float" office:value="33035" calcext:value-type="float">
            <text:p>33035</text:p>
          </table:table-cell>
          <table:table-cell table:number-columns-repeated="2" office:value-type="float" office:value="38000" calcext:value-type="float">
            <text:p>38000</text:p>
          </table:table-cell>
          <table:table-cell table:number-columns-repeated="3" office:value-type="float" office:value="50000" calcext:value-type="float">
            <text:p>50000</text:p>
          </table:table-cell>
          <table:table-cell table:number-columns-repeated="7" office:value-type="float" office:value="40000" calcext:value-type="float">
            <text:p>40000</text:p>
          </table:table-cell>
          <table:table-cell office:value-type="float" office:value="44913.50856333" calcext:value-type="float">
            <text:p>44913.50856333</text:p>
          </table:table-cell>
          <table:table-cell office:value-type="float" office:value="44914.031337" calcext:value-type="float">
            <text:p>44914.031337</text:p>
          </table:table-cell>
          <table:table-cell office:value-type="float" office:value="40258.8795" calcext:value-type="float">
            <text:p>40258.8795</text:p>
          </table:table-cell>
          <table:table-cell office:value-type="float" office:value="40000.031337" calcext:value-type="float">
            <text:p>40000.031337</text:p>
          </table:table-cell>
          <table:table-cell office:value-type="float" office:value="40000.0411" calcext:value-type="float">
            <text:p>40000.0411</text:p>
          </table:table-cell>
          <table:table-cell office:value-type="float" office:value="43001.9" calcext:value-type="float">
            <text:p>43001.9</text:p>
          </table:table-cell>
          <table:table-cell table:number-columns-repeated="2" office:value-type="float" office:value="40000.0411" calcext:value-type="float">
            <text:p>40000.0411</text:p>
          </table:table-cell>
          <table:table-cell office:value-type="float" office:value="40000.04115" calcext:value-type="float">
            <text:p>40000.04115</text:p>
          </table:table-cell>
          <table:table-cell office:value-type="float" office:value="43453.82823341" calcext:value-type="float">
            <text:p>43453.82823341</text:p>
          </table:table-cell>
          <table:table-cell table:number-columns-repeated="2" office:value-type="float" office:value="44864.20534942" calcext:value-type="float">
            <text:p>44864.20534942</text:p>
          </table:table-cell>
          <table:table-cell office:value-type="float" office:value="49272.15223593" calcext:value-type="float">
            <text:p>49272.15223593</text:p>
          </table:table-cell>
          <table:table-cell office:value-type="float" office:value="47284.65537205" calcext:value-type="float">
            <text:p>47284.65537205</text:p>
          </table:table-cell>
          <table:table-cell office:value-type="float" office:value="49111.6765" calcext:value-type="float">
            <text:p>49111.6765</text:p>
          </table:table-cell>
          <table:table-cell office:value-type="float" office:value="48889.96311286" calcext:value-type="float">
            <text:p>48889.96311286</text:p>
          </table:table-cell>
          <table:table-cell office:value-type="float" office:value="53000.04310004" calcext:value-type="float">
            <text:p>53000.04310004</text:p>
          </table:table-cell>
          <table:table-cell office:value-type="float" office:value="50000.04240013" calcext:value-type="float">
            <text:p>50000.04240013</text:p>
          </table:table-cell>
          <table:table-cell office:value-type="float" office:value="41700" calcext:value-type="float">
            <text:p>41700</text:p>
          </table:table-cell>
          <table:table-cell office:value-type="float" office:value="44864.20635335" calcext:value-type="float">
            <text:p>44864.20635335</text:p>
          </table:table-cell>
          <table:table-cell office:value-type="float" office:value="41104.04267784" calcext:value-type="float">
            <text:p>41104.04267784</text:p>
          </table:table-cell>
          <table:table-cell office:value-type="float" office:value="47451.64752097" calcext:value-type="float">
            <text:p>47451.64752097</text:p>
          </table:table-cell>
          <table:table-cell office:value-type="float" office:value="50002.38905667" calcext:value-type="float">
            <text:p>50002.38905667</text:p>
          </table:table-cell>
          <table:table-cell office:value-type="float" office:value="52196.25959944" calcext:value-type="float">
            <text:p>52196.25959944</text:p>
          </table:table-cell>
          <table:table-cell office:value-type="float" office:value="53000.05394694" calcext:value-type="float">
            <text:p>53000.05394694</text:p>
          </table:table-cell>
          <table:table-cell office:value-type="float" office:value="53000.05404694" calcext:value-type="float">
            <text:p>53000.05404694</text:p>
          </table:table-cell>
          <table:table-cell office:value-type="float" office:value="57369.92421856" calcext:value-type="float">
            <text:p>57369.92421856</text:p>
          </table:table-cell>
          <table:table-cell office:value-type="float" office:value="61387.07600804" calcext:value-type="float">
            <text:p>61387.07600804</text:p>
          </table:table-cell>
          <table:table-cell office:value-type="float" office:value="65112.30258284" calcext:value-type="float">
            <text:p>65112.30258284</text:p>
          </table:table-cell>
          <table:table-cell table:number-columns-repeated="2" office:value-type="float" office:value="66235.40920982" calcext:value-type="float">
            <text:p>66235.40920982</text:p>
          </table:table-cell>
          <table:table-cell table:number-columns-repeated="2" office:value-type="float" office:value="66235.40930985" calcext:value-type="float">
            <text:p>66235.40930985</text:p>
          </table:table-cell>
          <table:table-cell office:value-type="float" office:value="66378.80779966" calcext:value-type="float">
            <text:p>66378.80779966</text:p>
          </table:table-cell>
          <table:table-cell table:number-columns-repeated="2" office:value-type="float" office:value="66378.80879966" calcext:value-type="float">
            <text:p>66378.80879966</text:p>
          </table:table-cell>
          <table:table-cell table:number-columns-repeated="3" office:value-type="float" office:value="66235.41040985" calcext:value-type="float">
            <text:p>66235.41040985</text:p>
          </table:table-cell>
          <table:table-cell table:number-columns-repeated="2" office:value-type="float" office:value="66233.73736962" calcext:value-type="float">
            <text:p>66233.73736962</text:p>
          </table:table-cell>
          <table:table-cell office:value-type="float" office:value="66235.82379964" calcext:value-type="float">
            <text:p>66235.82379964</text:p>
          </table:table-cell>
          <table:table-cell office:value-type="float" office:value="66233.73760462" calcext:value-type="float">
            <text:p>66233.73760462</text:p>
          </table:table-cell>
          <table:table-cell office:value-type="float" office:value="66233.73790462" calcext:value-type="float">
            <text:p>66233.73790462</text:p>
          </table:table-cell>
          <table:table-cell table:number-columns-repeated="3" office:value-type="float" office:value="66233.73800462" calcext:value-type="float">
            <text:p>66233.73800462</text:p>
          </table:table-cell>
          <table:table-cell table:number-columns-repeated="2" office:value-type="float" office:value="66235.82427687" calcext:value-type="float">
            <text:p>66235.82427687</text:p>
          </table:table-cell>
          <table:table-cell office:value-type="float" office:value="66233.73850546" calcext:value-type="float">
            <text:p>66233.73850546</text:p>
          </table:table-cell>
          <table:table-cell table:number-columns-repeated="3" office:value-type="float" office:value="66233.73859546" calcext:value-type="float">
            <text:p>66233.73859546</text:p>
          </table:table-cell>
          <table:table-cell table:number-columns-repeated="2" office:value-type="float" office:value="66235.82427687" calcext:value-type="float">
            <text:p>66235.82427687</text:p>
          </table:table-cell>
          <table:table-cell office:value-type="float" office:value="66205.47375047" calcext:value-type="float">
            <text:p>66205.47375047</text:p>
          </table:table-cell>
          <table:table-cell table:number-columns-repeated="4" office:value-type="float" office:value="66233.73859546" calcext:value-type="float">
            <text:p>66233.73859546</text:p>
          </table:table-cell>
          <table:table-cell table:number-columns-repeated="2" office:value-type="float" office:value="66233.75696244" calcext:value-type="float">
            <text:p>66233.75696244</text:p>
          </table:table-cell>
          <table:table-cell table:number-columns-repeated="2" office:value-type="float" office:value="53880.05753422" calcext:value-type="float">
            <text:p>53880.05753422</text:p>
          </table:table-cell>
          <table:table-cell table:number-columns-repeated="2" office:value-type="float" office:value="53880.05755968" calcext:value-type="float">
            <text:p>53880.05755968</text:p>
          </table:table-cell>
          <table:table-cell office:value-type="float" office:value="54071.3259136" calcext:value-type="float">
            <text:p>54071.3259136</text:p>
          </table:table-cell>
          <table:table-cell office:value-type="float" office:value="66233.75766682" calcext:value-type="float">
            <text:p>66233.75766682</text:p>
          </table:table-cell>
          <table:table-cell office:value-type="float" office:value="66235.8250132" calcext:value-type="float">
            <text:p>66235.8250132</text:p>
          </table:table-cell>
          <table:table-cell office:value-type="float" office:value="66235.82504673" calcext:value-type="float">
            <text:p>66235.82504673</text:p>
          </table:table-cell>
          <table:table-cell office:value-type="float" office:value="66452.07497834" calcext:value-type="float">
            <text:p>66452.07497834</text:p>
          </table:table-cell>
          <table:table-cell office:value-type="float" office:value="66378.81018708" calcext:value-type="float">
            <text:p>66378.81018708</text:p>
          </table:table-cell>
          <table:table-cell office:value-type="float" office:value="66378.81069879" calcext:value-type="float">
            <text:p>66378.81069879</text:p>
          </table:table-cell>
          <table:table-cell office:value-type="float" office:value="66378.81075167" calcext:value-type="float">
            <text:p>66378.81075167</text:p>
          </table:table-cell>
          <table:table-cell office:value-type="float" office:value="66378.81078077" calcext:value-type="float">
            <text:p>66378.81078077</text:p>
          </table:table-cell>
          <table:table-cell office:value-type="float" office:value="66378.81080571" calcext:value-type="float">
            <text:p>66378.81080571</text:p>
          </table:table-cell>
          <table:table-cell office:value-type="float" office:value="66235.82587687" calcext:value-type="float">
            <text:p>66235.82587687</text:p>
          </table:table-cell>
          <table:table-cell office:value-type="float" office:value="66235.82594558" calcext:value-type="float">
            <text:p>66235.82594558</text:p>
          </table:table-cell>
          <table:table-cell office:value-type="float" office:value="54507.64358167" calcext:value-type="float">
            <text:p>54507.64358167</text:p>
          </table:table-cell>
          <table:table-cell office:value-type="float" office:value="53880.05896592" calcext:value-type="float">
            <text:p>53880.05896592</text:p>
          </table:table-cell>
          <table:table-cell office:value-type="float" office:value="53000.01393623" calcext:value-type="float">
            <text:p>53000.01393623</text:p>
          </table:table-cell>
          <table:table-cell table:number-columns-repeated="2" office:value-type="float" office:value="53000.01396607" calcext:value-type="float">
            <text:p>53000.01396607</text:p>
          </table:table-cell>
          <table:table-cell office:value-type="float" office:value="56546.36989971" calcext:value-type="float">
            <text:p>56546.36989971</text:p>
          </table:table-cell>
          <table:table-cell office:value-type="float" office:value="53702.15622746" calcext:value-type="float">
            <text:p>53702.15622746</text:p>
          </table:table-cell>
          <table:table-cell office:value-type="float" office:value="53548.36897117" calcext:value-type="float">
            <text:p>53548.36897117</text:p>
          </table:table-cell>
          <table:table-cell office:value-type="float" office:value="53548.36907117" calcext:value-type="float">
            <text:p>53548.36907117</text:p>
          </table:table-cell>
          <table:table-cell office:value-type="float" office:value="58917.61864555" calcext:value-type="float">
            <text:p>58917.61864555</text:p>
          </table:table-cell>
          <table:table-cell office:value-type="float" office:value="59910.09527555" calcext:value-type="float">
            <text:p>59910.09527555</text:p>
          </table:table-cell>
          <table:table-cell office:value-type="float" office:value="66633.90591295" calcext:value-type="float">
            <text:p>66633.90591295</text:p>
          </table:table-cell>
          <table:table-cell office:value-type="float" office:value="65633.90459072" calcext:value-type="float">
            <text:p>65633.90459072</text:p>
          </table:table-cell>
          <table:table-cell office:value-type="float" office:value="64633.90329072" calcext:value-type="float">
            <text:p>64633.90329072</text:p>
          </table:table-cell>
          <table:table-cell office:value-type="float" office:value="53880.05943022" calcext:value-type="float">
            <text:p>53880.05943022</text:p>
          </table:table-cell>
          <table:table-cell office:value-type="float" office:value="56176.31615169" calcext:value-type="float">
            <text:p>56176.31615169</text:p>
          </table:table-cell>
          <table:table-cell office:value-type="float" office:value="53880.05944822" calcext:value-type="float">
            <text:p>53880.05944822</text:p>
          </table:table-cell>
          <table:table-cell office:value-type="float" office:value="56981.65746276" calcext:value-type="float">
            <text:p>56981.65746276</text:p>
          </table:table-cell>
          <table:table-cell office:value-type="float" office:value="55481.65646276" calcext:value-type="float">
            <text:p>55481.65646276</text:p>
          </table:table-cell>
          <table:table-cell office:value-type="float" office:value="59801.89853657" calcext:value-type="float">
            <text:p>59801.89853657</text:p>
          </table:table-cell>
          <table:table-cell office:value-type="float" office:value="57783.75847337" calcext:value-type="float">
            <text:p>57783.75847337</text:p>
          </table:table-cell>
          <table:table-cell office:value-type="float" office:value="58273.82338848" calcext:value-type="float">
            <text:p>58273.82338848</text:p>
          </table:table-cell>
          <table:table-cell office:value-type="float" office:value="54301.89118845" calcext:value-type="float">
            <text:p>54301.89118845</text:p>
          </table:table-cell>
          <table:table-cell office:value-type="float" office:value="55327.74639214" calcext:value-type="float">
            <text:p>55327.74639214</text:p>
          </table:table-cell>
          <table:table-cell office:value-type="float" office:value="60956.27951875" calcext:value-type="float">
            <text:p>60956.27951875</text:p>
          </table:table-cell>
          <table:table-cell office:value-type="float" office:value="53880.06016291" calcext:value-type="float">
            <text:p>53880.06016291</text:p>
          </table:table-cell>
          <table:table-cell office:value-type="float" office:value="65236.71386613" calcext:value-type="float">
            <text:p>65236.71386613</text:p>
          </table:table-cell>
          <table:table-cell office:value-type="float" office:value="65236.7138982" calcext:value-type="float">
            <text:p>65236.7138982</text:p>
          </table:table-cell>
          <table:table-cell office:value-type="float" office:value="58814.97792236" calcext:value-type="float">
            <text:p>58814.97792236</text:p>
          </table:table-cell>
          <table:table-cell office:value-type="float" office:value="53880.0603549" calcext:value-type="float">
            <text:p>53880.0603549</text:p>
          </table:table-cell>
          <table:table-cell table:number-columns-repeated="3" office:value-type="float" office:value="58814.9779333" calcext:value-type="float">
            <text:p>58814.9779333</text:p>
          </table:table-cell>
          <table:table-cell office:value-type="float" office:value="53880.06059937" calcext:value-type="float">
            <text:p>53880.06059937</text:p>
          </table:table-cell>
          <table:table-cell office:value-type="float" office:value="51830.35995333" calcext:value-type="float">
            <text:p>51830.35995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350.01" calcext:value-type="float">
            <text:p>350.01</text:p>
          </table:table-cell>
          <table:table-cell office:value-type="float" office:value="350.04" calcext:value-type="float">
            <text:p>350.0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895.65" calcext:value-type="float">
            <text:p>895.65</text:p>
          </table:table-cell>
          <table:table-cell office:value-type="float" office:value="5350" calcext:value-type="float">
            <text:p>5350</text:p>
          </table:table-cell>
          <table:table-cell office:value-type="float" office:value="6900" calcext:value-type="float">
            <text:p>69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6667.79" calcext:value-type="float">
            <text:p>16667.79</text:p>
          </table:table-cell>
          <table:table-cell office:value-type="float" office:value="17084" calcext:value-type="float">
            <text:p>17084</text:p>
          </table:table-cell>
          <table:table-cell table:number-columns-repeated="2" office:value-type="float" office:value="24149.55" calcext:value-type="float">
            <text:p>24149.55</text:p>
          </table:table-cell>
          <table:table-cell office:value-type="float" office:value="25052.58" calcext:value-type="float">
            <text:p>25052.58</text:p>
          </table:table-cell>
          <table:table-cell office:value-type="float" office:value="29990" calcext:value-type="float">
            <text:p>2999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29072.43" calcext:value-type="float">
            <text:p>29072.43</text:p>
          </table:table-cell>
          <table:table-cell office:value-type="float" office:value="31338.45" calcext:value-type="float">
            <text:p>31338.45</text:p>
          </table:table-cell>
          <table:table-cell office:value-type="float" office:value="31000" calcext:value-type="float">
            <text:p>31000</text:p>
          </table:table-cell>
          <table:table-cell office:value-type="float" office:value="31424.07" calcext:value-type="float">
            <text:p>31424.07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37251.25" calcext:value-type="float">
            <text:p>37251.25</text:p>
          </table:table-cell>
          <table:table-cell table:number-columns-repeated="3" office:value-type="float" office:value="50000" calcext:value-type="float">
            <text:p>50000</text:p>
          </table:table-cell>
          <table:table-cell table:number-columns-repeated="7" office:value-type="float" office:value="40000" calcext:value-type="float">
            <text:p>40000</text:p>
          </table:table-cell>
          <table:table-cell office:value-type="float" office:value="44511.441" calcext:value-type="float">
            <text:p>44511.441</text:p>
          </table:table-cell>
          <table:table-cell office:value-type="float" office:value="44512.031337" calcext:value-type="float">
            <text:p>44512.031337</text:p>
          </table:table-cell>
          <table:table-cell table:number-columns-repeated="2" office:value-type="float" office:value="40000.031337" calcext:value-type="float">
            <text:p>40000.031337</text:p>
          </table:table-cell>
          <table:table-cell table:number-columns-repeated="5" office:value-type="float" office:value="40000.0411" calcext:value-type="float">
            <text:p>40000.0411</text:p>
          </table:table-cell>
          <table:table-cell office:value-type="float" office:value="40000.31337" calcext:value-type="float">
            <text:p>40000.31337</text:p>
          </table:table-cell>
          <table:table-cell office:value-type="float" office:value="40000.313371" calcext:value-type="float">
            <text:p>40000.313371</text:p>
          </table:table-cell>
          <table:table-cell office:value-type="float" office:value="41005.9" calcext:value-type="float">
            <text:p>41005.9</text:p>
          </table:table-cell>
          <table:table-cell table:number-columns-repeated="2" office:value-type="float" office:value="44864.20534942" calcext:value-type="float">
            <text:p>44864.20534942</text:p>
          </table:table-cell>
          <table:table-cell office:value-type="float" office:value="45754.003" calcext:value-type="float">
            <text:p>45754.003</text:p>
          </table:table-cell>
          <table:table-cell office:value-type="float" office:value="48464.003" calcext:value-type="float">
            <text:p>48464.003</text:p>
          </table:table-cell>
          <table:table-cell office:value-type="float" office:value="50000.04210013" calcext:value-type="float">
            <text:p>50000.04210013</text:p>
          </table:table-cell>
          <table:table-cell office:value-type="float" office:value="44864.20554945" calcext:value-type="float">
            <text:p>44864.20554945</text:p>
          </table:table-cell>
          <table:table-cell office:value-type="float" office:value="40969.57036392" calcext:value-type="float">
            <text:p>40969.57036392</text:p>
          </table:table-cell>
          <table:table-cell office:value-type="float" office:value="41700" calcext:value-type="float">
            <text:p>41700</text:p>
          </table:table-cell>
          <table:table-cell office:value-type="float" office:value="41101.04757719" calcext:value-type="float">
            <text:p>41101.04757719</text:p>
          </table:table-cell>
          <table:table-cell office:value-type="float" office:value="47449.2484542" calcext:value-type="float">
            <text:p>47449.2484542</text:p>
          </table:table-cell>
          <table:table-cell office:value-type="float" office:value="49973.41329032" calcext:value-type="float">
            <text:p>49973.41329032</text:p>
          </table:table-cell>
          <table:table-cell office:value-type="float" office:value="52124.8938574" calcext:value-type="float">
            <text:p>52124.8938574</text:p>
          </table:table-cell>
          <table:table-cell office:value-type="float" office:value="52988.79014021" calcext:value-type="float">
            <text:p>52988.79014021</text:p>
          </table:table-cell>
          <table:table-cell office:value-type="float" office:value="52988.79024021" calcext:value-type="float">
            <text:p>52988.79024021</text:p>
          </table:table-cell>
          <table:table-cell office:value-type="float" office:value="57353.82115883" calcext:value-type="float">
            <text:p>57353.82115883</text:p>
          </table:table-cell>
          <table:table-cell office:value-type="float" office:value="61319.3970129" calcext:value-type="float">
            <text:p>61319.3970129</text:p>
          </table:table-cell>
          <table:table-cell office:value-type="float" office:value="65107.66257471" calcext:value-type="float">
            <text:p>65107.66257471</text:p>
          </table:table-cell>
          <table:table-cell table:number-columns-repeated="2" office:value-type="float" office:value="66233.73616959" calcext:value-type="float">
            <text:p>66233.73616959</text:p>
          </table:table-cell>
          <table:table-cell table:number-columns-repeated="2" office:value-type="float" office:value="66233.73626962" calcext:value-type="float">
            <text:p>66233.73626962</text:p>
          </table:table-cell>
          <table:table-cell office:value-type="float" office:value="66235.40940985" calcext:value-type="float">
            <text:p>66235.40940985</text:p>
          </table:table-cell>
          <table:table-cell table:number-columns-repeated="2" office:value-type="float" office:value="66235.41040985" calcext:value-type="float">
            <text:p>66235.41040985</text:p>
          </table:table-cell>
          <table:table-cell table:number-columns-repeated="3" office:value-type="float" office:value="66233.73736962" calcext:value-type="float">
            <text:p>66233.73736962</text:p>
          </table:table-cell>
          <table:table-cell table:number-columns-repeated="2" office:value-type="float" office:value="66205.47301547" calcext:value-type="float">
            <text:p>66205.47301547</text:p>
          </table:table-cell>
          <table:table-cell office:value-type="float" office:value="66233.73760462" calcext:value-type="float">
            <text:p>66233.73760462</text:p>
          </table:table-cell>
          <table:table-cell office:value-type="float" office:value="66205.47325047" calcext:value-type="float">
            <text:p>66205.47325047</text:p>
          </table:table-cell>
          <table:table-cell office:value-type="float" office:value="66205.47355047" calcext:value-type="float">
            <text:p>66205.47355047</text:p>
          </table:table-cell>
          <table:table-cell table:number-columns-repeated="2" office:value-type="float" office:value="66205.47365047" calcext:value-type="float">
            <text:p>66205.47365047</text:p>
          </table:table-cell>
          <table:table-cell office:value-type="float" office:value="66205.47375047" calcext:value-type="float">
            <text:p>66205.47375047</text:p>
          </table:table-cell>
          <table:table-cell office:value-type="float" office:value="66233.73844546" calcext:value-type="float">
            <text:p>66233.73844546</text:p>
          </table:table-cell>
          <table:table-cell office:value-type="float" office:value="66233.73850546" calcext:value-type="float">
            <text:p>66233.73850546</text:p>
          </table:table-cell>
          <table:table-cell table:number-columns-repeated="4" office:value-type="float" office:value="66205.47375047" calcext:value-type="float">
            <text:p>66205.47375047</text:p>
          </table:table-cell>
          <table:table-cell table:number-columns-repeated="2" office:value-type="float" office:value="66233.73859546" calcext:value-type="float">
            <text:p>66233.73859546</text:p>
          </table:table-cell>
          <table:table-cell office:value-type="float" office:value="66170.69605917" calcext:value-type="float">
            <text:p>66170.69605917</text:p>
          </table:table-cell>
          <table:table-cell table:number-columns-repeated="4" office:value-type="float" office:value="66205.47375047" calcext:value-type="float">
            <text:p>66205.47375047</text:p>
          </table:table-cell>
          <table:table-cell office:value-type="float" office:value="66205.47376047" calcext:value-type="float">
            <text:p>66205.47376047</text:p>
          </table:table-cell>
          <table:table-cell office:value-type="float" office:value="57843.84030984" calcext:value-type="float">
            <text:p>57843.84030984</text:p>
          </table:table-cell>
          <table:table-cell table:number-columns-repeated="2" office:value-type="float" office:value="53000.00684844" calcext:value-type="float">
            <text:p>53000.00684844</text:p>
          </table:table-cell>
          <table:table-cell office:value-type="float" office:value="53000.0068839" calcext:value-type="float">
            <text:p>53000.0068839</text:p>
          </table:table-cell>
          <table:table-cell office:value-type="float" office:value="53397.74528427" calcext:value-type="float">
            <text:p>53397.74528427</text:p>
          </table:table-cell>
          <table:table-cell office:value-type="float" office:value="53880.05767668" calcext:value-type="float">
            <text:p>53880.05767668</text:p>
          </table:table-cell>
          <table:table-cell office:value-type="float" office:value="55357.11692548" calcext:value-type="float">
            <text:p>55357.11692548</text:p>
          </table:table-cell>
          <table:table-cell office:value-type="float" office:value="66233.75767543" calcext:value-type="float">
            <text:p>66233.75767543</text:p>
          </table:table-cell>
          <table:table-cell office:value-type="float" office:value="66233.75770896" calcext:value-type="float">
            <text:p>66233.75770896</text:p>
          </table:table-cell>
          <table:table-cell office:value-type="float" office:value="66378.81013942" calcext:value-type="float">
            <text:p>66378.81013942</text:p>
          </table:table-cell>
          <table:table-cell office:value-type="float" office:value="66235.82519109" calcext:value-type="float">
            <text:p>66235.82519109</text:p>
          </table:table-cell>
          <table:table-cell office:value-type="float" office:value="66235.8257028" calcext:value-type="float">
            <text:p>66235.8257028</text:p>
          </table:table-cell>
          <table:table-cell office:value-type="float" office:value="66235.82575581" calcext:value-type="float">
            <text:p>66235.82575581</text:p>
          </table:table-cell>
          <table:table-cell office:value-type="float" office:value="66235.82578265" calcext:value-type="float">
            <text:p>66235.82578265</text:p>
          </table:table-cell>
          <table:table-cell office:value-type="float" office:value="66235.82580759" calcext:value-type="float">
            <text:p>66235.82580759</text:p>
          </table:table-cell>
          <table:table-cell office:value-type="float" office:value="66233.75899582" calcext:value-type="float">
            <text:p>66233.75899582</text:p>
          </table:table-cell>
          <table:table-cell office:value-type="float" office:value="66233.75902135" calcext:value-type="float">
            <text:p>66233.75902135</text:p>
          </table:table-cell>
          <table:table-cell office:value-type="float" office:value="53880.05883222" calcext:value-type="float">
            <text:p>53880.05883222</text:p>
          </table:table-cell>
          <table:table-cell office:value-type="float" office:value="53000.01381503" calcext:value-type="float">
            <text:p>53000.01381503</text:p>
          </table:table-cell>
          <table:table-cell office:value-type="float" office:value="51830.35695233" calcext:value-type="float">
            <text:p>51830.35695233</text:p>
          </table:table-cell>
          <table:table-cell table:number-columns-repeated="2" office:value-type="float" office:value="51830.35697667" calcext:value-type="float">
            <text:p>51830.35697667</text:p>
          </table:table-cell>
          <table:table-cell office:value-type="float" office:value="53880.05900547" calcext:value-type="float">
            <text:p>53880.05900547</text:p>
          </table:table-cell>
          <table:table-cell office:value-type="float" office:value="53548.3689657" calcext:value-type="float">
            <text:p>53548.3689657</text:p>
          </table:table-cell>
          <table:table-cell office:value-type="float" office:value="53000.01397931" calcext:value-type="float">
            <text:p>53000.01397931</text:p>
          </table:table-cell>
          <table:table-cell office:value-type="float" office:value="53000.01741264" calcext:value-type="float">
            <text:p>53000.01741264</text:p>
          </table:table-cell>
          <table:table-cell table:number-columns-repeated="2" office:value-type="float" office:value="54549.36908117" calcext:value-type="float">
            <text:p>54549.36908117</text:p>
          </table:table-cell>
          <table:table-cell office:value-type="float" office:value="65077.08195065" calcext:value-type="float">
            <text:p>65077.08195065</text:p>
          </table:table-cell>
          <table:table-cell table:number-columns-repeated="2" office:value-type="float" office:value="57706.31654252" calcext:value-type="float">
            <text:p>57706.31654252</text:p>
          </table:table-cell>
          <table:table-cell office:value-type="float" office:value="51830.35715541" calcext:value-type="float">
            <text:p>51830.35715541</text:p>
          </table:table-cell>
          <table:table-cell office:value-type="float" office:value="53880.05944822" calcext:value-type="float">
            <text:p>53880.05944822</text:p>
          </table:table-cell>
          <table:table-cell office:value-type="float" office:value="52286.31550792" calcext:value-type="float">
            <text:p>52286.31550792</text:p>
          </table:table-cell>
          <table:table-cell table:number-columns-repeated="2" office:value-type="float" office:value="53880.05948806" calcext:value-type="float">
            <text:p>53880.05948806</text:p>
          </table:table-cell>
          <table:table-cell office:value-type="float" office:value="56462.78508936" calcext:value-type="float">
            <text:p>56462.78508936</text:p>
          </table:table-cell>
          <table:table-cell office:value-type="float" office:value="57301.89658845" calcext:value-type="float">
            <text:p>57301.89658845</text:p>
          </table:table-cell>
          <table:table-cell office:value-type="float" office:value="56801.89512845" calcext:value-type="float">
            <text:p>56801.89512845</text:p>
          </table:table-cell>
          <table:table-cell office:value-type="float" office:value="53880.05999138" calcext:value-type="float">
            <text:p>53880.05999138</text:p>
          </table:table-cell>
          <table:table-cell office:value-type="float" office:value="53880.06000684" calcext:value-type="float">
            <text:p>53880.06000684</text:p>
          </table:table-cell>
          <table:table-cell office:value-type="float" office:value="53880.06001778" calcext:value-type="float">
            <text:p>53880.06001778</text:p>
          </table:table-cell>
          <table:table-cell office:value-type="float" office:value="51830.35876426" calcext:value-type="float">
            <text:p>51830.35876426</text:p>
          </table:table-cell>
          <table:table-cell office:value-type="float" office:value="53880.06017385" calcext:value-type="float">
            <text:p>53880.06017385</text:p>
          </table:table-cell>
          <table:table-cell office:value-type="float" office:value="53880.06022633" calcext:value-type="float">
            <text:p>53880.06022633</text:p>
          </table:table-cell>
          <table:table-cell office:value-type="float" office:value="58064.99734794" calcext:value-type="float">
            <text:p>58064.99734794</text:p>
          </table:table-cell>
          <table:table-cell office:value-type="float" office:value="51830.35905398" calcext:value-type="float">
            <text:p>51830.35905398</text:p>
          </table:table-cell>
          <table:table-cell table:number-columns-repeated="2" office:value-type="float" office:value="53880.0604549" calcext:value-type="float">
            <text:p>53880.0604549</text:p>
          </table:table-cell>
          <table:table-cell office:value-type="float" office:value="56888.98803825" calcext:value-type="float">
            <text:p>56888.98803825</text:p>
          </table:table-cell>
          <table:table-cell office:value-type="float" office:value="51830.35994733" calcext:value-type="float">
            <text:p>51830.35994733</text:p>
          </table:table-cell>
          <table:table-cell office:value-type="float" office:value="44000.08617726" calcext:value-type="float">
            <text:p>44000.08617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350.04" calcext:value-type="float">
            <text:p>350.04</text:p>
          </table:table-cell>
          <table:table-cell office:value-type="float" office:value="698.5" calcext:value-type="float">
            <text:p>698.5</text:p>
          </table:table-cell>
          <table:table-cell office:value-type="float" office:value="800" calcext:value-type="float">
            <text:p>800</text:p>
          </table:table-cell>
          <table:table-cell office:value-type="float" office:value="5100" calcext:value-type="float">
            <text:p>51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001" calcext:value-type="float">
            <text:p>20001</text:p>
          </table:table-cell>
          <table:table-cell office:value-type="float" office:value="20800" calcext:value-type="float">
            <text:p>20800</text:p>
          </table:table-cell>
          <table:table-cell office:value-type="float" office:value="24990" calcext:value-type="float">
            <text:p>24990</text:p>
          </table:table-cell>
          <table:table-cell table:number-columns-repeated="2" office:value-type="float" office:value="28150" calcext:value-type="float">
            <text:p>28150</text:p>
          </table:table-cell>
          <table:table-cell office:value-type="float" office:value="29990" calcext:value-type="float">
            <text:p>29990</text:p>
          </table:table-cell>
          <table:table-cell office:value-type="float" office:value="28150" calcext:value-type="float">
            <text:p>28150</text:p>
          </table:table-cell>
          <table:table-cell office:value-type="float" office:value="31000" calcext:value-type="float">
            <text:p>31000</text:p>
          </table:table-cell>
          <table:table-cell office:value-type="float" office:value="28150" calcext:value-type="float">
            <text:p>28150</text:p>
          </table:table-cell>
          <table:table-cell office:value-type="float" office:value="31000" calcext:value-type="float">
            <text:p>31000</text:p>
          </table:table-cell>
          <table:table-cell office:value-type="float" office:value="30367.97" calcext:value-type="float">
            <text:p>30367.97</text:p>
          </table:table-cell>
          <table:table-cell office:value-type="float" office:value="31000" calcext:value-type="float">
            <text:p>31000</text:p>
          </table:table-cell>
          <table:table-cell office:value-type="float" office:value="35699" calcext:value-type="float">
            <text:p>35699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38695.7470805" calcext:value-type="float">
            <text:p>38695.7470805</text:p>
          </table:table-cell>
          <table:table-cell office:value-type="float" office:value="38057.08507373" calcext:value-type="float">
            <text:p>38057.08507373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38057.08507373" calcext:value-type="float">
            <text:p>38057.0850737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40000.031337" calcext:value-type="float">
            <text:p>40000.031337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4" office:value-type="float" office:value="40000.0411" calcext:value-type="float">
            <text:p>40000.0411</text:p>
          </table:table-cell>
          <table:table-cell office:value-type="float" office:value="40000.04115" calcext:value-type="float">
            <text:p>40000.04115</text:p>
          </table:table-cell>
          <table:table-cell office:value-type="float" office:value="40000.041151" calcext:value-type="float">
            <text:p>40000.041151</text:p>
          </table:table-cell>
          <table:table-cell table:number-columns-repeated="2" office:value-type="float" office:value="40000.313371" calcext:value-type="float">
            <text:p>40000.313371</text:p>
          </table:table-cell>
          <table:table-cell office:value-type="float" office:value="41500.88829933" calcext:value-type="float">
            <text:p>41500.88829933</text:p>
          </table:table-cell>
          <table:table-cell table:number-columns-repeated="2" office:value-type="float" office:value="44864.20534943" calcext:value-type="float">
            <text:p>44864.20534943</text:p>
          </table:table-cell>
          <table:table-cell office:value-type="float" office:value="47361.37374491" calcext:value-type="float">
            <text:p>47361.37374491</text:p>
          </table:table-cell>
          <table:table-cell office:value-type="float" office:value="40969.56940002" calcext:value-type="float">
            <text:p>40969.56940002</text:p>
          </table:table-cell>
          <table:table-cell office:value-type="float" office:value="40000.31473802" calcext:value-type="float">
            <text:p>40000.31473802</text:p>
          </table:table-cell>
          <table:table-cell office:value-type="float" office:value="40994.57037392" calcext:value-type="float">
            <text:p>40994.57037392</text:p>
          </table:table-cell>
          <table:table-cell office:value-type="float" office:value="40994.57814392" calcext:value-type="float">
            <text:p>40994.57814392</text:p>
          </table:table-cell>
          <table:table-cell office:value-type="float" office:value="47400.43373363" calcext:value-type="float">
            <text:p>47400.43373363</text:p>
          </table:table-cell>
          <table:table-cell office:value-type="float" office:value="49973.40245443" calcext:value-type="float">
            <text:p>49973.40245443</text:p>
          </table:table-cell>
          <table:table-cell office:value-type="float" office:value="52090.14009301" calcext:value-type="float">
            <text:p>52090.14009301</text:p>
          </table:table-cell>
          <table:table-cell office:value-type="float" office:value="52988.55650678" calcext:value-type="float">
            <text:p>52988.55650678</text:p>
          </table:table-cell>
          <table:table-cell office:value-type="float" office:value="52988.55660678" calcext:value-type="float">
            <text:p>52988.55660678</text:p>
          </table:table-cell>
          <table:table-cell office:value-type="float" office:value="57353.66535942" calcext:value-type="float">
            <text:p>57353.66535942</text:p>
          </table:table-cell>
          <table:table-cell office:value-type="float" office:value="61285.06439672" calcext:value-type="float">
            <text:p>61285.06439672</text:p>
          </table:table-cell>
          <table:table-cell office:value-type="float" office:value="65083.2220039" calcext:value-type="float">
            <text:p>65083.2220039</text:p>
          </table:table-cell>
          <table:table-cell table:number-columns-repeated="2" office:value-type="float" office:value="66205.47171543" calcext:value-type="float">
            <text:p>66205.47171543</text:p>
          </table:table-cell>
          <table:table-cell table:number-columns-repeated="2" office:value-type="float" office:value="66205.47191547" calcext:value-type="float">
            <text:p>66205.47191547</text:p>
          </table:table-cell>
          <table:table-cell office:value-type="float" office:value="66233.73636962" calcext:value-type="float">
            <text:p>66233.73636962</text:p>
          </table:table-cell>
          <table:table-cell table:number-columns-repeated="2" office:value-type="float" office:value="66233.73736962" calcext:value-type="float">
            <text:p>66233.73736962</text:p>
          </table:table-cell>
          <table:table-cell table:number-columns-repeated="3" office:value-type="float" office:value="66205.47301547" calcext:value-type="float">
            <text:p>66205.47301547</text:p>
          </table:table-cell>
          <table:table-cell table:number-columns-repeated="2" office:value-type="float" office:value="66170.69552417" calcext:value-type="float">
            <text:p>66170.69552417</text:p>
          </table:table-cell>
          <table:table-cell office:value-type="float" office:value="66205.47325047" calcext:value-type="float">
            <text:p>66205.47325047</text:p>
          </table:table-cell>
          <table:table-cell office:value-type="float" office:value="66170.69565917" calcext:value-type="float">
            <text:p>66170.69565917</text:p>
          </table:table-cell>
          <table:table-cell office:value-type="float" office:value="66170.69595917" calcext:value-type="float">
            <text:p>66170.69595917</text:p>
          </table:table-cell>
          <table:table-cell table:number-columns-repeated="3" office:value-type="float" office:value="66170.69605917" calcext:value-type="float">
            <text:p>66170.69605917</text:p>
          </table:table-cell>
          <table:table-cell table:number-columns-repeated="2" office:value-type="float" office:value="66205.47375047" calcext:value-type="float">
            <text:p>66205.47375047</text:p>
          </table:table-cell>
          <table:table-cell table:number-columns-repeated="4" office:value-type="float" office:value="66170.69605917" calcext:value-type="float">
            <text:p>66170.69605917</text:p>
          </table:table-cell>
          <table:table-cell table:number-columns-repeated="2" office:value-type="float" office:value="66205.47375047" calcext:value-type="float">
            <text:p>66205.47375047</text:p>
          </table:table-cell>
          <table:table-cell office:value-type="float" office:value="66163.4452402" calcext:value-type="float">
            <text:p>66163.4452402</text:p>
          </table:table-cell>
          <table:table-cell office:value-type="float" office:value="66170.69605917" calcext:value-type="float">
            <text:p>66170.69605917</text:p>
          </table:table-cell>
          <table:table-cell table:number-columns-repeated="2" office:value-type="float" office:value="66163.4452402" calcext:value-type="float">
            <text:p>66163.4452402</text:p>
          </table:table-cell>
          <table:table-cell office:value-type="float" office:value="66163.4452503" calcext:value-type="float">
            <text:p>66163.4452503</text:p>
          </table:table-cell>
          <table:table-cell office:value-type="float" office:value="66163.4452603" calcext:value-type="float">
            <text:p>66163.4452603</text:p>
          </table:table-cell>
          <table:table-cell office:value-type="float" office:value="53880.05742758" calcext:value-type="float">
            <text:p>53880.05742758</text:p>
          </table:table-cell>
          <table:table-cell office:value-type="float" office:value="48260.37230743" calcext:value-type="float">
            <text:p>48260.37230743</text:p>
          </table:table-cell>
          <table:table-cell office:value-type="float" office:value="50862.89947839" calcext:value-type="float">
            <text:p>50862.89947839</text:p>
          </table:table-cell>
          <table:table-cell office:value-type="float" office:value="47307.37253532" calcext:value-type="float">
            <text:p>47307.37253532</text:p>
          </table:table-cell>
          <table:table-cell office:value-type="float" office:value="53000.00731715" calcext:value-type="float">
            <text:p>53000.00731715</text:p>
          </table:table-cell>
          <table:table-cell office:value-type="float" office:value="53352.73050769" calcext:value-type="float">
            <text:p>53352.73050769</text:p>
          </table:table-cell>
          <table:table-cell office:value-type="float" office:value="53880.05767668" calcext:value-type="float">
            <text:p>53880.05767668</text:p>
          </table:table-cell>
          <table:table-cell office:value-type="float" office:value="53880.05768531" calcext:value-type="float">
            <text:p>53880.05768531</text:p>
          </table:table-cell>
          <table:table-cell office:value-type="float" office:value="57207.0649057" calcext:value-type="float">
            <text:p>57207.0649057</text:p>
          </table:table-cell>
          <table:table-cell office:value-type="float" office:value="66235.82514343" calcext:value-type="float">
            <text:p>66235.82514343</text:p>
          </table:table-cell>
          <table:table-cell office:value-type="float" office:value="66233.75803305" calcext:value-type="float">
            <text:p>66233.75803305</text:p>
          </table:table-cell>
          <table:table-cell office:value-type="float" office:value="66233.75864476" calcext:value-type="float">
            <text:p>66233.75864476</text:p>
          </table:table-cell>
          <table:table-cell office:value-type="float" office:value="66233.75869686" calcext:value-type="float">
            <text:p>66233.75869686</text:p>
          </table:table-cell>
          <table:table-cell office:value-type="float" office:value="66233.7587237" calcext:value-type="float">
            <text:p>66233.7587237</text:p>
          </table:table-cell>
          <table:table-cell office:value-type="float" office:value="66233.75891654" calcext:value-type="float">
            <text:p>66233.75891654</text:p>
          </table:table-cell>
          <table:table-cell office:value-type="float" office:value="63600.04703296" calcext:value-type="float">
            <text:p>63600.04703296</text:p>
          </table:table-cell>
          <table:table-cell office:value-type="float" office:value="63600.04705849" calcext:value-type="float">
            <text:p>63600.04705849</text:p>
          </table:table-cell>
          <table:table-cell office:value-type="float" office:value="53000.01341503" calcext:value-type="float">
            <text:p>53000.01341503</text:p>
          </table:table-cell>
          <table:table-cell office:value-type="float" office:value="51830.35561723" calcext:value-type="float">
            <text:p>51830.35561723</text:p>
          </table:table-cell>
          <table:table-cell office:value-type="float" office:value="49546.36985715" calcext:value-type="float">
            <text:p>49546.36985715</text:p>
          </table:table-cell>
          <table:table-cell table:number-columns-repeated="2" office:value-type="float" office:value="49546.36988149" calcext:value-type="float">
            <text:p>49546.36988149</text:p>
          </table:table-cell>
          <table:table-cell office:value-type="float" office:value="53000.01396607" calcext:value-type="float">
            <text:p>53000.01396607</text:p>
          </table:table-cell>
          <table:table-cell office:value-type="float" office:value="53000.01397384" calcext:value-type="float">
            <text:p>53000.01397384</text:p>
          </table:table-cell>
          <table:table-cell office:value-type="float" office:value="51915.15999154" calcext:value-type="float">
            <text:p>51915.15999154</text:p>
          </table:table-cell>
          <table:table-cell office:value-type="float" office:value="51830.35710656" calcext:value-type="float">
            <text:p>51830.35710656</text:p>
          </table:table-cell>
          <table:table-cell office:value-type="float" office:value="53880.05919222" calcext:value-type="float">
            <text:p>53880.05919222</text:p>
          </table:table-cell>
          <table:table-cell office:value-type="float" office:value="53880.05925422" calcext:value-type="float">
            <text:p>53880.05925422</text:p>
          </table:table-cell>
          <table:table-cell office:value-type="float" office:value="54549.36908663" calcext:value-type="float">
            <text:p>54549.36908663</text:p>
          </table:table-cell>
          <table:table-cell office:value-type="float" office:value="54565.14071805" calcext:value-type="float">
            <text:p>54565.14071805</text:p>
          </table:table-cell>
          <table:table-cell office:value-type="float" office:value="54549.3690944" calcext:value-type="float">
            <text:p>54549.3690944</text:p>
          </table:table-cell>
          <table:table-cell office:value-type="float" office:value="51549.34367387" calcext:value-type="float">
            <text:p>51549.34367387</text:p>
          </table:table-cell>
          <table:table-cell table:number-columns-repeated="2" office:value-type="float" office:value="51830.35730517" calcext:value-type="float">
            <text:p>51830.35730517</text:p>
          </table:table-cell>
          <table:table-cell table:number-columns-repeated="2" office:value-type="float" office:value="52286.31550792" calcext:value-type="float">
            <text:p>52286.31550792</text:p>
          </table:table-cell>
          <table:table-cell office:value-type="float" office:value="53880.05993109" calcext:value-type="float">
            <text:p>53880.05993109</text:p>
          </table:table-cell>
          <table:table-cell office:value-type="float" office:value="56768.65494971" calcext:value-type="float">
            <text:p>56768.65494971</text:p>
          </table:table-cell>
          <table:table-cell office:value-type="float" office:value="53880.05996938" calcext:value-type="float">
            <text:p>53880.05996938</text:p>
          </table:table-cell>
          <table:table-cell office:value-type="float" office:value="52286.3158355" calcext:value-type="float">
            <text:p>52286.3158355</text:p>
          </table:table-cell>
          <table:table-cell office:value-type="float" office:value="51830.35815067" calcext:value-type="float">
            <text:p>51830.35815067</text:p>
          </table:table-cell>
          <table:table-cell office:value-type="float" office:value="51830.35854098" calcext:value-type="float">
            <text:p>51830.35854098</text:p>
          </table:table-cell>
          <table:table-cell office:value-type="float" office:value="49960.14366885" calcext:value-type="float">
            <text:p>49960.14366885</text:p>
          </table:table-cell>
          <table:table-cell office:value-type="float" office:value="51830.3588852" calcext:value-type="float">
            <text:p>51830.3588852</text:p>
          </table:table-cell>
          <table:table-cell office:value-type="float" office:value="51830.35891727" calcext:value-type="float">
            <text:p>51830.35891727</text:p>
          </table:table-cell>
          <table:table-cell office:value-type="float" office:value="53880.06023727" calcext:value-type="float">
            <text:p>53880.06023727</text:p>
          </table:table-cell>
          <table:table-cell office:value-type="float" office:value="50436.48523442" calcext:value-type="float">
            <text:p>50436.48523442</text:p>
          </table:table-cell>
          <table:table-cell table:number-columns-repeated="2" office:value-type="float" office:value="51830.3598038" calcext:value-type="float">
            <text:p>51830.3598038</text:p>
          </table:table-cell>
          <table:table-cell office:value-type="float" office:value="53880.0604549" calcext:value-type="float">
            <text:p>53880.0604549</text:p>
          </table:table-cell>
          <table:table-cell office:value-type="float" office:value="48309.987982" calcext:value-type="float">
            <text:p>48309.987982</text:p>
          </table:table-cell>
          <table:table-cell office:value-type="float" office:value="43357.65284794" calcext:value-type="float">
            <text:p>43357.65284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  <table:table-cell office:value-type="float" office:value="698.5" calcext:value-type="float">
            <text:p>698.5</text:p>
          </table:table-cell>
          <table:table-cell office:value-type="float" office:value="3350" calcext:value-type="float">
            <text:p>3350</text:p>
          </table:table-cell>
          <table:table-cell office:value-type="float" office:value="5900" calcext:value-type="float">
            <text:p>5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6667.79" calcext:value-type="float">
            <text:p>16667.79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1" calcext:value-type="float">
            <text:p>20001</text:p>
          </table:table-cell>
          <table:table-cell office:value-type="float" office:value="20780" calcext:value-type="float">
            <text:p>20780</text:p>
          </table:table-cell>
          <table:table-cell table:number-columns-repeated="2" office:value-type="float" office:value="25549.58" calcext:value-type="float">
            <text:p>25549.58</text:p>
          </table:table-cell>
          <table:table-cell office:value-type="float" office:value="28150" calcext:value-type="float">
            <text:p>28150</text:p>
          </table:table-cell>
          <table:table-cell office:value-type="float" office:value="25549.58" calcext:value-type="float">
            <text:p>25549.58</text:p>
          </table:table-cell>
          <table:table-cell office:value-type="float" office:value="28405" calcext:value-type="float">
            <text:p>28405</text:p>
          </table:table-cell>
          <table:table-cell office:value-type="float" office:value="26457.31" calcext:value-type="float">
            <text:p>26457.31</text:p>
          </table:table-cell>
          <table:table-cell office:value-type="float" office:value="28150" calcext:value-type="float">
            <text:p>28150</text:p>
          </table:table-cell>
          <table:table-cell office:value-type="float" office:value="29901.47" calcext:value-type="float">
            <text:p>29901.47</text:p>
          </table:table-cell>
          <table:table-cell office:value-type="float" office:value="28150" calcext:value-type="float">
            <text:p>28150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38057.08507373" calcext:value-type="float">
            <text:p>38057.08507373</text:p>
          </table:table-cell>
          <table:table-cell office:value-type="float" office:value="38000" calcext:value-type="float">
            <text:p>38000</text:p>
          </table:table-cell>
          <table:table-cell table:number-columns-repeated="3" office:value-type="float" office:value="38057.08507373" calcext:value-type="float">
            <text:p>38057.08507373</text:p>
          </table:table-cell>
          <table:table-cell office:value-type="float" office:value="38000" calcext:value-type="float">
            <text:p>38000</text:p>
          </table:table-cell>
          <table:table-cell office:value-type="float" office:value="38057.08507373" calcext:value-type="float">
            <text:p>38057.08507373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40000.031337" calcext:value-type="float">
            <text:p>40000.031337</text:p>
          </table:table-cell>
          <table:table-cell office:value-type="float" office:value="38058.031337" calcext:value-type="float">
            <text:p>38058.031337</text:p>
          </table:table-cell>
          <table:table-cell office:value-type="float" office:value="39419.82355666" calcext:value-type="float">
            <text:p>39419.82355666</text:p>
          </table:table-cell>
          <table:table-cell office:value-type="float" office:value="40000.0411" calcext:value-type="float">
            <text:p>40000.0411</text:p>
          </table:table-cell>
          <table:table-cell office:value-type="float" office:value="40000" calcext:value-type="float">
            <text:p>40000</text:p>
          </table:table-cell>
          <table:table-cell office:value-type="float" office:value="38058.0411" calcext:value-type="float">
            <text:p>38058.0411</text:p>
          </table:table-cell>
          <table:table-cell office:value-type="float" office:value="38000.0411" calcext:value-type="float">
            <text:p>38000.0411</text:p>
          </table:table-cell>
          <table:table-cell office:value-type="float" office:value="40000.0411" calcext:value-type="float">
            <text:p>40000.0411</text:p>
          </table:table-cell>
          <table:table-cell office:value-type="float" office:value="40000.041101" calcext:value-type="float">
            <text:p>40000.041101</text:p>
          </table:table-cell>
          <table:table-cell table:number-columns-repeated="2" office:value-type="float" office:value="40000.041151" calcext:value-type="float">
            <text:p>40000.041151</text:p>
          </table:table-cell>
          <table:table-cell office:value-type="float" office:value="40504.003" calcext:value-type="float">
            <text:p>40504.003</text:p>
          </table:table-cell>
          <table:table-cell office:value-type="float" office:value="41666.5509728" calcext:value-type="float">
            <text:p>41666.5509728</text:p>
          </table:table-cell>
          <table:table-cell office:value-type="float" office:value="40000.313371" calcext:value-type="float">
            <text:p>40000.313371</text:p>
          </table:table-cell>
          <table:table-cell office:value-type="float" office:value="45029.56820002" calcext:value-type="float">
            <text:p>45029.56820002</text:p>
          </table:table-cell>
          <table:table-cell office:value-type="float" office:value="40000.31357102" calcext:value-type="float">
            <text:p>40000.31357102</text:p>
          </table:table-cell>
          <table:table-cell office:value-type="float" office:value="40000.04351803" calcext:value-type="float">
            <text:p>40000.04351803</text:p>
          </table:table-cell>
          <table:table-cell office:value-type="float" office:value="40000.31473802" calcext:value-type="float">
            <text:p>40000.31473802</text:p>
          </table:table-cell>
          <table:table-cell office:value-type="float" office:value="40879.25504741" calcext:value-type="float">
            <text:p>40879.25504741</text:p>
          </table:table-cell>
          <table:table-cell office:value-type="float" office:value="47378.81964869" calcext:value-type="float">
            <text:p>47378.81964869</text:p>
          </table:table-cell>
          <table:table-cell office:value-type="float" office:value="49971.45356665" calcext:value-type="float">
            <text:p>49971.45356665</text:p>
          </table:table-cell>
          <table:table-cell office:value-type="float" office:value="52078.26309285" calcext:value-type="float">
            <text:p>52078.26309285</text:p>
          </table:table-cell>
          <table:table-cell office:value-type="float" office:value="52972.09094746" calcext:value-type="float">
            <text:p>52972.09094746</text:p>
          </table:table-cell>
          <table:table-cell office:value-type="float" office:value="52972.09104746" calcext:value-type="float">
            <text:p>52972.09104746</text:p>
          </table:table-cell>
          <table:table-cell office:value-type="float" office:value="57330.01656622" calcext:value-type="float">
            <text:p>57330.01656622</text:p>
          </table:table-cell>
          <table:table-cell office:value-type="float" office:value="61277.91809026" calcext:value-type="float">
            <text:p>61277.91809026</text:p>
          </table:table-cell>
          <table:table-cell office:value-type="float" office:value="65028.4470754" calcext:value-type="float">
            <text:p>65028.4470754</text:p>
          </table:table-cell>
          <table:table-cell table:number-columns-repeated="2" office:value-type="float" office:value="66170.69432414" calcext:value-type="float">
            <text:p>66170.69432414</text:p>
          </table:table-cell>
          <table:table-cell table:number-columns-repeated="2" office:value-type="float" office:value="66170.69442417" calcext:value-type="float">
            <text:p>66170.69442417</text:p>
          </table:table-cell>
          <table:table-cell office:value-type="float" office:value="66205.47201547" calcext:value-type="float">
            <text:p>66205.47201547</text:p>
          </table:table-cell>
          <table:table-cell table:number-columns-repeated="2" office:value-type="float" office:value="66205.47301547" calcext:value-type="float">
            <text:p>66205.47301547</text:p>
          </table:table-cell>
          <table:table-cell table:number-columns-repeated="3" office:value-type="float" office:value="66170.69552417" calcext:value-type="float">
            <text:p>66170.69552417</text:p>
          </table:table-cell>
          <table:table-cell table:number-columns-repeated="2" office:value-type="float" office:value="66163.4446777" calcext:value-type="float">
            <text:p>66163.4446777</text:p>
          </table:table-cell>
          <table:table-cell office:value-type="float" office:value="66170.69565917" calcext:value-type="float">
            <text:p>66170.69565917</text:p>
          </table:table-cell>
          <table:table-cell office:value-type="float" office:value="66163.4448127" calcext:value-type="float">
            <text:p>66163.4448127</text:p>
          </table:table-cell>
          <table:table-cell office:value-type="float" office:value="66163.4451127" calcext:value-type="float">
            <text:p>66163.4451127</text:p>
          </table:table-cell>
          <table:table-cell office:value-type="float" office:value="66163.4452127" calcext:value-type="float">
            <text:p>66163.4452127</text:p>
          </table:table-cell>
          <table:table-cell table:number-columns-repeated="2" office:value-type="float" office:value="66163.4452402" calcext:value-type="float">
            <text:p>66163.4452402</text:p>
          </table:table-cell>
          <table:table-cell table:number-columns-repeated="2" office:value-type="float" office:value="66170.69605917" calcext:value-type="float">
            <text:p>66170.69605917</text:p>
          </table:table-cell>
          <table:table-cell table:number-columns-repeated="4" office:value-type="float" office:value="66163.4452402" calcext:value-type="float">
            <text:p>66163.4452402</text:p>
          </table:table-cell>
          <table:table-cell table:number-columns-repeated="2" office:value-type="float" office:value="66170.69605917" calcext:value-type="float">
            <text:p>66170.69605917</text:p>
          </table:table-cell>
          <table:table-cell office:value-type="float" office:value="63036.98835278" calcext:value-type="float">
            <text:p>63036.98835278</text:p>
          </table:table-cell>
          <table:table-cell office:value-type="float" office:value="66163.4452402" calcext:value-type="float">
            <text:p>66163.4452402</text:p>
          </table:table-cell>
          <table:table-cell office:value-type="float" office:value="57098.091335" calcext:value-type="float">
            <text:p>57098.091335</text:p>
          </table:table-cell>
          <table:table-cell office:value-type="float" office:value="63994.13563343" calcext:value-type="float">
            <text:p>63994.13563343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59000.001345" calcext:value-type="float">
            <text:p>59000.001345</text:p>
          </table:table-cell>
          <table:table-cell office:value-type="float" office:value="53008.83346889" calcext:value-type="float">
            <text:p>53008.83346889</text:p>
          </table:table-cell>
          <table:table-cell office:value-type="float" office:value="44998.00024657" calcext:value-type="float">
            <text:p>44998.00024657</text:p>
          </table:table-cell>
          <table:table-cell office:value-type="float" office:value="47550.37250986" calcext:value-type="float">
            <text:p>47550.37250986</text:p>
          </table:table-cell>
          <table:table-cell office:value-type="float" office:value="47071.57201399" calcext:value-type="float">
            <text:p>47071.57201399</text:p>
          </table:table-cell>
          <table:table-cell office:value-type="float" office:value="47307.37253532" calcext:value-type="float">
            <text:p>47307.37253532</text:p>
          </table:table-cell>
          <table:table-cell table:number-columns-repeated="2" office:value-type="float" office:value="53000.0074432" calcext:value-type="float">
            <text:p>53000.0074432</text:p>
          </table:table-cell>
          <table:table-cell office:value-type="float" office:value="53000.01245183" calcext:value-type="float">
            <text:p>53000.01245183</text:p>
          </table:table-cell>
          <table:table-cell office:value-type="float" office:value="53880.05770862" calcext:value-type="float">
            <text:p>53880.05770862</text:p>
          </table:table-cell>
          <table:table-cell office:value-type="float" office:value="66233.75798539" calcext:value-type="float">
            <text:p>66233.75798539</text:p>
          </table:table-cell>
          <table:table-cell office:value-type="float" office:value="53880.05793158" calcext:value-type="float">
            <text:p>53880.05793158</text:p>
          </table:table-cell>
          <table:table-cell office:value-type="float" office:value="53880.05860613" calcext:value-type="float">
            <text:p>53880.05860613</text:p>
          </table:table-cell>
          <table:table-cell office:value-type="float" office:value="53880.05864633" calcext:value-type="float">
            <text:p>53880.05864633</text:p>
          </table:table-cell>
          <table:table-cell office:value-type="float" office:value="53880.05867317" calcext:value-type="float">
            <text:p>53880.05867317</text:p>
          </table:table-cell>
          <table:table-cell office:value-type="float" office:value="53880.05870611" calcext:value-type="float">
            <text:p>53880.05870611</text:p>
          </table:table-cell>
          <table:table-cell office:value-type="float" office:value="57679.15439825" calcext:value-type="float">
            <text:p>57679.15439825</text:p>
          </table:table-cell>
          <table:table-cell office:value-type="float" office:value="53880.05879315" calcext:value-type="float">
            <text:p>53880.05879315</text:p>
          </table:table-cell>
          <table:table-cell office:value-type="float" office:value="51830.35561723" calcext:value-type="float">
            <text:p>51830.35561723</text:p>
          </table:table-cell>
          <table:table-cell office:value-type="float" office:value="49546.36984705" calcext:value-type="float">
            <text:p>49546.36984705</text:p>
          </table:table-cell>
          <table:table-cell office:value-type="float" office:value="48000.0880842" calcext:value-type="float">
            <text:p>48000.0880842</text:p>
          </table:table-cell>
          <table:table-cell table:number-columns-repeated="2" office:value-type="float" office:value="48000.088114" calcext:value-type="float">
            <text:p>48000.088114</text:p>
          </table:table-cell>
          <table:table-cell office:value-type="float" office:value="51830.35697667" calcext:value-type="float">
            <text:p>51830.35697667</text:p>
          </table:table-cell>
          <table:table-cell office:value-type="float" office:value="51830.35700109" calcext:value-type="float">
            <text:p>51830.35700109</text:p>
          </table:table-cell>
          <table:table-cell office:value-type="float" office:value="51830.35700656" calcext:value-type="float">
            <text:p>51830.35700656</text:p>
          </table:table-cell>
          <table:table-cell office:value-type="float" office:value="48119.42372555" calcext:value-type="float">
            <text:p>48119.42372555</text:p>
          </table:table-cell>
          <table:table-cell table:number-columns-repeated="2" office:value-type="float" office:value="51830.35711656" calcext:value-type="float">
            <text:p>51830.35711656</text:p>
          </table:table-cell>
          <table:table-cell office:value-type="float" office:value="53880.05925968" calcext:value-type="float">
            <text:p>53880.05925968</text:p>
          </table:table-cell>
          <table:table-cell office:value-type="float" office:value="54549.3690944" calcext:value-type="float">
            <text:p>54549.3690944</text:p>
          </table:table-cell>
          <table:table-cell office:value-type="float" office:value="53880.05926745" calcext:value-type="float">
            <text:p>53880.05926745</text:p>
          </table:table-cell>
          <table:table-cell office:value-type="float" office:value="47445.92611648" calcext:value-type="float">
            <text:p>47445.92611648</text:p>
          </table:table-cell>
          <table:table-cell office:value-type="float" office:value="50641.92092439" calcext:value-type="float">
            <text:p>50641.92092439</text:p>
          </table:table-cell>
          <table:table-cell office:value-type="float" office:value="49555.34239367" calcext:value-type="float">
            <text:p>49555.34239367</text:p>
          </table:table-cell>
          <table:table-cell office:value-type="float" office:value="51830.35730517" calcext:value-type="float">
            <text:p>51830.35730517</text:p>
          </table:table-cell>
          <table:table-cell office:value-type="float" office:value="51830.35743571" calcext:value-type="float">
            <text:p>51830.35743571</text:p>
          </table:table-cell>
          <table:table-cell office:value-type="float" office:value="52481.65490579" calcext:value-type="float">
            <text:p>52481.65490579</text:p>
          </table:table-cell>
          <table:table-cell office:value-type="float" office:value="53880.05995844" calcext:value-type="float">
            <text:p>53880.05995844</text:p>
          </table:table-cell>
          <table:table-cell office:value-type="float" office:value="53233.33941474" calcext:value-type="float">
            <text:p>53233.33941474</text:p>
          </table:table-cell>
          <table:table-cell office:value-type="float" office:value="51830.35807709" calcext:value-type="float">
            <text:p>51830.35807709</text:p>
          </table:table-cell>
          <table:table-cell office:value-type="float" office:value="51001.88562733" calcext:value-type="float">
            <text:p>51001.88562733</text:p>
          </table:table-cell>
          <table:table-cell office:value-type="float" office:value="46801.88134733" calcext:value-type="float">
            <text:p>46801.88134733</text:p>
          </table:table-cell>
          <table:table-cell office:value-type="float" office:value="44000.0783575" calcext:value-type="float">
            <text:p>44000.0783575</text:p>
          </table:table-cell>
          <table:table-cell office:value-type="float" office:value="44000.08613297" calcext:value-type="float">
            <text:p>44000.08613297</text:p>
          </table:table-cell>
          <table:table-cell office:value-type="float" office:value="44409.99715539" calcext:value-type="float">
            <text:p>44409.99715539</text:p>
          </table:table-cell>
          <table:table-cell office:value-type="float" office:value="51830.35894304" calcext:value-type="float">
            <text:p>51830.35894304</text:p>
          </table:table-cell>
          <table:table-cell office:value-type="float" office:value="47858.987082" calcext:value-type="float">
            <text:p>47858.987082</text:p>
          </table:table-cell>
          <table:table-cell office:value-type="float" office:value="45558.987017" calcext:value-type="float">
            <text:p>45558.987017</text:p>
          </table:table-cell>
          <table:table-cell office:value-type="float" office:value="44000.08617126" calcext:value-type="float">
            <text:p>44000.08617126</text:p>
          </table:table-cell>
          <table:table-cell office:value-type="float" office:value="51830.3598038" calcext:value-type="float">
            <text:p>51830.3598038</text:p>
          </table:table-cell>
          <table:table-cell office:value-type="float" office:value="44000.08617126" calcext:value-type="float">
            <text:p>44000.08617126</text:p>
          </table:table-cell>
          <table:table-cell office:value-type="float" office:value="40013.96038553" calcext:value-type="float">
            <text:p>40013.96038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5500" calcext:value-type="float">
            <text:p>5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1" calcext:value-type="float">
            <text:p>20001</text:p>
          </table:table-cell>
          <table:table-cell table:number-columns-repeated="2" office:value-type="float" office:value="25052.58" calcext:value-type="float">
            <text:p>25052.58</text:p>
          </table:table-cell>
          <table:table-cell office:value-type="float" office:value="26100" calcext:value-type="float">
            <text:p>26100</text:p>
          </table:table-cell>
          <table:table-cell office:value-type="float" office:value="25057.26" calcext:value-type="float">
            <text:p>25057.26</text:p>
          </table:table-cell>
          <table:table-cell office:value-type="float" office:value="28150" calcext:value-type="float">
            <text:p>28150</text:p>
          </table:table-cell>
          <table:table-cell table:number-columns-repeated="2" office:value-type="float" office:value="25549.58" calcext:value-type="float">
            <text:p>25549.58</text:p>
          </table:table-cell>
          <table:table-cell office:value-type="float" office:value="28150" calcext:value-type="float">
            <text:p>28150</text:p>
          </table:table-cell>
          <table:table-cell office:value-type="float" office:value="24738.91" calcext:value-type="float">
            <text:p>24738.91</text:p>
          </table:table-cell>
          <table:table-cell office:value-type="float" office:value="28150" calcext:value-type="float">
            <text:p>2815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4995.39" calcext:value-type="float">
            <text:p>34995.39</text:p>
          </table:table-cell>
          <table:table-cell table:number-columns-repeated="3" office:value-type="float" office:value="38000" calcext:value-type="float">
            <text:p>38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0000.031337" calcext:value-type="float">
            <text:p>40000.031337</text:p>
          </table:table-cell>
          <table:table-cell office:value-type="float" office:value="38058.031337" calcext:value-type="float">
            <text:p>38058.031337</text:p>
          </table:table-cell>
          <table:table-cell office:value-type="float" office:value="38000.031337" calcext:value-type="float">
            <text:p>38000.031337</text:p>
          </table:table-cell>
          <table:table-cell office:value-type="float" office:value="38058.0411" calcext:value-type="float">
            <text:p>38058.0411</text:p>
          </table:table-cell>
          <table:table-cell office:value-type="float" office:value="40000" calcext:value-type="float">
            <text:p>40000</text:p>
          </table:table-cell>
          <table:table-cell office:value-type="float" office:value="38058.0411" calcext:value-type="float">
            <text:p>38058.0411</text:p>
          </table:table-cell>
          <table:table-cell office:value-type="float" office:value="38000.0411" calcext:value-type="float">
            <text:p>38000.0411</text:p>
          </table:table-cell>
          <table:table-cell office:value-type="float" office:value="37467.09483673" calcext:value-type="float">
            <text:p>37467.09483673</text:p>
          </table:table-cell>
          <table:table-cell office:value-type="float" office:value="40000.0411" calcext:value-type="float">
            <text:p>40000.0411</text:p>
          </table:table-cell>
          <table:table-cell office:value-type="float" office:value="40000.04110011" calcext:value-type="float">
            <text:p>40000.04110011</text:p>
          </table:table-cell>
          <table:table-cell table:number-columns-repeated="2" office:value-type="float" office:value="40000.041101" calcext:value-type="float">
            <text:p>40000.041101</text:p>
          </table:table-cell>
          <table:table-cell table:number-columns-repeated="2" office:value-type="float" office:value="40000.313371" calcext:value-type="float">
            <text:p>40000.313371</text:p>
          </table:table-cell>
          <table:table-cell office:value-type="float" office:value="40000.04215101" calcext:value-type="float">
            <text:p>40000.04215101</text:p>
          </table:table-cell>
          <table:table-cell office:value-type="float" office:value="44864.20534945" calcext:value-type="float">
            <text:p>44864.20534945</text:p>
          </table:table-cell>
          <table:table-cell office:value-type="float" office:value="40000.04235103" calcext:value-type="float">
            <text:p>40000.04235103</text:p>
          </table:table-cell>
          <table:table-cell office:value-type="float" office:value="40000.04246803" calcext:value-type="float">
            <text:p>40000.04246803</text:p>
          </table:table-cell>
          <table:table-cell office:value-type="float" office:value="40000.04351803" calcext:value-type="float">
            <text:p>40000.04351803</text:p>
          </table:table-cell>
          <table:table-cell office:value-type="float" office:value="40878.12335419" calcext:value-type="float">
            <text:p>40878.12335419</text:p>
          </table:table-cell>
          <table:table-cell office:value-type="float" office:value="47369.5727753" calcext:value-type="float">
            <text:p>47369.5727753</text:p>
          </table:table-cell>
          <table:table-cell office:value-type="float" office:value="49902.28024113" calcext:value-type="float">
            <text:p>49902.28024113</text:p>
          </table:table-cell>
          <table:table-cell office:value-type="float" office:value="52074.77646562" calcext:value-type="float">
            <text:p>52074.77646562</text:p>
          </table:table-cell>
          <table:table-cell office:value-type="float" office:value="52913.17365301" calcext:value-type="float">
            <text:p>52913.17365301</text:p>
          </table:table-cell>
          <table:table-cell office:value-type="float" office:value="52913.17375301" calcext:value-type="float">
            <text:p>52913.17375301</text:p>
          </table:table-cell>
          <table:table-cell office:value-type="float" office:value="57328.97689113" calcext:value-type="float">
            <text:p>57328.97689113</text:p>
          </table:table-cell>
          <table:table-cell office:value-type="float" office:value="61245.11222002" calcext:value-type="float">
            <text:p>61245.11222002</text:p>
          </table:table-cell>
          <table:table-cell office:value-type="float" office:value="64990.79565383" calcext:value-type="float">
            <text:p>64990.79565383</text:p>
          </table:table-cell>
          <table:table-cell table:number-columns-repeated="2" office:value-type="float" office:value="66163.44347767" calcext:value-type="float">
            <text:p>66163.44347767</text:p>
          </table:table-cell>
          <table:table-cell table:number-columns-repeated="2" office:value-type="float" office:value="66163.4435777" calcext:value-type="float">
            <text:p>66163.4435777</text:p>
          </table:table-cell>
          <table:table-cell office:value-type="float" office:value="66170.69452417" calcext:value-type="float">
            <text:p>66170.69452417</text:p>
          </table:table-cell>
          <table:table-cell table:number-columns-repeated="2" office:value-type="float" office:value="66170.69552417" calcext:value-type="float">
            <text:p>66170.69552417</text:p>
          </table:table-cell>
          <table:table-cell table:number-columns-repeated="3" office:value-type="float" office:value="66163.4446777" calcext:value-type="float">
            <text:p>66163.4446777</text:p>
          </table:table-cell>
          <table:table-cell office:value-type="float" office:value="65000.21752667" calcext:value-type="float">
            <text:p>65000.21752667</text:p>
          </table:table-cell>
          <table:table-cell office:value-type="float" office:value="65000.21755667" calcext:value-type="float">
            <text:p>65000.21755667</text:p>
          </table:table-cell>
          <table:table-cell office:value-type="float" office:value="66163.4448127" calcext:value-type="float">
            <text:p>66163.4448127</text:p>
          </table:table-cell>
          <table:table-cell office:value-type="float" office:value="65000.21776778" calcext:value-type="float">
            <text:p>65000.21776778</text:p>
          </table:table-cell>
          <table:table-cell office:value-type="float" office:value="53880.05731758" calcext:value-type="float">
            <text:p>53880.05731758</text:p>
          </table:table-cell>
          <table:table-cell table:number-columns-repeated="2" office:value-type="float" office:value="53880.05741758" calcext:value-type="float">
            <text:p>53880.05741758</text:p>
          </table:table-cell>
          <table:table-cell office:value-type="float" office:value="57200.00137723" calcext:value-type="float">
            <text:p>57200.00137723</text:p>
          </table:table-cell>
          <table:table-cell table:number-columns-repeated="2" office:value-type="float" office:value="66163.4452402" calcext:value-type="float">
            <text:p>66163.4452402</text:p>
          </table:table-cell>
          <table:table-cell table:number-columns-repeated="2" office:value-type="float" office:value="53880.05741758" calcext:value-type="float">
            <text:p>53880.05741758</text:p>
          </table:table-cell>
          <table:table-cell office:value-type="float" office:value="56395.37552" calcext:value-type="float">
            <text:p>56395.37552</text:p>
          </table:table-cell>
          <table:table-cell office:value-type="float" office:value="62726" calcext:value-type="float">
            <text:p>62726</text:p>
          </table:table-cell>
          <table:table-cell table:number-columns-repeated="2" office:value-type="float" office:value="66163.4452402" calcext:value-type="float">
            <text:p>66163.4452402</text:p>
          </table:table-cell>
          <table:table-cell table:number-columns-repeated="4" office:value-type="float" office:value="53880.05741758" calcext:value-type="float">
            <text:p>53880.05741758</text:p>
          </table:table-cell>
          <table:table-cell office:value-type="float" office:value="48260.47219079" calcext:value-type="float">
            <text:p>48260.47219079</text:p>
          </table:table-cell>
          <table:table-cell office:value-type="float" office:value="53880.05742758" calcext:value-type="float">
            <text:p>53880.05742758</text:p>
          </table:table-cell>
          <table:table-cell office:value-type="float" office:value="53000.001345" calcext:value-type="float">
            <text:p>53000.001345</text:p>
          </table:table-cell>
          <table:table-cell office:value-type="float" office:value="44864.42509825" calcext:value-type="float">
            <text:p>44864.42509825</text:p>
          </table:table-cell>
          <table:table-cell office:value-type="float" office:value="44998.00024657" calcext:value-type="float">
            <text:p>44998.00024657</text:p>
          </table:table-cell>
          <table:table-cell office:value-type="float" office:value="44998.00027203" calcext:value-type="float">
            <text:p>44998.00027203</text:p>
          </table:table-cell>
          <table:table-cell office:value-type="float" office:value="44899.43660181" calcext:value-type="float">
            <text:p>44899.43660181</text:p>
          </table:table-cell>
          <table:table-cell office:value-type="float" office:value="51044.31111387" calcext:value-type="float">
            <text:p>51044.31111387</text:p>
          </table:table-cell>
          <table:table-cell office:value-type="float" office:value="51784.67453047" calcext:value-type="float">
            <text:p>51784.67453047</text:p>
          </table:table-cell>
          <table:table-cell office:value-type="float" office:value="51784.6745391" calcext:value-type="float">
            <text:p>51784.6745391</text:p>
          </table:table-cell>
          <table:table-cell office:value-type="float" office:value="53000.01247514" calcext:value-type="float">
            <text:p>53000.01247514</text:p>
          </table:table-cell>
          <table:table-cell office:value-type="float" office:value="53880.05789192" calcext:value-type="float">
            <text:p>53880.05789192</text:p>
          </table:table-cell>
          <table:table-cell office:value-type="float" office:value="53000.01256575" calcext:value-type="float">
            <text:p>53000.01256575</text:p>
          </table:table-cell>
          <table:table-cell office:value-type="float" office:value="53000.01307746" calcext:value-type="float">
            <text:p>53000.01307746</text:p>
          </table:table-cell>
          <table:table-cell office:value-type="float" office:value="53000.01324467" calcext:value-type="float">
            <text:p>53000.01324467</text:p>
          </table:table-cell>
          <table:table-cell office:value-type="float" office:value="53000.01326151" calcext:value-type="float">
            <text:p>53000.01326151</text:p>
          </table:table-cell>
          <table:table-cell office:value-type="float" office:value="53000.01328645" calcext:value-type="float">
            <text:p>53000.01328645</text:p>
          </table:table-cell>
          <table:table-cell office:value-type="float" office:value="53880.05876762" calcext:value-type="float">
            <text:p>53880.05876762</text:p>
          </table:table-cell>
          <table:table-cell office:value-type="float" office:value="53000.01337819" calcext:value-type="float">
            <text:p>53000.01337819</text:p>
          </table:table-cell>
          <table:table-cell office:value-type="float" office:value="49546.36978305" calcext:value-type="float">
            <text:p>49546.36978305</text:p>
          </table:table-cell>
          <table:table-cell office:value-type="float" office:value="48000.0880741" calcext:value-type="float">
            <text:p>48000.0880741</text:p>
          </table:table-cell>
          <table:table-cell office:value-type="float" office:value="45000.03974539" calcext:value-type="float">
            <text:p>45000.03974539</text:p>
          </table:table-cell>
          <table:table-cell office:value-type="float" office:value="45000.03976973" calcext:value-type="float">
            <text:p>45000.03976973</text:p>
          </table:table-cell>
          <table:table-cell office:value-type="float" office:value="45000.03995844" calcext:value-type="float">
            <text:p>45000.03995844</text:p>
          </table:table-cell>
          <table:table-cell office:value-type="float" office:value="47000.07801785" calcext:value-type="float">
            <text:p>47000.07801785</text:p>
          </table:table-cell>
          <table:table-cell table:number-columns-repeated="2" office:value-type="float" office:value="47000.07802562" calcext:value-type="float">
            <text:p>47000.07802562</text:p>
          </table:table-cell>
          <table:table-cell office:value-type="float" office:value="47000.07812562" calcext:value-type="float">
            <text:p>47000.07812562</text:p>
          </table:table-cell>
          <table:table-cell table:number-columns-repeated="2" office:value-type="float" office:value="47000.07814562" calcext:value-type="float">
            <text:p>47000.07814562</text:p>
          </table:table-cell>
          <table:table-cell office:value-type="float" office:value="51830.35712433" calcext:value-type="float">
            <text:p>51830.35712433</text:p>
          </table:table-cell>
          <table:table-cell office:value-type="float" office:value="53880.05926745" calcext:value-type="float">
            <text:p>53880.05926745</text:p>
          </table:table-cell>
          <table:table-cell office:value-type="float" office:value="51830.35714764" calcext:value-type="float">
            <text:p>51830.35714764</text:p>
          </table:table-cell>
          <table:table-cell office:value-type="float" office:value="44000.07776066" calcext:value-type="float">
            <text:p>44000.07776066</text:p>
          </table:table-cell>
          <table:table-cell office:value-type="float" office:value="47551.34238043" calcext:value-type="float">
            <text:p>47551.34238043</text:p>
          </table:table-cell>
          <table:table-cell office:value-type="float" office:value="48438.12257474" calcext:value-type="float">
            <text:p>48438.12257474</text:p>
          </table:table-cell>
          <table:table-cell table:number-columns-repeated="2" office:value-type="float" office:value="49555.34239367" calcext:value-type="float">
            <text:p>49555.34239367</text:p>
          </table:table-cell>
          <table:table-cell office:value-type="float" office:value="52286.31561762" calcext:value-type="float">
            <text:p>52286.31561762</text:p>
          </table:table-cell>
          <table:table-cell office:value-type="float" office:value="52286.31581362" calcext:value-type="float">
            <text:p>52286.31581362</text:p>
          </table:table-cell>
          <table:table-cell office:value-type="float" office:value="52286.31582456" calcext:value-type="float">
            <text:p>52286.31582456</text:p>
          </table:table-cell>
          <table:table-cell office:value-type="float" office:value="48242.43648912" calcext:value-type="float">
            <text:p>48242.43648912</text:p>
          </table:table-cell>
          <table:table-cell office:value-type="float" office:value="45671.28441881" calcext:value-type="float">
            <text:p>45671.28441881</text:p>
          </table:table-cell>
          <table:table-cell office:value-type="float" office:value="44000.0783411" calcext:value-type="float">
            <text:p>44000.0783411</text:p>
          </table:table-cell>
          <table:table-cell office:value-type="float" office:value="43185.98072443" calcext:value-type="float">
            <text:p>43185.98072443</text:p>
          </table:table-cell>
          <table:table-cell office:value-type="float" office:value="42201.87482733" calcext:value-type="float">
            <text:p>42201.87482733</text:p>
          </table:table-cell>
          <table:table-cell office:value-type="float" office:value="44000.08614391" calcext:value-type="float">
            <text:p>44000.08614391</text:p>
          </table:table-cell>
          <table:table-cell office:value-type="float" office:value="44000.08615485" calcext:value-type="float">
            <text:p>44000.08615485</text:p>
          </table:table-cell>
          <table:table-cell table:number-columns-repeated="2" office:value-type="float" office:value="44000.08616579" calcext:value-type="float">
            <text:p>44000.08616579</text:p>
          </table:table-cell>
          <table:table-cell office:value-type="float" office:value="40013.96037953" calcext:value-type="float">
            <text:p>40013.96037953</text:p>
          </table:table-cell>
          <table:table-cell office:value-type="float" office:value="44000.08617126" calcext:value-type="float">
            <text:p>44000.08617126</text:p>
          </table:table-cell>
          <table:table-cell office:value-type="float" office:value="40013.96037953" calcext:value-type="float">
            <text:p>40013.96037953</text:p>
          </table:table-cell>
          <table:table-cell office:value-type="float" office:value="40000.32768183" calcext:value-type="float">
            <text:p>40000.32768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150" calcext:value-type="float">
            <text:p>150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361.55" calcext:value-type="float">
            <text:p>2361.55</text:p>
          </table:table-cell>
          <table:table-cell office:value-type="float" office:value="5100" calcext:value-type="float">
            <text:p>5100</text:p>
          </table:table-cell>
          <table:table-cell office:value-type="float" office:value="8195.06" calcext:value-type="float">
            <text:p>8195.06</text:p>
          </table:table-cell>
          <table:table-cell office:value-type="float" office:value="10200" calcext:value-type="float">
            <text:p>10200</text:p>
          </table:table-cell>
          <table:table-cell office:value-type="float" office:value="13750" calcext:value-type="float">
            <text:p>13750</text:p>
          </table:table-cell>
          <table:table-cell office:value-type="float" office:value="17200" calcext:value-type="float">
            <text:p>172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25549.58" calcext:value-type="float">
            <text:p>25549.58</text:p>
          </table:table-cell>
          <table:table-cell office:value-type="float" office:value="25052.58" calcext:value-type="float">
            <text:p>25052.58</text:p>
          </table:table-cell>
          <table:table-cell office:value-type="float" office:value="26457.31" calcext:value-type="float">
            <text:p>26457.31</text:p>
          </table:table-cell>
          <table:table-cell table:number-columns-repeated="2" office:value-type="float" office:value="25052.58" calcext:value-type="float">
            <text:p>25052.58</text:p>
          </table:table-cell>
          <table:table-cell office:value-type="float" office:value="26354.16" calcext:value-type="float">
            <text:p>26354.16</text:p>
          </table:table-cell>
          <table:table-cell office:value-type="float" office:value="24638.45" calcext:value-type="float">
            <text:p>24638.45</text:p>
          </table:table-cell>
          <table:table-cell office:value-type="float" office:value="24738.91" calcext:value-type="float">
            <text:p>24738.91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34995.39" calcext:value-type="float">
            <text:p>34995.39</text:p>
          </table:table-cell>
          <table:table-cell office:value-type="float" office:value="31000" calcext:value-type="float">
            <text:p>31000</text:p>
          </table:table-cell>
          <table:table-cell table:number-columns-repeated="4" office:value-type="float" office:value="34995.39" calcext:value-type="float">
            <text:p>34995.39</text:p>
          </table:table-cell>
          <table:table-cell office:value-type="float" office:value="33000" calcext:value-type="float">
            <text:p>33000</text:p>
          </table:table-cell>
          <table:table-cell office:value-type="float" office:value="38057.08507373" calcext:value-type="float">
            <text:p>38057.08507373</text:p>
          </table:table-cell>
          <table:table-cell office:value-type="float" office:value="40000.031337" calcext:value-type="float">
            <text:p>40000.031337</text:p>
          </table:table-cell>
          <table:table-cell office:value-type="float" office:value="38000.031337" calcext:value-type="float">
            <text:p>38000.031337</text:p>
          </table:table-cell>
          <table:table-cell office:value-type="float" office:value="35000" calcext:value-type="float">
            <text:p>35000</text:p>
          </table:table-cell>
          <table:table-cell office:value-type="float" office:value="38000.0411" calcext:value-type="float">
            <text:p>38000.0411</text:p>
          </table:table-cell>
          <table:table-cell office:value-type="float" office:value="40000" calcext:value-type="float">
            <text:p>40000</text:p>
          </table:table-cell>
          <table:table-cell office:value-type="float" office:value="38000.0411" calcext:value-type="float">
            <text:p>38000.0411</text:p>
          </table:table-cell>
          <table:table-cell office:value-type="float" office:value="37349.67280232" calcext:value-type="float">
            <text:p>37349.67280232</text:p>
          </table:table-cell>
          <table:table-cell office:value-type="float" office:value="35254.5039873" calcext:value-type="float">
            <text:p>35254.5039873</text:p>
          </table:table-cell>
          <table:table-cell office:value-type="float" office:value="38000.0411" calcext:value-type="float">
            <text:p>38000.0411</text:p>
          </table:table-cell>
          <table:table-cell table:number-columns-repeated="3" office:value-type="float" office:value="40000.0411001" calcext:value-type="float">
            <text:p>40000.0411001</text:p>
          </table:table-cell>
          <table:table-cell office:value-type="float" office:value="40000.042151" calcext:value-type="float">
            <text:p>40000.042151</text:p>
          </table:table-cell>
          <table:table-cell office:value-type="float" office:value="40000.04215101" calcext:value-type="float">
            <text:p>40000.04215101</text:p>
          </table:table-cell>
          <table:table-cell office:value-type="float" office:value="40000.04110101" calcext:value-type="float">
            <text:p>40000.04110101</text:p>
          </table:table-cell>
          <table:table-cell office:value-type="float" office:value="43632.34600002" calcext:value-type="float">
            <text:p>43632.34600002</text:p>
          </table:table-cell>
          <table:table-cell office:value-type="float" office:value="40000.04130103" calcext:value-type="float">
            <text:p>40000.04130103</text:p>
          </table:table-cell>
          <table:table-cell office:value-type="float" office:value="40000.04207013" calcext:value-type="float">
            <text:p>40000.04207013</text:p>
          </table:table-cell>
          <table:table-cell office:value-type="float" office:value="40000.04246803" calcext:value-type="float">
            <text:p>40000.04246803</text:p>
          </table:table-cell>
          <table:table-cell office:value-type="float" office:value="40764.99384012" calcext:value-type="float">
            <text:p>40764.99384012</text:p>
          </table:table-cell>
          <table:table-cell office:value-type="float" office:value="47121.48973519" calcext:value-type="float">
            <text:p>47121.48973519</text:p>
          </table:table-cell>
          <table:table-cell office:value-type="float" office:value="49884.08438736" calcext:value-type="float">
            <text:p>49884.08438736</text:p>
          </table:table-cell>
          <table:table-cell office:value-type="float" office:value="52070.98955076" calcext:value-type="float">
            <text:p>52070.98955076</text:p>
          </table:table-cell>
          <table:table-cell office:value-type="float" office:value="52892.37602124" calcext:value-type="float">
            <text:p>52892.37602124</text:p>
          </table:table-cell>
          <table:table-cell office:value-type="float" office:value="52892.37612124" calcext:value-type="float">
            <text:p>52892.37612124</text:p>
          </table:table-cell>
          <table:table-cell office:value-type="float" office:value="53880.05352692" calcext:value-type="float">
            <text:p>53880.05352692</text:p>
          </table:table-cell>
          <table:table-cell office:value-type="float" office:value="53880.05363692" calcext:value-type="float">
            <text:p>53880.05363692</text:p>
          </table:table-cell>
          <table:table-cell office:value-type="float" office:value="53880.05473692" calcext:value-type="float">
            <text:p>53880.05473692</text:p>
          </table:table-cell>
          <table:table-cell office:value-type="float" office:value="58014.00021" calcext:value-type="float">
            <text:p>58014.00021</text:p>
          </table:table-cell>
          <table:table-cell office:value-type="float" office:value="66014.00021" calcext:value-type="float">
            <text:p>66014.00021</text:p>
          </table:table-cell>
          <table:table-cell table:number-columns-repeated="2" office:value-type="float" office:value="53880.05513696" calcext:value-type="float">
            <text:p>53880.05513696</text:p>
          </table:table-cell>
          <table:table-cell office:value-type="float" office:value="66163.4436777" calcext:value-type="float">
            <text:p>66163.4436777</text:p>
          </table:table-cell>
          <table:table-cell table:number-columns-repeated="2" office:value-type="float" office:value="66163.4446777" calcext:value-type="float">
            <text:p>66163.4446777</text:p>
          </table:table-cell>
          <table:table-cell table:number-columns-repeated="5" office:value-type="float" office:value="53880.05623696" calcext:value-type="float">
            <text:p>53880.05623696</text:p>
          </table:table-cell>
          <table:table-cell office:value-type="float" office:value="65000.21766778" calcext:value-type="float">
            <text:p>65000.21766778</text:p>
          </table:table-cell>
          <table:table-cell office:value-type="float" office:value="56577.99551004" calcext:value-type="float">
            <text:p>56577.99551004</text:p>
          </table:table-cell>
          <table:table-cell office:value-type="float" office:value="51000.05838359" calcext:value-type="float">
            <text:p>51000.05838359</text:p>
          </table:table-cell>
          <table:table-cell office:value-type="float" office:value="53500.000335" calcext:value-type="float">
            <text:p>53500.000335</text:p>
          </table:table-cell>
          <table:table-cell office:value-type="float" office:value="53200.00137723" calcext:value-type="float">
            <text:p>53200.00137723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57700.00137723" calcext:value-type="float">
            <text:p>57700.00137723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53000.01001479" calcext:value-type="float">
            <text:p>53000.01001479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58307.12703573" calcext:value-type="float">
            <text:p>58307.12703573</text:p>
          </table:table-cell>
          <table:table-cell office:value-type="float" office:value="61186.5837921" calcext:value-type="float">
            <text:p>61186.5837921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52097.991335" calcext:value-type="float">
            <text:p>52097.991335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50000.101335" calcext:value-type="float">
            <text:p>50000.101335</text:p>
          </table:table-cell>
          <table:table-cell office:value-type="float" office:value="46000.001335" calcext:value-type="float">
            <text:p>46000.001335</text:p>
          </table:table-cell>
          <table:table-cell office:value-type="float" office:value="50501.00001546" calcext:value-type="float">
            <text:p>50501.00001546</text:p>
          </table:table-cell>
          <table:table-cell office:value-type="float" office:value="48260.37220079" calcext:value-type="float">
            <text:p>48260.37220079</text:p>
          </table:table-cell>
          <table:table-cell office:value-type="float" office:value="44009.11741688" calcext:value-type="float">
            <text:p>44009.11741688</text:p>
          </table:table-cell>
          <table:table-cell office:value-type="float" office:value="44864.42509825" calcext:value-type="float">
            <text:p>44864.42509825</text:p>
          </table:table-cell>
          <table:table-cell office:value-type="float" office:value="44899.43660181" calcext:value-type="float">
            <text:p>44899.43660181</text:p>
          </table:table-cell>
          <table:table-cell office:value-type="float" office:value="44864.42512371" calcext:value-type="float">
            <text:p>44864.42512371</text:p>
          </table:table-cell>
          <table:table-cell office:value-type="float" office:value="48500.188117" calcext:value-type="float">
            <text:p>48500.188117</text:p>
          </table:table-cell>
          <table:table-cell office:value-type="float" office:value="48554.20564013" calcext:value-type="float">
            <text:p>48554.20564013</text:p>
          </table:table-cell>
          <table:table-cell office:value-type="float" office:value="50473.36330741" calcext:value-type="float">
            <text:p>50473.36330741</text:p>
          </table:table-cell>
          <table:table-cell office:value-type="float" office:value="51815.78084001" calcext:value-type="float">
            <text:p>51815.78084001</text:p>
          </table:table-cell>
          <table:table-cell office:value-type="float" office:value="53000.01252609" calcext:value-type="float">
            <text:p>53000.01252609</text:p>
          </table:table-cell>
          <table:table-cell office:value-type="float" office:value="51830.35482297" calcext:value-type="float">
            <text:p>51830.35482297</text:p>
          </table:table-cell>
          <table:table-cell office:value-type="float" office:value="51830.35533468" calcext:value-type="float">
            <text:p>51830.35533468</text:p>
          </table:table-cell>
          <table:table-cell office:value-type="float" office:value="51830.35536823" calcext:value-type="float">
            <text:p>51830.35536823</text:p>
          </table:table-cell>
          <table:table-cell office:value-type="float" office:value="51830.35538507" calcext:value-type="float">
            <text:p>51830.35538507</text:p>
          </table:table-cell>
          <table:table-cell office:value-type="float" office:value="51830.35542112" calcext:value-type="float">
            <text:p>51830.35542112</text:p>
          </table:table-cell>
          <table:table-cell office:value-type="float" office:value="53000.01335266" calcext:value-type="float">
            <text:p>53000.01335266</text:p>
          </table:table-cell>
          <table:table-cell office:value-type="float" office:value="51830.35558816" calcext:value-type="float">
            <text:p>51830.35558816</text:p>
          </table:table-cell>
          <table:table-cell office:value-type="float" office:value="48000.08806824" calcext:value-type="float">
            <text:p>48000.08806824</text:p>
          </table:table-cell>
          <table:table-cell office:value-type="float" office:value="45000.03974539" calcext:value-type="float">
            <text:p>45000.03974539</text:p>
          </table:table-cell>
          <table:table-cell office:value-type="float" office:value="42723.79318923" calcext:value-type="float">
            <text:p>42723.79318923</text:p>
          </table:table-cell>
          <table:table-cell office:value-type="float" office:value="42992.59927076" calcext:value-type="float">
            <text:p>42992.59927076</text:p>
          </table:table-cell>
          <table:table-cell office:value-type="float" office:value="44888.02417739" calcext:value-type="float">
            <text:p>44888.02417739</text:p>
          </table:table-cell>
          <table:table-cell office:value-type="float" office:value="45498.79321903" calcext:value-type="float">
            <text:p>45498.79321903</text:p>
          </table:table-cell>
          <table:table-cell office:value-type="float" office:value="45498.7933894" calcext:value-type="float">
            <text:p>45498.7933894</text:p>
          </table:table-cell>
          <table:table-cell office:value-type="float" office:value="41899.37737319" calcext:value-type="float">
            <text:p>41899.37737319</text:p>
          </table:table-cell>
          <table:table-cell table:number-columns-repeated="2" office:value-type="float" office:value="40000.32719848" calcext:value-type="float">
            <text:p>40000.32719848</text:p>
          </table:table-cell>
          <table:table-cell office:value-type="float" office:value="43653.002" calcext:value-type="float">
            <text:p>43653.002</text:p>
          </table:table-cell>
          <table:table-cell office:value-type="float" office:value="44000.07774719" calcext:value-type="float">
            <text:p>44000.07774719</text:p>
          </table:table-cell>
          <table:table-cell office:value-type="float" office:value="51830.35714764" calcext:value-type="float">
            <text:p>51830.35714764</text:p>
          </table:table-cell>
          <table:table-cell office:value-type="float" office:value="50452.16712116" calcext:value-type="float">
            <text:p>50452.16712116</text:p>
          </table:table-cell>
          <table:table-cell office:value-type="float" office:value="40000.32721224" calcext:value-type="float">
            <text:p>40000.32721224</text:p>
          </table:table-cell>
          <table:table-cell office:value-type="float" office:value="44000.07776666" calcext:value-type="float">
            <text:p>44000.07776666</text:p>
          </table:table-cell>
          <table:table-cell office:value-type="float" office:value="46332.65746276" calcext:value-type="float">
            <text:p>46332.65746276</text:p>
          </table:table-cell>
          <table:table-cell office:value-type="float" office:value="47938.79008148" calcext:value-type="float">
            <text:p>47938.79008148</text:p>
          </table:table-cell>
          <table:table-cell office:value-type="float" office:value="48947.7870934" calcext:value-type="float">
            <text:p>48947.7870934</text:p>
          </table:table-cell>
          <table:table-cell office:value-type="float" office:value="51830.35802231" calcext:value-type="float">
            <text:p>51830.35802231</text:p>
          </table:table-cell>
          <table:table-cell office:value-type="float" office:value="51830.35804966" calcext:value-type="float">
            <text:p>51830.35804966</text:p>
          </table:table-cell>
          <table:table-cell office:value-type="float" office:value="51830.3580606" calcext:value-type="float">
            <text:p>51830.3580606</text:p>
          </table:table-cell>
          <table:table-cell office:value-type="float" office:value="45671.28440779" calcext:value-type="float">
            <text:p>45671.28440779</text:p>
          </table:table-cell>
          <table:table-cell office:value-type="float" office:value="44000.07833016" calcext:value-type="float">
            <text:p>44000.07833016</text:p>
          </table:table-cell>
          <table:table-cell office:value-type="float" office:value="43185.98071349" calcext:value-type="float">
            <text:p>43185.98071349</text:p>
          </table:table-cell>
          <table:table-cell office:value-type="float" office:value="42801.87645733" calcext:value-type="float">
            <text:p>42801.87645733</text:p>
          </table:table-cell>
          <table:table-cell office:value-type="float" office:value="40913.96005431" calcext:value-type="float">
            <text:p>40913.96005431</text:p>
          </table:table-cell>
          <table:table-cell office:value-type="float" office:value="41701.87353733" calcext:value-type="float">
            <text:p>41701.87353733</text:p>
          </table:table-cell>
          <table:table-cell office:value-type="float" office:value="41636.99463319" calcext:value-type="float">
            <text:p>41636.99463319</text:p>
          </table:table-cell>
          <table:table-cell office:value-type="float" office:value="43829.984645" calcext:value-type="float">
            <text:p>43829.984645</text:p>
          </table:table-cell>
          <table:table-cell office:value-type="float" office:value="40862.48007148" calcext:value-type="float">
            <text:p>40862.48007148</text:p>
          </table:table-cell>
          <table:table-cell office:value-type="float" office:value="40001.86898733" calcext:value-type="float">
            <text:p>40001.86898733</text:p>
          </table:table-cell>
          <table:table-cell office:value-type="float" office:value="40013.96037953" calcext:value-type="float">
            <text:p>40013.96037953</text:p>
          </table:table-cell>
          <table:table-cell office:value-type="float" office:value="40001.86898733" calcext:value-type="float">
            <text:p>40001.86898733</text:p>
          </table:table-cell>
          <table:table-cell office:value-type="float" office:value="39001.86721087" calcext:value-type="float">
            <text:p>39001.86721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9.01" calcext:value-type="float">
            <text:p>119.01</text:p>
          </table:table-cell>
          <table:table-cell table:number-columns-repeated="6" office:value-type="float" office:value="150" calcext:value-type="float">
            <text:p>15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350" calcext:value-type="float">
            <text:p>2350</text:p>
          </table:table-cell>
          <table:table-cell office:value-type="float" office:value="4850" calcext:value-type="float">
            <text:p>485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51" calcext:value-type="float">
            <text:p>11551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0" calcext:value-type="float">
            <text:p>20000</text:p>
          </table:table-cell>
          <table:table-cell office:value-type="float" office:value="24990" calcext:value-type="float">
            <text:p>24990</text:p>
          </table:table-cell>
          <table:table-cell office:value-type="float" office:value="25052.58" calcext:value-type="float">
            <text:p>25052.58</text:p>
          </table:table-cell>
          <table:table-cell office:value-type="float" office:value="23249" calcext:value-type="float">
            <text:p>23249</text:p>
          </table:table-cell>
          <table:table-cell office:value-type="float" office:value="25549.58" calcext:value-type="float">
            <text:p>25549.58</text:p>
          </table:table-cell>
          <table:table-cell office:value-type="float" office:value="23377.83" calcext:value-type="float">
            <text:p>23377.83</text:p>
          </table:table-cell>
          <table:table-cell office:value-type="float" office:value="24638.45" calcext:value-type="float">
            <text:p>24638.45</text:p>
          </table:table-cell>
          <table:table-cell office:value-type="float" office:value="25549.58" calcext:value-type="float">
            <text:p>25549.58</text:p>
          </table:table-cell>
          <table:table-cell office:value-type="float" office:value="23249" calcext:value-type="float">
            <text:p>23249</text:p>
          </table:table-cell>
          <table:table-cell office:value-type="float" office:value="24638.45" calcext:value-type="float">
            <text:p>24638.45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29999.99" calcext:value-type="float">
            <text:p>29999.99</text:p>
          </table:table-cell>
          <table:table-cell table:number-columns-repeated="4" office:value-type="float" office:value="31000" calcext:value-type="float">
            <text:p>31000</text:p>
          </table:table-cell>
          <table:table-cell office:value-type="float" office:value="32832.45148918" calcext:value-type="float">
            <text:p>32832.45148918</text:p>
          </table:table-cell>
          <table:table-cell office:value-type="float" office:value="38000" calcext:value-type="float">
            <text:p>38000</text:p>
          </table:table-cell>
          <table:table-cell office:value-type="float" office:value="38058.031337" calcext:value-type="float">
            <text:p>38058.031337</text:p>
          </table:table-cell>
          <table:table-cell table:number-columns-repeated="2" office:value-type="float" office:value="35000" calcext:value-type="float">
            <text:p>35000</text:p>
          </table:table-cell>
          <table:table-cell office:value-type="float" office:value="35254.5039873" calcext:value-type="float">
            <text:p>35254.5039873</text:p>
          </table:table-cell>
          <table:table-cell office:value-type="float" office:value="38058.0411" calcext:value-type="float">
            <text:p>38058.0411</text:p>
          </table:table-cell>
          <table:table-cell table:number-columns-repeated="2" office:value-type="float" office:value="35254.5039873" calcext:value-type="float">
            <text:p>35254.5039873</text:p>
          </table:table-cell>
          <table:table-cell office:value-type="float" office:value="32445" calcext:value-type="float">
            <text:p>32445</text:p>
          </table:table-cell>
          <table:table-cell office:value-type="float" office:value="37467.09483673" calcext:value-type="float">
            <text:p>37467.09483673</text:p>
          </table:table-cell>
          <table:table-cell office:value-type="float" office:value="38918.26786421" calcext:value-type="float">
            <text:p>38918.26786421</text:p>
          </table:table-cell>
          <table:table-cell office:value-type="float" office:value="37457.14483683" calcext:value-type="float">
            <text:p>37457.14483683</text:p>
          </table:table-cell>
          <table:table-cell office:value-type="float" office:value="36751.3097631" calcext:value-type="float">
            <text:p>36751.3097631</text:p>
          </table:table-cell>
          <table:table-cell office:value-type="float" office:value="40000.041101" calcext:value-type="float">
            <text:p>40000.041101</text:p>
          </table:table-cell>
          <table:table-cell office:value-type="float" office:value="40000.04110101" calcext:value-type="float">
            <text:p>40000.04110101</text:p>
          </table:table-cell>
          <table:table-cell office:value-type="float" office:value="40000.04110011" calcext:value-type="float">
            <text:p>40000.04110011</text:p>
          </table:table-cell>
          <table:table-cell office:value-type="float" office:value="40000.31337102" calcext:value-type="float">
            <text:p>40000.31337102</text:p>
          </table:table-cell>
          <table:table-cell office:value-type="float" office:value="40000.04130013" calcext:value-type="float">
            <text:p>40000.04130013</text:p>
          </table:table-cell>
          <table:table-cell office:value-type="float" office:value="39530.33599037" calcext:value-type="float">
            <text:p>39530.33599037</text:p>
          </table:table-cell>
          <table:table-cell office:value-type="float" office:value="40000.04207013" calcext:value-type="float">
            <text:p>40000.04207013</text:p>
          </table:table-cell>
          <table:table-cell office:value-type="float" office:value="40761.51946118" calcext:value-type="float">
            <text:p>40761.51946118</text:p>
          </table:table-cell>
          <table:table-cell table:number-columns-repeated="4" office:value-type="float" office:value="44864.21448835" calcext:value-type="float">
            <text:p>44864.21448835</text:p>
          </table:table-cell>
          <table:table-cell office:value-type="float" office:value="44864.21458835" calcext:value-type="float">
            <text:p>44864.21458835</text:p>
          </table:table-cell>
          <table:table-cell office:value-type="float" office:value="51000.05414694" calcext:value-type="float">
            <text:p>51000.05414694</text:p>
          </table:table-cell>
          <table:table-cell office:value-type="float" office:value="51000.05435694" calcext:value-type="float">
            <text:p>51000.05435694</text:p>
          </table:table-cell>
          <table:table-cell office:value-type="float" office:value="51000.05545694" calcext:value-type="float">
            <text:p>51000.05545694</text:p>
          </table:table-cell>
          <table:table-cell office:value-type="float" office:value="53880.05493692" calcext:value-type="float">
            <text:p>53880.05493692</text:p>
          </table:table-cell>
          <table:table-cell office:value-type="float" office:value="63225.04" calcext:value-type="float">
            <text:p>63225.04</text:p>
          </table:table-cell>
          <table:table-cell table:number-columns-repeated="2" office:value-type="float" office:value="51000.05630297" calcext:value-type="float">
            <text:p>51000.05630297</text:p>
          </table:table-cell>
          <table:table-cell office:value-type="float" office:value="53880.05523696" calcext:value-type="float">
            <text:p>53880.05523696</text:p>
          </table:table-cell>
          <table:table-cell table:number-columns-repeated="2" office:value-type="float" office:value="53880.05623696" calcext:value-type="float">
            <text:p>53880.05623696</text:p>
          </table:table-cell>
          <table:table-cell table:number-columns-repeated="4" office:value-type="float" office:value="51000.05740297" calcext:value-type="float">
            <text:p>51000.05740297</text:p>
          </table:table-cell>
          <table:table-cell office:value-type="float" office:value="51950.99541004" calcext:value-type="float">
            <text:p>51950.99541004</text:p>
          </table:table-cell>
          <table:table-cell table:number-columns-repeated="2" office:value-type="float" office:value="53880.05637196" calcext:value-type="float">
            <text:p>53880.05637196</text:p>
          </table:table-cell>
          <table:table-cell office:value-type="float" office:value="45000.21786778" calcext:value-type="float">
            <text:p>45000.21786778</text:p>
          </table:table-cell>
          <table:table-cell office:value-type="float" office:value="53200.00137723" calcext:value-type="float">
            <text:p>53200.00137723</text:p>
          </table:table-cell>
          <table:table-cell table:number-columns-repeated="2" office:value-type="float" office:value="51000.05848359" calcext:value-type="float">
            <text:p>51000.05848359</text:p>
          </table:table-cell>
          <table:table-cell office:value-type="float" office:value="53880.05741758" calcext:value-type="float">
            <text:p>53880.05741758</text:p>
          </table:table-cell>
          <table:table-cell office:value-type="float" office:value="50700.00166304" calcext:value-type="float">
            <text:p>50700.00166304</text:p>
          </table:table-cell>
          <table:table-cell office:value-type="float" office:value="45200.00172304" calcext:value-type="float">
            <text:p>45200.00172304</text:p>
          </table:table-cell>
          <table:table-cell office:value-type="float" office:value="46475.63119293" calcext:value-type="float">
            <text:p>46475.63119293</text:p>
          </table:table-cell>
          <table:table-cell office:value-type="float" office:value="48856.0732097" calcext:value-type="float">
            <text:p>48856.0732097</text:p>
          </table:table-cell>
          <table:table-cell table:number-columns-repeated="2" office:value-type="float" office:value="53880.05741758" calcext:value-type="float">
            <text:p>53880.05741758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48097.991335" calcext:value-type="float">
            <text:p>48097.991335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8260.472" calcext:value-type="float">
            <text:p>48260.472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8260.37220079" calcext:value-type="float">
            <text:p>48260.37220079</text:p>
          </table:table-cell>
          <table:table-cell office:value-type="float" office:value="44998.00007" calcext:value-type="float">
            <text:p>44998.00007</text:p>
          </table:table-cell>
          <table:table-cell office:value-type="float" office:value="41310.94362171" calcext:value-type="float">
            <text:p>41310.94362171</text:p>
          </table:table-cell>
          <table:table-cell office:value-type="float" office:value="44010.01447488" calcext:value-type="float">
            <text:p>44010.01447488</text:p>
          </table:table-cell>
          <table:table-cell office:value-type="float" office:value="44864.42512371" calcext:value-type="float">
            <text:p>44864.42512371</text:p>
          </table:table-cell>
          <table:table-cell office:value-type="float" office:value="44010.01456148" calcext:value-type="float">
            <text:p>44010.01456148</text:p>
          </table:table-cell>
          <table:table-cell office:value-type="float" office:value="46899.37566951" calcext:value-type="float">
            <text:p>46899.37566951</text:p>
          </table:table-cell>
          <table:table-cell office:value-type="float" office:value="48500.188117" calcext:value-type="float">
            <text:p>48500.188117</text:p>
          </table:table-cell>
          <table:table-cell office:value-type="float" office:value="48500.18812563" calcext:value-type="float">
            <text:p>48500.18812563</text:p>
          </table:table-cell>
          <table:table-cell office:value-type="float" office:value="48889.16230085" calcext:value-type="float">
            <text:p>48889.16230085</text:p>
          </table:table-cell>
          <table:table-cell office:value-type="float" office:value="51830.35478331" calcext:value-type="float">
            <text:p>51830.35478331</text:p>
          </table:table-cell>
          <table:table-cell office:value-type="float" office:value="48500.18934443" calcext:value-type="float">
            <text:p>48500.18934443</text:p>
          </table:table-cell>
          <table:table-cell office:value-type="float" office:value="48500.09805038" calcext:value-type="float">
            <text:p>48500.09805038</text:p>
          </table:table-cell>
          <table:table-cell office:value-type="float" office:value="48500.09812893" calcext:value-type="float">
            <text:p>48500.09812893</text:p>
          </table:table-cell>
          <table:table-cell office:value-type="float" office:value="49899.37587348" calcext:value-type="float">
            <text:p>49899.37587348</text:p>
          </table:table-cell>
          <table:table-cell office:value-type="float" office:value="49428.38087972" calcext:value-type="float">
            <text:p>49428.38087972</text:p>
          </table:table-cell>
          <table:table-cell office:value-type="float" office:value="52431.38093235" calcext:value-type="float">
            <text:p>52431.38093235</text:p>
          </table:table-cell>
          <table:table-cell office:value-type="float" office:value="49546.36974621" calcext:value-type="float">
            <text:p>49546.36974621</text:p>
          </table:table-cell>
          <table:table-cell office:value-type="float" office:value="45000.03974539" calcext:value-type="float">
            <text:p>45000.03974539</text:p>
          </table:table-cell>
          <table:table-cell office:value-type="float" office:value="41899.37729864" calcext:value-type="float">
            <text:p>41899.37729864</text:p>
          </table:table-cell>
          <table:table-cell office:value-type="float" office:value="42688.02415305" calcext:value-type="float">
            <text:p>42688.02415305</text:p>
          </table:table-cell>
          <table:table-cell office:value-type="float" office:value="42953.48879861" calcext:value-type="float">
            <text:p>42953.48879861</text:p>
          </table:table-cell>
          <table:table-cell office:value-type="float" office:value="44803.48879861" calcext:value-type="float">
            <text:p>44803.48879861</text:p>
          </table:table-cell>
          <table:table-cell office:value-type="float" office:value="45487.88365211" calcext:value-type="float">
            <text:p>45487.88365211</text:p>
          </table:table-cell>
          <table:table-cell office:value-type="float" office:value="45487.88372248" calcext:value-type="float">
            <text:p>45487.88372248</text:p>
          </table:table-cell>
          <table:table-cell office:value-type="float" office:value="40000.32709848" calcext:value-type="float">
            <text:p>40000.32709848</text:p>
          </table:table-cell>
          <table:table-cell office:value-type="float" office:value="37899.37747319" calcext:value-type="float">
            <text:p>37899.37747319</text:p>
          </table:table-cell>
          <table:table-cell office:value-type="float" office:value="36000.00213111" calcext:value-type="float">
            <text:p>36000.00213111</text:p>
          </table:table-cell>
          <table:table-cell office:value-type="float" office:value="40000.32719848" calcext:value-type="float">
            <text:p>40000.32719848</text:p>
          </table:table-cell>
          <table:table-cell office:value-type="float" office:value="43652.9018608" calcext:value-type="float">
            <text:p>43652.9018608</text:p>
          </table:table-cell>
          <table:table-cell table:number-columns-repeated="2" office:value-type="float" office:value="44000.07775496" calcext:value-type="float">
            <text:p>44000.07775496</text:p>
          </table:table-cell>
          <table:table-cell office:value-type="float" office:value="39379.51335516" calcext:value-type="float">
            <text:p>39379.51335516</text:p>
          </table:table-cell>
          <table:table-cell office:value-type="float" office:value="43346.65844952" calcext:value-type="float">
            <text:p>43346.65844952</text:p>
          </table:table-cell>
          <table:table-cell office:value-type="float" office:value="44000.07777443" calcext:value-type="float">
            <text:p>44000.07777443</text:p>
          </table:table-cell>
          <table:table-cell office:value-type="float" office:value="45135.33261486" calcext:value-type="float">
            <text:p>45135.33261486</text:p>
          </table:table-cell>
          <table:table-cell office:value-type="float" office:value="44000.07777443" calcext:value-type="float">
            <text:p>44000.07777443</text:p>
          </table:table-cell>
          <table:table-cell office:value-type="float" office:value="49555.3425367" calcext:value-type="float">
            <text:p>49555.3425367</text:p>
          </table:table-cell>
          <table:table-cell office:value-type="float" office:value="49555.34257182" calcext:value-type="float">
            <text:p>49555.34257182</text:p>
          </table:table-cell>
          <table:table-cell office:value-type="float" office:value="44000.0782487" calcext:value-type="float">
            <text:p>44000.0782487</text:p>
          </table:table-cell>
          <table:table-cell office:value-type="float" office:value="44000.0782652" calcext:value-type="float">
            <text:p>44000.0782652</text:p>
          </table:table-cell>
          <table:table-cell office:value-type="float" office:value="43185.98070255" calcext:value-type="float">
            <text:p>43185.98070255</text:p>
          </table:table-cell>
          <table:table-cell office:value-type="float" office:value="40862.4798111" calcext:value-type="float">
            <text:p>40862.4798111</text:p>
          </table:table-cell>
          <table:table-cell office:value-type="float" office:value="40862.47982204" calcext:value-type="float">
            <text:p>40862.47982204</text:p>
          </table:table-cell>
          <table:table-cell office:value-type="float" office:value="40862.48003298" calcext:value-type="float">
            <text:p>40862.48003298</text:p>
          </table:table-cell>
          <table:table-cell office:value-type="float" office:value="40913.96006525" calcext:value-type="float">
            <text:p>40913.96006525</text:p>
          </table:table-cell>
          <table:table-cell office:value-type="float" office:value="41101.87190733" calcext:value-type="float">
            <text:p>41101.87190733</text:p>
          </table:table-cell>
          <table:table-cell office:value-type="float" office:value="40862.48006601" calcext:value-type="float">
            <text:p>40862.48006601</text:p>
          </table:table-cell>
          <table:table-cell office:value-type="float" office:value="40601.87061733" calcext:value-type="float">
            <text:p>40601.87061733</text:p>
          </table:table-cell>
          <table:table-cell office:value-type="float" office:value="40000.32768183" calcext:value-type="float">
            <text:p>40000.32768183</text:p>
          </table:table-cell>
          <table:table-cell office:value-type="float" office:value="40001.86898733" calcext:value-type="float">
            <text:p>40001.86898733</text:p>
          </table:table-cell>
          <table:table-cell office:value-type="float" office:value="40000.32768183" calcext:value-type="float">
            <text:p>40000.32768183</text:p>
          </table:table-cell>
          <table:table-cell office:value-type="float" office:value="37926.97744959" calcext:value-type="float">
            <text:p>37926.97744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9.01" calcext:value-type="float">
            <text:p>119.01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2250" calcext:value-type="float">
            <text:p>2250</text:p>
          </table:table-cell>
          <table:table-cell office:value-type="float" office:value="4000" calcext:value-type="float">
            <text:p>4000</text:p>
          </table:table-cell>
          <table:table-cell office:value-type="float" office:value="7650" calcext:value-type="float">
            <text:p>765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50" calcext:value-type="float">
            <text:p>10850</text:p>
          </table:table-cell>
          <table:table-cell table:number-columns-repeated="2" office:value-type="float" office:value="16667.79" calcext:value-type="float">
            <text:p>16667.79</text:p>
          </table:table-cell>
          <table:table-cell office:value-type="float" office:value="17200" calcext:value-type="float">
            <text:p>17200</text:p>
          </table:table-cell>
          <table:table-cell office:value-type="float" office:value="20000" calcext:value-type="float">
            <text:p>20000</text:p>
          </table:table-cell>
          <table:table-cell office:value-type="float" office:value="23200" calcext:value-type="float">
            <text:p>232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52.58" calcext:value-type="float">
            <text:p>25052.58</text:p>
          </table:table-cell>
          <table:table-cell table:number-columns-repeated="2" office:value-type="float" office:value="23249" calcext:value-type="float">
            <text:p>23249</text:p>
          </table:table-cell>
          <table:table-cell office:value-type="float" office:value="24638.45" calcext:value-type="float">
            <text:p>24638.45</text:p>
          </table:table-cell>
          <table:table-cell office:value-type="float" office:value="22595.72246038" calcext:value-type="float">
            <text:p>22595.72246038</text:p>
          </table:table-cell>
          <table:table-cell office:value-type="float" office:value="23249" calcext:value-type="float">
            <text:p>23249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29999.99" calcext:value-type="float">
            <text:p>29999.99</text:p>
          </table:table-cell>
          <table:table-cell office:value-type="float" office:value="29854.77" calcext:value-type="float">
            <text:p>29854.77</text:p>
          </table:table-cell>
          <table:table-cell table:number-columns-repeated="3" office:value-type="float" office:value="29999.99" calcext:value-type="float">
            <text:p>29999.99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38000.031337" calcext:value-type="float">
            <text:p>38000.031337</text:p>
          </table:table-cell>
          <table:table-cell table:number-columns-repeated="2" office:value-type="float" office:value="31000.031337" calcext:value-type="float">
            <text:p>31000.031337</text:p>
          </table:table-cell>
          <table:table-cell office:value-type="float" office:value="35000" calcext:value-type="float">
            <text:p>35000</text:p>
          </table:table-cell>
          <table:table-cell office:value-type="float" office:value="38000.0411" calcext:value-type="float">
            <text:p>38000.0411</text:p>
          </table:table-cell>
          <table:table-cell office:value-type="float" office:value="31480.14804788" calcext:value-type="float">
            <text:p>31480.14804788</text:p>
          </table:table-cell>
          <table:table-cell table:number-columns-repeated="2" office:value-type="float" office:value="31000.0411" calcext:value-type="float">
            <text:p>31000.0411</text:p>
          </table:table-cell>
          <table:table-cell office:value-type="float" office:value="35251.4939873" calcext:value-type="float">
            <text:p>35251.4939873</text:p>
          </table:table-cell>
          <table:table-cell office:value-type="float" office:value="37467.09483683" calcext:value-type="float">
            <text:p>37467.09483683</text:p>
          </table:table-cell>
          <table:table-cell office:value-type="float" office:value="35274.67189637" calcext:value-type="float">
            <text:p>35274.67189637</text:p>
          </table:table-cell>
          <table:table-cell office:value-type="float" office:value="36473.08332346" calcext:value-type="float">
            <text:p>36473.08332346</text:p>
          </table:table-cell>
          <table:table-cell office:value-type="float" office:value="40000.0411001" calcext:value-type="float">
            <text:p>40000.0411001</text:p>
          </table:table-cell>
          <table:table-cell office:value-type="float" office:value="40000.04110011" calcext:value-type="float">
            <text:p>40000.04110011</text:p>
          </table:table-cell>
          <table:table-cell office:value-type="float" office:value="38980.71638161" calcext:value-type="float">
            <text:p>38980.71638161</text:p>
          </table:table-cell>
          <table:table-cell office:value-type="float" office:value="40000.04215103" calcext:value-type="float">
            <text:p>40000.04215103</text:p>
          </table:table-cell>
          <table:table-cell office:value-type="float" office:value="39042.35301117" calcext:value-type="float">
            <text:p>39042.35301117</text:p>
          </table:table-cell>
          <table:table-cell office:value-type="float" office:value="39016.97" calcext:value-type="float">
            <text:p>39016.97</text:p>
          </table:table-cell>
          <table:table-cell office:value-type="float" office:value="39844.57650072" calcext:value-type="float">
            <text:p>39844.57650072</text:p>
          </table:table-cell>
          <table:table-cell office:value-type="float" office:value="40750.23843166" calcext:value-type="float">
            <text:p>40750.23843166</text:p>
          </table:table-cell>
          <table:table-cell office:value-type="float" office:value="40994.57819892" calcext:value-type="float">
            <text:p>40994.57819892</text:p>
          </table:table-cell>
          <table:table-cell office:value-type="float" office:value="40869.57939892" calcext:value-type="float">
            <text:p>40869.57939892</text:p>
          </table:table-cell>
          <table:table-cell office:value-type="float" office:value="40769.57869892" calcext:value-type="float">
            <text:p>40769.57869892</text:p>
          </table:table-cell>
          <table:table-cell office:value-type="float" office:value="40000.32256302" calcext:value-type="float">
            <text:p>40000.32256302</text:p>
          </table:table-cell>
          <table:table-cell office:value-type="float" office:value="43088.5018997" calcext:value-type="float">
            <text:p>43088.5018997</text:p>
          </table:table-cell>
          <table:table-cell office:value-type="float" office:value="50000.46549649" calcext:value-type="float">
            <text:p>50000.46549649</text:p>
          </table:table-cell>
          <table:table-cell table:number-columns-repeated="2" office:value-type="float" office:value="50000.46556118" calcext:value-type="float">
            <text:p>50000.46556118</text:p>
          </table:table-cell>
          <table:table-cell office:value-type="float" office:value="51000.05565694" calcext:value-type="float">
            <text:p>51000.05565694</text:p>
          </table:table-cell>
          <table:table-cell office:value-type="float" office:value="54377.99611" calcext:value-type="float">
            <text:p>54377.99611</text:p>
          </table:table-cell>
          <table:table-cell table:number-columns-repeated="2" office:value-type="float" office:value="50000.46566122" calcext:value-type="float">
            <text:p>50000.46566122</text:p>
          </table:table-cell>
          <table:table-cell office:value-type="float" office:value="51000.05640297" calcext:value-type="float">
            <text:p>51000.05640297</text:p>
          </table:table-cell>
          <table:table-cell table:number-columns-repeated="2" office:value-type="float" office:value="51000.05740297" calcext:value-type="float">
            <text:p>51000.05740297</text:p>
          </table:table-cell>
          <table:table-cell office:value-type="float" office:value="48100.476989" calcext:value-type="float">
            <text:p>48100.476989</text:p>
          </table:table-cell>
          <table:table-cell table:number-columns-repeated="2" office:value-type="float" office:value="46262.45024488" calcext:value-type="float">
            <text:p>46262.45024488</text:p>
          </table:table-cell>
          <table:table-cell office:value-type="float" office:value="46262.47128706" calcext:value-type="float">
            <text:p>46262.47128706</text:p>
          </table:table-cell>
          <table:table-cell office:value-type="float" office:value="51000.05740297" calcext:value-type="float">
            <text:p>51000.05740297</text:p>
          </table:table-cell>
          <table:table-cell table:number-columns-repeated="2" office:value-type="float" office:value="51000.05753797" calcext:value-type="float">
            <text:p>51000.05753797</text:p>
          </table:table-cell>
          <table:table-cell office:value-type="float" office:value="44864.42488338" calcext:value-type="float">
            <text:p>44864.42488338</text:p>
          </table:table-cell>
          <table:table-cell office:value-type="float" office:value="51000.05848359" calcext:value-type="float">
            <text:p>51000.05848359</text:p>
          </table:table-cell>
          <table:table-cell office:value-type="float" office:value="45000.21886778" calcext:value-type="float">
            <text:p>45000.21886778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53000.01" calcext:value-type="float">
            <text:p>53000.01</text:p>
          </table:table-cell>
          <table:table-cell office:value-type="float" office:value="44998" calcext:value-type="float">
            <text:p>44998</text:p>
          </table:table-cell>
          <table:table-cell table:number-columns-repeated="2" office:value-type="float" office:value="44998.00006" calcext:value-type="float">
            <text:p>44998.00006</text:p>
          </table:table-cell>
          <table:table-cell table:number-columns-repeated="3" office:value-type="float" office:value="48260.472" calcext:value-type="float">
            <text:p>48260.472</text:p>
          </table:table-cell>
          <table:table-cell office:value-type="float" office:value="44998.00006" calcext:value-type="float">
            <text:p>44998.00006</text:p>
          </table:table-cell>
          <table:table-cell table:number-columns-repeated="2" office:value-type="float" office:value="45072.71305162" calcext:value-type="float">
            <text:p>45072.71305162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998.00007" calcext:value-type="float">
            <text:p>44998.00007</text:p>
          </table:table-cell>
          <table:table-cell office:value-type="float" office:value="44864.42499938" calcext:value-type="float">
            <text:p>44864.42499938</text:p>
          </table:table-cell>
          <table:table-cell table:number-columns-repeated="2" office:value-type="float" office:value="40000.32568857" calcext:value-type="float">
            <text:p>40000.32568857</text:p>
          </table:table-cell>
          <table:table-cell office:value-type="float" office:value="44010.01449488" calcext:value-type="float">
            <text:p>44010.01449488</text:p>
          </table:table-cell>
          <table:table-cell office:value-type="float" office:value="40000.32571403" calcext:value-type="float">
            <text:p>40000.32571403</text:p>
          </table:table-cell>
          <table:table-cell table:number-columns-repeated="2" office:value-type="float" office:value="44010.01467848" calcext:value-type="float">
            <text:p>44010.01467848</text:p>
          </table:table-cell>
          <table:table-cell office:value-type="float" office:value="45726.5378622" calcext:value-type="float">
            <text:p>45726.5378622</text:p>
          </table:table-cell>
          <table:table-cell office:value-type="float" office:value="48500.18924861" calcext:value-type="float">
            <text:p>48500.18924861</text:p>
          </table:table-cell>
          <table:table-cell office:value-type="float" office:value="48500.18925861" calcext:value-type="float">
            <text:p>48500.18925861</text:p>
          </table:table-cell>
          <table:table-cell office:value-type="float" office:value="40000.32584289" calcext:value-type="float">
            <text:p>40000.32584289</text:p>
          </table:table-cell>
          <table:table-cell office:value-type="float" office:value="40000.32635339" calcext:value-type="float">
            <text:p>40000.32635339</text:p>
          </table:table-cell>
          <table:table-cell office:value-type="float" office:value="44422.38393798" calcext:value-type="float">
            <text:p>44422.38393798</text:p>
          </table:table-cell>
          <table:table-cell office:value-type="float" office:value="48500.09815577" calcext:value-type="float">
            <text:p>48500.09815577</text:p>
          </table:table-cell>
          <table:table-cell office:value-type="float" office:value="48500.09818871" calcext:value-type="float">
            <text:p>48500.09818871</text:p>
          </table:table-cell>
          <table:table-cell office:value-type="float" office:value="51830.35547375" calcext:value-type="float">
            <text:p>51830.35547375</text:p>
          </table:table-cell>
          <table:table-cell office:value-type="float" office:value="48500.09826687" calcext:value-type="float">
            <text:p>48500.09826687</text:p>
          </table:table-cell>
          <table:table-cell office:value-type="float" office:value="41899.37716494" calcext:value-type="float">
            <text:p>41899.37716494</text:p>
          </table:table-cell>
          <table:table-cell office:value-type="float" office:value="41723.79318923" calcext:value-type="float">
            <text:p>41723.79318923</text:p>
          </table:table-cell>
          <table:table-cell office:value-type="float" office:value="42153.48877427" calcext:value-type="float">
            <text:p>42153.48877427</text:p>
          </table:table-cell>
          <table:table-cell office:value-type="float" office:value="42723.79321903" calcext:value-type="float">
            <text:p>42723.79321903</text:p>
          </table:table-cell>
          <table:table-cell office:value-type="float" office:value="44742.04043955" calcext:value-type="float">
            <text:p>44742.04043955</text:p>
          </table:table-cell>
          <table:table-cell office:value-type="float" office:value="44888.02429236" calcext:value-type="float">
            <text:p>44888.02429236</text:p>
          </table:table-cell>
          <table:table-cell office:value-type="float" office:value="44888.02430013" calcext:value-type="float">
            <text:p>44888.02430013</text:p>
          </table:table-cell>
          <table:table-cell office:value-type="float" office:value="37922.91025993" calcext:value-type="float">
            <text:p>37922.91025993</text:p>
          </table:table-cell>
          <table:table-cell office:value-type="float" office:value="36470.19963477" calcext:value-type="float">
            <text:p>36470.19963477</text:p>
          </table:table-cell>
          <table:table-cell office:value-type="float" office:value="31381.4984093" calcext:value-type="float">
            <text:p>31381.4984093</text:p>
          </table:table-cell>
          <table:table-cell office:value-type="float" office:value="36000.00213111" calcext:value-type="float">
            <text:p>36000.00213111</text:p>
          </table:table-cell>
          <table:table-cell office:value-type="float" office:value="40000.32720447" calcext:value-type="float">
            <text:p>40000.32720447</text:p>
          </table:table-cell>
          <table:table-cell office:value-type="float" office:value="40000.32721224" calcext:value-type="float">
            <text:p>40000.32721224</text:p>
          </table:table-cell>
          <table:table-cell office:value-type="float" office:value="40111.51211616" calcext:value-type="float">
            <text:p>40111.51211616</text:p>
          </table:table-cell>
          <table:table-cell office:value-type="float" office:value="37483" calcext:value-type="float">
            <text:p>37483</text:p>
          </table:table-cell>
          <table:table-cell table:number-columns-repeated="2" office:value-type="float" office:value="40000.32721224" calcext:value-type="float">
            <text:p>40000.32721224</text:p>
          </table:table-cell>
          <table:table-cell office:value-type="float" office:value="44000.07777443" calcext:value-type="float">
            <text:p>44000.07777443</text:p>
          </table:table-cell>
          <table:table-cell office:value-type="float" office:value="40533.99981517" calcext:value-type="float">
            <text:p>40533.99981517</text:p>
          </table:table-cell>
          <table:table-cell office:value-type="float" office:value="44000.07795079" calcext:value-type="float">
            <text:p>44000.07795079</text:p>
          </table:table-cell>
          <table:table-cell office:value-type="float" office:value="44000.07823776" calcext:value-type="float">
            <text:p>44000.07823776</text:p>
          </table:table-cell>
          <table:table-cell office:value-type="float" office:value="40000.32739356" calcext:value-type="float">
            <text:p>40000.32739356</text:p>
          </table:table-cell>
          <table:table-cell office:value-type="float" office:value="43185.98060547" calcext:value-type="float">
            <text:p>43185.98060547</text:p>
          </table:table-cell>
          <table:table-cell office:value-type="float" office:value="40862.47980563" calcext:value-type="float">
            <text:p>40862.47980563</text:p>
          </table:table-cell>
          <table:table-cell office:value-type="float" office:value="40000.32742646" calcext:value-type="float">
            <text:p>40000.32742646</text:p>
          </table:table-cell>
          <table:table-cell office:value-type="float" office:value="40000.3274374" calcext:value-type="float">
            <text:p>40000.3274374</text:p>
          </table:table-cell>
          <table:table-cell office:value-type="float" office:value="40000.32744287" calcext:value-type="float">
            <text:p>40000.32744287</text:p>
          </table:table-cell>
          <table:table-cell office:value-type="float" office:value="40862.4800496" calcext:value-type="float">
            <text:p>40862.4800496</text:p>
          </table:table-cell>
          <table:table-cell office:value-type="float" office:value="40862.48006054" calcext:value-type="float">
            <text:p>40862.48006054</text:p>
          </table:table-cell>
          <table:table-cell office:value-type="float" office:value="40601.87061733" calcext:value-type="float">
            <text:p>40601.87061733</text:p>
          </table:table-cell>
          <table:table-cell office:value-type="float" office:value="40013.96037406" calcext:value-type="float">
            <text:p>40013.96037406</text:p>
          </table:table-cell>
          <table:table-cell office:value-type="float" office:value="39708.95669299" calcext:value-type="float">
            <text:p>39708.95669299</text:p>
          </table:table-cell>
          <table:table-cell office:value-type="float" office:value="40000.32768183" calcext:value-type="float">
            <text:p>40000.32768183</text:p>
          </table:table-cell>
          <table:table-cell office:value-type="float" office:value="38909.559" calcext:value-type="float">
            <text:p>38909.559</text:p>
          </table:table-cell>
          <table:table-cell office:value-type="float" office:value="37024.98793451" calcext:value-type="float">
            <text:p>37024.987934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float" office:value="350.04" calcext:value-type="float">
            <text:p>350.04</text:p>
          </table:table-cell>
          <table:table-cell office:value-type="float" office:value="399" calcext:value-type="float">
            <text:p>399</text:p>
          </table:table-cell>
          <table:table-cell office:value-type="float" office:value="2200" calcext:value-type="float">
            <text:p>2200</text:p>
          </table:table-cell>
          <table:table-cell office:value-type="float" office:value="3750" calcext:value-type="float">
            <text:p>3750</text:p>
          </table:table-cell>
          <table:table-cell office:value-type="float" office:value="6900" calcext:value-type="float">
            <text:p>6900</text:p>
          </table:table-cell>
          <table:table-cell office:value-type="float" office:value="9260" calcext:value-type="float">
            <text:p>9260</text:p>
          </table:table-cell>
          <table:table-cell office:value-type="float" office:value="10672.08" calcext:value-type="float">
            <text:p>10672.08</text:p>
          </table:table-cell>
          <table:table-cell table:number-columns-repeated="2" office:value-type="float" office:value="13884" calcext:value-type="float">
            <text:p>13884</text:p>
          </table:table-cell>
          <table:table-cell office:value-type="float" office:value="17000" calcext:value-type="float">
            <text:p>17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710.58" calcext:value-type="float">
            <text:p>20710.58</text:p>
          </table:table-cell>
          <table:table-cell office:value-type="float" office:value="23200" calcext:value-type="float">
            <text:p>23200</text:p>
          </table:table-cell>
          <table:table-cell office:value-type="float" office:value="19650.01" calcext:value-type="float">
            <text:p>19650.01</text:p>
          </table:table-cell>
          <table:table-cell office:value-type="float" office:value="23249" calcext:value-type="float">
            <text:p>23249</text:p>
          </table:table-cell>
          <table:table-cell office:value-type="float" office:value="22051.93" calcext:value-type="float">
            <text:p>22051.93</text:p>
          </table:table-cell>
          <table:table-cell office:value-type="float" office:value="22852.85" calcext:value-type="float">
            <text:p>22852.85</text:p>
          </table:table-cell>
          <table:table-cell office:value-type="float" office:value="23249" calcext:value-type="float">
            <text:p>23249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49157.97" calcext:value-type="float">
            <text:p>49157.97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29854.77" calcext:value-type="float">
            <text:p>29854.77</text:p>
          </table:table-cell>
          <table:table-cell office:value-type="float" office:value="28150" calcext:value-type="float">
            <text:p>28150</text:p>
          </table:table-cell>
          <table:table-cell office:value-type="float" office:value="29854.77" calcext:value-type="float">
            <text:p>29854.77</text:p>
          </table:table-cell>
          <table:table-cell table:number-columns-repeated="2" office:value-type="float" office:value="28150" calcext:value-type="float">
            <text:p>28150</text:p>
          </table:table-cell>
          <table:table-cell table:number-columns-repeated="3" office:value-type="float" office:value="29999.99" calcext:value-type="float">
            <text:p>29999.99</text:p>
          </table:table-cell>
          <table:table-cell office:value-type="float" office:value="31000.031337" calcext:value-type="float">
            <text:p>31000.031337</text:p>
          </table:table-cell>
          <table:table-cell table:number-columns-repeated="2" office:value-type="float" office:value="30000.031337" calcext:value-type="float">
            <text:p>30000.031337</text:p>
          </table:table-cell>
          <table:table-cell office:value-type="float" office:value="33000" calcext:value-type="float">
            <text:p>33000</text:p>
          </table:table-cell>
          <table:table-cell office:value-type="float" office:value="35254.5039873" calcext:value-type="float">
            <text:p>35254.5039873</text:p>
          </table:table-cell>
          <table:table-cell office:value-type="float" office:value="31000.0411" calcext:value-type="float">
            <text:p>31000.0411</text:p>
          </table:table-cell>
          <table:table-cell table:number-columns-repeated="2" office:value-type="float" office:value="30000.0411" calcext:value-type="float">
            <text:p>30000.0411</text:p>
          </table:table-cell>
          <table:table-cell office:value-type="float" office:value="31890" calcext:value-type="float">
            <text:p>31890</text:p>
          </table:table-cell>
          <table:table-cell office:value-type="float" office:value="35323.8093592" calcext:value-type="float">
            <text:p>35323.8093592</text:p>
          </table:table-cell>
          <table:table-cell office:value-type="float" office:value="35002.0411001" calcext:value-type="float">
            <text:p>35002.0411001</text:p>
          </table:table-cell>
          <table:table-cell office:value-type="float" office:value="36354.002" calcext:value-type="float">
            <text:p>36354.002</text:p>
          </table:table-cell>
          <table:table-cell office:value-type="float" office:value="37200" calcext:value-type="float">
            <text:p>37200</text:p>
          </table:table-cell>
          <table:table-cell office:value-type="float" office:value="36750.00976311" calcext:value-type="float">
            <text:p>36750.00976311</text:p>
          </table:table-cell>
          <table:table-cell office:value-type="float" office:value="37359.25353761" calcext:value-type="float">
            <text:p>37359.25353761</text:p>
          </table:table-cell>
          <table:table-cell office:value-type="float" office:value="40000.04110103" calcext:value-type="float">
            <text:p>40000.04110103</text:p>
          </table:table-cell>
          <table:table-cell office:value-type="float" office:value="36997.01108401" calcext:value-type="float">
            <text:p>36997.01108401</text:p>
          </table:table-cell>
          <table:table-cell office:value-type="float" office:value="36997.01202401" calcext:value-type="float">
            <text:p>36997.01202401</text:p>
          </table:table-cell>
          <table:table-cell office:value-type="float" office:value="37500.0001" calcext:value-type="float">
            <text:p>37500.0001</text:p>
          </table:table-cell>
          <table:table-cell office:value-type="float" office:value="40660.72205394" calcext:value-type="float">
            <text:p>40660.72205394</text:p>
          </table:table-cell>
          <table:table-cell table:number-columns-repeated="3" office:value-type="float" office:value="40000.32256302" calcext:value-type="float">
            <text:p>40000.32256302</text:p>
          </table:table-cell>
          <table:table-cell office:value-type="float" office:value="40000.000255" calcext:value-type="float">
            <text:p>40000.000255</text:p>
          </table:table-cell>
          <table:table-cell office:value-type="float" office:value="40000.32266302" calcext:value-type="float">
            <text:p>40000.32266302</text:p>
          </table:table-cell>
          <table:table-cell office:value-type="float" office:value="44864.21468835" calcext:value-type="float">
            <text:p>44864.21468835</text:p>
          </table:table-cell>
          <table:table-cell table:number-columns-repeated="2" office:value-type="float" office:value="44864.21479835" calcext:value-type="float">
            <text:p>44864.21479835</text:p>
          </table:table-cell>
          <table:table-cell office:value-type="float" office:value="50000.46556118" calcext:value-type="float">
            <text:p>50000.46556118</text:p>
          </table:table-cell>
          <table:table-cell office:value-type="float" office:value="53880.05493692" calcext:value-type="float">
            <text:p>53880.05493692</text:p>
          </table:table-cell>
          <table:table-cell table:number-columns-repeated="2" office:value-type="float" office:value="50000.40320004" calcext:value-type="float">
            <text:p>50000.40320004</text:p>
          </table:table-cell>
          <table:table-cell table:number-columns-repeated="3" office:value-type="float" office:value="48100.476989" calcext:value-type="float">
            <text:p>48100.476989</text:p>
          </table:table-cell>
          <table:table-cell office:value-type="float" office:value="44864.21599838" calcext:value-type="float">
            <text:p>44864.21599838</text:p>
          </table:table-cell>
          <table:table-cell table:number-columns-repeated="3" office:value-type="float" office:value="44864.42454838" calcext:value-type="float">
            <text:p>44864.42454838</text:p>
          </table:table-cell>
          <table:table-cell table:number-columns-repeated="2" office:value-type="float" office:value="46262.47128706" calcext:value-type="float">
            <text:p>46262.47128706</text:p>
          </table:table-cell>
          <table:table-cell office:value-type="float" office:value="50403.73184604" calcext:value-type="float">
            <text:p>50403.73184604</text:p>
          </table:table-cell>
          <table:table-cell office:value-type="float" office:value="40005.00221003" calcext:value-type="float">
            <text:p>40005.00221003</text:p>
          </table:table-cell>
          <table:table-cell office:value-type="float" office:value="45000.21886778" calcext:value-type="float">
            <text:p>45000.21886778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3260.37" calcext:value-type="float">
            <text:p>43260.37</text:p>
          </table:table-cell>
          <table:table-cell office:value-type="float" office:value="51000.05848359" calcext:value-type="float">
            <text:p>51000.05848359</text:p>
          </table:table-cell>
          <table:table-cell table:number-columns-repeated="3" office:value-type="float" office:value="44864.42498338" calcext:value-type="float">
            <text:p>44864.42498338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6179.44249945" calcext:value-type="float">
            <text:p>46179.44249945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4864.42498338" calcext:value-type="float">
            <text:p>44864.42498338</text:p>
          </table:table-cell>
          <table:table-cell table:number-columns-repeated="2" office:value-type="float" office:value="44998.00006" calcext:value-type="float">
            <text:p>44998.00006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4864.42499338" calcext:value-type="float">
            <text:p>44864.42499338</text:p>
          </table:table-cell>
          <table:table-cell office:value-type="float" office:value="44009.11741688" calcext:value-type="float">
            <text:p>44009.11741688</text:p>
          </table:table-cell>
          <table:table-cell office:value-type="float" office:value="36378.78769555" calcext:value-type="float">
            <text:p>36378.78769555</text:p>
          </table:table-cell>
          <table:table-cell office:value-type="float" office:value="36095.08889843" calcext:value-type="float">
            <text:p>36095.08889843</text:p>
          </table:table-cell>
          <table:table-cell office:value-type="float" office:value="40000.32571403" calcext:value-type="float">
            <text:p>40000.32571403</text:p>
          </table:table-cell>
          <table:table-cell office:value-type="float" office:value="36000.00003546" calcext:value-type="float">
            <text:p>36000.00003546</text:p>
          </table:table-cell>
          <table:table-cell office:value-type="float" office:value="44000.19793041" calcext:value-type="float">
            <text:p>44000.19793041</text:p>
          </table:table-cell>
          <table:table-cell office:value-type="float" office:value="40000.32573103" calcext:value-type="float">
            <text:p>40000.32573103</text:p>
          </table:table-cell>
          <table:table-cell office:value-type="float" office:value="44010.01468711" calcext:value-type="float">
            <text:p>44010.01468711</text:p>
          </table:table-cell>
          <table:table-cell office:value-type="float" office:value="44010.01470709" calcext:value-type="float">
            <text:p>44010.01470709</text:p>
          </table:table-cell>
          <table:table-cell office:value-type="float" office:value="44010.01471709" calcext:value-type="float">
            <text:p>44010.01471709</text:p>
          </table:table-cell>
          <table:table-cell office:value-type="float" office:value="38793.19647043" calcext:value-type="float">
            <text:p>38793.19647043</text:p>
          </table:table-cell>
          <table:table-cell office:value-type="float" office:value="38875.76891196" calcext:value-type="float">
            <text:p>38875.76891196</text:p>
          </table:table-cell>
          <table:table-cell office:value-type="float" office:value="40055.08305039" calcext:value-type="float">
            <text:p>40055.08305039</text:p>
          </table:table-cell>
          <table:table-cell office:value-type="float" office:value="46424.38084478" calcext:value-type="float">
            <text:p>46424.38084478</text:p>
          </table:table-cell>
          <table:table-cell office:value-type="float" office:value="45899.37590842" calcext:value-type="float">
            <text:p>45899.37590842</text:p>
          </table:table-cell>
          <table:table-cell office:value-type="float" office:value="48500.09824134" calcext:value-type="float">
            <text:p>48500.09824134</text:p>
          </table:table-cell>
          <table:table-cell office:value-type="float" office:value="41899.37713587" calcext:value-type="float">
            <text:p>41899.37713587</text:p>
          </table:table-cell>
          <table:table-cell office:value-type="float" office:value="41213.60236072" calcext:value-type="float">
            <text:p>41213.60236072</text:p>
          </table:table-cell>
          <table:table-cell office:value-type="float" office:value="41688.02414305" calcext:value-type="float">
            <text:p>41688.02414305</text:p>
          </table:table-cell>
          <table:table-cell office:value-type="float" office:value="41899.37731784" calcext:value-type="float">
            <text:p>41899.37731784</text:p>
          </table:table-cell>
          <table:table-cell office:value-type="float" office:value="42688.02417739" calcext:value-type="float">
            <text:p>42688.02417739</text:p>
          </table:table-cell>
          <table:table-cell office:value-type="float" office:value="44723.79321903" calcext:value-type="float">
            <text:p>44723.79321903</text:p>
          </table:table-cell>
          <table:table-cell office:value-type="float" office:value="44803.48914925" calcext:value-type="float">
            <text:p>44803.48914925</text:p>
          </table:table-cell>
          <table:table-cell office:value-type="float" office:value="44803.48915702" calcext:value-type="float">
            <text:p>44803.48915702</text:p>
          </table:table-cell>
          <table:table-cell office:value-type="float" office:value="36000.00202" calcext:value-type="float">
            <text:p>36000.00202</text:p>
          </table:table-cell>
          <table:table-cell office:value-type="float" office:value="36000.00212" calcext:value-type="float">
            <text:p>36000.00212</text:p>
          </table:table-cell>
          <table:table-cell office:value-type="float" office:value="31010.0115057" calcext:value-type="float">
            <text:p>31010.0115057</text:p>
          </table:table-cell>
          <table:table-cell office:value-type="float" office:value="31979.80098686" calcext:value-type="float">
            <text:p>31979.80098686</text:p>
          </table:table-cell>
          <table:table-cell office:value-type="float" office:value="36000.00213111" calcext:value-type="float">
            <text:p>36000.00213111</text:p>
          </table:table-cell>
          <table:table-cell office:value-type="float" office:value="36000.00213888" calcext:value-type="float">
            <text:p>36000.00213888</text:p>
          </table:table-cell>
          <table:table-cell office:value-type="float" office:value="40000.32721224" calcext:value-type="float">
            <text:p>40000.32721224</text:p>
          </table:table-cell>
          <table:table-cell office:value-type="float" office:value="36000.00214776" calcext:value-type="float">
            <text:p>36000.00214776</text:p>
          </table:table-cell>
          <table:table-cell table:number-columns-repeated="2" office:value-type="float" office:value="37483.000006" calcext:value-type="float">
            <text:p>37483.000006</text:p>
          </table:table-cell>
          <table:table-cell table:number-columns-repeated="2" office:value-type="float" office:value="40000.32721224" calcext:value-type="float">
            <text:p>40000.32721224</text:p>
          </table:table-cell>
          <table:table-cell office:value-type="float" office:value="40000.32735527" calcext:value-type="float">
            <text:p>40000.32735527</text:p>
          </table:table-cell>
          <table:table-cell office:value-type="float" office:value="40000.32738262" calcext:value-type="float">
            <text:p>40000.32738262</text:p>
          </table:table-cell>
          <table:table-cell office:value-type="float" office:value="39999.9187481" calcext:value-type="float">
            <text:p>39999.9187481</text:p>
          </table:table-cell>
          <table:table-cell office:value-type="float" office:value="40000.3274045" calcext:value-type="float">
            <text:p>40000.3274045</text:p>
          </table:table-cell>
          <table:table-cell office:value-type="float" office:value="40000.32742099" calcext:value-type="float">
            <text:p>40000.32742099</text:p>
          </table:table-cell>
          <table:table-cell office:value-type="float" office:value="36000.00234895" calcext:value-type="float">
            <text:p>36000.00234895</text:p>
          </table:table-cell>
          <table:table-cell office:value-type="float" office:value="36000.00872898" calcext:value-type="float">
            <text:p>36000.00872898</text:p>
          </table:table-cell>
          <table:table-cell office:value-type="float" office:value="36000.87119837" calcext:value-type="float">
            <text:p>36000.87119837</text:p>
          </table:table-cell>
          <table:table-cell office:value-type="float" office:value="40000.32745381" calcext:value-type="float">
            <text:p>40000.32745381</text:p>
          </table:table-cell>
          <table:table-cell office:value-type="float" office:value="40013.95971821" calcext:value-type="float">
            <text:p>40013.95971821</text:p>
          </table:table-cell>
          <table:table-cell office:value-type="float" office:value="40013.96037406" calcext:value-type="float">
            <text:p>40013.96037406</text:p>
          </table:table-cell>
          <table:table-cell office:value-type="float" office:value="40000.32768183" calcext:value-type="float">
            <text:p>40000.32768183</text:p>
          </table:table-cell>
          <table:table-cell table:number-columns-repeated="2" office:value-type="float" office:value="36000.41000054" calcext:value-type="float">
            <text:p>36000.41000054</text:p>
          </table:table-cell>
          <table:table-cell office:value-type="float" office:value="38838.57929068" calcext:value-type="float">
            <text:p>38838.57929068</text:p>
          </table:table-cell>
          <table:table-cell office:value-type="float" office:value="36909.5810155" calcext:value-type="float">
            <text:p>36909.58101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19.01" calcext:value-type="float">
            <text:p>119.01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.04" calcext:value-type="float">
            <text:p>350.04</text:p>
          </table:table-cell>
          <table:table-cell office:value-type="float" office:value="1313.38" calcext:value-type="float">
            <text:p>1313.38</text:p>
          </table:table-cell>
          <table:table-cell office:value-type="float" office:value="3350" calcext:value-type="float">
            <text:p>3350</text:p>
          </table:table-cell>
          <table:table-cell office:value-type="float" office:value="6650" calcext:value-type="float">
            <text:p>6650</text:p>
          </table:table-cell>
          <table:table-cell office:value-type="float" office:value="9101" calcext:value-type="float">
            <text:p>9101</text:p>
          </table:table-cell>
          <table:table-cell office:value-type="float" office:value="10599.8" calcext:value-type="float">
            <text:p>10599.8</text:p>
          </table:table-cell>
          <table:table-cell office:value-type="float" office:value="12750" calcext:value-type="float">
            <text:p>12750</text:p>
          </table:table-cell>
          <table:table-cell office:value-type="float" office:value="13350" calcext:value-type="float">
            <text:p>13350</text:p>
          </table:table-cell>
          <table:table-cell office:value-type="float" office:value="16750.87" calcext:value-type="float">
            <text:p>16750.87</text:p>
          </table:table-cell>
          <table:table-cell office:value-type="float" office:value="17400" calcext:value-type="float">
            <text:p>17400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150.5" calcext:value-type="float">
            <text:p>20150.5</text:p>
          </table:table-cell>
          <table:table-cell office:value-type="float" office:value="20000" calcext:value-type="float">
            <text:p>20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1" calcext:value-type="float">
            <text:p>20001</text:p>
          </table:table-cell>
          <table:table-cell table:number-columns-repeated="2" office:value-type="float" office:value="19988.65234568" calcext:value-type="float">
            <text:p>19988.65234568</text:p>
          </table:table-cell>
          <table:table-cell office:value-type="float" office:value="38000" calcext:value-type="float">
            <text:p>38000</text:p>
          </table:table-cell>
          <table:table-cell table:number-columns-repeated="2" office:value-type="float" office:value="48957.97" calcext:value-type="float">
            <text:p>48957.97</text:p>
          </table:table-cell>
          <table:table-cell office:value-type="float" office:value="28150" calcext:value-type="float">
            <text:p>28150</text:p>
          </table:table-cell>
          <table:table-cell office:value-type="float" office:value="24738.91" calcext:value-type="float">
            <text:p>24738.91</text:p>
          </table:table-cell>
          <table:table-cell office:value-type="float" office:value="28150" calcext:value-type="float">
            <text:p>28150</text:p>
          </table:table-cell>
          <table:table-cell table:number-columns-repeated="2" office:value-type="float" office:value="26970.79067699" calcext:value-type="float">
            <text:p>26970.79067699</text:p>
          </table:table-cell>
          <table:table-cell table:number-columns-repeated="3" office:value-type="float" office:value="28150" calcext:value-type="float">
            <text:p>28150</text:p>
          </table:table-cell>
          <table:table-cell office:value-type="float" office:value="30000.031337" calcext:value-type="float">
            <text:p>30000.031337</text:p>
          </table:table-cell>
          <table:table-cell table:number-columns-repeated="2" office:value-type="float" office:value="28150.031337" calcext:value-type="float">
            <text:p>28150.031337</text:p>
          </table:table-cell>
          <table:table-cell office:value-type="float" office:value="31000.0411" calcext:value-type="float">
            <text:p>31000.0411</text:p>
          </table:table-cell>
          <table:table-cell office:value-type="float" office:value="35000" calcext:value-type="float">
            <text:p>35000</text:p>
          </table:table-cell>
          <table:table-cell office:value-type="float" office:value="30784.26899989" calcext:value-type="float">
            <text:p>30784.26899989</text:p>
          </table:table-cell>
          <table:table-cell office:value-type="float" office:value="28878.40828559" calcext:value-type="float">
            <text:p>28878.40828559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.0411" calcext:value-type="float">
            <text:p>31000.0411</text:p>
          </table:table-cell>
          <table:table-cell office:value-type="float" office:value="35002.0411001" calcext:value-type="float">
            <text:p>35002.0411001</text:p>
          </table:table-cell>
          <table:table-cell office:value-type="float" office:value="34004" calcext:value-type="float">
            <text:p>34004</text:p>
          </table:table-cell>
          <table:table-cell office:value-type="float" office:value="35173.19282964" calcext:value-type="float">
            <text:p>35173.19282964</text:p>
          </table:table-cell>
          <table:table-cell office:value-type="float" office:value="36852.51419027" calcext:value-type="float">
            <text:p>36852.51419027</text:p>
          </table:table-cell>
          <table:table-cell office:value-type="float" office:value="36409.35932346" calcext:value-type="float">
            <text:p>36409.35932346</text:p>
          </table:table-cell>
          <table:table-cell office:value-type="float" office:value="36750.00976311" calcext:value-type="float">
            <text:p>36750.00976311</text:p>
          </table:table-cell>
          <table:table-cell office:value-type="float" office:value="40000.04110013" calcext:value-type="float">
            <text:p>40000.04110013</text:p>
          </table:table-cell>
          <table:table-cell office:value-type="float" office:value="35949.9994001" calcext:value-type="float">
            <text:p>35949.9994001</text:p>
          </table:table-cell>
          <table:table-cell office:value-type="float" office:value="36000" calcext:value-type="float">
            <text:p>36000</text:p>
          </table:table-cell>
          <table:table-cell office:value-type="float" office:value="36001" calcext:value-type="float">
            <text:p>36001</text:p>
          </table:table-cell>
          <table:table-cell office:value-type="float" office:value="40562.80676059" calcext:value-type="float">
            <text:p>40562.80676059</text:p>
          </table:table-cell>
          <table:table-cell office:value-type="float" office:value="39200.01009866" calcext:value-type="float">
            <text:p>39200.01009866</text:p>
          </table:table-cell>
          <table:table-cell table:number-columns-repeated="2" office:value-type="float" office:value="40000.000255" calcext:value-type="float">
            <text:p>40000.000255</text:p>
          </table:table-cell>
          <table:table-cell office:value-type="float" office:value="39969.57869892" calcext:value-type="float">
            <text:p>39969.57869892</text:p>
          </table:table-cell>
          <table:table-cell office:value-type="float" office:value="40000.000355" calcext:value-type="float">
            <text:p>40000.000355</text:p>
          </table:table-cell>
          <table:table-cell office:value-type="float" office:value="40000.32276302" calcext:value-type="float">
            <text:p>40000.32276302</text:p>
          </table:table-cell>
          <table:table-cell office:value-type="float" office:value="40000.32287302" calcext:value-type="float">
            <text:p>40000.32287302</text:p>
          </table:table-cell>
          <table:table-cell office:value-type="float" office:value="40000.32487302" calcext:value-type="float">
            <text:p>40000.32487302</text:p>
          </table:table-cell>
          <table:table-cell office:value-type="float" office:value="48377.99641" calcext:value-type="float">
            <text:p>48377.99641</text:p>
          </table:table-cell>
          <table:table-cell office:value-type="float" office:value="51000.05620294" calcext:value-type="float">
            <text:p>51000.05620294</text:p>
          </table:table-cell>
          <table:table-cell office:value-type="float" office:value="48089.876889" calcext:value-type="float">
            <text:p>48089.876889</text:p>
          </table:table-cell>
          <table:table-cell office:value-type="float" office:value="48100.476889" calcext:value-type="float">
            <text:p>48100.476889</text:p>
          </table:table-cell>
          <table:table-cell office:value-type="float" office:value="44864.21499838" calcext:value-type="float">
            <text:p>44864.21499838</text:p>
          </table:table-cell>
          <table:table-cell table:number-columns-repeated="2" office:value-type="float" office:value="44864.21599838" calcext:value-type="float">
            <text:p>44864.21599838</text:p>
          </table:table-cell>
          <table:table-cell table:number-columns-repeated="4" office:value-type="float" office:value="44341.07294935" calcext:value-type="float">
            <text:p>44341.07294935</text:p>
          </table:table-cell>
          <table:table-cell office:value-type="float" office:value="44864.42454838" calcext:value-type="float">
            <text:p>44864.42454838</text:p>
          </table:table-cell>
          <table:table-cell table:number-columns-repeated="2" office:value-type="float" office:value="44864.42468338" calcext:value-type="float">
            <text:p>44864.42468338</text:p>
          </table:table-cell>
          <table:table-cell office:value-type="float" office:value="40000.32574601" calcext:value-type="float">
            <text:p>40000.32574601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3260.37" calcext:value-type="float">
            <text:p>43260.37</text:p>
          </table:table-cell>
          <table:table-cell office:value-type="float" office:value="40005.00241003" calcext:value-type="float">
            <text:p>40005.00241003</text:p>
          </table:table-cell>
          <table:table-cell office:value-type="float" office:value="47678.99773289" calcext:value-type="float">
            <text:p>47678.99773289</text:p>
          </table:table-cell>
          <table:table-cell office:value-type="float" office:value="44009.11640108" calcext:value-type="float">
            <text:p>44009.11640108</text:p>
          </table:table-cell>
          <table:table-cell table:number-columns-repeated="2" office:value-type="float" office:value="44009.11740108" calcext:value-type="float">
            <text:p>44009.11740108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998.00006" calcext:value-type="float">
            <text:p>44998.00006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009.11740108" calcext:value-type="float">
            <text:p>44009.11740108</text:p>
          </table:table-cell>
          <table:table-cell table:number-columns-repeated="2" office:value-type="float" office:value="44864.42498338" calcext:value-type="float">
            <text:p>44864.42498338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1266.67606478" calcext:value-type="float">
            <text:p>41266.67606478</text:p>
          </table:table-cell>
          <table:table-cell office:value-type="float" office:value="44009.11741108" calcext:value-type="float">
            <text:p>44009.11741108</text:p>
          </table:table-cell>
          <table:table-cell office:value-type="float" office:value="40000.32586201" calcext:value-type="float">
            <text:p>40000.32586201</text:p>
          </table:table-cell>
          <table:table-cell table:number-columns-repeated="2" office:value-type="float" office:value="36000.00001" calcext:value-type="float">
            <text:p>36000.00001</text:p>
          </table:table-cell>
          <table:table-cell office:value-type="float" office:value="36000.00003546" calcext:value-type="float">
            <text:p>36000.00003546</text:p>
          </table:table-cell>
          <table:table-cell office:value-type="float" office:value="35604.03840628" calcext:value-type="float">
            <text:p>35604.03840628</text:p>
          </table:table-cell>
          <table:table-cell office:value-type="float" office:value="40000.32583103" calcext:value-type="float">
            <text:p>40000.32583103</text:p>
          </table:table-cell>
          <table:table-cell office:value-type="float" office:value="36000.00015246" calcext:value-type="float">
            <text:p>36000.00015246</text:p>
          </table:table-cell>
          <table:table-cell office:value-type="float" office:value="40000.32573103" calcext:value-type="float">
            <text:p>40000.32573103</text:p>
          </table:table-cell>
          <table:table-cell table:number-columns-repeated="2" office:value-type="float" office:value="40000.32584289" calcext:value-type="float">
            <text:p>40000.32584289</text:p>
          </table:table-cell>
          <table:table-cell office:value-type="float" office:value="37415.38314631" calcext:value-type="float">
            <text:p>37415.38314631</text:p>
          </table:table-cell>
          <table:table-cell office:value-type="float" office:value="38793.1971181" calcext:value-type="float">
            <text:p>38793.1971181</text:p>
          </table:table-cell>
          <table:table-cell office:value-type="float" office:value="40013.9158693" calcext:value-type="float">
            <text:p>40013.9158693</text:p>
          </table:table-cell>
          <table:table-cell office:value-type="float" office:value="40055.08307391" calcext:value-type="float">
            <text:p>40055.08307391</text:p>
          </table:table-cell>
          <table:table-cell office:value-type="float" office:value="40475.36022942" calcext:value-type="float">
            <text:p>40475.36022942</text:p>
          </table:table-cell>
          <table:table-cell office:value-type="float" office:value="45899.37710257" calcext:value-type="float">
            <text:p>45899.37710257</text:p>
          </table:table-cell>
          <table:table-cell office:value-type="float" office:value="40870.32535641" calcext:value-type="float">
            <text:p>40870.32535641</text:p>
          </table:table-cell>
          <table:table-cell office:value-type="float" office:value="41154.33087958" calcext:value-type="float">
            <text:p>41154.33087958</text:p>
          </table:table-cell>
          <table:table-cell office:value-type="float" office:value="41212.88362681" calcext:value-type="float">
            <text:p>41212.88362681</text:p>
          </table:table-cell>
          <table:table-cell office:value-type="float" office:value="41592.59924642" calcext:value-type="float">
            <text:p>41592.59924642</text:p>
          </table:table-cell>
          <table:table-cell office:value-type="float" office:value="42612.88365211" calcext:value-type="float">
            <text:p>42612.88365211</text:p>
          </table:table-cell>
          <table:table-cell office:value-type="float" office:value="44712.88365211" calcext:value-type="float">
            <text:p>44712.88365211</text:p>
          </table:table-cell>
          <table:table-cell office:value-type="float" office:value="44742.04044501" calcext:value-type="float">
            <text:p>44742.04044501</text:p>
          </table:table-cell>
          <table:table-cell office:value-type="float" office:value="44742.04045278" calcext:value-type="float">
            <text:p>44742.04045278</text:p>
          </table:table-cell>
          <table:table-cell office:value-type="float" office:value="31010.0114057" calcext:value-type="float">
            <text:p>31010.0114057</text:p>
          </table:table-cell>
          <table:table-cell office:value-type="float" office:value="31010.0115057" calcext:value-type="float">
            <text:p>31010.0115057</text:p>
          </table:table-cell>
          <table:table-cell office:value-type="float" office:value="31000.06893125" calcext:value-type="float">
            <text:p>31000.06893125</text:p>
          </table:table-cell>
          <table:table-cell office:value-type="float" office:value="31069.46978196" calcext:value-type="float">
            <text:p>31069.46978196</text:p>
          </table:table-cell>
          <table:table-cell office:value-type="float" office:value="33442.6629987" calcext:value-type="float">
            <text:p>33442.6629987</text:p>
          </table:table-cell>
          <table:table-cell office:value-type="float" office:value="35274.66018652" calcext:value-type="float">
            <text:p>35274.66018652</text:p>
          </table:table-cell>
          <table:table-cell office:value-type="float" office:value="36000.00214776" calcext:value-type="float">
            <text:p>36000.00214776</text:p>
          </table:table-cell>
          <table:table-cell office:value-type="float" office:value="33956.65818652" calcext:value-type="float">
            <text:p>33956.65818652</text:p>
          </table:table-cell>
          <table:table-cell office:value-type="float" office:value="36594.50252437" calcext:value-type="float">
            <text:p>36594.50252437</text:p>
          </table:table-cell>
          <table:table-cell office:value-type="float" office:value="36000.00216576" calcext:value-type="float">
            <text:p>36000.00216576</text:p>
          </table:table-cell>
          <table:table-cell table:number-columns-repeated="2" office:value-type="float" office:value="37483.01319621" calcext:value-type="float">
            <text:p>37483.01319621</text:p>
          </table:table-cell>
          <table:table-cell office:value-type="float" office:value="37483.01352531" calcext:value-type="float">
            <text:p>37483.01352531</text:p>
          </table:table-cell>
          <table:table-cell office:value-type="float" office:value="37483.01356376" calcext:value-type="float">
            <text:p>37483.01356376</text:p>
          </table:table-cell>
          <table:table-cell office:value-type="float" office:value="37483.01362117" calcext:value-type="float">
            <text:p>37483.01362117</text:p>
          </table:table-cell>
          <table:table-cell office:value-type="float" office:value="39999.91731896" calcext:value-type="float">
            <text:p>39999.91731896</text:p>
          </table:table-cell>
          <table:table-cell office:value-type="float" office:value="36000.00234348" calcext:value-type="float">
            <text:p>36000.00234348</text:p>
          </table:table-cell>
          <table:table-cell office:value-type="float" office:value="32712.00072701" calcext:value-type="float">
            <text:p>32712.00072701</text:p>
          </table:table-cell>
          <table:table-cell office:value-type="float" office:value="32353.99995641" calcext:value-type="float">
            <text:p>32353.99995641</text:p>
          </table:table-cell>
          <table:table-cell office:value-type="float" office:value="36000.00873992" calcext:value-type="float">
            <text:p>36000.00873992</text:p>
          </table:table-cell>
          <table:table-cell office:value-type="float" office:value="36000.87120931" calcext:value-type="float">
            <text:p>36000.87120931</text:p>
          </table:table-cell>
          <table:table-cell office:value-type="float" office:value="40000.32745928" calcext:value-type="float">
            <text:p>40000.32745928</text:p>
          </table:table-cell>
          <table:table-cell office:value-type="float" office:value="40000.32758183" calcext:value-type="float">
            <text:p>40000.32758183</text:p>
          </table:table-cell>
          <table:table-cell office:value-type="float" office:value="39708.95669299" calcext:value-type="float">
            <text:p>39708.95669299</text:p>
          </table:table-cell>
          <table:table-cell table:number-columns-repeated="2" office:value-type="float" office:value="35236.71289266" calcext:value-type="float">
            <text:p>35236.71289266</text:p>
          </table:table-cell>
          <table:table-cell table:number-columns-repeated="2" office:value-type="float" office:value="36000.41000054" calcext:value-type="float">
            <text:p>36000.41000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.01" calcext:value-type="float">
            <text:p>52.01</text:p>
          </table:table-cell>
          <table:table-cell office:value-type="float" office:value="82.51" calcext:value-type="float">
            <text:p>82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9.01" calcext:value-type="float">
            <text:p>119.01</text:p>
          </table:table-cell>
          <table:table-cell table:number-columns-repeated="4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50.01" calcext:value-type="float">
            <text:p>1050.01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8245.06" calcext:value-type="float">
            <text:p>8245.06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2750" calcext:value-type="float">
            <text:p>12750</text:p>
          </table:table-cell>
          <table:table-cell office:value-type="float" office:value="16667.79" calcext:value-type="float">
            <text:p>16667.79</text:p>
          </table:table-cell>
          <table:table-cell office:value-type="float" office:value="17200" calcext:value-type="float">
            <text:p>17200</text:p>
          </table:table-cell>
          <table:table-cell office:value-type="float" office:value="19857.14" calcext:value-type="float">
            <text:p>19857.14</text:p>
          </table:table-cell>
          <table:table-cell office:value-type="float" office:value="20000" calcext:value-type="float">
            <text:p>20000</text:p>
          </table:table-cell>
          <table:table-cell office:value-type="float" office:value="17950.4" calcext:value-type="float">
            <text:p>17950.4</text:p>
          </table:table-cell>
          <table:table-cell office:value-type="float" office:value="20000" calcext:value-type="float">
            <text:p>20000</text:p>
          </table:table-cell>
          <table:table-cell office:value-type="float" office:value="19400" calcext:value-type="float">
            <text:p>19400</text:p>
          </table:table-cell>
          <table:table-cell office:value-type="float" office:value="16946.96" calcext:value-type="float">
            <text:p>16946.96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9400" calcext:value-type="float">
            <text:p>19400</text:p>
          </table:table-cell>
          <table:table-cell office:value-type="float" office:value="37957.08507373" calcext:value-type="float">
            <text:p>37957.08507373</text:p>
          </table:table-cell>
          <table:table-cell table:number-columns-repeated="2" office:value-type="float" office:value="38057.08507373" calcext:value-type="float">
            <text:p>38057.08507373</text:p>
          </table:table-cell>
          <table:table-cell office:value-type="float" office:value="24738.91" calcext:value-type="float">
            <text:p>24738.91</text:p>
          </table:table-cell>
          <table:table-cell office:value-type="float" office:value="23249" calcext:value-type="float">
            <text:p>23249</text:p>
          </table:table-cell>
          <table:table-cell office:value-type="float" office:value="26970.79067699" calcext:value-type="float">
            <text:p>26970.79067699</text:p>
          </table:table-cell>
          <table:table-cell office:value-type="float" office:value="24738.91" calcext:value-type="float">
            <text:p>24738.91</text:p>
          </table:table-cell>
          <table:table-cell office:value-type="float" office:value="25519.48470361" calcext:value-type="float">
            <text:p>25519.48470361</text:p>
          </table:table-cell>
          <table:table-cell table:number-columns-repeated="3" office:value-type="float" office:value="26970.79067699" calcext:value-type="float">
            <text:p>26970.79067699</text:p>
          </table:table-cell>
          <table:table-cell office:value-type="float" office:value="28150.031337" calcext:value-type="float">
            <text:p>28150.031337</text:p>
          </table:table-cell>
          <table:table-cell office:value-type="float" office:value="26971.031337" calcext:value-type="float">
            <text:p>26971.031337</text:p>
          </table:table-cell>
          <table:table-cell office:value-type="float" office:value="27968.4133873" calcext:value-type="float">
            <text:p>27968.4133873</text:p>
          </table:table-cell>
          <table:table-cell office:value-type="float" office:value="30733.1077" calcext:value-type="float">
            <text:p>30733.1077</text:p>
          </table:table-cell>
          <table:table-cell office:value-type="float" office:value="33000" calcext:value-type="float">
            <text:p>33000</text:p>
          </table:table-cell>
          <table:table-cell office:value-type="float" office:value="30000.0411" calcext:value-type="float">
            <text:p>30000.0411</text:p>
          </table:table-cell>
          <table:table-cell office:value-type="float" office:value="28405" calcext:value-type="float">
            <text:p>28405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30400.6" calcext:value-type="float">
            <text:p>30400.6</text:p>
          </table:table-cell>
          <table:table-cell office:value-type="float" office:value="33954" calcext:value-type="float">
            <text:p>33954</text:p>
          </table:table-cell>
          <table:table-cell office:value-type="float" office:value="31000.0411" calcext:value-type="float">
            <text:p>31000.0411</text:p>
          </table:table-cell>
          <table:table-cell office:value-type="float" office:value="35002.0411001" calcext:value-type="float">
            <text:p>35002.0411001</text:p>
          </table:table-cell>
          <table:table-cell office:value-type="float" office:value="36750.0097631" calcext:value-type="float">
            <text:p>36750.0097631</text:p>
          </table:table-cell>
          <table:table-cell table:number-columns-repeated="2" office:value-type="float" office:value="35002.04110011" calcext:value-type="float">
            <text:p>35002.04110011</text:p>
          </table:table-cell>
          <table:table-cell office:value-type="float" office:value="39442.01985178" calcext:value-type="float">
            <text:p>39442.01985178</text:p>
          </table:table-cell>
          <table:table-cell office:value-type="float" office:value="34409.35852348" calcext:value-type="float">
            <text:p>34409.35852348</text:p>
          </table:table-cell>
          <table:table-cell office:value-type="float" office:value="35909.998485" calcext:value-type="float">
            <text:p>35909.998485</text:p>
          </table:table-cell>
          <table:table-cell office:value-type="float" office:value="35839.997" calcext:value-type="float">
            <text:p>35839.997</text:p>
          </table:table-cell>
          <table:table-cell office:value-type="float" office:value="40500" calcext:value-type="float">
            <text:p>40500</text:p>
          </table:table-cell>
          <table:table-cell office:value-type="float" office:value="36936.85523247" calcext:value-type="float">
            <text:p>36936.85523247</text:p>
          </table:table-cell>
          <table:table-cell office:value-type="float" office:value="39200.01009866" calcext:value-type="float">
            <text:p>39200.01009866</text:p>
          </table:table-cell>
          <table:table-cell office:value-type="float" office:value="40000" calcext:value-type="float">
            <text:p>40000</text:p>
          </table:table-cell>
          <table:table-cell office:value-type="float" office:value="38525.97376826" calcext:value-type="float">
            <text:p>38525.97376826</text:p>
          </table:table-cell>
          <table:table-cell office:value-type="float" office:value="38069.57889892" calcext:value-type="float">
            <text:p>38069.57889892</text:p>
          </table:table-cell>
          <table:table-cell office:value-type="float" office:value="40000.000455" calcext:value-type="float">
            <text:p>40000.000455</text:p>
          </table:table-cell>
          <table:table-cell table:number-columns-repeated="2" office:value-type="float" office:value="40000.000575" calcext:value-type="float">
            <text:p>40000.000575</text:p>
          </table:table-cell>
          <table:table-cell office:value-type="float" office:value="44864.21479835" calcext:value-type="float">
            <text:p>44864.21479835</text:p>
          </table:table-cell>
          <table:table-cell office:value-type="float" office:value="50000.46556118" calcext:value-type="float">
            <text:p>50000.46556118</text:p>
          </table:table-cell>
          <table:table-cell office:value-type="float" office:value="46300.00003004" calcext:value-type="float">
            <text:p>46300.00003004</text:p>
          </table:table-cell>
          <table:table-cell office:value-type="float" office:value="44864.21489838" calcext:value-type="float">
            <text:p>44864.21489838</text:p>
          </table:table-cell>
          <table:table-cell office:value-type="float" office:value="44341.07194935" calcext:value-type="float">
            <text:p>44341.07194935</text:p>
          </table:table-cell>
          <table:table-cell table:number-columns-repeated="2" office:value-type="float" office:value="44341.07294935" calcext:value-type="float">
            <text:p>44341.07294935</text:p>
          </table:table-cell>
          <table:table-cell table:number-columns-repeated="2" office:value-type="float" office:value="40000.32541101" calcext:value-type="float">
            <text:p>40000.32541101</text:p>
          </table:table-cell>
          <table:table-cell table:number-columns-repeated="2" office:value-type="float" office:value="40005.00177503" calcext:value-type="float">
            <text:p>40005.00177503</text:p>
          </table:table-cell>
          <table:table-cell office:value-type="float" office:value="44341.07294935" calcext:value-type="float">
            <text:p>44341.07294935</text:p>
          </table:table-cell>
          <table:table-cell office:value-type="float" office:value="40005.00201003" calcext:value-type="float">
            <text:p>40005.00201003</text:p>
          </table:table-cell>
          <table:table-cell office:value-type="float" office:value="40783.01923227" calcext:value-type="float">
            <text:p>40783.01923227</text:p>
          </table:table-cell>
          <table:table-cell office:value-type="float" office:value="36287.2596163" calcext:value-type="float">
            <text:p>36287.2596163</text:p>
          </table:table-cell>
          <table:table-cell table:number-columns-repeated="2" office:value-type="float" office:value="40005.00231003" calcext:value-type="float">
            <text:p>40005.00231003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7481" calcext:value-type="float">
            <text:p>47481</text:p>
          </table:table-cell>
          <table:table-cell office:value-type="float" office:value="43260.37001319" calcext:value-type="float">
            <text:p>43260.37001319</text:p>
          </table:table-cell>
          <table:table-cell table:number-columns-repeated="2" office:value-type="float" office:value="43260.37101319" calcext:value-type="float">
            <text:p>43260.37101319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3260.37101319" calcext:value-type="float">
            <text:p>43260.37101319</text:p>
          </table:table-cell>
          <table:table-cell table:number-columns-repeated="2" office:value-type="float" office:value="44009.11740108" calcext:value-type="float">
            <text:p>44009.11740108</text:p>
          </table:table-cell>
          <table:table-cell office:value-type="float" office:value="37715.42911376" calcext:value-type="float">
            <text:p>37715.42911376</text:p>
          </table:table-cell>
          <table:table-cell table:number-columns-repeated="2" office:value-type="float" office:value="40000.32584601" calcext:value-type="float">
            <text:p>40000.32584601</text:p>
          </table:table-cell>
          <table:table-cell office:value-type="float" office:value="40836.99478785" calcext:value-type="float">
            <text:p>40836.99478785</text:p>
          </table:table-cell>
          <table:table-cell office:value-type="float" office:value="36558.7049656" calcext:value-type="float">
            <text:p>36558.7049656</text:p>
          </table:table-cell>
          <table:table-cell table:number-columns-repeated="2" office:value-type="float" office:value="35293.08438212" calcext:value-type="float">
            <text:p>35293.08438212</text:p>
          </table:table-cell>
          <table:table-cell office:value-type="float" office:value="35801.95806756" calcext:value-type="float">
            <text:p>35801.95806756</text:p>
          </table:table-cell>
          <table:table-cell office:value-type="float" office:value="35293.0824971" calcext:value-type="float">
            <text:p>35293.0824971</text:p>
          </table:table-cell>
          <table:table-cell office:value-type="float" office:value="36000.00015246" calcext:value-type="float">
            <text:p>36000.00015246</text:p>
          </table:table-cell>
          <table:table-cell office:value-type="float" office:value="35703.93819181" calcext:value-type="float">
            <text:p>35703.93819181</text:p>
          </table:table-cell>
          <table:table-cell office:value-type="float" office:value="40000.18980863" calcext:value-type="float">
            <text:p>40000.18980863</text:p>
          </table:table-cell>
          <table:table-cell office:value-type="float" office:value="38793.26320011" calcext:value-type="float">
            <text:p>38793.26320011</text:p>
          </table:table-cell>
          <table:table-cell office:value-type="float" office:value="38793.19643077" calcext:value-type="float">
            <text:p>38793.19643077</text:p>
          </table:table-cell>
          <table:table-cell office:value-type="float" office:value="37413.88326603" calcext:value-type="float">
            <text:p>37413.88326603</text:p>
          </table:table-cell>
          <table:table-cell office:value-type="float" office:value="38554.43931526" calcext:value-type="float">
            <text:p>38554.43931526</text:p>
          </table:table-cell>
          <table:table-cell office:value-type="float" office:value="40000.32638697" calcext:value-type="float">
            <text:p>40000.32638697</text:p>
          </table:table-cell>
          <table:table-cell office:value-type="float" office:value="40038.63952224" calcext:value-type="float">
            <text:p>40038.63952224</text:p>
          </table:table-cell>
          <table:table-cell office:value-type="float" office:value="40055.08310079" calcext:value-type="float">
            <text:p>40055.08310079</text:p>
          </table:table-cell>
          <table:table-cell office:value-type="float" office:value="40592.84521593" calcext:value-type="float">
            <text:p>40592.84521593</text:p>
          </table:table-cell>
          <table:table-cell office:value-type="float" office:value="40592.84524146" calcext:value-type="float">
            <text:p>40592.84524146</text:p>
          </table:table-cell>
          <table:table-cell office:value-type="float" office:value="40592.84525034" calcext:value-type="float">
            <text:p>40592.84525034</text:p>
          </table:table-cell>
          <table:table-cell office:value-type="float" office:value="41153.48877427" calcext:value-type="float">
            <text:p>41153.48877427</text:p>
          </table:table-cell>
          <table:table-cell office:value-type="float" office:value="41212.88362681" calcext:value-type="float">
            <text:p>41212.88362681</text:p>
          </table:table-cell>
          <table:table-cell office:value-type="float" office:value="41899.37734218" calcext:value-type="float">
            <text:p>41899.37734218</text:p>
          </table:table-cell>
          <table:table-cell table:number-columns-repeated="2" office:value-type="float" office:value="41899.37735218" calcext:value-type="float">
            <text:p>41899.37735218</text:p>
          </table:table-cell>
          <table:table-cell office:value-type="float" office:value="42662.64544599" calcext:value-type="float">
            <text:p>42662.64544599</text:p>
          </table:table-cell>
          <table:table-cell office:value-type="float" office:value="31000.06882014" calcext:value-type="float">
            <text:p>31000.06882014</text:p>
          </table:table-cell>
          <table:table-cell office:value-type="float" office:value="31000.06892014" calcext:value-type="float">
            <text:p>31000.06892014</text:p>
          </table:table-cell>
          <table:table-cell office:value-type="float" office:value="29543.47585754" calcext:value-type="float">
            <text:p>29543.47585754</text:p>
          </table:table-cell>
          <table:table-cell office:value-type="float" office:value="31010.0115057" calcext:value-type="float">
            <text:p>31010.0115057</text:p>
          </table:table-cell>
          <table:table-cell office:value-type="float" office:value="31684.71146274" calcext:value-type="float">
            <text:p>31684.71146274</text:p>
          </table:table-cell>
          <table:table-cell office:value-type="float" office:value="32264.14122388" calcext:value-type="float">
            <text:p>32264.14122388</text:p>
          </table:table-cell>
          <table:table-cell office:value-type="float" office:value="32274.65818652" calcext:value-type="float">
            <text:p>32274.65818652</text:p>
          </table:table-cell>
          <table:table-cell office:value-type="float" office:value="32900.00012669" calcext:value-type="float">
            <text:p>32900.00012669</text:p>
          </table:table-cell>
          <table:table-cell office:value-type="float" office:value="36000.00216576" calcext:value-type="float">
            <text:p>36000.00216576</text:p>
          </table:table-cell>
          <table:table-cell office:value-type="float" office:value="35033.78820744" calcext:value-type="float">
            <text:p>35033.78820744</text:p>
          </table:table-cell>
          <table:table-cell table:number-columns-repeated="2" office:value-type="float" office:value="36000.00216576" calcext:value-type="float">
            <text:p>36000.00216576</text:p>
          </table:table-cell>
          <table:table-cell office:value-type="float" office:value="36000.00227546" calcext:value-type="float">
            <text:p>36000.00227546</text:p>
          </table:table-cell>
          <table:table-cell office:value-type="float" office:value="36000.00231058" calcext:value-type="float">
            <text:p>36000.00231058</text:p>
          </table:table-cell>
          <table:table-cell office:value-type="float" office:value="36000.00232152" calcext:value-type="float">
            <text:p>36000.00232152</text:p>
          </table:table-cell>
          <table:table-cell office:value-type="float" office:value="37483.01368261" calcext:value-type="float">
            <text:p>37483.01368261</text:p>
          </table:table-cell>
          <table:table-cell office:value-type="float" office:value="33421.0818516" calcext:value-type="float">
            <text:p>33421.0818516</text:p>
          </table:table-cell>
          <table:table-cell office:value-type="float" office:value="32674.72155015" calcext:value-type="float">
            <text:p>32674.72155015</text:p>
          </table:table-cell>
          <table:table-cell office:value-type="float" office:value="32213.08949881" calcext:value-type="float">
            <text:p>32213.08949881</text:p>
          </table:table-cell>
          <table:table-cell office:value-type="float" office:value="32930.00491882" calcext:value-type="float">
            <text:p>32930.00491882</text:p>
          </table:table-cell>
          <table:table-cell office:value-type="float" office:value="36000.00875086" calcext:value-type="float">
            <text:p>36000.00875086</text:p>
          </table:table-cell>
          <table:table-cell office:value-type="float" office:value="37129.09437344" calcext:value-type="float">
            <text:p>37129.09437344</text:p>
          </table:table-cell>
          <table:table-cell office:value-type="float" office:value="38700.74838" calcext:value-type="float">
            <text:p>38700.74838</text:p>
          </table:table-cell>
          <table:table-cell office:value-type="float" office:value="36000.87123119" calcext:value-type="float">
            <text:p>36000.87123119</text:p>
          </table:table-cell>
          <table:table-cell office:value-type="float" office:value="32873.65937387" calcext:value-type="float">
            <text:p>32873.65937387</text:p>
          </table:table-cell>
          <table:table-cell office:value-type="float" office:value="32941.31290404" calcext:value-type="float">
            <text:p>32941.31290404</text:p>
          </table:table-cell>
          <table:table-cell office:value-type="float" office:value="35236.71289266" calcext:value-type="float">
            <text:p>35236.71289266</text:p>
          </table:table-cell>
          <table:table-cell office:value-type="float" office:value="34088.9329" calcext:value-type="float">
            <text:p>34088.93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19.01" calcext:value-type="float">
            <text:p>119.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2953.38" calcext:value-type="float">
            <text:p>2953.38</text:p>
          </table:table-cell>
          <table:table-cell office:value-type="float" office:value="5900" calcext:value-type="float">
            <text:p>59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99.8" calcext:value-type="float">
            <text:p>10599.8</text:p>
          </table:table-cell>
          <table:table-cell office:value-type="float" office:value="12100" calcext:value-type="float">
            <text:p>121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857.14" calcext:value-type="float">
            <text:p>19857.14</text:p>
          </table:table-cell>
          <table:table-cell office:value-type="float" office:value="16767.79" calcext:value-type="float">
            <text:p>16767.79</text:p>
          </table:table-cell>
          <table:table-cell office:value-type="float" office:value="19400" calcext:value-type="float">
            <text:p>19400</text:p>
          </table:table-cell>
          <table:table-cell office:value-type="float" office:value="17164.91" calcext:value-type="float">
            <text:p>17164.91</text:p>
          </table:table-cell>
          <table:table-cell office:value-type="float" office:value="15730.72" calcext:value-type="float">
            <text:p>15730.72</text:p>
          </table:table-cell>
          <table:table-cell office:value-type="float" office:value="20000" calcext:value-type="float">
            <text:p>20000</text:p>
          </table:table-cell>
          <table:table-cell office:value-type="float" office:value="18901.47" calcext:value-type="float">
            <text:p>18901.47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34995.39" calcext:value-type="float">
            <text:p>34995.39</text:p>
          </table:table-cell>
          <table:table-cell table:number-columns-repeated="2" office:value-type="float" office:value="38000" calcext:value-type="float">
            <text:p>38000</text:p>
          </table:table-cell>
          <table:table-cell office:value-type="float" office:value="23249" calcext:value-type="float">
            <text:p>23249</text:p>
          </table:table-cell>
          <table:table-cell office:value-type="float" office:value="21900.98" calcext:value-type="float">
            <text:p>21900.98</text:p>
          </table:table-cell>
          <table:table-cell office:value-type="float" office:value="24738.91" calcext:value-type="float">
            <text:p>24738.91</text:p>
          </table:table-cell>
          <table:table-cell office:value-type="float" office:value="23300" calcext:value-type="float">
            <text:p>23300</text:p>
          </table:table-cell>
          <table:table-cell table:number-columns-repeated="2" office:value-type="float" office:value="24738.91" calcext:value-type="float">
            <text:p>24738.91</text:p>
          </table:table-cell>
          <table:table-cell table:number-columns-repeated="2" office:value-type="float" office:value="26166.89" calcext:value-type="float">
            <text:p>26166.89</text:p>
          </table:table-cell>
          <table:table-cell office:value-type="float" office:value="26971.031337" calcext:value-type="float">
            <text:p>26971.031337</text:p>
          </table:table-cell>
          <table:table-cell office:value-type="float" office:value="26167.031337" calcext:value-type="float">
            <text:p>26167.031337</text:p>
          </table:table-cell>
          <table:table-cell office:value-type="float" office:value="26971.031337" calcext:value-type="float">
            <text:p>26971.031337</text:p>
          </table:table-cell>
          <table:table-cell office:value-type="float" office:value="30000.0411" calcext:value-type="float">
            <text:p>30000.0411</text:p>
          </table:table-cell>
          <table:table-cell office:value-type="float" office:value="31480.14804788" calcext:value-type="float">
            <text:p>31480.14804788</text:p>
          </table:table-cell>
          <table:table-cell office:value-type="float" office:value="30000" calcext:value-type="float">
            <text:p>30000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27457.5294368" calcext:value-type="float">
            <text:p>27457.5294368</text:p>
          </table:table-cell>
          <table:table-cell office:value-type="float" office:value="30000.0411" calcext:value-type="float">
            <text:p>30000.0411</text:p>
          </table:table-cell>
          <table:table-cell office:value-type="float" office:value="31000.0411" calcext:value-type="float">
            <text:p>31000.0411</text:p>
          </table:table-cell>
          <table:table-cell office:value-type="float" office:value="30171.22667565" calcext:value-type="float">
            <text:p>30171.22667565</text:p>
          </table:table-cell>
          <table:table-cell office:value-type="float" office:value="31000.0421" calcext:value-type="float">
            <text:p>31000.0421</text:p>
          </table:table-cell>
          <table:table-cell office:value-type="float" office:value="36409.35932346" calcext:value-type="float">
            <text:p>36409.35932346</text:p>
          </table:table-cell>
          <table:table-cell table:number-columns-repeated="2" office:value-type="float" office:value="34512.829" calcext:value-type="float">
            <text:p>34512.829</text:p>
          </table:table-cell>
          <table:table-cell office:value-type="float" office:value="35949.9992001" calcext:value-type="float">
            <text:p>35949.9992001</text:p>
          </table:table-cell>
          <table:table-cell office:value-type="float" office:value="31000.04230004" calcext:value-type="float">
            <text:p>31000.04230004</text:p>
          </table:table-cell>
          <table:table-cell office:value-type="float" office:value="34409.35919248" calcext:value-type="float">
            <text:p>34409.35919248</text:p>
          </table:table-cell>
          <table:table-cell office:value-type="float" office:value="35125.90194256" calcext:value-type="float">
            <text:p>35125.90194256</text:p>
          </table:table-cell>
          <table:table-cell office:value-type="float" office:value="40007.99397612" calcext:value-type="float">
            <text:p>40007.99397612</text:p>
          </table:table-cell>
          <table:table-cell office:value-type="float" office:value="35740.000055" calcext:value-type="float">
            <text:p>35740.000055</text:p>
          </table:table-cell>
          <table:table-cell table:number-columns-repeated="2" office:value-type="float" office:value="36936.85523247" calcext:value-type="float">
            <text:p>36936.85523247</text:p>
          </table:table-cell>
          <table:table-cell office:value-type="float" office:value="36636.85523247" calcext:value-type="float">
            <text:p>36636.85523247</text:p>
          </table:table-cell>
          <table:table-cell office:value-type="float" office:value="36636.85533247" calcext:value-type="float">
            <text:p>36636.85533247</text:p>
          </table:table-cell>
          <table:table-cell office:value-type="float" office:value="36336.85533247" calcext:value-type="float">
            <text:p>36336.85533247</text:p>
          </table:table-cell>
          <table:table-cell office:value-type="float" office:value="35904.85534247" calcext:value-type="float">
            <text:p>35904.85534247</text:p>
          </table:table-cell>
          <table:table-cell office:value-type="float" office:value="36377.99651" calcext:value-type="float">
            <text:p>36377.99651</text:p>
          </table:table-cell>
          <table:table-cell office:value-type="float" office:value="40000.32487302" calcext:value-type="float">
            <text:p>40000.32487302</text:p>
          </table:table-cell>
          <table:table-cell office:value-type="float" office:value="50000.403" calcext:value-type="float">
            <text:p>50000.403</text:p>
          </table:table-cell>
          <table:table-cell office:value-type="float" office:value="44864.21489838" calcext:value-type="float">
            <text:p>44864.21489838</text:p>
          </table:table-cell>
          <table:table-cell office:value-type="float" office:value="44341.12214939" calcext:value-type="float">
            <text:p>44341.12214939</text:p>
          </table:table-cell>
          <table:table-cell office:value-type="float" office:value="40000.32441101" calcext:value-type="float">
            <text:p>40000.32441101</text:p>
          </table:table-cell>
          <table:table-cell office:value-type="float" office:value="40000.32541101" calcext:value-type="float">
            <text:p>40000.32541101</text:p>
          </table:table-cell>
          <table:table-cell office:value-type="float" office:value="41377.99571004" calcext:value-type="float">
            <text:p>41377.99571004</text:p>
          </table:table-cell>
          <table:table-cell table:number-columns-repeated="2" office:value-type="float" office:value="40000.00177503" calcext:value-type="float">
            <text:p>40000.00177503</text:p>
          </table:table-cell>
          <table:table-cell table:number-columns-repeated="2" office:value-type="float" office:value="40000.32541101" calcext:value-type="float">
            <text:p>40000.32541101</text:p>
          </table:table-cell>
          <table:table-cell office:value-type="float" office:value="40005.00177503" calcext:value-type="float">
            <text:p>40005.00177503</text:p>
          </table:table-cell>
          <table:table-cell office:value-type="float" office:value="40000.32554601" calcext:value-type="float">
            <text:p>40000.32554601</text:p>
          </table:table-cell>
          <table:table-cell office:value-type="float" office:value="40005.00201003" calcext:value-type="float">
            <text:p>40005.00201003</text:p>
          </table:table-cell>
          <table:table-cell office:value-type="float" office:value="35403.09335922" calcext:value-type="float">
            <text:p>35403.09335922</text:p>
          </table:table-cell>
          <table:table-cell table:number-columns-repeated="2" office:value-type="float" office:value="40000.32584601" calcext:value-type="float">
            <text:p>40000.32584601</text:p>
          </table:table-cell>
          <table:table-cell office:value-type="float" office:value="37469.51665264" calcext:value-type="float">
            <text:p>37469.51665264</text:p>
          </table:table-cell>
          <table:table-cell office:value-type="float" office:value="44864.42498338" calcext:value-type="float">
            <text:p>44864.42498338</text:p>
          </table:table-cell>
          <table:table-cell office:value-type="float" office:value="40277.09688821" calcext:value-type="float">
            <text:p>40277.09688821</text:p>
          </table:table-cell>
          <table:table-cell office:value-type="float" office:value="41846.39625763" calcext:value-type="float">
            <text:p>41846.39625763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3260.37101319" calcext:value-type="float">
            <text:p>43260.37101319</text:p>
          </table:table-cell>
          <table:table-cell office:value-type="float" office:value="44400.00172304" calcext:value-type="float">
            <text:p>44400.00172304</text:p>
          </table:table-cell>
          <table:table-cell office:value-type="float" office:value="43260.37101319" calcext:value-type="float">
            <text:p>43260.37101319</text:p>
          </table:table-cell>
          <table:table-cell office:value-type="float" office:value="42758.94303831" calcext:value-type="float">
            <text:p>42758.94303831</text:p>
          </table:table-cell>
          <table:table-cell office:value-type="float" office:value="43336.52156264" calcext:value-type="float">
            <text:p>43336.52156264</text:p>
          </table:table-cell>
          <table:table-cell office:value-type="float" office:value="43260.37101319" calcext:value-type="float">
            <text:p>43260.37101319</text:p>
          </table:table-cell>
          <table:table-cell office:value-type="float" office:value="37247.71305162" calcext:value-type="float">
            <text:p>37247.71305162</text:p>
          </table:table-cell>
          <table:table-cell office:value-type="float" office:value="37433.78245599" calcext:value-type="float">
            <text:p>37433.78245599</text:p>
          </table:table-cell>
          <table:table-cell office:value-type="float" office:value="37138.6526013" calcext:value-type="float">
            <text:p>37138.6526013</text:p>
          </table:table-cell>
          <table:table-cell office:value-type="float" office:value="40000.32585601" calcext:value-type="float">
            <text:p>40000.32585601</text:p>
          </table:table-cell>
          <table:table-cell office:value-type="float" office:value="36471.73560032" calcext:value-type="float">
            <text:p>36471.73560032</text:p>
          </table:table-cell>
          <table:table-cell table:number-columns-repeated="2" office:value-type="float" office:value="35228.5027712" calcext:value-type="float">
            <text:p>35228.5027712</text:p>
          </table:table-cell>
          <table:table-cell office:value-type="float" office:value="35293.0824971" calcext:value-type="float">
            <text:p>35293.0824971</text:p>
          </table:table-cell>
          <table:table-cell office:value-type="float" office:value="35228.50279212" calcext:value-type="float">
            <text:p>35228.50279212</text:p>
          </table:table-cell>
          <table:table-cell office:value-type="float" office:value="35569.76241804" calcext:value-type="float">
            <text:p>35569.76241804</text:p>
          </table:table-cell>
          <table:table-cell office:value-type="float" office:value="35570.33298704" calcext:value-type="float">
            <text:p>35570.33298704</text:p>
          </table:table-cell>
          <table:table-cell office:value-type="float" office:value="38793.2628648" calcext:value-type="float">
            <text:p>38793.2628648</text:p>
          </table:table-cell>
          <table:table-cell office:value-type="float" office:value="37296.84566951" calcext:value-type="float">
            <text:p>37296.84566951</text:p>
          </table:table-cell>
          <table:table-cell office:value-type="float" office:value="37413.88322637" calcext:value-type="float">
            <text:p>37413.88322637</text:p>
          </table:table-cell>
          <table:table-cell office:value-type="float" office:value="37404.4387981" calcext:value-type="float">
            <text:p>37404.4387981</text:p>
          </table:table-cell>
          <table:table-cell office:value-type="float" office:value="38239.40729858" calcext:value-type="float">
            <text:p>38239.40729858</text:p>
          </table:table-cell>
          <table:table-cell office:value-type="float" office:value="39238.63949872" calcext:value-type="float">
            <text:p>39238.63949872</text:p>
          </table:table-cell>
          <table:table-cell office:value-type="float" office:value="40013.91589282" calcext:value-type="float">
            <text:p>40013.91589282</text:p>
          </table:table-cell>
          <table:table-cell office:value-type="float" office:value="40038.63955518" calcext:value-type="float">
            <text:p>40038.63955518</text:p>
          </table:table-cell>
          <table:table-cell office:value-type="float" office:value="40474.36304137" calcext:value-type="float">
            <text:p>40474.36304137</text:p>
          </table:table-cell>
          <table:table-cell office:value-type="float" office:value="40474.3630669" calcext:value-type="float">
            <text:p>40474.3630669</text:p>
          </table:table-cell>
          <table:table-cell office:value-type="float" office:value="40474.36307578" calcext:value-type="float">
            <text:p>40474.36307578</text:p>
          </table:table-cell>
          <table:table-cell office:value-type="float" office:value="40592.59924642" calcext:value-type="float">
            <text:p>40592.59924642</text:p>
          </table:table-cell>
          <table:table-cell office:value-type="float" office:value="40000.32770995" calcext:value-type="float">
            <text:p>40000.32770995</text:p>
          </table:table-cell>
          <table:table-cell table:number-columns-repeated="2" office:value-type="float" office:value="40000.32782975" calcext:value-type="float">
            <text:p>40000.32782975</text:p>
          </table:table-cell>
          <table:table-cell office:value-type="float" office:value="40000.32709298" calcext:value-type="float">
            <text:p>40000.32709298</text:p>
          </table:table-cell>
          <table:table-cell office:value-type="float" office:value="41899.37736772" calcext:value-type="float">
            <text:p>41899.37736772</text:p>
          </table:table-cell>
          <table:table-cell office:value-type="float" office:value="30962.31021967" calcext:value-type="float">
            <text:p>30962.31021967</text:p>
          </table:table-cell>
          <table:table-cell office:value-type="float" office:value="30670.26140792" calcext:value-type="float">
            <text:p>30670.26140792</text:p>
          </table:table-cell>
          <table:table-cell office:value-type="float" office:value="28629.6328757" calcext:value-type="float">
            <text:p>28629.6328757</text:p>
          </table:table-cell>
          <table:table-cell office:value-type="float" office:value="31000.06893125" calcext:value-type="float">
            <text:p>31000.06893125</text:p>
          </table:table-cell>
          <table:table-cell office:value-type="float" office:value="31010.0115057" calcext:value-type="float">
            <text:p>31010.0115057</text:p>
          </table:table-cell>
          <table:table-cell office:value-type="float" office:value="31010.01151347" calcext:value-type="float">
            <text:p>31010.01151347</text:p>
          </table:table-cell>
          <table:table-cell office:value-type="float" office:value="31317.31748859" calcext:value-type="float">
            <text:p>31317.31748859</text:p>
          </table:table-cell>
          <table:table-cell office:value-type="float" office:value="32267.38829839" calcext:value-type="float">
            <text:p>32267.38829839</text:p>
          </table:table-cell>
          <table:table-cell office:value-type="float" office:value="35201.73202867" calcext:value-type="float">
            <text:p>35201.73202867</text:p>
          </table:table-cell>
          <table:table-cell office:value-type="float" office:value="35021.79079237" calcext:value-type="float">
            <text:p>35021.79079237</text:p>
          </table:table-cell>
          <table:table-cell office:value-type="float" office:value="34074.16433765" calcext:value-type="float">
            <text:p>34074.16433765</text:p>
          </table:table-cell>
          <table:table-cell office:value-type="float" office:value="34784.95740503" calcext:value-type="float">
            <text:p>34784.95740503</text:p>
          </table:table-cell>
          <table:table-cell office:value-type="float" office:value="32861.08973458" calcext:value-type="float">
            <text:p>32861.08973458</text:p>
          </table:table-cell>
          <table:table-cell office:value-type="float" office:value="33661.80899619" calcext:value-type="float">
            <text:p>33661.80899619</text:p>
          </table:table-cell>
          <table:table-cell office:value-type="float" office:value="34566.75134533" calcext:value-type="float">
            <text:p>34566.75134533</text:p>
          </table:table-cell>
          <table:table-cell office:value-type="float" office:value="36000.00233246" calcext:value-type="float">
            <text:p>36000.00233246</text:p>
          </table:table-cell>
          <table:table-cell office:value-type="float" office:value="32354.00087137" calcext:value-type="float">
            <text:p>32354.00087137</text:p>
          </table:table-cell>
          <table:table-cell office:value-type="float" office:value="32353.99994547" calcext:value-type="float">
            <text:p>32353.99994547</text:p>
          </table:table-cell>
          <table:table-cell office:value-type="float" office:value="31000.06942459" calcext:value-type="float">
            <text:p>31000.06942459</text:p>
          </table:table-cell>
          <table:table-cell office:value-type="float" office:value="32353.99996735" calcext:value-type="float">
            <text:p>32353.99996735</text:p>
          </table:table-cell>
          <table:table-cell office:value-type="float" office:value="35778.989717" calcext:value-type="float">
            <text:p>35778.989717</text:p>
          </table:table-cell>
          <table:table-cell office:value-type="float" office:value="36000.87122025" calcext:value-type="float">
            <text:p>36000.87122025</text:p>
          </table:table-cell>
          <table:table-cell office:value-type="float" office:value="36000.87122572" calcext:value-type="float">
            <text:p>36000.87122572</text:p>
          </table:table-cell>
          <table:table-cell office:value-type="float" office:value="36000.00900674" calcext:value-type="float">
            <text:p>36000.00900674</text:p>
          </table:table-cell>
          <table:table-cell table:number-columns-repeated="2" office:value-type="float" office:value="32354.00000564" calcext:value-type="float">
            <text:p>32354.00000564</text:p>
          </table:table-cell>
          <table:table-cell office:value-type="float" office:value="33329.05237753" calcext:value-type="float">
            <text:p>33329.05237753</text:p>
          </table:table-cell>
          <table:table-cell office:value-type="float" office:value="32354.00000564" calcext:value-type="float">
            <text:p>32354.000005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.01" calcext:value-type="float">
            <text:p>52.01</text:p>
          </table:table-cell>
          <table:table-cell office:value-type="float" office:value="82.51" calcext:value-type="float">
            <text:p>82.5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119.01" calcext:value-type="float">
            <text:p>119.0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895.65" calcext:value-type="float">
            <text:p>895.65</text:p>
          </table:table-cell>
          <table:table-cell office:value-type="float" office:value="2950" calcext:value-type="float">
            <text:p>2950</text:p>
          </table:table-cell>
          <table:table-cell office:value-type="float" office:value="5100" calcext:value-type="float">
            <text:p>5100</text:p>
          </table:table-cell>
          <table:table-cell office:value-type="float" office:value="6984.99" calcext:value-type="float">
            <text:p>6984.99</text:p>
          </table:table-cell>
          <table:table-cell office:value-type="float" office:value="9260" calcext:value-type="float">
            <text:p>92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5800" calcext:value-type="float">
            <text:p>15800</text:p>
          </table:table-cell>
          <table:table-cell office:value-type="float" office:value="16217.79" calcext:value-type="float">
            <text:p>16217.79</text:p>
          </table:table-cell>
          <table:table-cell office:value-type="float" office:value="19350" calcext:value-type="float">
            <text:p>19350</text:p>
          </table:table-cell>
          <table:table-cell office:value-type="float" office:value="19450" calcext:value-type="float">
            <text:p>19450</text:p>
          </table:table-cell>
          <table:table-cell office:value-type="float" office:value="16394.24" calcext:value-type="float">
            <text:p>16394.24</text:p>
          </table:table-cell>
          <table:table-cell office:value-type="float" office:value="17200.01" calcext:value-type="float">
            <text:p>17200.01</text:p>
          </table:table-cell>
          <table:table-cell office:value-type="float" office:value="16517.79" calcext:value-type="float">
            <text:p>16517.79</text:p>
          </table:table-cell>
          <table:table-cell office:value-type="float" office:value="15000" calcext:value-type="float">
            <text:p>15000</text:p>
          </table:table-cell>
          <table:table-cell office:value-type="float" office:value="19400" calcext:value-type="float">
            <text:p>19400</text:p>
          </table:table-cell>
          <table:table-cell office:value-type="float" office:value="18131.31" calcext:value-type="float">
            <text:p>18131.31</text:p>
          </table:table-cell>
          <table:table-cell office:value-type="float" office:value="17757.57575758" calcext:value-type="float">
            <text:p>17757.57575758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34995.39" calcext:value-type="float">
            <text:p>34995.39</text:p>
          </table:table-cell>
          <table:table-cell office:value-type="float" office:value="21900.98" calcext:value-type="float">
            <text:p>21900.98</text:p>
          </table:table-cell>
          <table:table-cell office:value-type="float" office:value="20300" calcext:value-type="float">
            <text:p>20300</text:p>
          </table:table-cell>
          <table:table-cell table:number-columns-repeated="2" office:value-type="float" office:value="23249" calcext:value-type="float">
            <text:p>23249</text:p>
          </table:table-cell>
          <table:table-cell office:value-type="float" office:value="24621.84084356" calcext:value-type="float">
            <text:p>24621.84084356</text:p>
          </table:table-cell>
          <table:table-cell office:value-type="float" office:value="23640.51958313" calcext:value-type="float">
            <text:p>23640.51958313</text:p>
          </table:table-cell>
          <table:table-cell office:value-type="float" office:value="23861.17263848" calcext:value-type="float">
            <text:p>23861.17263848</text:p>
          </table:table-cell>
          <table:table-cell office:value-type="float" office:value="23640.51958313" calcext:value-type="float">
            <text:p>23640.51958313</text:p>
          </table:table-cell>
          <table:table-cell office:value-type="float" office:value="26167.031337" calcext:value-type="float">
            <text:p>26167.031337</text:p>
          </table:table-cell>
          <table:table-cell office:value-type="float" office:value="25982.5455293" calcext:value-type="float">
            <text:p>25982.5455293</text:p>
          </table:table-cell>
          <table:table-cell office:value-type="float" office:value="26167.031337" calcext:value-type="float">
            <text:p>26167.031337</text:p>
          </table:table-cell>
          <table:table-cell office:value-type="float" office:value="28522.88278853" calcext:value-type="float">
            <text:p>28522.88278853</text:p>
          </table:table-cell>
          <table:table-cell office:value-type="float" office:value="31000.0411" calcext:value-type="float">
            <text:p>31000.0411</text:p>
          </table:table-cell>
          <table:table-cell office:value-type="float" office:value="28599.9938" calcext:value-type="float">
            <text:p>28599.9938</text:p>
          </table:table-cell>
          <table:table-cell office:value-type="float" office:value="27457.5294368" calcext:value-type="float">
            <text:p>27457.5294368</text:p>
          </table:table-cell>
          <table:table-cell office:value-type="float" office:value="27105.11824644" calcext:value-type="float">
            <text:p>27105.11824644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30000.0411" calcext:value-type="float">
            <text:p>30000.0411</text:p>
          </table:table-cell>
          <table:table-cell office:value-type="float" office:value="35002.0411001" calcext:value-type="float">
            <text:p>35002.0411001</text:p>
          </table:table-cell>
          <table:table-cell office:value-type="float" office:value="33143.352" calcext:value-type="float">
            <text:p>33143.352</text:p>
          </table:table-cell>
          <table:table-cell office:value-type="float" office:value="34409.35832346" calcext:value-type="float">
            <text:p>34409.35832346</text:p>
          </table:table-cell>
          <table:table-cell office:value-type="float" office:value="35002.04110013" calcext:value-type="float">
            <text:p>35002.04110013</text:p>
          </table:table-cell>
          <table:table-cell office:value-type="float" office:value="30500" calcext:value-type="float">
            <text:p>30500</text:p>
          </table:table-cell>
          <table:table-cell office:value-type="float" office:value="32691.76537834" calcext:value-type="float">
            <text:p>32691.76537834</text:p>
          </table:table-cell>
          <table:table-cell office:value-type="float" office:value="35038.61057343" calcext:value-type="float">
            <text:p>35038.61057343</text:p>
          </table:table-cell>
          <table:table-cell office:value-type="float" office:value="40000.32250802" calcext:value-type="float">
            <text:p>40000.32250802</text:p>
          </table:table-cell>
          <table:table-cell office:value-type="float" office:value="34409.36701748" calcext:value-type="float">
            <text:p>34409.36701748</text:p>
          </table:table-cell>
          <table:table-cell office:value-type="float" office:value="36500.0001" calcext:value-type="float">
            <text:p>36500.0001</text:p>
          </table:table-cell>
          <table:table-cell office:value-type="float" office:value="35740.000055" calcext:value-type="float">
            <text:p>35740.000055</text:p>
          </table:table-cell>
          <table:table-cell office:value-type="float" office:value="34879.63445464" calcext:value-type="float">
            <text:p>34879.63445464</text:p>
          </table:table-cell>
          <table:table-cell office:value-type="float" office:value="35000.34879649" calcext:value-type="float">
            <text:p>35000.34879649</text:p>
          </table:table-cell>
          <table:table-cell office:value-type="float" office:value="34409.36721748" calcext:value-type="float">
            <text:p>34409.36721748</text:p>
          </table:table-cell>
          <table:table-cell office:value-type="float" office:value="34409.36732748" calcext:value-type="float">
            <text:p>34409.36732748</text:p>
          </table:table-cell>
          <table:table-cell office:value-type="float" office:value="35504.85524248" calcext:value-type="float">
            <text:p>35504.85524248</text:p>
          </table:table-cell>
          <table:table-cell office:value-type="float" office:value="40000.000575" calcext:value-type="float">
            <text:p>40000.000575</text:p>
          </table:table-cell>
          <table:table-cell office:value-type="float" office:value="48700.08931" calcext:value-type="float">
            <text:p>48700.08931</text:p>
          </table:table-cell>
          <table:table-cell office:value-type="float" office:value="44341.12214939" calcext:value-type="float">
            <text:p>44341.12214939</text:p>
          </table:table-cell>
          <table:table-cell office:value-type="float" office:value="43299.99963004" calcext:value-type="float">
            <text:p>43299.99963004</text:p>
          </table:table-cell>
          <table:table-cell office:value-type="float" office:value="40000.00077503" calcext:value-type="float">
            <text:p>40000.00077503</text:p>
          </table:table-cell>
          <table:table-cell office:value-type="float" office:value="40000.00177503" calcext:value-type="float">
            <text:p>40000.00177503</text:p>
          </table:table-cell>
          <table:table-cell office:value-type="float" office:value="40000.32541101" calcext:value-type="float">
            <text:p>40000.32541101</text:p>
          </table:table-cell>
          <table:table-cell office:value-type="float" office:value="36287.2592813" calcext:value-type="float">
            <text:p>36287.2592813</text:p>
          </table:table-cell>
          <table:table-cell office:value-type="float" office:value="39475.07113626" calcext:value-type="float">
            <text:p>39475.07113626</text:p>
          </table:table-cell>
          <table:table-cell office:value-type="float" office:value="38077.99551004" calcext:value-type="float">
            <text:p>38077.99551004</text:p>
          </table:table-cell>
          <table:table-cell office:value-type="float" office:value="36287.2592813" calcext:value-type="float">
            <text:p>36287.2592813</text:p>
          </table:table-cell>
          <table:table-cell office:value-type="float" office:value="40000.32541101" calcext:value-type="float">
            <text:p>40000.32541101</text:p>
          </table:table-cell>
          <table:table-cell office:value-type="float" office:value="36287.2594163" calcext:value-type="float">
            <text:p>36287.2594163</text:p>
          </table:table-cell>
          <table:table-cell office:value-type="float" office:value="40000.32554601" calcext:value-type="float">
            <text:p>40000.32554601</text:p>
          </table:table-cell>
          <table:table-cell office:value-type="float" office:value="35228.5026612" calcext:value-type="float">
            <text:p>35228.5026612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37600.000335" calcext:value-type="float">
            <text:p>37600.000335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43260.37" calcext:value-type="float">
            <text:p>43260.37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1336.02" calcext:value-type="float">
            <text:p>41336.02</text:p>
          </table:table-cell>
          <table:table-cell office:value-type="float" office:value="39714.33270287" calcext:value-type="float">
            <text:p>39714.33270287</text:p>
          </table:table-cell>
          <table:table-cell office:value-type="float" office:value="41964" calcext:value-type="float">
            <text:p>41964</text:p>
          </table:table-cell>
          <table:table-cell office:value-type="float" office:value="44009.11740108" calcext:value-type="float">
            <text:p>44009.11740108</text:p>
          </table:table-cell>
          <table:table-cell office:value-type="float" office:value="42400.00172304" calcext:value-type="float">
            <text:p>42400.00172304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3260.37101319" calcext:value-type="float">
            <text:p>43260.37101319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5994.13563343" calcext:value-type="float">
            <text:p>35994.13563343</text:p>
          </table:table-cell>
          <table:table-cell office:value-type="float" office:value="37247.71305162" calcext:value-type="float">
            <text:p>37247.71305162</text:p>
          </table:table-cell>
          <table:table-cell office:value-type="float" office:value="36000" calcext:value-type="float">
            <text:p>36000</text:p>
          </table:table-cell>
          <table:table-cell office:value-type="float" office:value="36853.52001114" calcext:value-type="float">
            <text:p>36853.52001114</text:p>
          </table:table-cell>
          <table:table-cell office:value-type="float" office:value="36000.00001" calcext:value-type="float">
            <text:p>36000.00001</text:p>
          </table:table-cell>
          <table:table-cell office:value-type="float" office:value="34097.87122641" calcext:value-type="float">
            <text:p>34097.87122641</text:p>
          </table:table-cell>
          <table:table-cell office:value-type="float" office:value="33809.7781557" calcext:value-type="float">
            <text:p>33809.7781557</text:p>
          </table:table-cell>
          <table:table-cell office:value-type="float" office:value="35228.50278666" calcext:value-type="float">
            <text:p>35228.50278666</text:p>
          </table:table-cell>
          <table:table-cell office:value-type="float" office:value="35000.00729017" calcext:value-type="float">
            <text:p>35000.00729017</text:p>
          </table:table-cell>
          <table:table-cell office:value-type="float" office:value="35469.45684476" calcext:value-type="float">
            <text:p>35469.45684476</text:p>
          </table:table-cell>
          <table:table-cell office:value-type="float" office:value="35469.45739067" calcext:value-type="float">
            <text:p>35469.45739067</text:p>
          </table:table-cell>
          <table:table-cell office:value-type="float" office:value="36000.00016096" calcext:value-type="float">
            <text:p>36000.00016096</text:p>
          </table:table-cell>
          <table:table-cell office:value-type="float" office:value="36570.33301169" calcext:value-type="float">
            <text:p>36570.33301169</text:p>
          </table:table-cell>
          <table:table-cell office:value-type="float" office:value="37404.43875844" calcext:value-type="float">
            <text:p>37404.43875844</text:p>
          </table:table-cell>
          <table:table-cell office:value-type="float" office:value="37375.40678142" calcext:value-type="float">
            <text:p>37375.40678142</text:p>
          </table:table-cell>
          <table:table-cell office:value-type="float" office:value="37963.88377653" calcext:value-type="float">
            <text:p>37963.88377653</text:p>
          </table:table-cell>
          <table:table-cell office:value-type="float" office:value="38993.7075441" calcext:value-type="float">
            <text:p>38993.7075441</text:p>
          </table:table-cell>
          <table:table-cell office:value-type="float" office:value="40000.32639384" calcext:value-type="float">
            <text:p>40000.32639384</text:p>
          </table:table-cell>
          <table:table-cell office:value-type="float" office:value="40013.9159217" calcext:value-type="float">
            <text:p>40013.9159217</text:p>
          </table:table-cell>
          <table:table-cell office:value-type="float" office:value="40454.33082498" calcext:value-type="float">
            <text:p>40454.33082498</text:p>
          </table:table-cell>
          <table:table-cell office:value-type="float" office:value="40454.33085051" calcext:value-type="float">
            <text:p>40454.33085051</text:p>
          </table:table-cell>
          <table:table-cell office:value-type="float" office:value="40438.39519222" calcext:value-type="float">
            <text:p>40438.39519222</text:p>
          </table:table-cell>
          <table:table-cell office:value-type="float" office:value="40000.32769985" calcext:value-type="float">
            <text:p>40000.32769985</text:p>
          </table:table-cell>
          <table:table-cell office:value-type="float" office:value="36000.00173313" calcext:value-type="float">
            <text:p>36000.00173313</text:p>
          </table:table-cell>
          <table:table-cell table:number-columns-repeated="2" office:value-type="float" office:value="38089.68174413" calcext:value-type="float">
            <text:p>38089.68174413</text:p>
          </table:table-cell>
          <table:table-cell office:value-type="float" office:value="37180.88883055" calcext:value-type="float">
            <text:p>37180.88883055</text:p>
          </table:table-cell>
          <table:table-cell office:value-type="float" office:value="40000.32709848" calcext:value-type="float">
            <text:p>40000.32709848</text:p>
          </table:table-cell>
          <table:table-cell office:value-type="float" office:value="30427.40774244" calcext:value-type="float">
            <text:p>30427.40774244</text:p>
          </table:table-cell>
          <table:table-cell office:value-type="float" office:value="29537.47838206" calcext:value-type="float">
            <text:p>29537.47838206</text:p>
          </table:table-cell>
          <table:table-cell office:value-type="float" office:value="28151.05603594" calcext:value-type="float">
            <text:p>28151.05603594</text:p>
          </table:table-cell>
          <table:table-cell office:value-type="float" office:value="30057.63298775" calcext:value-type="float">
            <text:p>30057.63298775</text:p>
          </table:table-cell>
          <table:table-cell office:value-type="float" office:value="31000.06893125" calcext:value-type="float">
            <text:p>31000.06893125</text:p>
          </table:table-cell>
          <table:table-cell office:value-type="float" office:value="31000.06893902" calcext:value-type="float">
            <text:p>31000.06893902</text:p>
          </table:table-cell>
          <table:table-cell table:number-columns-repeated="2" office:value-type="float" office:value="31010.01151347" calcext:value-type="float">
            <text:p>31010.01151347</text:p>
          </table:table-cell>
          <table:table-cell table:number-columns-repeated="4" office:value-type="float" office:value="31010.01152547" calcext:value-type="float">
            <text:p>31010.01152547</text:p>
          </table:table-cell>
          <table:table-cell office:value-type="float" office:value="31010.01163517" calcext:value-type="float">
            <text:p>31010.01163517</text:p>
          </table:table-cell>
          <table:table-cell office:value-type="float" office:value="31010.01167362" calcext:value-type="float">
            <text:p>31010.01167362</text:p>
          </table:table-cell>
          <table:table-cell office:value-type="float" office:value="31010.01173103" calcext:value-type="float">
            <text:p>31010.01173103</text:p>
          </table:table-cell>
          <table:table-cell office:value-type="float" office:value="33042.38143019" calcext:value-type="float">
            <text:p>33042.38143019</text:p>
          </table:table-cell>
          <table:table-cell office:value-type="float" office:value="31010.01539302" calcext:value-type="float">
            <text:p>31010.01539302</text:p>
          </table:table-cell>
          <table:table-cell office:value-type="float" office:value="31010.01540396" calcext:value-type="float">
            <text:p>31010.01540396</text:p>
          </table:table-cell>
          <table:table-cell office:value-type="float" office:value="30406.38375902" calcext:value-type="float">
            <text:p>30406.38375902</text:p>
          </table:table-cell>
          <table:table-cell office:value-type="float" office:value="31843.42889158" calcext:value-type="float">
            <text:p>31843.42889158</text:p>
          </table:table-cell>
          <table:table-cell office:value-type="float" office:value="34569.82934608" calcext:value-type="float">
            <text:p>34569.82934608</text:p>
          </table:table-cell>
          <table:table-cell office:value-type="float" office:value="36000.0087618" calcext:value-type="float">
            <text:p>36000.0087618</text:p>
          </table:table-cell>
          <table:table-cell office:value-type="float" office:value="36000.00877274" calcext:value-type="float">
            <text:p>36000.00877274</text:p>
          </table:table-cell>
          <table:table-cell office:value-type="float" office:value="35236.71289266" calcext:value-type="float">
            <text:p>35236.71289266</text:p>
          </table:table-cell>
          <table:table-cell table:number-columns-repeated="2" office:value-type="float" office:value="31275.34535966" calcext:value-type="float">
            <text:p>31275.34535966</text:p>
          </table:table-cell>
          <table:table-cell office:value-type="float" office:value="32354.00000564" calcext:value-type="float">
            <text:p>32354.00000564</text:p>
          </table:table-cell>
          <table:table-cell office:value-type="float" office:value="32323.73861227" calcext:value-type="float">
            <text:p>32323.738612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9.99" calcext:value-type="float">
            <text:p>99.99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2950" calcext:value-type="float">
            <text:p>2950</text:p>
          </table:table-cell>
          <table:table-cell office:value-type="float" office:value="5100" calcext:value-type="float">
            <text:p>5100</text:p>
          </table:table-cell>
          <table:table-cell office:value-type="float" office:value="6900" calcext:value-type="float">
            <text:p>6900</text:p>
          </table:table-cell>
          <table:table-cell office:value-type="float" office:value="8245.06" calcext:value-type="float">
            <text:p>8245.06</text:p>
          </table:table-cell>
          <table:table-cell office:value-type="float" office:value="10000" calcext:value-type="float">
            <text:p>10000</text:p>
          </table:table-cell>
          <table:table-cell office:value-type="float" office:value="10599.8" calcext:value-type="float">
            <text:p>10599.8</text:p>
          </table:table-cell>
          <table:table-cell office:value-type="float" office:value="13350" calcext:value-type="float">
            <text:p>13350</text:p>
          </table:table-cell>
          <table:table-cell office:value-type="float" office:value="15500" calcext:value-type="float">
            <text:p>15500</text:p>
          </table:table-cell>
          <table:table-cell office:value-type="float" office:value="18606" calcext:value-type="float">
            <text:p>18606</text:p>
          </table:table-cell>
          <table:table-cell office:value-type="float" office:value="19400" calcext:value-type="float">
            <text:p>19400</text:p>
          </table:table-cell>
          <table:table-cell office:value-type="float" office:value="15700" calcext:value-type="float">
            <text:p>15700</text:p>
          </table:table-cell>
          <table:table-cell office:value-type="float" office:value="17164.91" calcext:value-type="float">
            <text:p>17164.9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8131.31" calcext:value-type="float">
            <text:p>18131.31</text:p>
          </table:table-cell>
          <table:table-cell office:value-type="float" office:value="17757.57575758" calcext:value-type="float">
            <text:p>17757.57575758</text:p>
          </table:table-cell>
          <table:table-cell office:value-type="float" office:value="16901.47" calcext:value-type="float">
            <text:p>16901.47</text:p>
          </table:table-cell>
          <table:table-cell office:value-type="float" office:value="28150" calcext:value-type="float">
            <text:p>2815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21800" calcext:value-type="float">
            <text:p>218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1900.98" calcext:value-type="float">
            <text:p>21900.98</text:p>
          </table:table-cell>
          <table:table-cell office:value-type="float" office:value="23800" calcext:value-type="float">
            <text:p>23800</text:p>
          </table:table-cell>
          <table:table-cell office:value-type="float" office:value="23249" calcext:value-type="float">
            <text:p>23249</text:p>
          </table:table-cell>
          <table:table-cell office:value-type="float" office:value="23640.51958313" calcext:value-type="float">
            <text:p>23640.51958313</text:p>
          </table:table-cell>
          <table:table-cell office:value-type="float" office:value="23249" calcext:value-type="float">
            <text:p>23249</text:p>
          </table:table-cell>
          <table:table-cell office:value-type="float" office:value="23641.031337" calcext:value-type="float">
            <text:p>23641.031337</text:p>
          </table:table-cell>
          <table:table-cell office:value-type="float" office:value="25682.23705534" calcext:value-type="float">
            <text:p>25682.23705534</text:p>
          </table:table-cell>
          <table:table-cell office:value-type="float" office:value="25093.43065143" calcext:value-type="float">
            <text:p>25093.43065143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30000.0411" calcext:value-type="float">
            <text:p>30000.0411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26579.68746291" calcext:value-type="float">
            <text:p>26579.68746291</text:p>
          </table:table-cell>
          <table:table-cell office:value-type="float" office:value="26276.25177459" calcext:value-type="float">
            <text:p>26276.25177459</text:p>
          </table:table-cell>
          <table:table-cell office:value-type="float" office:value="29057.5294368" calcext:value-type="float">
            <text:p>29057.5294368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32069.18075295" calcext:value-type="float">
            <text:p>32069.18075295</text:p>
          </table:table-cell>
          <table:table-cell office:value-type="float" office:value="33050" calcext:value-type="float">
            <text:p>33050</text:p>
          </table:table-cell>
          <table:table-cell office:value-type="float" office:value="33632.346" calcext:value-type="float">
            <text:p>33632.346</text:p>
          </table:table-cell>
          <table:table-cell office:value-type="float" office:value="34409.35832348" calcext:value-type="float">
            <text:p>34409.35832348</text:p>
          </table:table-cell>
          <table:table-cell office:value-type="float" office:value="30000.04140003" calcext:value-type="float">
            <text:p>30000.04140003</text:p>
          </table:table-cell>
          <table:table-cell office:value-type="float" office:value="32162.15521092" calcext:value-type="float">
            <text:p>32162.15521092</text:p>
          </table:table-cell>
          <table:table-cell office:value-type="float" office:value="34993.33483093" calcext:value-type="float">
            <text:p>34993.33483093</text:p>
          </table:table-cell>
          <table:table-cell office:value-type="float" office:value="40000.05128803" calcext:value-type="float">
            <text:p>40000.05128803</text:p>
          </table:table-cell>
          <table:table-cell office:value-type="float" office:value="31000.05090116" calcext:value-type="float">
            <text:p>31000.05090116</text:p>
          </table:table-cell>
          <table:table-cell office:value-type="float" office:value="35740.000055" calcext:value-type="float">
            <text:p>35740.000055</text:p>
          </table:table-cell>
          <table:table-cell office:value-type="float" office:value="34879.63445464" calcext:value-type="float">
            <text:p>34879.63445464</text:p>
          </table:table-cell>
          <table:table-cell office:value-type="float" office:value="34409.36701748" calcext:value-type="float">
            <text:p>34409.36701748</text:p>
          </table:table-cell>
          <table:table-cell office:value-type="float" office:value="34879.63455464" calcext:value-type="float">
            <text:p>34879.63455464</text:p>
          </table:table-cell>
          <table:table-cell office:value-type="float" office:value="31000.05110116" calcext:value-type="float">
            <text:p>31000.05110116</text:p>
          </table:table-cell>
          <table:table-cell office:value-type="float" office:value="31000.05131116" calcext:value-type="float">
            <text:p>31000.05131116</text:p>
          </table:table-cell>
          <table:table-cell office:value-type="float" office:value="33014.00021" calcext:value-type="float">
            <text:p>33014.00021</text:p>
          </table:table-cell>
          <table:table-cell office:value-type="float" office:value="36700.08931" calcext:value-type="float">
            <text:p>36700.08931</text:p>
          </table:table-cell>
          <table:table-cell office:value-type="float" office:value="48089.87678897" calcext:value-type="float">
            <text:p>48089.87678897</text:p>
          </table:table-cell>
          <table:table-cell table:number-columns-repeated="2" office:value-type="float" office:value="40000.32497305" calcext:value-type="float">
            <text:p>40000.32497305</text:p>
          </table:table-cell>
          <table:table-cell office:value-type="float" office:value="31000.0517112" calcext:value-type="float">
            <text:p>31000.0517112</text:p>
          </table:table-cell>
          <table:table-cell office:value-type="float" office:value="31000.0527112" calcext:value-type="float">
            <text:p>31000.0527112</text:p>
          </table:table-cell>
          <table:table-cell office:value-type="float" office:value="40000.00177503" calcext:value-type="float">
            <text:p>40000.00177503</text:p>
          </table:table-cell>
          <table:table-cell office:value-type="float" office:value="32377.99561004" calcext:value-type="float">
            <text:p>32377.99561004</text:p>
          </table:table-cell>
          <table:table-cell office:value-type="float" office:value="38077.99561004" calcext:value-type="float">
            <text:p>38077.99561004</text:p>
          </table:table-cell>
          <table:table-cell office:value-type="float" office:value="36287.2592813" calcext:value-type="float">
            <text:p>36287.2592813</text:p>
          </table:table-cell>
          <table:table-cell office:value-type="float" office:value="35394.18703359" calcext:value-type="float">
            <text:p>35394.18703359</text:p>
          </table:table-cell>
          <table:table-cell office:value-type="float" office:value="36287.2592813" calcext:value-type="float">
            <text:p>36287.2592813</text:p>
          </table:table-cell>
          <table:table-cell office:value-type="float" office:value="34488.52941483" calcext:value-type="float">
            <text:p>34488.52941483</text:p>
          </table:table-cell>
          <table:table-cell office:value-type="float" office:value="36287.2594163" calcext:value-type="float">
            <text:p>36287.2594163</text:p>
          </table:table-cell>
          <table:table-cell office:value-type="float" office:value="35000.0002" calcext:value-type="float">
            <text:p>35000.0002</text:p>
          </table:table-cell>
          <table:table-cell office:value-type="float" office:value="35403.09445922" calcext:value-type="float">
            <text:p>35403.09445922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35403.09465922" calcext:value-type="float">
            <text:p>35403.09465922</text:p>
          </table:table-cell>
          <table:table-cell office:value-type="float" office:value="40425.90376243" calcext:value-type="float">
            <text:p>40425.90376243</text:p>
          </table:table-cell>
          <table:table-cell office:value-type="float" office:value="37874.18562011" calcext:value-type="float">
            <text:p>37874.18562011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8400.00172304" calcext:value-type="float">
            <text:p>38400.00172304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43260.37101319" calcext:value-type="float">
            <text:p>43260.37101319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9881.96649495" calcext:value-type="float">
            <text:p>39881.96649495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8011.54710748" calcext:value-type="float">
            <text:p>38011.54710748</text:p>
          </table:table-cell>
          <table:table-cell office:value-type="float" office:value="35410.16190325" calcext:value-type="float">
            <text:p>35410.16190325</text:p>
          </table:table-cell>
          <table:table-cell office:value-type="float" office:value="36000" calcext:value-type="float">
            <text:p>36000</text:p>
          </table:table-cell>
          <table:table-cell office:value-type="float" office:value="35406.38024997" calcext:value-type="float">
            <text:p>35406.38024997</text:p>
          </table:table-cell>
          <table:table-cell office:value-type="float" office:value="36000.00001" calcext:value-type="float">
            <text:p>36000.00001</text:p>
          </table:table-cell>
          <table:table-cell office:value-type="float" office:value="35406.81289203" calcext:value-type="float">
            <text:p>35406.81289203</text:p>
          </table:table-cell>
          <table:table-cell office:value-type="float" office:value="33809.7781557" calcext:value-type="float">
            <text:p>33809.7781557</text:p>
          </table:table-cell>
          <table:table-cell office:value-type="float" office:value="33635.98280669" calcext:value-type="float">
            <text:p>33635.98280669</text:p>
          </table:table-cell>
          <table:table-cell office:value-type="float" office:value="35000.00722357" calcext:value-type="float">
            <text:p>35000.00722357</text:p>
          </table:table-cell>
          <table:table-cell office:value-type="float" office:value="33762.84833266" calcext:value-type="float">
            <text:p>33762.84833266</text:p>
          </table:table-cell>
          <table:table-cell office:value-type="float" office:value="35293.0826141" calcext:value-type="float">
            <text:p>35293.0826141</text:p>
          </table:table-cell>
          <table:table-cell office:value-type="float" office:value="35293.26285619" calcext:value-type="float">
            <text:p>35293.26285619</text:p>
          </table:table-cell>
          <table:table-cell office:value-type="float" office:value="35969.45739917" calcext:value-type="float">
            <text:p>35969.45739917</text:p>
          </table:table-cell>
          <table:table-cell office:value-type="float" office:value="36103.93921646" calcext:value-type="float">
            <text:p>36103.93921646</text:p>
          </table:table-cell>
          <table:table-cell office:value-type="float" office:value="37125.1783393" calcext:value-type="float">
            <text:p>37125.1783393</text:p>
          </table:table-cell>
          <table:table-cell office:value-type="float" office:value="37125.17838796" calcext:value-type="float">
            <text:p>37125.17838796</text:p>
          </table:table-cell>
          <table:table-cell office:value-type="float" office:value="37415.38389903" calcext:value-type="float">
            <text:p>37415.38389903</text:p>
          </table:table-cell>
          <table:table-cell office:value-type="float" office:value="38875.36016403" calcext:value-type="float">
            <text:p>38875.36016403</text:p>
          </table:table-cell>
          <table:table-cell office:value-type="float" office:value="39593.70756762" calcext:value-type="float">
            <text:p>39593.70756762</text:p>
          </table:table-cell>
          <table:table-cell office:value-type="float" office:value="40000.32639384" calcext:value-type="float">
            <text:p>40000.32639384</text:p>
          </table:table-cell>
          <table:table-cell office:value-type="float" office:value="40438.39516447" calcext:value-type="float">
            <text:p>40438.39516447</text:p>
          </table:table-cell>
          <table:table-cell office:value-type="float" office:value="40438.39518334" calcext:value-type="float">
            <text:p>40438.39518334</text:p>
          </table:table-cell>
          <table:table-cell office:value-type="float" office:value="40000.32769985" calcext:value-type="float">
            <text:p>40000.32769985</text:p>
          </table:table-cell>
          <table:table-cell office:value-type="float" office:value="36000.00172303" calcext:value-type="float">
            <text:p>36000.00172303</text:p>
          </table:table-cell>
          <table:table-cell office:value-type="float" office:value="34211.60888343" calcext:value-type="float">
            <text:p>34211.60888343</text:p>
          </table:table-cell>
          <table:table-cell table:number-columns-repeated="2" office:value-type="float" office:value="36000.00200676" calcext:value-type="float">
            <text:p>36000.00200676</text:p>
          </table:table-cell>
          <table:table-cell office:value-type="float" office:value="36776.5436147" calcext:value-type="float">
            <text:p>36776.5436147</text:p>
          </table:table-cell>
          <table:table-cell office:value-type="float" office:value="37922.91025993" calcext:value-type="float">
            <text:p>37922.91025993</text:p>
          </table:table-cell>
          <table:table-cell office:value-type="float" office:value="28151.05591546" calcext:value-type="float">
            <text:p>28151.05591546</text:p>
          </table:table-cell>
          <table:table-cell office:value-type="float" office:value="28475.63396459" calcext:value-type="float">
            <text:p>28475.63396459</text:p>
          </table:table-cell>
          <table:table-cell office:value-type="float" office:value="27899.37748329" calcext:value-type="float">
            <text:p>27899.37748329</text:p>
          </table:table-cell>
          <table:table-cell office:value-type="float" office:value="28151.05603594" calcext:value-type="float">
            <text:p>28151.05603594</text:p>
          </table:table-cell>
          <table:table-cell office:value-type="float" office:value="28151.05604371" calcext:value-type="float">
            <text:p>28151.05604371</text:p>
          </table:table-cell>
          <table:table-cell office:value-type="float" office:value="28151.05606702" calcext:value-type="float">
            <text:p>28151.05606702</text:p>
          </table:table-cell>
          <table:table-cell table:number-columns-repeated="2" office:value-type="float" office:value="31000.06893902" calcext:value-type="float">
            <text:p>31000.06893902</text:p>
          </table:table-cell>
          <table:table-cell table:number-columns-repeated="2" office:value-type="float" office:value="31000.06895701" calcext:value-type="float">
            <text:p>31000.06895701</text:p>
          </table:table-cell>
          <table:table-cell table:number-columns-repeated="2" office:value-type="float" office:value="31000.06906135" calcext:value-type="float">
            <text:p>31000.06906135</text:p>
          </table:table-cell>
          <table:table-cell office:value-type="float" office:value="31000.06927202" calcext:value-type="float">
            <text:p>31000.06927202</text:p>
          </table:table-cell>
          <table:table-cell office:value-type="float" office:value="31000.06930937" calcext:value-type="float">
            <text:p>31000.06930937</text:p>
          </table:table-cell>
          <table:table-cell office:value-type="float" office:value="31000.06932031" calcext:value-type="float">
            <text:p>31000.06932031</text:p>
          </table:table-cell>
          <table:table-cell office:value-type="float" office:value="31010.01174754" calcext:value-type="float">
            <text:p>31010.01174754</text:p>
          </table:table-cell>
          <table:table-cell office:value-type="float" office:value="31000.06939725" calcext:value-type="float">
            <text:p>31000.06939725</text:p>
          </table:table-cell>
          <table:table-cell office:value-type="float" office:value="31000.06940819" calcext:value-type="float">
            <text:p>31000.06940819</text:p>
          </table:table-cell>
          <table:table-cell office:value-type="float" office:value="28307.65565652" calcext:value-type="float">
            <text:p>28307.65565652</text:p>
          </table:table-cell>
          <table:table-cell office:value-type="float" office:value="31000.06943553" calcext:value-type="float">
            <text:p>31000.06943553</text:p>
          </table:table-cell>
          <table:table-cell office:value-type="float" office:value="32353.99997829" calcext:value-type="float">
            <text:p>32353.99997829</text:p>
          </table:table-cell>
          <table:table-cell office:value-type="float" office:value="35236.71288172" calcext:value-type="float">
            <text:p>35236.71288172</text:p>
          </table:table-cell>
          <table:table-cell office:value-type="float" office:value="35236.71288719" calcext:value-type="float">
            <text:p>35236.71288719</text:p>
          </table:table-cell>
          <table:table-cell office:value-type="float" office:value="32966.9278439" calcext:value-type="float">
            <text:p>32966.9278439</text:p>
          </table:table-cell>
          <table:table-cell office:value-type="float" office:value="31000.06996288" calcext:value-type="float">
            <text:p>31000.06996288</text:p>
          </table:table-cell>
          <table:table-cell office:value-type="float" office:value="31000.06998788" calcext:value-type="float">
            <text:p>31000.06998788</text:p>
          </table:table-cell>
          <table:table-cell office:value-type="float" office:value="32106.17923308" calcext:value-type="float">
            <text:p>32106.17923308</text:p>
          </table:table-cell>
          <table:table-cell office:value-type="float" office:value="31275.34535966" calcext:value-type="float">
            <text:p>31275.3453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2.01" calcext:value-type="float">
            <text:p>52.01</text:p>
          </table:table-cell>
          <table:table-cell office:value-type="float" office:value="82.51" calcext:value-type="float">
            <text:p>82.51</text:p>
          </table:table-cell>
          <table:table-cell office:value-type="float" office:value="99.99" calcext:value-type="float">
            <text:p>99.9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700" calcext:value-type="float">
            <text:p>700</text:p>
          </table:table-cell>
          <table:table-cell office:value-type="float" office:value="2500" calcext:value-type="float">
            <text:p>2500</text:p>
          </table:table-cell>
          <table:table-cell office:value-type="float" office:value="5055.67" calcext:value-type="float">
            <text:p>5055.67</text:p>
          </table:table-cell>
          <table:table-cell office:value-type="float" office:value="6752" calcext:value-type="float">
            <text:p>6752</text:p>
          </table:table-cell>
          <table:table-cell office:value-type="float" office:value="8211.55" calcext:value-type="float">
            <text:p>8211.55</text:p>
          </table:table-cell>
          <table:table-cell office:value-type="float" office:value="9260" calcext:value-type="float">
            <text:p>9260</text:p>
          </table:table-cell>
          <table:table-cell office:value-type="float" office:value="10400.87" calcext:value-type="float">
            <text:p>10400.87</text:p>
          </table:table-cell>
          <table:table-cell office:value-type="float" office:value="12750" calcext:value-type="float">
            <text:p>12750</text:p>
          </table:table-cell>
          <table:table-cell office:value-type="float" office:value="15000" calcext:value-type="float">
            <text:p>15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9072.43" calcext:value-type="float">
            <text:p>19072.43</text:p>
          </table:table-cell>
          <table:table-cell office:value-type="float" office:value="15000" calcext:value-type="float">
            <text:p>15000</text:p>
          </table:table-cell>
          <table:table-cell office:value-type="float" office:value="16517.79" calcext:value-type="float">
            <text:p>16517.79</text:p>
          </table:table-cell>
          <table:table-cell office:value-type="float" office:value="14800" calcext:value-type="float">
            <text:p>14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3481.95" calcext:value-type="float">
            <text:p>13481.95</text:p>
          </table:table-cell>
          <table:table-cell office:value-type="float" office:value="14725.31368496" calcext:value-type="float">
            <text:p>14725.31368496</text:p>
          </table:table-cell>
          <table:table-cell office:value-type="float" office:value="24738.91" calcext:value-type="float">
            <text:p>24738.91</text:p>
          </table:table-cell>
          <table:table-cell table:number-columns-repeated="2" office:value-type="float" office:value="28150" calcext:value-type="float">
            <text:p>28150</text:p>
          </table:table-cell>
          <table:table-cell office:value-type="float" office:value="20000" calcext:value-type="float">
            <text:p>20000</text:p>
          </table:table-cell>
          <table:table-cell office:value-type="float" office:value="19976.62234568" calcext:value-type="float">
            <text:p>19976.62234568</text:p>
          </table:table-cell>
          <table:table-cell office:value-type="float" office:value="20800" calcext:value-type="float">
            <text:p>20800</text:p>
          </table:table-cell>
          <table:table-cell office:value-type="float" office:value="19400" calcext:value-type="float">
            <text:p>19400</text:p>
          </table:table-cell>
          <table:table-cell office:value-type="float" office:value="23249" calcext:value-type="float">
            <text:p>23249</text:p>
          </table:table-cell>
          <table:table-cell office:value-type="float" office:value="22800" calcext:value-type="float">
            <text:p>22800</text:p>
          </table:table-cell>
          <table:table-cell office:value-type="float" office:value="23249" calcext:value-type="float">
            <text:p>23249</text:p>
          </table:table-cell>
          <table:table-cell office:value-type="float" office:value="22300" calcext:value-type="float">
            <text:p>22300</text:p>
          </table:table-cell>
          <table:table-cell office:value-type="float" office:value="23249.031337" calcext:value-type="float">
            <text:p>23249.031337</text:p>
          </table:table-cell>
          <table:table-cell office:value-type="float" office:value="24470.946702" calcext:value-type="float">
            <text:p>24470.946702</text:p>
          </table:table-cell>
          <table:table-cell office:value-type="float" office:value="23641.031337" calcext:value-type="float">
            <text:p>23641.031337</text:p>
          </table:table-cell>
          <table:table-cell office:value-type="float" office:value="26167.0411" calcext:value-type="float">
            <text:p>26167.0411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26167.0411" calcext:value-type="float">
            <text:p>26167.0411</text:p>
          </table:table-cell>
          <table:table-cell office:value-type="float" office:value="26222.88278853" calcext:value-type="float">
            <text:p>26222.88278853</text:p>
          </table:table-cell>
          <table:table-cell office:value-type="float" office:value="26167.0411" calcext:value-type="float">
            <text:p>26167.0411</text:p>
          </table:table-cell>
          <table:table-cell table:number-columns-repeated="4" office:value-type="float" office:value="28150.0411" calcext:value-type="float">
            <text:p>28150.0411</text:p>
          </table:table-cell>
          <table:table-cell office:value-type="float" office:value="31000.0421" calcext:value-type="float">
            <text:p>31000.0421</text:p>
          </table:table-cell>
          <table:table-cell office:value-type="float" office:value="33009.32600331" calcext:value-type="float">
            <text:p>33009.32600331</text:p>
          </table:table-cell>
          <table:table-cell office:value-type="float" office:value="33050" calcext:value-type="float">
            <text:p>33050</text:p>
          </table:table-cell>
          <table:table-cell office:value-type="float" office:value="31608.00000002" calcext:value-type="float">
            <text:p>31608.00000002</text:p>
          </table:table-cell>
          <table:table-cell office:value-type="float" office:value="30000.00220002" calcext:value-type="float">
            <text:p>30000.00220002</text:p>
          </table:table-cell>
          <table:table-cell office:value-type="float" office:value="31569.80860581" calcext:value-type="float">
            <text:p>31569.80860581</text:p>
          </table:table-cell>
          <table:table-cell office:value-type="float" office:value="34740.05799102" calcext:value-type="float">
            <text:p>34740.05799102</text:p>
          </table:table-cell>
          <table:table-cell office:value-type="float" office:value="40000.05023803" calcext:value-type="float">
            <text:p>40000.05023803</text:p>
          </table:table-cell>
          <table:table-cell office:value-type="float" office:value="30500.008394" calcext:value-type="float">
            <text:p>30500.008394</text:p>
          </table:table-cell>
          <table:table-cell office:value-type="float" office:value="34879.63445464" calcext:value-type="float">
            <text:p>34879.63445464</text:p>
          </table:table-cell>
          <table:table-cell office:value-type="float" office:value="34409.36701748" calcext:value-type="float">
            <text:p>34409.36701748</text:p>
          </table:table-cell>
          <table:table-cell office:value-type="float" office:value="31000.05090116" calcext:value-type="float">
            <text:p>31000.05090116</text:p>
          </table:table-cell>
          <table:table-cell office:value-type="float" office:value="34409.36711748" calcext:value-type="float">
            <text:p>34409.36711748</text:p>
          </table:table-cell>
          <table:table-cell office:value-type="float" office:value="30779.00329892" calcext:value-type="float">
            <text:p>30779.00329892</text:p>
          </table:table-cell>
          <table:table-cell office:value-type="float" office:value="30500.008704" calcext:value-type="float">
            <text:p>30500.008704</text:p>
          </table:table-cell>
          <table:table-cell office:value-type="float" office:value="31000.05131116" calcext:value-type="float">
            <text:p>31000.05131116</text:p>
          </table:table-cell>
          <table:table-cell office:value-type="float" office:value="35509.95365248" calcext:value-type="float">
            <text:p>35509.95365248</text:p>
          </table:table-cell>
          <table:table-cell office:value-type="float" office:value="44864.21479835" calcext:value-type="float">
            <text:p>44864.21479835</text:p>
          </table:table-cell>
          <table:table-cell table:number-columns-repeated="2" office:value-type="float" office:value="40000.00067503" calcext:value-type="float">
            <text:p>40000.00067503</text:p>
          </table:table-cell>
          <table:table-cell office:value-type="float" office:value="30500.00890403" calcext:value-type="float">
            <text:p>30500.00890403</text:p>
          </table:table-cell>
          <table:table-cell office:value-type="float" office:value="30500.00990403" calcext:value-type="float">
            <text:p>30500.00990403</text:p>
          </table:table-cell>
          <table:table-cell table:number-columns-repeated="2" office:value-type="float" office:value="31000.0527112" calcext:value-type="float">
            <text:p>31000.0527112</text:p>
          </table:table-cell>
          <table:table-cell office:value-type="float" office:value="36287.2592813" calcext:value-type="float">
            <text:p>36287.2592813</text:p>
          </table:table-cell>
          <table:table-cell table:number-columns-repeated="2" office:value-type="float" office:value="31508.49483275" calcext:value-type="float">
            <text:p>31508.49483275</text:p>
          </table:table-cell>
          <table:table-cell office:value-type="float" office:value="34488.52941483" calcext:value-type="float">
            <text:p>34488.52941483</text:p>
          </table:table-cell>
          <table:table-cell office:value-type="float" office:value="31506.99783275" calcext:value-type="float">
            <text:p>31506.99783275</text:p>
          </table:table-cell>
          <table:table-cell office:value-type="float" office:value="34488.52941483" calcext:value-type="float">
            <text:p>34488.52941483</text:p>
          </table:table-cell>
          <table:table-cell office:value-type="float" office:value="34488.52961483" calcext:value-type="float">
            <text:p>34488.52961483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5403.09455922" calcext:value-type="float">
            <text:p>35403.09455922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40005.00241003" calcext:value-type="float">
            <text:p>40005.00241003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39995.79161327" calcext:value-type="float">
            <text:p>39995.79161327</text:p>
          </table:table-cell>
          <table:table-cell office:value-type="float" office:value="37305.7985106" calcext:value-type="float">
            <text:p>37305.7985106</text:p>
          </table:table-cell>
          <table:table-cell office:value-type="float" office:value="39714.33270287" calcext:value-type="float">
            <text:p>39714.33270287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9881.96636495" calcext:value-type="float">
            <text:p>39881.96636495</text:p>
          </table:table-cell>
          <table:table-cell office:value-type="float" office:value="38566.69796117" calcext:value-type="float">
            <text:p>38566.69796117</text:p>
          </table:table-cell>
          <table:table-cell office:value-type="float" office:value="38279.44121157" calcext:value-type="float">
            <text:p>38279.44121157</text:p>
          </table:table-cell>
          <table:table-cell office:value-type="float" office:value="35410.16190325" calcext:value-type="float">
            <text:p>35410.16190325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5406.38024997" calcext:value-type="float">
            <text:p>35406.38024997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5406.38025997" calcext:value-type="float">
            <text:p>35406.38025997</text:p>
          </table:table-cell>
          <table:table-cell office:value-type="float" office:value="35228.5027712" calcext:value-type="float">
            <text:p>35228.5027712</text:p>
          </table:table-cell>
          <table:table-cell office:value-type="float" office:value="33635.98280669" calcext:value-type="float">
            <text:p>33635.98280669</text:p>
          </table:table-cell>
          <table:table-cell office:value-type="float" office:value="33602.96182269" calcext:value-type="float">
            <text:p>33602.96182269</text:p>
          </table:table-cell>
          <table:table-cell office:value-type="float" office:value="33810.00689628" calcext:value-type="float">
            <text:p>33810.00689628</text:p>
          </table:table-cell>
          <table:table-cell office:value-type="float" office:value="33635.91612504" calcext:value-type="float">
            <text:p>33635.91612504</text:p>
          </table:table-cell>
          <table:table-cell office:value-type="float" office:value="35204.03852328" calcext:value-type="float">
            <text:p>35204.03852328</text:p>
          </table:table-cell>
          <table:table-cell office:value-type="float" office:value="35188.90926891" calcext:value-type="float">
            <text:p>35188.90926891</text:p>
          </table:table-cell>
          <table:table-cell office:value-type="float" office:value="35713.90926891" calcext:value-type="float">
            <text:p>35713.90926891</text:p>
          </table:table-cell>
          <table:table-cell office:value-type="float" office:value="36000.00018561" calcext:value-type="float">
            <text:p>36000.00018561</text:p>
          </table:table-cell>
          <table:table-cell office:value-type="float" office:value="36575.40674176" calcext:value-type="float">
            <text:p>36575.40674176</text:p>
          </table:table-cell>
          <table:table-cell office:value-type="float" office:value="36000.00023527" calcext:value-type="float">
            <text:p>36000.00023527</text:p>
          </table:table-cell>
          <table:table-cell office:value-type="float" office:value="36000.00096254" calcext:value-type="float">
            <text:p>36000.00096254</text:p>
          </table:table-cell>
          <table:table-cell office:value-type="float" office:value="36000.00099343" calcext:value-type="float">
            <text:p>36000.00099343</text:p>
          </table:table-cell>
          <table:table-cell office:value-type="float" office:value="39475.36020448" calcext:value-type="float">
            <text:p>39475.36020448</text:p>
          </table:table-cell>
          <table:table-cell office:value-type="float" office:value="39593.7075865" calcext:value-type="float">
            <text:p>39593.7075865</text:p>
          </table:table-cell>
          <table:table-cell office:value-type="float" office:value="40413.60231278" calcext:value-type="float">
            <text:p>40413.60231278</text:p>
          </table:table-cell>
          <table:table-cell office:value-type="float" office:value="40413.60233165" calcext:value-type="float">
            <text:p>40413.60233165</text:p>
          </table:table-cell>
          <table:table-cell office:value-type="float" office:value="36000.00172303" calcext:value-type="float">
            <text:p>36000.00172303</text:p>
          </table:table-cell>
          <table:table-cell office:value-type="float" office:value="34211.60888343" calcext:value-type="float">
            <text:p>34211.60888343</text:p>
          </table:table-cell>
          <table:table-cell office:value-type="float" office:value="32489.53179867" calcext:value-type="float">
            <text:p>32489.53179867</text:p>
          </table:table-cell>
          <table:table-cell office:value-type="float" office:value="34211.60874899" calcext:value-type="float">
            <text:p>34211.60874899</text:p>
          </table:table-cell>
          <table:table-cell office:value-type="float" office:value="32489.53200686" calcext:value-type="float">
            <text:p>32489.53200686</text:p>
          </table:table-cell>
          <table:table-cell office:value-type="float" office:value="36000.00200676" calcext:value-type="float">
            <text:p>36000.00200676</text:p>
          </table:table-cell>
          <table:table-cell office:value-type="float" office:value="37180.88883832" calcext:value-type="float">
            <text:p>37180.88883832</text:p>
          </table:table-cell>
          <table:table-cell office:value-type="float" office:value="27626.48075119" calcext:value-type="float">
            <text:p>27626.48075119</text:p>
          </table:table-cell>
          <table:table-cell office:value-type="float" office:value="28151.05601546" calcext:value-type="float">
            <text:p>28151.05601546</text:p>
          </table:table-cell>
          <table:table-cell table:number-columns-repeated="4" office:value-type="float" office:value="26532.31778641" calcext:value-type="float">
            <text:p>26532.31778641</text:p>
          </table:table-cell>
          <table:table-cell table:number-columns-repeated="2" office:value-type="float" office:value="28151.05607479" calcext:value-type="float">
            <text:p>28151.05607479</text:p>
          </table:table-cell>
          <table:table-cell office:value-type="float" office:value="28685.16621057" calcext:value-type="float">
            <text:p>28685.16621057</text:p>
          </table:table-cell>
          <table:table-cell office:value-type="float" office:value="28151.05659342" calcext:value-type="float">
            <text:p>28151.05659342</text:p>
          </table:table-cell>
          <table:table-cell office:value-type="float" office:value="30194.93556456" calcext:value-type="float">
            <text:p>30194.93556456</text:p>
          </table:table-cell>
          <table:table-cell table:number-columns-repeated="2" office:value-type="float" office:value="28151.05669176" calcext:value-type="float">
            <text:p>28151.05669176</text:p>
          </table:table-cell>
          <table:table-cell office:value-type="float" office:value="28151.05671911" calcext:value-type="float">
            <text:p>28151.05671911</text:p>
          </table:table-cell>
          <table:table-cell office:value-type="float" office:value="28151.05677652" calcext:value-type="float">
            <text:p>28151.05677652</text:p>
          </table:table-cell>
          <table:table-cell office:value-type="float" office:value="31000.06933125" calcext:value-type="float">
            <text:p>31000.06933125</text:p>
          </table:table-cell>
          <table:table-cell office:value-type="float" office:value="28151.05697933" calcext:value-type="float">
            <text:p>28151.05697933</text:p>
          </table:table-cell>
          <table:table-cell office:value-type="float" office:value="30406.38374808" calcext:value-type="float">
            <text:p>30406.38374808</text:p>
          </table:table-cell>
          <table:table-cell office:value-type="float" office:value="28151.05699574" calcext:value-type="float">
            <text:p>28151.05699574</text:p>
          </table:table-cell>
          <table:table-cell office:value-type="float" office:value="28406.38499606" calcext:value-type="float">
            <text:p>28406.38499606</text:p>
          </table:table-cell>
          <table:table-cell office:value-type="float" office:value="32029.74114116" calcext:value-type="float">
            <text:p>32029.74114116</text:p>
          </table:table-cell>
          <table:table-cell office:value-type="float" office:value="34939.982277" calcext:value-type="float">
            <text:p>34939.982277</text:p>
          </table:table-cell>
          <table:table-cell office:value-type="float" office:value="32538.99460281" calcext:value-type="float">
            <text:p>32538.99460281</text:p>
          </table:table-cell>
          <table:table-cell office:value-type="float" office:value="32354.00000017" calcext:value-type="float">
            <text:p>32354.00000017</text:p>
          </table:table-cell>
          <table:table-cell office:value-type="float" office:value="29958.9879148" calcext:value-type="float">
            <text:p>29958.9879148</text:p>
          </table:table-cell>
          <table:table-cell office:value-type="float" office:value="28909.79412422" calcext:value-type="float">
            <text:p>28909.79412422</text:p>
          </table:table-cell>
          <table:table-cell office:value-type="float" office:value="31275.34535966" calcext:value-type="float">
            <text:p>31275.34535966</text:p>
          </table:table-cell>
          <table:table-cell office:value-type="float" office:value="31000.07032292" calcext:value-type="float">
            <text:p>31000.070322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82.51" calcext:value-type="float">
            <text:p>82.51</text:p>
          </table:table-cell>
          <table:table-cell table:number-columns-repeated="2" office:value-type="float" office:value="99.99" calcext:value-type="float">
            <text:p>99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698.5" calcext:value-type="float">
            <text:p>698.5</text:p>
          </table:table-cell>
          <table:table-cell office:value-type="float" office:value="2361.55" calcext:value-type="float">
            <text:p>2361.55</text:p>
          </table:table-cell>
          <table:table-cell office:value-type="float" office:value="4950" calcext:value-type="float">
            <text:p>4950</text:p>
          </table:table-cell>
          <table:table-cell office:value-type="float" office:value="6262.08" calcext:value-type="float">
            <text:p>6262.08</text:p>
          </table:table-cell>
          <table:table-cell office:value-type="float" office:value="8150" calcext:value-type="float">
            <text:p>8150</text:p>
          </table:table-cell>
          <table:table-cell office:value-type="float" office:value="9200.02" calcext:value-type="float">
            <text:p>9200.02</text:p>
          </table:table-cell>
          <table:table-cell office:value-type="float" office:value="10000" calcext:value-type="float">
            <text:p>10000</text:p>
          </table:table-cell>
          <table:table-cell office:value-type="float" office:value="12100" calcext:value-type="float">
            <text:p>121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217.79" calcext:value-type="float">
            <text:p>16217.79</text:p>
          </table:table-cell>
          <table:table-cell office:value-type="float" office:value="18800" calcext:value-type="float">
            <text:p>18800</text:p>
          </table:table-cell>
          <table:table-cell office:value-type="float" office:value="14600" calcext:value-type="float">
            <text:p>14600</text:p>
          </table:table-cell>
          <table:table-cell office:value-type="float" office:value="15700" calcext:value-type="float">
            <text:p>15700</text:p>
          </table:table-cell>
          <table:table-cell office:value-type="float" office:value="12950" calcext:value-type="float">
            <text:p>12950</text:p>
          </table:table-cell>
          <table:table-cell office:value-type="float" office:value="13504.09" calcext:value-type="float">
            <text:p>13504.09</text:p>
          </table:table-cell>
          <table:table-cell office:value-type="float" office:value="13650" calcext:value-type="float">
            <text:p>13650</text:p>
          </table:table-cell>
          <table:table-cell office:value-type="float" office:value="12950" calcext:value-type="float">
            <text:p>12950</text:p>
          </table:table-cell>
          <table:table-cell office:value-type="float" office:value="14090.11807999" calcext:value-type="float">
            <text:p>14090.11807999</text:p>
          </table:table-cell>
          <table:table-cell office:value-type="float" office:value="24638.45" calcext:value-type="float">
            <text:p>24638.45</text:p>
          </table:table-cell>
          <table:table-cell table:number-columns-repeated="2" office:value-type="float" office:value="24738.91" calcext:value-type="float">
            <text:p>24738.91</text:p>
          </table:table-cell>
          <table:table-cell office:value-type="float" office:value="19988.65234568" calcext:value-type="float">
            <text:p>19988.65234568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0" calcext:value-type="float">
            <text:p>20000</text:p>
          </table:table-cell>
          <table:table-cell office:value-type="float" office:value="17965.36" calcext:value-type="float">
            <text:p>17965.36</text:p>
          </table:table-cell>
          <table:table-cell table:number-columns-repeated="2" office:value-type="float" office:value="21900.98" calcext:value-type="float">
            <text:p>21900.98</text:p>
          </table:table-cell>
          <table:table-cell office:value-type="float" office:value="22800" calcext:value-type="float">
            <text:p>22800</text:p>
          </table:table-cell>
          <table:table-cell office:value-type="float" office:value="22013" calcext:value-type="float">
            <text:p>22013</text:p>
          </table:table-cell>
          <table:table-cell office:value-type="float" office:value="22013.031337" calcext:value-type="float">
            <text:p>22013.031337</text:p>
          </table:table-cell>
          <table:table-cell office:value-type="float" office:value="23641.031337" calcext:value-type="float">
            <text:p>23641.031337</text:p>
          </table:table-cell>
          <table:table-cell office:value-type="float" office:value="23249.031337" calcext:value-type="float">
            <text:p>23249.031337</text:p>
          </table:table-cell>
          <table:table-cell office:value-type="float" office:value="25950.07591257" calcext:value-type="float">
            <text:p>25950.07591257</text:p>
          </table:table-cell>
          <table:table-cell office:value-type="float" office:value="26167.0411" calcext:value-type="float">
            <text:p>26167.0411</text:p>
          </table:table-cell>
          <table:table-cell office:value-type="float" office:value="26005.5294368" calcext:value-type="float">
            <text:p>26005.5294368</text:p>
          </table:table-cell>
          <table:table-cell office:value-type="float" office:value="26167.0411" calcext:value-type="float">
            <text:p>26167.0411</text:p>
          </table:table-cell>
          <table:table-cell office:value-type="float" office:value="26000.6" calcext:value-type="float">
            <text:p>26000.6</text:p>
          </table:table-cell>
          <table:table-cell office:value-type="float" office:value="26287.43" calcext:value-type="float">
            <text:p>26287.43</text:p>
          </table:table-cell>
          <table:table-cell office:value-type="float" office:value="26167.0411" calcext:value-type="float">
            <text:p>26167.0411</text:p>
          </table:table-cell>
          <table:table-cell table:number-columns-repeated="2" office:value-type="float" office:value="27600.04110011" calcext:value-type="float">
            <text:p>27600.04110011</text:p>
          </table:table-cell>
          <table:table-cell office:value-type="float" office:value="30485" calcext:value-type="float">
            <text:p>30485</text:p>
          </table:table-cell>
          <table:table-cell office:value-type="float" office:value="32125.05396264" calcext:value-type="float">
            <text:p>32125.05396264</text:p>
          </table:table-cell>
          <table:table-cell office:value-type="float" office:value="31000.04210001" calcext:value-type="float">
            <text:p>31000.04210001</text:p>
          </table:table-cell>
          <table:table-cell office:value-type="float" office:value="31000.04210004" calcext:value-type="float">
            <text:p>31000.04210004</text:p>
          </table:table-cell>
          <table:table-cell office:value-type="float" office:value="29657.49719637" calcext:value-type="float">
            <text:p>29657.49719637</text:p>
          </table:table-cell>
          <table:table-cell office:value-type="float" office:value="31501.05444537" calcext:value-type="float">
            <text:p>31501.05444537</text:p>
          </table:table-cell>
          <table:table-cell office:value-type="float" office:value="34712.89427353" calcext:value-type="float">
            <text:p>34712.89427353</text:p>
          </table:table-cell>
          <table:table-cell office:value-type="float" office:value="40000.04984013" calcext:value-type="float">
            <text:p>40000.04984013</text:p>
          </table:table-cell>
          <table:table-cell office:value-type="float" office:value="30000" calcext:value-type="float">
            <text:p>30000</text:p>
          </table:table-cell>
          <table:table-cell office:value-type="float" office:value="34409.36701748" calcext:value-type="float">
            <text:p>34409.36701748</text:p>
          </table:table-cell>
          <table:table-cell office:value-type="float" office:value="31000.05090116" calcext:value-type="float">
            <text:p>31000.05090116</text:p>
          </table:table-cell>
          <table:table-cell office:value-type="float" office:value="30500.008394" calcext:value-type="float">
            <text:p>30500.008394</text:p>
          </table:table-cell>
          <table:table-cell office:value-type="float" office:value="31000.05100116" calcext:value-type="float">
            <text:p>31000.05100116</text:p>
          </table:table-cell>
          <table:table-cell office:value-type="float" office:value="30500.008594" calcext:value-type="float">
            <text:p>30500.008594</text:p>
          </table:table-cell>
          <table:table-cell office:value-type="float" office:value="29656.51773746" calcext:value-type="float">
            <text:p>29656.51773746</text:p>
          </table:table-cell>
          <table:table-cell office:value-type="float" office:value="30500.008704" calcext:value-type="float">
            <text:p>30500.008704</text:p>
          </table:table-cell>
          <table:table-cell office:value-type="float" office:value="35080.07965784" calcext:value-type="float">
            <text:p>35080.07965784</text:p>
          </table:table-cell>
          <table:table-cell office:value-type="float" office:value="44341.12194935" calcext:value-type="float">
            <text:p>44341.12194935</text:p>
          </table:table-cell>
          <table:table-cell office:value-type="float" office:value="38377.99611004" calcext:value-type="float">
            <text:p>38377.99611004</text:p>
          </table:table-cell>
          <table:table-cell office:value-type="float" office:value="32377.99601004" calcext:value-type="float">
            <text:p>32377.99601004</text:p>
          </table:table-cell>
          <table:table-cell office:value-type="float" office:value="29624.31831084" calcext:value-type="float">
            <text:p>29624.31831084</text:p>
          </table:table-cell>
          <table:table-cell office:value-type="float" office:value="29655" calcext:value-type="float">
            <text:p>29655</text:p>
          </table:table-cell>
          <table:table-cell table:number-columns-repeated="2" office:value-type="float" office:value="30500" calcext:value-type="float">
            <text:p>30500</text:p>
          </table:table-cell>
          <table:table-cell table:number-columns-repeated="3" office:value-type="float" office:value="31000.0528112" calcext:value-type="float">
            <text:p>31000.0528112</text:p>
          </table:table-cell>
          <table:table-cell office:value-type="float" office:value="31508.49483275" calcext:value-type="float">
            <text:p>31508.49483275</text:p>
          </table:table-cell>
          <table:table-cell office:value-type="float" office:value="31000.0530562" calcext:value-type="float">
            <text:p>31000.0530562</text:p>
          </table:table-cell>
          <table:table-cell office:value-type="float" office:value="31511.27775105" calcext:value-type="float">
            <text:p>31511.27775105</text:p>
          </table:table-cell>
          <table:table-cell office:value-type="float" office:value="32263.10524627" calcext:value-type="float">
            <text:p>32263.10524627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40000.32584601" calcext:value-type="float">
            <text:p>40000.32584601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7192.70709755" calcext:value-type="float">
            <text:p>37192.70709755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8588.05235548" calcext:value-type="float">
            <text:p>38588.05235548</text:p>
          </table:table-cell>
          <table:table-cell office:value-type="float" office:value="39147.84357883" calcext:value-type="float">
            <text:p>39147.84357883</text:p>
          </table:table-cell>
          <table:table-cell office:value-type="float" office:value="38867.61594774" calcext:value-type="float">
            <text:p>38867.61594774</text:p>
          </table:table-cell>
          <table:table-cell table:number-columns-repeated="2" office:value-type="float" office:value="37400.00185304" calcext:value-type="float">
            <text:p>37400.00185304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4112.562113" calcext:value-type="float">
            <text:p>34112.562113</text:p>
          </table:table-cell>
          <table:table-cell office:value-type="float" office:value="35298.92497682" calcext:value-type="float">
            <text:p>35298.92497682</text:p>
          </table:table-cell>
          <table:table-cell office:value-type="float" office:value="33809.83796774" calcext:value-type="float">
            <text:p>33809.83796774</text:p>
          </table:table-cell>
          <table:table-cell office:value-type="float" office:value="35228.5027712" calcext:value-type="float">
            <text:p>35228.5027712</text:p>
          </table:table-cell>
          <table:table-cell office:value-type="float" office:value="33809.7781557" calcext:value-type="float">
            <text:p>33809.7781557</text:p>
          </table:table-cell>
          <table:table-cell office:value-type="float" office:value="33602.96182269" calcext:value-type="float">
            <text:p>33602.96182269</text:p>
          </table:table-cell>
          <table:table-cell office:value-type="float" office:value="33050.24833473" calcext:value-type="float">
            <text:p>33050.24833473</text:p>
          </table:table-cell>
          <table:table-cell office:value-type="float" office:value="33635.91612504" calcext:value-type="float">
            <text:p>33635.91612504</text:p>
          </table:table-cell>
          <table:table-cell office:value-type="float" office:value="33603.26768533" calcext:value-type="float">
            <text:p>33603.26768533</text:p>
          </table:table-cell>
          <table:table-cell table:number-columns-repeated="2" office:value-type="float" office:value="34999.96511007" calcext:value-type="float">
            <text:p>34999.96511007</text:p>
          </table:table-cell>
          <table:table-cell office:value-type="float" office:value="35703.93919181" calcext:value-type="float">
            <text:p>35703.93919181</text:p>
          </table:table-cell>
          <table:table-cell office:value-type="float" office:value="35999.96511007" calcext:value-type="float">
            <text:p>35999.96511007</text:p>
          </table:table-cell>
          <table:table-cell office:value-type="float" office:value="36000.00019561" calcext:value-type="float">
            <text:p>36000.00019561</text:p>
          </table:table-cell>
          <table:table-cell office:value-type="float" office:value="35999.96516973" calcext:value-type="float">
            <text:p>35999.96516973</text:p>
          </table:table-cell>
          <table:table-cell office:value-type="float" office:value="35999.96590245" calcext:value-type="float">
            <text:p>35999.96590245</text:p>
          </table:table-cell>
          <table:table-cell office:value-type="float" office:value="35611.62356147" calcext:value-type="float">
            <text:p>35611.62356147</text:p>
          </table:table-cell>
          <table:table-cell office:value-type="float" office:value="36000.00101027" calcext:value-type="float">
            <text:p>36000.00101027</text:p>
          </table:table-cell>
          <table:table-cell office:value-type="float" office:value="36000.00102915" calcext:value-type="float">
            <text:p>36000.00102915</text:p>
          </table:table-cell>
          <table:table-cell office:value-type="float" office:value="40000.32642148" calcext:value-type="float">
            <text:p>40000.32642148</text:p>
          </table:table-cell>
          <table:table-cell office:value-type="float" office:value="40000.32642703" calcext:value-type="float">
            <text:p>40000.32642703</text:p>
          </table:table-cell>
          <table:table-cell office:value-type="float" office:value="34211.60886651" calcext:value-type="float">
            <text:p>34211.60886651</text:p>
          </table:table-cell>
          <table:table-cell office:value-type="float" office:value="32489.53178857" calcext:value-type="float">
            <text:p>32489.53178857</text:p>
          </table:table-cell>
          <table:table-cell office:value-type="float" office:value="31010.01137813" calcext:value-type="float">
            <text:p>31010.01137813</text:p>
          </table:table-cell>
          <table:table-cell office:value-type="float" office:value="32489.53181847" calcext:value-type="float">
            <text:p>32489.53181847</text:p>
          </table:table-cell>
          <table:table-cell office:value-type="float" office:value="31010.01139793" calcext:value-type="float">
            <text:p>31010.01139793</text:p>
          </table:table-cell>
          <table:table-cell office:value-type="float" office:value="34543.67041884" calcext:value-type="float">
            <text:p>34543.67041884</text:p>
          </table:table-cell>
          <table:table-cell office:value-type="float" office:value="36000.00201453" calcext:value-type="float">
            <text:p>36000.00201453</text:p>
          </table:table-cell>
          <table:table-cell office:value-type="float" office:value="25965.62166659" calcext:value-type="float">
            <text:p>25965.62166659</text:p>
          </table:table-cell>
          <table:table-cell office:value-type="float" office:value="26532.31778641" calcext:value-type="float">
            <text:p>26532.31778641</text:p>
          </table:table-cell>
          <table:table-cell office:value-type="float" office:value="23227.6152009" calcext:value-type="float">
            <text:p>23227.6152009</text:p>
          </table:table-cell>
          <table:table-cell office:value-type="float" office:value="25104.69733752" calcext:value-type="float">
            <text:p>25104.69733752</text:p>
          </table:table-cell>
          <table:table-cell office:value-type="float" office:value="25104.59725976" calcext:value-type="float">
            <text:p>25104.59725976</text:p>
          </table:table-cell>
          <table:table-cell office:value-type="float" office:value="25784.46636482" calcext:value-type="float">
            <text:p>25784.46636482</text:p>
          </table:table-cell>
          <table:table-cell table:number-columns-repeated="2" office:value-type="float" office:value="26532.31778641" calcext:value-type="float">
            <text:p>26532.31778641</text:p>
          </table:table-cell>
          <table:table-cell office:value-type="float" office:value="28151.05610166" calcext:value-type="float">
            <text:p>28151.05610166</text:p>
          </table:table-cell>
          <table:table-cell office:value-type="float" office:value="26532.31779841" calcext:value-type="float">
            <text:p>26532.31779841</text:p>
          </table:table-cell>
          <table:table-cell office:value-type="float" office:value="28151.05669176" calcext:value-type="float">
            <text:p>28151.05669176</text:p>
          </table:table-cell>
          <table:table-cell table:number-columns-repeated="2" office:value-type="float" office:value="26532.31779841" calcext:value-type="float">
            <text:p>26532.31779841</text:p>
          </table:table-cell>
          <table:table-cell office:value-type="float" office:value="26532.31782576" calcext:value-type="float">
            <text:p>26532.31782576</text:p>
          </table:table-cell>
          <table:table-cell office:value-type="float" office:value="26532.3178367" calcext:value-type="float">
            <text:p>26532.3178367</text:p>
          </table:table-cell>
          <table:table-cell office:value-type="float" office:value="28151.05680413" calcext:value-type="float">
            <text:p>28151.05680413</text:p>
          </table:table-cell>
          <table:table-cell office:value-type="float" office:value="26532.31785866" calcext:value-type="float">
            <text:p>26532.31785866</text:p>
          </table:table-cell>
          <table:table-cell office:value-type="float" office:value="28151.0569848" calcext:value-type="float">
            <text:p>28151.0569848</text:p>
          </table:table-cell>
          <table:table-cell office:value-type="float" office:value="27277.34778122" calcext:value-type="float">
            <text:p>27277.34778122</text:p>
          </table:table-cell>
          <table:table-cell office:value-type="float" office:value="28346.99715539" calcext:value-type="float">
            <text:p>28346.99715539</text:p>
          </table:table-cell>
          <table:table-cell office:value-type="float" office:value="31000.06944647" calcext:value-type="float">
            <text:p>31000.06944647</text:p>
          </table:table-cell>
          <table:table-cell office:value-type="float" office:value="32353.99998923" calcext:value-type="float">
            <text:p>32353.99998923</text:p>
          </table:table-cell>
          <table:table-cell office:value-type="float" office:value="32354.00000017" calcext:value-type="float">
            <text:p>32354.00000017</text:p>
          </table:table-cell>
          <table:table-cell office:value-type="float" office:value="31000.06996288" calcext:value-type="float">
            <text:p>31000.06996288</text:p>
          </table:table-cell>
          <table:table-cell table:number-columns-repeated="2" office:value-type="float" office:value="28151.05836538" calcext:value-type="float">
            <text:p>28151.05836538</text:p>
          </table:table-cell>
          <table:table-cell office:value-type="float" office:value="31000.07014366" calcext:value-type="float">
            <text:p>31000.07014366</text:p>
          </table:table-cell>
          <table:table-cell office:value-type="float" office:value="29153.16779842" calcext:value-type="float">
            <text:p>29153.16779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2.51" calcext:value-type="float">
            <text:p>82.5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652.57" calcext:value-type="float">
            <text:p>652.57</text:p>
          </table:table-cell>
          <table:table-cell office:value-type="float" office:value="2250" calcext:value-type="float">
            <text:p>2250</text:p>
          </table:table-cell>
          <table:table-cell office:value-type="float" office:value="4872.99" calcext:value-type="float">
            <text:p>4872.99</text:p>
          </table:table-cell>
          <table:table-cell office:value-type="float" office:value="6125" calcext:value-type="float">
            <text:p>6125</text:p>
          </table:table-cell>
          <table:table-cell office:value-type="float" office:value="8000" calcext:value-type="float">
            <text:p>8000</text:p>
          </table:table-cell>
          <table:table-cell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700" calcext:value-type="float">
            <text:p>15700</text:p>
          </table:table-cell>
          <table:table-cell office:value-type="float" office:value="16500" calcext:value-type="float">
            <text:p>16500</text:p>
          </table:table-cell>
          <table:table-cell office:value-type="float" office:value="14250" calcext:value-type="float">
            <text:p>14250</text:p>
          </table:table-cell>
          <table:table-cell office:value-type="float" office:value="15000" calcext:value-type="float">
            <text:p>15000</text:p>
          </table:table-cell>
          <table:table-cell office:value-type="float" office:value="12750" calcext:value-type="float">
            <text:p>12750</text:p>
          </table:table-cell>
          <table:table-cell office:value-type="float" office:value="12950" calcext:value-type="float">
            <text:p>12950</text:p>
          </table:table-cell>
          <table:table-cell office:value-type="float" office:value="13000" calcext:value-type="float">
            <text:p>13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23249" calcext:value-type="float">
            <text:p>23249</text:p>
          </table:table-cell>
          <table:table-cell office:value-type="float" office:value="24638.45" calcext:value-type="float">
            <text:p>24638.45</text:p>
          </table:table-cell>
          <table:table-cell office:value-type="float" office:value="23249" calcext:value-type="float">
            <text:p>23249</text:p>
          </table:table-cell>
          <table:table-cell office:value-type="float" office:value="19400" calcext:value-type="float">
            <text:p>19400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9976.62234568" calcext:value-type="float">
            <text:p>19976.62234568</text:p>
          </table:table-cell>
          <table:table-cell office:value-type="float" office:value="17000" calcext:value-type="float">
            <text:p>17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000" calcext:value-type="float">
            <text:p>20000</text:p>
          </table:table-cell>
          <table:table-cell office:value-type="float" office:value="22513" calcext:value-type="float">
            <text:p>22513</text:p>
          </table:table-cell>
          <table:table-cell office:value-type="float" office:value="21900.98" calcext:value-type="float">
            <text:p>21900.98</text:p>
          </table:table-cell>
          <table:table-cell office:value-type="float" office:value="21901.031337" calcext:value-type="float">
            <text:p>21901.031337</text:p>
          </table:table-cell>
          <table:table-cell office:value-type="float" office:value="23513.184" calcext:value-type="float">
            <text:p>23513.184</text:p>
          </table:table-cell>
          <table:table-cell office:value-type="float" office:value="23000.031337" calcext:value-type="float">
            <text:p>23000.031337</text:p>
          </table:table-cell>
          <table:table-cell office:value-type="float" office:value="23641.0411" calcext:value-type="float">
            <text:p>23641.0411</text:p>
          </table:table-cell>
          <table:table-cell office:value-type="float" office:value="26098.22797431" calcext:value-type="float">
            <text:p>26098.22797431</text:p>
          </table:table-cell>
          <table:table-cell office:value-type="float" office:value="24404.5046" calcext:value-type="float">
            <text:p>24404.5046</text:p>
          </table:table-cell>
          <table:table-cell office:value-type="float" office:value="25000" calcext:value-type="float">
            <text:p>25000</text:p>
          </table:table-cell>
          <table:table-cell office:value-type="float" office:value="25392.94142259" calcext:value-type="float">
            <text:p>25392.94142259</text:p>
          </table:table-cell>
          <table:table-cell office:value-type="float" office:value="26167.0411" calcext:value-type="float">
            <text:p>26167.0411</text:p>
          </table:table-cell>
          <table:table-cell office:value-type="float" office:value="24404.5046" calcext:value-type="float">
            <text:p>24404.5046</text:p>
          </table:table-cell>
          <table:table-cell table:number-columns-repeated="2" office:value-type="float" office:value="26167.0411" calcext:value-type="float">
            <text:p>26167.0411</text:p>
          </table:table-cell>
          <table:table-cell office:value-type="float" office:value="30000.0411" calcext:value-type="float">
            <text:p>30000.0411</text:p>
          </table:table-cell>
          <table:table-cell office:value-type="float" office:value="31000.04210001" calcext:value-type="float">
            <text:p>31000.04210001</text:p>
          </table:table-cell>
          <table:table-cell office:value-type="float" office:value="30000.04110001" calcext:value-type="float">
            <text:p>30000.04110001</text:p>
          </table:table-cell>
          <table:table-cell office:value-type="float" office:value="30000.04110003" calcext:value-type="float">
            <text:p>30000.04110003</text:p>
          </table:table-cell>
          <table:table-cell office:value-type="float" office:value="29262.92892147" calcext:value-type="float">
            <text:p>29262.92892147</text:p>
          </table:table-cell>
          <table:table-cell office:value-type="float" office:value="31341.80047" calcext:value-type="float">
            <text:p>31341.80047</text:p>
          </table:table-cell>
          <table:table-cell office:value-type="float" office:value="34691.76537834" calcext:value-type="float">
            <text:p>34691.76537834</text:p>
          </table:table-cell>
          <table:table-cell office:value-type="float" office:value="39200.00704366" calcext:value-type="float">
            <text:p>39200.00704366</text:p>
          </table:table-cell>
          <table:table-cell office:value-type="float" office:value="29658.53720418" calcext:value-type="float">
            <text:p>29658.53720418</text:p>
          </table:table-cell>
          <table:table-cell office:value-type="float" office:value="31000.05090116" calcext:value-type="float">
            <text:p>31000.05090116</text:p>
          </table:table-cell>
          <table:table-cell office:value-type="float" office:value="30500.008394" calcext:value-type="float">
            <text:p>30500.008394</text:p>
          </table:table-cell>
          <table:table-cell office:value-type="float" office:value="29658.8010135" calcext:value-type="float">
            <text:p>29658.8010135</text:p>
          </table:table-cell>
          <table:table-cell office:value-type="float" office:value="30500.008494" calcext:value-type="float">
            <text:p>30500.008494</text:p>
          </table:table-cell>
          <table:table-cell office:value-type="float" office:value="29656.51737286" calcext:value-type="float">
            <text:p>29656.51737286</text:p>
          </table:table-cell>
          <table:table-cell office:value-type="float" office:value="28150.05015902" calcext:value-type="float">
            <text:p>28150.05015902</text:p>
          </table:table-cell>
          <table:table-cell office:value-type="float" office:value="28156.51306529" calcext:value-type="float">
            <text:p>28156.51306529</text:p>
          </table:table-cell>
          <table:table-cell office:value-type="float" office:value="31000.05131116" calcext:value-type="float">
            <text:p>31000.05131116</text:p>
          </table:table-cell>
          <table:table-cell office:value-type="float" office:value="44000" calcext:value-type="float">
            <text:p>44000</text:p>
          </table:table-cell>
          <table:table-cell table:number-columns-repeated="2" office:value-type="float" office:value="31000.0516112" calcext:value-type="float">
            <text:p>31000.0516112</text:p>
          </table:table-cell>
          <table:table-cell office:value-type="float" office:value="28156.51336532" calcext:value-type="float">
            <text:p>28156.51336532</text:p>
          </table:table-cell>
          <table:table-cell office:value-type="float" office:value="29624.31831084" calcext:value-type="float">
            <text:p>29624.31831084</text:p>
          </table:table-cell>
          <table:table-cell table:number-columns-repeated="2" office:value-type="float" office:value="29655" calcext:value-type="float">
            <text:p>29655</text:p>
          </table:table-cell>
          <table:table-cell office:value-type="float" office:value="30500" calcext:value-type="float">
            <text:p>30500</text:p>
          </table:table-cell>
          <table:table-cell office:value-type="float" office:value="30002.05" calcext:value-type="float">
            <text:p>30002.05</text:p>
          </table:table-cell>
          <table:table-cell office:value-type="float" office:value="30950.99541004" calcext:value-type="float">
            <text:p>30950.99541004</text:p>
          </table:table-cell>
          <table:table-cell office:value-type="float" office:value="31000.0528112" calcext:value-type="float">
            <text:p>31000.0528112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.0531562" calcext:value-type="float">
            <text:p>31000.0531562</text:p>
          </table:table-cell>
          <table:table-cell office:value-type="float" office:value="31511.27795105" calcext:value-type="float">
            <text:p>31511.27795105</text:p>
          </table:table-cell>
          <table:table-cell office:value-type="float" office:value="33115.90950329" calcext:value-type="float">
            <text:p>33115.90950329</text:p>
          </table:table-cell>
          <table:table-cell office:value-type="float" office:value="34985.72135331" calcext:value-type="float">
            <text:p>34985.72135331</text:p>
          </table:table-cell>
          <table:table-cell office:value-type="float" office:value="32130.86816425" calcext:value-type="float">
            <text:p>32130.86816425</text:p>
          </table:table-cell>
          <table:table-cell office:value-type="float" office:value="38679.35852805" calcext:value-type="float">
            <text:p>38679.35852805</text:p>
          </table:table-cell>
          <table:table-cell office:value-type="float" office:value="35000.44856778" calcext:value-type="float">
            <text:p>35000.44856778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6400.00172304" calcext:value-type="float">
            <text:p>36400.00172304</text:p>
          </table:table-cell>
          <table:table-cell office:value-type="float" office:value="38588.05235548" calcext:value-type="float">
            <text:p>38588.05235548</text:p>
          </table:table-cell>
          <table:table-cell table:number-columns-repeated="2" office:value-type="float" office:value="35228.5027612" calcext:value-type="float">
            <text:p>35228.5027612</text:p>
          </table:table-cell>
          <table:table-cell office:value-type="float" office:value="35410.16190325" calcext:value-type="float">
            <text:p>35410.16190325</text:p>
          </table:table-cell>
          <table:table-cell office:value-type="float" office:value="34112.562113" calcext:value-type="float">
            <text:p>34112.562113</text:p>
          </table:table-cell>
          <table:table-cell office:value-type="float" office:value="33808.15053248" calcext:value-type="float">
            <text:p>33808.15053248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3635.97996774" calcext:value-type="float">
            <text:p>33635.97996774</text:p>
          </table:table-cell>
          <table:table-cell office:value-type="float" office:value="33809.83797774" calcext:value-type="float">
            <text:p>33809.83797774</text:p>
          </table:table-cell>
          <table:table-cell office:value-type="float" office:value="33635.98280669" calcext:value-type="float">
            <text:p>33635.98280669</text:p>
          </table:table-cell>
          <table:table-cell table:number-columns-repeated="2" office:value-type="float" office:value="32489.53073783" calcext:value-type="float">
            <text:p>32489.53073783</text:p>
          </table:table-cell>
          <table:table-cell office:value-type="float" office:value="33603.26768533" calcext:value-type="float">
            <text:p>33603.26768533</text:p>
          </table:table-cell>
          <table:table-cell office:value-type="float" office:value="32489.53074329" calcext:value-type="float">
            <text:p>32489.53074329</text:p>
          </table:table-cell>
          <table:table-cell office:value-type="float" office:value="34279.55443444" calcext:value-type="float">
            <text:p>34279.55443444</text:p>
          </table:table-cell>
          <table:table-cell office:value-type="float" office:value="32489.53086029" calcext:value-type="float">
            <text:p>32489.53086029</text:p>
          </table:table-cell>
          <table:table-cell office:value-type="float" office:value="35570.33298704" calcext:value-type="float">
            <text:p>35570.33298704</text:p>
          </table:table-cell>
          <table:table-cell office:value-type="float" office:value="35982.35526887" calcext:value-type="float">
            <text:p>35982.35526887</text:p>
          </table:table-cell>
          <table:table-cell office:value-type="float" office:value="35999.96512007" calcext:value-type="float">
            <text:p>35999.96512007</text:p>
          </table:table-cell>
          <table:table-cell office:value-type="float" office:value="35820.97052188" calcext:value-type="float">
            <text:p>35820.97052188</text:p>
          </table:table-cell>
          <table:table-cell office:value-type="float" office:value="35919.86708634" calcext:value-type="float">
            <text:p>35919.86708634</text:p>
          </table:table-cell>
          <table:table-cell office:value-type="float" office:value="34010.0128316" calcext:value-type="float">
            <text:p>34010.0128316</text:p>
          </table:table-cell>
          <table:table-cell office:value-type="float" office:value="35611.62357833" calcext:value-type="float">
            <text:p>35611.62357833</text:p>
          </table:table-cell>
          <table:table-cell office:value-type="float" office:value="35611.62359721" calcext:value-type="float">
            <text:p>35611.62359721</text:p>
          </table:table-cell>
          <table:table-cell office:value-type="float" office:value="36000.00134468" calcext:value-type="float">
            <text:p>36000.00134468</text:p>
          </table:table-cell>
          <table:table-cell office:value-type="float" office:value="40000.03943401" calcext:value-type="float">
            <text:p>40000.03943401</text:p>
          </table:table-cell>
          <table:table-cell office:value-type="float" office:value="32489.53178857" calcext:value-type="float">
            <text:p>32489.53178857</text:p>
          </table:table-cell>
          <table:table-cell office:value-type="float" office:value="31010.01136803" calcext:value-type="float">
            <text:p>31010.01136803</text:p>
          </table:table-cell>
          <table:table-cell office:value-type="float" office:value="31000.06836456" calcext:value-type="float">
            <text:p>31000.06836456</text:p>
          </table:table-cell>
          <table:table-cell office:value-type="float" office:value="31010.01139793" calcext:value-type="float">
            <text:p>31010.01139793</text:p>
          </table:table-cell>
          <table:table-cell office:value-type="float" office:value="31000.06838436" calcext:value-type="float">
            <text:p>31000.06838436</text:p>
          </table:table-cell>
          <table:table-cell office:value-type="float" office:value="32489.53200686" calcext:value-type="float">
            <text:p>32489.53200686</text:p>
          </table:table-cell>
          <table:table-cell office:value-type="float" office:value="32489.53201463" calcext:value-type="float">
            <text:p>32489.53201463</text:p>
          </table:table-cell>
          <table:table-cell office:value-type="float" office:value="23275.99897361" calcext:value-type="float">
            <text:p>23275.99897361</text:p>
          </table:table-cell>
          <table:table-cell office:value-type="float" office:value="23227.6151908" calcext:value-type="float">
            <text:p>23227.6151908</text:p>
          </table:table-cell>
          <table:table-cell office:value-type="float" office:value="22211.16529642" calcext:value-type="float">
            <text:p>22211.16529642</text:p>
          </table:table-cell>
          <table:table-cell office:value-type="float" office:value="23227.6152009" calcext:value-type="float">
            <text:p>23227.6152009</text:p>
          </table:table-cell>
          <table:table-cell office:value-type="float" office:value="24900.00011892" calcext:value-type="float">
            <text:p>24900.00011892</text:p>
          </table:table-cell>
          <table:table-cell table:number-columns-repeated="2" office:value-type="float" office:value="25104.59726522" calcext:value-type="float">
            <text:p>25104.59726522</text:p>
          </table:table-cell>
          <table:table-cell office:value-type="float" office:value="25104.5971935" calcext:value-type="float">
            <text:p>25104.5971935</text:p>
          </table:table-cell>
          <table:table-cell office:value-type="float" office:value="26532.31779841" calcext:value-type="float">
            <text:p>26532.31779841</text:p>
          </table:table-cell>
          <table:table-cell office:value-type="float" office:value="26158.76008757" calcext:value-type="float">
            <text:p>26158.76008757</text:p>
          </table:table-cell>
          <table:table-cell office:value-type="float" office:value="26532.31779841" calcext:value-type="float">
            <text:p>26532.31779841</text:p>
          </table:table-cell>
          <table:table-cell table:number-columns-repeated="2" office:value-type="float" office:value="26167.01083326" calcext:value-type="float">
            <text:p>26167.01083326</text:p>
          </table:table-cell>
          <table:table-cell office:value-type="float" office:value="26167.01087171" calcext:value-type="float">
            <text:p>26167.01087171</text:p>
          </table:table-cell>
          <table:table-cell office:value-type="float" office:value="26167.01092912" calcext:value-type="float">
            <text:p>26167.01092912</text:p>
          </table:table-cell>
          <table:table-cell office:value-type="float" office:value="26532.31784764" calcext:value-type="float">
            <text:p>26532.31784764</text:p>
          </table:table-cell>
          <table:table-cell office:value-type="float" office:value="24495.35096768" calcext:value-type="float">
            <text:p>24495.35096768</text:p>
          </table:table-cell>
          <table:table-cell office:value-type="float" office:value="26634.73488157" calcext:value-type="float">
            <text:p>26634.73488157</text:p>
          </table:table-cell>
          <table:table-cell office:value-type="float" office:value="24495.35039141" calcext:value-type="float">
            <text:p>24495.35039141</text:p>
          </table:table-cell>
          <table:table-cell office:value-type="float" office:value="28318.9941807" calcext:value-type="float">
            <text:p>28318.9941807</text:p>
          </table:table-cell>
          <table:table-cell office:value-type="float" office:value="28151.0573435" calcext:value-type="float">
            <text:p>28151.0573435</text:p>
          </table:table-cell>
          <table:table-cell office:value-type="float" office:value="31982.79059484" calcext:value-type="float">
            <text:p>31982.79059484</text:p>
          </table:table-cell>
          <table:table-cell office:value-type="float" office:value="31708.96308752" calcext:value-type="float">
            <text:p>31708.96308752</text:p>
          </table:table-cell>
          <table:table-cell office:value-type="float" office:value="29008.02012735" calcext:value-type="float">
            <text:p>29008.02012735</text:p>
          </table:table-cell>
          <table:table-cell table:number-columns-repeated="2" office:value-type="float" office:value="28000.89876425" calcext:value-type="float">
            <text:p>28000.89876425</text:p>
          </table:table-cell>
          <table:table-cell table:number-columns-repeated="2" office:value-type="float" office:value="28151.05837084" calcext:value-type="float">
            <text:p>28151.05837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52.01" calcext:value-type="float">
            <text:p>52.0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82.51" calcext:value-type="float">
            <text:p>82.51</text:p>
          </table:table-cell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office:value-type="float" office:value="600" calcext:value-type="float">
            <text:p>600</text:p>
          </table:table-cell>
          <table:table-cell office:value-type="float" office:value="2200" calcext:value-type="float">
            <text:p>2200</text:p>
          </table:table-cell>
          <table:table-cell office:value-type="float" office:value="4250" calcext:value-type="float">
            <text:p>425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6752" calcext:value-type="float">
            <text:p>6752</text:p>
          </table:table-cell>
          <table:table-cell office:value-type="float" office:value="8245.06" calcext:value-type="float">
            <text:p>8245.06</text:p>
          </table:table-cell>
          <table:table-cell office:value-type="float" office:value="9700" calcext:value-type="float">
            <text:p>9700</text:p>
          </table:table-cell>
          <table:table-cell office:value-type="float" office:value="10900" calcext:value-type="float">
            <text:p>10900</text:p>
          </table:table-cell>
          <table:table-cell office:value-type="float" office:value="13800" calcext:value-type="float">
            <text:p>13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217.79" calcext:value-type="float">
            <text:p>16217.79</text:p>
          </table:table-cell>
          <table:table-cell office:value-type="float" office:value="13500" calcext:value-type="float">
            <text:p>13500</text:p>
          </table:table-cell>
          <table:table-cell office:value-type="float" office:value="14007.61" calcext:value-type="float">
            <text:p>14007.61</text:p>
          </table:table-cell>
          <table:table-cell office:value-type="float" office:value="12701" calcext:value-type="float">
            <text:p>12701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2850" calcext:value-type="float">
            <text:p>12850</text:p>
          </table:table-cell>
          <table:table-cell office:value-type="float" office:value="22000" calcext:value-type="float">
            <text:p>22000</text:p>
          </table:table-cell>
          <table:table-cell office:value-type="float" office:value="23249" calcext:value-type="float">
            <text:p>23249</text:p>
          </table:table-cell>
          <table:table-cell office:value-type="float" office:value="21900" calcext:value-type="float">
            <text:p>21900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7484.18486148" calcext:value-type="float">
            <text:p>17484.18486148</text:p>
          </table:table-cell>
          <table:table-cell office:value-type="float" office:value="19400" calcext:value-type="float">
            <text:p>19400</text:p>
          </table:table-cell>
          <table:table-cell office:value-type="float" office:value="16090.27367176" calcext:value-type="float">
            <text:p>16090.27367176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9400" calcext:value-type="float">
            <text:p>19400</text:p>
          </table:table-cell>
          <table:table-cell office:value-type="float" office:value="22280" calcext:value-type="float">
            <text:p>22280</text:p>
          </table:table-cell>
          <table:table-cell office:value-type="float" office:value="20000" calcext:value-type="float">
            <text:p>20000</text:p>
          </table:table-cell>
          <table:table-cell office:value-type="float" office:value="21300.031337" calcext:value-type="float">
            <text:p>21300.031337</text:p>
          </table:table-cell>
          <table:table-cell office:value-type="float" office:value="23249.031337" calcext:value-type="float">
            <text:p>23249.031337</text:p>
          </table:table-cell>
          <table:table-cell office:value-type="float" office:value="22013.031337" calcext:value-type="float">
            <text:p>22013.031337</text:p>
          </table:table-cell>
          <table:table-cell office:value-type="float" office:value="23249.0411" calcext:value-type="float">
            <text:p>23249.0411</text:p>
          </table:table-cell>
          <table:table-cell office:value-type="float" office:value="24404.5046" calcext:value-type="float">
            <text:p>24404.5046</text:p>
          </table:table-cell>
          <table:table-cell office:value-type="float" office:value="24232.10151781" calcext:value-type="float">
            <text:p>24232.10151781</text:p>
          </table:table-cell>
          <table:table-cell office:value-type="float" office:value="24404.5046" calcext:value-type="float">
            <text:p>24404.5046</text:p>
          </table:table-cell>
          <table:table-cell office:value-type="float" office:value="25000" calcext:value-type="float">
            <text:p>25000</text:p>
          </table:table-cell>
          <table:table-cell office:value-type="float" office:value="25146.40017258" calcext:value-type="float">
            <text:p>25146.40017258</text:p>
          </table:table-cell>
          <table:table-cell office:value-type="float" office:value="23249.0411" calcext:value-type="float">
            <text:p>23249.0411</text:p>
          </table:table-cell>
          <table:table-cell table:number-columns-repeated="2" office:value-type="float" office:value="24404.5046" calcext:value-type="float">
            <text:p>24404.5046</text:p>
          </table:table-cell>
          <table:table-cell office:value-type="float" office:value="30000.001" calcext:value-type="float">
            <text:p>30000.001</text:p>
          </table:table-cell>
          <table:table-cell office:value-type="float" office:value="30000.04110001" calcext:value-type="float">
            <text:p>30000.04110001</text:p>
          </table:table-cell>
          <table:table-cell office:value-type="float" office:value="30000.002" calcext:value-type="float">
            <text:p>30000.002</text:p>
          </table:table-cell>
          <table:table-cell office:value-type="float" office:value="30000.00200002" calcext:value-type="float">
            <text:p>30000.00200002</text:p>
          </table:table-cell>
          <table:table-cell office:value-type="float" office:value="28211.89361281" calcext:value-type="float">
            <text:p>28211.89361281</text:p>
          </table:table-cell>
          <table:table-cell office:value-type="float" office:value="31014.92698903" calcext:value-type="float">
            <text:p>31014.92698903</text:p>
          </table:table-cell>
          <table:table-cell office:value-type="float" office:value="34572.91631184" calcext:value-type="float">
            <text:p>34572.91631184</text:p>
          </table:table-cell>
          <table:table-cell office:value-type="float" office:value="35840.00477" calcext:value-type="float">
            <text:p>35840.00477</text:p>
          </table:table-cell>
          <table:table-cell office:value-type="float" office:value="28150.04974902" calcext:value-type="float">
            <text:p>28150.04974902</text:p>
          </table:table-cell>
          <table:table-cell office:value-type="float" office:value="30500.008394" calcext:value-type="float">
            <text:p>30500.008394</text:p>
          </table:table-cell>
          <table:table-cell office:value-type="float" office:value="29658.80523651" calcext:value-type="float">
            <text:p>29658.80523651</text:p>
          </table:table-cell>
          <table:table-cell office:value-type="float" office:value="28150.04974902" calcext:value-type="float">
            <text:p>28150.04974902</text:p>
          </table:table-cell>
          <table:table-cell office:value-type="float" office:value="29656.51727286" calcext:value-type="float">
            <text:p>29656.51727286</text:p>
          </table:table-cell>
          <table:table-cell office:value-type="float" office:value="29377" calcext:value-type="float">
            <text:p>29377</text:p>
          </table:table-cell>
          <table:table-cell office:value-type="float" office:value="26167.05104903" calcext:value-type="float">
            <text:p>26167.05104903</text:p>
          </table:table-cell>
          <table:table-cell office:value-type="float" office:value="28150.05015902" calcext:value-type="float">
            <text:p>28150.05015902</text:p>
          </table:table-cell>
          <table:table-cell office:value-type="float" office:value="30500.008704" calcext:value-type="float">
            <text:p>30500.008704</text:p>
          </table:table-cell>
          <table:table-cell office:value-type="float" office:value="40000.32487302" calcext:value-type="float">
            <text:p>40000.32487302</text:p>
          </table:table-cell>
          <table:table-cell table:number-columns-repeated="2" office:value-type="float" office:value="30700.08921004" calcext:value-type="float">
            <text:p>30700.08921004</text:p>
          </table:table-cell>
          <table:table-cell office:value-type="float" office:value="28150.05035905" calcext:value-type="float">
            <text:p>28150.05035905</text:p>
          </table:table-cell>
          <table:table-cell office:value-type="float" office:value="28151.05125905" calcext:value-type="float">
            <text:p>28151.05125905</text:p>
          </table:table-cell>
          <table:table-cell table:number-columns-repeated="2" office:value-type="float" office:value="29624.31831084" calcext:value-type="float">
            <text:p>29624.31831084</text:p>
          </table:table-cell>
          <table:table-cell table:number-columns-repeated="2" office:value-type="float" office:value="29655.20855" calcext:value-type="float">
            <text:p>29655.20855</text:p>
          </table:table-cell>
          <table:table-cell table:number-columns-repeated="2" office:value-type="float" office:value="30002.05" calcext:value-type="float">
            <text:p>30002.05</text:p>
          </table:table-cell>
          <table:table-cell office:value-type="float" office:value="29624.52686084" calcext:value-type="float">
            <text:p>29624.52686084</text:p>
          </table:table-cell>
          <table:table-cell office:value-type="float" office:value="30828.5035838" calcext:value-type="float">
            <text:p>30828.5035838</text:p>
          </table:table-cell>
          <table:table-cell office:value-type="float" office:value="31000.0533562" calcext:value-type="float">
            <text:p>31000.0533562</text:p>
          </table:table-cell>
          <table:table-cell office:value-type="float" office:value="31511.27905105" calcext:value-type="float">
            <text:p>31511.27905105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1505.55840107" calcext:value-type="float">
            <text:p>31505.55840107</text:p>
          </table:table-cell>
          <table:table-cell office:value-type="float" office:value="36287.2597163" calcext:value-type="float">
            <text:p>36287.2597163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3429.25709999" calcext:value-type="float">
            <text:p>33429.25709999</text:p>
          </table:table-cell>
          <table:table-cell table:number-columns-repeated="2" office:value-type="float" office:value="35228.5027612" calcext:value-type="float">
            <text:p>35228.5027612</text:p>
          </table:table-cell>
          <table:table-cell office:value-type="float" office:value="33432.39878752" calcext:value-type="float">
            <text:p>33432.39878752</text:p>
          </table:table-cell>
          <table:table-cell office:value-type="float" office:value="34112.562113" calcext:value-type="float">
            <text:p>34112.562113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3808.15053248" calcext:value-type="float">
            <text:p>33808.15053248</text:p>
          </table:table-cell>
          <table:table-cell office:value-type="float" office:value="33636.63892353" calcext:value-type="float">
            <text:p>33636.63892353</text:p>
          </table:table-cell>
          <table:table-cell office:value-type="float" office:value="34112.562113" calcext:value-type="float">
            <text:p>34112.562113</text:p>
          </table:table-cell>
          <table:table-cell office:value-type="float" office:value="33602.66741924" calcext:value-type="float">
            <text:p>33602.66741924</text:p>
          </table:table-cell>
          <table:table-cell office:value-type="float" office:value="33635.97997774" calcext:value-type="float">
            <text:p>33635.97997774</text:p>
          </table:table-cell>
          <table:table-cell office:value-type="float" office:value="33602.96182269" calcext:value-type="float">
            <text:p>33602.96182269</text:p>
          </table:table-cell>
          <table:table-cell table:number-columns-repeated="2" office:value-type="float" office:value="32071.9175558" calcext:value-type="float">
            <text:p>32071.9175558</text:p>
          </table:table-cell>
          <table:table-cell office:value-type="float" office:value="32489.53074329" calcext:value-type="float">
            <text:p>32489.53074329</text:p>
          </table:table-cell>
          <table:table-cell office:value-type="float" office:value="31269.5816476" calcext:value-type="float">
            <text:p>31269.5816476</text:p>
          </table:table-cell>
          <table:table-cell office:value-type="float" office:value="32489.53086029" calcext:value-type="float">
            <text:p>32489.53086029</text:p>
          </table:table-cell>
          <table:table-cell office:value-type="float" office:value="31269.5817646" calcext:value-type="float">
            <text:p>31269.5817646</text:p>
          </table:table-cell>
          <table:table-cell office:value-type="float" office:value="34999.96511007" calcext:value-type="float">
            <text:p>34999.96511007</text:p>
          </table:table-cell>
          <table:table-cell office:value-type="float" office:value="35969.45742382" calcext:value-type="float">
            <text:p>35969.45742382</text:p>
          </table:table-cell>
          <table:table-cell office:value-type="float" office:value="35131.94158431" calcext:value-type="float">
            <text:p>35131.94158431</text:p>
          </table:table-cell>
          <table:table-cell office:value-type="float" office:value="35611.62301832" calcext:value-type="float">
            <text:p>35611.62301832</text:p>
          </table:table-cell>
          <table:table-cell office:value-type="float" office:value="35611.62352882" calcext:value-type="float">
            <text:p>35611.62352882</text:p>
          </table:table-cell>
          <table:table-cell office:value-type="float" office:value="33499.96610171" calcext:value-type="float">
            <text:p>33499.96610171</text:p>
          </table:table-cell>
          <table:table-cell office:value-type="float" office:value="34010.01284844" calcext:value-type="float">
            <text:p>34010.01284844</text:p>
          </table:table-cell>
          <table:table-cell office:value-type="float" office:value="34010.01286732" calcext:value-type="float">
            <text:p>34010.01286732</text:p>
          </table:table-cell>
          <table:table-cell office:value-type="float" office:value="35611.62363274" calcext:value-type="float">
            <text:p>35611.62363274</text:p>
          </table:table-cell>
          <table:table-cell office:value-type="float" office:value="36000.00134468" calcext:value-type="float">
            <text:p>36000.00134468</text:p>
          </table:table-cell>
          <table:table-cell office:value-type="float" office:value="31010.01136803" calcext:value-type="float">
            <text:p>31010.01136803</text:p>
          </table:table-cell>
          <table:table-cell office:value-type="float" office:value="31000.06826456" calcext:value-type="float">
            <text:p>31000.06826456</text:p>
          </table:table-cell>
          <table:table-cell office:value-type="float" office:value="29838.23059428" calcext:value-type="float">
            <text:p>29838.23059428</text:p>
          </table:table-cell>
          <table:table-cell office:value-type="float" office:value="31000.06838436" calcext:value-type="float">
            <text:p>31000.06838436</text:p>
          </table:table-cell>
          <table:table-cell office:value-type="float" office:value="29979.59821427" calcext:value-type="float">
            <text:p>29979.59821427</text:p>
          </table:table-cell>
          <table:table-cell office:value-type="float" office:value="31010.01139793" calcext:value-type="float">
            <text:p>31010.01139793</text:p>
          </table:table-cell>
          <table:table-cell office:value-type="float" office:value="31010.0114057" calcext:value-type="float">
            <text:p>31010.0114057</text:p>
          </table:table-cell>
          <table:table-cell office:value-type="float" office:value="23227.6151908" calcext:value-type="float">
            <text:p>23227.6151908</text:p>
          </table:table-cell>
          <table:table-cell office:value-type="float" office:value="22448.71834125" calcext:value-type="float">
            <text:p>22448.71834125</text:p>
          </table:table-cell>
          <table:table-cell office:value-type="float" office:value="21900.00480779" calcext:value-type="float">
            <text:p>21900.00480779</text:p>
          </table:table-cell>
          <table:table-cell office:value-type="float" office:value="22899.37768329" calcext:value-type="float">
            <text:p>22899.37768329</text:p>
          </table:table-cell>
          <table:table-cell office:value-type="float" office:value="23227.6152009" calcext:value-type="float">
            <text:p>23227.6152009</text:p>
          </table:table-cell>
          <table:table-cell table:number-columns-repeated="2" office:value-type="float" office:value="24900.00012669" calcext:value-type="float">
            <text:p>24900.00012669</text:p>
          </table:table-cell>
          <table:table-cell office:value-type="float" office:value="24495.35068" calcext:value-type="float">
            <text:p>24495.35068</text:p>
          </table:table-cell>
          <table:table-cell office:value-type="float" office:value="25611.5332977" calcext:value-type="float">
            <text:p>25611.5332977</text:p>
          </table:table-cell>
          <table:table-cell office:value-type="float" office:value="25104.59721985" calcext:value-type="float">
            <text:p>25104.59721985</text:p>
          </table:table-cell>
          <table:table-cell office:value-type="float" office:value="26167.01083326" calcext:value-type="float">
            <text:p>26167.01083326</text:p>
          </table:table-cell>
          <table:table-cell table:number-columns-repeated="2" office:value-type="float" office:value="25104.59696903" calcext:value-type="float">
            <text:p>25104.59696903</text:p>
          </table:table-cell>
          <table:table-cell office:value-type="float" office:value="24804.5966365" calcext:value-type="float">
            <text:p>24804.5966365</text:p>
          </table:table-cell>
          <table:table-cell office:value-type="float" office:value="25023.40009586" calcext:value-type="float">
            <text:p>25023.40009586</text:p>
          </table:table-cell>
          <table:table-cell office:value-type="float" office:value="26167.01099056" calcext:value-type="float">
            <text:p>26167.01099056</text:p>
          </table:table-cell>
          <table:table-cell office:value-type="float" office:value="23969.00029725" calcext:value-type="float">
            <text:p>23969.00029725</text:p>
          </table:table-cell>
          <table:table-cell office:value-type="float" office:value="24495.35038047" calcext:value-type="float">
            <text:p>24495.35038047</text:p>
          </table:table-cell>
          <table:table-cell office:value-type="float" office:value="23969.00148841" calcext:value-type="float">
            <text:p>23969.00148841</text:p>
          </table:table-cell>
          <table:table-cell office:value-type="float" office:value="28151.05730668" calcext:value-type="float">
            <text:p>28151.05730668</text:p>
          </table:table-cell>
          <table:table-cell office:value-type="float" office:value="27708.96627111" calcext:value-type="float">
            <text:p>27708.96627111</text:p>
          </table:table-cell>
          <table:table-cell office:value-type="float" office:value="31000.06995194" calcext:value-type="float">
            <text:p>31000.06995194</text:p>
          </table:table-cell>
          <table:table-cell office:value-type="float" office:value="31000.06996288" calcext:value-type="float">
            <text:p>31000.06996288</text:p>
          </table:table-cell>
          <table:table-cell office:value-type="float" office:value="28829.984223" calcext:value-type="float">
            <text:p>28829.984223</text:p>
          </table:table-cell>
          <table:table-cell office:value-type="float" office:value="25129.60734359" calcext:value-type="float">
            <text:p>25129.60734359</text:p>
          </table:table-cell>
          <table:table-cell office:value-type="float" office:value="27085.23225638" calcext:value-type="float">
            <text:p>27085.23225638</text:p>
          </table:table-cell>
          <table:table-cell office:value-type="float" office:value="27595.24196192" calcext:value-type="float">
            <text:p>27595.24196192</text:p>
          </table:table-cell>
          <table:table-cell office:value-type="float" office:value="24495.3504297" calcext:value-type="float">
            <text:p>24495.3504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52.01" calcext:value-type="float">
            <text:p>52.0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550.03" calcext:value-type="float">
            <text:p>550.03</text:p>
          </table:table-cell>
          <table:table-cell office:value-type="float" office:value="2000" calcext:value-type="float">
            <text:p>2000</text:p>
          </table:table-cell>
          <table:table-cell office:value-type="float" office:value="3700" calcext:value-type="float">
            <text:p>3700</text:p>
          </table:table-cell>
          <table:table-cell office:value-type="float" office:value="6000" calcext:value-type="float">
            <text:p>6000</text:p>
          </table:table-cell>
          <table:table-cell office:value-type="float" office:value="6673" calcext:value-type="float">
            <text:p>6673</text:p>
          </table:table-cell>
          <table:table-cell office:value-type="float" office:value="8000" calcext:value-type="float">
            <text:p>8000</text:p>
          </table:table-cell>
          <table:table-cell office:value-type="float" office:value="9260" calcext:value-type="float">
            <text:p>9260</text:p>
          </table:table-cell>
          <table:table-cell office:value-type="float" office:value="10800" calcext:value-type="float">
            <text:p>10800</text:p>
          </table:table-cell>
          <table:table-cell office:value-type="float" office:value="13800" calcext:value-type="float">
            <text:p>13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700" calcext:value-type="float">
            <text:p>157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444.48" calcext:value-type="float">
            <text:p>13444.48</text:p>
          </table:table-cell>
          <table:table-cell office:value-type="float" office:value="12500" calcext:value-type="float">
            <text:p>12500</text:p>
          </table:table-cell>
          <table:table-cell office:value-type="float" office:value="12750" calcext:value-type="float">
            <text:p>12750</text:p>
          </table:table-cell>
          <table:table-cell office:value-type="float" office:value="12800" calcext:value-type="float">
            <text:p>12800</text:p>
          </table:table-cell>
          <table:table-cell office:value-type="float" office:value="11350" calcext:value-type="float">
            <text:p>11350</text:p>
          </table:table-cell>
          <table:table-cell office:value-type="float" office:value="12800" calcext:value-type="float">
            <text:p>12800</text:p>
          </table:table-cell>
          <table:table-cell office:value-type="float" office:value="19988.65234568" calcext:value-type="float">
            <text:p>19988.65234568</text:p>
          </table:table-cell>
          <table:table-cell office:value-type="float" office:value="21900" calcext:value-type="float">
            <text:p>21900</text:p>
          </table:table-cell>
          <table:table-cell office:value-type="float" office:value="20000" calcext:value-type="float">
            <text:p>20000</text:p>
          </table:table-cell>
          <table:table-cell office:value-type="float" office:value="17942.15502252" calcext:value-type="float">
            <text:p>17942.15502252</text:p>
          </table:table-cell>
          <table:table-cell office:value-type="float" office:value="17000.1" calcext:value-type="float">
            <text:p>17000.1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5980.62789671" calcext:value-type="float">
            <text:p>15980.62789671</text:p>
          </table:table-cell>
          <table:table-cell office:value-type="float" office:value="13050" calcext:value-type="float">
            <text:p>13050</text:p>
          </table:table-cell>
          <table:table-cell office:value-type="float" office:value="17462.8285962" calcext:value-type="float">
            <text:p>17462.8285962</text:p>
          </table:table-cell>
          <table:table-cell office:value-type="float" office:value="21900.98" calcext:value-type="float">
            <text:p>21900.98</text:p>
          </table:table-cell>
          <table:table-cell office:value-type="float" office:value="19400" calcext:value-type="float">
            <text:p>19400</text:p>
          </table:table-cell>
          <table:table-cell office:value-type="float" office:value="19400.031337" calcext:value-type="float">
            <text:p>19400.031337</text:p>
          </table:table-cell>
          <table:table-cell office:value-type="float" office:value="23000" calcext:value-type="float">
            <text:p>23000</text:p>
          </table:table-cell>
          <table:table-cell office:value-type="float" office:value="21901.031337" calcext:value-type="float">
            <text:p>21901.031337</text:p>
          </table:table-cell>
          <table:table-cell office:value-type="float" office:value="22013.0411" calcext:value-type="float">
            <text:p>22013.0411</text:p>
          </table:table-cell>
          <table:table-cell office:value-type="float" office:value="24232.10151781" calcext:value-type="float">
            <text:p>24232.10151781</text:p>
          </table:table-cell>
          <table:table-cell office:value-type="float" office:value="23249.0411" calcext:value-type="float">
            <text:p>23249.0411</text:p>
          </table:table-cell>
          <table:table-cell office:value-type="float" office:value="24232.10151781" calcext:value-type="float">
            <text:p>24232.10151781</text:p>
          </table:table-cell>
          <table:table-cell table:number-columns-repeated="2" office:value-type="float" office:value="24404.5046" calcext:value-type="float">
            <text:p>24404.5046</text:p>
          </table:table-cell>
          <table:table-cell office:value-type="float" office:value="23193.5279368" calcext:value-type="float">
            <text:p>23193.5279368</text:p>
          </table:table-cell>
          <table:table-cell table:number-columns-repeated="2" office:value-type="float" office:value="23249.0411" calcext:value-type="float">
            <text:p>23249.0411</text:p>
          </table:table-cell>
          <table:table-cell office:value-type="float" office:value="29173.54174304" calcext:value-type="float">
            <text:p>29173.54174304</text:p>
          </table:table-cell>
          <table:table-cell office:value-type="float" office:value="30000.002" calcext:value-type="float">
            <text:p>30000.002</text:p>
          </table:table-cell>
          <table:table-cell office:value-type="float" office:value="28150.0411" calcext:value-type="float">
            <text:p>28150.0411</text:p>
          </table:table-cell>
          <table:table-cell office:value-type="float" office:value="29657.4927247" calcext:value-type="float">
            <text:p>29657.4927247</text:p>
          </table:table-cell>
          <table:table-cell office:value-type="float" office:value="28150.04130002" calcext:value-type="float">
            <text:p>28150.04130002</text:p>
          </table:table-cell>
          <table:table-cell office:value-type="float" office:value="31000.04286904" calcext:value-type="float">
            <text:p>31000.04286904</text:p>
          </table:table-cell>
          <table:table-cell office:value-type="float" office:value="34544.10038376" calcext:value-type="float">
            <text:p>34544.10038376</text:p>
          </table:table-cell>
          <table:table-cell office:value-type="float" office:value="34409.36696248" calcext:value-type="float">
            <text:p>34409.36696248</text:p>
          </table:table-cell>
          <table:table-cell office:value-type="float" office:value="27579.13282201" calcext:value-type="float">
            <text:p>27579.13282201</text:p>
          </table:table-cell>
          <table:table-cell office:value-type="float" office:value="29658.73834123" calcext:value-type="float">
            <text:p>29658.73834123</text:p>
          </table:table-cell>
          <table:table-cell office:value-type="float" office:value="28150.04974902" calcext:value-type="float">
            <text:p>28150.04974902</text:p>
          </table:table-cell>
          <table:table-cell office:value-type="float" office:value="26167.05073903" calcext:value-type="float">
            <text:p>26167.05073903</text:p>
          </table:table-cell>
          <table:table-cell office:value-type="float" office:value="28150.04984902" calcext:value-type="float">
            <text:p>28150.04984902</text:p>
          </table:table-cell>
          <table:table-cell office:value-type="float" office:value="28150.04994902" calcext:value-type="float">
            <text:p>28150.04994902</text:p>
          </table:table-cell>
          <table:table-cell office:value-type="float" office:value="25564.74559551" calcext:value-type="float">
            <text:p>25564.74559551</text:p>
          </table:table-cell>
          <table:table-cell office:value-type="float" office:value="26167.05114903" calcext:value-type="float">
            <text:p>26167.05114903</text:p>
          </table:table-cell>
          <table:table-cell office:value-type="float" office:value="28156.51316529" calcext:value-type="float">
            <text:p>28156.51316529</text:p>
          </table:table-cell>
          <table:table-cell office:value-type="float" office:value="40000.000575" calcext:value-type="float">
            <text:p>40000.000575</text:p>
          </table:table-cell>
          <table:table-cell office:value-type="float" office:value="30509.95335252" calcext:value-type="float">
            <text:p>30509.95335252</text:p>
          </table:table-cell>
          <table:table-cell office:value-type="float" office:value="30500.00880403" calcext:value-type="float">
            <text:p>30500.00880403</text:p>
          </table:table-cell>
          <table:table-cell office:value-type="float" office:value="25750.0001" calcext:value-type="float">
            <text:p>25750.0001</text:p>
          </table:table-cell>
          <table:table-cell office:value-type="float" office:value="27377.99571004" calcext:value-type="float">
            <text:p>27377.99571004</text:p>
          </table:table-cell>
          <table:table-cell office:value-type="float" office:value="28151.05125905" calcext:value-type="float">
            <text:p>28151.05125905</text:p>
          </table:table-cell>
          <table:table-cell office:value-type="float" office:value="28552.1810235" calcext:value-type="float">
            <text:p>28552.1810235</text:p>
          </table:table-cell>
          <table:table-cell table:number-columns-repeated="2" office:value-type="float" office:value="29624.52686084" calcext:value-type="float">
            <text:p>29624.52686084</text:p>
          </table:table-cell>
          <table:table-cell office:value-type="float" office:value="29655.20855" calcext:value-type="float">
            <text:p>29655.20855</text:p>
          </table:table-cell>
          <table:table-cell office:value-type="float" office:value="29624.52686084" calcext:value-type="float">
            <text:p>29624.52686084</text:p>
          </table:table-cell>
          <table:table-cell table:number-columns-repeated="2" office:value-type="float" office:value="29000.00012333" calcext:value-type="float">
            <text:p>29000.00012333</text:p>
          </table:table-cell>
          <table:table-cell office:value-type="float" office:value="29000.00032333" calcext:value-type="float">
            <text:p>29000.00032333</text:p>
          </table:table-cell>
          <table:table-cell office:value-type="float" office:value="31000.0534562" calcext:value-type="float">
            <text:p>31000.0534562</text:p>
          </table:table-cell>
          <table:table-cell office:value-type="float" office:value="31511.27905105" calcext:value-type="float">
            <text:p>31511.27905105</text:p>
          </table:table-cell>
          <table:table-cell office:value-type="float" office:value="31000.0535562" calcext:value-type="float">
            <text:p>31000.0535562</text:p>
          </table:table-cell>
          <table:table-cell office:value-type="float" office:value="35403.09475922" calcext:value-type="float">
            <text:p>35403.09475922</text:p>
          </table:table-cell>
          <table:table-cell office:value-type="float" office:value="33167.02982699" calcext:value-type="float">
            <text:p>33167.02982699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1510.47200747" calcext:value-type="float">
            <text:p>31510.47200747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3432.39878752" calcext:value-type="float">
            <text:p>33432.39878752</text:p>
          </table:table-cell>
          <table:table-cell office:value-type="float" office:value="33306.91088108" calcext:value-type="float">
            <text:p>33306.91088108</text:p>
          </table:table-cell>
          <table:table-cell office:value-type="float" office:value="34097.991335" calcext:value-type="float">
            <text:p>34097.991335</text:p>
          </table:table-cell>
          <table:table-cell office:value-type="float" office:value="34112.562113" calcext:value-type="float">
            <text:p>34112.562113</text:p>
          </table:table-cell>
          <table:table-cell office:value-type="float" office:value="33636.63892353" calcext:value-type="float">
            <text:p>33636.63892353</text:p>
          </table:table-cell>
          <table:table-cell office:value-type="float" office:value="33604.3548545" calcext:value-type="float">
            <text:p>33604.3548545</text:p>
          </table:table-cell>
          <table:table-cell office:value-type="float" office:value="33809.83796774" calcext:value-type="float">
            <text:p>33809.83796774</text:p>
          </table:table-cell>
          <table:table-cell office:value-type="float" office:value="32489.53072783" calcext:value-type="float">
            <text:p>32489.53072783</text:p>
          </table:table-cell>
          <table:table-cell office:value-type="float" office:value="33602.66742924" calcext:value-type="float">
            <text:p>33602.66742924</text:p>
          </table:table-cell>
          <table:table-cell office:value-type="float" office:value="32489.53073783" calcext:value-type="float">
            <text:p>32489.53073783</text:p>
          </table:table-cell>
          <table:table-cell table:number-columns-repeated="2" office:value-type="float" office:value="31000.06004416" calcext:value-type="float">
            <text:p>31000.06004416</text:p>
          </table:table-cell>
          <table:table-cell office:value-type="float" office:value="31000.06004962" calcext:value-type="float">
            <text:p>31000.06004962</text:p>
          </table:table-cell>
          <table:table-cell office:value-type="float" office:value="31084.83009077" calcext:value-type="float">
            <text:p>31084.83009077</text:p>
          </table:table-cell>
          <table:table-cell office:value-type="float" office:value="32056.21315264" calcext:value-type="float">
            <text:p>32056.21315264</text:p>
          </table:table-cell>
          <table:table-cell office:value-type="float" office:value="31265.21852482" calcext:value-type="float">
            <text:p>31265.21852482</text:p>
          </table:table-cell>
          <table:table-cell office:value-type="float" office:value="33233.87326725" calcext:value-type="float">
            <text:p>33233.87326725</text:p>
          </table:table-cell>
          <table:table-cell office:value-type="float" office:value="35713.90957116" calcext:value-type="float">
            <text:p>35713.90957116</text:p>
          </table:table-cell>
          <table:table-cell office:value-type="float" office:value="33411.38310665" calcext:value-type="float">
            <text:p>33411.38310665</text:p>
          </table:table-cell>
          <table:table-cell office:value-type="float" office:value="34276.54041493" calcext:value-type="float">
            <text:p>34276.54041493</text:p>
          </table:table-cell>
          <table:table-cell office:value-type="float" office:value="34276.54114765" calcext:value-type="float">
            <text:p>34276.54114765</text:p>
          </table:table-cell>
          <table:table-cell office:value-type="float" office:value="33123.35807322" calcext:value-type="float">
            <text:p>33123.35807322</text:p>
          </table:table-cell>
          <table:table-cell office:value-type="float" office:value="33499.96612523" calcext:value-type="float">
            <text:p>33499.96612523</text:p>
          </table:table-cell>
          <table:table-cell office:value-type="float" office:value="32956.50926462" calcext:value-type="float">
            <text:p>32956.50926462</text:p>
          </table:table-cell>
          <table:table-cell office:value-type="float" office:value="32956.50930903" calcext:value-type="float">
            <text:p>32956.50930903</text:p>
          </table:table-cell>
          <table:table-cell office:value-type="float" office:value="35611.62368364" calcext:value-type="float">
            <text:p>35611.62368364</text:p>
          </table:table-cell>
          <table:table-cell office:value-type="float" office:value="31000.06814456" calcext:value-type="float">
            <text:p>31000.06814456</text:p>
          </table:table-cell>
          <table:table-cell office:value-type="float" office:value="30310.32529487" calcext:value-type="float">
            <text:p>30310.32529487</text:p>
          </table:table-cell>
          <table:table-cell office:value-type="float" office:value="28899.96621222" calcext:value-type="float">
            <text:p>28899.96621222</text:p>
          </table:table-cell>
          <table:table-cell office:value-type="float" office:value="29514.46194117" calcext:value-type="float">
            <text:p>29514.46194117</text:p>
          </table:table-cell>
          <table:table-cell office:value-type="float" office:value="28899.96623202" calcext:value-type="float">
            <text:p>28899.96623202</text:p>
          </table:table-cell>
          <table:table-cell office:value-type="float" office:value="31000.06838436" calcext:value-type="float">
            <text:p>31000.06838436</text:p>
          </table:table-cell>
          <table:table-cell office:value-type="float" office:value="31000.06839213" calcext:value-type="float">
            <text:p>31000.06839213</text:p>
          </table:table-cell>
          <table:table-cell office:value-type="float" office:value="22548.71434125" calcext:value-type="float">
            <text:p>22548.71434125</text:p>
          </table:table-cell>
          <table:table-cell office:value-type="float" office:value="22211.16528642" calcext:value-type="float">
            <text:p>22211.16528642</text:p>
          </table:table-cell>
          <table:table-cell office:value-type="float" office:value="21754.73535236" calcext:value-type="float">
            <text:p>21754.73535236</text:p>
          </table:table-cell>
          <table:table-cell office:value-type="float" office:value="22650.0001071" calcext:value-type="float">
            <text:p>22650.0001071</text:p>
          </table:table-cell>
          <table:table-cell office:value-type="float" office:value="22899.37768329" calcext:value-type="float">
            <text:p>22899.37768329</text:p>
          </table:table-cell>
          <table:table-cell table:number-columns-repeated="2" office:value-type="float" office:value="23227.61520867" calcext:value-type="float">
            <text:p>23227.61520867</text:p>
          </table:table-cell>
          <table:table-cell office:value-type="float" office:value="23969" calcext:value-type="float">
            <text:p>23969</text:p>
          </table:table-cell>
          <table:table-cell office:value-type="float" office:value="25104.59721438" calcext:value-type="float">
            <text:p>25104.59721438</text:p>
          </table:table-cell>
          <table:table-cell office:value-type="float" office:value="24495.35079377" calcext:value-type="float">
            <text:p>24495.35079377</text:p>
          </table:table-cell>
          <table:table-cell office:value-type="float" office:value="25104.59696903" calcext:value-type="float">
            <text:p>25104.59696903</text:p>
          </table:table-cell>
          <table:table-cell table:number-columns-repeated="2" office:value-type="float" office:value="24495.35079377" calcext:value-type="float">
            <text:p>24495.35079377</text:p>
          </table:table-cell>
          <table:table-cell office:value-type="float" office:value="24495.35083222" calcext:value-type="float">
            <text:p>24495.35083222</text:p>
          </table:table-cell>
          <table:table-cell office:value-type="float" office:value="24495.35088963" calcext:value-type="float">
            <text:p>24495.35088963</text:p>
          </table:table-cell>
          <table:table-cell office:value-type="float" office:value="24495.35095666" calcext:value-type="float">
            <text:p>24495.35095666</text:p>
          </table:table-cell>
          <table:table-cell office:value-type="float" office:value="23227.61528692" calcext:value-type="float">
            <text:p>23227.61528692</text:p>
          </table:table-cell>
          <table:table-cell office:value-type="float" office:value="23968.99970047" calcext:value-type="float">
            <text:p>23968.99970047</text:p>
          </table:table-cell>
          <table:table-cell office:value-type="float" office:value="23934.00054384" calcext:value-type="float">
            <text:p>23934.00054384</text:p>
          </table:table-cell>
          <table:table-cell office:value-type="float" office:value="24495.35040235" calcext:value-type="float">
            <text:p>24495.35040235</text:p>
          </table:table-cell>
          <table:table-cell office:value-type="float" office:value="24495.35041329" calcext:value-type="float">
            <text:p>24495.35041329</text:p>
          </table:table-cell>
          <table:table-cell office:value-type="float" office:value="28151.05785444" calcext:value-type="float">
            <text:p>28151.05785444</text:p>
          </table:table-cell>
          <table:table-cell office:value-type="float" office:value="28151.05835991" calcext:value-type="float">
            <text:p>28151.05835991</text:p>
          </table:table-cell>
          <table:table-cell office:value-type="float" office:value="28168.44105648" calcext:value-type="float">
            <text:p>28168.44105648</text:p>
          </table:table-cell>
          <table:table-cell office:value-type="float" office:value="24495.3504297" calcext:value-type="float">
            <text:p>24495.3504297</text:p>
          </table:table-cell>
          <table:table-cell office:value-type="float" office:value="25685.39295996" calcext:value-type="float">
            <text:p>25685.39295996</text:p>
          </table:table-cell>
          <table:table-cell office:value-type="float" office:value="24770.14793984" calcext:value-type="float">
            <text:p>24770.14793984</text:p>
          </table:table-cell>
          <table:table-cell office:value-type="float" office:value="23969.0015367" calcext:value-type="float">
            <text:p>23969.00153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50.14" calcext:value-type="float">
            <text:p>50.14</text:p>
          </table:table-cell>
          <table:table-cell table:number-columns-repeated="2" office:value-type="float" office:value="52.01" calcext:value-type="float">
            <text:p>52.0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800" calcext:value-type="float">
            <text:p>1800</text:p>
          </table:table-cell>
          <table:table-cell office:value-type="float" office:value="3581.28" calcext:value-type="float">
            <text:p>3581.28</text:p>
          </table:table-cell>
          <table:table-cell office:value-type="float" office:value="5900" calcext:value-type="float">
            <text:p>59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6625" calcext:value-type="float">
            <text:p>6625</text:p>
          </table:table-cell>
          <table:table-cell office:value-type="float" office:value="9200.02" calcext:value-type="float">
            <text:p>9200.02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3500" calcext:value-type="float">
            <text:p>13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057.26" calcext:value-type="float">
            <text:p>15057.26</text:p>
          </table:table-cell>
          <table:table-cell office:value-type="float" office:value="12750" calcext:value-type="float">
            <text:p>12750</text:p>
          </table:table-cell>
          <table:table-cell office:value-type="float" office:value="13000" calcext:value-type="float">
            <text:p>13000</text:p>
          </table:table-cell>
          <table:table-cell office:value-type="float" office:value="12350.02" calcext:value-type="float">
            <text:p>12350.02</text:p>
          </table:table-cell>
          <table:table-cell office:value-type="float" office:value="12701" calcext:value-type="float">
            <text:p>12701</text:p>
          </table:table-cell>
          <table:table-cell office:value-type="float" office:value="12500" calcext:value-type="float">
            <text:p>125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9870.77" calcext:value-type="float">
            <text:p>19870.77</text:p>
          </table:table-cell>
          <table:table-cell office:value-type="float" office:value="20000" calcext:value-type="float">
            <text:p>20000</text:p>
          </table:table-cell>
          <table:table-cell office:value-type="float" office:value="19988.65234568" calcext:value-type="float">
            <text:p>19988.65234568</text:p>
          </table:table-cell>
          <table:table-cell office:value-type="float" office:value="17484.18486148" calcext:value-type="float">
            <text:p>17484.18486148</text:p>
          </table:table-cell>
          <table:table-cell office:value-type="float" office:value="15188.45" calcext:value-type="float">
            <text:p>15188.45</text:p>
          </table:table-cell>
          <table:table-cell office:value-type="float" office:value="17484.18486148" calcext:value-type="float">
            <text:p>17484.18486148</text:p>
          </table:table-cell>
          <table:table-cell office:value-type="float" office:value="14442.15502252" calcext:value-type="float">
            <text:p>14442.15502252</text:p>
          </table:table-cell>
          <table:table-cell office:value-type="float" office:value="12950" calcext:value-type="float">
            <text:p>12950</text:p>
          </table:table-cell>
          <table:table-cell office:value-type="float" office:value="17012" calcext:value-type="float">
            <text:p>17012</text:p>
          </table:table-cell>
          <table:table-cell office:value-type="float" office:value="19400" calcext:value-type="float">
            <text:p>19400</text:p>
          </table:table-cell>
          <table:table-cell office:value-type="float" office:value="19349.72952245" calcext:value-type="float">
            <text:p>19349.72952245</text:p>
          </table:table-cell>
          <table:table-cell office:value-type="float" office:value="19350.031337" calcext:value-type="float">
            <text:p>19350.031337</text:p>
          </table:table-cell>
          <table:table-cell office:value-type="float" office:value="22013.031337" calcext:value-type="float">
            <text:p>22013.031337</text:p>
          </table:table-cell>
          <table:table-cell office:value-type="float" office:value="20300.031337" calcext:value-type="float">
            <text:p>20300.031337</text:p>
          </table:table-cell>
          <table:table-cell office:value-type="float" office:value="21901.0411" calcext:value-type="float">
            <text:p>21901.0411</text:p>
          </table:table-cell>
          <table:table-cell office:value-type="float" office:value="23641.0411" calcext:value-type="float">
            <text:p>23641.0411</text:p>
          </table:table-cell>
          <table:table-cell office:value-type="float" office:value="22013.0411" calcext:value-type="float">
            <text:p>22013.0411</text:p>
          </table:table-cell>
          <table:table-cell office:value-type="float" office:value="23500" calcext:value-type="float">
            <text:p>23500</text:p>
          </table:table-cell>
          <table:table-cell table:number-columns-repeated="2" office:value-type="float" office:value="23249.0411" calcext:value-type="float">
            <text:p>23249.0411</text:p>
          </table:table-cell>
          <table:table-cell office:value-type="float" office:value="22661.34485399" calcext:value-type="float">
            <text:p>22661.34485399</text:p>
          </table:table-cell>
          <table:table-cell table:number-columns-repeated="2" office:value-type="float" office:value="21932.03384377" calcext:value-type="float">
            <text:p>21932.03384377</text:p>
          </table:table-cell>
          <table:table-cell table:number-columns-repeated="2" office:value-type="float" office:value="28150.0411" calcext:value-type="float">
            <text:p>28150.0411</text:p>
          </table:table-cell>
          <table:table-cell office:value-type="float" office:value="26167.04210001" calcext:value-type="float">
            <text:p>26167.04210001</text:p>
          </table:table-cell>
          <table:table-cell office:value-type="float" office:value="28150.04110002" calcext:value-type="float">
            <text:p>28150.04110002</text:p>
          </table:table-cell>
          <table:table-cell office:value-type="float" office:value="27904.87967257" calcext:value-type="float">
            <text:p>27904.87967257</text:p>
          </table:table-cell>
          <table:table-cell office:value-type="float" office:value="30901.79773467" calcext:value-type="float">
            <text:p>30901.79773467</text:p>
          </table:table-cell>
          <table:table-cell office:value-type="float" office:value="34464.46025028" calcext:value-type="float">
            <text:p>34464.46025028</text:p>
          </table:table-cell>
          <table:table-cell office:value-type="float" office:value="31000.05084616" calcext:value-type="float">
            <text:p>31000.05084616</text:p>
          </table:table-cell>
          <table:table-cell office:value-type="float" office:value="26167.05063903" calcext:value-type="float">
            <text:p>26167.05063903</text:p>
          </table:table-cell>
          <table:table-cell office:value-type="float" office:value="28150.04974902" calcext:value-type="float">
            <text:p>28150.04974902</text:p>
          </table:table-cell>
          <table:table-cell office:value-type="float" office:value="26167.05073903" calcext:value-type="float">
            <text:p>26167.05073903</text:p>
          </table:table-cell>
          <table:table-cell office:value-type="float" office:value="25009.12007083" calcext:value-type="float">
            <text:p>25009.12007083</text:p>
          </table:table-cell>
          <table:table-cell office:value-type="float" office:value="26167.05083903" calcext:value-type="float">
            <text:p>26167.05083903</text:p>
          </table:table-cell>
          <table:table-cell office:value-type="float" office:value="27161.70576571" calcext:value-type="float">
            <text:p>27161.70576571</text:p>
          </table:table-cell>
          <table:table-cell office:value-type="float" office:value="25376.99971" calcext:value-type="float">
            <text:p>25376.99971</text:p>
          </table:table-cell>
          <table:table-cell office:value-type="float" office:value="25708.77511835" calcext:value-type="float">
            <text:p>25708.77511835</text:p>
          </table:table-cell>
          <table:table-cell office:value-type="float" office:value="28150.05015902" calcext:value-type="float">
            <text:p>28150.05015902</text:p>
          </table:table-cell>
          <table:table-cell office:value-type="float" office:value="35509.95365248" calcext:value-type="float">
            <text:p>35509.95365248</text:p>
          </table:table-cell>
          <table:table-cell office:value-type="float" office:value="30500.00880403" calcext:value-type="float">
            <text:p>30500.00880403</text:p>
          </table:table-cell>
          <table:table-cell office:value-type="float" office:value="30000.00010003" calcext:value-type="float">
            <text:p>30000.00010003</text:p>
          </table:table-cell>
          <table:table-cell office:value-type="float" office:value="24139.18150405" calcext:value-type="float">
            <text:p>24139.18150405</text:p>
          </table:table-cell>
          <table:table-cell table:number-columns-repeated="2" office:value-type="float" office:value="25750.0001" calcext:value-type="float">
            <text:p>25750.0001</text:p>
          </table:table-cell>
          <table:table-cell office:value-type="float" office:value="28151.05125905" calcext:value-type="float">
            <text:p>28151.05125905</text:p>
          </table:table-cell>
          <table:table-cell table:number-columns-repeated="2" office:value-type="float" office:value="28151.05135905" calcext:value-type="float">
            <text:p>28151.05135905</text:p>
          </table:table-cell>
          <table:table-cell office:value-type="float" office:value="29624.52686084" calcext:value-type="float">
            <text:p>29624.52686084</text:p>
          </table:table-cell>
          <table:table-cell office:value-type="float" office:value="28151.05135905" calcext:value-type="float">
            <text:p>28151.05135905</text:p>
          </table:table-cell>
          <table:table-cell office:value-type="float" office:value="28151.05159405" calcext:value-type="float">
            <text:p>28151.05159405</text:p>
          </table:table-cell>
          <table:table-cell office:value-type="float" office:value="28151.05169405" calcext:value-type="float">
            <text:p>28151.05169405</text:p>
          </table:table-cell>
          <table:table-cell office:value-type="float" office:value="28750.000235" calcext:value-type="float">
            <text:p>28750.000235</text:p>
          </table:table-cell>
          <table:table-cell office:value-type="float" office:value="28366.65429857" calcext:value-type="float">
            <text:p>28366.65429857</text:p>
          </table:table-cell>
          <table:table-cell office:value-type="float" office:value="31000.0534562" calcext:value-type="float">
            <text:p>31000.0534562</text:p>
          </table:table-cell>
          <table:table-cell office:value-type="float" office:value="30000.21866778" calcext:value-type="float">
            <text:p>30000.21866778</text:p>
          </table:table-cell>
          <table:table-cell office:value-type="float" office:value="35228.5027612" calcext:value-type="float">
            <text:p>35228.5027612</text:p>
          </table:table-cell>
          <table:table-cell office:value-type="float" office:value="31505.55840107" calcext:value-type="float">
            <text:p>31505.55840107</text:p>
          </table:table-cell>
          <table:table-cell office:value-type="float" office:value="33429.25709999" calcext:value-type="float">
            <text:p>33429.25709999</text:p>
          </table:table-cell>
          <table:table-cell office:value-type="float" office:value="31068.37813713" calcext:value-type="float">
            <text:p>31068.37813713</text:p>
          </table:table-cell>
          <table:table-cell office:value-type="float" office:value="33429.25709999" calcext:value-type="float">
            <text:p>33429.25709999</text:p>
          </table:table-cell>
          <table:table-cell office:value-type="float" office:value="33306.91088108" calcext:value-type="float">
            <text:p>33306.91088108</text:p>
          </table:table-cell>
          <table:table-cell office:value-type="float" office:value="33112.5621" calcext:value-type="float">
            <text:p>33112.5621</text:p>
          </table:table-cell>
          <table:table-cell office:value-type="float" office:value="33428.54192357" calcext:value-type="float">
            <text:p>33428.54192357</text:p>
          </table:table-cell>
          <table:table-cell office:value-type="float" office:value="33808.15053248" calcext:value-type="float">
            <text:p>33808.15053248</text:p>
          </table:table-cell>
          <table:table-cell office:value-type="float" office:value="33604.3548545" calcext:value-type="float">
            <text:p>33604.3548545</text:p>
          </table:table-cell>
          <table:table-cell office:value-type="float" office:value="33400.00185304" calcext:value-type="float">
            <text:p>33400.00185304</text:p>
          </table:table-cell>
          <table:table-cell office:value-type="float" office:value="33635.97996774" calcext:value-type="float">
            <text:p>33635.97996774</text:p>
          </table:table-cell>
          <table:table-cell office:value-type="float" office:value="31000.05993416" calcext:value-type="float">
            <text:p>31000.05993416</text:p>
          </table:table-cell>
          <table:table-cell office:value-type="float" office:value="32489.53073783" calcext:value-type="float">
            <text:p>32489.53073783</text:p>
          </table:table-cell>
          <table:table-cell office:value-type="float" office:value="31000.05994416" calcext:value-type="float">
            <text:p>31000.05994416</text:p>
          </table:table-cell>
          <table:table-cell office:value-type="float" office:value="30108.47470277" calcext:value-type="float">
            <text:p>30108.47470277</text:p>
          </table:table-cell>
          <table:table-cell office:value-type="float" office:value="30241.16233974" calcext:value-type="float">
            <text:p>30241.16233974</text:p>
          </table:table-cell>
          <table:table-cell office:value-type="float" office:value="30241.2933452" calcext:value-type="float">
            <text:p>30241.2933452</text:p>
          </table:table-cell>
          <table:table-cell office:value-type="float" office:value="31000.06024962" calcext:value-type="float">
            <text:p>31000.06024962</text:p>
          </table:table-cell>
          <table:table-cell office:value-type="float" office:value="31269.5817646" calcext:value-type="float">
            <text:p>31269.5817646</text:p>
          </table:table-cell>
          <table:table-cell office:value-type="float" office:value="31084.83020777" calcext:value-type="float">
            <text:p>31084.83020777</text:p>
          </table:table-cell>
          <table:table-cell office:value-type="float" office:value="32489.53086029" calcext:value-type="float">
            <text:p>32489.53086029</text:p>
          </table:table-cell>
          <table:table-cell office:value-type="float" office:value="32489.53088494" calcext:value-type="float">
            <text:p>32489.53088494</text:p>
          </table:table-cell>
          <table:table-cell office:value-type="float" office:value="32489.53089494" calcext:value-type="float">
            <text:p>32489.53089494</text:p>
          </table:table-cell>
          <table:table-cell office:value-type="float" office:value="34010.01229567" calcext:value-type="float">
            <text:p>34010.01229567</text:p>
          </table:table-cell>
          <table:table-cell office:value-type="float" office:value="34010.01280072" calcext:value-type="float">
            <text:p>34010.01280072</text:p>
          </table:table-cell>
          <table:table-cell office:value-type="float" office:value="32956.5092289" calcext:value-type="float">
            <text:p>32956.5092289</text:p>
          </table:table-cell>
          <table:table-cell office:value-type="float" office:value="32956.50924574" calcext:value-type="float">
            <text:p>32956.50924574</text:p>
          </table:table-cell>
          <table:table-cell office:value-type="float" office:value="32841.14774519" calcext:value-type="float">
            <text:p>32841.14774519</text:p>
          </table:table-cell>
          <table:table-cell office:value-type="float" office:value="32841.1477896" calcext:value-type="float">
            <text:p>32841.1477896</text:p>
          </table:table-cell>
          <table:table-cell office:value-type="float" office:value="32956.50930903" calcext:value-type="float">
            <text:p>32956.50930903</text:p>
          </table:table-cell>
          <table:table-cell office:value-type="float" office:value="30334.3187422" calcext:value-type="float">
            <text:p>30334.3187422</text:p>
          </table:table-cell>
          <table:table-cell office:value-type="float" office:value="28899.96621222" calcext:value-type="float">
            <text:p>28899.96621222</text:p>
          </table:table-cell>
          <table:table-cell office:value-type="float" office:value="28151.05544346" calcext:value-type="float">
            <text:p>28151.05544346</text:p>
          </table:table-cell>
          <table:table-cell office:value-type="float" office:value="28899.96623202" calcext:value-type="float">
            <text:p>28899.96623202</text:p>
          </table:table-cell>
          <table:table-cell office:value-type="float" office:value="28151.05590222" calcext:value-type="float">
            <text:p>28151.05590222</text:p>
          </table:table-cell>
          <table:table-cell office:value-type="float" office:value="30561.08702079" calcext:value-type="float">
            <text:p>30561.08702079</text:p>
          </table:table-cell>
          <table:table-cell office:value-type="float" office:value="29533.796679" calcext:value-type="float">
            <text:p>29533.796679</text:p>
          </table:table-cell>
          <table:table-cell office:value-type="float" office:value="22211.16528642" calcext:value-type="float">
            <text:p>22211.16528642</text:p>
          </table:table-cell>
          <table:table-cell office:value-type="float" office:value="21900.00480779" calcext:value-type="float">
            <text:p>21900.00480779</text:p>
          </table:table-cell>
          <table:table-cell office:value-type="float" office:value="20870.24180043" calcext:value-type="float">
            <text:p>20870.24180043</text:p>
          </table:table-cell>
          <table:table-cell office:value-type="float" office:value="22211.16529642" calcext:value-type="float">
            <text:p>22211.16529642</text:p>
          </table:table-cell>
          <table:table-cell office:value-type="float" office:value="22211.16530188" calcext:value-type="float">
            <text:p>22211.16530188</text:p>
          </table:table-cell>
          <table:table-cell table:number-columns-repeated="2" office:value-type="float" office:value="22211.16530965" calcext:value-type="float">
            <text:p>22211.16530965</text:p>
          </table:table-cell>
          <table:table-cell office:value-type="float" office:value="23574.0793533" calcext:value-type="float">
            <text:p>23574.0793533</text:p>
          </table:table-cell>
          <table:table-cell office:value-type="float" office:value="24495.350686" calcext:value-type="float">
            <text:p>24495.350686</text:p>
          </table:table-cell>
          <table:table-cell office:value-type="float" office:value="23969.000012" calcext:value-type="float">
            <text:p>23969.000012</text:p>
          </table:table-cell>
          <table:table-cell office:value-type="float" office:value="24495.35079377" calcext:value-type="float">
            <text:p>24495.35079377</text:p>
          </table:table-cell>
          <table:table-cell table:number-columns-repeated="2" office:value-type="float" office:value="23969.000112" calcext:value-type="float">
            <text:p>23969.000112</text:p>
          </table:table-cell>
          <table:table-cell office:value-type="float" office:value="23969.00015045" calcext:value-type="float">
            <text:p>23969.00015045</text:p>
          </table:table-cell>
          <table:table-cell office:value-type="float" office:value="23969.00020786" calcext:value-type="float">
            <text:p>23969.00020786</text:p>
          </table:table-cell>
          <table:table-cell office:value-type="float" office:value="23969.00028623" calcext:value-type="float">
            <text:p>23969.00028623</text:p>
          </table:table-cell>
          <table:table-cell office:value-type="float" office:value="22899.99036989" calcext:value-type="float">
            <text:p>22899.99036989</text:p>
          </table:table-cell>
          <table:table-cell office:value-type="float" office:value="23227.61529786" calcext:value-type="float">
            <text:p>23227.61529786</text:p>
          </table:table-cell>
          <table:table-cell office:value-type="float" office:value="23227.6153088" calcext:value-type="float">
            <text:p>23227.6153088</text:p>
          </table:table-cell>
          <table:table-cell office:value-type="float" office:value="23969.00149935" calcext:value-type="float">
            <text:p>23969.00149935</text:p>
          </table:table-cell>
          <table:table-cell office:value-type="float" office:value="23969.00151029" calcext:value-type="float">
            <text:p>23969.00151029</text:p>
          </table:table-cell>
          <table:table-cell office:value-type="float" office:value="27708.96628205" calcext:value-type="float">
            <text:p>27708.96628205</text:p>
          </table:table-cell>
          <table:table-cell office:value-type="float" office:value="27508.02012735" calcext:value-type="float">
            <text:p>27508.02012735</text:p>
          </table:table-cell>
          <table:table-cell office:value-type="float" office:value="28151.05836538" calcext:value-type="float">
            <text:p>28151.05836538</text:p>
          </table:table-cell>
          <table:table-cell office:value-type="float" office:value="24324.45796194" calcext:value-type="float">
            <text:p>24324.45796194</text:p>
          </table:table-cell>
          <table:table-cell table:number-columns-repeated="2" office:value-type="float" office:value="24495.3504297" calcext:value-type="float">
            <text:p>24495.3504297</text:p>
          </table:table-cell>
          <table:table-cell office:value-type="float" office:value="23913.93662767" calcext:value-type="float">
            <text:p>23913.936627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50.14" calcext:value-type="float">
            <text:p>50.14</text:p>
          </table:table-cell>
          <table:table-cell table:number-columns-repeated="2" office:value-type="float" office:value="52.01" calcext:value-type="float">
            <text:p>52.0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5654.35" calcext:value-type="float">
            <text:p>5654.35</text:p>
          </table:table-cell>
          <table:table-cell office:value-type="float" office:value="6000" calcext:value-type="float">
            <text:p>6000</text:p>
          </table:table-cell>
          <table:table-cell office:value-type="float" office:value="6600" calcext:value-type="float">
            <text:p>6600</text:p>
          </table:table-cell>
          <table:table-cell office:value-type="float" office:value="8999" calcext:value-type="float">
            <text:p>8999</text:p>
          </table:table-cell>
          <table:table-cell office:value-type="float" office:value="10599.8" calcext:value-type="float">
            <text:p>10599.8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2510.02" calcext:value-type="float">
            <text:p>12510.02</text:p>
          </table:table-cell>
          <table:table-cell office:value-type="float" office:value="12950" calcext:value-type="float">
            <text:p>12950</text:p>
          </table:table-cell>
          <table:table-cell office:value-type="float" office:value="12311.11" calcext:value-type="float">
            <text:p>12311.11</text:p>
          </table:table-cell>
          <table:table-cell office:value-type="float" office:value="12500" calcext:value-type="float">
            <text:p>12500</text:p>
          </table:table-cell>
          <table:table-cell office:value-type="float" office:value="12200" calcext:value-type="float">
            <text:p>12200</text:p>
          </table:table-cell>
          <table:table-cell office:value-type="float" office:value="11111.11" calcext:value-type="float">
            <text:p>11111.11</text:p>
          </table:table-cell>
          <table:table-cell office:value-type="float" office:value="11300" calcext:value-type="float">
            <text:p>113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988.65234568" calcext:value-type="float">
            <text:p>19988.65234568</text:p>
          </table:table-cell>
          <table:table-cell office:value-type="float" office:value="19854.77" calcext:value-type="float">
            <text:p>19854.77</text:p>
          </table:table-cell>
          <table:table-cell office:value-type="float" office:value="17000.1" calcext:value-type="float">
            <text:p>17000.1</text:p>
          </table:table-cell>
          <table:table-cell office:value-type="float" office:value="15000" calcext:value-type="float">
            <text:p>15000</text:p>
          </table:table-cell>
          <table:table-cell office:value-type="float" office:value="15188.45" calcext:value-type="float">
            <text:p>15188.45</text:p>
          </table:table-cell>
          <table:table-cell office:value-type="float" office:value="13050" calcext:value-type="float">
            <text:p>13050</text:p>
          </table:table-cell>
          <table:table-cell office:value-type="float" office:value="12800" calcext:value-type="float">
            <text:p>12800</text:p>
          </table:table-cell>
          <table:table-cell office:value-type="float" office:value="15538.43" calcext:value-type="float">
            <text:p>15538.43</text:p>
          </table:table-cell>
          <table:table-cell office:value-type="float" office:value="19349.72952245" calcext:value-type="float">
            <text:p>19349.72952245</text:p>
          </table:table-cell>
          <table:table-cell office:value-type="float" office:value="17000" calcext:value-type="float">
            <text:p>17000</text:p>
          </table:table-cell>
          <table:table-cell office:value-type="float" office:value="17000.031337" calcext:value-type="float">
            <text:p>17000.031337</text:p>
          </table:table-cell>
          <table:table-cell office:value-type="float" office:value="21901.031337" calcext:value-type="float">
            <text:p>21901.031337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3249.0411" calcext:value-type="float">
            <text:p>23249.0411</text:p>
          </table:table-cell>
          <table:table-cell office:value-type="float" office:value="21901.0411" calcext:value-type="float">
            <text:p>21901.0411</text:p>
          </table:table-cell>
          <table:table-cell office:value-type="float" office:value="23500" calcext:value-type="float">
            <text:p>23500</text:p>
          </table:table-cell>
          <table:table-cell table:number-columns-repeated="2" office:value-type="float" office:value="22013.0411" calcext:value-type="float">
            <text:p>22013.0411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1497.21523766" calcext:value-type="float">
            <text:p>21497.21523766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7755.9775773" calcext:value-type="float">
            <text:p>27755.9775773</text:p>
          </table:table-cell>
          <table:table-cell office:value-type="float" office:value="26167.04210001" calcext:value-type="float">
            <text:p>26167.04210001</text:p>
          </table:table-cell>
          <table:table-cell office:value-type="float" office:value="24404.5056" calcext:value-type="float">
            <text:p>24404.5056</text:p>
          </table:table-cell>
          <table:table-cell office:value-type="float" office:value="27904.87947257" calcext:value-type="float">
            <text:p>27904.87947257</text:p>
          </table:table-cell>
          <table:table-cell office:value-type="float" office:value="27107.76534173" calcext:value-type="float">
            <text:p>27107.76534173</text:p>
          </table:table-cell>
          <table:table-cell office:value-type="float" office:value="30556.3899327" calcext:value-type="float">
            <text:p>30556.3899327</text:p>
          </table:table-cell>
          <table:table-cell office:value-type="float" office:value="34463.27207736" calcext:value-type="float">
            <text:p>34463.27207736</text:p>
          </table:table-cell>
          <table:table-cell office:value-type="float" office:value="30500.008339" calcext:value-type="float">
            <text:p>30500.008339</text:p>
          </table:table-cell>
          <table:table-cell office:value-type="float" office:value="25008.12107083" calcext:value-type="float">
            <text:p>25008.12107083</text:p>
          </table:table-cell>
          <table:table-cell office:value-type="float" office:value="26167.05063903" calcext:value-type="float">
            <text:p>26167.05063903</text:p>
          </table:table-cell>
          <table:table-cell office:value-type="float" office:value="25009.12007083" calcext:value-type="float">
            <text:p>25009.12007083</text:p>
          </table:table-cell>
          <table:table-cell office:value-type="float" office:value="25000.00168449" calcext:value-type="float">
            <text:p>25000.00168449</text:p>
          </table:table-cell>
          <table:table-cell office:value-type="float" office:value="25009.12017083" calcext:value-type="float">
            <text:p>25009.12017083</text:p>
          </table:table-cell>
          <table:table-cell office:value-type="float" office:value="26167.05093903" calcext:value-type="float">
            <text:p>26167.05093903</text:p>
          </table:table-cell>
          <table:table-cell office:value-type="float" office:value="25009.12038083" calcext:value-type="float">
            <text:p>25009.12038083</text:p>
          </table:table-cell>
          <table:table-cell office:value-type="float" office:value="24279.00350892" calcext:value-type="float">
            <text:p>24279.00350892</text:p>
          </table:table-cell>
          <table:table-cell office:value-type="float" office:value="26167.05114903" calcext:value-type="float">
            <text:p>26167.05114903</text:p>
          </table:table-cell>
          <table:table-cell office:value-type="float" office:value="31000.05131116" calcext:value-type="float">
            <text:p>31000.05131116</text:p>
          </table:table-cell>
          <table:table-cell table:number-columns-repeated="2" office:value-type="float" office:value="29624.31821084" calcext:value-type="float">
            <text:p>29624.31821084</text:p>
          </table:table-cell>
          <table:table-cell office:value-type="float" office:value="23377.99581004" calcext:value-type="float">
            <text:p>23377.99581004</text:p>
          </table:table-cell>
          <table:table-cell table:number-columns-repeated="2" office:value-type="float" office:value="24139.18250405" calcext:value-type="float">
            <text:p>24139.18250405</text:p>
          </table:table-cell>
          <table:table-cell office:value-type="float" office:value="25750.0001" calcext:value-type="float">
            <text:p>25750.0001</text:p>
          </table:table-cell>
          <table:table-cell office:value-type="float" office:value="27066.08551825" calcext:value-type="float">
            <text:p>27066.08551825</text:p>
          </table:table-cell>
          <table:table-cell office:value-type="float" office:value="27672.15711949" calcext:value-type="float">
            <text:p>27672.15711949</text:p>
          </table:table-cell>
          <table:table-cell office:value-type="float" office:value="28151.05135905" calcext:value-type="float">
            <text:p>28151.05135905</text:p>
          </table:table-cell>
          <table:table-cell office:value-type="float" office:value="27672.15711949" calcext:value-type="float">
            <text:p>27672.15711949</text:p>
          </table:table-cell>
          <table:table-cell office:value-type="float" office:value="27670.88811949" calcext:value-type="float">
            <text:p>27670.88811949</text:p>
          </table:table-cell>
          <table:table-cell office:value-type="float" office:value="27667.62798291" calcext:value-type="float">
            <text:p>27667.62798291</text:p>
          </table:table-cell>
          <table:table-cell office:value-type="float" office:value="28151.05189405" calcext:value-type="float">
            <text:p>28151.05189405</text:p>
          </table:table-cell>
          <table:table-cell office:value-type="float" office:value="28249.9999765" calcext:value-type="float">
            <text:p>28249.9999765</text:p>
          </table:table-cell>
          <table:table-cell office:value-type="float" office:value="29581.89828242" calcext:value-type="float">
            <text:p>29581.89828242</text:p>
          </table:table-cell>
          <table:table-cell office:value-type="float" office:value="28249.9999765" calcext:value-type="float">
            <text:p>28249.9999765</text:p>
          </table:table-cell>
          <table:table-cell office:value-type="float" office:value="33488.53071483" calcext:value-type="float">
            <text:p>33488.53071483</text:p>
          </table:table-cell>
          <table:table-cell office:value-type="float" office:value="31000.0597162" calcext:value-type="float">
            <text:p>31000.0597162</text:p>
          </table:table-cell>
          <table:table-cell office:value-type="float" office:value="33388.37484769" calcext:value-type="float">
            <text:p>33388.37484769</text:p>
          </table:table-cell>
          <table:table-cell office:value-type="float" office:value="31000.0597162" calcext:value-type="float">
            <text:p>31000.0597162</text:p>
          </table:table-cell>
          <table:table-cell office:value-type="float" office:value="33309.80770934" calcext:value-type="float">
            <text:p>33309.80770934</text:p>
          </table:table-cell>
          <table:table-cell office:value-type="float" office:value="33112.5621" calcext:value-type="float">
            <text:p>33112.5621</text:p>
          </table:table-cell>
          <table:table-cell office:value-type="float" office:value="32638.8694156" calcext:value-type="float">
            <text:p>32638.8694156</text:p>
          </table:table-cell>
          <table:table-cell office:value-type="float" office:value="33401.82190777" calcext:value-type="float">
            <text:p>33401.82190777</text:p>
          </table:table-cell>
          <table:table-cell office:value-type="float" office:value="33636.63892353" calcext:value-type="float">
            <text:p>33636.63892353</text:p>
          </table:table-cell>
          <table:table-cell office:value-type="float" office:value="33400.00185304" calcext:value-type="float">
            <text:p>33400.00185304</text:p>
          </table:table-cell>
          <table:table-cell office:value-type="float" office:value="33211.6610708" calcext:value-type="float">
            <text:p>33211.6610708</text:p>
          </table:table-cell>
          <table:table-cell office:value-type="float" office:value="33602.66741924" calcext:value-type="float">
            <text:p>33602.66741924</text:p>
          </table:table-cell>
          <table:table-cell office:value-type="float" office:value="30994.02225444" calcext:value-type="float">
            <text:p>30994.02225444</text:p>
          </table:table-cell>
          <table:table-cell office:value-type="float" office:value="31000.05994416" calcext:value-type="float">
            <text:p>31000.05994416</text:p>
          </table:table-cell>
          <table:table-cell office:value-type="float" office:value="30949.02129165" calcext:value-type="float">
            <text:p>30949.02129165</text:p>
          </table:table-cell>
          <table:table-cell office:value-type="float" office:value="30000.24720811" calcext:value-type="float">
            <text:p>30000.24720811</text:p>
          </table:table-cell>
          <table:table-cell office:value-type="float" office:value="30108.47470277" calcext:value-type="float">
            <text:p>30108.47470277</text:p>
          </table:table-cell>
          <table:table-cell office:value-type="float" office:value="30237.85403369" calcext:value-type="float">
            <text:p>30237.85403369</text:p>
          </table:table-cell>
          <table:table-cell office:value-type="float" office:value="30988.41735935" calcext:value-type="float">
            <text:p>30988.41735935</text:p>
          </table:table-cell>
          <table:table-cell office:value-type="float" office:value="31084.83020777" calcext:value-type="float">
            <text:p>31084.83020777</text:p>
          </table:table-cell>
          <table:table-cell office:value-type="float" office:value="31000.06741162" calcext:value-type="float">
            <text:p>31000.06741162</text:p>
          </table:table-cell>
          <table:table-cell office:value-type="float" office:value="31269.5817646" calcext:value-type="float">
            <text:p>31269.5817646</text:p>
          </table:table-cell>
          <table:table-cell office:value-type="float" office:value="32410.38309665" calcext:value-type="float">
            <text:p>32410.38309665</text:p>
          </table:table-cell>
          <table:table-cell office:value-type="float" office:value="32311.66304263" calcext:value-type="float">
            <text:p>32311.66304263</text:p>
          </table:table-cell>
          <table:table-cell office:value-type="float" office:value="33267.09883514" calcext:value-type="float">
            <text:p>33267.09883514</text:p>
          </table:table-cell>
          <table:table-cell office:value-type="float" office:value="33267.09934019" calcext:value-type="float">
            <text:p>33267.09934019</text:p>
          </table:table-cell>
          <table:table-cell office:value-type="float" office:value="32841.14770147" calcext:value-type="float">
            <text:p>32841.14770147</text:p>
          </table:table-cell>
          <table:table-cell office:value-type="float" office:value="32841.14771831" calcext:value-type="float">
            <text:p>32841.14771831</text:p>
          </table:table-cell>
          <table:table-cell office:value-type="float" office:value="32795.63723747" calcext:value-type="float">
            <text:p>32795.63723747</text:p>
          </table:table-cell>
          <table:table-cell office:value-type="float" office:value="32795.63728188" calcext:value-type="float">
            <text:p>32795.63728188</text:p>
          </table:table-cell>
          <table:table-cell office:value-type="float" office:value="32841.1477896" calcext:value-type="float">
            <text:p>32841.1477896</text:p>
          </table:table-cell>
          <table:table-cell office:value-type="float" office:value="28899.96621222" calcext:value-type="float">
            <text:p>28899.96621222</text:p>
          </table:table-cell>
          <table:table-cell office:value-type="float" office:value="28151.05543336" calcext:value-type="float">
            <text:p>28151.05543336</text:p>
          </table:table-cell>
          <table:table-cell office:value-type="float" office:value="27713.34502547" calcext:value-type="float">
            <text:p>27713.34502547</text:p>
          </table:table-cell>
          <table:table-cell office:value-type="float" office:value="28151.05590222" calcext:value-type="float">
            <text:p>28151.05590222</text:p>
          </table:table-cell>
          <table:table-cell office:value-type="float" office:value="27211.60741727" calcext:value-type="float">
            <text:p>27211.60741727</text:p>
          </table:table-cell>
          <table:table-cell office:value-type="float" office:value="29872.08680314" calcext:value-type="float">
            <text:p>29872.08680314</text:p>
          </table:table-cell>
          <table:table-cell office:value-type="float" office:value="28151.05590999" calcext:value-type="float">
            <text:p>28151.05590999</text:p>
          </table:table-cell>
          <table:table-cell office:value-type="float" office:value="21900.00480779" calcext:value-type="float">
            <text:p>21900.00480779</text:p>
          </table:table-cell>
          <table:table-cell office:value-type="float" office:value="20870.24180043" calcext:value-type="float">
            <text:p>20870.24180043</text:p>
          </table:table-cell>
          <table:table-cell office:value-type="float" office:value="20650.0001071" calcext:value-type="float">
            <text:p>20650.0001071</text:p>
          </table:table-cell>
          <table:table-cell office:value-type="float" office:value="21900.00480779" calcext:value-type="float">
            <text:p>21900.00480779</text:p>
          </table:table-cell>
          <table:table-cell office:value-type="float" office:value="22077.46700262" calcext:value-type="float">
            <text:p>22077.46700262</text:p>
          </table:table-cell>
          <table:table-cell office:value-type="float" office:value="21900.0048256" calcext:value-type="float">
            <text:p>21900.0048256</text:p>
          </table:table-cell>
          <table:table-cell office:value-type="float" office:value="21800.00467199" calcext:value-type="float">
            <text:p>21800.00467199</text:p>
          </table:table-cell>
          <table:table-cell office:value-type="float" office:value="23227.61520867" calcext:value-type="float">
            <text:p>23227.61520867</text:p>
          </table:table-cell>
          <table:table-cell office:value-type="float" office:value="23969.000006" calcext:value-type="float">
            <text:p>23969.000006</text:p>
          </table:table-cell>
          <table:table-cell office:value-type="float" office:value="23227.61522667" calcext:value-type="float">
            <text:p>23227.61522667</text:p>
          </table:table-cell>
          <table:table-cell office:value-type="float" office:value="23969.000012" calcext:value-type="float">
            <text:p>23969.000012</text:p>
          </table:table-cell>
          <table:table-cell table:number-columns-repeated="2" office:value-type="float" office:value="23227.61522667" calcext:value-type="float">
            <text:p>23227.61522667</text:p>
          </table:table-cell>
          <table:table-cell office:value-type="float" office:value="23227.61525402" calcext:value-type="float">
            <text:p>23227.61525402</text:p>
          </table:table-cell>
          <table:table-cell office:value-type="float" office:value="23227.61526496" calcext:value-type="float">
            <text:p>23227.61526496</text:p>
          </table:table-cell>
          <table:table-cell office:value-type="float" office:value="23227.6152759" calcext:value-type="float">
            <text:p>23227.6152759</text:p>
          </table:table-cell>
          <table:table-cell office:value-type="float" office:value="22290.1723382" calcext:value-type="float">
            <text:p>22290.1723382</text:p>
          </table:table-cell>
          <table:table-cell office:value-type="float" office:value="22899.99038083" calcext:value-type="float">
            <text:p>22899.99038083</text:p>
          </table:table-cell>
          <table:table-cell office:value-type="float" office:value="23214.38408944" calcext:value-type="float">
            <text:p>23214.38408944</text:p>
          </table:table-cell>
          <table:table-cell office:value-type="float" office:value="23837.97425922" calcext:value-type="float">
            <text:p>23837.97425922</text:p>
          </table:table-cell>
          <table:table-cell office:value-type="float" office:value="23571.35350853" calcext:value-type="float">
            <text:p>23571.35350853</text:p>
          </table:table-cell>
          <table:table-cell office:value-type="float" office:value="24495.35042423" calcext:value-type="float">
            <text:p>24495.35042423</text:p>
          </table:table-cell>
          <table:table-cell office:value-type="float" office:value="24495.3504297" calcext:value-type="float">
            <text:p>24495.3504297</text:p>
          </table:table-cell>
          <table:table-cell office:value-type="float" office:value="26672.15477502" calcext:value-type="float">
            <text:p>26672.15477502</text:p>
          </table:table-cell>
          <table:table-cell office:value-type="float" office:value="23969.0015367" calcext:value-type="float">
            <text:p>23969.0015367</text:p>
          </table:table-cell>
          <table:table-cell office:value-type="float" office:value="24227.71" calcext:value-type="float">
            <text:p>24227.71</text:p>
          </table:table-cell>
          <table:table-cell office:value-type="float" office:value="23999.80011232" calcext:value-type="float">
            <text:p>23999.80011232</text:p>
          </table:table-cell>
          <table:table-cell office:value-type="float" office:value="23630.51814302" calcext:value-type="float">
            <text:p>23630.518143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50.1" calcext:value-type="float">
            <text:p>50.1</text:p>
          </table:table-cell>
          <table:table-cell office:value-type="float" office:value="50.12" calcext:value-type="float">
            <text:p>50.12</text:p>
          </table:table-cell>
          <table:table-cell table:number-columns-repeated="2" office:value-type="float" office:value="50.14" calcext:value-type="float">
            <text:p>50.14</text:p>
          </table:table-cell>
          <table:table-cell office:value-type="float" office:value="119.01" calcext:value-type="float">
            <text:p>119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3150" calcext:value-type="float">
            <text:p>3150</text:p>
          </table:table-cell>
          <table:table-cell office:value-type="float" office:value="5366.5" calcext:value-type="float">
            <text:p>5366.5</text:p>
          </table:table-cell>
          <table:table-cell office:value-type="float" office:value="5900" calcext:value-type="float">
            <text:p>5900</text:p>
          </table:table-cell>
          <table:table-cell office:value-type="float" office:value="6530" calcext:value-type="float">
            <text:p>6530</text:p>
          </table:table-cell>
          <table:table-cell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27.82" calcext:value-type="float">
            <text:p>12827.82</text:p>
          </table:table-cell>
          <table:table-cell office:value-type="float" office:value="13800" calcext:value-type="float">
            <text:p>13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2701" calcext:value-type="float">
            <text:p>12701</text:p>
          </table:table-cell>
          <table:table-cell office:value-type="float" office:value="12200" calcext:value-type="float">
            <text:p>12200</text:p>
          </table:table-cell>
          <table:table-cell office:value-type="float" office:value="12350.02" calcext:value-type="float">
            <text:p>12350.02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1041.357" calcext:value-type="float">
            <text:p>11041.357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9854.77" calcext:value-type="float">
            <text:p>19854.77</text:p>
          </table:table-cell>
          <table:table-cell office:value-type="float" office:value="19400" calcext:value-type="float">
            <text:p>19400</text:p>
          </table:table-cell>
          <table:table-cell office:value-type="float" office:value="15188.45" calcext:value-type="float">
            <text:p>15188.4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50" calcext:value-type="float">
            <text:p>13050</text:p>
          </table:table-cell>
          <table:table-cell office:value-type="float" office:value="19000" calcext:value-type="float">
            <text:p>19000</text:p>
          </table:table-cell>
          <table:table-cell office:value-type="float" office:value="15538.43" calcext:value-type="float">
            <text:p>15538.43</text:p>
          </table:table-cell>
          <table:table-cell office:value-type="float" office:value="16002.5" calcext:value-type="float">
            <text:p>16002.5</text:p>
          </table:table-cell>
          <table:table-cell office:value-type="float" office:value="20300.031337" calcext:value-type="float">
            <text:p>20300.031337</text:p>
          </table:table-cell>
          <table:table-cell office:value-type="float" office:value="19400.031337" calcext:value-type="float">
            <text:p>19400.031337</text:p>
          </table:table-cell>
          <table:table-cell office:value-type="float" office:value="20000" calcext:value-type="float">
            <text:p>20000</text:p>
          </table:table-cell>
          <table:table-cell office:value-type="float" office:value="22013.0411" calcext:value-type="float">
            <text:p>22013.0411</text:p>
          </table:table-cell>
          <table:table-cell office:value-type="float" office:value="20000.993924" calcext:value-type="float">
            <text:p>20000.993924</text:p>
          </table:table-cell>
          <table:table-cell office:value-type="float" office:value="23249.0411" calcext:value-type="float">
            <text:p>23249.0411</text:p>
          </table:table-cell>
          <table:table-cell office:value-type="float" office:value="22000" calcext:value-type="float">
            <text:p>22000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1000" calcext:value-type="float">
            <text:p>21000</text:p>
          </table:table-cell>
          <table:table-cell office:value-type="float" office:value="27600.04110011" calcext:value-type="float">
            <text:p>27600.04110011</text:p>
          </table:table-cell>
          <table:table-cell office:value-type="float" office:value="24404.5056" calcext:value-type="float">
            <text:p>24404.5056</text:p>
          </table:table-cell>
          <table:table-cell office:value-type="float" office:value="24139.1725" calcext:value-type="float">
            <text:p>24139.1725</text:p>
          </table:table-cell>
          <table:table-cell office:value-type="float" office:value="26167.04210003" calcext:value-type="float">
            <text:p>26167.04210003</text:p>
          </table:table-cell>
          <table:table-cell office:value-type="float" office:value="26691.78153697" calcext:value-type="float">
            <text:p>26691.78153697</text:p>
          </table:table-cell>
          <table:table-cell office:value-type="float" office:value="30539.97642476" calcext:value-type="float">
            <text:p>30539.97642476</text:p>
          </table:table-cell>
          <table:table-cell office:value-type="float" office:value="34409.35919248" calcext:value-type="float">
            <text:p>34409.35919248</text:p>
          </table:table-cell>
          <table:table-cell office:value-type="float" office:value="30000.04973903" calcext:value-type="float">
            <text:p>30000.04973903</text:p>
          </table:table-cell>
          <table:table-cell office:value-type="float" office:value="24139.18109402" calcext:value-type="float">
            <text:p>24139.18109402</text:p>
          </table:table-cell>
          <table:table-cell office:value-type="float" office:value="25009.12007083" calcext:value-type="float">
            <text:p>25009.12007083</text:p>
          </table:table-cell>
          <table:table-cell table:number-columns-repeated="2" office:value-type="float" office:value="24139.18109402" calcext:value-type="float">
            <text:p>24139.18109402</text:p>
          </table:table-cell>
          <table:table-cell office:value-type="float" office:value="24139.18119402" calcext:value-type="float">
            <text:p>24139.18119402</text:p>
          </table:table-cell>
          <table:table-cell office:value-type="float" office:value="25009.12027083" calcext:value-type="float">
            <text:p>25009.12027083</text:p>
          </table:table-cell>
          <table:table-cell office:value-type="float" office:value="24279.00330892" calcext:value-type="float">
            <text:p>24279.00330892</text:p>
          </table:table-cell>
          <table:table-cell office:value-type="float" office:value="24139.18130402" calcext:value-type="float">
            <text:p>24139.18130402</text:p>
          </table:table-cell>
          <table:table-cell office:value-type="float" office:value="25708.77511835" calcext:value-type="float">
            <text:p>25708.77511835</text:p>
          </table:table-cell>
          <table:table-cell office:value-type="float" office:value="30500.008704" calcext:value-type="float">
            <text:p>30500.008704</text:p>
          </table:table-cell>
          <table:table-cell office:value-type="float" office:value="28156.51326532" calcext:value-type="float">
            <text:p>28156.51326532</text:p>
          </table:table-cell>
          <table:table-cell office:value-type="float" office:value="29109.95315252" calcext:value-type="float">
            <text:p>29109.95315252</text:p>
          </table:table-cell>
          <table:table-cell office:value-type="float" office:value="23000.00990405" calcext:value-type="float">
            <text:p>23000.00990405</text:p>
          </table:table-cell>
          <table:table-cell office:value-type="float" office:value="23000.01090405" calcext:value-type="float">
            <text:p>23000.01090405</text:p>
          </table:table-cell>
          <table:table-cell office:value-type="float" office:value="23805.17331468" calcext:value-type="float">
            <text:p>23805.17331468</text:p>
          </table:table-cell>
          <table:table-cell office:value-type="float" office:value="24139.18250405" calcext:value-type="float">
            <text:p>24139.18250405</text:p>
          </table:table-cell>
          <table:table-cell office:value-type="float" office:value="25850.0001" calcext:value-type="float">
            <text:p>25850.0001</text:p>
          </table:table-cell>
          <table:table-cell office:value-type="float" office:value="26444.54662007" calcext:value-type="float">
            <text:p>26444.54662007</text:p>
          </table:table-cell>
          <table:table-cell office:value-type="float" office:value="27672.15711949" calcext:value-type="float">
            <text:p>27672.15711949</text:p>
          </table:table-cell>
          <table:table-cell office:value-type="float" office:value="26520.53983064" calcext:value-type="float">
            <text:p>26520.53983064</text:p>
          </table:table-cell>
          <table:table-cell office:value-type="float" office:value="26696.12322286" calcext:value-type="float">
            <text:p>26696.12322286</text:p>
          </table:table-cell>
          <table:table-cell office:value-type="float" office:value="25850.0001" calcext:value-type="float">
            <text:p>25850.0001</text:p>
          </table:table-cell>
          <table:table-cell office:value-type="float" office:value="27667.62818291" calcext:value-type="float">
            <text:p>27667.62818291</text:p>
          </table:table-cell>
          <table:table-cell office:value-type="float" office:value="28151.05189405" calcext:value-type="float">
            <text:p>28151.05189405</text:p>
          </table:table-cell>
          <table:table-cell office:value-type="float" office:value="28249.9999765" calcext:value-type="float">
            <text:p>28249.9999765</text:p>
          </table:table-cell>
          <table:table-cell office:value-type="float" office:value="28151.05199405" calcext:value-type="float">
            <text:p>28151.05199405</text:p>
          </table:table-cell>
          <table:table-cell office:value-type="float" office:value="31505.55840107" calcext:value-type="float">
            <text:p>31505.55840107</text:p>
          </table:table-cell>
          <table:table-cell office:value-type="float" office:value="28838.64203012" calcext:value-type="float">
            <text:p>28838.64203012</text:p>
          </table:table-cell>
          <table:table-cell office:value-type="float" office:value="31510.47200747" calcext:value-type="float">
            <text:p>31510.47200747</text:p>
          </table:table-cell>
          <table:table-cell office:value-type="float" office:value="30594.84778613" calcext:value-type="float">
            <text:p>30594.84778613</text:p>
          </table:table-cell>
          <table:table-cell office:value-type="float" office:value="33112.5621" calcext:value-type="float">
            <text:p>33112.5621</text:p>
          </table:table-cell>
          <table:table-cell table:number-columns-repeated="2" office:value-type="float" office:value="32489.53071483" calcext:value-type="float">
            <text:p>32489.53071483</text:p>
          </table:table-cell>
          <table:table-cell office:value-type="float" office:value="33361.07321863" calcext:value-type="float">
            <text:p>33361.07321863</text:p>
          </table:table-cell>
          <table:table-cell office:value-type="float" office:value="33604.3548545" calcext:value-type="float">
            <text:p>33604.3548545</text:p>
          </table:table-cell>
          <table:table-cell table:number-columns-repeated="3" office:value-type="float" office:value="32489.53072783" calcext:value-type="float">
            <text:p>32489.53072783</text:p>
          </table:table-cell>
          <table:table-cell office:value-type="float" office:value="30501" calcext:value-type="float">
            <text:p>30501</text:p>
          </table:table-cell>
          <table:table-cell office:value-type="float" office:value="30000.562123" calcext:value-type="float">
            <text:p>30000.562123</text:p>
          </table:table-cell>
          <table:table-cell office:value-type="float" office:value="30000.24720811" calcext:value-type="float">
            <text:p>30000.24720811</text:p>
          </table:table-cell>
          <table:table-cell office:value-type="float" office:value="29772.39409802" calcext:value-type="float">
            <text:p>29772.39409802</text:p>
          </table:table-cell>
          <table:table-cell office:value-type="float" office:value="30000.24720811" calcext:value-type="float">
            <text:p>30000.24720811</text:p>
          </table:table-cell>
          <table:table-cell office:value-type="float" office:value="30108.47520823" calcext:value-type="float">
            <text:p>30108.47520823</text:p>
          </table:table-cell>
          <table:table-cell office:value-type="float" office:value="30241.2933452" calcext:value-type="float">
            <text:p>30241.2933452</text:p>
          </table:table-cell>
          <table:table-cell office:value-type="float" office:value="31000.06036662" calcext:value-type="float">
            <text:p>31000.06036662</text:p>
          </table:table-cell>
          <table:table-cell office:value-type="float" office:value="30899.37566951" calcext:value-type="float">
            <text:p>30899.37566951</text:p>
          </table:table-cell>
          <table:table-cell office:value-type="float" office:value="31084.83021632" calcext:value-type="float">
            <text:p>31084.83021632</text:p>
          </table:table-cell>
          <table:table-cell office:value-type="float" office:value="31269.58178925" calcext:value-type="float">
            <text:p>31269.58178925</text:p>
          </table:table-cell>
          <table:table-cell office:value-type="float" office:value="31269.58179925" calcext:value-type="float">
            <text:p>31269.58179925</text:p>
          </table:table-cell>
          <table:table-cell office:value-type="float" office:value="32489.5309346" calcext:value-type="float">
            <text:p>32489.5309346</text:p>
          </table:table-cell>
          <table:table-cell office:value-type="float" office:value="32956.50919823" calcext:value-type="float">
            <text:p>32956.50919823</text:p>
          </table:table-cell>
          <table:table-cell office:value-type="float" office:value="32795.63718769" calcext:value-type="float">
            <text:p>32795.63718769</text:p>
          </table:table-cell>
          <table:table-cell office:value-type="float" office:value="32795.63720453" calcext:value-type="float">
            <text:p>32795.63720453</text:p>
          </table:table-cell>
          <table:table-cell office:value-type="float" office:value="32524.96970106" calcext:value-type="float">
            <text:p>32524.96970106</text:p>
          </table:table-cell>
          <table:table-cell office:value-type="float" office:value="32499.96619557" calcext:value-type="float">
            <text:p>32499.96619557</text:p>
          </table:table-cell>
          <table:table-cell office:value-type="float" office:value="32795.63728188" calcext:value-type="float">
            <text:p>32795.63728188</text:p>
          </table:table-cell>
          <table:table-cell office:value-type="float" office:value="28151.05542336" calcext:value-type="float">
            <text:p>28151.05542336</text:p>
          </table:table-cell>
          <table:table-cell office:value-type="float" office:value="26334.25679599" calcext:value-type="float">
            <text:p>26334.25679599</text:p>
          </table:table-cell>
          <table:table-cell office:value-type="float" office:value="25223.83509341" calcext:value-type="float">
            <text:p>25223.83509341</text:p>
          </table:table-cell>
          <table:table-cell office:value-type="float" office:value="25160.31751273" calcext:value-type="float">
            <text:p>25160.31751273</text:p>
          </table:table-cell>
          <table:table-cell office:value-type="float" office:value="25870.08713815" calcext:value-type="float">
            <text:p>25870.08713815</text:p>
          </table:table-cell>
          <table:table-cell office:value-type="float" office:value="28151.05590222" calcext:value-type="float">
            <text:p>28151.05590222</text:p>
          </table:table-cell>
          <table:table-cell office:value-type="float" office:value="28120.38503402" calcext:value-type="float">
            <text:p>28120.38503402</text:p>
          </table:table-cell>
          <table:table-cell office:value-type="float" office:value="20870.24180043" calcext:value-type="float">
            <text:p>20870.24180043</text:p>
          </table:table-cell>
          <table:table-cell office:value-type="float" office:value="20151.53035055" calcext:value-type="float">
            <text:p>20151.53035055</text:p>
          </table:table-cell>
          <table:table-cell office:value-type="float" office:value="20008.00060605" calcext:value-type="float">
            <text:p>20008.00060605</text:p>
          </table:table-cell>
          <table:table-cell office:value-type="float" office:value="21739.74602836" calcext:value-type="float">
            <text:p>21739.74602836</text:p>
          </table:table-cell>
          <table:table-cell office:value-type="float" office:value="21900.0048256" calcext:value-type="float">
            <text:p>21900.0048256</text:p>
          </table:table-cell>
          <table:table-cell office:value-type="float" office:value="21674.74905251" calcext:value-type="float">
            <text:p>21674.74905251</text:p>
          </table:table-cell>
          <table:table-cell office:value-type="float" office:value="21629.75105251" calcext:value-type="float">
            <text:p>21629.75105251</text:p>
          </table:table-cell>
          <table:table-cell office:value-type="float" office:value="22211.16530965" calcext:value-type="float">
            <text:p>22211.16530965</text:p>
          </table:table-cell>
          <table:table-cell office:value-type="float" office:value="23227.61522067" calcext:value-type="float">
            <text:p>23227.61522067</text:p>
          </table:table-cell>
          <table:table-cell office:value-type="float" office:value="22899.99024646" calcext:value-type="float">
            <text:p>22899.99024646</text:p>
          </table:table-cell>
          <table:table-cell office:value-type="float" office:value="23227.61522667" calcext:value-type="float">
            <text:p>23227.61522667</text:p>
          </table:table-cell>
          <table:table-cell table:number-columns-repeated="2" office:value-type="float" office:value="22899.99024646" calcext:value-type="float">
            <text:p>22899.99024646</text:p>
          </table:table-cell>
          <table:table-cell office:value-type="float" office:value="22899.99028491" calcext:value-type="float">
            <text:p>22899.99028491</text:p>
          </table:table-cell>
          <table:table-cell office:value-type="float" office:value="23122.83115991" calcext:value-type="float">
            <text:p>23122.83115991</text:p>
          </table:table-cell>
          <table:table-cell office:value-type="float" office:value="22899.99035887" calcext:value-type="float">
            <text:p>22899.99035887</text:p>
          </table:table-cell>
          <table:table-cell office:value-type="float" office:value="22211.16588055" calcext:value-type="float">
            <text:p>22211.16588055</text:p>
          </table:table-cell>
          <table:table-cell office:value-type="float" office:value="22211.16589149" calcext:value-type="float">
            <text:p>22211.16589149</text:p>
          </table:table-cell>
          <table:table-cell office:value-type="float" office:value="23023.30033552" calcext:value-type="float">
            <text:p>23023.30033552</text:p>
          </table:table-cell>
          <table:table-cell office:value-type="float" office:value="23708.96946017" calcext:value-type="float">
            <text:p>23708.96946017</text:p>
          </table:table-cell>
          <table:table-cell office:value-type="float" office:value="23227.61533068" calcext:value-type="float">
            <text:p>23227.61533068</text:p>
          </table:table-cell>
          <table:table-cell office:value-type="float" office:value="23969.00153123" calcext:value-type="float">
            <text:p>23969.00153123</text:p>
          </table:table-cell>
          <table:table-cell office:value-type="float" office:value="23969.0015367" calcext:value-type="float">
            <text:p>23969.0015367</text:p>
          </table:table-cell>
          <table:table-cell office:value-type="float" office:value="25729.612648" calcext:value-type="float">
            <text:p>25729.612648</text:p>
          </table:table-cell>
          <table:table-cell office:value-type="float" office:value="23525.44875988" calcext:value-type="float">
            <text:p>23525.44875988</text:p>
          </table:table-cell>
          <table:table-cell table:number-columns-repeated="2" office:value-type="float" office:value="23969.0015367" calcext:value-type="float">
            <text:p>23969.0015367</text:p>
          </table:table-cell>
          <table:table-cell office:value-type="float" office:value="23500.25928225" calcext:value-type="float">
            <text:p>23500.259282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50.12" calcext:value-type="float">
            <text:p>50.1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550" calcext:value-type="float">
            <text:p>155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5803.76" calcext:value-type="float">
            <text:p>5803.76</text:p>
          </table:table-cell>
          <table:table-cell office:value-type="float" office:value="6303.54" calcext:value-type="float">
            <text:p>6303.54</text:p>
          </table:table-cell>
          <table:table-cell office:value-type="float" office:value="8860.1" calcext:value-type="float">
            <text:p>8860.1</text:p>
          </table:table-cell>
          <table:table-cell office:value-type="float" office:value="10000" calcext:value-type="float">
            <text:p>10000</text:p>
          </table:table-cell>
          <table:table-cell office:value-type="float" office:value="12750" calcext:value-type="float">
            <text:p>12750</text:p>
          </table:table-cell>
          <table:table-cell office:value-type="float" office:value="13500" calcext:value-type="float">
            <text:p>13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350.02" calcext:value-type="float">
            <text:p>12350.02</text:p>
          </table:table-cell>
          <table:table-cell office:value-type="float" office:value="12600" calcext:value-type="float">
            <text:p>126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050.02" calcext:value-type="float">
            <text:p>12050.02</text:p>
          </table:table-cell>
          <table:table-cell office:value-type="float" office:value="10689.03494187" calcext:value-type="float">
            <text:p>10689.03494187</text:p>
          </table:table-cell>
          <table:table-cell office:value-type="float" office:value="10650" calcext:value-type="float">
            <text:p>10650</text:p>
          </table:table-cell>
          <table:table-cell office:value-type="float" office:value="14700" calcext:value-type="float">
            <text:p>14700</text:p>
          </table:table-cell>
          <table:table-cell office:value-type="float" office:value="19400" calcext:value-type="float">
            <text:p>19400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5000" calcext:value-type="float">
            <text:p>15000</text:p>
          </table:table-cell>
          <table:table-cell office:value-type="float" office:value="14874.9998" calcext:value-type="float">
            <text:p>14874.9998</text:p>
          </table:table-cell>
          <table:table-cell office:value-type="float" office:value="15000" calcext:value-type="float">
            <text:p>15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950" calcext:value-type="float">
            <text:p>12950</text:p>
          </table:table-cell>
          <table:table-cell office:value-type="float" office:value="16374" calcext:value-type="float">
            <text:p>16374</text:p>
          </table:table-cell>
          <table:table-cell office:value-type="float" office:value="13820" calcext:value-type="float">
            <text:p>13820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8005.3185" calcext:value-type="float">
            <text:p>18005.3185</text:p>
          </table:table-cell>
          <table:table-cell office:value-type="float" office:value="19800.0411" calcext:value-type="float">
            <text:p>19800.0411</text:p>
          </table:table-cell>
          <table:table-cell office:value-type="float" office:value="22005.4294368" calcext:value-type="float">
            <text:p>22005.4294368</text:p>
          </table:table-cell>
          <table:table-cell office:value-type="float" office:value="20000" calcext:value-type="float">
            <text:p>20000</text:p>
          </table:table-cell>
          <table:table-cell office:value-type="float" office:value="22013.0411" calcext:value-type="float">
            <text:p>22013.0411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20500" calcext:value-type="float">
            <text:p>205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811" calcext:value-type="float">
            <text:p>20811</text:p>
          </table:table-cell>
          <table:table-cell office:value-type="float" office:value="26319.072" calcext:value-type="float">
            <text:p>26319.072</text:p>
          </table:table-cell>
          <table:table-cell table:number-columns-repeated="2" office:value-type="float" office:value="21932.03384377" calcext:value-type="float">
            <text:p>21932.03384377</text:p>
          </table:table-cell>
          <table:table-cell office:value-type="float" office:value="26141.13259865" calcext:value-type="float">
            <text:p>26141.13259865</text:p>
          </table:table-cell>
          <table:table-cell office:value-type="float" office:value="26556.98599487" calcext:value-type="float">
            <text:p>26556.98599487</text:p>
          </table:table-cell>
          <table:table-cell office:value-type="float" office:value="30500.000569" calcext:value-type="float">
            <text:p>30500.000569</text:p>
          </table:table-cell>
          <table:table-cell office:value-type="float" office:value="33696.91223401" calcext:value-type="float">
            <text:p>33696.91223401</text:p>
          </table:table-cell>
          <table:table-cell office:value-type="float" office:value="29658.53604418" calcext:value-type="float">
            <text:p>29658.53604418</text:p>
          </table:table-cell>
          <table:table-cell office:value-type="float" office:value="23878.999955" calcext:value-type="float">
            <text:p>23878.999955</text:p>
          </table:table-cell>
          <table:table-cell office:value-type="float" office:value="24139.18109402" calcext:value-type="float">
            <text:p>24139.18109402</text:p>
          </table:table-cell>
          <table:table-cell table:number-columns-repeated="2" office:value-type="float" office:value="23000.00949402" calcext:value-type="float">
            <text:p>23000.00949402</text:p>
          </table:table-cell>
          <table:table-cell office:value-type="float" office:value="23000.00959402" calcext:value-type="float">
            <text:p>23000.00959402</text:p>
          </table:table-cell>
          <table:table-cell office:value-type="float" office:value="24139.18129402" calcext:value-type="float">
            <text:p>24139.18129402</text:p>
          </table:table-cell>
          <table:table-cell office:value-type="float" office:value="24139.18130402" calcext:value-type="float">
            <text:p>24139.18130402</text:p>
          </table:table-cell>
          <table:table-cell office:value-type="float" office:value="23700.08931" calcext:value-type="float">
            <text:p>23700.08931</text:p>
          </table:table-cell>
          <table:table-cell office:value-type="float" office:value="24139.18130402" calcext:value-type="float">
            <text:p>24139.18130402</text:p>
          </table:table-cell>
          <table:table-cell office:value-type="float" office:value="28156.51316529" calcext:value-type="float">
            <text:p>28156.51316529</text:p>
          </table:table-cell>
          <table:table-cell office:value-type="float" office:value="28150.05025905" calcext:value-type="float">
            <text:p>28150.05025905</text:p>
          </table:table-cell>
          <table:table-cell office:value-type="float" office:value="28156.51326532" calcext:value-type="float">
            <text:p>28156.51326532</text:p>
          </table:table-cell>
          <table:table-cell office:value-type="float" office:value="21854.78157356" calcext:value-type="float">
            <text:p>21854.78157356</text:p>
          </table:table-cell>
          <table:table-cell office:value-type="float" office:value="21744.00950403" calcext:value-type="float">
            <text:p>21744.00950403</text:p>
          </table:table-cell>
          <table:table-cell table:number-columns-repeated="2" office:value-type="float" office:value="23000.01090405" calcext:value-type="float">
            <text:p>23000.01090405</text:p>
          </table:table-cell>
          <table:table-cell office:value-type="float" office:value="24500.01090405" calcext:value-type="float">
            <text:p>24500.01090405</text:p>
          </table:table-cell>
          <table:table-cell table:number-columns-repeated="4" office:value-type="float" office:value="25850.0001" calcext:value-type="float">
            <text:p>25850.0001</text:p>
          </table:table-cell>
          <table:table-cell office:value-type="float" office:value="25668.18430647" calcext:value-type="float">
            <text:p>25668.18430647</text:p>
          </table:table-cell>
          <table:table-cell office:value-type="float" office:value="25850.0003" calcext:value-type="float">
            <text:p>25850.0003</text:p>
          </table:table-cell>
          <table:table-cell office:value-type="float" office:value="27667.62918291" calcext:value-type="float">
            <text:p>27667.62918291</text:p>
          </table:table-cell>
          <table:table-cell office:value-type="float" office:value="28151.05189405" calcext:value-type="float">
            <text:p>28151.05189405</text:p>
          </table:table-cell>
          <table:table-cell office:value-type="float" office:value="27673.01030033" calcext:value-type="float">
            <text:p>27673.01030033</text:p>
          </table:table-cell>
          <table:table-cell office:value-type="float" office:value="31000.0597162" calcext:value-type="float">
            <text:p>31000.0597162</text:p>
          </table:table-cell>
          <table:table-cell office:value-type="float" office:value="28177.32201" calcext:value-type="float">
            <text:p>28177.32201</text:p>
          </table:table-cell>
          <table:table-cell office:value-type="float" office:value="31354.87747031" calcext:value-type="float">
            <text:p>31354.87747031</text:p>
          </table:table-cell>
          <table:table-cell office:value-type="float" office:value="29999.99966537" calcext:value-type="float">
            <text:p>29999.99966537</text:p>
          </table:table-cell>
          <table:table-cell office:value-type="float" office:value="32010.57535086" calcext:value-type="float">
            <text:p>32010.57535086</text:p>
          </table:table-cell>
          <table:table-cell office:value-type="float" office:value="32274.19515642" calcext:value-type="float">
            <text:p>32274.19515642</text:p>
          </table:table-cell>
          <table:table-cell office:value-type="float" office:value="32386.9082467" calcext:value-type="float">
            <text:p>32386.9082467</text:p>
          </table:table-cell>
          <table:table-cell office:value-type="float" office:value="33300.15707187" calcext:value-type="float">
            <text:p>33300.15707187</text:p>
          </table:table-cell>
          <table:table-cell office:value-type="float" office:value="32489.53072783" calcext:value-type="float">
            <text:p>32489.53072783</text:p>
          </table:table-cell>
          <table:table-cell office:value-type="float" office:value="31000.0597292" calcext:value-type="float">
            <text:p>31000.0597292</text:p>
          </table:table-cell>
          <table:table-cell office:value-type="float" office:value="32270.37101319" calcext:value-type="float">
            <text:p>32270.37101319</text:p>
          </table:table-cell>
          <table:table-cell office:value-type="float" office:value="31000.05993416" calcext:value-type="float">
            <text:p>31000.05993416</text:p>
          </table:table-cell>
          <table:table-cell office:value-type="float" office:value="30230.40434503" calcext:value-type="float">
            <text:p>30230.40434503</text:p>
          </table:table-cell>
          <table:table-cell office:value-type="float" office:value="28984.02242264" calcext:value-type="float">
            <text:p>28984.02242264</text:p>
          </table:table-cell>
          <table:table-cell office:value-type="float" office:value="29244.03057544" calcext:value-type="float">
            <text:p>29244.03057544</text:p>
          </table:table-cell>
          <table:table-cell office:value-type="float" office:value="28477.49709407" calcext:value-type="float">
            <text:p>28477.49709407</text:p>
          </table:table-cell>
          <table:table-cell office:value-type="float" office:value="29772.39409802" calcext:value-type="float">
            <text:p>29772.39409802</text:p>
          </table:table-cell>
          <table:table-cell office:value-type="float" office:value="29772.39410348" calcext:value-type="float">
            <text:p>29772.39410348</text:p>
          </table:table-cell>
          <table:table-cell office:value-type="float" office:value="30237.85403369" calcext:value-type="float">
            <text:p>30237.85403369</text:p>
          </table:table-cell>
          <table:table-cell office:value-type="float" office:value="30988.41747635" calcext:value-type="float">
            <text:p>30988.41747635</text:p>
          </table:table-cell>
          <table:table-cell office:value-type="float" office:value="30241.2934622" calcext:value-type="float">
            <text:p>30241.2934622</text:p>
          </table:table-cell>
          <table:table-cell office:value-type="float" office:value="31000.06742016" calcext:value-type="float">
            <text:p>31000.06742016</text:p>
          </table:table-cell>
          <table:table-cell office:value-type="float" office:value="31084.8305762" calcext:value-type="float">
            <text:p>31084.8305762</text:p>
          </table:table-cell>
          <table:table-cell office:value-type="float" office:value="31084.8305862" calcext:value-type="float">
            <text:p>31084.8305862</text:p>
          </table:table-cell>
          <table:table-cell office:value-type="float" office:value="32297.44426254" calcext:value-type="float">
            <text:p>32297.44426254</text:p>
          </table:table-cell>
          <table:table-cell office:value-type="float" office:value="32841.14766242" calcext:value-type="float">
            <text:p>32841.14766242</text:p>
          </table:table-cell>
          <table:table-cell office:value-type="float" office:value="32489.53171153" calcext:value-type="float">
            <text:p>32489.53171153</text:p>
          </table:table-cell>
          <table:table-cell office:value-type="float" office:value="32489.53172839" calcext:value-type="float">
            <text:p>32489.53172839</text:p>
          </table:table-cell>
          <table:table-cell office:value-type="float" office:value="32499.96615211" calcext:value-type="float">
            <text:p>32499.96615211</text:p>
          </table:table-cell>
          <table:table-cell office:value-type="float" office:value="32489.53177192" calcext:value-type="float">
            <text:p>32489.53177192</text:p>
          </table:table-cell>
          <table:table-cell office:value-type="float" office:value="32499.96619557" calcext:value-type="float">
            <text:p>32499.96619557</text:p>
          </table:table-cell>
          <table:table-cell office:value-type="float" office:value="25160.31710599" calcext:value-type="float">
            <text:p>25160.31710599</text:p>
          </table:table-cell>
          <table:table-cell table:number-columns-repeated="2" office:value-type="float" office:value="25160.31748747" calcext:value-type="float">
            <text:p>25160.31748747</text:p>
          </table:table-cell>
          <table:table-cell office:value-type="float" office:value="24000.47024753" calcext:value-type="float">
            <text:p>24000.47024753</text:p>
          </table:table-cell>
          <table:table-cell office:value-type="float" office:value="25160.31751273" calcext:value-type="float">
            <text:p>25160.31751273</text:p>
          </table:table-cell>
          <table:table-cell office:value-type="float" office:value="25211.60655967" calcext:value-type="float">
            <text:p>25211.60655967</text:p>
          </table:table-cell>
          <table:table-cell office:value-type="float" office:value="23776.62166659" calcext:value-type="float">
            <text:p>23776.62166659</text:p>
          </table:table-cell>
          <table:table-cell office:value-type="float" office:value="20444.77224854" calcext:value-type="float">
            <text:p>20444.77224854</text:p>
          </table:table-cell>
          <table:table-cell office:value-type="float" office:value="20008.00059595" calcext:value-type="float">
            <text:p>20008.00059595</text:p>
          </table:table-cell>
          <table:table-cell office:value-type="float" office:value="20003.69740316" calcext:value-type="float">
            <text:p>20003.69740316</text:p>
          </table:table-cell>
          <table:table-cell office:value-type="float" office:value="20870.24180043" calcext:value-type="float">
            <text:p>20870.24180043</text:p>
          </table:table-cell>
          <table:table-cell office:value-type="float" office:value="21674.74903382" calcext:value-type="float">
            <text:p>21674.74903382</text:p>
          </table:table-cell>
          <table:table-cell office:value-type="float" office:value="20008.00061382" calcext:value-type="float">
            <text:p>20008.00061382</text:p>
          </table:table-cell>
          <table:table-cell office:value-type="float" office:value="20650.87813935" calcext:value-type="float">
            <text:p>20650.87813935</text:p>
          </table:table-cell>
          <table:table-cell office:value-type="float" office:value="21800.00467825" calcext:value-type="float">
            <text:p>21800.00467825</text:p>
          </table:table-cell>
          <table:table-cell office:value-type="float" office:value="22899.99023869" calcext:value-type="float">
            <text:p>22899.99023869</text:p>
          </table:table-cell>
          <table:table-cell office:value-type="float" office:value="22211.16533312" calcext:value-type="float">
            <text:p>22211.16533312</text:p>
          </table:table-cell>
          <table:table-cell office:value-type="float" office:value="22899.99024646" calcext:value-type="float">
            <text:p>22899.99024646</text:p>
          </table:table-cell>
          <table:table-cell office:value-type="float" office:value="22211.16533312" calcext:value-type="float">
            <text:p>22211.16533312</text:p>
          </table:table-cell>
          <table:table-cell office:value-type="float" office:value="22211.1658203" calcext:value-type="float">
            <text:p>22211.1658203</text:p>
          </table:table-cell>
          <table:table-cell office:value-type="float" office:value="22211.16584765" calcext:value-type="float">
            <text:p>22211.16584765</text:p>
          </table:table-cell>
          <table:table-cell office:value-type="float" office:value="22899.99034232" calcext:value-type="float">
            <text:p>22899.99034232</text:p>
          </table:table-cell>
          <table:table-cell office:value-type="float" office:value="22211.16586953" calcext:value-type="float">
            <text:p>22211.16586953</text:p>
          </table:table-cell>
          <table:table-cell office:value-type="float" office:value="21700.00481943" calcext:value-type="float">
            <text:p>21700.00481943</text:p>
          </table:table-cell>
          <table:table-cell office:value-type="float" office:value="20700.00170731" calcext:value-type="float">
            <text:p>20700.00170731</text:p>
          </table:table-cell>
          <table:table-cell office:value-type="float" office:value="22899.99039177" calcext:value-type="float">
            <text:p>22899.99039177</text:p>
          </table:table-cell>
          <table:table-cell office:value-type="float" office:value="23652.49131238" calcext:value-type="float">
            <text:p>23652.49131238</text:p>
          </table:table-cell>
          <table:table-cell office:value-type="float" office:value="23023.30065493" calcext:value-type="float">
            <text:p>23023.30065493</text:p>
          </table:table-cell>
          <table:table-cell office:value-type="float" office:value="23512.0368927" calcext:value-type="float">
            <text:p>23512.0368927</text:p>
          </table:table-cell>
          <table:table-cell office:value-type="float" office:value="23471.75037181" calcext:value-type="float">
            <text:p>23471.75037181</text:p>
          </table:table-cell>
          <table:table-cell office:value-type="float" office:value="24495.3504297" calcext:value-type="float">
            <text:p>24495.3504297</text:p>
          </table:table-cell>
          <table:table-cell office:value-type="float" office:value="23230.51814302" calcext:value-type="float">
            <text:p>23230.51814302</text:p>
          </table:table-cell>
          <table:table-cell table:number-columns-repeated="2" office:value-type="float" office:value="23630.51814302" calcext:value-type="float">
            <text:p>23630.51814302</text:p>
          </table:table-cell>
          <table:table-cell office:value-type="float" office:value="23313.82090429" calcext:value-type="float">
            <text:p>23313.82090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table:number-columns-repeated="2" office:value-type="float" office:value="50.12" calcext:value-type="float">
            <text:p>50.1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1526.7" calcext:value-type="float">
            <text:p>1526.7</text:p>
          </table:table-cell>
          <table:table-cell office:value-type="float" office:value="2953.38" calcext:value-type="float">
            <text:p>2953.38</text:p>
          </table:table-cell>
          <table:table-cell office:value-type="float" office:value="5055.69" calcext:value-type="float">
            <text:p>5055.69</text:p>
          </table:table-cell>
          <table:table-cell office:value-type="float" office:value="5589.06" calcext:value-type="float">
            <text:p>5589.06</text:p>
          </table:table-cell>
          <table:table-cell office:value-type="float" office:value="6205" calcext:value-type="float">
            <text:p>6205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600" calcext:value-type="float">
            <text:p>146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687.47" calcext:value-type="float">
            <text:p>10687.47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1300" calcext:value-type="float">
            <text:p>11300</text:p>
          </table:table-cell>
          <table:table-cell office:value-type="float" office:value="10650" calcext:value-type="float">
            <text:p>10650</text:p>
          </table:table-cell>
          <table:table-cell office:value-type="float" office:value="10524.93143511" calcext:value-type="float">
            <text:p>10524.93143511</text:p>
          </table:table-cell>
          <table:table-cell office:value-type="float" office:value="13100.11453974" calcext:value-type="float">
            <text:p>13100.11453974</text:p>
          </table:table-cell>
          <table:table-cell office:value-type="float" office:value="17965.36" calcext:value-type="float">
            <text:p>17965.36</text:p>
          </table:table-cell>
          <table:table-cell office:value-type="float" office:value="17700" calcext:value-type="float">
            <text:p>177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442.15502252" calcext:value-type="float">
            <text:p>14442.15502252</text:p>
          </table:table-cell>
          <table:table-cell office:value-type="float" office:value="14874.9998" calcext:value-type="float">
            <text:p>14874.9998</text:p>
          </table:table-cell>
          <table:table-cell office:value-type="float" office:value="12600.01234567" calcext:value-type="float">
            <text:p>12600.01234567</text:p>
          </table:table-cell>
          <table:table-cell office:value-type="float" office:value="11540.5195962" calcext:value-type="float">
            <text:p>11540.5195962</text:p>
          </table:table-cell>
          <table:table-cell office:value-type="float" office:value="12800" calcext:value-type="float">
            <text:p>12800</text:p>
          </table:table-cell>
          <table:table-cell office:value-type="float" office:value="15538.43" calcext:value-type="float">
            <text:p>15538.43</text:p>
          </table:table-cell>
          <table:table-cell office:value-type="float" office:value="13050" calcext:value-type="float">
            <text:p>13050</text:p>
          </table:table-cell>
          <table:table-cell office:value-type="float" office:value="15538.43" calcext:value-type="float">
            <text:p>15538.43</text:p>
          </table:table-cell>
          <table:table-cell office:value-type="float" office:value="19400.031337" calcext:value-type="float">
            <text:p>19400.031337</text:p>
          </table:table-cell>
          <table:table-cell office:value-type="float" office:value="16513.154" calcext:value-type="float">
            <text:p>16513.154</text:p>
          </table:table-cell>
          <table:table-cell office:value-type="float" office:value="19798.045" calcext:value-type="float">
            <text:p>19798.045</text:p>
          </table:table-cell>
          <table:table-cell office:value-type="float" office:value="21901.0411" calcext:value-type="float">
            <text:p>21901.0411</text:p>
          </table:table-cell>
          <table:table-cell office:value-type="float" office:value="19400.0411" calcext:value-type="float">
            <text:p>19400.0411</text:p>
          </table:table-cell>
          <table:table-cell office:value-type="float" office:value="22000" calcext:value-type="float">
            <text:p>22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20400" calcext:value-type="float">
            <text:p>20400</text:p>
          </table:table-cell>
          <table:table-cell office:value-type="float" office:value="20811" calcext:value-type="float">
            <text:p>20811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26167.0421" calcext:value-type="float">
            <text:p>26167.0421</text:p>
          </table:table-cell>
          <table:table-cell office:value-type="float" office:value="21550" calcext:value-type="float">
            <text:p>21550</text:p>
          </table:table-cell>
          <table:table-cell office:value-type="float" office:value="21000.001" calcext:value-type="float">
            <text:p>21000.001</text:p>
          </table:table-cell>
          <table:table-cell office:value-type="float" office:value="24139.17250002" calcext:value-type="float">
            <text:p>24139.17250002</text:p>
          </table:table-cell>
          <table:table-cell office:value-type="float" office:value="26460.45396813" calcext:value-type="float">
            <text:p>26460.45396813</text:p>
          </table:table-cell>
          <table:table-cell office:value-type="float" office:value="30460.45246836" calcext:value-type="float">
            <text:p>30460.45246836</text:p>
          </table:table-cell>
          <table:table-cell office:value-type="float" office:value="31341.80047" calcext:value-type="float">
            <text:p>31341.80047</text:p>
          </table:table-cell>
          <table:table-cell office:value-type="float" office:value="28878.9999" calcext:value-type="float">
            <text:p>28878.9999</text:p>
          </table:table-cell>
          <table:table-cell table:number-columns-repeated="2" office:value-type="float" office:value="23000.00949402" calcext:value-type="float">
            <text:p>23000.00949402</text:p>
          </table:table-cell>
          <table:table-cell table:number-columns-repeated="2" office:value-type="float" office:value="22191.29594986" calcext:value-type="float">
            <text:p>22191.29594986</text:p>
          </table:table-cell>
          <table:table-cell office:value-type="float" office:value="22191.29604986" calcext:value-type="float">
            <text:p>22191.29604986</text:p>
          </table:table-cell>
          <table:table-cell office:value-type="float" office:value="23000.00969402" calcext:value-type="float">
            <text:p>23000.00969402</text:p>
          </table:table-cell>
          <table:table-cell office:value-type="float" office:value="23325.0017" calcext:value-type="float">
            <text:p>23325.0017</text:p>
          </table:table-cell>
          <table:table-cell office:value-type="float" office:value="23659.75519304" calcext:value-type="float">
            <text:p>23659.75519304</text:p>
          </table:table-cell>
          <table:table-cell office:value-type="float" office:value="23000.00970402" calcext:value-type="float">
            <text:p>23000.00970402</text:p>
          </table:table-cell>
          <table:table-cell office:value-type="float" office:value="28150.05015902" calcext:value-type="float">
            <text:p>28150.05015902</text:p>
          </table:table-cell>
          <table:table-cell office:value-type="float" office:value="26167.05124906" calcext:value-type="float">
            <text:p>26167.05124906</text:p>
          </table:table-cell>
          <table:table-cell office:value-type="float" office:value="28150.05025905" calcext:value-type="float">
            <text:p>28150.05025905</text:p>
          </table:table-cell>
          <table:table-cell office:value-type="float" office:value="21744.00850403" calcext:value-type="float">
            <text:p>21744.00850403</text:p>
          </table:table-cell>
          <table:table-cell office:value-type="float" office:value="21588.00130003" calcext:value-type="float">
            <text:p>21588.00130003</text:p>
          </table:table-cell>
          <table:table-cell table:number-columns-repeated="2" office:value-type="float" office:value="21744.00950403" calcext:value-type="float">
            <text:p>21744.00950403</text:p>
          </table:table-cell>
          <table:table-cell office:value-type="float" office:value="24139.39105405" calcext:value-type="float">
            <text:p>24139.39105405</text:p>
          </table:table-cell>
          <table:table-cell table:number-columns-repeated="3" office:value-type="float" office:value="25671.19522477" calcext:value-type="float">
            <text:p>25671.19522477</text:p>
          </table:table-cell>
          <table:table-cell office:value-type="float" office:value="25672.46422477" calcext:value-type="float">
            <text:p>25672.46422477</text:p>
          </table:table-cell>
          <table:table-cell office:value-type="float" office:value="25624.91097466" calcext:value-type="float">
            <text:p>25624.91097466</text:p>
          </table:table-cell>
          <table:table-cell office:value-type="float" office:value="25668.18450647" calcext:value-type="float">
            <text:p>25668.18450647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7667.62918291" calcext:value-type="float">
            <text:p>27667.62918291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8177.32201" calcext:value-type="float">
            <text:p>28177.32201</text:p>
          </table:table-cell>
          <table:table-cell office:value-type="float" office:value="28151.05323405" calcext:value-type="float">
            <text:p>28151.05323405</text:p>
          </table:table-cell>
          <table:table-cell office:value-type="float" office:value="31000.0597162" calcext:value-type="float">
            <text:p>31000.0597162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31510.47200747" calcext:value-type="float">
            <text:p>31510.47200747</text:p>
          </table:table-cell>
          <table:table-cell office:value-type="float" office:value="32272.78341293" calcext:value-type="float">
            <text:p>32272.78341293</text:p>
          </table:table-cell>
          <table:table-cell office:value-type="float" office:value="31000.0597162" calcext:value-type="float">
            <text:p>31000.0597162</text:p>
          </table:table-cell>
          <table:table-cell office:value-type="float" office:value="32520.75270962" calcext:value-type="float">
            <text:p>32520.75270962</text:p>
          </table:table-cell>
          <table:table-cell office:value-type="float" office:value="31676.15634638" calcext:value-type="float">
            <text:p>31676.15634638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31000.05993416" calcext:value-type="float">
            <text:p>31000.05993416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30000.562113" calcext:value-type="float">
            <text:p>30000.562113</text:p>
          </table:table-cell>
          <table:table-cell office:value-type="float" office:value="28463.96109333" calcext:value-type="float">
            <text:p>28463.96109333</text:p>
          </table:table-cell>
          <table:table-cell office:value-type="float" office:value="28177.32209407" calcext:value-type="float">
            <text:p>28177.32209407</text:p>
          </table:table-cell>
          <table:table-cell office:value-type="float" office:value="28151.05325705" calcext:value-type="float">
            <text:p>28151.05325705</text:p>
          </table:table-cell>
          <table:table-cell office:value-type="float" office:value="28477.49709407" calcext:value-type="float">
            <text:p>28477.49709407</text:p>
          </table:table-cell>
          <table:table-cell office:value-type="float" office:value="28737.97246113" calcext:value-type="float">
            <text:p>28737.97246113</text:p>
          </table:table-cell>
          <table:table-cell office:value-type="float" office:value="30108.47520823" calcext:value-type="float">
            <text:p>30108.47520823</text:p>
          </table:table-cell>
          <table:table-cell office:value-type="float" office:value="30241.2934622" calcext:value-type="float">
            <text:p>30241.2934622</text:p>
          </table:table-cell>
          <table:table-cell office:value-type="float" office:value="30108.47532523" calcext:value-type="float">
            <text:p>30108.47532523</text:p>
          </table:table-cell>
          <table:table-cell office:value-type="float" office:value="30560.18076241" calcext:value-type="float">
            <text:p>30560.18076241</text:p>
          </table:table-cell>
          <table:table-cell office:value-type="float" office:value="31000.06742016" calcext:value-type="float">
            <text:p>31000.06742016</text:p>
          </table:table-cell>
          <table:table-cell office:value-type="float" office:value="31000.06743562" calcext:value-type="float">
            <text:p>31000.06743562</text:p>
          </table:table-cell>
          <table:table-cell office:value-type="float" office:value="31893.4136563" calcext:value-type="float">
            <text:p>31893.4136563</text:p>
          </table:table-cell>
          <table:table-cell office:value-type="float" office:value="32795.63715702" calcext:value-type="float">
            <text:p>32795.63715702</text:p>
          </table:table-cell>
          <table:table-cell office:value-type="float" office:value="31269.58247472" calcext:value-type="float">
            <text:p>31269.58247472</text:p>
          </table:table-cell>
          <table:table-cell office:value-type="float" office:value="32156.86399226" calcext:value-type="float">
            <text:p>32156.86399226</text:p>
          </table:table-cell>
          <table:table-cell office:value-type="float" office:value="32489.53173639" calcext:value-type="float">
            <text:p>32489.53173639</text:p>
          </table:table-cell>
          <table:table-cell office:value-type="float" office:value="31269.58254597" calcext:value-type="float">
            <text:p>31269.58254597</text:p>
          </table:table-cell>
          <table:table-cell office:value-type="float" office:value="32489.53177192" calcext:value-type="float">
            <text:p>32489.53177192</text:p>
          </table:table-cell>
          <table:table-cell office:value-type="float" office:value="24266.04954904" calcext:value-type="float">
            <text:p>24266.04954904</text:p>
          </table:table-cell>
          <table:table-cell office:value-type="float" office:value="24269.0486965" calcext:value-type="float">
            <text:p>24269.0486965</text:p>
          </table:table-cell>
          <table:table-cell office:value-type="float" office:value="24000.47022773" calcext:value-type="float">
            <text:p>24000.47022773</text:p>
          </table:table-cell>
          <table:table-cell office:value-type="float" office:value="23227.61517756" calcext:value-type="float">
            <text:p>23227.61517756</text:p>
          </table:table-cell>
          <table:table-cell office:value-type="float" office:value="24000.47024753" calcext:value-type="float">
            <text:p>24000.47024753</text:p>
          </table:table-cell>
          <table:table-cell office:value-type="float" office:value="25160.31751273" calcext:value-type="float">
            <text:p>25160.31751273</text:p>
          </table:table-cell>
          <table:table-cell office:value-type="float" office:value="23227.61518533" calcext:value-type="float">
            <text:p>23227.61518533</text:p>
          </table:table-cell>
          <table:table-cell office:value-type="float" office:value="20139.93132249" calcext:value-type="float">
            <text:p>20139.93132249</text:p>
          </table:table-cell>
          <table:table-cell table:number-columns-repeated="2" office:value-type="float" office:value="20000.00002757" calcext:value-type="float">
            <text:p>20000.00002757</text:p>
          </table:table-cell>
          <table:table-cell table:number-columns-repeated="2" office:value-type="float" office:value="20008.00060605" calcext:value-type="float">
            <text:p>20008.00060605</text:p>
          </table:table-cell>
          <table:table-cell office:value-type="float" office:value="20000.00004534" calcext:value-type="float">
            <text:p>20000.00004534</text:p>
          </table:table-cell>
          <table:table-cell office:value-type="float" office:value="20008.00061382" calcext:value-type="float">
            <text:p>20008.00061382</text:p>
          </table:table-cell>
          <table:table-cell office:value-type="float" office:value="21584.75305797" calcext:value-type="float">
            <text:p>21584.75305797</text:p>
          </table:table-cell>
          <table:table-cell office:value-type="float" office:value="22568.90698011" calcext:value-type="float">
            <text:p>22568.90698011</text:p>
          </table:table-cell>
          <table:table-cell office:value-type="float" office:value="21800.00468425" calcext:value-type="float">
            <text:p>21800.00468425</text:p>
          </table:table-cell>
          <table:table-cell office:value-type="float" office:value="22211.16533312" calcext:value-type="float">
            <text:p>22211.16533312</text:p>
          </table:table-cell>
          <table:table-cell table:number-columns-repeated="2" office:value-type="float" office:value="21700.00469599" calcext:value-type="float">
            <text:p>21700.00469599</text:p>
          </table:table-cell>
          <table:table-cell office:value-type="float" office:value="21700.00473444" calcext:value-type="float">
            <text:p>21700.00473444</text:p>
          </table:table-cell>
          <table:table-cell office:value-type="float" office:value="22211.16585859" calcext:value-type="float">
            <text:p>22211.16585859</text:p>
          </table:table-cell>
          <table:table-cell office:value-type="float" office:value="21824.45814815" calcext:value-type="float">
            <text:p>21824.45814815</text:p>
          </table:table-cell>
          <table:table-cell office:value-type="float" office:value="21346.21212547" calcext:value-type="float">
            <text:p>21346.21212547</text:p>
          </table:table-cell>
          <table:table-cell office:value-type="float" office:value="20624.00002743" calcext:value-type="float">
            <text:p>20624.00002743</text:p>
          </table:table-cell>
          <table:table-cell office:value-type="float" office:value="22211.16600243" calcext:value-type="float">
            <text:p>22211.16600243</text:p>
          </table:table-cell>
          <table:table-cell office:value-type="float" office:value="23227.61531974" calcext:value-type="float">
            <text:p>23227.61531974</text:p>
          </table:table-cell>
          <table:table-cell office:value-type="float" office:value="22984.99463319" calcext:value-type="float">
            <text:p>22984.99463319</text:p>
          </table:table-cell>
          <table:table-cell office:value-type="float" office:value="23227.61534162" calcext:value-type="float">
            <text:p>23227.61534162</text:p>
          </table:table-cell>
          <table:table-cell office:value-type="float" office:value="23227.61534709" calcext:value-type="float">
            <text:p>23227.61534709</text:p>
          </table:table-cell>
          <table:table-cell office:value-type="float" office:value="23969.0015367" calcext:value-type="float">
            <text:p>23969.0015367</text:p>
          </table:table-cell>
          <table:table-cell office:value-type="float" office:value="23094.4051" calcext:value-type="float">
            <text:p>23094.4051</text:p>
          </table:table-cell>
          <table:table-cell table:number-columns-repeated="3" office:value-type="float" office:value="22899.99043553" calcext:value-type="float">
            <text:p>22899.99043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2"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123.66" calcext:value-type="float">
            <text:p>123.66</text:p>
          </table:table-cell>
          <table:table-cell office:value-type="float" office:value="399" calcext:value-type="float">
            <text:p>399</text:p>
          </table:table-cell>
          <table:table-cell office:value-type="float" office:value="1050.01" calcext:value-type="float">
            <text:p>1050.01</text:p>
          </table:table-cell>
          <table:table-cell office:value-type="float" office:value="2750" calcext:value-type="float">
            <text:p>2750</text:p>
          </table:table-cell>
          <table:table-cell office:value-type="float" office:value="4429.57" calcext:value-type="float">
            <text:p>4429.57</text:p>
          </table:table-cell>
          <table:table-cell office:value-type="float" office:value="5500" calcext:value-type="float">
            <text:p>5500</text:p>
          </table:table-cell>
          <table:table-cell office:value-type="float" office:value="6100" calcext:value-type="float">
            <text:p>61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3000" calcext:value-type="float">
            <text:p>13000</text:p>
          </table:table-cell>
          <table:table-cell office:value-type="float" office:value="13850.36" calcext:value-type="float">
            <text:p>13850.36</text:p>
          </table:table-cell>
          <table:table-cell office:value-type="float" office:value="11300" calcext:value-type="float">
            <text:p>11300</text:p>
          </table:table-cell>
          <table:table-cell office:value-type="float" office:value="12350.02" calcext:value-type="float">
            <text:p>12350.02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1999.75" calcext:value-type="float">
            <text:p>11999.75</text:p>
          </table:table-cell>
          <table:table-cell office:value-type="float" office:value="11211.11" calcext:value-type="float">
            <text:p>11211.11</text:p>
          </table:table-cell>
          <table:table-cell table:number-columns-repeated="2" office:value-type="float" office:value="10500" calcext:value-type="float">
            <text:p>10500</text:p>
          </table:table-cell>
          <table:table-cell office:value-type="float" office:value="12950" calcext:value-type="float">
            <text:p>12950</text:p>
          </table:table-cell>
          <table:table-cell office:value-type="float" office:value="17200" calcext:value-type="float">
            <text:p>17200</text:p>
          </table:table-cell>
          <table:table-cell office:value-type="float" office:value="17000.1" calcext:value-type="float">
            <text:p>17000.1</text:p>
          </table:table-cell>
          <table:table-cell office:value-type="float" office:value="14874.9998" calcext:value-type="float">
            <text:p>14874.9998</text:p>
          </table:table-cell>
          <table:table-cell office:value-type="float" office:value="13050" calcext:value-type="float">
            <text:p>13050</text:p>
          </table:table-cell>
          <table:table-cell office:value-type="float" office:value="14442.15502252" calcext:value-type="float">
            <text:p>14442.15502252</text:p>
          </table:table-cell>
          <table:table-cell office:value-type="float" office:value="12000" calcext:value-type="float">
            <text:p>12000</text:p>
          </table:table-cell>
          <table:table-cell office:value-type="float" office:value="11350" calcext:value-type="float">
            <text:p>1135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5134.9541" calcext:value-type="float">
            <text:p>15134.9541</text:p>
          </table:table-cell>
          <table:table-cell office:value-type="float" office:value="17317.999" calcext:value-type="float">
            <text:p>17317.999</text:p>
          </table:table-cell>
          <table:table-cell office:value-type="float" office:value="16120" calcext:value-type="float">
            <text:p>16120</text:p>
          </table:table-cell>
          <table:table-cell office:value-type="float" office:value="19400.0411" calcext:value-type="float">
            <text:p>19400.0411</text:p>
          </table:table-cell>
          <table:table-cell office:value-type="float" office:value="20701.80945782" calcext:value-type="float">
            <text:p>20701.80945782</text:p>
          </table:table-cell>
          <table:table-cell office:value-type="float" office:value="18800.009763" calcext:value-type="float">
            <text:p>18800.009763</text:p>
          </table:table-cell>
          <table:table-cell office:value-type="float" office:value="21901.0411" calcext:value-type="float">
            <text:p>21901.0411</text:p>
          </table:table-cell>
          <table:table-cell office:value-type="float" office:value="20732.10151781" calcext:value-type="float">
            <text:p>20732.10151781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20589.5999" calcext:value-type="float">
            <text:p>20589.5999</text:p>
          </table:table-cell>
          <table:table-cell office:value-type="float" office:value="24404.5046" calcext:value-type="float">
            <text:p>24404.5046</text:p>
          </table:table-cell>
          <table:table-cell office:value-type="float" office:value="21000.001" calcext:value-type="float">
            <text:p>21000.001</text:p>
          </table:table-cell>
          <table:table-cell office:value-type="float" office:value="20844.17000001" calcext:value-type="float">
            <text:p>20844.17000001</text:p>
          </table:table-cell>
          <table:table-cell office:value-type="float" office:value="21932.03384379" calcext:value-type="float">
            <text:p>21932.03384379</text:p>
          </table:table-cell>
          <table:table-cell office:value-type="float" office:value="26442.60452268" calcext:value-type="float">
            <text:p>26442.60452268</text:p>
          </table:table-cell>
          <table:table-cell office:value-type="float" office:value="30457.84104912" calcext:value-type="float">
            <text:p>30457.84104912</text:p>
          </table:table-cell>
          <table:table-cell office:value-type="float" office:value="31000.04286904" calcext:value-type="float">
            <text:p>31000.04286904</text:p>
          </table:table-cell>
          <table:table-cell office:value-type="float" office:value="28150.04963902" calcext:value-type="float">
            <text:p>28150.04963902</text:p>
          </table:table-cell>
          <table:table-cell table:number-columns-repeated="2" office:value-type="float" office:value="22191.29594986" calcext:value-type="float">
            <text:p>22191.29594986</text:p>
          </table:table-cell>
          <table:table-cell table:number-columns-repeated="2" office:value-type="float" office:value="21744.008094" calcext:value-type="float">
            <text:p>21744.008094</text:p>
          </table:table-cell>
          <table:table-cell office:value-type="float" office:value="21744.008194" calcext:value-type="float">
            <text:p>21744.008194</text:p>
          </table:table-cell>
          <table:table-cell office:value-type="float" office:value="22191.29614986" calcext:value-type="float">
            <text:p>22191.29614986</text:p>
          </table:table-cell>
          <table:table-cell table:number-columns-repeated="2" office:value-type="float" office:value="23000.00970402" calcext:value-type="float">
            <text:p>23000.00970402</text:p>
          </table:table-cell>
          <table:table-cell office:value-type="float" office:value="21744.008304" calcext:value-type="float">
            <text:p>21744.008304</text:p>
          </table:table-cell>
          <table:table-cell office:value-type="float" office:value="26167.05114903" calcext:value-type="float">
            <text:p>26167.05114903</text:p>
          </table:table-cell>
          <table:table-cell table:number-columns-repeated="2" office:value-type="float" office:value="25750" calcext:value-type="float">
            <text:p>25750</text:p>
          </table:table-cell>
          <table:table-cell office:value-type="float" office:value="21588.00030003" calcext:value-type="float">
            <text:p>21588.00030003</text:p>
          </table:table-cell>
          <table:table-cell office:value-type="float" office:value="21481.90904728" calcext:value-type="float">
            <text:p>21481.90904728</text:p>
          </table:table-cell>
          <table:table-cell table:number-columns-repeated="2" office:value-type="float" office:value="21588.00130003" calcext:value-type="float">
            <text:p>21588.00130003</text:p>
          </table:table-cell>
          <table:table-cell office:value-type="float" office:value="22388.00130003" calcext:value-type="float">
            <text:p>22388.00130003</text:p>
          </table:table-cell>
          <table:table-cell office:value-type="float" office:value="25456.69010163" calcext:value-type="float">
            <text:p>25456.69010163</text:p>
          </table:table-cell>
          <table:table-cell table:number-columns-repeated="2" office:value-type="float" office:value="25624.91083966" calcext:value-type="float">
            <text:p>25624.91083966</text:p>
          </table:table-cell>
          <table:table-cell office:value-type="float" office:value="25624.91097466" calcext:value-type="float">
            <text:p>25624.91097466</text:p>
          </table:table-cell>
          <table:table-cell office:value-type="float" office:value="25489.09229961" calcext:value-type="float">
            <text:p>25489.09229961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668.18550647" calcext:value-type="float">
            <text:p>25668.18550647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5669.52503903" calcext:value-type="float">
            <text:p>25669.52503903</text:p>
          </table:table-cell>
          <table:table-cell office:value-type="float" office:value="28151.05199405" calcext:value-type="float">
            <text:p>28151.05199405</text:p>
          </table:table-cell>
          <table:table-cell office:value-type="float" office:value="27996.14306596" calcext:value-type="float">
            <text:p>27996.14306596</text:p>
          </table:table-cell>
          <table:table-cell office:value-type="float" office:value="30358.91018508" calcext:value-type="float">
            <text:p>30358.91018508</text:p>
          </table:table-cell>
          <table:table-cell office:value-type="float" office:value="28151.05323405" calcext:value-type="float">
            <text:p>28151.05323405</text:p>
          </table:table-cell>
          <table:table-cell table:number-columns-repeated="2" office:value-type="float" office:value="31000.0597162" calcext:value-type="float">
            <text:p>31000.0597162</text:p>
          </table:table-cell>
          <table:table-cell office:value-type="float" office:value="29898.2861371" calcext:value-type="float">
            <text:p>29898.2861371</text:p>
          </table:table-cell>
          <table:table-cell office:value-type="float" office:value="32489.53072783" calcext:value-type="float">
            <text:p>32489.53072783</text:p>
          </table:table-cell>
          <table:table-cell office:value-type="float" office:value="31000.0597292" calcext:value-type="float">
            <text:p>31000.0597292</text:p>
          </table:table-cell>
          <table:table-cell office:value-type="float" office:value="28151.05324705" calcext:value-type="float">
            <text:p>28151.05324705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28151.05324705" calcext:value-type="float">
            <text:p>28151.05324705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28177.32209407" calcext:value-type="float">
            <text:p>28177.32209407</text:p>
          </table:table-cell>
          <table:table-cell office:value-type="float" office:value="28151.05325705" calcext:value-type="float">
            <text:p>28151.05325705</text:p>
          </table:table-cell>
          <table:table-cell office:value-type="float" office:value="26343.1672408" calcext:value-type="float">
            <text:p>26343.1672408</text:p>
          </table:table-cell>
          <table:table-cell office:value-type="float" office:value="28151.05335705" calcext:value-type="float">
            <text:p>28151.05335705</text:p>
          </table:table-cell>
          <table:table-cell office:value-type="float" office:value="28151.05336251" calcext:value-type="float">
            <text:p>28151.05336251</text:p>
          </table:table-cell>
          <table:table-cell office:value-type="float" office:value="29772.39410348" calcext:value-type="float">
            <text:p>29772.39410348</text:p>
          </table:table-cell>
          <table:table-cell office:value-type="float" office:value="30108.47532523" calcext:value-type="float">
            <text:p>30108.47532523</text:p>
          </table:table-cell>
          <table:table-cell office:value-type="float" office:value="29772.39422048" calcext:value-type="float">
            <text:p>29772.39422048</text:p>
          </table:table-cell>
          <table:table-cell office:value-type="float" office:value="30241.29110118" calcext:value-type="float">
            <text:p>30241.29110118</text:p>
          </table:table-cell>
          <table:table-cell office:value-type="float" office:value="30560.18078706" calcext:value-type="float">
            <text:p>30560.18078706</text:p>
          </table:table-cell>
          <table:table-cell office:value-type="float" office:value="30108.47535988" calcext:value-type="float">
            <text:p>30108.47535988</text:p>
          </table:table-cell>
          <table:table-cell office:value-type="float" office:value="31562.15465321" calcext:value-type="float">
            <text:p>31562.15465321</text:p>
          </table:table-cell>
          <table:table-cell office:value-type="float" office:value="32489.53167416" calcext:value-type="float">
            <text:p>32489.53167416</text:p>
          </table:table-cell>
          <table:table-cell office:value-type="float" office:value="31084.83116167" calcext:value-type="float">
            <text:p>31084.83116167</text:p>
          </table:table-cell>
          <table:table-cell office:value-type="float" office:value="31269.58249156" calcext:value-type="float">
            <text:p>31269.58249156</text:p>
          </table:table-cell>
          <table:table-cell office:value-type="float" office:value="31269.58251044" calcext:value-type="float">
            <text:p>31269.58251044</text:p>
          </table:table-cell>
          <table:table-cell office:value-type="float" office:value="31084.83124092" calcext:value-type="float">
            <text:p>31084.83124092</text:p>
          </table:table-cell>
          <table:table-cell office:value-type="float" office:value="31269.58254597" calcext:value-type="float">
            <text:p>31269.58254597</text:p>
          </table:table-cell>
          <table:table-cell table:number-columns-repeated="2" office:value-type="float" office:value="24000.47022773" calcext:value-type="float">
            <text:p>24000.47022773</text:p>
          </table:table-cell>
          <table:table-cell office:value-type="float" office:value="23227.61515776" calcext:value-type="float">
            <text:p>23227.61515776</text:p>
          </table:table-cell>
          <table:table-cell office:value-type="float" office:value="22211.16527318" calcext:value-type="float">
            <text:p>22211.16527318</text:p>
          </table:table-cell>
          <table:table-cell office:value-type="float" office:value="23227.61517756" calcext:value-type="float">
            <text:p>23227.61517756</text:p>
          </table:table-cell>
          <table:table-cell office:value-type="float" office:value="24000.47024753" calcext:value-type="float">
            <text:p>24000.47024753</text:p>
          </table:table-cell>
          <table:table-cell office:value-type="float" office:value="22548.71433578" calcext:value-type="float">
            <text:p>22548.71433578</text:p>
          </table:table-cell>
          <table:table-cell office:value-type="float" office:value="20008.00059595" calcext:value-type="float">
            <text:p>20008.00059595</text:p>
          </table:table-cell>
          <table:table-cell table:number-columns-repeated="2" office:value-type="float" office:value="19999.99898174" calcext:value-type="float">
            <text:p>19999.99898174</text:p>
          </table:table-cell>
          <table:table-cell table:number-columns-repeated="2" office:value-type="float" office:value="20000.00002757" calcext:value-type="float">
            <text:p>20000.00002757</text:p>
          </table:table-cell>
          <table:table-cell office:value-type="float" office:value="19721.60193547" calcext:value-type="float">
            <text:p>19721.60193547</text:p>
          </table:table-cell>
          <table:table-cell office:value-type="float" office:value="20000.00005334" calcext:value-type="float">
            <text:p>20000.00005334</text:p>
          </table:table-cell>
          <table:table-cell office:value-type="float" office:value="20008.00061382" calcext:value-type="float">
            <text:p>20008.00061382</text:p>
          </table:table-cell>
          <table:table-cell office:value-type="float" office:value="22211.16532165" calcext:value-type="float">
            <text:p>22211.16532165</text:p>
          </table:table-cell>
          <table:table-cell office:value-type="float" office:value="20008.00063182" calcext:value-type="float">
            <text:p>20008.00063182</text:p>
          </table:table-cell>
          <table:table-cell office:value-type="float" office:value="21800.00468425" calcext:value-type="float">
            <text:p>21800.00468425</text:p>
          </table:table-cell>
          <table:table-cell office:value-type="float" office:value="20800.01008779" calcext:value-type="float">
            <text:p>20800.01008779</text:p>
          </table:table-cell>
          <table:table-cell office:value-type="float" office:value="21204.81008779" calcext:value-type="float">
            <text:p>21204.81008779</text:p>
          </table:table-cell>
          <table:table-cell office:value-type="float" office:value="21204.81011514" calcext:value-type="float">
            <text:p>21204.81011514</text:p>
          </table:table-cell>
          <table:table-cell office:value-type="float" office:value="21700.00479185" calcext:value-type="float">
            <text:p>21700.00479185</text:p>
          </table:table-cell>
          <table:table-cell office:value-type="float" office:value="21700.00480841" calcext:value-type="float">
            <text:p>21700.00480841</text:p>
          </table:table-cell>
          <table:table-cell office:value-type="float" office:value="21166.98148538" calcext:value-type="float">
            <text:p>21166.98148538</text:p>
          </table:table-cell>
          <table:table-cell office:value-type="float" office:value="20280.79881357" calcext:value-type="float">
            <text:p>20280.79881357</text:p>
          </table:table-cell>
          <table:table-cell office:value-type="float" office:value="21708.97104923" calcext:value-type="float">
            <text:p>21708.97104923</text:p>
          </table:table-cell>
          <table:table-cell office:value-type="float" office:value="23023.30054099" calcext:value-type="float">
            <text:p>23023.30054099</text:p>
          </table:table-cell>
          <table:table-cell office:value-type="float" office:value="22899.99041365" calcext:value-type="float">
            <text:p>22899.99041365</text:p>
          </table:table-cell>
          <table:table-cell office:value-type="float" office:value="23023.30066587" calcext:value-type="float">
            <text:p>23023.30066587</text:p>
          </table:table-cell>
          <table:table-cell office:value-type="float" office:value="22899.99043006" calcext:value-type="float">
            <text:p>22899.99043006</text:p>
          </table:table-cell>
          <table:table-cell office:value-type="float" office:value="23227.61535256" calcext:value-type="float">
            <text:p>23227.61535256</text:p>
          </table:table-cell>
          <table:table-cell office:value-type="float" office:value="22899.99043553" calcext:value-type="float">
            <text:p>22899.99043553</text:p>
          </table:table-cell>
          <table:table-cell office:value-type="float" office:value="22583.86041865" calcext:value-type="float">
            <text:p>22583.86041865</text:p>
          </table:table-cell>
          <table:table-cell office:value-type="float" office:value="22400.00007111" calcext:value-type="float">
            <text:p>22400.00007111</text:p>
          </table:table-cell>
          <table:table-cell office:value-type="float" office:value="22400.00007661" calcext:value-type="float">
            <text:p>22400.000076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2" office:value-type="float" office:value="50.03" calcext:value-type="float">
            <text:p>50.03</text:p>
          </table:table-cell>
          <table:table-cell office:value-type="float" office:value="99.99" calcext:value-type="float">
            <text:p>99.99</text:p>
          </table:table-cell>
          <table:table-cell office:value-type="float" office:value="119.01" calcext:value-type="float">
            <text:p>119.01</text:p>
          </table:table-cell>
          <table:table-cell office:value-type="float" office:value="350.04" calcext:value-type="float">
            <text:p>350.04</text:p>
          </table:table-cell>
          <table:table-cell office:value-type="float" office:value="1000" calcext:value-type="float">
            <text:p>1000</text:p>
          </table:table-cell>
          <table:table-cell office:value-type="float" office:value="2650.03" calcext:value-type="float">
            <text:p>2650.03</text:p>
          </table:table-cell>
          <table:table-cell office:value-type="float" office:value="4250" calcext:value-type="float">
            <text:p>4250</text:p>
          </table:table-cell>
          <table:table-cell office:value-type="float" office:value="5100" calcext:value-type="float">
            <text:p>51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.05" calcext:value-type="float">
            <text:p>10500.05</text:p>
          </table:table-cell>
          <table:table-cell office:value-type="float" office:value="12750" calcext:value-type="float">
            <text:p>12750</text:p>
          </table:table-cell>
          <table:table-cell office:value-type="float" office:value="13800" calcext:value-type="float">
            <text:p>13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311.11" calcext:value-type="float">
            <text:p>12311.11</text:p>
          </table:table-cell>
          <table:table-cell office:value-type="float" office:value="10500" calcext:value-type="float">
            <text:p>105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687.47" calcext:value-type="float">
            <text:p>10687.47</text:p>
          </table:table-cell>
          <table:table-cell office:value-type="float" office:value="10396.86" calcext:value-type="float">
            <text:p>10396.86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2850" calcext:value-type="float">
            <text:p>12850</text:p>
          </table:table-cell>
          <table:table-cell office:value-type="float" office:value="17000.1" calcext:value-type="float">
            <text:p>17000.1</text:p>
          </table:table-cell>
          <table:table-cell office:value-type="float" office:value="15188.45" calcext:value-type="float">
            <text:p>15188.45</text:p>
          </table:table-cell>
          <table:table-cell office:value-type="float" office:value="13050" calcext:value-type="float">
            <text:p>13050</text:p>
          </table:table-cell>
          <table:table-cell office:value-type="float" office:value="12981.01234567" calcext:value-type="float">
            <text:p>12981.01234567</text:p>
          </table:table-cell>
          <table:table-cell office:value-type="float" office:value="14433.49293139" calcext:value-type="float">
            <text:p>14433.49293139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1300" calcext:value-type="float">
            <text:p>113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3050" calcext:value-type="float">
            <text:p>13050</text:p>
          </table:table-cell>
          <table:table-cell office:value-type="float" office:value="12800" calcext:value-type="float">
            <text:p>12800</text:p>
          </table:table-cell>
          <table:table-cell office:value-type="float" office:value="15006.50000001" calcext:value-type="float">
            <text:p>15006.50000001</text:p>
          </table:table-cell>
          <table:table-cell office:value-type="float" office:value="17000.031337" calcext:value-type="float">
            <text:p>17000.031337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8005.4294368" calcext:value-type="float">
            <text:p>18005.4294368</text:p>
          </table:table-cell>
          <table:table-cell office:value-type="float" office:value="20000" calcext:value-type="float">
            <text:p>20000</text:p>
          </table:table-cell>
          <table:table-cell office:value-type="float" office:value="18463.92336214" calcext:value-type="float">
            <text:p>18463.92336214</text:p>
          </table:table-cell>
          <table:table-cell office:value-type="float" office:value="21015.8477" calcext:value-type="float">
            <text:p>21015.8477</text:p>
          </table:table-cell>
          <table:table-cell office:value-type="float" office:value="20000" calcext:value-type="float">
            <text:p>20000</text:p>
          </table:table-cell>
          <table:table-cell office:value-type="float" office:value="19940" calcext:value-type="float">
            <text:p>19940</text:p>
          </table:table-cell>
          <table:table-cell office:value-type="float" office:value="19740" calcext:value-type="float">
            <text:p>19740</text:p>
          </table:table-cell>
          <table:table-cell office:value-type="float" office:value="20589.5999" calcext:value-type="float">
            <text:p>20589.5999</text:p>
          </table:table-cell>
          <table:table-cell office:value-type="float" office:value="20000" calcext:value-type="float">
            <text:p>20000</text:p>
          </table:table-cell>
          <table:table-cell office:value-type="float" office:value="23249.0411" calcext:value-type="float">
            <text:p>23249.0411</text:p>
          </table:table-cell>
          <table:table-cell office:value-type="float" office:value="20844.21110001" calcext:value-type="float">
            <text:p>20844.21110001</text:p>
          </table:table-cell>
          <table:table-cell office:value-type="float" office:value="20811" calcext:value-type="float">
            <text:p>20811</text:p>
          </table:table-cell>
          <table:table-cell office:value-type="float" office:value="21071.1746" calcext:value-type="float">
            <text:p>21071.1746</text:p>
          </table:table-cell>
          <table:table-cell office:value-type="float" office:value="26167.04230003" calcext:value-type="float">
            <text:p>26167.04230003</text:p>
          </table:table-cell>
          <table:table-cell office:value-type="float" office:value="30000.04196903" calcext:value-type="float">
            <text:p>30000.04196903</text:p>
          </table:table-cell>
          <table:table-cell office:value-type="float" office:value="30500.000569" calcext:value-type="float">
            <text:p>30500.000569</text:p>
          </table:table-cell>
          <table:table-cell office:value-type="float" office:value="26167.05063903" calcext:value-type="float">
            <text:p>26167.05063903</text:p>
          </table:table-cell>
          <table:table-cell table:number-columns-repeated="2" office:value-type="float" office:value="21744.008094" calcext:value-type="float">
            <text:p>21744.008094</text:p>
          </table:table-cell>
          <table:table-cell table:number-columns-repeated="2" office:value-type="float" office:value="20887.72851453" calcext:value-type="float">
            <text:p>20887.72851453</text:p>
          </table:table-cell>
          <table:table-cell office:value-type="float" office:value="20887.72861453" calcext:value-type="float">
            <text:p>20887.72861453</text:p>
          </table:table-cell>
          <table:table-cell office:value-type="float" office:value="21744.008294" calcext:value-type="float">
            <text:p>21744.008294</text:p>
          </table:table-cell>
          <table:table-cell office:value-type="float" office:value="21744.008304" calcext:value-type="float">
            <text:p>21744.008304</text:p>
          </table:table-cell>
          <table:table-cell office:value-type="float" office:value="21765.01148667" calcext:value-type="float">
            <text:p>21765.01148667</text:p>
          </table:table-cell>
          <table:table-cell office:value-type="float" office:value="21588" calcext:value-type="float">
            <text:p>21588</text:p>
          </table:table-cell>
          <table:table-cell office:value-type="float" office:value="25708.77511835" calcext:value-type="float">
            <text:p>25708.77511835</text:p>
          </table:table-cell>
          <table:table-cell office:value-type="float" office:value="24139.18140405" calcext:value-type="float">
            <text:p>24139.18140405</text:p>
          </table:table-cell>
          <table:table-cell office:value-type="float" office:value="25000.00010003" calcext:value-type="float">
            <text:p>25000.00010003</text:p>
          </table:table-cell>
          <table:table-cell table:number-columns-repeated="4" office:value-type="float" office:value="21000.01020003" calcext:value-type="float">
            <text:p>21000.01020003</text:p>
          </table:table-cell>
          <table:table-cell office:value-type="float" office:value="22123.03111933" calcext:value-type="float">
            <text:p>22123.03111933</text:p>
          </table:table-cell>
          <table:table-cell office:value-type="float" office:value="25418.39813461" calcext:value-type="float">
            <text:p>25418.39813461</text:p>
          </table:table-cell>
          <table:table-cell office:value-type="float" office:value="25572.13055955" calcext:value-type="float">
            <text:p>25572.13055955</text:p>
          </table:table-cell>
          <table:table-cell office:value-type="float" office:value="25489.09216461" calcext:value-type="float">
            <text:p>25489.09216461</text:p>
          </table:table-cell>
          <table:table-cell office:value-type="float" office:value="25489.09229961" calcext:value-type="float">
            <text:p>25489.09229961</text:p>
          </table:table-cell>
          <table:table-cell office:value-type="float" office:value="25425.61543848" calcext:value-type="float">
            <text:p>25425.61543848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668.18550647" calcext:value-type="float">
            <text:p>25668.18550647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7673.01030033" calcext:value-type="float">
            <text:p>27673.01030033</text:p>
          </table:table-cell>
          <table:table-cell office:value-type="float" office:value="27499.99996159" calcext:value-type="float">
            <text:p>27499.99996159</text:p>
          </table:table-cell>
          <table:table-cell office:value-type="float" office:value="29557.44476739" calcext:value-type="float">
            <text:p>29557.44476739</text:p>
          </table:table-cell>
          <table:table-cell office:value-type="float" office:value="27499.99996159" calcext:value-type="float">
            <text:p>27499.99996159</text:p>
          </table:table-cell>
          <table:table-cell office:value-type="float" office:value="29999.99966537" calcext:value-type="float">
            <text:p>29999.99966537</text:p>
          </table:table-cell>
          <table:table-cell table:number-columns-repeated="2" office:value-type="float" office:value="28177.32208407" calcext:value-type="float">
            <text:p>28177.32208407</text:p>
          </table:table-cell>
          <table:table-cell office:value-type="float" office:value="31000.0597292" calcext:value-type="float">
            <text:p>31000.0597292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26297.38850595" calcext:value-type="float">
            <text:p>26297.38850595</text:p>
          </table:table-cell>
          <table:table-cell office:value-type="float" office:value="28151.05324705" calcext:value-type="float">
            <text:p>28151.05324705</text:p>
          </table:table-cell>
          <table:table-cell office:value-type="float" office:value="27400.00185304" calcext:value-type="float">
            <text:p>27400.00185304</text:p>
          </table:table-cell>
          <table:table-cell office:value-type="float" office:value="28151.05324705" calcext:value-type="float">
            <text:p>28151.05324705</text:p>
          </table:table-cell>
          <table:table-cell office:value-type="float" office:value="28151.05325705" calcext:value-type="float">
            <text:p>28151.05325705</text:p>
          </table:table-cell>
          <table:table-cell office:value-type="float" office:value="26303.4178" calcext:value-type="float">
            <text:p>26303.4178</text:p>
          </table:table-cell>
          <table:table-cell office:value-type="float" office:value="26215.37103925" calcext:value-type="float">
            <text:p>26215.37103925</text:p>
          </table:table-cell>
          <table:table-cell office:value-type="float" office:value="27832.71334328" calcext:value-type="float">
            <text:p>27832.71334328</text:p>
          </table:table-cell>
          <table:table-cell office:value-type="float" office:value="27832.71334874" calcext:value-type="float">
            <text:p>27832.71334874</text:p>
          </table:table-cell>
          <table:table-cell office:value-type="float" office:value="29054.52922613" calcext:value-type="float">
            <text:p>29054.52922613</text:p>
          </table:table-cell>
          <table:table-cell office:value-type="float" office:value="29772.39422048" calcext:value-type="float">
            <text:p>29772.39422048</text:p>
          </table:table-cell>
          <table:table-cell office:value-type="float" office:value="29682.85138584" calcext:value-type="float">
            <text:p>29682.85138584</text:p>
          </table:table-cell>
          <table:table-cell office:value-type="float" office:value="30108.47532523" calcext:value-type="float">
            <text:p>30108.47532523</text:p>
          </table:table-cell>
          <table:table-cell office:value-type="float" office:value="30108.47534988" calcext:value-type="float">
            <text:p>30108.47534988</text:p>
          </table:table-cell>
          <table:table-cell office:value-type="float" office:value="29801.44518785" calcext:value-type="float">
            <text:p>29801.44518785</text:p>
          </table:table-cell>
          <table:table-cell office:value-type="float" office:value="31269.58183891" calcext:value-type="float">
            <text:p>31269.58183891</text:p>
          </table:table-cell>
          <table:table-cell office:value-type="float" office:value="31269.58234396" calcext:value-type="float">
            <text:p>31269.58234396</text:p>
          </table:table-cell>
          <table:table-cell office:value-type="float" office:value="31000.06803341" calcext:value-type="float">
            <text:p>31000.06803341</text:p>
          </table:table-cell>
          <table:table-cell office:value-type="float" office:value="31084.83117851" calcext:value-type="float">
            <text:p>31084.83117851</text:p>
          </table:table-cell>
          <table:table-cell office:value-type="float" office:value="31084.83120539" calcext:value-type="float">
            <text:p>31084.83120539</text:p>
          </table:table-cell>
          <table:table-cell office:value-type="float" office:value="31010.01103543" calcext:value-type="float">
            <text:p>31010.01103543</text:p>
          </table:table-cell>
          <table:table-cell office:value-type="float" office:value="31084.83124092" calcext:value-type="float">
            <text:p>31084.83124092</text:p>
          </table:table-cell>
          <table:table-cell table:number-columns-repeated="2" office:value-type="float" office:value="23227.61515776" calcext:value-type="float">
            <text:p>23227.61515776</text:p>
          </table:table-cell>
          <table:table-cell office:value-type="float" office:value="22370.0445416" calcext:value-type="float">
            <text:p>22370.0445416</text:p>
          </table:table-cell>
          <table:table-cell office:value-type="float" office:value="22023.70747999" calcext:value-type="float">
            <text:p>22023.70747999</text:p>
          </table:table-cell>
          <table:table-cell office:value-type="float" office:value="22211.16527318" calcext:value-type="float">
            <text:p>22211.16527318</text:p>
          </table:table-cell>
          <table:table-cell office:value-type="float" office:value="23227.61517756" calcext:value-type="float">
            <text:p>23227.61517756</text:p>
          </table:table-cell>
          <table:table-cell office:value-type="float" office:value="22211.60533193" calcext:value-type="float">
            <text:p>22211.60533193</text:p>
          </table:table-cell>
          <table:table-cell office:value-type="float" office:value="20000.00002757" calcext:value-type="float">
            <text:p>20000.00002757</text:p>
          </table:table-cell>
          <table:table-cell office:value-type="float" office:value="19939.92096061" calcext:value-type="float">
            <text:p>19939.92096061</text:p>
          </table:table-cell>
          <table:table-cell office:value-type="float" office:value="19939.92097061" calcext:value-type="float">
            <text:p>19939.92097061</text:p>
          </table:table-cell>
          <table:table-cell table:number-columns-repeated="2" office:value-type="float" office:value="19999.99898174" calcext:value-type="float">
            <text:p>19999.99898174</text:p>
          </table:table-cell>
          <table:table-cell office:value-type="float" office:value="19630.81002627" calcext:value-type="float">
            <text:p>19630.81002627</text:p>
          </table:table-cell>
          <table:table-cell office:value-type="float" office:value="19721.60193547" calcext:value-type="float">
            <text:p>19721.60193547</text:p>
          </table:table-cell>
          <table:table-cell office:value-type="float" office:value="20000.00005334" calcext:value-type="float">
            <text:p>20000.00005334</text:p>
          </table:table-cell>
          <table:table-cell office:value-type="float" office:value="21800.00468425" calcext:value-type="float">
            <text:p>21800.00468425</text:p>
          </table:table-cell>
          <table:table-cell office:value-type="float" office:value="20000.00008779" calcext:value-type="float">
            <text:p>20000.00008779</text:p>
          </table:table-cell>
          <table:table-cell office:value-type="float" office:value="20800.01008779" calcext:value-type="float">
            <text:p>20800.01008779</text:p>
          </table:table-cell>
          <table:table-cell table:number-columns-repeated="2" office:value-type="float" office:value="20008.0007409" calcext:value-type="float">
            <text:p>20008.0007409</text:p>
          </table:table-cell>
          <table:table-cell office:value-type="float" office:value="20008.00076825" calcext:value-type="float">
            <text:p>20008.00076825</text:p>
          </table:table-cell>
          <table:table-cell office:value-type="float" office:value="21204.81012608" calcext:value-type="float">
            <text:p>21204.81012608</text:p>
          </table:table-cell>
          <table:table-cell office:value-type="float" office:value="20854.80980955" calcext:value-type="float">
            <text:p>20854.80980955</text:p>
          </table:table-cell>
          <table:table-cell office:value-type="float" office:value="21130.80932057" calcext:value-type="float">
            <text:p>21130.80932057</text:p>
          </table:table-cell>
          <table:table-cell office:value-type="float" office:value="20008.00095856" calcext:value-type="float">
            <text:p>20008.00095856</text:p>
          </table:table-cell>
          <table:table-cell office:value-type="float" office:value="21500.00003282" calcext:value-type="float">
            <text:p>21500.00003282</text:p>
          </table:table-cell>
          <table:table-cell office:value-type="float" office:value="22899.99040271" calcext:value-type="float">
            <text:p>22899.99040271</text:p>
          </table:table-cell>
          <table:table-cell office:value-type="float" office:value="22806.38327398" calcext:value-type="float">
            <text:p>22806.38327398</text:p>
          </table:table-cell>
          <table:table-cell office:value-type="float" office:value="22899.99042459" calcext:value-type="float">
            <text:p>22899.99042459</text:p>
          </table:table-cell>
          <table:table-cell office:value-type="float" office:value="22400.00007111" calcext:value-type="float">
            <text:p>22400.00007111</text:p>
          </table:table-cell>
          <table:table-cell office:value-type="float" office:value="22899.99043553" calcext:value-type="float">
            <text:p>22899.99043553</text:p>
          </table:table-cell>
          <table:table-cell table:number-columns-repeated="2" office:value-type="float" office:value="22400.00007111" calcext:value-type="float">
            <text:p>22400.00007111</text:p>
          </table:table-cell>
          <table:table-cell office:value-type="float" office:value="21630.58952746" calcext:value-type="float">
            <text:p>21630.58952746</text:p>
          </table:table-cell>
          <table:table-cell office:value-type="float" office:value="20985.21165619" calcext:value-type="float">
            <text:p>20985.211656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82.51" calcext:value-type="float">
            <text:p>82.51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4223" calcext:value-type="float">
            <text:p>4223</text:p>
          </table:table-cell>
          <table:table-cell office:value-type="float" office:value="4999" calcext:value-type="float">
            <text:p>4999</text:p>
          </table:table-cell>
          <table:table-cell office:value-type="float" office:value="6000" calcext:value-type="float">
            <text:p>6000</text:p>
          </table:table-cell>
          <table:table-cell office:value-type="float" office:value="7944.06" calcext:value-type="float">
            <text:p>7944.06</text:p>
          </table:table-cell>
          <table:table-cell office:value-type="float" office:value="9450.06" calcext:value-type="float">
            <text:p>9450.06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0" calcext:value-type="float">
            <text:p>135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2200" calcext:value-type="float">
            <text:p>12200</text:p>
          </table:table-cell>
          <table:table-cell office:value-type="float" office:value="10290.25" calcext:value-type="float">
            <text:p>10290.25</text:p>
          </table:table-cell>
          <table:table-cell office:value-type="float" office:value="11211.11" calcext:value-type="float">
            <text:p>11211.11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0050" calcext:value-type="float">
            <text:p>10050</text:p>
          </table:table-cell>
          <table:table-cell office:value-type="float" office:value="10396.86" calcext:value-type="float">
            <text:p>10396.86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2981.01234567" calcext:value-type="float">
            <text:p>12981.01234567</text:p>
          </table:table-cell>
          <table:table-cell office:value-type="float" office:value="12950" calcext:value-type="float">
            <text:p>12950</text:p>
          </table:table-cell>
          <table:table-cell office:value-type="float" office:value="13050" calcext:value-type="float">
            <text:p>13050</text:p>
          </table:table-cell>
          <table:table-cell office:value-type="float" office:value="11350" calcext:value-type="float">
            <text:p>11350</text:p>
          </table:table-cell>
          <table:table-cell office:value-type="float" office:value="11156.75" calcext:value-type="float">
            <text:p>11156.75</text:p>
          </table:table-cell>
          <table:table-cell office:value-type="float" office:value="11350" calcext:value-type="float">
            <text:p>11350</text:p>
          </table:table-cell>
          <table:table-cell office:value-type="float" office:value="12950" calcext:value-type="float">
            <text:p>12950</text:p>
          </table:table-cell>
          <table:table-cell office:value-type="float" office:value="12100" calcext:value-type="float">
            <text:p>12100</text:p>
          </table:table-cell>
          <table:table-cell office:value-type="float" office:value="14417.999" calcext:value-type="float">
            <text:p>14417.999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4437" calcext:value-type="float">
            <text:p>14437</text:p>
          </table:table-cell>
          <table:table-cell office:value-type="float" office:value="17001.95" calcext:value-type="float">
            <text:p>17001.95</text:p>
          </table:table-cell>
          <table:table-cell office:value-type="float" office:value="19400.0411" calcext:value-type="float">
            <text:p>19400.0411</text:p>
          </table:table-cell>
          <table:table-cell office:value-type="float" office:value="17591.3411138" calcext:value-type="float">
            <text:p>17591.3411138</text:p>
          </table:table-cell>
          <table:table-cell office:value-type="float" office:value="19400.0411" calcext:value-type="float">
            <text:p>19400.0411</text:p>
          </table:table-cell>
          <table:table-cell office:value-type="float" office:value="19900.98" calcext:value-type="float">
            <text:p>19900.98</text:p>
          </table:table-cell>
          <table:table-cell table:number-columns-repeated="2" office:value-type="float" office:value="19414.3968074" calcext:value-type="float">
            <text:p>19414.3968074</text:p>
          </table:table-cell>
          <table:table-cell office:value-type="float" office:value="20000" calcext:value-type="float">
            <text:p>20000</text:p>
          </table:table-cell>
          <table:table-cell office:value-type="float" office:value="19690" calcext:value-type="float">
            <text:p>19690</text:p>
          </table:table-cell>
          <table:table-cell office:value-type="float" office:value="21932.03384377" calcext:value-type="float">
            <text:p>21932.03384377</text:p>
          </table:table-cell>
          <table:table-cell office:value-type="float" office:value="20811" calcext:value-type="float">
            <text:p>20811</text:p>
          </table:table-cell>
          <table:table-cell office:value-type="float" office:value="20589.5999" calcext:value-type="float">
            <text:p>20589.5999</text:p>
          </table:table-cell>
          <table:table-cell office:value-type="float" office:value="21000.00100002" calcext:value-type="float">
            <text:p>21000.00100002</text:p>
          </table:table-cell>
          <table:table-cell office:value-type="float" office:value="24139.17270002" calcext:value-type="float">
            <text:p>24139.17270002</text:p>
          </table:table-cell>
          <table:table-cell office:value-type="float" office:value="30000.00276902" calcext:value-type="float">
            <text:p>30000.00276902</text:p>
          </table:table-cell>
          <table:table-cell office:value-type="float" office:value="30000.04196903" calcext:value-type="float">
            <text:p>30000.04196903</text:p>
          </table:table-cell>
          <table:table-cell office:value-type="float" office:value="24139.18103902" calcext:value-type="float">
            <text:p>24139.18103902</text:p>
          </table:table-cell>
          <table:table-cell table:number-columns-repeated="2" office:value-type="float" office:value="20887.72851453" calcext:value-type="float">
            <text:p>20887.72851453</text:p>
          </table:table-cell>
          <table:table-cell office:value-type="float" office:value="20844.17849403" calcext:value-type="float">
            <text:p>20844.17849403</text:p>
          </table:table-cell>
          <table:table-cell office:value-type="float" office:value="20844.17072403" calcext:value-type="float">
            <text:p>20844.17072403</text:p>
          </table:table-cell>
          <table:table-cell office:value-type="float" office:value="20844.17082403" calcext:value-type="float">
            <text:p>20844.17082403</text:p>
          </table:table-cell>
          <table:table-cell office:value-type="float" office:value="20887.72871453" calcext:value-type="float">
            <text:p>20887.72871453</text:p>
          </table:table-cell>
          <table:table-cell office:value-type="float" office:value="21588" calcext:value-type="float">
            <text:p>21588</text:p>
          </table:table-cell>
          <table:table-cell office:value-type="float" office:value="21744.008304" calcext:value-type="float">
            <text:p>21744.008304</text:p>
          </table:table-cell>
          <table:table-cell office:value-type="float" office:value="21508.04599304" calcext:value-type="float">
            <text:p>21508.04599304</text:p>
          </table:table-cell>
          <table:table-cell office:value-type="float" office:value="24500.00083" calcext:value-type="float">
            <text:p>24500.00083</text:p>
          </table:table-cell>
          <table:table-cell office:value-type="float" office:value="24000.00020003" calcext:value-type="float">
            <text:p>24000.00020003</text:p>
          </table:table-cell>
          <table:table-cell office:value-type="float" office:value="24139.18140405" calcext:value-type="float">
            <text:p>24139.18140405</text:p>
          </table:table-cell>
          <table:table-cell office:value-type="float" office:value="20844.17123407" calcext:value-type="float">
            <text:p>20844.17123407</text:p>
          </table:table-cell>
          <table:table-cell table:number-columns-repeated="2" office:value-type="float" office:value="20844.17223407" calcext:value-type="float">
            <text:p>20844.17223407</text:p>
          </table:table-cell>
          <table:table-cell office:value-type="float" office:value="20867.31201863" calcext:value-type="float">
            <text:p>20867.31201863</text:p>
          </table:table-cell>
          <table:table-cell office:value-type="float" office:value="21961.52518961" calcext:value-type="float">
            <text:p>21961.52518961</text:p>
          </table:table-cell>
          <table:table-cell office:value-type="float" office:value="25328.99818173" calcext:value-type="float">
            <text:p>25328.99818173</text:p>
          </table:table-cell>
          <table:table-cell office:value-type="float" office:value="25489.09216461" calcext:value-type="float">
            <text:p>25489.09216461</text:p>
          </table:table-cell>
          <table:table-cell office:value-type="float" office:value="25418.39813461" calcext:value-type="float">
            <text:p>25418.39813461</text:p>
          </table:table-cell>
          <table:table-cell office:value-type="float" office:value="25419.89513461" calcext:value-type="float">
            <text:p>25419.89513461</text:p>
          </table:table-cell>
          <table:table-cell office:value-type="float" office:value="25408.85571903" calcext:value-type="float">
            <text:p>25408.85571903</text:p>
          </table:table-cell>
          <table:table-cell office:value-type="float" office:value="25425.61563848" calcext:value-type="float">
            <text:p>25425.61563848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7499.9999484" calcext:value-type="float">
            <text:p>27499.9999484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8177.32208407" calcext:value-type="float">
            <text:p>28177.32208407</text:p>
          </table:table-cell>
          <table:table-cell table:number-columns-repeated="2" office:value-type="float" office:value="28151.05323405" calcext:value-type="float">
            <text:p>28151.05323405</text:p>
          </table:table-cell>
          <table:table-cell office:value-type="float" office:value="28177.32208407" calcext:value-type="float">
            <text:p>28177.32208407</text:p>
          </table:table-cell>
          <table:table-cell office:value-type="float" office:value="28151.05324705" calcext:value-type="float">
            <text:p>28151.05324705</text:p>
          </table:table-cell>
          <table:table-cell table:number-columns-repeated="4" office:value-type="float" office:value="25624.91117466" calcext:value-type="float">
            <text:p>25624.91117466</text:p>
          </table:table-cell>
          <table:table-cell table:number-columns-repeated="2" office:value-type="float" office:value="26215.37103925" calcext:value-type="float">
            <text:p>26215.37103925</text:p>
          </table:table-cell>
          <table:table-cell office:value-type="float" office:value="25899.43659635" calcext:value-type="float">
            <text:p>25899.43659635</text:p>
          </table:table-cell>
          <table:table-cell office:value-type="float" office:value="27683.08796175" calcext:value-type="float">
            <text:p>27683.08796175</text:p>
          </table:table-cell>
          <table:table-cell office:value-type="float" office:value="27683.08796721" calcext:value-type="float">
            <text:p>27683.08796721</text:p>
          </table:table-cell>
          <table:table-cell office:value-type="float" office:value="28151.05336251" calcext:value-type="float">
            <text:p>28151.05336251</text:p>
          </table:table-cell>
          <table:table-cell office:value-type="float" office:value="28151.05347951" calcext:value-type="float">
            <text:p>28151.05347951</text:p>
          </table:table-cell>
          <table:table-cell office:value-type="float" office:value="28558.18076241" calcext:value-type="float">
            <text:p>28558.18076241</text:p>
          </table:table-cell>
          <table:table-cell office:value-type="float" office:value="29772.39422048" calcext:value-type="float">
            <text:p>29772.39422048</text:p>
          </table:table-cell>
          <table:table-cell table:number-columns-repeated="2" office:value-type="float" office:value="29772.39424513" calcext:value-type="float">
            <text:p>29772.39424513</text:p>
          </table:table-cell>
          <table:table-cell office:value-type="float" office:value="31264.72137904" calcext:value-type="float">
            <text:p>31264.72137904</text:p>
          </table:table-cell>
          <table:table-cell office:value-type="float" office:value="31084.83113091" calcext:value-type="float">
            <text:p>31084.83113091</text:p>
          </table:table-cell>
          <table:table-cell office:value-type="float" office:value="30108.47594201" calcext:value-type="float">
            <text:p>30108.47594201</text:p>
          </table:table-cell>
          <table:table-cell office:value-type="float" office:value="31000.0680655" calcext:value-type="float">
            <text:p>31000.0680655</text:p>
          </table:table-cell>
          <table:table-cell office:value-type="float" office:value="31000.06809238" calcext:value-type="float">
            <text:p>31000.06809238</text:p>
          </table:table-cell>
          <table:table-cell office:value-type="float" office:value="31000.06812791" calcext:value-type="float">
            <text:p>31000.06812791</text:p>
          </table:table-cell>
          <table:table-cell office:value-type="float" office:value="31010.01108633" calcext:value-type="float">
            <text:p>31010.01108633</text:p>
          </table:table-cell>
          <table:table-cell table:number-columns-repeated="3" office:value-type="float" office:value="22211.16525338" calcext:value-type="float">
            <text:p>22211.16525338</text:p>
          </table:table-cell>
          <table:table-cell office:value-type="float" office:value="21900.00470184" calcext:value-type="float">
            <text:p>21900.00470184</text:p>
          </table:table-cell>
          <table:table-cell office:value-type="float" office:value="22023.70747999" calcext:value-type="float">
            <text:p>22023.70747999</text:p>
          </table:table-cell>
          <table:table-cell office:value-type="float" office:value="22548.71432024" calcext:value-type="float">
            <text:p>22548.71432024</text:p>
          </table:table-cell>
          <table:table-cell office:value-type="float" office:value="22211.16528095" calcext:value-type="float">
            <text:p>22211.16528095</text:p>
          </table:table-cell>
          <table:table-cell office:value-type="float" office:value="19999.99898174" calcext:value-type="float">
            <text:p>19999.99898174</text:p>
          </table:table-cell>
          <table:table-cell table:number-columns-repeated="4" office:value-type="float" office:value="19721.6019177" calcext:value-type="float">
            <text:p>19721.6019177</text:p>
          </table:table-cell>
          <table:table-cell office:value-type="float" office:value="19539.92077317" calcext:value-type="float">
            <text:p>19539.92077317</text:p>
          </table:table-cell>
          <table:table-cell office:value-type="float" office:value="19630.81002627" calcext:value-type="float">
            <text:p>19630.81002627</text:p>
          </table:table-cell>
          <table:table-cell office:value-type="float" office:value="19721.60193547" calcext:value-type="float">
            <text:p>19721.60193547</text:p>
          </table:table-cell>
          <table:table-cell office:value-type="float" office:value="20008.00063182" calcext:value-type="float">
            <text:p>20008.00063182</text:p>
          </table:table-cell>
          <table:table-cell office:value-type="float" office:value="20000.00006534" calcext:value-type="float">
            <text:p>20000.00006534</text:p>
          </table:table-cell>
          <table:table-cell office:value-type="float" office:value="20008.00063182" calcext:value-type="float">
            <text:p>20008.00063182</text:p>
          </table:table-cell>
          <table:table-cell table:number-columns-repeated="2" office:value-type="float" office:value="19721.60194747" calcext:value-type="float">
            <text:p>19721.60194747</text:p>
          </table:table-cell>
          <table:table-cell office:value-type="float" office:value="19414.42992038" calcext:value-type="float">
            <text:p>19414.42992038</text:p>
          </table:table-cell>
          <table:table-cell office:value-type="float" office:value="20124.49485445" calcext:value-type="float">
            <text:p>20124.49485445</text:p>
          </table:table-cell>
          <table:table-cell office:value-type="float" office:value="20008.0008366" calcext:value-type="float">
            <text:p>20008.0008366</text:p>
          </table:table-cell>
          <table:table-cell office:value-type="float" office:value="20008.00094762" calcext:value-type="float">
            <text:p>20008.00094762</text:p>
          </table:table-cell>
          <table:table-cell office:value-type="float" office:value="19586.83435259" calcext:value-type="float">
            <text:p>19586.83435259</text:p>
          </table:table-cell>
          <table:table-cell office:value-type="float" office:value="21017.14204451" calcext:value-type="float">
            <text:p>21017.14204451</text:p>
          </table:table-cell>
          <table:table-cell office:value-type="float" office:value="22400.00003829" calcext:value-type="float">
            <text:p>22400.00003829</text:p>
          </table:table-cell>
          <table:table-cell office:value-type="float" office:value="22400.00004923" calcext:value-type="float">
            <text:p>22400.00004923</text:p>
          </table:table-cell>
          <table:table-cell office:value-type="float" office:value="22400.00006017" calcext:value-type="float">
            <text:p>22400.00006017</text:p>
          </table:table-cell>
          <table:table-cell office:value-type="float" office:value="22211.16629173" calcext:value-type="float">
            <text:p>22211.16629173</text:p>
          </table:table-cell>
          <table:table-cell office:value-type="float" office:value="22530.51818196" calcext:value-type="float">
            <text:p>22530.51818196</text:p>
          </table:table-cell>
          <table:table-cell office:value-type="float" office:value="22089.48106665" calcext:value-type="float">
            <text:p>22089.48106665</text:p>
          </table:table-cell>
          <table:table-cell office:value-type="float" office:value="21999.86776665" calcext:value-type="float">
            <text:p>21999.86776665</text:p>
          </table:table-cell>
          <table:table-cell office:value-type="float" office:value="21166.25019846" calcext:value-type="float">
            <text:p>21166.25019846</text:p>
          </table:table-cell>
          <table:table-cell office:value-type="float" office:value="20433.15517099" calcext:value-type="float">
            <text:p>20433.155170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327" calcext:value-type="float">
            <text:p>2327</text:p>
          </table:table-cell>
          <table:table-cell office:value-type="float" office:value="4150" calcext:value-type="float">
            <text:p>4150</text:p>
          </table:table-cell>
          <table:table-cell office:value-type="float" office:value="4500" calcext:value-type="float">
            <text:p>4500</text:p>
          </table:table-cell>
          <table:table-cell office:value-type="float" office:value="5900" calcext:value-type="float">
            <text:p>5900</text:p>
          </table:table-cell>
          <table:table-cell office:value-type="float" office:value="7427" calcext:value-type="float">
            <text:p>7427</text:p>
          </table:table-cell>
          <table:table-cell office:value-type="float" office:value="9349.07" calcext:value-type="float">
            <text:p>9349.07</text:p>
          </table:table-cell>
          <table:table-cell office:value-type="float" office:value="10000" calcext:value-type="float">
            <text:p>10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645.88" calcext:value-type="float">
            <text:p>10645.88</text:p>
          </table:table-cell>
          <table:table-cell office:value-type="float" office:value="11300" calcext:value-type="float">
            <text:p>11300</text:p>
          </table:table-cell>
          <table:table-cell office:value-type="float" office:value="10195.22" calcext:value-type="float">
            <text:p>10195.22</text:p>
          </table:table-cell>
          <table:table-cell office:value-type="float" office:value="10687.47" calcext:value-type="float">
            <text:p>10687.47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50" calcext:value-type="float">
            <text:p>10050</text:p>
          </table:table-cell>
          <table:table-cell office:value-type="float" office:value="12246.98937268" calcext:value-type="float">
            <text:p>12246.98937268</text:p>
          </table:table-cell>
          <table:table-cell office:value-type="float" office:value="13100.11453974" calcext:value-type="float">
            <text:p>13100.11453974</text:p>
          </table:table-cell>
          <table:table-cell office:value-type="float" office:value="15000" calcext:value-type="float">
            <text:p>15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1300" calcext:value-type="float">
            <text:p>113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300" calcext:value-type="float">
            <text:p>113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034" calcext:value-type="float">
            <text:p>12034</text:p>
          </table:table-cell>
          <table:table-cell office:value-type="float" office:value="13050" calcext:value-type="float">
            <text:p>13050</text:p>
          </table:table-cell>
          <table:table-cell table:number-columns-repeated="2" office:value-type="float" office:value="14286.87" calcext:value-type="float">
            <text:p>14286.87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9300.009763" calcext:value-type="float">
            <text:p>19300.009763</text:p>
          </table:table-cell>
          <table:table-cell office:value-type="float" office:value="16205" calcext:value-type="float">
            <text:p>16205</text:p>
          </table:table-cell>
          <table:table-cell office:value-type="float" office:value="18300.009763" calcext:value-type="float">
            <text:p>18300.009763</text:p>
          </table:table-cell>
          <table:table-cell office:value-type="float" office:value="19799.999" calcext:value-type="float">
            <text:p>19799.999</text:p>
          </table:table-cell>
          <table:table-cell office:value-type="float" office:value="18965.82599031" calcext:value-type="float">
            <text:p>18965.82599031</text:p>
          </table:table-cell>
          <table:table-cell office:value-type="float" office:value="18311" calcext:value-type="float">
            <text:p>18311</text:p>
          </table:table-cell>
          <table:table-cell office:value-type="float" office:value="19690" calcext:value-type="float">
            <text:p>19690</text:p>
          </table:table-cell>
          <table:table-cell office:value-type="float" office:value="19414.4128074" calcext:value-type="float">
            <text:p>19414.4128074</text:p>
          </table:table-cell>
          <table:table-cell office:value-type="float" office:value="21000.001" calcext:value-type="float">
            <text:p>21000.001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19690" calcext:value-type="float">
            <text:p>19690</text:p>
          </table:table-cell>
          <table:table-cell office:value-type="float" office:value="20844.17000003" calcext:value-type="float">
            <text:p>20844.17000003</text:p>
          </table:table-cell>
          <table:table-cell office:value-type="float" office:value="23932.03404379" calcext:value-type="float">
            <text:p>23932.03404379</text:p>
          </table:table-cell>
          <table:table-cell office:value-type="float" office:value="29658.53192136" calcext:value-type="float">
            <text:p>29658.53192136</text:p>
          </table:table-cell>
          <table:table-cell office:value-type="float" office:value="30000.00276902" calcext:value-type="float">
            <text:p>30000.00276902</text:p>
          </table:table-cell>
          <table:table-cell office:value-type="float" office:value="23000.00943902" calcext:value-type="float">
            <text:p>23000.00943902</text:p>
          </table:table-cell>
          <table:table-cell table:number-columns-repeated="2" office:value-type="float" office:value="20844.17849403" calcext:value-type="float">
            <text:p>20844.17849403</text:p>
          </table:table-cell>
          <table:table-cell office:value-type="float" office:value="20004.597935" calcext:value-type="float">
            <text:p>20004.597935</text:p>
          </table:table-cell>
          <table:table-cell office:value-type="float" office:value="20004.599035" calcext:value-type="float">
            <text:p>20004.599035</text:p>
          </table:table-cell>
          <table:table-cell office:value-type="float" office:value="20004.599135" calcext:value-type="float">
            <text:p>20004.599135</text:p>
          </table:table-cell>
          <table:table-cell office:value-type="float" office:value="20844.17092403" calcext:value-type="float">
            <text:p>20844.17092403</text:p>
          </table:table-cell>
          <table:table-cell office:value-type="float" office:value="20844.17093403" calcext:value-type="float">
            <text:p>20844.17093403</text:p>
          </table:table-cell>
          <table:table-cell office:value-type="float" office:value="21588" calcext:value-type="float">
            <text:p>21588</text:p>
          </table:table-cell>
          <table:table-cell office:value-type="float" office:value="20844.17093403" calcext:value-type="float">
            <text:p>20844.17093403</text:p>
          </table:table-cell>
          <table:table-cell office:value-type="float" office:value="24139.18130402" calcext:value-type="float">
            <text:p>24139.18130402</text:p>
          </table:table-cell>
          <table:table-cell office:value-type="float" office:value="23000.00980405" calcext:value-type="float">
            <text:p>23000.00980405</text:p>
          </table:table-cell>
          <table:table-cell office:value-type="float" office:value="24000.00020003" calcext:value-type="float">
            <text:p>24000.00020003</text:p>
          </table:table-cell>
          <table:table-cell table:number-columns-repeated="3" office:value-type="float" office:value="20796.1769882" calcext:value-type="float">
            <text:p>20796.1769882</text:p>
          </table:table-cell>
          <table:table-cell office:value-type="float" office:value="20846.10341045" calcext:value-type="float">
            <text:p>20846.10341045</text:p>
          </table:table-cell>
          <table:table-cell office:value-type="float" office:value="21956.23520087" calcext:value-type="float">
            <text:p>21956.23520087</text:p>
          </table:table-cell>
          <table:table-cell office:value-type="float" office:value="24845.98867727" calcext:value-type="float">
            <text:p>24845.98867727</text:p>
          </table:table-cell>
          <table:table-cell office:value-type="float" office:value="25418.39813461" calcext:value-type="float">
            <text:p>25418.39813461</text:p>
          </table:table-cell>
          <table:table-cell office:value-type="float" office:value="25408.85558403" calcext:value-type="float">
            <text:p>25408.85558403</text:p>
          </table:table-cell>
          <table:table-cell office:value-type="float" office:value="25408.85571903" calcext:value-type="float">
            <text:p>25408.85571903</text:p>
          </table:table-cell>
          <table:table-cell office:value-type="float" office:value="25377.72247129" calcext:value-type="float">
            <text:p>25377.72247129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425.61663848" calcext:value-type="float">
            <text:p>25425.61663848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428.93653308" calcext:value-type="float">
            <text:p>25428.93653308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8151.05323405" calcext:value-type="float">
            <text:p>28151.05323405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8151.05323405" calcext:value-type="float">
            <text:p>28151.05323405</text:p>
          </table:table-cell>
          <table:table-cell table:number-columns-repeated="2" office:value-type="float" office:value="26097.991335" calcext:value-type="float">
            <text:p>26097.991335</text:p>
          </table:table-cell>
          <table:table-cell office:value-type="float" office:value="28151.05324705" calcext:value-type="float">
            <text:p>28151.05324705</text:p>
          </table:table-cell>
          <table:table-cell office:value-type="float" office:value="25999.9996609" calcext:value-type="float">
            <text:p>25999.9996609</text:p>
          </table:table-cell>
          <table:table-cell office:value-type="float" office:value="25499.99915849" calcext:value-type="float">
            <text:p>25499.99915849</text:p>
          </table:table-cell>
          <table:table-cell table:number-columns-repeated="3" office:value-type="float" office:value="25489.09249961" calcext:value-type="float">
            <text:p>25489.09249961</text:p>
          </table:table-cell>
          <table:table-cell office:value-type="float" office:value="25624.91117466" calcext:value-type="float">
            <text:p>25624.91117466</text:p>
          </table:table-cell>
          <table:table-cell table:number-columns-repeated="2" office:value-type="float" office:value="25489.09249961" calcext:value-type="float">
            <text:p>25489.09249961</text:p>
          </table:table-cell>
          <table:table-cell office:value-type="float" office:value="26343.1672408" calcext:value-type="float">
            <text:p>26343.1672408</text:p>
          </table:table-cell>
          <table:table-cell office:value-type="float" office:value="26343.16724626" calcext:value-type="float">
            <text:p>26343.16724626</text:p>
          </table:table-cell>
          <table:table-cell office:value-type="float" office:value="27832.71334874" calcext:value-type="float">
            <text:p>27832.71334874</text:p>
          </table:table-cell>
          <table:table-cell office:value-type="float" office:value="27832.71346574" calcext:value-type="float">
            <text:p>27832.71346574</text:p>
          </table:table-cell>
          <table:table-cell office:value-type="float" office:value="28151.05356384" calcext:value-type="float">
            <text:p>28151.05356384</text:p>
          </table:table-cell>
          <table:table-cell office:value-type="float" office:value="29682.85138584" calcext:value-type="float">
            <text:p>29682.85138584</text:p>
          </table:table-cell>
          <table:table-cell table:number-columns-repeated="2" office:value-type="float" office:value="29682.85141049" calcext:value-type="float">
            <text:p>29682.85141049</text:p>
          </table:table-cell>
          <table:table-cell office:value-type="float" office:value="31084.83062586" calcext:value-type="float">
            <text:p>31084.83062586</text:p>
          </table:table-cell>
          <table:table-cell office:value-type="float" office:value="31000.06798933" calcext:value-type="float">
            <text:p>31000.06798933</text:p>
          </table:table-cell>
          <table:table-cell office:value-type="float" office:value="29772.39483972" calcext:value-type="float">
            <text:p>29772.39483972</text:p>
          </table:table-cell>
          <table:table-cell office:value-type="float" office:value="30108.47595885" calcext:value-type="float">
            <text:p>30108.47595885</text:p>
          </table:table-cell>
          <table:table-cell office:value-type="float" office:value="30108.47598573" calcext:value-type="float">
            <text:p>30108.47598573</text:p>
          </table:table-cell>
          <table:table-cell office:value-type="float" office:value="30462.55638957" calcext:value-type="float">
            <text:p>30462.55638957</text:p>
          </table:table-cell>
          <table:table-cell office:value-type="float" office:value="31000.06812791" calcext:value-type="float">
            <text:p>31000.06812791</text:p>
          </table:table-cell>
          <table:table-cell table:number-columns-repeated="3" office:value-type="float" office:value="22100.00502506" calcext:value-type="float">
            <text:p>22100.00502506</text:p>
          </table:table-cell>
          <table:table-cell office:value-type="float" office:value="21754.30657548" calcext:value-type="float">
            <text:p>21754.30657548</text:p>
          </table:table-cell>
          <table:table-cell office:value-type="float" office:value="21900.00480002" calcext:value-type="float">
            <text:p>21900.00480002</text:p>
          </table:table-cell>
          <table:table-cell office:value-type="float" office:value="22211.16527318" calcext:value-type="float">
            <text:p>22211.16527318</text:p>
          </table:table-cell>
          <table:table-cell office:value-type="float" office:value="21900.00480779" calcext:value-type="float">
            <text:p>21900.00480779</text:p>
          </table:table-cell>
          <table:table-cell office:value-type="float" office:value="19721.6019177" calcext:value-type="float">
            <text:p>19721.6019177</text:p>
          </table:table-cell>
          <table:table-cell table:number-columns-repeated="4" office:value-type="float" office:value="19630.8100085" calcext:value-type="float">
            <text:p>19630.8100085</text:p>
          </table:table-cell>
          <table:table-cell office:value-type="float" office:value="19414.42987504" calcext:value-type="float">
            <text:p>19414.42987504</text:p>
          </table:table-cell>
          <table:table-cell office:value-type="float" office:value="19539.92077317" calcext:value-type="float">
            <text:p>19539.92077317</text:p>
          </table:table-cell>
          <table:table-cell office:value-type="float" office:value="19630.81002627" calcext:value-type="float">
            <text:p>19630.81002627</text:p>
          </table:table-cell>
          <table:table-cell office:value-type="float" office:value="20000.00006534" calcext:value-type="float">
            <text:p>20000.00006534</text:p>
          </table:table-cell>
          <table:table-cell office:value-type="float" office:value="19828.68152263" calcext:value-type="float">
            <text:p>19828.68152263</text:p>
          </table:table-cell>
          <table:table-cell office:value-type="float" office:value="20000.00006534" calcext:value-type="float">
            <text:p>20000.00006534</text:p>
          </table:table-cell>
          <table:table-cell office:value-type="float" office:value="19630.81003827" calcext:value-type="float">
            <text:p>19630.81003827</text:p>
          </table:table-cell>
          <table:table-cell office:value-type="float" office:value="19414.42989303" calcext:value-type="float">
            <text:p>19414.42989303</text:p>
          </table:table-cell>
          <table:table-cell office:value-type="float" office:value="18001.00004391" calcext:value-type="float">
            <text:p>18001.00004391</text:p>
          </table:table-cell>
          <table:table-cell office:value-type="float" office:value="20008.00082566" calcext:value-type="float">
            <text:p>20008.00082566</text:p>
          </table:table-cell>
          <table:table-cell office:value-type="float" office:value="19414.42999981" calcext:value-type="float">
            <text:p>19414.42999981</text:p>
          </table:table-cell>
          <table:table-cell office:value-type="float" office:value="19669.00002196" calcext:value-type="float">
            <text:p>19669.00002196</text:p>
          </table:table-cell>
          <table:table-cell office:value-type="float" office:value="19414.43002177" calcext:value-type="float">
            <text:p>19414.43002177</text:p>
          </table:table-cell>
          <table:table-cell office:value-type="float" office:value="20100.00005278" calcext:value-type="float">
            <text:p>20100.00005278</text:p>
          </table:table-cell>
          <table:table-cell office:value-type="float" office:value="22211.16601337" calcext:value-type="float">
            <text:p>22211.16601337</text:p>
          </table:table-cell>
          <table:table-cell office:value-type="float" office:value="22211.16602431" calcext:value-type="float">
            <text:p>22211.16602431</text:p>
          </table:table-cell>
          <table:table-cell office:value-type="float" office:value="22211.16602978" calcext:value-type="float">
            <text:p>22211.16602978</text:p>
          </table:table-cell>
          <table:table-cell office:value-type="float" office:value="21780.51815431" calcext:value-type="float">
            <text:p>21780.51815431</text:p>
          </table:table-cell>
          <table:table-cell office:value-type="float" office:value="22400.00007111" calcext:value-type="float">
            <text:p>22400.00007111</text:p>
          </table:table-cell>
          <table:table-cell office:value-type="float" office:value="20136.23538292" calcext:value-type="float">
            <text:p>20136.23538292</text:p>
          </table:table-cell>
          <table:table-cell office:value-type="float" office:value="20146.88838579" calcext:value-type="float">
            <text:p>20146.88838579</text:p>
          </table:table-cell>
          <table:table-cell office:value-type="float" office:value="20212.60604738" calcext:value-type="float">
            <text:p>20212.60604738</text:p>
          </table:table-cell>
          <table:table-cell office:value-type="float" office:value="20136.23538292" calcext:value-type="float">
            <text:p>20136.23538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2.01" calcext:value-type="float">
            <text:p>52.0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46.36" calcext:value-type="float">
            <text:p>946.36</text:p>
          </table:table-cell>
          <table:table-cell office:value-type="float" office:value="2250" calcext:value-type="float">
            <text:p>2250</text:p>
          </table:table-cell>
          <table:table-cell office:value-type="float" office:value="4050" calcext:value-type="float">
            <text:p>4050</text:p>
          </table:table-cell>
          <table:table-cell office:value-type="float" office:value="4350" calcext:value-type="float">
            <text:p>4350</text:p>
          </table:table-cell>
          <table:table-cell office:value-type="float" office:value="5800" calcext:value-type="float">
            <text:p>5800</text:p>
          </table:table-cell>
          <table:table-cell office:value-type="float" office:value="7000" calcext:value-type="float">
            <text:p>7000</text:p>
          </table:table-cell>
          <table:table-cell office:value-type="float" office:value="9300" calcext:value-type="float">
            <text:p>93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687.47" calcext:value-type="float">
            <text:p>10687.47</text:p>
          </table:table-cell>
          <table:table-cell office:value-type="float" office:value="10050" calcext:value-type="float">
            <text:p>1005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0290.25" calcext:value-type="float">
            <text:p>10290.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3050" calcext:value-type="float">
            <text:p>13050</text:p>
          </table:table-cell>
          <table:table-cell office:value-type="float" office:value="13100.11453974" calcext:value-type="float">
            <text:p>13100.11453974</text:p>
          </table:table-cell>
          <table:table-cell office:value-type="float" office:value="12800" calcext:value-type="float">
            <text:p>128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887.01234567" calcext:value-type="float">
            <text:p>12887.01234567</text:p>
          </table:table-cell>
          <table:table-cell office:value-type="float" office:value="11156.75" calcext:value-type="float">
            <text:p>11156.75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1100.01234567" calcext:value-type="float">
            <text:p>11100.01234567</text:p>
          </table:table-cell>
          <table:table-cell office:value-type="float" office:value="12400" calcext:value-type="float">
            <text:p>12400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12950" calcext:value-type="float">
            <text:p>12950</text:p>
          </table:table-cell>
          <table:table-cell table:number-columns-repeated="2" office:value-type="float" office:value="13050" calcext:value-type="float">
            <text:p>13050</text:p>
          </table:table-cell>
          <table:table-cell office:value-type="float" office:value="14866" calcext:value-type="float">
            <text:p>14866</text:p>
          </table:table-cell>
          <table:table-cell office:value-type="float" office:value="18311.4" calcext:value-type="float">
            <text:p>18311.4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7999.99" calcext:value-type="float">
            <text:p>17999.99</text:p>
          </table:table-cell>
          <table:table-cell office:value-type="float" office:value="19414.3968074" calcext:value-type="float">
            <text:p>19414.3968074</text:p>
          </table:table-cell>
          <table:table-cell office:value-type="float" office:value="18586.23030373" calcext:value-type="float">
            <text:p>18586.23030373</text:p>
          </table:table-cell>
          <table:table-cell office:value-type="float" office:value="18000.99" calcext:value-type="float">
            <text:p>18000.99</text:p>
          </table:table-cell>
          <table:table-cell office:value-type="float" office:value="19414.4118074" calcext:value-type="float">
            <text:p>19414.4118074</text:p>
          </table:table-cell>
          <table:table-cell office:value-type="float" office:value="19303.47335765" calcext:value-type="float">
            <text:p>19303.47335765</text:p>
          </table:table-cell>
          <table:table-cell office:value-type="float" office:value="20811" calcext:value-type="float">
            <text:p>20811</text:p>
          </table:table-cell>
          <table:table-cell office:value-type="float" office:value="20589.5999" calcext:value-type="float">
            <text:p>20589.5999</text:p>
          </table:table-cell>
          <table:table-cell office:value-type="float" office:value="19414.41322241" calcext:value-type="float">
            <text:p>19414.41322241</text:p>
          </table:table-cell>
          <table:table-cell office:value-type="float" office:value="20811.00000002" calcext:value-type="float">
            <text:p>20811.00000002</text:p>
          </table:table-cell>
          <table:table-cell office:value-type="float" office:value="23667.65734142" calcext:value-type="float">
            <text:p>23667.65734142</text:p>
          </table:table-cell>
          <table:table-cell office:value-type="float" office:value="28150.04186902" calcext:value-type="float">
            <text:p>28150.04186902</text:p>
          </table:table-cell>
          <table:table-cell office:value-type="float" office:value="29658.53410418" calcext:value-type="float">
            <text:p>29658.53410418</text:p>
          </table:table-cell>
          <table:table-cell office:value-type="float" office:value="23000.00162949" calcext:value-type="float">
            <text:p>23000.00162949</text:p>
          </table:table-cell>
          <table:table-cell office:value-type="float" office:value="20355.76287132" calcext:value-type="float">
            <text:p>20355.76287132</text:p>
          </table:table-cell>
          <table:table-cell office:value-type="float" office:value="20535.76287132" calcext:value-type="float">
            <text:p>20535.76287132</text:p>
          </table:table-cell>
          <table:table-cell office:value-type="float" office:value="20000.00168449" calcext:value-type="float">
            <text:p>20000.00168449</text:p>
          </table:table-cell>
          <table:table-cell office:value-type="float" office:value="20001.107825" calcext:value-type="float">
            <text:p>20001.107825</text:p>
          </table:table-cell>
          <table:table-cell office:value-type="float" office:value="19414.42181646" calcext:value-type="float">
            <text:p>19414.42181646</text:p>
          </table:table-cell>
          <table:table-cell office:value-type="float" office:value="20356.43953266" calcext:value-type="float">
            <text:p>20356.43953266</text:p>
          </table:table-cell>
          <table:table-cell office:value-type="float" office:value="20411.38605447" calcext:value-type="float">
            <text:p>20411.38605447</text:p>
          </table:table-cell>
          <table:table-cell office:value-type="float" office:value="20844.17093403" calcext:value-type="float">
            <text:p>20844.17093403</text:p>
          </table:table-cell>
          <table:table-cell office:value-type="float" office:value="20796.17678817" calcext:value-type="float">
            <text:p>20796.17678817</text:p>
          </table:table-cell>
          <table:table-cell office:value-type="float" office:value="23000.00970402" calcext:value-type="float">
            <text:p>23000.00970402</text:p>
          </table:table-cell>
          <table:table-cell office:value-type="float" office:value="21744.00840403" calcext:value-type="float">
            <text:p>21744.00840403</text:p>
          </table:table-cell>
          <table:table-cell office:value-type="float" office:value="23000.00980405" calcext:value-type="float">
            <text:p>23000.00980405</text:p>
          </table:table-cell>
          <table:table-cell office:value-type="float" office:value="20000.00823503" calcext:value-type="float">
            <text:p>20000.00823503</text:p>
          </table:table-cell>
          <table:table-cell table:number-columns-repeated="2" office:value-type="float" office:value="20000.00923503" calcext:value-type="float">
            <text:p>20000.00923503</text:p>
          </table:table-cell>
          <table:table-cell office:value-type="float" office:value="20844.17223407" calcext:value-type="float">
            <text:p>20844.17223407</text:p>
          </table:table-cell>
          <table:table-cell office:value-type="float" office:value="21923.50704065" calcext:value-type="float">
            <text:p>21923.50704065</text:p>
          </table:table-cell>
          <table:table-cell office:value-type="float" office:value="24629.37883172" calcext:value-type="float">
            <text:p>24629.37883172</text:p>
          </table:table-cell>
          <table:table-cell office:value-type="float" office:value="25408.85558403" calcext:value-type="float">
            <text:p>25408.85558403</text:p>
          </table:table-cell>
          <table:table-cell office:value-type="float" office:value="25377.72233629" calcext:value-type="float">
            <text:p>25377.72233629</text:p>
          </table:table-cell>
          <table:table-cell office:value-type="float" office:value="25377.72247129" calcext:value-type="float">
            <text:p>25377.72247129</text:p>
          </table:table-cell>
          <table:table-cell office:value-type="float" office:value="25301.79527247" calcext:value-type="float">
            <text:p>25301.79527247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425.61663848" calcext:value-type="float">
            <text:p>25425.61663848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669.52503903" calcext:value-type="float">
            <text:p>25669.52503903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7499.99996159" calcext:value-type="float">
            <text:p>27499.99996159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6999.99989245" calcext:value-type="float">
            <text:p>26999.99989245</text:p>
          </table:table-cell>
          <table:table-cell table:number-columns-repeated="3" office:value-type="float" office:value="25999.9996609" calcext:value-type="float">
            <text:p>25999.9996609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489.09249961" calcext:value-type="float">
            <text:p>25489.09249961</text:p>
          </table:table-cell>
          <table:table-cell table:number-columns-repeated="3" office:value-type="float" office:value="25408.85591903" calcext:value-type="float">
            <text:p>25408.85591903</text:p>
          </table:table-cell>
          <table:table-cell office:value-type="float" office:value="25489.09249961" calcext:value-type="float">
            <text:p>25489.09249961</text:p>
          </table:table-cell>
          <table:table-cell table:number-columns-repeated="2" office:value-type="float" office:value="25408.85591903" calcext:value-type="float">
            <text:p>25408.85591903</text:p>
          </table:table-cell>
          <table:table-cell office:value-type="float" office:value="26215.37103925" calcext:value-type="float">
            <text:p>26215.37103925</text:p>
          </table:table-cell>
          <table:table-cell office:value-type="float" office:value="26215.37104471" calcext:value-type="float">
            <text:p>26215.37104471</text:p>
          </table:table-cell>
          <table:table-cell office:value-type="float" office:value="27683.09042721" calcext:value-type="float">
            <text:p>27683.09042721</text:p>
          </table:table-cell>
          <table:table-cell office:value-type="float" office:value="27683.09054421" calcext:value-type="float">
            <text:p>27683.09054421</text:p>
          </table:table-cell>
          <table:table-cell office:value-type="float" office:value="27832.71346574" calcext:value-type="float">
            <text:p>27832.71346574</text:p>
          </table:table-cell>
          <table:table-cell office:value-type="float" office:value="29407.38305424" calcext:value-type="float">
            <text:p>29407.38305424</text:p>
          </table:table-cell>
          <table:table-cell office:value-type="float" office:value="28151.05360437" calcext:value-type="float">
            <text:p>28151.05360437</text:p>
          </table:table-cell>
          <table:table-cell office:value-type="float" office:value="28630.01240121" calcext:value-type="float">
            <text:p>28630.01240121</text:p>
          </table:table-cell>
          <table:table-cell office:value-type="float" office:value="31000.06748428" calcext:value-type="float">
            <text:p>31000.06748428</text:p>
          </table:table-cell>
          <table:table-cell office:value-type="float" office:value="30263.12103168" calcext:value-type="float">
            <text:p>30263.12103168</text:p>
          </table:table-cell>
          <table:table-cell office:value-type="float" office:value="29682.85202864" calcext:value-type="float">
            <text:p>29682.85202864</text:p>
          </table:table-cell>
          <table:table-cell office:value-type="float" office:value="29772.39485656" calcext:value-type="float">
            <text:p>29772.39485656</text:p>
          </table:table-cell>
          <table:table-cell office:value-type="float" office:value="30000.0000055" calcext:value-type="float">
            <text:p>30000.0000055</text:p>
          </table:table-cell>
          <table:table-cell office:value-type="float" office:value="30108.47603014" calcext:value-type="float">
            <text:p>30108.47603014</text:p>
          </table:table-cell>
          <table:table-cell office:value-type="float" office:value="30324.35878732" calcext:value-type="float">
            <text:p>30324.35878732</text:p>
          </table:table-cell>
          <table:table-cell table:number-columns-repeated="2" office:value-type="float" office:value="21605.82038568" calcext:value-type="float">
            <text:p>21605.82038568</text:p>
          </table:table-cell>
          <table:table-cell office:value-type="float" office:value="21642.39031568" calcext:value-type="float">
            <text:p>21642.39031568</text:p>
          </table:table-cell>
          <table:table-cell office:value-type="float" office:value="21370.08711764" calcext:value-type="float">
            <text:p>21370.08711764</text:p>
          </table:table-cell>
          <table:table-cell office:value-type="float" office:value="21754.30657548" calcext:value-type="float">
            <text:p>21754.30657548</text:p>
          </table:table-cell>
          <table:table-cell office:value-type="float" office:value="21900.00480002" calcext:value-type="float">
            <text:p>21900.00480002</text:p>
          </table:table-cell>
          <table:table-cell office:value-type="float" office:value="21806.85355778" calcext:value-type="float">
            <text:p>21806.85355778</text:p>
          </table:table-cell>
          <table:table-cell office:value-type="float" office:value="19630.8100085" calcext:value-type="float">
            <text:p>19630.8100085</text:p>
          </table:table-cell>
          <table:table-cell office:value-type="float" office:value="19517.41731191" calcext:value-type="float">
            <text:p>19517.41731191</text:p>
          </table:table-cell>
          <table:table-cell office:value-type="float" office:value="19517.41732191" calcext:value-type="float">
            <text:p>19517.41732191</text:p>
          </table:table-cell>
          <table:table-cell table:number-columns-repeated="2" office:value-type="float" office:value="19539.92074994" calcext:value-type="float">
            <text:p>19539.92074994</text:p>
          </table:table-cell>
          <table:table-cell office:value-type="float" office:value="18000.00001" calcext:value-type="float">
            <text:p>18000.00001</text:p>
          </table:table-cell>
          <table:table-cell office:value-type="float" office:value="19414.42987504" calcext:value-type="float">
            <text:p>19414.42987504</text:p>
          </table:table-cell>
          <table:table-cell office:value-type="float" office:value="19539.92077317" calcext:value-type="float">
            <text:p>19539.92077317</text:p>
          </table:table-cell>
          <table:table-cell table:number-columns-repeated="3" office:value-type="float" office:value="19721.60194747" calcext:value-type="float">
            <text:p>19721.60194747</text:p>
          </table:table-cell>
          <table:table-cell office:value-type="float" office:value="19414.42989303" calcext:value-type="float">
            <text:p>19414.42989303</text:p>
          </table:table-cell>
          <table:table-cell office:value-type="float" office:value="19139.92019604" calcext:value-type="float">
            <text:p>19139.92019604</text:p>
          </table:table-cell>
          <table:table-cell office:value-type="float" office:value="17422.87804547" calcext:value-type="float">
            <text:p>17422.87804547</text:p>
          </table:table-cell>
          <table:table-cell office:value-type="float" office:value="20001.00101094" calcext:value-type="float">
            <text:p>20001.00101094</text:p>
          </table:table-cell>
          <table:table-cell office:value-type="float" office:value="18102.19634939" calcext:value-type="float">
            <text:p>18102.19634939</text:p>
          </table:table-cell>
          <table:table-cell office:value-type="float" office:value="19414.43001083" calcext:value-type="float">
            <text:p>19414.43001083</text:p>
          </table:table-cell>
          <table:table-cell office:value-type="float" office:value="19199.99769712" calcext:value-type="float">
            <text:p>19199.99769712</text:p>
          </table:table-cell>
          <table:table-cell office:value-type="float" office:value="20008.00097496" calcext:value-type="float">
            <text:p>20008.00097496</text:p>
          </table:table-cell>
          <table:table-cell office:value-type="float" office:value="21601.13637835" calcext:value-type="float">
            <text:p>21601.13637835</text:p>
          </table:table-cell>
          <table:table-cell office:value-type="float" office:value="21605.52046306" calcext:value-type="float">
            <text:p>21605.52046306</text:p>
          </table:table-cell>
          <table:table-cell office:value-type="float" office:value="21480.51981562" calcext:value-type="float">
            <text:p>21480.51981562</text:p>
          </table:table-cell>
          <table:table-cell office:value-type="float" office:value="21206.38284328" calcext:value-type="float">
            <text:p>21206.38284328</text:p>
          </table:table-cell>
          <table:table-cell office:value-type="float" office:value="22211.16629173" calcext:value-type="float">
            <text:p>22211.16629173</text:p>
          </table:table-cell>
          <table:table-cell office:value-type="float" office:value="20008.00192617" calcext:value-type="float">
            <text:p>20008.00192617</text:p>
          </table:table-cell>
          <table:table-cell table:number-columns-repeated="2" office:value-type="float" office:value="20136.23538292" calcext:value-type="float">
            <text:p>20136.23538292</text:p>
          </table:table-cell>
          <table:table-cell office:value-type="float" office:value="20008.00192617" calcext:value-type="float">
            <text:p>20008.001926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22" calcext:value-type="float">
            <text:p>50.22</text:p>
          </table:table-cell>
          <table:table-cell office:value-type="float" office:value="99.99" calcext:value-type="float">
            <text:p>99.99</text:p>
          </table:table-cell>
          <table:table-cell office:value-type="float" office:value="250" calcext:value-type="float">
            <text:p>250</text:p>
          </table:table-cell>
          <table:table-cell office:value-type="float" office:value="895.65" calcext:value-type="float">
            <text:p>895.65</text:p>
          </table:table-cell>
          <table:table-cell office:value-type="float" office:value="2250" calcext:value-type="float">
            <text:p>2250</text:p>
          </table:table-cell>
          <table:table-cell office:value-type="float" office:value="3806" calcext:value-type="float">
            <text:p>3806</text:p>
          </table:table-cell>
          <table:table-cell office:value-type="float" office:value="4250" calcext:value-type="float">
            <text:p>4250</text:p>
          </table:table-cell>
          <table:table-cell office:value-type="float" office:value="5383.5" calcext:value-type="float">
            <text:p>5383.5</text:p>
          </table:table-cell>
          <table:table-cell office:value-type="float" office:value="6625" calcext:value-type="float">
            <text:p>6625</text:p>
          </table:table-cell>
          <table:table-cell office:value-type="float" office:value="9260" calcext:value-type="float">
            <text:p>92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2750" calcext:value-type="float">
            <text:p>12750</text:p>
          </table:table-cell>
          <table:table-cell office:value-type="float" office:value="10239.45" calcext:value-type="float">
            <text:p>10239.45</text:p>
          </table:table-cell>
          <table:table-cell office:value-type="float" office:value="10672.08" calcext:value-type="float">
            <text:p>10672.08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195.22" calcext:value-type="float">
            <text:p>10195.2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950" calcext:value-type="float">
            <text:p>12950</text:p>
          </table:table-cell>
          <table:table-cell office:value-type="float" office:value="13050" calcext:value-type="float">
            <text:p>13050</text:p>
          </table:table-cell>
          <table:table-cell office:value-type="float" office:value="12246.98937268" calcext:value-type="float">
            <text:p>12246.98937268</text:p>
          </table:table-cell>
          <table:table-cell office:value-type="float" office:value="11486.19819848" calcext:value-type="float">
            <text:p>11486.19819848</text:p>
          </table:table-cell>
          <table:table-cell office:value-type="float" office:value="12800" calcext:value-type="float">
            <text:p>128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500.01234567" calcext:value-type="float">
            <text:p>10500.01234567</text:p>
          </table:table-cell>
          <table:table-cell office:value-type="float" office:value="10892" calcext:value-type="float">
            <text:p>10892</text:p>
          </table:table-cell>
          <table:table-cell office:value-type="float" office:value="12206.985" calcext:value-type="float">
            <text:p>12206.985</text:p>
          </table:table-cell>
          <table:table-cell office:value-type="float" office:value="12000" calcext:value-type="float">
            <text:p>12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3001.95" calcext:value-type="float">
            <text:p>13001.95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5501.34110407" calcext:value-type="float">
            <text:p>15501.34110407</text:p>
          </table:table-cell>
          <table:table-cell office:value-type="float" office:value="17591.3411138" calcext:value-type="float">
            <text:p>17591.3411138</text:p>
          </table:table-cell>
          <table:table-cell office:value-type="float" office:value="18139.27" calcext:value-type="float">
            <text:p>18139.27</text:p>
          </table:table-cell>
          <table:table-cell office:value-type="float" office:value="18083.27" calcext:value-type="float">
            <text:p>18083.27</text:p>
          </table:table-cell>
          <table:table-cell office:value-type="float" office:value="17960.10717601" calcext:value-type="float">
            <text:p>17960.10717601</text:p>
          </table:table-cell>
          <table:table-cell office:value-type="float" office:value="17000" calcext:value-type="float">
            <text:p>17000</text:p>
          </table:table-cell>
          <table:table-cell office:value-type="float" office:value="18669.598" calcext:value-type="float">
            <text:p>18669.598</text:p>
          </table:table-cell>
          <table:table-cell office:value-type="float" office:value="20732.10151781" calcext:value-type="float">
            <text:p>20732.10151781</text:p>
          </table:table-cell>
          <table:table-cell office:value-type="float" office:value="20000.04110012" calcext:value-type="float">
            <text:p>20000.04110012</text:p>
          </table:table-cell>
          <table:table-cell office:value-type="float" office:value="18732.10151781" calcext:value-type="float">
            <text:p>18732.10151781</text:p>
          </table:table-cell>
          <table:table-cell office:value-type="float" office:value="20480.00000001" calcext:value-type="float">
            <text:p>20480.00000001</text:p>
          </table:table-cell>
          <table:table-cell office:value-type="float" office:value="23000.00120002" calcext:value-type="float">
            <text:p>23000.00120002</text:p>
          </table:table-cell>
          <table:table-cell office:value-type="float" office:value="27904.88024157" calcext:value-type="float">
            <text:p>27904.88024157</text:p>
          </table:table-cell>
          <table:table-cell office:value-type="float" office:value="28150.04186902" calcext:value-type="float">
            <text:p>28150.04186902</text:p>
          </table:table-cell>
          <table:table-cell office:value-type="float" office:value="22141.2362641" calcext:value-type="float">
            <text:p>22141.2362641</text:p>
          </table:table-cell>
          <table:table-cell table:number-columns-repeated="2" office:value-type="float" office:value="20004.597835" calcext:value-type="float">
            <text:p>20004.597835</text:p>
          </table:table-cell>
          <table:table-cell table:number-columns-repeated="2" office:value-type="float" office:value="19414.42171644" calcext:value-type="float">
            <text:p>19414.42171644</text:p>
          </table:table-cell>
          <table:table-cell office:value-type="float" office:value="19357.28576936" calcext:value-type="float">
            <text:p>19357.28576936</text:p>
          </table:table-cell>
          <table:table-cell office:value-type="float" office:value="20004.599335" calcext:value-type="float">
            <text:p>20004.599335</text:p>
          </table:table-cell>
          <table:table-cell table:number-columns-repeated="2" office:value-type="float" office:value="20356.43954266" calcext:value-type="float">
            <text:p>20356.43954266</text:p>
          </table:table-cell>
          <table:table-cell office:value-type="float" office:value="20000.0017" calcext:value-type="float">
            <text:p>20000.0017</text:p>
          </table:table-cell>
          <table:table-cell office:value-type="float" office:value="21744.008304" calcext:value-type="float">
            <text:p>21744.008304</text:p>
          </table:table-cell>
          <table:table-cell office:value-type="float" office:value="21588.00020003" calcext:value-type="float">
            <text:p>21588.00020003</text:p>
          </table:table-cell>
          <table:table-cell office:value-type="float" office:value="21744.00840403" calcext:value-type="float">
            <text:p>21744.00840403</text:p>
          </table:table-cell>
          <table:table-cell office:value-type="float" office:value="20000.0003" calcext:value-type="float">
            <text:p>20000.0003</text:p>
          </table:table-cell>
          <table:table-cell table:number-columns-repeated="2" office:value-type="float" office:value="20000.0013" calcext:value-type="float">
            <text:p>20000.0013</text:p>
          </table:table-cell>
          <table:table-cell office:value-type="float" office:value="20796.1769882" calcext:value-type="float">
            <text:p>20796.1769882</text:p>
          </table:table-cell>
          <table:table-cell office:value-type="float" office:value="21895.73604962" calcext:value-type="float">
            <text:p>21895.73604962</text:p>
          </table:table-cell>
          <table:table-cell office:value-type="float" office:value="24620.59392218" calcext:value-type="float">
            <text:p>24620.59392218</text:p>
          </table:table-cell>
          <table:table-cell office:value-type="float" office:value="25377.72233629" calcext:value-type="float">
            <text:p>25377.72233629</text:p>
          </table:table-cell>
          <table:table-cell office:value-type="float" office:value="25301.79503747" calcext:value-type="float">
            <text:p>25301.79503747</text:p>
          </table:table-cell>
          <table:table-cell office:value-type="float" office:value="25301.79527247" calcext:value-type="float">
            <text:p>25301.79527247</text:p>
          </table:table-cell>
          <table:table-cell office:value-type="float" office:value="25286.76812225" calcext:value-type="float">
            <text:p>25286.76812225</text:p>
          </table:table-cell>
          <table:table-cell office:value-type="float" office:value="25301.79547247" calcext:value-type="float">
            <text:p>25301.79547247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850.0013" calcext:value-type="float">
            <text:p>25850.0013</text:p>
          </table:table-cell>
          <table:table-cell office:value-type="float" office:value="25377.72267129" calcext:value-type="float">
            <text:p>25377.72267129</text:p>
          </table:table-cell>
          <table:table-cell table:number-columns-repeated="4" office:value-type="float" office:value="25624.91117466" calcext:value-type="float">
            <text:p>25624.91117466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408.85591903" calcext:value-type="float">
            <text:p>25408.85591903</text:p>
          </table:table-cell>
          <table:table-cell table:number-columns-repeated="3" office:value-type="float" office:value="25377.72267129" calcext:value-type="float">
            <text:p>25377.72267129</text:p>
          </table:table-cell>
          <table:table-cell office:value-type="float" office:value="25408.85591903" calcext:value-type="float">
            <text:p>25408.85591903</text:p>
          </table:table-cell>
          <table:table-cell table:number-columns-repeated="2" office:value-type="float" office:value="25403.37838193" calcext:value-type="float">
            <text:p>25403.37838193</text:p>
          </table:table-cell>
          <table:table-cell office:value-type="float" office:value="25899.43659635" calcext:value-type="float">
            <text:p>25899.43659635</text:p>
          </table:table-cell>
          <table:table-cell office:value-type="float" office:value="25550.23118298" calcext:value-type="float">
            <text:p>25550.23118298</text:p>
          </table:table-cell>
          <table:table-cell office:value-type="float" office:value="27552.23118298" calcext:value-type="float">
            <text:p>27552.23118298</text:p>
          </table:table-cell>
          <table:table-cell office:value-type="float" office:value="26343.16736326" calcext:value-type="float">
            <text:p>26343.16736326</text:p>
          </table:table-cell>
          <table:table-cell office:value-type="float" office:value="27683.09054421" calcext:value-type="float">
            <text:p>27683.09054421</text:p>
          </table:table-cell>
          <table:table-cell office:value-type="float" office:value="28151.05356384" calcext:value-type="float">
            <text:p>28151.05356384</text:p>
          </table:table-cell>
          <table:table-cell office:value-type="float" office:value="27832.71349039" calcext:value-type="float">
            <text:p>27832.71349039</text:p>
          </table:table-cell>
          <table:table-cell office:value-type="float" office:value="28561.15461355" calcext:value-type="float">
            <text:p>28561.15461355</text:p>
          </table:table-cell>
          <table:table-cell office:value-type="float" office:value="30108.47539954" calcext:value-type="float">
            <text:p>30108.47539954</text:p>
          </table:table-cell>
          <table:table-cell office:value-type="float" office:value="30108.47590459" calcext:value-type="float">
            <text:p>30108.47590459</text:p>
          </table:table-cell>
          <table:table-cell office:value-type="float" office:value="28151.05504717" calcext:value-type="float">
            <text:p>28151.05504717</text:p>
          </table:table-cell>
          <table:table-cell office:value-type="float" office:value="29682.85204548" calcext:value-type="float">
            <text:p>29682.85204548</text:p>
          </table:table-cell>
          <table:table-cell office:value-type="float" office:value="29772.39487544" calcext:value-type="float">
            <text:p>29772.39487544</text:p>
          </table:table-cell>
          <table:table-cell office:value-type="float" office:value="29772.39491097" calcext:value-type="float">
            <text:p>29772.39491097</text:p>
          </table:table-cell>
          <table:table-cell office:value-type="float" office:value="29927.67709073" calcext:value-type="float">
            <text:p>29927.67709073</text:p>
          </table:table-cell>
          <table:table-cell office:value-type="float" office:value="21462.64070674" calcext:value-type="float">
            <text:p>21462.64070674</text:p>
          </table:table-cell>
          <table:table-cell office:value-type="float" office:value="21126.09240674" calcext:value-type="float">
            <text:p>21126.09240674</text:p>
          </table:table-cell>
          <table:table-cell office:value-type="float" office:value="21319.71625774" calcext:value-type="float">
            <text:p>21319.71625774</text:p>
          </table:table-cell>
          <table:table-cell table:number-columns-repeated="2" office:value-type="float" office:value="20324.3587949" calcext:value-type="float">
            <text:p>20324.3587949</text:p>
          </table:table-cell>
          <table:table-cell office:value-type="float" office:value="21754.30657548" calcext:value-type="float">
            <text:p>21754.30657548</text:p>
          </table:table-cell>
          <table:table-cell office:value-type="float" office:value="20639.93186174" calcext:value-type="float">
            <text:p>20639.93186174</text:p>
          </table:table-cell>
          <table:table-cell office:value-type="float" office:value="19517.41731191" calcext:value-type="float">
            <text:p>19517.41731191</text:p>
          </table:table-cell>
          <table:table-cell office:value-type="float" office:value="19414.42985494" calcext:value-type="float">
            <text:p>19414.42985494</text:p>
          </table:table-cell>
          <table:table-cell table:number-columns-repeated="3" office:value-type="float" office:value="19414.42986504" calcext:value-type="float">
            <text:p>19414.42986504</text:p>
          </table:table-cell>
          <table:table-cell office:value-type="float" office:value="17238.54000327" calcext:value-type="float">
            <text:p>17238.54000327</text:p>
          </table:table-cell>
          <table:table-cell office:value-type="float" office:value="18000.00001" calcext:value-type="float">
            <text:p>18000.00001</text:p>
          </table:table-cell>
          <table:table-cell office:value-type="float" office:value="19414.42987504" calcext:value-type="float">
            <text:p>19414.42987504</text:p>
          </table:table-cell>
          <table:table-cell table:number-columns-repeated="3" office:value-type="float" office:value="19630.81003827" calcext:value-type="float">
            <text:p>19630.81003827</text:p>
          </table:table-cell>
          <table:table-cell office:value-type="float" office:value="19139.92019604" calcext:value-type="float">
            <text:p>19139.92019604</text:p>
          </table:table-cell>
          <table:table-cell office:value-type="float" office:value="18001.00000546" calcext:value-type="float">
            <text:p>18001.00000546</text:p>
          </table:table-cell>
          <table:table-cell office:value-type="float" office:value="17001.00004391" calcext:value-type="float">
            <text:p>17001.00004391</text:p>
          </table:table-cell>
          <table:table-cell office:value-type="float" office:value="19414.42997779" calcext:value-type="float">
            <text:p>19414.42997779</text:p>
          </table:table-cell>
          <table:table-cell office:value-type="float" office:value="18024.4900702" calcext:value-type="float">
            <text:p>18024.4900702</text:p>
          </table:table-cell>
          <table:table-cell office:value-type="float" office:value="17231.64180863" calcext:value-type="float">
            <text:p>17231.64180863</text:p>
          </table:table-cell>
          <table:table-cell office:value-type="float" office:value="18053.68132737" calcext:value-type="float">
            <text:p>18053.68132737</text:p>
          </table:table-cell>
          <table:table-cell office:value-type="float" office:value="19586.83436353" calcext:value-type="float">
            <text:p>19586.83436353</text:p>
          </table:table-cell>
          <table:table-cell office:value-type="float" office:value="21217.14106212" calcext:value-type="float">
            <text:p>21217.14106212</text:p>
          </table:table-cell>
          <table:table-cell office:value-type="float" office:value="21601.13639497" calcext:value-type="float">
            <text:p>21601.13639497</text:p>
          </table:table-cell>
          <table:table-cell office:value-type="float" office:value="21206.38283234" calcext:value-type="float">
            <text:p>21206.38283234</text:p>
          </table:table-cell>
          <table:table-cell office:value-type="float" office:value="21029.5390151" calcext:value-type="float">
            <text:p>21029.5390151</text:p>
          </table:table-cell>
          <table:table-cell office:value-type="float" office:value="22070.06681665" calcext:value-type="float">
            <text:p>22070.06681665</text:p>
          </table:table-cell>
          <table:table-cell office:value-type="float" office:value="19974.21512094" calcext:value-type="float">
            <text:p>19974.21512094</text:p>
          </table:table-cell>
          <table:table-cell table:number-columns-repeated="2" office:value-type="float" office:value="20008.00192617" calcext:value-type="float">
            <text:p>20008.00192617</text:p>
          </table:table-cell>
          <table:table-cell office:value-type="float" office:value="19414.43070193" calcext:value-type="float">
            <text:p>19414.430701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14" calcext:value-type="float">
            <text:p>50.14</text:p>
          </table:table-cell>
          <table:table-cell office:value-type="float" office:value="82.51" calcext:value-type="float">
            <text:p>82.51</text:p>
          </table:table-cell>
          <table:table-cell office:value-type="float" office:value="225" calcext:value-type="float">
            <text:p>225</text:p>
          </table:table-cell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200</text:p>
          </table:table-cell>
          <table:table-cell office:value-type="float" office:value="3700" calcext:value-type="float">
            <text:p>3700</text:p>
          </table:table-cell>
          <table:table-cell office:value-type="float" office:value="4223" calcext:value-type="float">
            <text:p>4223</text:p>
          </table:table-cell>
          <table:table-cell office:value-type="float" office:value="5166.66" calcext:value-type="float">
            <text:p>5166.66</text:p>
          </table:table-cell>
          <table:table-cell office:value-type="float" office:value="6600" calcext:value-type="float">
            <text:p>6600</text:p>
          </table:table-cell>
          <table:table-cell office:value-type="float" office:value="8999" calcext:value-type="float">
            <text:p>8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.05" calcext:value-type="float">
            <text:p>10500.05</text:p>
          </table:table-cell>
          <table:table-cell office:value-type="float" office:value="12350.02" calcext:value-type="float">
            <text:p>12350.02</text:p>
          </table:table-cell>
          <table:table-cell office:value-type="float" office:value="10050" calcext:value-type="float">
            <text:p>10050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90.25" calcext:value-type="float">
            <text:p>10290.25</text:p>
          </table:table-cell>
          <table:table-cell office:value-type="float" office:value="10050" calcext:value-type="float">
            <text:p>1005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1300" calcext:value-type="float">
            <text:p>11300</text:p>
          </table:table-cell>
          <table:table-cell office:value-type="float" office:value="12000" calcext:value-type="float">
            <text:p>120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500" calcext:value-type="float">
            <text:p>105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2100.01234567" calcext:value-type="float">
            <text:p>12100.01234567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3993.1381" calcext:value-type="float">
            <text:p>13993.1381</text:p>
          </table:table-cell>
          <table:table-cell office:value-type="float" office:value="15005" calcext:value-type="float">
            <text:p>15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7253.54" calcext:value-type="float">
            <text:p>17253.54</text:p>
          </table:table-cell>
          <table:table-cell office:value-type="float" office:value="16700.009763" calcext:value-type="float">
            <text:p>16700.009763</text:p>
          </table:table-cell>
          <table:table-cell office:value-type="float" office:value="18000.99" calcext:value-type="float">
            <text:p>18000.99</text:p>
          </table:table-cell>
          <table:table-cell office:value-type="float" office:value="17000" calcext:value-type="float">
            <text:p>17000</text:p>
          </table:table-cell>
          <table:table-cell office:value-type="float" office:value="16927.27" calcext:value-type="float">
            <text:p>16927.27</text:p>
          </table:table-cell>
          <table:table-cell office:value-type="float" office:value="17105.99129318" calcext:value-type="float">
            <text:p>17105.99129318</text:p>
          </table:table-cell>
          <table:table-cell office:value-type="float" office:value="20589.5999" calcext:value-type="float">
            <text:p>20589.5999</text:p>
          </table:table-cell>
          <table:table-cell office:value-type="float" office:value="20000" calcext:value-type="float">
            <text:p>2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.0987" calcext:value-type="float">
            <text:p>20000.0987</text:p>
          </table:table-cell>
          <table:table-cell office:value-type="float" office:value="22811.00020002" calcext:value-type="float">
            <text:p>22811.00020002</text:p>
          </table:table-cell>
          <table:table-cell office:value-type="float" office:value="26667.65781042" calcext:value-type="float">
            <text:p>26667.65781042</text:p>
          </table:table-cell>
          <table:table-cell office:value-type="float" office:value="26167.04286903" calcext:value-type="float">
            <text:p>26167.04286903</text:p>
          </table:table-cell>
          <table:table-cell office:value-type="float" office:value="21743.008039" calcext:value-type="float">
            <text:p>21743.008039</text:p>
          </table:table-cell>
          <table:table-cell office:value-type="float" office:value="20000.000155" calcext:value-type="float">
            <text:p>20000.000155</text:p>
          </table:table-cell>
          <table:table-cell office:value-type="float" office:value="20000.00168449" calcext:value-type="float">
            <text:p>20000.00168449</text:p>
          </table:table-cell>
          <table:table-cell office:value-type="float" office:value="19226.900055" calcext:value-type="float">
            <text:p>19226.900055</text:p>
          </table:table-cell>
          <table:table-cell office:value-type="float" office:value="19357.28566936" calcext:value-type="float">
            <text:p>19357.28566936</text:p>
          </table:table-cell>
          <table:table-cell office:value-type="float" office:value="19226.900055" calcext:value-type="float">
            <text:p>19226.900055</text:p>
          </table:table-cell>
          <table:table-cell office:value-type="float" office:value="19414.42391646" calcext:value-type="float">
            <text:p>19414.42391646</text:p>
          </table:table-cell>
          <table:table-cell office:value-type="float" office:value="19414.42392646" calcext:value-type="float">
            <text:p>19414.42392646</text:p>
          </table:table-cell>
          <table:table-cell office:value-type="float" office:value="20000.03801" calcext:value-type="float">
            <text:p>20000.03801</text:p>
          </table:table-cell>
          <table:table-cell office:value-type="float" office:value="20000" calcext:value-type="float">
            <text:p>20000</text:p>
          </table:table-cell>
          <table:table-cell office:value-type="float" office:value="21588" calcext:value-type="float">
            <text:p>21588</text:p>
          </table:table-cell>
          <table:table-cell office:value-type="float" office:value="21000.01010003" calcext:value-type="float">
            <text:p>21000.01010003</text:p>
          </table:table-cell>
          <table:table-cell office:value-type="float" office:value="21588.00020003" calcext:value-type="float">
            <text:p>21588.00020003</text:p>
          </table:table-cell>
          <table:table-cell office:value-type="float" office:value="19414.42530435" calcext:value-type="float">
            <text:p>19414.42530435</text:p>
          </table:table-cell>
          <table:table-cell table:number-columns-repeated="2" office:value-type="float" office:value="19414.42630435" calcext:value-type="float">
            <text:p>19414.42630435</text:p>
          </table:table-cell>
          <table:table-cell office:value-type="float" office:value="20645.57137245" calcext:value-type="float">
            <text:p>20645.57137245</text:p>
          </table:table-cell>
          <table:table-cell office:value-type="float" office:value="21847.98023918" calcext:value-type="float">
            <text:p>21847.98023918</text:p>
          </table:table-cell>
          <table:table-cell office:value-type="float" office:value="24544.00168118" calcext:value-type="float">
            <text:p>24544.00168118</text:p>
          </table:table-cell>
          <table:table-cell office:value-type="float" office:value="25301.79503747" calcext:value-type="float">
            <text:p>25301.79503747</text:p>
          </table:table-cell>
          <table:table-cell office:value-type="float" office:value="25286.76798725" calcext:value-type="float">
            <text:p>25286.76798725</text:p>
          </table:table-cell>
          <table:table-cell office:value-type="float" office:value="25286.76812225" calcext:value-type="float">
            <text:p>25286.76812225</text:p>
          </table:table-cell>
          <table:table-cell office:value-type="float" office:value="25272.00957953" calcext:value-type="float">
            <text:p>25272.00957953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301.79547247" calcext:value-type="float">
            <text:p>25301.79547247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301.79557247" calcext:value-type="float">
            <text:p>25301.79557247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403.09475922" calcext:value-type="float">
            <text:p>25403.09475922</text:p>
          </table:table-cell>
          <table:table-cell office:value-type="float" office:value="25624.91117466" calcext:value-type="float">
            <text:p>25624.91117466</text:p>
          </table:table-cell>
          <table:table-cell office:value-type="float" office:value="25301.79557247" calcext:value-type="float">
            <text:p>25301.79557247</text:p>
          </table:table-cell>
          <table:table-cell table:number-columns-repeated="4" office:value-type="float" office:value="25489.09249961" calcext:value-type="float">
            <text:p>25489.09249961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377.72267129" calcext:value-type="float">
            <text:p>25377.72267129</text:p>
          </table:table-cell>
          <table:table-cell table:number-columns-repeated="3" office:value-type="float" office:value="25301.79557247" calcext:value-type="float">
            <text:p>25301.79557247</text:p>
          </table:table-cell>
          <table:table-cell office:value-type="float" office:value="25403.37838193" calcext:value-type="float">
            <text:p>25403.37838193</text:p>
          </table:table-cell>
          <table:table-cell table:number-columns-repeated="2" office:value-type="float" office:value="25377.72267129" calcext:value-type="float">
            <text:p>25377.72267129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489.09250507" calcext:value-type="float">
            <text:p>25489.09250507</text:p>
          </table:table-cell>
          <table:table-cell office:value-type="float" office:value="26343.16724626" calcext:value-type="float">
            <text:p>26343.16724626</text:p>
          </table:table-cell>
          <table:table-cell office:value-type="float" office:value="26215.37116171" calcext:value-type="float">
            <text:p>26215.37116171</text:p>
          </table:table-cell>
          <table:table-cell office:value-type="float" office:value="27495.91063086" calcext:value-type="float">
            <text:p>27495.91063086</text:p>
          </table:table-cell>
          <table:table-cell office:value-type="float" office:value="27832.71346574" calcext:value-type="float">
            <text:p>27832.71346574</text:p>
          </table:table-cell>
          <table:table-cell office:value-type="float" office:value="27683.09056886" calcext:value-type="float">
            <text:p>27683.09056886</text:p>
          </table:table-cell>
          <table:table-cell office:value-type="float" office:value="28352.08287912" calcext:value-type="float">
            <text:p>28352.08287912</text:p>
          </table:table-cell>
          <table:table-cell office:value-type="float" office:value="29772.39428479" calcext:value-type="float">
            <text:p>29772.39428479</text:p>
          </table:table-cell>
          <table:table-cell office:value-type="float" office:value="29772.39478984" calcext:value-type="float">
            <text:p>29772.39478984</text:p>
          </table:table-cell>
          <table:table-cell office:value-type="float" office:value="27832.71407936" calcext:value-type="float">
            <text:p>27832.71407936</text:p>
          </table:table-cell>
          <table:table-cell office:value-type="float" office:value="28151.05507925" calcext:value-type="float">
            <text:p>28151.05507925</text:p>
          </table:table-cell>
          <table:table-cell office:value-type="float" office:value="29682.85206436" calcext:value-type="float">
            <text:p>29682.85206436</text:p>
          </table:table-cell>
          <table:table-cell office:value-type="float" office:value="29682.85209989" calcext:value-type="float">
            <text:p>29682.85209989</text:p>
          </table:table-cell>
          <table:table-cell office:value-type="float" office:value="29772.39491097" calcext:value-type="float">
            <text:p>29772.39491097</text:p>
          </table:table-cell>
          <table:table-cell office:value-type="float" office:value="20853.65389928" calcext:value-type="float">
            <text:p>20853.65389928</text:p>
          </table:table-cell>
          <table:table-cell table:number-columns-repeated="2" office:value-type="float" office:value="20844.05647042" calcext:value-type="float">
            <text:p>20844.05647042</text:p>
          </table:table-cell>
          <table:table-cell table:number-columns-repeated="2" office:value-type="float" office:value="20008.00045782" calcext:value-type="float">
            <text:p>20008.00045782</text:p>
          </table:table-cell>
          <table:table-cell office:value-type="float" office:value="21336.22250528" calcext:value-type="float">
            <text:p>21336.22250528</text:p>
          </table:table-cell>
          <table:table-cell office:value-type="float" office:value="20008.00059048" calcext:value-type="float">
            <text:p>20008.00059048</text:p>
          </table:table-cell>
          <table:table-cell office:value-type="float" office:value="19414.42985494" calcext:value-type="float">
            <text:p>19414.42985494</text:p>
          </table:table-cell>
          <table:table-cell office:value-type="float" office:value="17850.0000971" calcext:value-type="float">
            <text:p>17850.0000971</text:p>
          </table:table-cell>
          <table:table-cell office:value-type="float" office:value="17975.7581605" calcext:value-type="float">
            <text:p>17975.7581605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16784.91016811" calcext:value-type="float">
            <text:p>16784.91016811</text:p>
          </table:table-cell>
          <table:table-cell office:value-type="float" office:value="18781.87782275" calcext:value-type="float">
            <text:p>18781.87782275</text:p>
          </table:table-cell>
          <table:table-cell table:number-columns-repeated="3" office:value-type="float" office:value="19414.42989303" calcext:value-type="float">
            <text:p>19414.42989303</text:p>
          </table:table-cell>
          <table:table-cell office:value-type="float" office:value="18001.00000546" calcext:value-type="float">
            <text:p>18001.00000546</text:p>
          </table:table-cell>
          <table:table-cell office:value-type="float" office:value="17001.00000546" calcext:value-type="float">
            <text:p>17001.00000546</text:p>
          </table:table-cell>
          <table:table-cell office:value-type="float" office:value="16045.7054909" calcext:value-type="float">
            <text:p>16045.7054909</text:p>
          </table:table-cell>
          <table:table-cell office:value-type="float" office:value="18001.00005485" calcext:value-type="float">
            <text:p>18001.00005485</text:p>
          </table:table-cell>
          <table:table-cell office:value-type="float" office:value="17719.00001094" calcext:value-type="float">
            <text:p>17719.00001094</text:p>
          </table:table-cell>
          <table:table-cell office:value-type="float" office:value="16487.36803528" calcext:value-type="float">
            <text:p>16487.36803528</text:p>
          </table:table-cell>
          <table:table-cell office:value-type="float" office:value="15745.55582898" calcext:value-type="float">
            <text:p>15745.55582898</text:p>
          </table:table-cell>
          <table:table-cell office:value-type="float" office:value="19414.43003271" calcext:value-type="float">
            <text:p>19414.43003271</text:p>
          </table:table-cell>
          <table:table-cell office:value-type="float" office:value="20008.00189335" calcext:value-type="float">
            <text:p>20008.00189335</text:p>
          </table:table-cell>
          <table:table-cell office:value-type="float" office:value="20136.23538292" calcext:value-type="float">
            <text:p>20136.23538292</text:p>
          </table:table-cell>
          <table:table-cell office:value-type="float" office:value="20498.84989538" calcext:value-type="float">
            <text:p>20498.84989538</text:p>
          </table:table-cell>
          <table:table-cell office:value-type="float" office:value="20498.84990632" calcext:value-type="float">
            <text:p>20498.84990632</text:p>
          </table:table-cell>
          <table:table-cell office:value-type="float" office:value="20666.019827" calcext:value-type="float">
            <text:p>20666.019827</text:p>
          </table:table-cell>
          <table:table-cell table:number-columns-repeated="2" office:value-type="float" office:value="19586.8394681" calcext:value-type="float">
            <text:p>19586.8394681</text:p>
          </table:table-cell>
          <table:table-cell office:value-type="float" office:value="19414.43070193" calcext:value-type="float">
            <text:p>19414.43070193</text:p>
          </table:table-cell>
          <table:table-cell office:value-type="float" office:value="19267.5276892" calcext:value-type="float">
            <text:p>19267.52768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2006.15" calcext:value-type="float">
            <text:p>2006.15</text:p>
          </table:table-cell>
          <table:table-cell office:value-type="float" office:value="3356" calcext:value-type="float">
            <text:p>3356</text:p>
          </table:table-cell>
          <table:table-cell office:value-type="float" office:value="4160.94" calcext:value-type="float">
            <text:p>4160.94</text:p>
          </table:table-cell>
          <table:table-cell office:value-type="float" office:value="5100" calcext:value-type="float">
            <text:p>5100</text:p>
          </table:table-cell>
          <table:table-cell office:value-type="float" office:value="6530" calcext:value-type="float">
            <text:p>6530</text:p>
          </table:table-cell>
          <table:table-cell office:value-type="float" office:value="8910.1" calcext:value-type="float">
            <text:p>8910.1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95.22" calcext:value-type="float">
            <text:p>1019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10195.22" calcext:value-type="float">
            <text:p>10195.22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901.47" calcext:value-type="float">
            <text:p>10901.47</text:p>
          </table:table-cell>
          <table:table-cell office:value-type="float" office:value="12544.60640883" calcext:value-type="float">
            <text:p>12544.60640883</text:p>
          </table:table-cell>
          <table:table-cell office:value-type="float" office:value="12800" calcext:value-type="float">
            <text:p>12800</text:p>
          </table:table-cell>
          <table:table-cell office:value-type="float" office:value="11486.19819848" calcext:value-type="float">
            <text:p>11486.19819848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0591.2595" calcext:value-type="float">
            <text:p>10591.2595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2088.20304958" calcext:value-type="float">
            <text:p>12088.20304958</text:p>
          </table:table-cell>
          <table:table-cell office:value-type="float" office:value="11549.22307692" calcext:value-type="float">
            <text:p>11549.22307692</text:p>
          </table:table-cell>
          <table:table-cell office:value-type="float" office:value="12500" calcext:value-type="float">
            <text:p>12500</text:p>
          </table:table-cell>
          <table:table-cell office:value-type="float" office:value="12718" calcext:value-type="float">
            <text:p>12718</text:p>
          </table:table-cell>
          <table:table-cell office:value-type="float" office:value="12801" calcext:value-type="float">
            <text:p>12801</text:p>
          </table:table-cell>
          <table:table-cell office:value-type="float" office:value="13406" calcext:value-type="float">
            <text:p>13406</text:p>
          </table:table-cell>
          <table:table-cell office:value-type="float" office:value="14600.27022936" calcext:value-type="float">
            <text:p>14600.27022936</text:p>
          </table:table-cell>
          <table:table-cell office:value-type="float" office:value="14941.20023553" calcext:value-type="float">
            <text:p>14941.20023553</text:p>
          </table:table-cell>
          <table:table-cell office:value-type="float" office:value="16433.40919973" calcext:value-type="float">
            <text:p>16433.40919973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7000" calcext:value-type="float">
            <text:p>17000</text:p>
          </table:table-cell>
          <table:table-cell office:value-type="float" office:value="16090.27" calcext:value-type="float">
            <text:p>16090.27</text:p>
          </table:table-cell>
          <table:table-cell office:value-type="float" office:value="15000" calcext:value-type="float">
            <text:p>15000</text:p>
          </table:table-cell>
          <table:table-cell office:value-type="float" office:value="17009.05131474" calcext:value-type="float">
            <text:p>17009.05131474</text:p>
          </table:table-cell>
          <table:table-cell office:value-type="float" office:value="20000" calcext:value-type="float">
            <text:p>20000</text:p>
          </table:table-cell>
          <table:table-cell office:value-type="float" office:value="19982" calcext:value-type="float">
            <text:p>19982</text:p>
          </table:table-cell>
          <table:table-cell office:value-type="float" office:value="17515.85361849" calcext:value-type="float">
            <text:p>17515.85361849</text:p>
          </table:table-cell>
          <table:table-cell office:value-type="float" office:value="19414.41322244" calcext:value-type="float">
            <text:p>19414.41322244</text:p>
          </table:table-cell>
          <table:table-cell office:value-type="float" office:value="21300.20030001" calcext:value-type="float">
            <text:p>21300.20030001</text:p>
          </table:table-cell>
          <table:table-cell office:value-type="float" office:value="26167.04286903" calcext:value-type="float">
            <text:p>26167.04286903</text:p>
          </table:table-cell>
          <table:table-cell office:value-type="float" office:value="25000.000369" calcext:value-type="float">
            <text:p>25000.000369</text:p>
          </table:table-cell>
          <table:table-cell office:value-type="float" office:value="20887.72845953" calcext:value-type="float">
            <text:p>20887.72845953</text:p>
          </table:table-cell>
          <table:table-cell office:value-type="float" office:value="19976.000055" calcext:value-type="float">
            <text:p>19976.000055</text:p>
          </table:table-cell>
          <table:table-cell office:value-type="float" office:value="19414.42171644" calcext:value-type="float">
            <text:p>19414.42171644</text:p>
          </table:table-cell>
          <table:table-cell office:value-type="float" office:value="18024.12550453" calcext:value-type="float">
            <text:p>18024.12550453</text:p>
          </table:table-cell>
          <table:table-cell office:value-type="float" office:value="19226.900055" calcext:value-type="float">
            <text:p>19226.900055</text:p>
          </table:table-cell>
          <table:table-cell office:value-type="float" office:value="18024.12560453" calcext:value-type="float">
            <text:p>18024.12560453</text:p>
          </table:table-cell>
          <table:table-cell office:value-type="float" office:value="19226.900225" calcext:value-type="float">
            <text:p>19226.900225</text:p>
          </table:table-cell>
          <table:table-cell office:value-type="float" office:value="19226.900235" calcext:value-type="float">
            <text:p>19226.900235</text:p>
          </table:table-cell>
          <table:table-cell office:value-type="float" office:value="20000.0017" calcext:value-type="float">
            <text:p>20000.0017</text:p>
          </table:table-cell>
          <table:table-cell office:value-type="float" office:value="19414.42392646" calcext:value-type="float">
            <text:p>19414.42392646</text:p>
          </table:table-cell>
          <table:table-cell office:value-type="float" office:value="20844.17093403" calcext:value-type="float">
            <text:p>20844.17093403</text:p>
          </table:table-cell>
          <table:table-cell office:value-type="float" office:value="20844.17113407" calcext:value-type="float">
            <text:p>20844.17113407</text:p>
          </table:table-cell>
          <table:table-cell office:value-type="float" office:value="21000.01010003" calcext:value-type="float">
            <text:p>21000.01010003</text:p>
          </table:table-cell>
          <table:table-cell office:value-type="float" office:value="19300.08911004" calcext:value-type="float">
            <text:p>19300.08911004</text:p>
          </table:table-cell>
          <table:table-cell office:value-type="float" office:value="19238.94043503" calcext:value-type="float">
            <text:p>19238.94043503</text:p>
          </table:table-cell>
          <table:table-cell office:value-type="float" office:value="19392.21998847" calcext:value-type="float">
            <text:p>19392.21998847</text:p>
          </table:table-cell>
          <table:table-cell office:value-type="float" office:value="20642.87923332" calcext:value-type="float">
            <text:p>20642.87923332</text:p>
          </table:table-cell>
          <table:table-cell office:value-type="float" office:value="21784.39639901" calcext:value-type="float">
            <text:p>21784.39639901</text:p>
          </table:table-cell>
          <table:table-cell office:value-type="float" office:value="24527.98464997" calcext:value-type="float">
            <text:p>24527.98464997</text:p>
          </table:table-cell>
          <table:table-cell office:value-type="float" office:value="25286.76798725" calcext:value-type="float">
            <text:p>25286.76798725</text:p>
          </table:table-cell>
          <table:table-cell office:value-type="float" office:value="25272.00934453" calcext:value-type="float">
            <text:p>25272.00934453</text:p>
          </table:table-cell>
          <table:table-cell office:value-type="float" office:value="25272.00957953" calcext:value-type="float">
            <text:p>25272.00957953</text:p>
          </table:table-cell>
          <table:table-cell office:value-type="float" office:value="25255.7570659" calcext:value-type="float">
            <text:p>25255.7570659</text:p>
          </table:table-cell>
          <table:table-cell office:value-type="float" office:value="25272.00977953" calcext:value-type="float">
            <text:p>25272.00977953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301.79547247" calcext:value-type="float">
            <text:p>25301.79547247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428.93653308" calcext:value-type="float">
            <text:p>25428.93653308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489.09249961" calcext:value-type="float">
            <text:p>25489.09249961</text:p>
          </table:table-cell>
          <table:table-cell office:value-type="float" office:value="25286.76832225" calcext:value-type="float">
            <text:p>25286.76832225</text:p>
          </table:table-cell>
          <table:table-cell table:number-columns-repeated="4" office:value-type="float" office:value="25408.85591903" calcext:value-type="float">
            <text:p>25408.85591903</text:p>
          </table:table-cell>
          <table:table-cell office:value-type="float" office:value="25381.09348275" calcext:value-type="float">
            <text:p>25381.09348275</text:p>
          </table:table-cell>
          <table:table-cell office:value-type="float" office:value="25301.79557247" calcext:value-type="float">
            <text:p>25301.79557247</text:p>
          </table:table-cell>
          <table:table-cell table:number-columns-repeated="3" office:value-type="float" office:value="25286.76832225" calcext:value-type="float">
            <text:p>25286.76832225</text:p>
          </table:table-cell>
          <table:table-cell office:value-type="float" office:value="25377.72267129" calcext:value-type="float">
            <text:p>25377.72267129</text:p>
          </table:table-cell>
          <table:table-cell table:number-columns-repeated="2" office:value-type="float" office:value="25301.79557247" calcext:value-type="float">
            <text:p>25301.79557247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408.85592449" calcext:value-type="float">
            <text:p>25408.85592449</text:p>
          </table:table-cell>
          <table:table-cell office:value-type="float" office:value="26215.37104471" calcext:value-type="float">
            <text:p>26215.37104471</text:p>
          </table:table-cell>
          <table:table-cell office:value-type="float" office:value="26054.52934313" calcext:value-type="float">
            <text:p>26054.52934313</text:p>
          </table:table-cell>
          <table:table-cell office:value-type="float" office:value="26343.16736326" calcext:value-type="float">
            <text:p>26343.16736326</text:p>
          </table:table-cell>
          <table:table-cell office:value-type="float" office:value="27683.09054421" calcext:value-type="float">
            <text:p>27683.09054421</text:p>
          </table:table-cell>
          <table:table-cell office:value-type="float" office:value="27495.91065551" calcext:value-type="float">
            <text:p>27495.91065551</text:p>
          </table:table-cell>
          <table:table-cell office:value-type="float" office:value="28290.69416447" calcext:value-type="float">
            <text:p>28290.69416447</text:p>
          </table:table-cell>
          <table:table-cell office:value-type="float" office:value="29682.85145015" calcext:value-type="float">
            <text:p>29682.85145015</text:p>
          </table:table-cell>
          <table:table-cell office:value-type="float" office:value="29682.8519552" calcext:value-type="float">
            <text:p>29682.8519552</text:p>
          </table:table-cell>
          <table:table-cell office:value-type="float" office:value="27683.09115099" calcext:value-type="float">
            <text:p>27683.09115099</text:p>
          </table:table-cell>
          <table:table-cell office:value-type="float" office:value="27832.7140962" calcext:value-type="float">
            <text:p>27832.7140962</text:p>
          </table:table-cell>
          <table:table-cell office:value-type="float" office:value="28151.05510613" calcext:value-type="float">
            <text:p>28151.05510613</text:p>
          </table:table-cell>
          <table:table-cell office:value-type="float" office:value="28151.05514166" calcext:value-type="float">
            <text:p>28151.05514166</text:p>
          </table:table-cell>
          <table:table-cell office:value-type="float" office:value="29682.85209989" calcext:value-type="float">
            <text:p>29682.85209989</text:p>
          </table:table-cell>
          <table:table-cell office:value-type="float" office:value="20324.35875914" calcext:value-type="float">
            <text:p>20324.35875914</text:p>
          </table:table-cell>
          <table:table-cell office:value-type="float" office:value="20324.358765" calcext:value-type="float">
            <text:p>20324.358765</text:p>
          </table:table-cell>
          <table:table-cell office:value-type="float" office:value="20324.3587751" calcext:value-type="float">
            <text:p>20324.3587751</text:p>
          </table:table-cell>
          <table:table-cell table:number-columns-repeated="2" office:value-type="float" office:value="20000.0000198" calcext:value-type="float">
            <text:p>20000.0000198</text:p>
          </table:table-cell>
          <table:table-cell office:value-type="float" office:value="20008.00058271" calcext:value-type="float">
            <text:p>20008.00058271</text:p>
          </table:table-cell>
          <table:table-cell office:value-type="float" office:value="20000.00002757" calcext:value-type="float">
            <text:p>20000.00002757</text:p>
          </table:table-cell>
          <table:table-cell office:value-type="float" office:value="18056.74740165" calcext:value-type="float">
            <text:p>18056.74740165</text:p>
          </table:table-cell>
          <table:table-cell office:value-type="float" office:value="16508.62693371" calcext:value-type="float">
            <text:p>16508.62693371</text:p>
          </table:table-cell>
          <table:table-cell office:value-type="float" office:value="15745.55560258" calcext:value-type="float">
            <text:p>15745.55560258</text:p>
          </table:table-cell>
          <table:table-cell table:number-columns-repeated="2" office:value-type="float" office:value="17975.7581605" calcext:value-type="float">
            <text:p>17975.7581605</text:p>
          </table:table-cell>
          <table:table-cell office:value-type="float" office:value="16270.90285773" calcext:value-type="float">
            <text:p>16270.90285773</text:p>
          </table:table-cell>
          <table:table-cell office:value-type="float" office:value="15745.55561581" calcext:value-type="float">
            <text:p>15745.55561581</text:p>
          </table:table-cell>
          <table:table-cell office:value-type="float" office:value="18000.00001" calcext:value-type="float">
            <text:p>18000.00001</text:p>
          </table:table-cell>
          <table:table-cell table:number-columns-repeated="3" office:value-type="float" office:value="19239.92051861" calcext:value-type="float">
            <text:p>19239.92051861</text:p>
          </table:table-cell>
          <table:table-cell office:value-type="float" office:value="17001.00000546" calcext:value-type="float">
            <text:p>17001.00000546</text:p>
          </table:table-cell>
          <table:table-cell office:value-type="float" office:value="16101.24017803" calcext:value-type="float">
            <text:p>16101.24017803</text:p>
          </table:table-cell>
          <table:table-cell office:value-type="float" office:value="15745.55574414" calcext:value-type="float">
            <text:p>15745.55574414</text:p>
          </table:table-cell>
          <table:table-cell office:value-type="float" office:value="17001.00005485" calcext:value-type="float">
            <text:p>17001.00005485</text:p>
          </table:table-cell>
          <table:table-cell office:value-type="float" office:value="17301.00107785" calcext:value-type="float">
            <text:p>17301.00107785</text:p>
          </table:table-cell>
          <table:table-cell office:value-type="float" office:value="16124.48768302" calcext:value-type="float">
            <text:p>16124.48768302</text:p>
          </table:table-cell>
          <table:table-cell office:value-type="float" office:value="15499.89106226" calcext:value-type="float">
            <text:p>15499.89106226</text:p>
          </table:table-cell>
          <table:table-cell office:value-type="float" office:value="19199.99770806" calcext:value-type="float">
            <text:p>19199.99770806</text:p>
          </table:table-cell>
          <table:table-cell office:value-type="float" office:value="19906.53891363" calcext:value-type="float">
            <text:p>19906.53891363</text:p>
          </table:table-cell>
          <table:table-cell office:value-type="float" office:value="20008.00190429" calcext:value-type="float">
            <text:p>20008.00190429</text:p>
          </table:table-cell>
          <table:table-cell table:number-columns-repeated="2" office:value-type="float" office:value="20136.23538292" calcext:value-type="float">
            <text:p>20136.23538292</text:p>
          </table:table-cell>
          <table:table-cell office:value-type="float" office:value="20498.84990632" calcext:value-type="float">
            <text:p>20498.84990632</text:p>
          </table:table-cell>
          <table:table-cell table:number-columns-repeated="2" office:value-type="float" office:value="19414.43069647" calcext:value-type="float">
            <text:p>19414.43069647</text:p>
          </table:table-cell>
          <table:table-cell office:value-type="float" office:value="19183.15517099" calcext:value-type="float">
            <text:p>19183.15517099</text:p>
          </table:table-cell>
          <table:table-cell office:value-type="float" office:value="18799.99657552" calcext:value-type="float">
            <text:p>18799.996575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52.01" calcext:value-type="float">
            <text:p>52.01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4150" calcext:value-type="float">
            <text:p>4150</text:p>
          </table:table-cell>
          <table:table-cell office:value-type="float" office:value="5100" calcext:value-type="float">
            <text:p>5100</text:p>
          </table:table-cell>
          <table:table-cell office:value-type="float" office:value="6500" calcext:value-type="float">
            <text:p>6500</text:p>
          </table:table-cell>
          <table:table-cell office:value-type="float" office:value="8884" calcext:value-type="float">
            <text:p>8884</text:p>
          </table:table-cell>
          <table:table-cell office:value-type="float" office:value="9500" calcext:value-type="float">
            <text:p>9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0" calcext:value-type="float">
            <text:p>1005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2246.98937268" calcext:value-type="float">
            <text:p>12246.98937268</text:p>
          </table:table-cell>
          <table:table-cell office:value-type="float" office:value="12630.6809386" calcext:value-type="float">
            <text:p>12630.6809386</text:p>
          </table:table-cell>
          <table:table-cell office:value-type="float" office:value="11300" calcext:value-type="float">
            <text:p>113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1486.19819848" calcext:value-type="float">
            <text:p>11486.19819848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556.75" calcext:value-type="float">
            <text:p>10556.75</text:p>
          </table:table-cell>
          <table:table-cell office:value-type="float" office:value="12001" calcext:value-type="float">
            <text:p>12001</text:p>
          </table:table-cell>
          <table:table-cell office:value-type="float" office:value="11491.00606186" calcext:value-type="float">
            <text:p>11491.00606186</text:p>
          </table:table-cell>
          <table:table-cell office:value-type="float" office:value="12165.24568696" calcext:value-type="float">
            <text:p>12165.24568696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800" calcext:value-type="float">
            <text:p>12800</text:p>
          </table:table-cell>
          <table:table-cell office:value-type="float" office:value="13369.771068" calcext:value-type="float">
            <text:p>13369.771068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4500" calcext:value-type="float">
            <text:p>1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5144.02021312" calcext:value-type="float">
            <text:p>15144.02021312</text:p>
          </table:table-cell>
          <table:table-cell office:value-type="float" office:value="16700.009763" calcext:value-type="float">
            <text:p>16700.009763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5000" calcext:value-type="float">
            <text:p>150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19690" calcext:value-type="float">
            <text:p>19690</text:p>
          </table:table-cell>
          <table:table-cell office:value-type="float" office:value="16927.271" calcext:value-type="float">
            <text:p>16927.271</text:p>
          </table:table-cell>
          <table:table-cell office:value-type="float" office:value="18015.85361851" calcext:value-type="float">
            <text:p>18015.85361851</text:p>
          </table:table-cell>
          <table:table-cell office:value-type="float" office:value="21071.49857402" calcext:value-type="float">
            <text:p>21071.49857402</text:p>
          </table:table-cell>
          <table:table-cell table:number-columns-repeated="2" office:value-type="float" office:value="24139.17326902" calcext:value-type="float">
            <text:p>24139.17326902</text:p>
          </table:table-cell>
          <table:table-cell office:value-type="float" office:value="20844.17843903" calcext:value-type="float">
            <text:p>20844.17843903</text:p>
          </table:table-cell>
          <table:table-cell office:value-type="float" office:value="19414.42171644" calcext:value-type="float">
            <text:p>19414.42171644</text:p>
          </table:table-cell>
          <table:table-cell office:value-type="float" office:value="19226.900055" calcext:value-type="float">
            <text:p>19226.900055</text:p>
          </table:table-cell>
          <table:table-cell office:value-type="float" office:value="15159.09859078" calcext:value-type="float">
            <text:p>15159.09859078</text:p>
          </table:table-cell>
          <table:table-cell office:value-type="float" office:value="18024.12550453" calcext:value-type="float">
            <text:p>18024.12550453</text:p>
          </table:table-cell>
          <table:table-cell office:value-type="float" office:value="15000.09" calcext:value-type="float">
            <text:p>15000.09</text:p>
          </table:table-cell>
          <table:table-cell office:value-type="float" office:value="19200.0899" calcext:value-type="float">
            <text:p>19200.0899</text:p>
          </table:table-cell>
          <table:table-cell office:value-type="float" office:value="18024.12571453" calcext:value-type="float">
            <text:p>18024.12571453</text:p>
          </table:table-cell>
          <table:table-cell office:value-type="float" office:value="19414.42392646" calcext:value-type="float">
            <text:p>19414.42392646</text:p>
          </table:table-cell>
          <table:table-cell office:value-type="float" office:value="19226.900235" calcext:value-type="float">
            <text:p>19226.900235</text:p>
          </table:table-cell>
          <table:table-cell office:value-type="float" office:value="20796.17678817" calcext:value-type="float">
            <text:p>20796.17678817</text:p>
          </table:table-cell>
          <table:table-cell office:value-type="float" office:value="20796.1768882" calcext:value-type="float">
            <text:p>20796.1768882</text:p>
          </table:table-cell>
          <table:table-cell office:value-type="float" office:value="20844.17113407" calcext:value-type="float">
            <text:p>20844.17113407</text:p>
          </table:table-cell>
          <table:table-cell office:value-type="float" office:value="19238.94043503" calcext:value-type="float">
            <text:p>19238.94043503</text:p>
          </table:table-cell>
          <table:table-cell office:value-type="float" office:value="18336.8478236" calcext:value-type="float">
            <text:p>18336.8478236</text:p>
          </table:table-cell>
          <table:table-cell office:value-type="float" office:value="19238.94043503" calcext:value-type="float">
            <text:p>19238.94043503</text:p>
          </table:table-cell>
          <table:table-cell office:value-type="float" office:value="20632.03816084" calcext:value-type="float">
            <text:p>20632.03816084</text:p>
          </table:table-cell>
          <table:table-cell office:value-type="float" office:value="21777.31479625" calcext:value-type="float">
            <text:p>21777.31479625</text:p>
          </table:table-cell>
          <table:table-cell office:value-type="float" office:value="24500.01090405" calcext:value-type="float">
            <text:p>24500.01090405</text:p>
          </table:table-cell>
          <table:table-cell office:value-type="float" office:value="25272.00934453" calcext:value-type="float">
            <text:p>25272.00934453</text:p>
          </table:table-cell>
          <table:table-cell office:value-type="float" office:value="25255.7569309" calcext:value-type="float">
            <text:p>25255.7569309</text:p>
          </table:table-cell>
          <table:table-cell office:value-type="float" office:value="25255.7570659" calcext:value-type="float">
            <text:p>25255.7570659</text:p>
          </table:table-cell>
          <table:table-cell office:value-type="float" office:value="25253.68890339" calcext:value-type="float">
            <text:p>25253.68890339</text:p>
          </table:table-cell>
          <table:table-cell office:value-type="float" office:value="25255.7572659" calcext:value-type="float">
            <text:p>25255.7572659</text:p>
          </table:table-cell>
          <table:table-cell office:value-type="float" office:value="25272.00977953" calcext:value-type="float">
            <text:p>25272.00977953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301.79557247" calcext:value-type="float">
            <text:p>25301.79557247</text:p>
          </table:table-cell>
          <table:table-cell office:value-type="float" office:value="25408.85591903" calcext:value-type="float">
            <text:p>25408.85591903</text:p>
          </table:table-cell>
          <table:table-cell office:value-type="float" office:value="25272.00987953" calcext:value-type="float">
            <text:p>25272.00987953</text:p>
          </table:table-cell>
          <table:table-cell table:number-columns-repeated="5" office:value-type="float" office:value="25377.72267129" calcext:value-type="float">
            <text:p>25377.72267129</text:p>
          </table:table-cell>
          <table:table-cell office:value-type="float" office:value="25286.76832225" calcext:value-type="float">
            <text:p>25286.76832225</text:p>
          </table:table-cell>
          <table:table-cell table:number-columns-repeated="3" office:value-type="float" office:value="25272.00987953" calcext:value-type="float">
            <text:p>25272.00987953</text:p>
          </table:table-cell>
          <table:table-cell office:value-type="float" office:value="25301.79557247" calcext:value-type="float">
            <text:p>25301.79557247</text:p>
          </table:table-cell>
          <table:table-cell table:number-columns-repeated="2" office:value-type="float" office:value="25272.00987953" calcext:value-type="float">
            <text:p>25272.00987953</text:p>
          </table:table-cell>
          <table:table-cell office:value-type="float" office:value="25403.37838193" calcext:value-type="float">
            <text:p>25403.37838193</text:p>
          </table:table-cell>
          <table:table-cell office:value-type="float" office:value="25403.37838739" calcext:value-type="float">
            <text:p>25403.37838739</text:p>
          </table:table-cell>
          <table:table-cell office:value-type="float" office:value="25489.09250507" calcext:value-type="float">
            <text:p>25489.09250507</text:p>
          </table:table-cell>
          <table:table-cell office:value-type="float" office:value="25489.09262207" calcext:value-type="float">
            <text:p>25489.09262207</text:p>
          </table:table-cell>
          <table:table-cell office:value-type="float" office:value="26215.37116171" calcext:value-type="float">
            <text:p>26215.37116171</text:p>
          </table:table-cell>
          <table:table-cell office:value-type="float" office:value="27495.91063086" calcext:value-type="float">
            <text:p>27495.91063086</text:p>
          </table:table-cell>
          <table:table-cell office:value-type="float" office:value="26343.16738791" calcext:value-type="float">
            <text:p>26343.16738791</text:p>
          </table:table-cell>
          <table:table-cell office:value-type="float" office:value="28151.05360437" calcext:value-type="float">
            <text:p>28151.05360437</text:p>
          </table:table-cell>
          <table:table-cell office:value-type="float" office:value="28151.05449804" calcext:value-type="float">
            <text:p>28151.05449804</text:p>
          </table:table-cell>
          <table:table-cell office:value-type="float" office:value="28151.05500309" calcext:value-type="float">
            <text:p>28151.05500309</text:p>
          </table:table-cell>
          <table:table-cell office:value-type="float" office:value="27495.91123096" calcext:value-type="float">
            <text:p>27495.91123096</text:p>
          </table:table-cell>
          <table:table-cell office:value-type="float" office:value="27683.09116783" calcext:value-type="float">
            <text:p>27683.09116783</text:p>
          </table:table-cell>
          <table:table-cell office:value-type="float" office:value="27832.71412308" calcext:value-type="float">
            <text:p>27832.71412308</text:p>
          </table:table-cell>
          <table:table-cell office:value-type="float" office:value="27832.71416749" calcext:value-type="float">
            <text:p>27832.71416749</text:p>
          </table:table-cell>
          <table:table-cell office:value-type="float" office:value="28151.05514166" calcext:value-type="float">
            <text:p>28151.05514166</text:p>
          </table:table-cell>
          <table:table-cell table:number-columns-repeated="3" office:value-type="float" office:value="20008.00043802" calcext:value-type="float">
            <text:p>20008.00043802</text:p>
          </table:table-cell>
          <table:table-cell table:number-columns-repeated="2" office:value-type="float" office:value="19999.99896652" calcext:value-type="float">
            <text:p>19999.99896652</text:p>
          </table:table-cell>
          <table:table-cell office:value-type="float" office:value="20000.0000198" calcext:value-type="float">
            <text:p>20000.0000198</text:p>
          </table:table-cell>
          <table:table-cell office:value-type="float" office:value="19999.99898174" calcext:value-type="float">
            <text:p>19999.99898174</text:p>
          </table:table-cell>
          <table:table-cell office:value-type="float" office:value="18008.62693371" calcext:value-type="float">
            <text:p>18008.62693371</text:p>
          </table:table-cell>
          <table:table-cell office:value-type="float" office:value="15903.6974647" calcext:value-type="float">
            <text:p>15903.6974647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5745.55560258" calcext:value-type="float">
            <text:p>15745.55560258</text:p>
          </table:table-cell>
          <table:table-cell office:value-type="float" office:value="15745.55560804" calcext:value-type="float">
            <text:p>15745.55560804</text:p>
          </table:table-cell>
          <table:table-cell office:value-type="float" office:value="15745.55561581" calcext:value-type="float">
            <text:p>15745.55561581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6784.91016811" calcext:value-type="float">
            <text:p>16784.91016811</text:p>
          </table:table-cell>
          <table:table-cell office:value-type="float" office:value="18890.07139663" calcext:value-type="float">
            <text:p>18890.07139663</text:p>
          </table:table-cell>
          <table:table-cell office:value-type="float" office:value="18000.00002511" calcext:value-type="float">
            <text:p>18000.00002511</text:p>
          </table:table-cell>
          <table:table-cell office:value-type="float" office:value="18086.22415706" calcext:value-type="float">
            <text:p>18086.22415706</text:p>
          </table:table-cell>
          <table:table-cell office:value-type="float" office:value="16101.24017803" calcext:value-type="float">
            <text:p>16101.24017803</text:p>
          </table:table-cell>
          <table:table-cell office:value-type="float" office:value="15745.55562781" calcext:value-type="float">
            <text:p>15745.55562781</text:p>
          </table:table-cell>
          <table:table-cell office:value-type="float" office:value="15644.82281979" calcext:value-type="float">
            <text:p>15644.82281979</text:p>
          </table:table-cell>
          <table:table-cell office:value-type="float" office:value="16255.65611467" calcext:value-type="float">
            <text:p>16255.65611467</text:p>
          </table:table-cell>
          <table:table-cell office:value-type="float" office:value="15745.55581249" calcext:value-type="float">
            <text:p>15745.55581249</text:p>
          </table:table-cell>
          <table:table-cell office:value-type="float" office:value="15745.55582351" calcext:value-type="float">
            <text:p>15745.55582351</text:p>
          </table:table-cell>
          <table:table-cell office:value-type="float" office:value="14999.99860829" calcext:value-type="float">
            <text:p>14999.99860829</text:p>
          </table:table-cell>
          <table:table-cell office:value-type="float" office:value="18119.70266416" calcext:value-type="float">
            <text:p>18119.70266416</text:p>
          </table:table-cell>
          <table:table-cell office:value-type="float" office:value="19586.835769" calcext:value-type="float">
            <text:p>19586.835769</text:p>
          </table:table-cell>
          <table:table-cell office:value-type="float" office:value="19906.53892457" calcext:value-type="float">
            <text:p>19906.53892457</text:p>
          </table:table-cell>
          <table:table-cell office:value-type="float" office:value="20033.1550465" calcext:value-type="float">
            <text:p>20033.1550465</text:p>
          </table:table-cell>
          <table:table-cell office:value-type="float" office:value="20008.00192617" calcext:value-type="float">
            <text:p>20008.00192617</text:p>
          </table:table-cell>
          <table:table-cell office:value-type="float" office:value="20458.35031957" calcext:value-type="float">
            <text:p>20458.35031957</text:p>
          </table:table-cell>
          <table:table-cell office:value-type="float" office:value="18799.99657552" calcext:value-type="float">
            <text:p>18799.99657552</text:p>
          </table:table-cell>
          <table:table-cell office:value-type="float" office:value="19241.73651413" calcext:value-type="float">
            <text:p>19241.73651413</text:p>
          </table:table-cell>
          <table:table-cell office:value-type="float" office:value="18799.99657552" calcext:value-type="float">
            <text:p>18799.99657552</text:p>
          </table:table-cell>
          <table:table-cell office:value-type="float" office:value="18705.00118088" calcext:value-type="float">
            <text:p>18705.001180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50.26" calcext:value-type="float">
            <text:p>50.26</text:p>
          </table:table-cell>
          <table:table-cell office:value-type="float" office:value="198" calcext:value-type="float">
            <text:p>198</text:p>
          </table:table-cell>
          <table:table-cell office:value-type="float" office:value="700" calcext:value-type="float">
            <text:p>700</text:p>
          </table:table-cell>
          <table:table-cell office:value-type="float" office:value="1858.2" calcext:value-type="float">
            <text:p>1858.2</text:p>
          </table:table-cell>
          <table:table-cell office:value-type="float" office:value="3150" calcext:value-type="float">
            <text:p>3150</text:p>
          </table:table-cell>
          <table:table-cell office:value-type="float" office:value="4100" calcext:value-type="float">
            <text:p>4100</text:p>
          </table:table-cell>
          <table:table-cell office:value-type="float" office:value="5000" calcext:value-type="float">
            <text:p>5000</text:p>
          </table:table-cell>
          <table:table-cell office:value-type="float" office:value="6288.7" calcext:value-type="float">
            <text:p>6288.7</text:p>
          </table:table-cell>
          <table:table-cell office:value-type="float" office:value="8559.32" calcext:value-type="float">
            <text:p>8559.32</text:p>
          </table:table-cell>
          <table:table-cell office:value-type="float" office:value="9444" calcext:value-type="float">
            <text:p>9444</text:p>
          </table:table-cell>
          <table:table-cell office:value-type="float" office:value="10000" calcext:value-type="float">
            <text:p>10000</text:p>
          </table:table-cell>
          <table:table-cell office:value-type="float" office:value="11250.04" calcext:value-type="float">
            <text:p>11250.04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2167.79" calcext:value-type="float">
            <text:p>12167.79</text:p>
          </table:table-cell>
          <table:table-cell office:value-type="float" office:value="12246.98937268" calcext:value-type="float">
            <text:p>12246.98937268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500" calcext:value-type="float">
            <text:p>10500</text:p>
          </table:table-cell>
          <table:table-cell office:value-type="float" office:value="11350" calcext:value-type="float">
            <text:p>11350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500" calcext:value-type="float">
            <text:p>10500</text:p>
          </table:table-cell>
          <table:table-cell office:value-type="float" office:value="11892" calcext:value-type="float">
            <text:p>11892</text:p>
          </table:table-cell>
          <table:table-cell office:value-type="float" office:value="11350" calcext:value-type="float">
            <text:p>11350</text:p>
          </table:table-cell>
          <table:table-cell office:value-type="float" office:value="12123.08" calcext:value-type="float">
            <text:p>12123.08</text:p>
          </table:table-cell>
          <table:table-cell office:value-type="float" office:value="11800" calcext:value-type="float">
            <text:p>118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3125.37613899" calcext:value-type="float">
            <text:p>13125.37613899</text:p>
          </table:table-cell>
          <table:table-cell office:value-type="float" office:value="13237.11638034" calcext:value-type="float">
            <text:p>13237.11638034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6.91" calcext:value-type="float">
            <text:p>16006.91</text:p>
          </table:table-cell>
          <table:table-cell office:value-type="float" office:value="15116.42249773" calcext:value-type="float">
            <text:p>15116.42249773</text:p>
          </table:table-cell>
          <table:table-cell office:value-type="float" office:value="14999.99" calcext:value-type="float">
            <text:p>14999.99</text:p>
          </table:table-cell>
          <table:table-cell office:value-type="float" office:value="16927.271" calcext:value-type="float">
            <text:p>16927.271</text:p>
          </table:table-cell>
          <table:table-cell office:value-type="float" office:value="19414.4128074" calcext:value-type="float">
            <text:p>19414.4128074</text:p>
          </table:table-cell>
          <table:table-cell office:value-type="float" office:value="19414.41280741" calcext:value-type="float">
            <text:p>19414.41280741</text:p>
          </table:table-cell>
          <table:table-cell office:value-type="float" office:value="16403" calcext:value-type="float">
            <text:p>16403</text:p>
          </table:table-cell>
          <table:table-cell office:value-type="float" office:value="17000" calcext:value-type="float">
            <text:p>17000</text:p>
          </table:table-cell>
          <table:table-cell office:value-type="float" office:value="21000.00110001" calcext:value-type="float">
            <text:p>21000.00110001</text:p>
          </table:table-cell>
          <table:table-cell table:number-columns-repeated="2" office:value-type="float" office:value="23000.00166902" calcext:value-type="float">
            <text:p>23000.00166902</text:p>
          </table:table-cell>
          <table:table-cell office:value-type="float" office:value="20004.49258" calcext:value-type="float">
            <text:p>20004.49258</text:p>
          </table:table-cell>
          <table:table-cell office:value-type="float" office:value="19400.62128608" calcext:value-type="float">
            <text:p>19400.62128608</text:p>
          </table:table-cell>
          <table:table-cell office:value-type="float" office:value="18024.12550453" calcext:value-type="float">
            <text:p>18024.12550453</text:p>
          </table:table-cell>
          <table:table-cell office:value-type="float" office:value="15000.00829402" calcext:value-type="float">
            <text:p>15000.00829402</text:p>
          </table:table-cell>
          <table:table-cell office:value-type="float" office:value="16486.07990507" calcext:value-type="float">
            <text:p>16486.07990507</text:p>
          </table:table-cell>
          <table:table-cell office:value-type="float" office:value="15000.00839402" calcext:value-type="float">
            <text:p>15000.00839402</text:p>
          </table:table-cell>
          <table:table-cell office:value-type="float" office:value="18024.12570453" calcext:value-type="float">
            <text:p>18024.12570453</text:p>
          </table:table-cell>
          <table:table-cell office:value-type="float" office:value="16200.08971" calcext:value-type="float">
            <text:p>16200.08971</text:p>
          </table:table-cell>
          <table:table-cell office:value-type="float" office:value="19226.900235" calcext:value-type="float">
            <text:p>19226.900235</text:p>
          </table:table-cell>
          <table:table-cell office:value-type="float" office:value="18192.00001016" calcext:value-type="float">
            <text:p>18192.00001016</text:p>
          </table:table-cell>
          <table:table-cell office:value-type="float" office:value="19414.42392646" calcext:value-type="float">
            <text:p>19414.42392646</text:p>
          </table:table-cell>
          <table:table-cell office:value-type="float" office:value="20000.00813503" calcext:value-type="float">
            <text:p>20000.00813503</text:p>
          </table:table-cell>
          <table:table-cell office:value-type="float" office:value="20796.1768882" calcext:value-type="float">
            <text:p>20796.1768882</text:p>
          </table:table-cell>
          <table:table-cell office:value-type="float" office:value="18202.14723306" calcext:value-type="float">
            <text:p>18202.14723306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9176.50548975" calcext:value-type="float">
            <text:p>19176.50548975</text:p>
          </table:table-cell>
          <table:table-cell office:value-type="float" office:value="20590.89308353" calcext:value-type="float">
            <text:p>20590.89308353</text:p>
          </table:table-cell>
          <table:table-cell office:value-type="float" office:value="21764.30067196" calcext:value-type="float">
            <text:p>21764.30067196</text:p>
          </table:table-cell>
          <table:table-cell office:value-type="float" office:value="24475.91184529" calcext:value-type="float">
            <text:p>24475.91184529</text:p>
          </table:table-cell>
          <table:table-cell office:value-type="float" office:value="25255.7569309" calcext:value-type="float">
            <text:p>25255.7569309</text:p>
          </table:table-cell>
          <table:table-cell office:value-type="float" office:value="25253.68876839" calcext:value-type="float">
            <text:p>25253.68876839</text:p>
          </table:table-cell>
          <table:table-cell office:value-type="float" office:value="25253.68890339" calcext:value-type="float">
            <text:p>25253.68890339</text:p>
          </table:table-cell>
          <table:table-cell office:value-type="float" office:value="25242.97983933" calcext:value-type="float">
            <text:p>25242.97983933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5255.7572659" calcext:value-type="float">
            <text:p>25255.7572659</text:p>
          </table:table-cell>
          <table:table-cell office:value-type="float" office:value="25272.00977953" calcext:value-type="float">
            <text:p>25272.00977953</text:p>
          </table:table-cell>
          <table:table-cell office:value-type="float" office:value="25255.7573659" calcext:value-type="float">
            <text:p>25255.7573659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403.09475922" calcext:value-type="float">
            <text:p>25403.09475922</text:p>
          </table:table-cell>
          <table:table-cell office:value-type="float" office:value="25255.7573659" calcext:value-type="float">
            <text:p>25255.7573659</text:p>
          </table:table-cell>
          <table:table-cell table:number-columns-repeated="5" office:value-type="float" office:value="25301.79557247" calcext:value-type="float">
            <text:p>25301.79557247</text:p>
          </table:table-cell>
          <table:table-cell office:value-type="float" office:value="25272.00987953" calcext:value-type="float">
            <text:p>25272.00987953</text:p>
          </table:table-cell>
          <table:table-cell table:number-columns-repeated="3" office:value-type="float" office:value="25255.7573659" calcext:value-type="float">
            <text:p>25255.7573659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4999.46903551" calcext:value-type="float">
            <text:p>24999.46903551</text:p>
          </table:table-cell>
          <table:table-cell office:value-type="float" office:value="24998.92943348" calcext:value-type="float">
            <text:p>24998.92943348</text:p>
          </table:table-cell>
          <table:table-cell office:value-type="float" office:value="25378.3997" calcext:value-type="float">
            <text:p>25378.3997</text:p>
          </table:table-cell>
          <table:table-cell office:value-type="float" office:value="25377.72267675" calcext:value-type="float">
            <text:p>25377.72267675</text:p>
          </table:table-cell>
          <table:table-cell office:value-type="float" office:value="25408.85592449" calcext:value-type="float">
            <text:p>25408.85592449</text:p>
          </table:table-cell>
          <table:table-cell office:value-type="float" office:value="25408.85604149" calcext:value-type="float">
            <text:p>25408.85604149</text:p>
          </table:table-cell>
          <table:table-cell office:value-type="float" office:value="26054.52934313" calcext:value-type="float">
            <text:p>26054.52934313</text:p>
          </table:table-cell>
          <table:table-cell office:value-type="float" office:value="26899.37566951" calcext:value-type="float">
            <text:p>26899.37566951</text:p>
          </table:table-cell>
          <table:table-cell office:value-type="float" office:value="26215.37118636" calcext:value-type="float">
            <text:p>26215.37118636</text:p>
          </table:table-cell>
          <table:table-cell office:value-type="float" office:value="27913.72231671" calcext:value-type="float">
            <text:p>27913.72231671</text:p>
          </table:table-cell>
          <table:table-cell office:value-type="float" office:value="27832.71353005" calcext:value-type="float">
            <text:p>27832.71353005</text:p>
          </table:table-cell>
          <table:table-cell office:value-type="float" office:value="27832.71404194" calcext:value-type="float">
            <text:p>27832.71404194</text:p>
          </table:table-cell>
          <table:table-cell office:value-type="float" office:value="26263.10281575" calcext:value-type="float">
            <text:p>26263.10281575</text:p>
          </table:table-cell>
          <table:table-cell office:value-type="float" office:value="27495.9112478" calcext:value-type="float">
            <text:p>27495.9112478</text:p>
          </table:table-cell>
          <table:table-cell office:value-type="float" office:value="27683.09119471" calcext:value-type="float">
            <text:p>27683.09119471</text:p>
          </table:table-cell>
          <table:table-cell office:value-type="float" office:value="27683.09123912" calcext:value-type="float">
            <text:p>27683.09123912</text:p>
          </table:table-cell>
          <table:table-cell office:value-type="float" office:value="27832.71416749" calcext:value-type="float">
            <text:p>27832.71416749</text:p>
          </table:table-cell>
          <table:table-cell office:value-type="float" office:value="19516.913487" calcext:value-type="float">
            <text:p>19516.913487</text:p>
          </table:table-cell>
          <table:table-cell office:value-type="float" office:value="19516.913587" calcext:value-type="float">
            <text:p>19516.913587</text:p>
          </table:table-cell>
          <table:table-cell office:value-type="float" office:value="20000" calcext:value-type="float">
            <text:p>20000</text:p>
          </table:table-cell>
          <table:table-cell office:value-type="float" office:value="19517.41729867" calcext:value-type="float">
            <text:p>19517.41729867</text:p>
          </table:table-cell>
          <table:table-cell office:value-type="float" office:value="19630.80996306" calcext:value-type="float">
            <text:p>19630.80996306</text:p>
          </table:table-cell>
          <table:table-cell office:value-type="float" office:value="19999.99897397" calcext:value-type="float">
            <text:p>19999.99897397</text:p>
          </table:table-cell>
          <table:table-cell office:value-type="float" office:value="19721.6019177" calcext:value-type="float">
            <text:p>19721.6019177</text:p>
          </table:table-cell>
          <table:table-cell table:number-columns-repeated="2" office:value-type="float" office:value="15745.55559148" calcext:value-type="float">
            <text:p>15745.55559148</text:p>
          </table:table-cell>
          <table:table-cell office:value-type="float" office:value="15000.00003668" calcext:value-type="float">
            <text:p>15000.00003668</text:p>
          </table:table-cell>
          <table:table-cell table:number-columns-repeated="2" office:value-type="float" office:value="15499.89068288" calcext:value-type="float">
            <text:p>15499.89068288</text:p>
          </table:table-cell>
          <table:table-cell office:value-type="float" office:value="15655.03931365" calcext:value-type="float">
            <text:p>15655.03931365</text:p>
          </table:table-cell>
          <table:table-cell office:value-type="float" office:value="15273.33184974" calcext:value-type="float">
            <text:p>15273.33184974</text:p>
          </table:table-cell>
          <table:table-cell office:value-type="float" office:value="16463.99930679" calcext:value-type="float">
            <text:p>16463.99930679</text:p>
          </table:table-cell>
          <table:table-cell office:value-type="float" office:value="18600.000006" calcext:value-type="float">
            <text:p>18600.000006</text:p>
          </table:table-cell>
          <table:table-cell office:value-type="float" office:value="16101.24017803" calcext:value-type="float">
            <text:p>16101.24017803</text:p>
          </table:table-cell>
          <table:table-cell office:value-type="float" office:value="18000.00002511" calcext:value-type="float">
            <text:p>18000.00002511</text:p>
          </table:table-cell>
          <table:table-cell office:value-type="float" office:value="15745.55562781" calcext:value-type="float">
            <text:p>15745.55562781</text:p>
          </table:table-cell>
          <table:table-cell office:value-type="float" office:value="15499.89069488" calcext:value-type="float">
            <text:p>15499.89069488</text:p>
          </table:table-cell>
          <table:table-cell office:value-type="float" office:value="15499.89080899" calcext:value-type="float">
            <text:p>15499.89080899</text:p>
          </table:table-cell>
          <table:table-cell office:value-type="float" office:value="16021.50235785" calcext:value-type="float">
            <text:p>16021.50235785</text:p>
          </table:table-cell>
          <table:table-cell office:value-type="float" office:value="15563.23782081" calcext:value-type="float">
            <text:p>15563.23782081</text:p>
          </table:table-cell>
          <table:table-cell office:value-type="float" office:value="15499.89105132" calcext:value-type="float">
            <text:p>15499.89105132</text:p>
          </table:table-cell>
          <table:table-cell office:value-type="float" office:value="14944.4352545" calcext:value-type="float">
            <text:p>14944.4352545</text:p>
          </table:table-cell>
          <table:table-cell office:value-type="float" office:value="16517.37308501" calcext:value-type="float">
            <text:p>16517.37308501</text:p>
          </table:table-cell>
          <table:table-cell office:value-type="float" office:value="19414.43004365" calcext:value-type="float">
            <text:p>19414.43004365</text:p>
          </table:table-cell>
          <table:table-cell office:value-type="float" office:value="19586.83578541" calcext:value-type="float">
            <text:p>19586.83578541</text:p>
          </table:table-cell>
          <table:table-cell office:value-type="float" office:value="20008.00191523" calcext:value-type="float">
            <text:p>20008.00191523</text:p>
          </table:table-cell>
          <table:table-cell office:value-type="float" office:value="19586.83580182" calcext:value-type="float">
            <text:p>19586.83580182</text:p>
          </table:table-cell>
          <table:table-cell office:value-type="float" office:value="20365.71693337" calcext:value-type="float">
            <text:p>20365.71693337</text:p>
          </table:table-cell>
          <table:table-cell office:value-type="float" office:value="18485.84705097" calcext:value-type="float">
            <text:p>18485.84705097</text:p>
          </table:table-cell>
          <table:table-cell office:value-type="float" office:value="18799.99657552" calcext:value-type="float">
            <text:p>18799.99657552</text:p>
          </table:table-cell>
          <table:table-cell office:value-type="float" office:value="16785.94790029" calcext:value-type="float">
            <text:p>16785.94790029</text:p>
          </table:table-cell>
          <table:table-cell office:value-type="float" office:value="16785.94800029" calcext:value-type="float">
            <text:p>16785.948000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50.22" calcext:value-type="float">
            <text:p>50.22</text:p>
          </table:table-cell>
          <table:table-cell office:value-type="float" office:value="188" calcext:value-type="float">
            <text:p>188</text:p>
          </table:table-cell>
          <table:table-cell office:value-type="float" office:value="652.57" calcext:value-type="float">
            <text:p>652.57</text:p>
          </table:table-cell>
          <table:table-cell office:value-type="float" office:value="1832" calcext:value-type="float">
            <text:p>1832</text:p>
          </table:table-cell>
          <table:table-cell office:value-type="float" office:value="2953.38" calcext:value-type="float">
            <text:p>2953.38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9349.07" calcext:value-type="float">
            <text:p>9349.07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2000.01234567" calcext:value-type="float">
            <text:p>12000.01234567</text:p>
          </table:table-cell>
          <table:table-cell office:value-type="float" office:value="12024.98432104" calcext:value-type="float">
            <text:p>12024.98432104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1300" calcext:value-type="float">
            <text:p>11300</text:p>
          </table:table-cell>
          <table:table-cell office:value-type="float" office:value="10062.108283" calcext:value-type="float">
            <text:p>10062.10828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1300" calcext:value-type="float">
            <text:p>113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1630.08" calcext:value-type="float">
            <text:p>11630.08</text:p>
          </table:table-cell>
          <table:table-cell office:value-type="float" office:value="11800" calcext:value-type="float">
            <text:p>11800</text:p>
          </table:table-cell>
          <table:table-cell table:number-columns-repeated="2" office:value-type="float" office:value="13050" calcext:value-type="float">
            <text:p>13050</text:p>
          </table:table-cell>
          <table:table-cell office:value-type="float" office:value="14237.41" calcext:value-type="float">
            <text:p>14237.41</text:p>
          </table:table-cell>
          <table:table-cell office:value-type="float" office:value="15000" calcext:value-type="float">
            <text:p>15000</text:p>
          </table:table-cell>
          <table:table-cell office:value-type="float" office:value="14999.99" calcext:value-type="float">
            <text:p>14999.99</text:p>
          </table:table-cell>
          <table:table-cell office:value-type="float" office:value="15799.9349" calcext:value-type="float">
            <text:p>15799.9349</text:p>
          </table:table-cell>
          <table:table-cell office:value-type="float" office:value="15000" calcext:value-type="float">
            <text:p>15000</text:p>
          </table:table-cell>
          <table:table-cell office:value-type="float" office:value="14700.009763" calcext:value-type="float">
            <text:p>14700.009763</text:p>
          </table:table-cell>
          <table:table-cell office:value-type="float" office:value="15270.21338073" calcext:value-type="float">
            <text:p>15270.21338073</text:p>
          </table:table-cell>
          <table:table-cell office:value-type="float" office:value="17013.78520516" calcext:value-type="float">
            <text:p>17013.78520516</text:p>
          </table:table-cell>
          <table:table-cell office:value-type="float" office:value="17015.85361849" calcext:value-type="float">
            <text:p>17015.85361849</text:p>
          </table:table-cell>
          <table:table-cell office:value-type="float" office:value="15000" calcext:value-type="float">
            <text:p>15000</text:p>
          </table:table-cell>
          <table:table-cell office:value-type="float" office:value="16927.27100002" calcext:value-type="float">
            <text:p>16927.27100002</text:p>
          </table:table-cell>
          <table:table-cell office:value-type="float" office:value="20844.17020003" calcext:value-type="float">
            <text:p>20844.17020003</text:p>
          </table:table-cell>
          <table:table-cell office:value-type="float" office:value="21744.000269" calcext:value-type="float">
            <text:p>21744.000269</text:p>
          </table:table-cell>
          <table:table-cell office:value-type="float" office:value="21743.000269" calcext:value-type="float">
            <text:p>21743.000269</text:p>
          </table:table-cell>
          <table:table-cell office:value-type="float" office:value="20000" calcext:value-type="float">
            <text:p>20000</text:p>
          </table:table-cell>
          <table:table-cell office:value-type="float" office:value="19226.900055" calcext:value-type="float">
            <text:p>19226.900055</text:p>
          </table:table-cell>
          <table:table-cell office:value-type="float" office:value="15159.09859078" calcext:value-type="float">
            <text:p>15159.09859078</text:p>
          </table:table-cell>
          <table:table-cell office:value-type="float" office:value="14707.94131881" calcext:value-type="float">
            <text:p>14707.94131881</text:p>
          </table:table-cell>
          <table:table-cell office:value-type="float" office:value="15382.19899748" calcext:value-type="float">
            <text:p>15382.19899748</text:p>
          </table:table-cell>
          <table:table-cell office:value-type="float" office:value="14700.009928" calcext:value-type="float">
            <text:p>14700.009928</text:p>
          </table:table-cell>
          <table:table-cell office:value-type="float" office:value="16058.15362455" calcext:value-type="float">
            <text:p>16058.15362455</text:p>
          </table:table-cell>
          <table:table-cell office:value-type="float" office:value="15000.00850402" calcext:value-type="float">
            <text:p>15000.00850402</text:p>
          </table:table-cell>
          <table:table-cell office:value-type="float" office:value="18024.12571453" calcext:value-type="float">
            <text:p>18024.12571453</text:p>
          </table:table-cell>
          <table:table-cell office:value-type="float" office:value="18024.12606243" calcext:value-type="float">
            <text:p>18024.12606243</text:p>
          </table:table-cell>
          <table:table-cell office:value-type="float" office:value="19226.900235" calcext:value-type="float">
            <text:p>19226.900235</text:p>
          </table:table-cell>
          <table:table-cell office:value-type="float" office:value="20000.00010003" calcext:value-type="float">
            <text:p>20000.00010003</text:p>
          </table:table-cell>
          <table:table-cell office:value-type="float" office:value="20000.00813503" calcext:value-type="float">
            <text:p>20000.00813503</text:p>
          </table:table-cell>
          <table:table-cell office:value-type="float" office:value="15191.28526989" calcext:value-type="float">
            <text:p>15191.28526989</text:p>
          </table:table-cell>
          <table:table-cell office:value-type="float" office:value="17434.91268457" calcext:value-type="float">
            <text:p>17434.91268457</text:p>
          </table:table-cell>
          <table:table-cell office:value-type="float" office:value="19153.53071068" calcext:value-type="float">
            <text:p>19153.53071068</text:p>
          </table:table-cell>
          <table:table-cell office:value-type="float" office:value="20560.36162086" calcext:value-type="float">
            <text:p>20560.36162086</text:p>
          </table:table-cell>
          <table:table-cell office:value-type="float" office:value="21744.00950403" calcext:value-type="float">
            <text:p>21744.00950403</text:p>
          </table:table-cell>
          <table:table-cell office:value-type="float" office:value="24447.92428046" calcext:value-type="float">
            <text:p>24447.92428046</text:p>
          </table:table-cell>
          <table:table-cell office:value-type="float" office:value="25253.68876839" calcext:value-type="float">
            <text:p>25253.68876839</text:p>
          </table:table-cell>
          <table:table-cell office:value-type="float" office:value="25242.97970433" calcext:value-type="float">
            <text:p>25242.97970433</text:p>
          </table:table-cell>
          <table:table-cell office:value-type="float" office:value="25242.97983933" calcext:value-type="float">
            <text:p>25242.97983933</text:p>
          </table:table-cell>
          <table:table-cell office:value-type="float" office:value="24500.00013505" calcext:value-type="float">
            <text:p>24500.00013505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5255.7572659" calcext:value-type="float">
            <text:p>25255.7572659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5301.79557247" calcext:value-type="float">
            <text:p>25301.79557247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253.68910339" calcext:value-type="float">
            <text:p>25253.68910339</text:p>
          </table:table-cell>
          <table:table-cell table:number-columns-repeated="5" office:value-type="float" office:value="25286.76832225" calcext:value-type="float">
            <text:p>25286.76832225</text:p>
          </table:table-cell>
          <table:table-cell office:value-type="float" office:value="25255.7573659" calcext:value-type="float">
            <text:p>25255.7573659</text:p>
          </table:table-cell>
          <table:table-cell table:number-columns-repeated="3" office:value-type="float" office:value="25000.0013" calcext:value-type="float">
            <text:p>25000.0013</text:p>
          </table:table-cell>
          <table:table-cell office:value-type="float" office:value="25279.51525201" calcext:value-type="float">
            <text:p>25279.51525201</text:p>
          </table:table-cell>
          <table:table-cell office:value-type="float" office:value="24998.92943348" calcext:value-type="float">
            <text:p>24998.92943348</text:p>
          </table:table-cell>
          <table:table-cell office:value-type="float" office:value="24655.34130061" calcext:value-type="float">
            <text:p>24655.34130061</text:p>
          </table:table-cell>
          <table:table-cell office:value-type="float" office:value="25377.72267129" calcext:value-type="float">
            <text:p>25377.72267129</text:p>
          </table:table-cell>
          <table:table-cell office:value-type="float" office:value="25301.79557793" calcext:value-type="float">
            <text:p>25301.79557793</text:p>
          </table:table-cell>
          <table:table-cell office:value-type="float" office:value="25403.37924269" calcext:value-type="float">
            <text:p>25403.37924269</text:p>
          </table:table-cell>
          <table:table-cell office:value-type="float" office:value="25406.38305424" calcext:value-type="float">
            <text:p>25406.38305424</text:p>
          </table:table-cell>
          <table:table-cell office:value-type="float" office:value="25819.84467244" calcext:value-type="float">
            <text:p>25819.84467244</text:p>
          </table:table-cell>
          <table:table-cell office:value-type="float" office:value="26343.16736326" calcext:value-type="float">
            <text:p>26343.16736326</text:p>
          </table:table-cell>
          <table:table-cell office:value-type="float" office:value="26147.17133718" calcext:value-type="float">
            <text:p>26147.17133718</text:p>
          </table:table-cell>
          <table:table-cell office:value-type="float" office:value="27832.71349039" calcext:value-type="float">
            <text:p>27832.71349039</text:p>
          </table:table-cell>
          <table:table-cell office:value-type="float" office:value="27683.09060852" calcext:value-type="float">
            <text:p>27683.09060852</text:p>
          </table:table-cell>
          <table:table-cell office:value-type="float" office:value="27683.09111357" calcext:value-type="float">
            <text:p>27683.09111357</text:p>
          </table:table-cell>
          <table:table-cell office:value-type="float" office:value="26215.37176867" calcext:value-type="float">
            <text:p>26215.37176867</text:p>
          </table:table-cell>
          <table:table-cell office:value-type="float" office:value="26263.10283261" calcext:value-type="float">
            <text:p>26263.10283261</text:p>
          </table:table-cell>
          <table:table-cell office:value-type="float" office:value="27495.91127468" calcext:value-type="float">
            <text:p>27495.91127468</text:p>
          </table:table-cell>
          <table:table-cell office:value-type="float" office:value="27495.91131021" calcext:value-type="float">
            <text:p>27495.91131021</text:p>
          </table:table-cell>
          <table:table-cell office:value-type="float" office:value="27683.091328" calcext:value-type="float">
            <text:p>27683.091328</text:p>
          </table:table-cell>
          <table:table-cell office:value-type="float" office:value="19414.42813357" calcext:value-type="float">
            <text:p>19414.42813357</text:p>
          </table:table-cell>
          <table:table-cell office:value-type="float" office:value="19414.42814357" calcext:value-type="float">
            <text:p>19414.42814357</text:p>
          </table:table-cell>
          <table:table-cell office:value-type="float" office:value="19999.99894672" calcext:value-type="float">
            <text:p>19999.99894672</text:p>
          </table:table-cell>
          <table:table-cell office:value-type="float" office:value="19414.42816337" calcext:value-type="float">
            <text:p>19414.42816337</text:p>
          </table:table-cell>
          <table:table-cell office:value-type="float" office:value="19517.41729867" calcext:value-type="float">
            <text:p>19517.41729867</text:p>
          </table:table-cell>
          <table:table-cell office:value-type="float" office:value="19721.60190993" calcext:value-type="float">
            <text:p>19721.60190993</text:p>
          </table:table-cell>
          <table:table-cell office:value-type="float" office:value="19630.8100085" calcext:value-type="float">
            <text:p>19630.8100085</text:p>
          </table:table-cell>
          <table:table-cell office:value-type="float" office:value="15500.0000971" calcext:value-type="float">
            <text:p>15500.0000971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4999.99915656" calcext:value-type="float">
            <text:p>14999.99915656</text:p>
          </table:table-cell>
          <table:table-cell table:number-columns-repeated="2" office:value-type="float" office:value="15000.00016224" calcext:value-type="float">
            <text:p>15000.00016224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5000.00017001" calcext:value-type="float">
            <text:p>15000.00017001</text:p>
          </table:table-cell>
          <table:table-cell office:value-type="float" office:value="15745.55561581" calcext:value-type="float">
            <text:p>15745.55561581</text:p>
          </table:table-cell>
          <table:table-cell office:value-type="float" office:value="18000.000016" calcext:value-type="float">
            <text:p>18000.000016</text:p>
          </table:table-cell>
          <table:table-cell office:value-type="float" office:value="15745.55562781" calcext:value-type="float">
            <text:p>15745.55562781</text:p>
          </table:table-cell>
          <table:table-cell office:value-type="float" office:value="17690.66985421" calcext:value-type="float">
            <text:p>17690.66985421</text:p>
          </table:table-cell>
          <table:table-cell office:value-type="float" office:value="15630.39767431" calcext:value-type="float">
            <text:p>15630.39767431</text:p>
          </table:table-cell>
          <table:table-cell office:value-type="float" office:value="15033.2621633" calcext:value-type="float">
            <text:p>15033.2621633</text:p>
          </table:table-cell>
          <table:table-cell office:value-type="float" office:value="15033.26220175" calcext:value-type="float">
            <text:p>15033.26220175</text:p>
          </table:table-cell>
          <table:table-cell office:value-type="float" office:value="15987.17002188" calcext:value-type="float">
            <text:p>15987.17002188</text:p>
          </table:table-cell>
          <table:table-cell office:value-type="float" office:value="15499.8910403" calcext:value-type="float">
            <text:p>15499.8910403</text:p>
          </table:table-cell>
          <table:table-cell office:value-type="float" office:value="15120.498408" calcext:value-type="float">
            <text:p>15120.498408</text:p>
          </table:table-cell>
          <table:table-cell office:value-type="float" office:value="14401.75775778" calcext:value-type="float">
            <text:p>14401.75775778</text:p>
          </table:table-cell>
          <table:table-cell office:value-type="float" office:value="16394.99715539" calcext:value-type="float">
            <text:p>16394.99715539</text:p>
          </table:table-cell>
          <table:table-cell office:value-type="float" office:value="19399.99755731" calcext:value-type="float">
            <text:p>19399.99755731</text:p>
          </table:table-cell>
          <table:table-cell office:value-type="float" office:value="19414.43005459" calcext:value-type="float">
            <text:p>19414.43005459</text:p>
          </table:table-cell>
          <table:table-cell office:value-type="float" office:value="19586.83579635" calcext:value-type="float">
            <text:p>19586.83579635</text:p>
          </table:table-cell>
          <table:table-cell office:value-type="float" office:value="19414.43056553" calcext:value-type="float">
            <text:p>19414.43056553</text:p>
          </table:table-cell>
          <table:table-cell office:value-type="float" office:value="20206.38278464" calcext:value-type="float">
            <text:p>20206.38278464</text:p>
          </table:table-cell>
          <table:table-cell table:number-columns-repeated="2" office:value-type="float" office:value="18433.15506291" calcext:value-type="float">
            <text:p>18433.15506291</text:p>
          </table:table-cell>
          <table:table-cell office:value-type="float" office:value="16025.71271755" calcext:value-type="float">
            <text:p>16025.71271755</text:p>
          </table:table-cell>
          <table:table-cell office:value-type="float" office:value="16306.5465148" calcext:value-type="float">
            <text:p>16306.54651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50.14" calcext:value-type="float">
            <text:p>50.14</text:p>
          </table:table-cell>
          <table:table-cell office:value-type="float" office:value="150" calcext:value-type="float">
            <text:p>150</text:p>
          </table:table-cell>
          <table:table-cell office:value-type="float" office:value="602" calcext:value-type="float">
            <text:p>602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8064.52" calcext:value-type="float">
            <text:p>8064.52</text:p>
          </table:table-cell>
          <table:table-cell office:value-type="float" office:value="9300" calcext:value-type="float">
            <text:p>93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2.08" calcext:value-type="float">
            <text:p>10672.08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1300" calcext:value-type="float">
            <text:p>11300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0500" calcext:value-type="float">
            <text:p>10500</text:p>
          </table:table-cell>
          <table:table-cell office:value-type="float" office:value="10264.645974" calcext:value-type="float">
            <text:p>10264.645974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1445.32486021" calcext:value-type="float">
            <text:p>11445.32486021</text:p>
          </table:table-cell>
          <table:table-cell office:value-type="float" office:value="11000" calcext:value-type="float">
            <text:p>11000</text:p>
          </table:table-cell>
          <table:table-cell office:value-type="float" office:value="11800" calcext:value-type="float">
            <text:p>11800</text:p>
          </table:table-cell>
          <table:table-cell office:value-type="float" office:value="11350" calcext:value-type="float">
            <text:p>11350</text:p>
          </table:table-cell>
          <table:table-cell office:value-type="float" office:value="11542.65" calcext:value-type="float">
            <text:p>11542.65</text:p>
          </table:table-cell>
          <table:table-cell table:number-columns-repeated="2" office:value-type="float" office:value="12950" calcext:value-type="float">
            <text:p>1295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4500" calcext:value-type="float">
            <text:p>14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999.99" calcext:value-type="float">
            <text:p>14999.99</text:p>
          </table:table-cell>
          <table:table-cell office:value-type="float" office:value="14500" calcext:value-type="float">
            <text:p>14500</text:p>
          </table:table-cell>
          <table:table-cell office:value-type="float" office:value="15100" calcext:value-type="float">
            <text:p>15100</text:p>
          </table:table-cell>
          <table:table-cell office:value-type="float" office:value="17000" calcext:value-type="float">
            <text:p>17000</text:p>
          </table:table-cell>
          <table:table-cell office:value-type="float" office:value="16927.271" calcext:value-type="float">
            <text:p>16927.271</text:p>
          </table:table-cell>
          <table:table-cell office:value-type="float" office:value="14500.001" calcext:value-type="float">
            <text:p>14500.001</text:p>
          </table:table-cell>
          <table:table-cell office:value-type="float" office:value="15312.90587074" calcext:value-type="float">
            <text:p>15312.90587074</text:p>
          </table:table-cell>
          <table:table-cell office:value-type="float" office:value="19414.41352244" calcext:value-type="float">
            <text:p>19414.41352244</text:p>
          </table:table-cell>
          <table:table-cell office:value-type="float" office:value="20844.17066903" calcext:value-type="float">
            <text:p>20844.17066903</text:p>
          </table:table-cell>
          <table:table-cell office:value-type="float" office:value="21589.32216525" calcext:value-type="float">
            <text:p>21589.32216525</text:p>
          </table:table-cell>
          <table:table-cell office:value-type="float" office:value="20000" calcext:value-type="float">
            <text:p>20000</text:p>
          </table:table-cell>
          <table:table-cell office:value-type="float" office:value="18024.12550453" calcext:value-type="float">
            <text:p>18024.12550453</text:p>
          </table:table-cell>
          <table:table-cell office:value-type="float" office:value="15000.00829402" calcext:value-type="float">
            <text:p>15000.00829402</text:p>
          </table:table-cell>
          <table:table-cell office:value-type="float" office:value="14700.009828" calcext:value-type="float">
            <text:p>14700.009828</text:p>
          </table:table-cell>
          <table:table-cell office:value-type="float" office:value="15159.09859078" calcext:value-type="float">
            <text:p>15159.09859078</text:p>
          </table:table-cell>
          <table:table-cell office:value-type="float" office:value="14674.83864578" calcext:value-type="float">
            <text:p>14674.83864578</text:p>
          </table:table-cell>
          <table:table-cell office:value-type="float" office:value="15000.00849402" calcext:value-type="float">
            <text:p>15000.00849402</text:p>
          </table:table-cell>
          <table:table-cell office:value-type="float" office:value="14700.010038" calcext:value-type="float">
            <text:p>14700.010038</text:p>
          </table:table-cell>
          <table:table-cell table:number-columns-repeated="2" office:value-type="float" office:value="18000.00001" calcext:value-type="float">
            <text:p>18000.00001</text:p>
          </table:table-cell>
          <table:table-cell office:value-type="float" office:value="18202.14703303" calcext:value-type="float">
            <text:p>18202.14703303</text:p>
          </table:table-cell>
          <table:table-cell table:number-columns-repeated="2" office:value-type="float" office:value="19414.42402649" calcext:value-type="float">
            <text:p>19414.42402649</text:p>
          </table:table-cell>
          <table:table-cell office:value-type="float" office:value="15000.01610503" calcext:value-type="float">
            <text:p>15000.01610503</text:p>
          </table:table-cell>
          <table:table-cell office:value-type="float" office:value="17423.86292231" calcext:value-type="float">
            <text:p>17423.86292231</text:p>
          </table:table-cell>
          <table:table-cell office:value-type="float" office:value="19112.8997128" calcext:value-type="float">
            <text:p>19112.8997128</text:p>
          </table:table-cell>
          <table:table-cell office:value-type="float" office:value="20526.83115661" calcext:value-type="float">
            <text:p>20526.83115661</text:p>
          </table:table-cell>
          <table:table-cell office:value-type="float" office:value="21729.18727059" calcext:value-type="float">
            <text:p>21729.18727059</text:p>
          </table:table-cell>
          <table:table-cell office:value-type="float" office:value="24425.0504547" calcext:value-type="float">
            <text:p>24425.0504547</text:p>
          </table:table-cell>
          <table:table-cell office:value-type="float" office:value="25242.97970433" calcext:value-type="float">
            <text:p>25242.97970433</text:p>
          </table:table-cell>
          <table:table-cell office:value-type="float" office:value="24500.01090405" calcext:value-type="float">
            <text:p>24500.01090405</text:p>
          </table:table-cell>
          <table:table-cell office:value-type="float" office:value="24500.00013505" calcext:value-type="float">
            <text:p>24500.00013505</text:p>
          </table:table-cell>
          <table:table-cell office:value-type="float" office:value="24139.39138905" calcext:value-type="float">
            <text:p>24139.39138905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255.7573659" calcext:value-type="float">
            <text:p>25255.7573659</text:p>
          </table:table-cell>
          <table:table-cell office:value-type="float" office:value="25301.79557247" calcext:value-type="float">
            <text:p>25301.79557247</text:p>
          </table:table-cell>
          <table:table-cell office:value-type="float" office:value="25242.98003933" calcext:value-type="float">
            <text:p>25242.98003933</text:p>
          </table:table-cell>
          <table:table-cell table:number-columns-repeated="5" office:value-type="float" office:value="25272.00987953" calcext:value-type="float">
            <text:p>25272.00987953</text:p>
          </table:table-cell>
          <table:table-cell office:value-type="float" office:value="25000.0013" calcext:value-type="float">
            <text:p>25000.0013</text:p>
          </table:table-cell>
          <table:table-cell office:value-type="float" office:value="24499.99855499" calcext:value-type="float">
            <text:p>24499.99855499</text:p>
          </table:table-cell>
          <table:table-cell table:number-columns-repeated="2" office:value-type="float" office:value="24999.37101319" calcext:value-type="float">
            <text:p>24999.37101319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4655.34130061" calcext:value-type="float">
            <text:p>24655.34130061</text:p>
          </table:table-cell>
          <table:table-cell office:value-type="float" office:value="24203.4863977" calcext:value-type="float">
            <text:p>24203.4863977</text:p>
          </table:table-cell>
          <table:table-cell office:value-type="float" office:value="25301.79557247" calcext:value-type="float">
            <text:p>25301.79557247</text:p>
          </table:table-cell>
          <table:table-cell office:value-type="float" office:value="25272.00988499" calcext:value-type="float">
            <text:p>25272.00988499</text:p>
          </table:table-cell>
          <table:table-cell office:value-type="float" office:value="25377.72267675" calcext:value-type="float">
            <text:p>25377.72267675</text:p>
          </table:table-cell>
          <table:table-cell office:value-type="float" office:value="25403.37935969" calcext:value-type="float">
            <text:p>25403.37935969</text:p>
          </table:table-cell>
          <table:table-cell office:value-type="float" office:value="25489.09262207" calcext:value-type="float">
            <text:p>25489.09262207</text:p>
          </table:table-cell>
          <table:table-cell office:value-type="float" office:value="26215.37116171" calcext:value-type="float">
            <text:p>26215.37116171</text:p>
          </table:table-cell>
          <table:table-cell office:value-type="float" office:value="26143.684384" calcext:value-type="float">
            <text:p>26143.684384</text:p>
          </table:table-cell>
          <table:table-cell office:value-type="float" office:value="27683.09056886" calcext:value-type="float">
            <text:p>27683.09056886</text:p>
          </table:table-cell>
          <table:table-cell office:value-type="float" office:value="27495.91069517" calcext:value-type="float">
            <text:p>27495.91069517</text:p>
          </table:table-cell>
          <table:table-cell office:value-type="float" office:value="27495.91120022" calcext:value-type="float">
            <text:p>27495.91120022</text:p>
          </table:table-cell>
          <table:table-cell office:value-type="float" office:value="25489.09323219" calcext:value-type="float">
            <text:p>25489.09323219</text:p>
          </table:table-cell>
          <table:table-cell office:value-type="float" office:value="26215.37178551" calcext:value-type="float">
            <text:p>26215.37178551</text:p>
          </table:table-cell>
          <table:table-cell office:value-type="float" office:value="26215.37181045" calcext:value-type="float">
            <text:p>26215.37181045</text:p>
          </table:table-cell>
          <table:table-cell office:value-type="float" office:value="26215.37185486" calcext:value-type="float">
            <text:p>26215.37185486</text:p>
          </table:table-cell>
          <table:table-cell office:value-type="float" office:value="27495.91131021" calcext:value-type="float">
            <text:p>27495.91131021</text:p>
          </table:table-cell>
          <table:table-cell office:value-type="float" office:value="16252.42124173" calcext:value-type="float">
            <text:p>16252.42124173</text:p>
          </table:table-cell>
          <table:table-cell office:value-type="float" office:value="16252.42124773" calcext:value-type="float">
            <text:p>16252.42124773</text:p>
          </table:table-cell>
          <table:table-cell office:value-type="float" office:value="19516.913587" calcext:value-type="float">
            <text:p>19516.913587</text:p>
          </table:table-cell>
          <table:table-cell office:value-type="float" office:value="18331.11621596" calcext:value-type="float">
            <text:p>18331.11621596</text:p>
          </table:table-cell>
          <table:table-cell office:value-type="float" office:value="19414.42816337" calcext:value-type="float">
            <text:p>19414.42816337</text:p>
          </table:table-cell>
          <table:table-cell office:value-type="float" office:value="19630.80996306" calcext:value-type="float">
            <text:p>19630.80996306</text:p>
          </table:table-cell>
          <table:table-cell office:value-type="float" office:value="19517.41730644" calcext:value-type="float">
            <text:p>19517.41730644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5000.00003668" calcext:value-type="float">
            <text:p>15000.00003668</text:p>
          </table:table-cell>
          <table:table-cell office:value-type="float" office:value="14999.9984161" calcext:value-type="float">
            <text:p>14999.9984161</text:p>
          </table:table-cell>
          <table:table-cell office:value-type="float" office:value="14999.99915656" calcext:value-type="float">
            <text:p>14999.99915656</text:p>
          </table:table-cell>
          <table:table-cell office:value-type="float" office:value="14999.99922748" calcext:value-type="float">
            <text:p>14999.99922748</text:p>
          </table:table-cell>
          <table:table-cell office:value-type="float" office:value="15273.33184974" calcext:value-type="float">
            <text:p>15273.33184974</text:p>
          </table:table-cell>
          <table:table-cell office:value-type="float" office:value="15000.00002964" calcext:value-type="float">
            <text:p>15000.00002964</text:p>
          </table:table-cell>
          <table:table-cell office:value-type="float" office:value="15499.89068288" calcext:value-type="float">
            <text:p>15499.89068288</text:p>
          </table:table-cell>
          <table:table-cell office:value-type="float" office:value="17904.99917905" calcext:value-type="float">
            <text:p>17904.99917905</text:p>
          </table:table-cell>
          <table:table-cell office:value-type="float" office:value="15533.2623481" calcext:value-type="float">
            <text:p>15533.2623481</text:p>
          </table:table-cell>
          <table:table-cell office:value-type="float" office:value="17593.3211" calcext:value-type="float">
            <text:p>17593.3211</text:p>
          </table:table-cell>
          <table:table-cell office:value-type="float" office:value="15499.89069488" calcext:value-type="float">
            <text:p>15499.89069488</text:p>
          </table:table-cell>
          <table:table-cell office:value-type="float" office:value="14999.99844963" calcext:value-type="float">
            <text:p>14999.99844963</text:p>
          </table:table-cell>
          <table:table-cell office:value-type="float" office:value="14999.99847698" calcext:value-type="float">
            <text:p>14999.99847698</text:p>
          </table:table-cell>
          <table:table-cell office:value-type="float" office:value="15745.55580155" calcext:value-type="float">
            <text:p>15745.55580155</text:p>
          </table:table-cell>
          <table:table-cell office:value-type="float" office:value="15033.2622701" calcext:value-type="float">
            <text:p>15033.2622701</text:p>
          </table:table-cell>
          <table:table-cell office:value-type="float" office:value="15033.26228112" calcext:value-type="float">
            <text:p>15033.26228112</text:p>
          </table:table-cell>
          <table:table-cell office:value-type="float" office:value="14324.48516367" calcext:value-type="float">
            <text:p>14324.48516367</text:p>
          </table:table-cell>
          <table:table-cell office:value-type="float" office:value="16201.75777419" calcext:value-type="float">
            <text:p>16201.75777419</text:p>
          </table:table-cell>
          <table:table-cell office:value-type="float" office:value="17216.14218392" calcext:value-type="float">
            <text:p>17216.14218392</text:p>
          </table:table-cell>
          <table:table-cell office:value-type="float" office:value="19199.99672731" calcext:value-type="float">
            <text:p>19199.99672731</text:p>
          </table:table-cell>
          <table:table-cell office:value-type="float" office:value="19414.43056006" calcext:value-type="float">
            <text:p>19414.43056006</text:p>
          </table:table-cell>
          <table:table-cell office:value-type="float" office:value="19033.15505744" calcext:value-type="float">
            <text:p>19033.15505744</text:p>
          </table:table-cell>
          <table:table-cell office:value-type="float" office:value="20136.23538292" calcext:value-type="float">
            <text:p>20136.23538292</text:p>
          </table:table-cell>
          <table:table-cell office:value-type="float" office:value="16006.38277092" calcext:value-type="float">
            <text:p>16006.38277092</text:p>
          </table:table-cell>
          <table:table-cell office:value-type="float" office:value="18430.48609404" calcext:value-type="float">
            <text:p>18430.48609404</text:p>
          </table:table-cell>
          <table:table-cell office:value-type="float" office:value="16006.38277092" calcext:value-type="float">
            <text:p>16006.38277092</text:p>
          </table:table-cell>
          <table:table-cell office:value-type="float" office:value="16170.71271755" calcext:value-type="float">
            <text:p>16170.712717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150" calcext:value-type="float">
            <text:p>150</text:p>
          </table:table-cell>
          <table:table-cell office:value-type="float" office:value="550.03" calcext:value-type="float">
            <text:p>550.03</text:p>
          </table:table-cell>
          <table:table-cell office:value-type="float" office:value="1750" calcext:value-type="float">
            <text:p>1750</text:p>
          </table:table-cell>
          <table:table-cell office:value-type="float" office:value="2650.03" calcext:value-type="float">
            <text:p>2650.03</text:p>
          </table:table-cell>
          <table:table-cell office:value-type="float" office:value="3679.77" calcext:value-type="float">
            <text:p>3679.77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9260" calcext:value-type="float">
            <text:p>92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.05" calcext:value-type="float">
            <text:p>10500.05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10396.86" calcext:value-type="float">
            <text:p>10396.86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0200" calcext:value-type="float">
            <text:p>102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1350" calcext:value-type="float">
            <text:p>1135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549.22307692" calcext:value-type="float">
            <text:p>11549.22307692</text:p>
          </table:table-cell>
          <table:table-cell office:value-type="float" office:value="11300" calcext:value-type="float">
            <text:p>11300</text:p>
          </table:table-cell>
          <table:table-cell office:value-type="float" office:value="11350" calcext:value-type="float">
            <text:p>11350</text:p>
          </table:table-cell>
          <table:table-cell table:number-columns-repeated="2" office:value-type="float" office:value="12800" calcext:value-type="float">
            <text:p>12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4432.67653939" calcext:value-type="float">
            <text:p>14432.67653939</text:p>
          </table:table-cell>
          <table:table-cell office:value-type="float" office:value="14999.99" calcext:value-type="float">
            <text:p>14999.99</text:p>
          </table:table-cell>
          <table:table-cell office:value-type="float" office:value="14700.009763" calcext:value-type="float">
            <text:p>14700.009763</text:p>
          </table:table-cell>
          <table:table-cell office:value-type="float" office:value="14329.9" calcext:value-type="float">
            <text:p>14329.9</text:p>
          </table:table-cell>
          <table:table-cell office:value-type="float" office:value="15000" calcext:value-type="float">
            <text:p>15000</text:p>
          </table:table-cell>
          <table:table-cell office:value-type="float" office:value="16927.271" calcext:value-type="float">
            <text:p>16927.271</text:p>
          </table:table-cell>
          <table:table-cell office:value-type="float" office:value="16920" calcext:value-type="float">
            <text:p>16920</text:p>
          </table:table-cell>
          <table:table-cell office:value-type="float" office:value="14399" calcext:value-type="float">
            <text:p>14399</text:p>
          </table:table-cell>
          <table:table-cell office:value-type="float" office:value="15000.00000002" calcext:value-type="float">
            <text:p>15000.00000002</text:p>
          </table:table-cell>
          <table:table-cell office:value-type="float" office:value="18927.27120002" calcext:value-type="float">
            <text:p>18927.27120002</text:p>
          </table:table-cell>
          <table:table-cell office:value-type="float" office:value="20710.63545778" calcext:value-type="float">
            <text:p>20710.63545778</text:p>
          </table:table-cell>
          <table:table-cell office:value-type="float" office:value="20844.17066903" calcext:value-type="float">
            <text:p>20844.17066903</text:p>
          </table:table-cell>
          <table:table-cell office:value-type="float" office:value="19414.42166144" calcext:value-type="float">
            <text:p>19414.42166144</text:p>
          </table:table-cell>
          <table:table-cell office:value-type="float" office:value="15159.09859078" calcext:value-type="float">
            <text:p>15159.09859078</text:p>
          </table:table-cell>
          <table:table-cell office:value-type="float" office:value="14700.009828" calcext:value-type="float">
            <text:p>14700.009828</text:p>
          </table:table-cell>
          <table:table-cell office:value-type="float" office:value="14286.87819402" calcext:value-type="float">
            <text:p>14286.87819402</text:p>
          </table:table-cell>
          <table:table-cell office:value-type="float" office:value="15000.0899" calcext:value-type="float">
            <text:p>15000.0899</text:p>
          </table:table-cell>
          <table:table-cell office:value-type="float" office:value="14286.87829402" calcext:value-type="float">
            <text:p>14286.87829402</text:p>
          </table:table-cell>
          <table:table-cell office:value-type="float" office:value="14700.010028" calcext:value-type="float">
            <text:p>14700.010028</text:p>
          </table:table-cell>
          <table:table-cell office:value-type="float" office:value="14674.83875578" calcext:value-type="float">
            <text:p>14674.83875578</text:p>
          </table:table-cell>
          <table:table-cell office:value-type="float" office:value="17164.55722536" calcext:value-type="float">
            <text:p>17164.55722536</text:p>
          </table:table-cell>
          <table:table-cell office:value-type="float" office:value="15191.28506986" calcext:value-type="float">
            <text:p>15191.28506986</text:p>
          </table:table-cell>
          <table:table-cell office:value-type="float" office:value="17521.36256657" calcext:value-type="float">
            <text:p>17521.36256657</text:p>
          </table:table-cell>
          <table:table-cell office:value-type="float" office:value="19355.41571598" calcext:value-type="float">
            <text:p>19355.41571598</text:p>
          </table:table-cell>
          <table:table-cell office:value-type="float" office:value="19226.90033503" calcext:value-type="float">
            <text:p>19226.90033503</text:p>
          </table:table-cell>
          <table:table-cell office:value-type="float" office:value="15000.00870405" calcext:value-type="float">
            <text:p>15000.00870405</text:p>
          </table:table-cell>
          <table:table-cell office:value-type="float" office:value="17316.39065149" calcext:value-type="float">
            <text:p>17316.39065149</text:p>
          </table:table-cell>
          <table:table-cell office:value-type="float" office:value="19099.43014347" calcext:value-type="float">
            <text:p>19099.43014347</text:p>
          </table:table-cell>
          <table:table-cell office:value-type="float" office:value="20524.80918828" calcext:value-type="float">
            <text:p>20524.80918828</text:p>
          </table:table-cell>
          <table:table-cell office:value-type="float" office:value="21723.23240342" calcext:value-type="float">
            <text:p>21723.23240342</text:p>
          </table:table-cell>
          <table:table-cell office:value-type="float" office:value="24413.46317417" calcext:value-type="float">
            <text:p>24413.46317417</text:p>
          </table:table-cell>
          <table:table-cell office:value-type="float" office:value="25205.80830602" calcext:value-type="float">
            <text:p>25205.80830602</text:p>
          </table:table-cell>
          <table:table-cell office:value-type="float" office:value="24139.39115405" calcext:value-type="float">
            <text:p>24139.39115405</text:p>
          </table:table-cell>
          <table:table-cell office:value-type="float" office:value="24139.39138905" calcext:value-type="float">
            <text:p>24139.39138905</text:p>
          </table:table-cell>
          <table:table-cell office:value-type="float" office:value="22388.00153503" calcext:value-type="float">
            <text:p>22388.00153503</text:p>
          </table:table-cell>
          <table:table-cell office:value-type="float" office:value="24139.39158905" calcext:value-type="float">
            <text:p>24139.39158905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5286.76832225" calcext:value-type="float">
            <text:p>25286.76832225</text:p>
          </table:table-cell>
          <table:table-cell office:value-type="float" office:value="25000.0013" calcext:value-type="float">
            <text:p>25000.0013</text:p>
          </table:table-cell>
          <table:table-cell table:number-columns-repeated="5" office:value-type="float" office:value="25255.7573659" calcext:value-type="float">
            <text:p>25255.7573659</text:p>
          </table:table-cell>
          <table:table-cell office:value-type="float" office:value="24042.79851545" calcext:value-type="float">
            <text:p>24042.79851545</text:p>
          </table:table-cell>
          <table:table-cell office:value-type="float" office:value="23792.7974722" calcext:value-type="float">
            <text:p>23792.7974722</text:p>
          </table:table-cell>
          <table:table-cell office:value-type="float" office:value="24499.99855499" calcext:value-type="float">
            <text:p>24499.99855499</text:p>
          </table:table-cell>
          <table:table-cell office:value-type="float" office:value="24747.71305162" calcext:value-type="float">
            <text:p>24747.71305162</text:p>
          </table:table-cell>
          <table:table-cell office:value-type="float" office:value="25000.0013" calcext:value-type="float">
            <text:p>25000.0013</text:p>
          </table:table-cell>
          <table:table-cell office:value-type="float" office:value="23999.98716237" calcext:value-type="float">
            <text:p>23999.98716237</text:p>
          </table:table-cell>
          <table:table-cell office:value-type="float" office:value="24165.36933375" calcext:value-type="float">
            <text:p>24165.36933375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4980.00943894" calcext:value-type="float">
            <text:p>24980.00943894</text:p>
          </table:table-cell>
          <table:table-cell office:value-type="float" office:value="25301.79557793" calcext:value-type="float">
            <text:p>25301.79557793</text:p>
          </table:table-cell>
          <table:table-cell office:value-type="float" office:value="25377.72279375" calcext:value-type="float">
            <text:p>25377.72279375</text:p>
          </table:table-cell>
          <table:table-cell office:value-type="float" office:value="25408.85604149" calcext:value-type="float">
            <text:p>25408.85604149</text:p>
          </table:table-cell>
          <table:table-cell office:value-type="float" office:value="25819.84467244" calcext:value-type="float">
            <text:p>25819.84467244</text:p>
          </table:table-cell>
          <table:table-cell office:value-type="float" office:value="26085.2157367" calcext:value-type="float">
            <text:p>26085.2157367</text:p>
          </table:table-cell>
          <table:table-cell office:value-type="float" office:value="27495.91065551" calcext:value-type="float">
            <text:p>27495.91065551</text:p>
          </table:table-cell>
          <table:table-cell office:value-type="float" office:value="26215.37122602" calcext:value-type="float">
            <text:p>26215.37122602</text:p>
          </table:table-cell>
          <table:table-cell office:value-type="float" office:value="26215.37173791" calcext:value-type="float">
            <text:p>26215.37173791</text:p>
          </table:table-cell>
          <table:table-cell office:value-type="float" office:value="25408.85664161" calcext:value-type="float">
            <text:p>25408.85664161</text:p>
          </table:table-cell>
          <table:table-cell office:value-type="float" office:value="25489.09324903" calcext:value-type="float">
            <text:p>25489.09324903</text:p>
          </table:table-cell>
          <table:table-cell office:value-type="float" office:value="25489.09326791" calcext:value-type="float">
            <text:p>25489.09326791</text:p>
          </table:table-cell>
          <table:table-cell office:value-type="float" office:value="25489.09330344" calcext:value-type="float">
            <text:p>25489.09330344</text:p>
          </table:table-cell>
          <table:table-cell office:value-type="float" office:value="26215.37185486" calcext:value-type="float">
            <text:p>26215.37185486</text:p>
          </table:table-cell>
          <table:table-cell table:number-columns-repeated="2" office:value-type="float" office:value="15745.55550845" calcext:value-type="float">
            <text:p>15745.55550845</text:p>
          </table:table-cell>
          <table:table-cell office:value-type="float" office:value="19414.42814357" calcext:value-type="float">
            <text:p>19414.42814357</text:p>
          </table:table-cell>
          <table:table-cell office:value-type="float" office:value="17000.0000198" calcext:value-type="float">
            <text:p>17000.0000198</text:p>
          </table:table-cell>
          <table:table-cell office:value-type="float" office:value="18884.99979741" calcext:value-type="float">
            <text:p>18884.99979741</text:p>
          </table:table-cell>
          <table:table-cell office:value-type="float" office:value="19517.41729867" calcext:value-type="float">
            <text:p>19517.41729867</text:p>
          </table:table-cell>
          <table:table-cell office:value-type="float" office:value="19414.42817114" calcext:value-type="float">
            <text:p>19414.42817114</text:p>
          </table:table-cell>
          <table:table-cell office:value-type="float" office:value="15000.00003668" calcext:value-type="float">
            <text:p>15000.00003668</text:p>
          </table:table-cell>
          <table:table-cell office:value-type="float" office:value="14999.99915656" calcext:value-type="float">
            <text:p>14999.99915656</text:p>
          </table:table-cell>
          <table:table-cell office:value-type="float" office:value="14999.01084894" calcext:value-type="float">
            <text:p>14999.01084894</text:p>
          </table:table-cell>
          <table:table-cell office:value-type="float" office:value="14999.9984161" calcext:value-type="float">
            <text:p>14999.9984161</text:p>
          </table:table-cell>
          <table:table-cell office:value-type="float" office:value="14999.99842209" calcext:value-type="float">
            <text:p>14999.99842209</text:p>
          </table:table-cell>
          <table:table-cell office:value-type="float" office:value="15000.00017001" calcext:value-type="float">
            <text:p>15000.00017001</text:p>
          </table:table-cell>
          <table:table-cell office:value-type="float" office:value="14999.99923525" calcext:value-type="float">
            <text:p>14999.99923525</text:p>
          </table:table-cell>
          <table:table-cell office:value-type="float" office:value="15358.89956127" calcext:value-type="float">
            <text:p>15358.89956127</text:p>
          </table:table-cell>
          <table:table-cell office:value-type="float" office:value="17781.87783475" calcext:value-type="float">
            <text:p>17781.87783475</text:p>
          </table:table-cell>
          <table:table-cell office:value-type="float" office:value="15499.89069488" calcext:value-type="float">
            <text:p>15499.89069488</text:p>
          </table:table-cell>
          <table:table-cell office:value-type="float" office:value="16101.24017803" calcext:value-type="float">
            <text:p>16101.24017803</text:p>
          </table:table-cell>
          <table:table-cell office:value-type="float" office:value="15033.2621633" calcext:value-type="float">
            <text:p>15033.2621633</text:p>
          </table:table-cell>
          <table:table-cell office:value-type="float" office:value="14500.000106" calcext:value-type="float">
            <text:p>14500.000106</text:p>
          </table:table-cell>
          <table:table-cell office:value-type="float" office:value="14900.56190157" calcext:value-type="float">
            <text:p>14900.56190157</text:p>
          </table:table-cell>
          <table:table-cell office:value-type="float" office:value="15499.89081993" calcext:value-type="float">
            <text:p>15499.89081993</text:p>
          </table:table-cell>
          <table:table-cell office:value-type="float" office:value="15001.00011629" calcext:value-type="float">
            <text:p>15001.00011629</text:p>
          </table:table-cell>
          <table:table-cell office:value-type="float" office:value="14999.99860282" calcext:value-type="float">
            <text:p>14999.99860282</text:p>
          </table:table-cell>
          <table:table-cell office:value-type="float" office:value="14212.9899465" calcext:value-type="float">
            <text:p>14212.9899465</text:p>
          </table:table-cell>
          <table:table-cell office:value-type="float" office:value="15745.55583992" calcext:value-type="float">
            <text:p>15745.55583992</text:p>
          </table:table-cell>
          <table:table-cell office:value-type="float" office:value="16838.31885178" calcext:value-type="float">
            <text:p>16838.31885178</text:p>
          </table:table-cell>
          <table:table-cell office:value-type="float" office:value="18036.69807806" calcext:value-type="float">
            <text:p>18036.69807806</text:p>
          </table:table-cell>
          <table:table-cell office:value-type="float" office:value="19199.99673825" calcext:value-type="float">
            <text:p>19199.99673825</text:p>
          </table:table-cell>
          <table:table-cell office:value-type="float" office:value="19025.39281107" calcext:value-type="float">
            <text:p>19025.39281107</text:p>
          </table:table-cell>
          <table:table-cell office:value-type="float" office:value="20008.00192617" calcext:value-type="float">
            <text:p>20008.00192617</text:p>
          </table:table-cell>
          <table:table-cell office:value-type="float" office:value="15807.55365752" calcext:value-type="float">
            <text:p>15807.55365752</text:p>
          </table:table-cell>
          <table:table-cell office:value-type="float" office:value="18420.9909693" calcext:value-type="float">
            <text:p>18420.9909693</text:p>
          </table:table-cell>
          <table:table-cell office:value-type="float" office:value="15745.55593709" calcext:value-type="float">
            <text:p>15745.55593709</text:p>
          </table:table-cell>
          <table:table-cell office:value-type="float" office:value="15946.05" calcext:value-type="float">
            <text:p>15946.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716.01" calcext:value-type="float">
            <text:p>1716.01</text:p>
          </table:table-cell>
          <table:table-cell office:value-type="float" office:value="2500" calcext:value-type="float">
            <text:p>2500</text:p>
          </table:table-cell>
          <table:table-cell office:value-type="float" office:value="3628" calcext:value-type="float">
            <text:p>3628</text:p>
          </table:table-cell>
          <table:table-cell office:value-type="float" office:value="4900.07" calcext:value-type="float">
            <text:p>4900.07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9444" calcext:value-type="float">
            <text:p>9444</text:p>
          </table:table-cell>
          <table:table-cell table:number-columns-repeated="8" office:value-type="float" office:value="10000" calcext:value-type="float">
            <text:p>10000</text:p>
          </table:table-cell>
          <table:table-cell office:value-type="float" office:value="10000.1" calcext:value-type="float">
            <text:p>10000.1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10009.25101" calcext:value-type="float">
            <text:p>10009.25101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1350" calcext:value-type="float">
            <text:p>11350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618" calcext:value-type="float">
            <text:p>12618</text:p>
          </table:table-cell>
          <table:table-cell office:value-type="float" office:value="12469.99" calcext:value-type="float">
            <text:p>12469.99</text:p>
          </table:table-cell>
          <table:table-cell office:value-type="float" office:value="13753.54" calcext:value-type="float">
            <text:p>13753.54</text:p>
          </table:table-cell>
          <table:table-cell office:value-type="float" office:value="14237.41" calcext:value-type="float">
            <text:p>14237.41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4900.98" calcext:value-type="float">
            <text:p>14900.98</text:p>
          </table:table-cell>
          <table:table-cell office:value-type="float" office:value="14500" calcext:value-type="float">
            <text:p>14500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4999.99" calcext:value-type="float">
            <text:p>14999.99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4500.00100002" calcext:value-type="float">
            <text:p>14500.00100002</text:p>
          </table:table-cell>
          <table:table-cell office:value-type="float" office:value="18878.13309231" calcext:value-type="float">
            <text:p>18878.13309231</text:p>
          </table:table-cell>
          <table:table-cell office:value-type="float" office:value="19414.41389144" calcext:value-type="float">
            <text:p>19414.41389144</text:p>
          </table:table-cell>
          <table:table-cell office:value-type="float" office:value="20003.9801" calcext:value-type="float">
            <text:p>20003.9801</text:p>
          </table:table-cell>
          <table:table-cell office:value-type="float" office:value="19250" calcext:value-type="float">
            <text:p>19250</text:p>
          </table:table-cell>
          <table:table-cell office:value-type="float" office:value="15000.00829402" calcext:value-type="float">
            <text:p>15000.00829402</text:p>
          </table:table-cell>
          <table:table-cell office:value-type="float" office:value="14286.87819402" calcext:value-type="float">
            <text:p>14286.87819402</text:p>
          </table:table-cell>
          <table:table-cell office:value-type="float" office:value="14033.87793402" calcext:value-type="float">
            <text:p>14033.87793402</text:p>
          </table:table-cell>
          <table:table-cell office:value-type="float" office:value="15000.00829402" calcext:value-type="float">
            <text:p>15000.00829402</text:p>
          </table:table-cell>
          <table:table-cell office:value-type="float" office:value="14033.87803402" calcext:value-type="float">
            <text:p>14033.87803402</text:p>
          </table:table-cell>
          <table:table-cell office:value-type="float" office:value="14674.83874578" calcext:value-type="float">
            <text:p>14674.83874578</text:p>
          </table:table-cell>
          <table:table-cell office:value-type="float" office:value="14286.87840402" calcext:value-type="float">
            <text:p>14286.87840402</text:p>
          </table:table-cell>
          <table:table-cell office:value-type="float" office:value="15191.28506986" calcext:value-type="float">
            <text:p>15191.28506986</text:p>
          </table:table-cell>
          <table:table-cell office:value-type="float" office:value="15000.00850402" calcext:value-type="float">
            <text:p>15000.00850402</text:p>
          </table:table-cell>
          <table:table-cell office:value-type="float" office:value="15191.28506986" calcext:value-type="float">
            <text:p>15191.28506986</text:p>
          </table:table-cell>
          <table:table-cell office:value-type="float" office:value="19226.90033503" calcext:value-type="float">
            <text:p>19226.90033503</text:p>
          </table:table-cell>
          <table:table-cell office:value-type="float" office:value="18202.14713306" calcext:value-type="float">
            <text:p>18202.14713306</text:p>
          </table:table-cell>
          <table:table-cell office:value-type="float" office:value="14816.73879305" calcext:value-type="float">
            <text:p>14816.73879305</text:p>
          </table:table-cell>
          <table:table-cell office:value-type="float" office:value="17314.38093787" calcext:value-type="float">
            <text:p>17314.38093787</text:p>
          </table:table-cell>
          <table:table-cell office:value-type="float" office:value="19093.65584814" calcext:value-type="float">
            <text:p>19093.65584814</text:p>
          </table:table-cell>
          <table:table-cell office:value-type="float" office:value="20476.58452054" calcext:value-type="float">
            <text:p>20476.58452054</text:p>
          </table:table-cell>
          <table:table-cell office:value-type="float" office:value="21000.01020003" calcext:value-type="float">
            <text:p>21000.01020003</text:p>
          </table:table-cell>
          <table:table-cell office:value-type="float" office:value="24408.85558403" calcext:value-type="float">
            <text:p>24408.85558403</text:p>
          </table:table-cell>
          <table:table-cell office:value-type="float" office:value="24500.01090405" calcext:value-type="float">
            <text:p>24500.01090405</text:p>
          </table:table-cell>
          <table:table-cell office:value-type="float" office:value="22388.00130003" calcext:value-type="float">
            <text:p>22388.00130003</text:p>
          </table:table-cell>
          <table:table-cell office:value-type="float" office:value="22388.00153503" calcext:value-type="float">
            <text:p>22388.00153503</text:p>
          </table:table-cell>
          <table:table-cell office:value-type="float" office:value="21744.00963903" calcext:value-type="float">
            <text:p>21744.00963903</text:p>
          </table:table-cell>
          <table:table-cell office:value-type="float" office:value="22604.17807696" calcext:value-type="float">
            <text:p>22604.17807696</text:p>
          </table:table-cell>
          <table:table-cell office:value-type="float" office:value="24139.39158905" calcext:value-type="float">
            <text:p>24139.39158905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4363.30052199" calcext:value-type="float">
            <text:p>24363.30052199</text:p>
          </table:table-cell>
          <table:table-cell office:value-type="float" office:value="25255.7573659" calcext:value-type="float">
            <text:p>25255.7573659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5272.00987953" calcext:value-type="float">
            <text:p>25272.00987953</text:p>
          </table:table-cell>
          <table:table-cell office:value-type="float" office:value="24500.00033505" calcext:value-type="float">
            <text:p>24500.00033505</text:p>
          </table:table-cell>
          <table:table-cell table:number-columns-repeated="2" office:value-type="float" office:value="25253.68910339" calcext:value-type="float">
            <text:p>25253.68910339</text:p>
          </table:table-cell>
          <table:table-cell table:number-columns-repeated="3" office:value-type="float" office:value="25000.0013" calcext:value-type="float">
            <text:p>25000.0013</text:p>
          </table:table-cell>
          <table:table-cell office:value-type="float" office:value="23227.25026109" calcext:value-type="float">
            <text:p>23227.25026109</text:p>
          </table:table-cell>
          <table:table-cell office:value-type="float" office:value="22797.02162227" calcext:value-type="float">
            <text:p>22797.02162227</text:p>
          </table:table-cell>
          <table:table-cell office:value-type="float" office:value="23792.7974722" calcext:value-type="float">
            <text:p>23792.7974722</text:p>
          </table:table-cell>
          <table:table-cell office:value-type="float" office:value="23844.40094177" calcext:value-type="float">
            <text:p>23844.40094177</text:p>
          </table:table-cell>
          <table:table-cell office:value-type="float" office:value="24999.37101319" calcext:value-type="float">
            <text:p>24999.37101319</text:p>
          </table:table-cell>
          <table:table-cell office:value-type="float" office:value="22747.9971664" calcext:value-type="float">
            <text:p>22747.9971664</text:p>
          </table:table-cell>
          <table:table-cell office:value-type="float" office:value="24129.44520964" calcext:value-type="float">
            <text:p>24129.44520964</text:p>
          </table:table-cell>
          <table:table-cell office:value-type="float" office:value="25074.78943348" calcext:value-type="float">
            <text:p>25074.78943348</text:p>
          </table:table-cell>
          <table:table-cell office:value-type="float" office:value="24378.40010546" calcext:value-type="float">
            <text:p>24378.40010546</text:p>
          </table:table-cell>
          <table:table-cell office:value-type="float" office:value="25272.00988499" calcext:value-type="float">
            <text:p>25272.00988499</text:p>
          </table:table-cell>
          <table:table-cell office:value-type="float" office:value="25301.79569493" calcext:value-type="float">
            <text:p>25301.79569493</text:p>
          </table:table-cell>
          <table:table-cell office:value-type="float" office:value="25406.38305424" calcext:value-type="float">
            <text:p>25406.38305424</text:p>
          </table:table-cell>
          <table:table-cell office:value-type="float" office:value="25489.09262207" calcext:value-type="float">
            <text:p>25489.09262207</text:p>
          </table:table-cell>
          <table:table-cell office:value-type="float" office:value="25489.09264672" calcext:value-type="float">
            <text:p>25489.09264672</text:p>
          </table:table-cell>
          <table:table-cell office:value-type="float" office:value="26343.16738791" calcext:value-type="float">
            <text:p>26343.16738791</text:p>
          </table:table-cell>
          <table:table-cell office:value-type="float" office:value="25489.09268638" calcext:value-type="float">
            <text:p>25489.09268638</text:p>
          </table:table-cell>
          <table:table-cell office:value-type="float" office:value="25489.09320143" calcext:value-type="float">
            <text:p>25489.09320143</text:p>
          </table:table-cell>
          <table:table-cell office:value-type="float" office:value="25403.37997647" calcext:value-type="float">
            <text:p>25403.37997647</text:p>
          </table:table-cell>
          <table:table-cell office:value-type="float" office:value="25408.85665845" calcext:value-type="float">
            <text:p>25408.85665845</text:p>
          </table:table-cell>
          <table:table-cell office:value-type="float" office:value="25408.85668533" calcext:value-type="float">
            <text:p>25408.85668533</text:p>
          </table:table-cell>
          <table:table-cell office:value-type="float" office:value="25408.85672086" calcext:value-type="float">
            <text:p>25408.85672086</text:p>
          </table:table-cell>
          <table:table-cell office:value-type="float" office:value="25660.05634" calcext:value-type="float">
            <text:p>25660.05634</text:p>
          </table:table-cell>
          <table:table-cell table:number-columns-repeated="2" office:value-type="float" office:value="15724.00027574" calcext:value-type="float">
            <text:p>15724.00027574</text:p>
          </table:table-cell>
          <table:table-cell office:value-type="float" office:value="16252.4212913" calcext:value-type="float">
            <text:p>16252.4212913</text:p>
          </table:table-cell>
          <table:table-cell office:value-type="float" office:value="16925.8103111" calcext:value-type="float">
            <text:p>16925.8103111</text:p>
          </table:table-cell>
          <table:table-cell office:value-type="float" office:value="18324.68776956" calcext:value-type="float">
            <text:p>18324.68776956</text:p>
          </table:table-cell>
          <table:table-cell office:value-type="float" office:value="19414.42816337" calcext:value-type="float">
            <text:p>19414.42816337</text:p>
          </table:table-cell>
          <table:table-cell office:value-type="float" office:value="18892.92198195" calcext:value-type="float">
            <text:p>18892.92198195</text:p>
          </table:table-cell>
          <table:table-cell office:value-type="float" office:value="14999.99915656" calcext:value-type="float">
            <text:p>14999.99915656</text:p>
          </table:table-cell>
          <table:table-cell office:value-type="float" office:value="14999.9984161" calcext:value-type="float">
            <text:p>14999.9984161</text:p>
          </table:table-cell>
          <table:table-cell table:number-columns-repeated="3" office:value-type="float" office:value="14500.01446963" calcext:value-type="float">
            <text:p>14500.01446963</text:p>
          </table:table-cell>
          <table:table-cell office:value-type="float" office:value="14999.99923525" calcext:value-type="float">
            <text:p>14999.99923525</text:p>
          </table:table-cell>
          <table:table-cell office:value-type="float" office:value="14999.99842986" calcext:value-type="float">
            <text:p>14999.99842986</text:p>
          </table:table-cell>
          <table:table-cell office:value-type="float" office:value="15250.00002964" calcext:value-type="float">
            <text:p>15250.00002964</text:p>
          </table:table-cell>
          <table:table-cell office:value-type="float" office:value="15745.55562781" calcext:value-type="float">
            <text:p>15745.55562781</text:p>
          </table:table-cell>
          <table:table-cell office:value-type="float" office:value="14999.99844963" calcext:value-type="float">
            <text:p>14999.99844963</text:p>
          </table:table-cell>
          <table:table-cell office:value-type="float" office:value="15745.55562781" calcext:value-type="float">
            <text:p>15745.55562781</text:p>
          </table:table-cell>
          <table:table-cell office:value-type="float" office:value="15022.37511643" calcext:value-type="float">
            <text:p>15022.37511643</text:p>
          </table:table-cell>
          <table:table-cell office:value-type="float" office:value="14000.01429683" calcext:value-type="float">
            <text:p>14000.01429683</text:p>
          </table:table-cell>
          <table:table-cell office:value-type="float" office:value="14500.00013335" calcext:value-type="float">
            <text:p>14500.00013335</text:p>
          </table:table-cell>
          <table:table-cell office:value-type="float" office:value="15033.26225916" calcext:value-type="float">
            <text:p>15033.26225916</text:p>
          </table:table-cell>
          <table:table-cell office:value-type="float" office:value="14999.99858633" calcext:value-type="float">
            <text:p>14999.99858633</text:p>
          </table:table-cell>
          <table:table-cell office:value-type="float" office:value="14944.43524903" calcext:value-type="float">
            <text:p>14944.43524903</text:p>
          </table:table-cell>
          <table:table-cell office:value-type="float" office:value="14050.83247572" calcext:value-type="float">
            <text:p>14050.83247572</text:p>
          </table:table-cell>
          <table:table-cell office:value-type="float" office:value="15499.89138108" calcext:value-type="float">
            <text:p>15499.89138108</text:p>
          </table:table-cell>
          <table:table-cell office:value-type="float" office:value="15745.55585086" calcext:value-type="float">
            <text:p>15745.55585086</text:p>
          </table:table-cell>
          <table:table-cell office:value-type="float" office:value="15745.55588221" calcext:value-type="float">
            <text:p>15745.55588221</text:p>
          </table:table-cell>
          <table:table-cell office:value-type="float" office:value="18989.99893476" calcext:value-type="float">
            <text:p>18989.99893476</text:p>
          </table:table-cell>
          <table:table-cell office:value-type="float" office:value="18799.99657005" calcext:value-type="float">
            <text:p>18799.99657005</text:p>
          </table:table-cell>
          <table:table-cell office:value-type="float" office:value="19586.8394681" calcext:value-type="float">
            <text:p>19586.8394681</text:p>
          </table:table-cell>
          <table:table-cell office:value-type="float" office:value="15745.55590409" calcext:value-type="float">
            <text:p>15745.55590409</text:p>
          </table:table-cell>
          <table:table-cell office:value-type="float" office:value="16006.38277092" calcext:value-type="float">
            <text:p>16006.38277092</text:p>
          </table:table-cell>
          <table:table-cell office:value-type="float" office:value="15318.09830205" calcext:value-type="float">
            <text:p>15318.09830205</text:p>
          </table:table-cell>
          <table:table-cell office:value-type="float" office:value="15745.55597771" calcext:value-type="float">
            <text:p>15745.555977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150" calcext:value-type="float">
            <text:p>150</text:p>
          </table:table-cell>
          <table:table-cell office:value-type="float" office:value="523.48" calcext:value-type="float">
            <text:p>523.48</text:p>
          </table:table-cell>
          <table:table-cell office:value-type="float" office:value="1700" calcext:value-type="float">
            <text:p>1700</text:p>
          </table:table-cell>
          <table:table-cell office:value-type="float" office:value="2500" calcext:value-type="float">
            <text:p>2500</text:p>
          </table:table-cell>
          <table:table-cell office:value-type="float" office:value="3620" calcext:value-type="float">
            <text:p>3620</text:p>
          </table:table-cell>
          <table:table-cell office:value-type="float" office:value="4500" calcext:value-type="float">
            <text:p>4500</text:p>
          </table:table-cell>
          <table:table-cell office:value-type="float" office:value="5900" calcext:value-type="float">
            <text:p>5900</text:p>
          </table:table-cell>
          <table:table-cell office:value-type="float" office:value="7944.06" calcext:value-type="float">
            <text:p>7944.06</text:p>
          </table:table-cell>
          <table:table-cell office:value-type="float" office:value="8999" calcext:value-type="float">
            <text:p>8999</text:p>
          </table:table-cell>
          <table:table-cell office:value-type="float" office:value="9349.08" calcext:value-type="float">
            <text:p>9349.08</text:p>
          </table:table-cell>
          <table:table-cell table:number-columns-repeated="8" office:value-type="float" office:value="10000" calcext:value-type="float">
            <text:p>10000</text:p>
          </table:table-cell>
          <table:table-cell office:value-type="float" office:value="10000.01234567" calcext:value-type="float">
            <text:p>10000.01234567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770.51520822" calcext:value-type="float">
            <text:p>10770.51520822</text:p>
          </table:table-cell>
          <table:table-cell table:number-columns-repeated="2" office:value-type="float" office:value="10000.00000001" calcext:value-type="float">
            <text:p>10000.00000001</text:p>
          </table:table-cell>
          <table:table-cell office:value-type="float" office:value="10411.11" calcext:value-type="float">
            <text:p>10411.1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500" calcext:value-type="float">
            <text:p>105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000" calcext:value-type="float">
            <text:p>11000</text:p>
          </table:table-cell>
          <table:table-cell office:value-type="float" office:value="12576" calcext:value-type="float">
            <text:p>12576</text:p>
          </table:table-cell>
          <table:table-cell office:value-type="float" office:value="12468.69913861" calcext:value-type="float">
            <text:p>12468.69913861</text:p>
          </table:table-cell>
          <table:table-cell office:value-type="float" office:value="13500" calcext:value-type="float">
            <text:p>13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37.41" calcext:value-type="float">
            <text:p>14237.41</text:p>
          </table:table-cell>
          <table:table-cell office:value-type="float" office:value="14607.53640361" calcext:value-type="float">
            <text:p>14607.53640361</text:p>
          </table:table-cell>
          <table:table-cell office:value-type="float" office:value="14329.9" calcext:value-type="float">
            <text:p>14329.9</text:p>
          </table:table-cell>
          <table:table-cell office:value-type="float" office:value="14243.41" calcext:value-type="float">
            <text:p>14243.41</text:p>
          </table:table-cell>
          <table:table-cell table:number-columns-repeated="2" office:value-type="float" office:value="14700.009763" calcext:value-type="float">
            <text:p>14700.009763</text:p>
          </table:table-cell>
          <table:table-cell office:value-type="float" office:value="14546.02" calcext:value-type="float">
            <text:p>14546.02</text:p>
          </table:table-cell>
          <table:table-cell office:value-type="float" office:value="14243.411" calcext:value-type="float">
            <text:p>14243.411</text:p>
          </table:table-cell>
          <table:table-cell office:value-type="float" office:value="14286.87000002" calcext:value-type="float">
            <text:p>14286.87000002</text:p>
          </table:table-cell>
          <table:table-cell office:value-type="float" office:value="18542.30205829" calcext:value-type="float">
            <text:p>18542.30205829</text:p>
          </table:table-cell>
          <table:table-cell office:value-type="float" office:value="18024.11747953" calcext:value-type="float">
            <text:p>18024.11747953</text:p>
          </table:table-cell>
          <table:table-cell office:value-type="float" office:value="19464.77838157" calcext:value-type="float">
            <text:p>19464.77838157</text:p>
          </table:table-cell>
          <table:table-cell office:value-type="float" office:value="19051.17554172" calcext:value-type="float">
            <text:p>19051.17554172</text:p>
          </table:table-cell>
          <table:table-cell office:value-type="float" office:value="15000.000055" calcext:value-type="float">
            <text:p>15000.000055</text:p>
          </table:table-cell>
          <table:table-cell office:value-type="float" office:value="14033.87793402" calcext:value-type="float">
            <text:p>14033.87793402</text:p>
          </table:table-cell>
          <table:table-cell office:value-type="float" office:value="14000" calcext:value-type="float">
            <text:p>14000</text:p>
          </table:table-cell>
          <table:table-cell office:value-type="float" office:value="14700.009828" calcext:value-type="float">
            <text:p>14700.009828</text:p>
          </table:table-cell>
          <table:table-cell office:value-type="float" office:value="14000.0002" calcext:value-type="float">
            <text:p>14000.0002</text:p>
          </table:table-cell>
          <table:table-cell office:value-type="float" office:value="14626.52948342" calcext:value-type="float">
            <text:p>14626.52948342</text:p>
          </table:table-cell>
          <table:table-cell office:value-type="float" office:value="14191.29615986" calcext:value-type="float">
            <text:p>14191.29615986</text:p>
          </table:table-cell>
          <table:table-cell office:value-type="float" office:value="15000.00850402" calcext:value-type="float">
            <text:p>15000.00850402</text:p>
          </table:table-cell>
          <table:table-cell office:value-type="float" office:value="14700.010039" calcext:value-type="float">
            <text:p>14700.010039</text:p>
          </table:table-cell>
          <table:table-cell office:value-type="float" office:value="15000.00850402" calcext:value-type="float">
            <text:p>15000.00850402</text:p>
          </table:table-cell>
          <table:table-cell office:value-type="float" office:value="18202.14713306" calcext:value-type="float">
            <text:p>18202.14713306</text:p>
          </table:table-cell>
          <table:table-cell office:value-type="float" office:value="15191.28516989" calcext:value-type="float">
            <text:p>15191.28516989</text:p>
          </table:table-cell>
          <table:table-cell office:value-type="float" office:value="14734.84593978" calcext:value-type="float">
            <text:p>14734.84593978</text:p>
          </table:table-cell>
          <table:table-cell office:value-type="float" office:value="17218.09659722" calcext:value-type="float">
            <text:p>17218.09659722</text:p>
          </table:table-cell>
          <table:table-cell office:value-type="float" office:value="19089.77256389" calcext:value-type="float">
            <text:p>19089.77256389</text:p>
          </table:table-cell>
          <table:table-cell office:value-type="float" office:value="20473.02386528" calcext:value-type="float">
            <text:p>20473.02386528</text:p>
          </table:table-cell>
          <table:table-cell office:value-type="float" office:value="20844.17223407" calcext:value-type="float">
            <text:p>20844.17223407</text:p>
          </table:table-cell>
          <table:table-cell office:value-type="float" office:value="24401.16684471" calcext:value-type="float">
            <text:p>24401.16684471</text:p>
          </table:table-cell>
          <table:table-cell office:value-type="float" office:value="24139.39105405" calcext:value-type="float">
            <text:p>24139.39105405</text:p>
          </table:table-cell>
          <table:table-cell office:value-type="float" office:value="21744.00950403" calcext:value-type="float">
            <text:p>21744.00950403</text:p>
          </table:table-cell>
          <table:table-cell office:value-type="float" office:value="21744.00963903" calcext:value-type="float">
            <text:p>21744.00963903</text:p>
          </table:table-cell>
          <table:table-cell office:value-type="float" office:value="21000.01020003" calcext:value-type="float">
            <text:p>21000.01020003</text:p>
          </table:table-cell>
          <table:table-cell table:number-columns-repeated="2" office:value-type="float" office:value="22388.00173503" calcext:value-type="float">
            <text:p>22388.00173503</text:p>
          </table:table-cell>
          <table:table-cell office:value-type="float" office:value="24139.39158905" calcext:value-type="float">
            <text:p>24139.39158905</text:p>
          </table:table-cell>
          <table:table-cell office:value-type="float" office:value="24139.39168905" calcext:value-type="float">
            <text:p>24139.39168905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5255.7573659" calcext:value-type="float">
            <text:p>25255.7573659</text:p>
          </table:table-cell>
          <table:table-cell office:value-type="float" office:value="22597.991335" calcext:value-type="float">
            <text:p>22597.991335</text:p>
          </table:table-cell>
          <table:table-cell table:number-columns-repeated="2" office:value-type="float" office:value="25242.98003933" calcext:value-type="float">
            <text:p>25242.98003933</text:p>
          </table:table-cell>
          <table:table-cell table:number-columns-repeated="3" office:value-type="float" office:value="24349.99926775" calcext:value-type="float">
            <text:p>24349.99926775</text:p>
          </table:table-cell>
          <table:table-cell table:number-columns-repeated="3" office:value-type="float" office:value="22388.00183503" calcext:value-type="float">
            <text:p>22388.00183503</text:p>
          </table:table-cell>
          <table:table-cell office:value-type="float" office:value="23826.4195514" calcext:value-type="float">
            <text:p>23826.4195514</text:p>
          </table:table-cell>
          <table:table-cell office:value-type="float" office:value="23999.98716237" calcext:value-type="float">
            <text:p>23999.98716237</text:p>
          </table:table-cell>
          <table:table-cell office:value-type="float" office:value="22388.00183503" calcext:value-type="float">
            <text:p>22388.00183503</text:p>
          </table:table-cell>
          <table:table-cell table:number-columns-repeated="2" office:value-type="float" office:value="24000.46903551" calcext:value-type="float">
            <text:p>24000.46903551</text:p>
          </table:table-cell>
          <table:table-cell office:value-type="float" office:value="24000.46904097" calcext:value-type="float">
            <text:p>24000.46904097</text:p>
          </table:table-cell>
          <table:table-cell office:value-type="float" office:value="24980.00943894" calcext:value-type="float">
            <text:p>24980.00943894</text:p>
          </table:table-cell>
          <table:table-cell office:value-type="float" office:value="25272.01000199" calcext:value-type="float">
            <text:p>25272.01000199</text:p>
          </table:table-cell>
          <table:table-cell office:value-type="float" office:value="25403.37935969" calcext:value-type="float">
            <text:p>25403.37935969</text:p>
          </table:table-cell>
          <table:table-cell office:value-type="float" office:value="25408.85604149" calcext:value-type="float">
            <text:p>25408.85604149</text:p>
          </table:table-cell>
          <table:table-cell office:value-type="float" office:value="25408.85606614" calcext:value-type="float">
            <text:p>25408.85606614</text:p>
          </table:table-cell>
          <table:table-cell office:value-type="float" office:value="26215.37118636" calcext:value-type="float">
            <text:p>26215.37118636</text:p>
          </table:table-cell>
          <table:table-cell office:value-type="float" office:value="25408.8561058" calcext:value-type="float">
            <text:p>25408.8561058</text:p>
          </table:table-cell>
          <table:table-cell office:value-type="float" office:value="25408.85661085" calcext:value-type="float">
            <text:p>25408.85661085</text:p>
          </table:table-cell>
          <table:table-cell office:value-type="float" office:value="25377.72340053" calcext:value-type="float">
            <text:p>25377.72340053</text:p>
          </table:table-cell>
          <table:table-cell office:value-type="float" office:value="25403.37999331" calcext:value-type="float">
            <text:p>25403.37999331</text:p>
          </table:table-cell>
          <table:table-cell office:value-type="float" office:value="25403.38001219" calcext:value-type="float">
            <text:p>25403.38001219</text:p>
          </table:table-cell>
          <table:table-cell office:value-type="float" office:value="25403.38004772" calcext:value-type="float">
            <text:p>25403.38004772</text:p>
          </table:table-cell>
          <table:table-cell office:value-type="float" office:value="25489.09330344" calcext:value-type="float">
            <text:p>25489.09330344</text:p>
          </table:table-cell>
          <table:table-cell table:number-columns-repeated="2" office:value-type="float" office:value="15499.88184012" calcext:value-type="float">
            <text:p>15499.88184012</text:p>
          </table:table-cell>
          <table:table-cell office:value-type="float" office:value="15946.9485" calcext:value-type="float">
            <text:p>15946.9485</text:p>
          </table:table-cell>
          <table:table-cell office:value-type="float" office:value="15745.55556825" calcext:value-type="float">
            <text:p>15745.55556825</text:p>
          </table:table-cell>
          <table:table-cell office:value-type="float" office:value="18019.49158558" calcext:value-type="float">
            <text:p>18019.49158558</text:p>
          </table:table-cell>
          <table:table-cell office:value-type="float" office:value="18899.96629122" calcext:value-type="float">
            <text:p>18899.96629122</text:p>
          </table:table-cell>
          <table:table-cell office:value-type="float" office:value="18312.84139599" calcext:value-type="float">
            <text:p>18312.84139599</text:p>
          </table:table-cell>
          <table:table-cell office:value-type="float" office:value="14999.9984161" calcext:value-type="float">
            <text:p>14999.9984161</text:p>
          </table:table-cell>
          <table:table-cell office:value-type="float" office:value="14999.90003145" calcext:value-type="float">
            <text:p>14999.90003145</text:p>
          </table:table-cell>
          <table:table-cell table:number-columns-repeated="3" office:value-type="float" office:value="14500.00016336" calcext:value-type="float">
            <text:p>14500.00016336</text:p>
          </table:table-cell>
          <table:table-cell office:value-type="float" office:value="14999.99842986" calcext:value-type="float">
            <text:p>14999.99842986</text:p>
          </table:table-cell>
          <table:table-cell office:value-type="float" office:value="14500.01446963" calcext:value-type="float">
            <text:p>14500.01446963</text:p>
          </table:table-cell>
          <table:table-cell office:value-type="float" office:value="14999.99923525" calcext:value-type="float">
            <text:p>14999.99923525</text:p>
          </table:table-cell>
          <table:table-cell office:value-type="float" office:value="15533.2623481" calcext:value-type="float">
            <text:p>15533.2623481</text:p>
          </table:table-cell>
          <table:table-cell office:value-type="float" office:value="14935.85365785" calcext:value-type="float">
            <text:p>14935.85365785</text:p>
          </table:table-cell>
          <table:table-cell office:value-type="float" office:value="15499.89069488" calcext:value-type="float">
            <text:p>15499.89069488</text:p>
          </table:table-cell>
          <table:table-cell office:value-type="float" office:value="14999.99844963" calcext:value-type="float">
            <text:p>14999.99844963</text:p>
          </table:table-cell>
          <table:table-cell office:value-type="float" office:value="14000.00046922" calcext:value-type="float">
            <text:p>14000.00046922</text:p>
          </table:table-cell>
          <table:table-cell office:value-type="float" office:value="14000.01433528" calcext:value-type="float">
            <text:p>14000.01433528</text:p>
          </table:table-cell>
          <table:table-cell office:value-type="float" office:value="14999.99858086" calcext:value-type="float">
            <text:p>14999.99858086</text:p>
          </table:table-cell>
          <table:table-cell office:value-type="float" office:value="14500.00015523" calcext:value-type="float">
            <text:p>14500.00015523</text:p>
          </table:table-cell>
          <table:table-cell office:value-type="float" office:value="14669.41294966" calcext:value-type="float">
            <text:p>14669.41294966</text:p>
          </table:table-cell>
          <table:table-cell office:value-type="float" office:value="14042.0630427" calcext:value-type="float">
            <text:p>14042.0630427</text:p>
          </table:table-cell>
          <table:table-cell office:value-type="float" office:value="15184.2768442" calcext:value-type="float">
            <text:p>15184.2768442</text:p>
          </table:table-cell>
          <table:table-cell office:value-type="float" office:value="15272.99463319" calcext:value-type="float">
            <text:p>15272.99463319</text:p>
          </table:table-cell>
          <table:table-cell office:value-type="float" office:value="15233.75781248" calcext:value-type="float">
            <text:p>15233.75781248</text:p>
          </table:table-cell>
          <table:table-cell office:value-type="float" office:value="16119.44861829" calcext:value-type="float">
            <text:p>16119.44861829</text:p>
          </table:table-cell>
          <table:table-cell office:value-type="float" office:value="18390.50608769" calcext:value-type="float">
            <text:p>18390.50608769</text:p>
          </table:table-cell>
          <table:table-cell office:value-type="float" office:value="19414.43066553" calcext:value-type="float">
            <text:p>19414.43066553</text:p>
          </table:table-cell>
          <table:table-cell office:value-type="float" office:value="15629.71271755" calcext:value-type="float">
            <text:p>15629.71271755</text:p>
          </table:table-cell>
          <table:table-cell office:value-type="float" office:value="15745.55590409" calcext:value-type="float">
            <text:p>15745.55590409</text:p>
          </table:table-cell>
          <table:table-cell office:value-type="float" office:value="15000.00160447" calcext:value-type="float">
            <text:p>15000.00160447</text:p>
          </table:table-cell>
          <table:table-cell office:value-type="float" office:value="15099.87979947" calcext:value-type="float">
            <text:p>15099.879799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660.45" calcext:value-type="float">
            <text:p>1660.45</text:p>
          </table:table-cell>
          <table:table-cell office:value-type="float" office:value="2500" calcext:value-type="float">
            <text:p>2500</text:p>
          </table:table-cell>
          <table:table-cell office:value-type="float" office:value="3550" calcext:value-type="float">
            <text:p>3550</text:p>
          </table:table-cell>
          <table:table-cell office:value-type="float" office:value="4250" calcext:value-type="float">
            <text:p>4250</text:p>
          </table:table-cell>
          <table:table-cell office:value-type="float" office:value="5900" calcext:value-type="float">
            <text:p>5900</text:p>
          </table:table-cell>
          <table:table-cell office:value-type="float" office:value="7630" calcext:value-type="float">
            <text:p>7630</text:p>
          </table:table-cell>
          <table:table-cell office:value-type="float" office:value="8910.1" calcext:value-type="float">
            <text:p>8910.1</text:p>
          </table:table-cell>
          <table:table-cell office:value-type="float" office:value="9260" calcext:value-type="float">
            <text:p>9260</text:p>
          </table:table-cell>
          <table:table-cell table:number-columns-repeated="8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500" calcext:value-type="float">
            <text:p>10500</text:p>
          </table:table-cell>
          <table:table-cell office:value-type="float" office:value="10689.03444187" calcext:value-type="float">
            <text:p>10689.03444187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500" calcext:value-type="float">
            <text:p>10500</text:p>
          </table:table-cell>
          <table:table-cell office:value-type="float" office:value="11106.5" calcext:value-type="float">
            <text:p>11106.5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2564.30457484" calcext:value-type="float">
            <text:p>12564.30457484</text:p>
          </table:table-cell>
          <table:table-cell office:value-type="float" office:value="12316.42556559" calcext:value-type="float">
            <text:p>12316.42556559</text:p>
          </table:table-cell>
          <table:table-cell table:number-columns-repeated="2" office:value-type="float" office:value="13437.11638034" calcext:value-type="float">
            <text:p>13437.11638034</text:p>
          </table:table-cell>
          <table:table-cell office:value-type="float" office:value="14151" calcext:value-type="float">
            <text:p>14151</text:p>
          </table:table-cell>
          <table:table-cell office:value-type="float" office:value="14500" calcext:value-type="float">
            <text:p>14500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3999.98" calcext:value-type="float">
            <text:p>13999.98</text:p>
          </table:table-cell>
          <table:table-cell table:number-columns-repeated="2" office:value-type="float" office:value="14500" calcext:value-type="float">
            <text:p>14500</text:p>
          </table:table-cell>
          <table:table-cell office:value-type="float" office:value="14500.001" calcext:value-type="float">
            <text:p>14500.001</text:p>
          </table:table-cell>
          <table:table-cell office:value-type="float" office:value="14241.001" calcext:value-type="float">
            <text:p>14241.001</text:p>
          </table:table-cell>
          <table:table-cell office:value-type="float" office:value="14243.41100002" calcext:value-type="float">
            <text:p>14243.41100002</text:p>
          </table:table-cell>
          <table:table-cell office:value-type="float" office:value="18024.11711053" calcext:value-type="float">
            <text:p>18024.11711053</text:p>
          </table:table-cell>
          <table:table-cell office:value-type="float" office:value="17975.0025728" calcext:value-type="float">
            <text:p>17975.0025728</text:p>
          </table:table-cell>
          <table:table-cell office:value-type="float" office:value="19414.41389144" calcext:value-type="float">
            <text:p>19414.41389144</text:p>
          </table:table-cell>
          <table:table-cell office:value-type="float" office:value="18024.12524953" calcext:value-type="float">
            <text:p>18024.12524953</text:p>
          </table:table-cell>
          <table:table-cell office:value-type="float" office:value="14700.009828" calcext:value-type="float">
            <text:p>14700.009828</text:p>
          </table:table-cell>
          <table:table-cell office:value-type="float" office:value="14000" calcext:value-type="float">
            <text:p>14000</text:p>
          </table:table-cell>
          <table:table-cell office:value-type="float" office:value="13863.37288413" calcext:value-type="float">
            <text:p>13863.37288413</text:p>
          </table:table-cell>
          <table:table-cell office:value-type="float" office:value="14286.87819402" calcext:value-type="float">
            <text:p>14286.87819402</text:p>
          </table:table-cell>
          <table:table-cell office:value-type="float" office:value="13600.00828402" calcext:value-type="float">
            <text:p>13600.00828402</text:p>
          </table:table-cell>
          <table:table-cell office:value-type="float" office:value="14286.87839402" calcext:value-type="float">
            <text:p>14286.87839402</text:p>
          </table:table-cell>
          <table:table-cell office:value-type="float" office:value="14033.87814402" calcext:value-type="float">
            <text:p>14033.87814402</text:p>
          </table:table-cell>
          <table:table-cell office:value-type="float" office:value="14700.010039" calcext:value-type="float">
            <text:p>14700.010039</text:p>
          </table:table-cell>
          <table:table-cell table:number-columns-repeated="2" office:value-type="float" office:value="14674.83875578" calcext:value-type="float">
            <text:p>14674.83875578</text:p>
          </table:table-cell>
          <table:table-cell office:value-type="float" office:value="15191.28516989" calcext:value-type="float">
            <text:p>15191.28516989</text:p>
          </table:table-cell>
          <table:table-cell office:value-type="float" office:value="15000.00860405" calcext:value-type="float">
            <text:p>15000.00860405</text:p>
          </table:table-cell>
          <table:table-cell office:value-type="float" office:value="14723.18481956" calcext:value-type="float">
            <text:p>14723.18481956</text:p>
          </table:table-cell>
          <table:table-cell office:value-type="float" office:value="17199.70978364" calcext:value-type="float">
            <text:p>17199.70978364</text:p>
          </table:table-cell>
          <table:table-cell office:value-type="float" office:value="19080.22731042" calcext:value-type="float">
            <text:p>19080.22731042</text:p>
          </table:table-cell>
          <table:table-cell office:value-type="float" office:value="20000.00923503" calcext:value-type="float">
            <text:p>20000.00923503</text:p>
          </table:table-cell>
          <table:table-cell office:value-type="float" office:value="20796.1769882" calcext:value-type="float">
            <text:p>20796.1769882</text:p>
          </table:table-cell>
          <table:table-cell office:value-type="float" office:value="24139.39105405" calcext:value-type="float">
            <text:p>24139.39105405</text:p>
          </table:table-cell>
          <table:table-cell office:value-type="float" office:value="22388.00130003" calcext:value-type="float">
            <text:p>22388.00130003</text:p>
          </table:table-cell>
          <table:table-cell table:number-columns-repeated="2" office:value-type="float" office:value="21000.01020003" calcext:value-type="float">
            <text:p>21000.01020003</text:p>
          </table:table-cell>
          <table:table-cell office:value-type="float" office:value="21000.000135" calcext:value-type="float">
            <text:p>21000.000135</text:p>
          </table:table-cell>
          <table:table-cell table:number-columns-repeated="2" office:value-type="float" office:value="22364.5016986" calcext:value-type="float">
            <text:p>22364.5016986</text:p>
          </table:table-cell>
          <table:table-cell office:value-type="float" office:value="22388.00173503" calcext:value-type="float">
            <text:p>22388.00173503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3150.72104801" calcext:value-type="float">
            <text:p>23150.72104801</text:p>
          </table:table-cell>
          <table:table-cell office:value-type="float" office:value="25253.68910339" calcext:value-type="float">
            <text:p>25253.68910339</text:p>
          </table:table-cell>
          <table:table-cell office:value-type="float" office:value="22388.00183503" calcext:value-type="float">
            <text:p>22388.00183503</text:p>
          </table:table-cell>
          <table:table-cell table:number-columns-repeated="2" office:value-type="float" office:value="25000.0013" calcext:value-type="float">
            <text:p>25000.0013</text:p>
          </table:table-cell>
          <table:table-cell table:number-columns-repeated="3" office:value-type="float" office:value="22388.00183503" calcext:value-type="float">
            <text:p>22388.001835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2130.00036007" calcext:value-type="float">
            <text:p>22130.00036007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3792.7974722" calcext:value-type="float">
            <text:p>23792.7974722</text:p>
          </table:table-cell>
          <table:table-cell office:value-type="float" office:value="22999.99859798" calcext:value-type="float">
            <text:p>22999.99859798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3999.98716237" calcext:value-type="float">
            <text:p>23999.98716237</text:p>
          </table:table-cell>
          <table:table-cell table:number-columns-repeated="2" office:value-type="float" office:value="22126.99817" calcext:value-type="float">
            <text:p>22126.99817</text:p>
          </table:table-cell>
          <table:table-cell office:value-type="float" office:value="24000.46955697" calcext:value-type="float">
            <text:p>24000.46955697</text:p>
          </table:table-cell>
          <table:table-cell office:value-type="float" office:value="25064.40997097" calcext:value-type="float">
            <text:p>25064.40997097</text:p>
          </table:table-cell>
          <table:table-cell office:value-type="float" office:value="25377.72279375" calcext:value-type="float">
            <text:p>25377.72279375</text:p>
          </table:table-cell>
          <table:table-cell office:value-type="float" office:value="25403.37935969" calcext:value-type="float">
            <text:p>25403.37935969</text:p>
          </table:table-cell>
          <table:table-cell office:value-type="float" office:value="25403.37938434" calcext:value-type="float">
            <text:p>25403.37938434</text:p>
          </table:table-cell>
          <table:table-cell office:value-type="float" office:value="25489.09264672" calcext:value-type="float">
            <text:p>25489.09264672</text:p>
          </table:table-cell>
          <table:table-cell office:value-type="float" office:value="25403.379434" calcext:value-type="float">
            <text:p>25403.379434</text:p>
          </table:table-cell>
          <table:table-cell office:value-type="float" office:value="25403.37993905" calcext:value-type="float">
            <text:p>25403.37993905</text:p>
          </table:table-cell>
          <table:table-cell office:value-type="float" office:value="25301.79594476" calcext:value-type="float">
            <text:p>25301.79594476</text:p>
          </table:table-cell>
          <table:table-cell office:value-type="float" office:value="25377.72341737" calcext:value-type="float">
            <text:p>25377.72341737</text:p>
          </table:table-cell>
          <table:table-cell office:value-type="float" office:value="25377.72343625" calcext:value-type="float">
            <text:p>25377.72343625</text:p>
          </table:table-cell>
          <table:table-cell office:value-type="float" office:value="25377.72346401" calcext:value-type="float">
            <text:p>25377.72346401</text:p>
          </table:table-cell>
          <table:table-cell office:value-type="float" office:value="25408.85672086" calcext:value-type="float">
            <text:p>25408.85672086</text:p>
          </table:table-cell>
          <table:table-cell table:number-columns-repeated="2" office:value-type="float" office:value="14999.99980892" calcext:value-type="float">
            <text:p>14999.99980892</text:p>
          </table:table-cell>
          <table:table-cell office:value-type="float" office:value="15745.55550845" calcext:value-type="float">
            <text:p>15745.55550845</text:p>
          </table:table-cell>
          <table:table-cell office:value-type="float" office:value="15724.00029554" calcext:value-type="float">
            <text:p>15724.00029554</text:p>
          </table:table-cell>
          <table:table-cell office:value-type="float" office:value="17000.0000198" calcext:value-type="float">
            <text:p>17000.0000198</text:p>
          </table:table-cell>
          <table:table-cell office:value-type="float" office:value="18803.62165882" calcext:value-type="float">
            <text:p>18803.62165882</text:p>
          </table:table-cell>
          <table:table-cell office:value-type="float" office:value="18056.74639812" calcext:value-type="float">
            <text:p>18056.74639812</text:p>
          </table:table-cell>
          <table:table-cell office:value-type="float" office:value="14999.90003145" calcext:value-type="float">
            <text:p>14999.90003145</text:p>
          </table:table-cell>
          <table:table-cell office:value-type="float" office:value="14999.01084894" calcext:value-type="float">
            <text:p>14999.01084894</text:p>
          </table:table-cell>
          <table:table-cell office:value-type="float" office:value="14006.00864591" calcext:value-type="float">
            <text:p>14006.00864591</text:p>
          </table:table-cell>
          <table:table-cell office:value-type="float" office:value="14000.00044945" calcext:value-type="float">
            <text:p>14000.00044945</text:p>
          </table:table-cell>
          <table:table-cell office:value-type="float" office:value="14369.57459354" calcext:value-type="float">
            <text:p>14369.57459354</text:p>
          </table:table-cell>
          <table:table-cell office:value-type="float" office:value="14500.01446963" calcext:value-type="float">
            <text:p>14500.01446963</text:p>
          </table:table-cell>
          <table:table-cell office:value-type="float" office:value="14500.00016336" calcext:value-type="float">
            <text:p>14500.00016336</text:p>
          </table:table-cell>
          <table:table-cell office:value-type="float" office:value="14999.99842986" calcext:value-type="float">
            <text:p>14999.99842986</text:p>
          </table:table-cell>
          <table:table-cell office:value-type="float" office:value="15499.89069488" calcext:value-type="float">
            <text:p>15499.89069488</text:p>
          </table:table-cell>
          <table:table-cell office:value-type="float" office:value="14500.01448163" calcext:value-type="float">
            <text:p>14500.01448163</text:p>
          </table:table-cell>
          <table:table-cell office:value-type="float" office:value="15372.37501097" calcext:value-type="float">
            <text:p>15372.37501097</text:p>
          </table:table-cell>
          <table:table-cell office:value-type="float" office:value="14500.000106" calcext:value-type="float">
            <text:p>14500.000106</text:p>
          </table:table-cell>
          <table:table-cell office:value-type="float" office:value="13792.37680206" calcext:value-type="float">
            <text:p>13792.37680206</text:p>
          </table:table-cell>
          <table:table-cell office:value-type="float" office:value="14000.00049657" calcext:value-type="float">
            <text:p>14000.00049657</text:p>
          </table:table-cell>
          <table:table-cell office:value-type="float" office:value="14500.00014429" calcext:value-type="float">
            <text:p>14500.00014429</text:p>
          </table:table-cell>
          <table:table-cell office:value-type="float" office:value="14093.74293864" calcext:value-type="float">
            <text:p>14093.74293864</text:p>
          </table:table-cell>
          <table:table-cell office:value-type="float" office:value="14500.00016625" calcext:value-type="float">
            <text:p>14500.00016625</text:p>
          </table:table-cell>
          <table:table-cell office:value-type="float" office:value="14000.00063141" calcext:value-type="float">
            <text:p>14000.00063141</text:p>
          </table:table-cell>
          <table:table-cell office:value-type="float" office:value="14999.99861923" calcext:value-type="float">
            <text:p>14999.99861923</text:p>
          </table:table-cell>
          <table:table-cell office:value-type="float" office:value="14999.99863017" calcext:value-type="float">
            <text:p>14999.99863017</text:p>
          </table:table-cell>
          <table:table-cell office:value-type="float" office:value="15136.08832382" calcext:value-type="float">
            <text:p>15136.08832382</text:p>
          </table:table-cell>
          <table:table-cell office:value-type="float" office:value="15745.55589315" calcext:value-type="float">
            <text:p>15745.55589315</text:p>
          </table:table-cell>
          <table:table-cell office:value-type="float" office:value="18305.46037616" calcext:value-type="float">
            <text:p>18305.46037616</text:p>
          </table:table-cell>
          <table:table-cell office:value-type="float" office:value="18799.99657552" calcext:value-type="float">
            <text:p>18799.99657552</text:p>
          </table:table-cell>
          <table:table-cell office:value-type="float" office:value="15348.07840229" calcext:value-type="float">
            <text:p>15348.07840229</text:p>
          </table:table-cell>
          <table:table-cell office:value-type="float" office:value="15349.71271755" calcext:value-type="float">
            <text:p>15349.71271755</text:p>
          </table:table-cell>
          <table:table-cell office:value-type="float" office:value="14999.99866299" calcext:value-type="float">
            <text:p>14999.99866299</text:p>
          </table:table-cell>
          <table:table-cell office:value-type="float" office:value="14999.9999916" calcext:value-type="float">
            <text:p>14999.9999916</text:p>
          </table:table-cell>
        </table:table-row>
        <table:table-row table:style-name="ro1">
          <table:table-cell table:number-columns-repeated="14" office:value-type="float" office:value="50" calcext:value-type="float">
            <text:p>50</text:p>
          </table:table-cell>
          <table:table-cell office:value-type="float" office:value="123.66" calcext:value-type="float">
            <text:p>123.66</text:p>
          </table:table-cell>
          <table:table-cell office:value-type="float" office:value="500" calcext:value-type="float">
            <text:p>500</text:p>
          </table:table-cell>
          <table:table-cell office:value-type="float" office:value="1526.7" calcext:value-type="float">
            <text:p>1526.7</text:p>
          </table:table-cell>
          <table:table-cell office:value-type="float" office:value="2250" calcext:value-type="float">
            <text:p>2250</text:p>
          </table:table-cell>
          <table:table-cell office:value-type="float" office:value="3305" calcext:value-type="float">
            <text:p>3305</text:p>
          </table:table-cell>
          <table:table-cell office:value-type="float" office:value="4200.02" calcext:value-type="float">
            <text:p>4200.02</text:p>
          </table:table-cell>
          <table:table-cell office:value-type="float" office:value="5851.46" calcext:value-type="float">
            <text:p>5851.46</text:p>
          </table:table-cell>
          <table:table-cell office:value-type="float" office:value="6944" calcext:value-type="float">
            <text:p>6944</text:p>
          </table:table-cell>
          <table:table-cell office:value-type="float" office:value="8697.92" calcext:value-type="float">
            <text:p>8697.92</text:p>
          </table:table-cell>
          <table:table-cell office:value-type="float" office:value="9000" calcext:value-type="float">
            <text:p>9000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411.11" calcext:value-type="float">
            <text:p>10411.11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604.84119795" calcext:value-type="float">
            <text:p>10604.84119795</text:p>
          </table:table-cell>
          <table:table-cell office:value-type="float" office:value="10024.85124306" calcext:value-type="float">
            <text:p>10024.85124306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500" calcext:value-type="float">
            <text:p>10500</text:p>
          </table:table-cell>
          <table:table-cell office:value-type="float" office:value="10730.5" calcext:value-type="float">
            <text:p>10730.5</text:p>
          </table:table-cell>
          <table:table-cell office:value-type="float" office:value="12469.99" calcext:value-type="float">
            <text:p>12469.99</text:p>
          </table:table-cell>
          <table:table-cell office:value-type="float" office:value="12237.41" calcext:value-type="float">
            <text:p>12237.41</text:p>
          </table:table-cell>
          <table:table-cell office:value-type="float" office:value="13050" calcext:value-type="float">
            <text:p>13050</text:p>
          </table:table-cell>
          <table:table-cell office:value-type="float" office:value="13340" calcext:value-type="float">
            <text:p>13340</text:p>
          </table:table-cell>
          <table:table-cell office:value-type="float" office:value="14000" calcext:value-type="float">
            <text:p>14000</text:p>
          </table:table-cell>
          <table:table-cell office:value-type="float" office:value="14432.15502252" calcext:value-type="float">
            <text:p>14432.15502252</text:p>
          </table:table-cell>
          <table:table-cell office:value-type="float" office:value="14243.41" calcext:value-type="float">
            <text:p>14243.41</text:p>
          </table:table-cell>
          <table:table-cell office:value-type="float" office:value="13506.98838358" calcext:value-type="float">
            <text:p>13506.98838358</text:p>
          </table:table-cell>
          <table:table-cell office:value-type="float" office:value="14329.9" calcext:value-type="float">
            <text:p>14329.9</text:p>
          </table:table-cell>
          <table:table-cell office:value-type="float" office:value="14438.02" calcext:value-type="float">
            <text:p>14438.02</text:p>
          </table:table-cell>
          <table:table-cell office:value-type="float" office:value="14399" calcext:value-type="float">
            <text:p>14399</text:p>
          </table:table-cell>
          <table:table-cell office:value-type="float" office:value="14000" calcext:value-type="float">
            <text:p>14000</text:p>
          </table:table-cell>
          <table:table-cell office:value-type="float" office:value="14001.00000001" calcext:value-type="float">
            <text:p>14001.00000001</text:p>
          </table:table-cell>
          <table:table-cell office:value-type="float" office:value="18000" calcext:value-type="float">
            <text:p>18000</text:p>
          </table:table-cell>
          <table:table-cell office:value-type="float" office:value="17836.0001" calcext:value-type="float">
            <text:p>17836.0001</text:p>
          </table:table-cell>
          <table:table-cell office:value-type="float" office:value="19259" calcext:value-type="float">
            <text:p>19259</text:p>
          </table:table-cell>
          <table:table-cell office:value-type="float" office:value="15659.09869078" calcext:value-type="float">
            <text:p>15659.09869078</text:p>
          </table:table-cell>
          <table:table-cell office:value-type="float" office:value="14286.87819402" calcext:value-type="float">
            <text:p>14286.87819402</text:p>
          </table:table-cell>
          <table:table-cell office:value-type="float" office:value="13850.00818402" calcext:value-type="float">
            <text:p>13850.00818402</text:p>
          </table:table-cell>
          <table:table-cell office:value-type="float" office:value="13600.00818402" calcext:value-type="float">
            <text:p>13600.00818402</text:p>
          </table:table-cell>
          <table:table-cell office:value-type="float" office:value="14033.87793402" calcext:value-type="float">
            <text:p>14033.87793402</text:p>
          </table:table-cell>
          <table:table-cell office:value-type="float" office:value="13287.43335877" calcext:value-type="float">
            <text:p>13287.43335877</text:p>
          </table:table-cell>
          <table:table-cell office:value-type="float" office:value="14033.87813402" calcext:value-type="float">
            <text:p>14033.87813402</text:p>
          </table:table-cell>
          <table:table-cell office:value-type="float" office:value="13698.61684989" calcext:value-type="float">
            <text:p>13698.61684989</text:p>
          </table:table-cell>
          <table:table-cell office:value-type="float" office:value="14674.83875578" calcext:value-type="float">
            <text:p>14674.83875578</text:p>
          </table:table-cell>
          <table:table-cell table:number-columns-repeated="2" office:value-type="float" office:value="14286.87840402" calcext:value-type="float">
            <text:p>14286.87840402</text:p>
          </table:table-cell>
          <table:table-cell office:value-type="float" office:value="15000.00860405" calcext:value-type="float">
            <text:p>15000.00860405</text:p>
          </table:table-cell>
          <table:table-cell office:value-type="float" office:value="14674.83885581" calcext:value-type="float">
            <text:p>14674.83885581</text:p>
          </table:table-cell>
          <table:table-cell office:value-type="float" office:value="14713.97620706" calcext:value-type="float">
            <text:p>14713.97620706</text:p>
          </table:table-cell>
          <table:table-cell office:value-type="float" office:value="17183.75170233" calcext:value-type="float">
            <text:p>17183.75170233</text:p>
          </table:table-cell>
          <table:table-cell office:value-type="float" office:value="19060.36162086" calcext:value-type="float">
            <text:p>19060.36162086</text:p>
          </table:table-cell>
          <table:table-cell office:value-type="float" office:value="20000.0013" calcext:value-type="float">
            <text:p>20000.0013</text:p>
          </table:table-cell>
          <table:table-cell office:value-type="float" office:value="20000.00923503" calcext:value-type="float">
            <text:p>20000.00923503</text:p>
          </table:table-cell>
          <table:table-cell office:value-type="float" office:value="22934.34089521" calcext:value-type="float">
            <text:p>22934.34089521</text:p>
          </table:table-cell>
          <table:table-cell office:value-type="float" office:value="21744.00950403" calcext:value-type="float">
            <text:p>21744.00950403</text:p>
          </table:table-cell>
          <table:table-cell office:value-type="float" office:value="21000" calcext:value-type="float">
            <text:p>21000</text:p>
          </table:table-cell>
          <table:table-cell office:value-type="float" office:value="21000.000135" calcext:value-type="float">
            <text:p>21000.000135</text:p>
          </table:table-cell>
          <table:table-cell office:value-type="float" office:value="20844.17246907" calcext:value-type="float">
            <text:p>20844.17246907</text:p>
          </table:table-cell>
          <table:table-cell table:number-columns-repeated="4" office:value-type="float" office:value="21744.00983903" calcext:value-type="float">
            <text:p>21744.00983903</text:p>
          </table:table-cell>
          <table:table-cell office:value-type="float" office:value="24518.443121" calcext:value-type="float">
            <text:p>24518.443121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5242.98003933" calcext:value-type="float">
            <text:p>25242.98003933</text:p>
          </table:table-cell>
          <table:table-cell office:value-type="float" office:value="21973.93170359" calcext:value-type="float">
            <text:p>21973.93170359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4399.99946679" calcext:value-type="float">
            <text:p>24399.99946679</text:p>
          </table:table-cell>
          <table:table-cell office:value-type="float" office:value="21894.09485922" calcext:value-type="float">
            <text:p>21894.09485922</text:p>
          </table:table-cell>
          <table:table-cell table:number-columns-repeated="2" office:value-type="float" office:value="21744.00983903" calcext:value-type="float">
            <text:p>21744.00983903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2999.99759798" calcext:value-type="float">
            <text:p>22999.99759798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0904.80997913" calcext:value-type="float">
            <text:p>20904.80997913</text:p>
          </table:table-cell>
          <table:table-cell office:value-type="float" office:value="22969.87063261" calcext:value-type="float">
            <text:p>22969.87063261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2006.05697" calcext:value-type="float">
            <text:p>22006.05697</text:p>
          </table:table-cell>
          <table:table-cell office:value-type="float" office:value="23700.0066694" calcext:value-type="float">
            <text:p>23700.0066694</text:p>
          </table:table-cell>
          <table:table-cell office:value-type="float" office:value="24980.00955594" calcext:value-type="float">
            <text:p>24980.00955594</text:p>
          </table:table-cell>
          <table:table-cell office:value-type="float" office:value="25301.79569493" calcext:value-type="float">
            <text:p>25301.79569493</text:p>
          </table:table-cell>
          <table:table-cell office:value-type="float" office:value="25377.72279375" calcext:value-type="float">
            <text:p>25377.72279375</text:p>
          </table:table-cell>
          <table:table-cell office:value-type="float" office:value="25377.7228184" calcext:value-type="float">
            <text:p>25377.7228184</text:p>
          </table:table-cell>
          <table:table-cell office:value-type="float" office:value="25408.85606614" calcext:value-type="float">
            <text:p>25408.85606614</text:p>
          </table:table-cell>
          <table:table-cell office:value-type="float" office:value="25377.72285806" calcext:value-type="float">
            <text:p>25377.72285806</text:p>
          </table:table-cell>
          <table:table-cell office:value-type="float" office:value="25377.72336311" calcext:value-type="float">
            <text:p>25377.72336311</text:p>
          </table:table-cell>
          <table:table-cell office:value-type="float" office:value="25272.01011056" calcext:value-type="float">
            <text:p>25272.01011056</text:p>
          </table:table-cell>
          <table:table-cell office:value-type="float" office:value="25301.7959616" calcext:value-type="float">
            <text:p>25301.7959616</text:p>
          </table:table-cell>
          <table:table-cell office:value-type="float" office:value="25301.79598848" calcext:value-type="float">
            <text:p>25301.79598848</text:p>
          </table:table-cell>
          <table:table-cell office:value-type="float" office:value="25301.79601624" calcext:value-type="float">
            <text:p>25301.79601624</text:p>
          </table:table-cell>
          <table:table-cell office:value-type="float" office:value="25403.38004772" calcext:value-type="float">
            <text:p>25403.38004772</text:p>
          </table:table-cell>
          <table:table-cell table:number-columns-repeated="2" office:value-type="float" office:value="14999.99899948" calcext:value-type="float">
            <text:p>14999.99899948</text:p>
          </table:table-cell>
          <table:table-cell office:value-type="float" office:value="15724.00027574" calcext:value-type="float">
            <text:p>15724.00027574</text:p>
          </table:table-cell>
          <table:table-cell office:value-type="float" office:value="15499.88185992" calcext:value-type="float">
            <text:p>15499.88185992</text:p>
          </table:table-cell>
          <table:table-cell office:value-type="float" office:value="15745.55557824" calcext:value-type="float">
            <text:p>15745.55557824</text:p>
          </table:table-cell>
          <table:table-cell office:value-type="float" office:value="18324.68776956" calcext:value-type="float">
            <text:p>18324.68776956</text:p>
          </table:table-cell>
          <table:table-cell office:value-type="float" office:value="15745.55558601" calcext:value-type="float">
            <text:p>15745.55558601</text:p>
          </table:table-cell>
          <table:table-cell office:value-type="float" office:value="14999.01084894" calcext:value-type="float">
            <text:p>14999.01084894</text:p>
          </table:table-cell>
          <table:table-cell office:value-type="float" office:value="14500.01446963" calcext:value-type="float">
            <text:p>14500.01446963</text:p>
          </table:table-cell>
          <table:table-cell office:value-type="float" office:value="14000.00044945" calcext:value-type="float">
            <text:p>14000.00044945</text:p>
          </table:table-cell>
          <table:table-cell office:value-type="float" office:value="13400" calcext:value-type="float">
            <text:p>13400</text:p>
          </table:table-cell>
          <table:table-cell office:value-type="float" office:value="14000.00044945" calcext:value-type="float">
            <text:p>14000.00044945</text:p>
          </table:table-cell>
          <table:table-cell office:value-type="float" office:value="14500.00016336" calcext:value-type="float">
            <text:p>14500.00016336</text:p>
          </table:table-cell>
          <table:table-cell office:value-type="float" office:value="14000.00045722" calcext:value-type="float">
            <text:p>14000.00045722</text:p>
          </table:table-cell>
          <table:table-cell office:value-type="float" office:value="14500.01446963" calcext:value-type="float">
            <text:p>14500.01446963</text:p>
          </table:table-cell>
          <table:table-cell office:value-type="float" office:value="14999.99844186" calcext:value-type="float">
            <text:p>14999.99844186</text:p>
          </table:table-cell>
          <table:table-cell office:value-type="float" office:value="14500.000106" calcext:value-type="float">
            <text:p>14500.000106</text:p>
          </table:table-cell>
          <table:table-cell office:value-type="float" office:value="15033.2621633" calcext:value-type="float">
            <text:p>15033.2621633</text:p>
          </table:table-cell>
          <table:table-cell office:value-type="float" office:value="14000.01429683" calcext:value-type="float">
            <text:p>14000.01429683</text:p>
          </table:table-cell>
          <table:table-cell office:value-type="float" office:value="13681.87785852" calcext:value-type="float">
            <text:p>13681.87785852</text:p>
          </table:table-cell>
          <table:table-cell office:value-type="float" office:value="13723.59811071" calcext:value-type="float">
            <text:p>13723.59811071</text:p>
          </table:table-cell>
          <table:table-cell office:value-type="float" office:value="14000.01439269" calcext:value-type="float">
            <text:p>14000.01439269</text:p>
          </table:table-cell>
          <table:table-cell office:value-type="float" office:value="14001.00006579" calcext:value-type="float">
            <text:p>14001.00006579</text:p>
          </table:table-cell>
          <table:table-cell office:value-type="float" office:value="14000.01441465" calcext:value-type="float">
            <text:p>14000.01441465</text:p>
          </table:table-cell>
          <table:table-cell office:value-type="float" office:value="13500.00001641" calcext:value-type="float">
            <text:p>13500.00001641</text:p>
          </table:table-cell>
          <table:table-cell office:value-type="float" office:value="14874.81737221" calcext:value-type="float">
            <text:p>14874.81737221</text:p>
          </table:table-cell>
          <table:table-cell office:value-type="float" office:value="14833.12957638" calcext:value-type="float">
            <text:p>14833.12957638</text:p>
          </table:table-cell>
          <table:table-cell office:value-type="float" office:value="14999.99864111" calcext:value-type="float">
            <text:p>14999.99864111</text:p>
          </table:table-cell>
          <table:table-cell office:value-type="float" office:value="15625.93682199" calcext:value-type="float">
            <text:p>15625.93682199</text:p>
          </table:table-cell>
          <table:table-cell office:value-type="float" office:value="15865.3304249" calcext:value-type="float">
            <text:p>15865.3304249</text:p>
          </table:table-cell>
          <table:table-cell office:value-type="float" office:value="18433.15505744" calcext:value-type="float">
            <text:p>18433.15505744</text:p>
          </table:table-cell>
          <table:table-cell office:value-type="float" office:value="14999.99866299" calcext:value-type="float">
            <text:p>14999.99866299</text:p>
          </table:table-cell>
          <table:table-cell office:value-type="float" office:value="15238.08838885" calcext:value-type="float">
            <text:p>15238.08838885</text:p>
          </table:table-cell>
          <table:table-cell office:value-type="float" office:value="14804.980057" calcext:value-type="float">
            <text:p>14804.980057</text:p>
          </table:table-cell>
          <table:table-cell office:value-type="float" office:value="14999.99866299" calcext:value-type="float">
            <text:p>14999.998662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119.01" calcext:value-type="float">
            <text:p>119.01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250" calcext:value-type="float">
            <text:p>225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4160.94" calcext:value-type="float">
            <text:p>4160.94</text:p>
          </table:table-cell>
          <table:table-cell office:value-type="float" office:value="5800" calcext:value-type="float">
            <text:p>5800</text:p>
          </table:table-cell>
          <table:table-cell office:value-type="float" office:value="6900" calcext:value-type="float">
            <text:p>6900</text:p>
          </table:table-cell>
          <table:table-cell office:value-type="float" office:value="8613.81" calcext:value-type="float">
            <text:p>8613.81</text:p>
          </table:table-cell>
          <table:table-cell office:value-type="float" office:value="9000" calcext:value-type="float">
            <text:p>9000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396.86" calcext:value-type="float">
            <text:p>10396.86</text:p>
          </table:table-cell>
          <table:table-cell office:value-type="float" office:value="10411.11" calcext:value-type="float">
            <text:p>10411.1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210.2795031" calcext:value-type="float">
            <text:p>10210.2795031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2237.41" calcext:value-type="float">
            <text:p>12237.41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950" calcext:value-type="float">
            <text:p>12950</text:p>
          </table:table-cell>
          <table:table-cell office:value-type="float" office:value="13050" calcext:value-type="float">
            <text:p>13050</text:p>
          </table:table-cell>
          <table:table-cell office:value-type="float" office:value="13437.11638034" calcext:value-type="float">
            <text:p>13437.11638034</text:p>
          </table:table-cell>
          <table:table-cell office:value-type="float" office:value="14286.87" calcext:value-type="float">
            <text:p>14286.87</text:p>
          </table:table-cell>
          <table:table-cell office:value-type="float" office:value="13999.98" calcext:value-type="float">
            <text:p>13999.98</text:p>
          </table:table-cell>
          <table:table-cell office:value-type="float" office:value="13050" calcext:value-type="float">
            <text:p>13050</text:p>
          </table:table-cell>
          <table:table-cell table:number-columns-repeated="3" office:value-type="float" office:value="14286.87" calcext:value-type="float">
            <text:p>14286.87</text:p>
          </table:table-cell>
          <table:table-cell office:value-type="float" office:value="13850.00000001" calcext:value-type="float">
            <text:p>13850.00000001</text:p>
          </table:table-cell>
          <table:table-cell office:value-type="float" office:value="13850.00000002" calcext:value-type="float">
            <text:p>13850.00000002</text:p>
          </table:table-cell>
          <table:table-cell office:value-type="float" office:value="17243.41120002" calcext:value-type="float">
            <text:p>17243.41120002</text:p>
          </table:table-cell>
          <table:table-cell office:value-type="float" office:value="17000.000469" calcext:value-type="float">
            <text:p>17000.000469</text:p>
          </table:table-cell>
          <table:table-cell office:value-type="float" office:value="18024.11747953" calcext:value-type="float">
            <text:p>18024.11747953</text:p>
          </table:table-cell>
          <table:table-cell office:value-type="float" office:value="15000.00823902" calcext:value-type="float">
            <text:p>15000.00823902</text:p>
          </table:table-cell>
          <table:table-cell office:value-type="float" office:value="14033.87793402" calcext:value-type="float">
            <text:p>14033.87793402</text:p>
          </table:table-cell>
          <table:table-cell table:number-columns-repeated="2" office:value-type="float" office:value="12950.00802501" calcext:value-type="float">
            <text:p>12950.00802501</text:p>
          </table:table-cell>
          <table:table-cell office:value-type="float" office:value="14000.0001" calcext:value-type="float">
            <text:p>14000.0001</text:p>
          </table:table-cell>
          <table:table-cell office:value-type="float" office:value="13046.2787259" calcext:value-type="float">
            <text:p>13046.2787259</text:p>
          </table:table-cell>
          <table:table-cell office:value-type="float" office:value="13693.66210203" calcext:value-type="float">
            <text:p>13693.66210203</text:p>
          </table:table-cell>
          <table:table-cell office:value-type="float" office:value="13625.15461468" calcext:value-type="float">
            <text:p>13625.15461468</text:p>
          </table:table-cell>
          <table:table-cell office:value-type="float" office:value="14286.87840402" calcext:value-type="float">
            <text:p>14286.87840402</text:p>
          </table:table-cell>
          <table:table-cell table:number-columns-repeated="2" office:value-type="float" office:value="14033.87814402" calcext:value-type="float">
            <text:p>14033.87814402</text:p>
          </table:table-cell>
          <table:table-cell office:value-type="float" office:value="15000.00010003" calcext:value-type="float">
            <text:p>15000.00010003</text:p>
          </table:table-cell>
          <table:table-cell office:value-type="float" office:value="14286.87850405" calcext:value-type="float">
            <text:p>14286.87850405</text:p>
          </table:table-cell>
          <table:table-cell office:value-type="float" office:value="14674.83895581" calcext:value-type="float">
            <text:p>14674.83895581</text:p>
          </table:table-cell>
          <table:table-cell office:value-type="float" office:value="17159.59402119" calcext:value-type="float">
            <text:p>17159.59402119</text:p>
          </table:table-cell>
          <table:table-cell office:value-type="float" office:value="19035.00024757" calcext:value-type="float">
            <text:p>19035.00024757</text:p>
          </table:table-cell>
          <table:table-cell office:value-type="float" office:value="19930.68313368" calcext:value-type="float">
            <text:p>19930.68313368</text:p>
          </table:table-cell>
          <table:table-cell office:value-type="float" office:value="20000.0013" calcext:value-type="float">
            <text:p>20000.0013</text:p>
          </table:table-cell>
          <table:table-cell office:value-type="float" office:value="22388.00130003" calcext:value-type="float">
            <text:p>22388.00130003</text:p>
          </table:table-cell>
          <table:table-cell office:value-type="float" office:value="21000.01020003" calcext:value-type="float">
            <text:p>21000.01020003</text:p>
          </table:table-cell>
          <table:table-cell office:value-type="float" office:value="20844.17223407" calcext:value-type="float">
            <text:p>20844.17223407</text:p>
          </table:table-cell>
          <table:table-cell office:value-type="float" office:value="20844.17246907" calcext:value-type="float">
            <text:p>20844.17246907</text:p>
          </table:table-cell>
          <table:table-cell office:value-type="float" office:value="20000.00937003" calcext:value-type="float">
            <text:p>20000.00937003</text:p>
          </table:table-cell>
          <table:table-cell office:value-type="float" office:value="21000.01040003" calcext:value-type="float">
            <text:p>21000.01040003</text:p>
          </table:table-cell>
          <table:table-cell table:number-columns-repeated="3" office:value-type="float" office:value="21000.01140003" calcext:value-type="float">
            <text:p>21000.01140003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4500.00033505" calcext:value-type="float">
            <text:p>24500.00033505</text:p>
          </table:table-cell>
          <table:table-cell office:value-type="float" office:value="21894.09475922" calcext:value-type="float">
            <text:p>21894.09475922</text:p>
          </table:table-cell>
          <table:table-cell office:value-type="float" office:value="24097.991335" calcext:value-type="float">
            <text:p>24097.991335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1360.92892656" calcext:value-type="float">
            <text:p>21360.92892656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002.16788" calcext:value-type="float">
            <text:p>20002.16788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008" calcext:value-type="float">
            <text:p>20008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1900.00185304" calcext:value-type="float">
            <text:p>21900.00185304</text:p>
          </table:table-cell>
          <table:table-cell office:value-type="float" office:value="20008" calcext:value-type="float">
            <text:p>20008</text:p>
          </table:table-cell>
          <table:table-cell office:value-type="float" office:value="22750.301" calcext:value-type="float">
            <text:p>22750.301</text:p>
          </table:table-cell>
          <table:table-cell office:value-type="float" office:value="21502.0360215" calcext:value-type="float">
            <text:p>21502.0360215</text:p>
          </table:table-cell>
          <table:table-cell office:value-type="float" office:value="21744.00341745" calcext:value-type="float">
            <text:p>21744.00341745</text:p>
          </table:table-cell>
          <table:table-cell office:value-type="float" office:value="22126.89804" calcext:value-type="float">
            <text:p>22126.89804</text:p>
          </table:table-cell>
          <table:table-cell office:value-type="float" office:value="24000.46967397" calcext:value-type="float">
            <text:p>24000.46967397</text:p>
          </table:table-cell>
          <table:table-cell office:value-type="float" office:value="25272.01000199" calcext:value-type="float">
            <text:p>25272.01000199</text:p>
          </table:table-cell>
          <table:table-cell office:value-type="float" office:value="25301.79569493" calcext:value-type="float">
            <text:p>25301.79569493</text:p>
          </table:table-cell>
          <table:table-cell office:value-type="float" office:value="25301.79571958" calcext:value-type="float">
            <text:p>25301.79571958</text:p>
          </table:table-cell>
          <table:table-cell office:value-type="float" office:value="25403.37939434" calcext:value-type="float">
            <text:p>25403.37939434</text:p>
          </table:table-cell>
          <table:table-cell office:value-type="float" office:value="25301.79575924" calcext:value-type="float">
            <text:p>25301.79575924</text:p>
          </table:table-cell>
          <table:table-cell office:value-type="float" office:value="25301.79590734" calcext:value-type="float">
            <text:p>25301.79590734</text:p>
          </table:table-cell>
          <table:table-cell office:value-type="float" office:value="25160.31702755" calcext:value-type="float">
            <text:p>25160.31702755</text:p>
          </table:table-cell>
          <table:table-cell office:value-type="float" office:value="25272.0101274" calcext:value-type="float">
            <text:p>25272.0101274</text:p>
          </table:table-cell>
          <table:table-cell office:value-type="float" office:value="25272.01015428" calcext:value-type="float">
            <text:p>25272.01015428</text:p>
          </table:table-cell>
          <table:table-cell office:value-type="float" office:value="25272.01018204" calcext:value-type="float">
            <text:p>25272.01018204</text:p>
          </table:table-cell>
          <table:table-cell office:value-type="float" office:value="25160.31709711" calcext:value-type="float">
            <text:p>25160.31709711</text:p>
          </table:table-cell>
          <table:table-cell office:value-type="float" office:value="14999.89989841" calcext:value-type="float">
            <text:p>14999.89989841</text:p>
          </table:table-cell>
          <table:table-cell office:value-type="float" office:value="14999.89999841" calcext:value-type="float">
            <text:p>14999.89999841</text:p>
          </table:table-cell>
          <table:table-cell office:value-type="float" office:value="15499.88184012" calcext:value-type="float">
            <text:p>15499.88184012</text:p>
          </table:table-cell>
          <table:table-cell office:value-type="float" office:value="15299.7710203" calcext:value-type="float">
            <text:p>15299.7710203</text:p>
          </table:table-cell>
          <table:table-cell office:value-type="float" office:value="15499.8906154" calcext:value-type="float">
            <text:p>15499.8906154</text:p>
          </table:table-cell>
          <table:table-cell office:value-type="float" office:value="18056.85940333" calcext:value-type="float">
            <text:p>18056.85940333</text:p>
          </table:table-cell>
          <table:table-cell office:value-type="float" office:value="15499.89067741" calcext:value-type="float">
            <text:p>15499.89067741</text:p>
          </table:table-cell>
          <table:table-cell office:value-type="float" office:value="14500.01446963" calcext:value-type="float">
            <text:p>14500.01446963</text:p>
          </table:table-cell>
          <table:table-cell office:value-type="float" office:value="14500.00016336" calcext:value-type="float">
            <text:p>14500.00016336</text:p>
          </table:table-cell>
          <table:table-cell office:value-type="float" office:value="13889.31790963" calcext:value-type="float">
            <text:p>13889.31790963</text:p>
          </table:table-cell>
          <table:table-cell office:value-type="float" office:value="13023.23232719" calcext:value-type="float">
            <text:p>13023.23232719</text:p>
          </table:table-cell>
          <table:table-cell office:value-type="float" office:value="14000.00001641" calcext:value-type="float">
            <text:p>14000.00001641</text:p>
          </table:table-cell>
          <table:table-cell office:value-type="float" office:value="14450.00002964" calcext:value-type="float">
            <text:p>14450.00002964</text:p>
          </table:table-cell>
          <table:table-cell office:value-type="float" office:value="13023.23233496" calcext:value-type="float">
            <text:p>13023.23233496</text:p>
          </table:table-cell>
          <table:table-cell office:value-type="float" office:value="14500.00016336" calcext:value-type="float">
            <text:p>14500.00016336</text:p>
          </table:table-cell>
          <table:table-cell office:value-type="float" office:value="14500.01448163" calcext:value-type="float">
            <text:p>14500.01448163</text:p>
          </table:table-cell>
          <table:table-cell office:value-type="float" office:value="14000.00046922" calcext:value-type="float">
            <text:p>14000.00046922</text:p>
          </table:table-cell>
          <table:table-cell office:value-type="float" office:value="14999.99844963" calcext:value-type="float">
            <text:p>14999.99844963</text:p>
          </table:table-cell>
          <table:table-cell office:value-type="float" office:value="14000.00046922" calcext:value-type="float">
            <text:p>14000.00046922</text:p>
          </table:table-cell>
          <table:table-cell office:value-type="float" office:value="13023.23234696" calcext:value-type="float">
            <text:p>13023.23234696</text:p>
          </table:table-cell>
          <table:table-cell office:value-type="float" office:value="13586.00003845" calcext:value-type="float">
            <text:p>13586.00003845</text:p>
          </table:table-cell>
          <table:table-cell office:value-type="float" office:value="14000.00055398" calcext:value-type="float">
            <text:p>14000.00055398</text:p>
          </table:table-cell>
          <table:table-cell office:value-type="float" office:value="14000.01440363" calcext:value-type="float">
            <text:p>14000.01440363</text:p>
          </table:table-cell>
          <table:table-cell office:value-type="float" office:value="14000.00057594" calcext:value-type="float">
            <text:p>14000.00057594</text:p>
          </table:table-cell>
          <table:table-cell office:value-type="float" office:value="13188.89780587" calcext:value-type="float">
            <text:p>13188.89780587</text:p>
          </table:table-cell>
          <table:table-cell office:value-type="float" office:value="14843.43156544" calcext:value-type="float">
            <text:p>14843.43156544</text:p>
          </table:table-cell>
          <table:table-cell office:value-type="float" office:value="14791.75780154" calcext:value-type="float">
            <text:p>14791.75780154</text:p>
          </table:table-cell>
          <table:table-cell office:value-type="float" office:value="14825.12858732" calcext:value-type="float">
            <text:p>14825.12858732</text:p>
          </table:table-cell>
          <table:table-cell office:value-type="float" office:value="15233.75904795" calcext:value-type="float">
            <text:p>15233.75904795</text:p>
          </table:table-cell>
          <table:table-cell office:value-type="float" office:value="15745.55590409" calcext:value-type="float">
            <text:p>15745.55590409</text:p>
          </table:table-cell>
          <table:table-cell office:value-type="float" office:value="17643.2994474" calcext:value-type="float">
            <text:p>17643.2994474</text:p>
          </table:table-cell>
          <table:table-cell office:value-type="float" office:value="14804.980057" calcext:value-type="float">
            <text:p>14804.980057</text:p>
          </table:table-cell>
          <table:table-cell office:value-type="float" office:value="14999.99866299" calcext:value-type="float">
            <text:p>14999.99866299</text:p>
          </table:table-cell>
          <table:table-cell office:value-type="float" office:value="14770.12560373" calcext:value-type="float">
            <text:p>14770.12560373</text:p>
          </table:table-cell>
          <table:table-cell office:value-type="float" office:value="14998.87454495" calcext:value-type="float">
            <text:p>14998.874544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1350" calcext:value-type="float">
            <text:p>1350</text:p>
          </table:table-cell>
          <table:table-cell office:value-type="float" office:value="2200" calcext:value-type="float">
            <text:p>2200</text:p>
          </table:table-cell>
          <table:table-cell office:value-type="float" office:value="3005" calcext:value-type="float">
            <text:p>3005</text:p>
          </table:table-cell>
          <table:table-cell office:value-type="float" office:value="4150" calcext:value-type="float">
            <text:p>4150</text:p>
          </table:table-cell>
          <table:table-cell office:value-type="float" office:value="5100" calcext:value-type="float">
            <text:p>5100</text:p>
          </table:table-cell>
          <table:table-cell office:value-type="float" office:value="6705" calcext:value-type="float">
            <text:p>6705</text:p>
          </table:table-cell>
          <table:table-cell office:value-type="float" office:value="8449" calcext:value-type="float">
            <text:p>8449</text:p>
          </table:table-cell>
          <table:table-cell office:value-type="float" office:value="8999" calcext:value-type="float">
            <text:p>8999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999.95" calcext:value-type="float">
            <text:p>9999.95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10000.1" calcext:value-type="float">
            <text:p>10000.1</text:p>
          </table:table-cell>
          <table:table-cell office:value-type="float" office:value="10000.10101" calcext:value-type="float">
            <text:p>10000.10101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678.00003552" calcext:value-type="float">
            <text:p>10678.00003552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1853" calcext:value-type="float">
            <text:p>11853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3050" calcext:value-type="float">
            <text:p>13050</text:p>
          </table:table-cell>
          <table:table-cell office:value-type="float" office:value="14237.41" calcext:value-type="float">
            <text:p>14237.41</text:p>
          </table:table-cell>
          <table:table-cell office:value-type="float" office:value="13501.91620215" calcext:value-type="float">
            <text:p>13501.91620215</text:p>
          </table:table-cell>
          <table:table-cell office:value-type="float" office:value="12950" calcext:value-type="float">
            <text:p>12950</text:p>
          </table:table-cell>
          <table:table-cell table:number-columns-repeated="3" office:value-type="float" office:value="14243.411" calcext:value-type="float">
            <text:p>14243.411</text:p>
          </table:table-cell>
          <table:table-cell office:value-type="float" office:value="12950" calcext:value-type="float">
            <text:p>12950</text:p>
          </table:table-cell>
          <table:table-cell office:value-type="float" office:value="13654.32537843" calcext:value-type="float">
            <text:p>13654.32537843</text:p>
          </table:table-cell>
          <table:table-cell office:value-type="float" office:value="17000.0001" calcext:value-type="float">
            <text:p>17000.0001</text:p>
          </table:table-cell>
          <table:table-cell office:value-type="float" office:value="17000.000369" calcext:value-type="float">
            <text:p>17000.000369</text:p>
          </table:table-cell>
          <table:table-cell office:value-type="float" office:value="16500" calcext:value-type="float">
            <text:p>16500</text:p>
          </table:table-cell>
          <table:table-cell office:value-type="float" office:value="15000.008239" calcext:value-type="float">
            <text:p>15000.008239</text:p>
          </table:table-cell>
          <table:table-cell office:value-type="float" office:value="14000.00168449" calcext:value-type="float">
            <text:p>14000.00168449</text:p>
          </table:table-cell>
          <table:table-cell office:value-type="float" office:value="12500.00892501" calcext:value-type="float">
            <text:p>12500.00892501</text:p>
          </table:table-cell>
          <table:table-cell office:value-type="float" office:value="12629.1234286" calcext:value-type="float">
            <text:p>12629.1234286</text:p>
          </table:table-cell>
          <table:table-cell office:value-type="float" office:value="13600.00818402" calcext:value-type="float">
            <text:p>13600.00818402</text:p>
          </table:table-cell>
          <table:table-cell office:value-type="float" office:value="12500.00902501" calcext:value-type="float">
            <text:p>12500.00902501</text:p>
          </table:table-cell>
          <table:table-cell office:value-type="float" office:value="13600.00838402" calcext:value-type="float">
            <text:p>13600.00838402</text:p>
          </table:table-cell>
          <table:table-cell office:value-type="float" office:value="13600.00839402" calcext:value-type="float">
            <text:p>13600.00839402</text:p>
          </table:table-cell>
          <table:table-cell office:value-type="float" office:value="14033.87814402" calcext:value-type="float">
            <text:p>14033.87814402</text:p>
          </table:table-cell>
          <table:table-cell office:value-type="float" office:value="14000.03701" calcext:value-type="float">
            <text:p>14000.03701</text:p>
          </table:table-cell>
          <table:table-cell office:value-type="float" office:value="13600.00839402" calcext:value-type="float">
            <text:p>13600.00839402</text:p>
          </table:table-cell>
          <table:table-cell office:value-type="float" office:value="14674.83885581" calcext:value-type="float">
            <text:p>14674.83885581</text:p>
          </table:table-cell>
          <table:table-cell office:value-type="float" office:value="14033.87824405" calcext:value-type="float">
            <text:p>14033.87824405</text:p>
          </table:table-cell>
          <table:table-cell office:value-type="float" office:value="14672.27528098" calcext:value-type="float">
            <text:p>14672.27528098</text:p>
          </table:table-cell>
          <table:table-cell office:value-type="float" office:value="17156.18168466" calcext:value-type="float">
            <text:p>17156.18168466</text:p>
          </table:table-cell>
          <table:table-cell office:value-type="float" office:value="18994.33586104" calcext:value-type="float">
            <text:p>18994.33586104</text:p>
          </table:table-cell>
          <table:table-cell table:number-columns-repeated="2" office:value-type="float" office:value="19414.42630435" calcext:value-type="float">
            <text:p>19414.42630435</text:p>
          </table:table-cell>
          <table:table-cell office:value-type="float" office:value="21744.00950403" calcext:value-type="float">
            <text:p>21744.00950403</text:p>
          </table:table-cell>
          <table:table-cell office:value-type="float" office:value="21000" calcext:value-type="float">
            <text:p>21000</text:p>
          </table:table-cell>
          <table:table-cell office:value-type="float" office:value="20796.1769882" calcext:value-type="float">
            <text:p>20796.1769882</text:p>
          </table:table-cell>
          <table:table-cell office:value-type="float" office:value="20000.00937003" calcext:value-type="float">
            <text:p>20000.00937003</text:p>
          </table:table-cell>
          <table:table-cell office:value-type="float" office:value="20000.001435" calcext:value-type="float">
            <text:p>20000.001435</text:p>
          </table:table-cell>
          <table:table-cell office:value-type="float" office:value="21000.000335" calcext:value-type="float">
            <text:p>21000.000335</text:p>
          </table:table-cell>
          <table:table-cell office:value-type="float" office:value="20255.16966387" calcext:value-type="float">
            <text:p>20255.16966387</text:p>
          </table:table-cell>
          <table:table-cell table:number-columns-repeated="2" office:value-type="float" office:value="20000.150417" calcext:value-type="float">
            <text:p>20000.150417</text:p>
          </table:table-cell>
          <table:table-cell office:value-type="float" office:value="23864.60522706" calcext:value-type="float">
            <text:p>23864.60522706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2597.991335" calcext:value-type="float">
            <text:p>22597.991335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1894.09485922" calcext:value-type="float">
            <text:p>21894.09485922</text:p>
          </table:table-cell>
          <table:table-cell table:number-columns-repeated="2" office:value-type="float" office:value="21000.01140003" calcext:value-type="float">
            <text:p>21000.01140003</text:p>
          </table:table-cell>
          <table:table-cell table:number-columns-repeated="2" office:value-type="float" office:value="20002" calcext:value-type="float">
            <text:p>20002</text:p>
          </table:table-cell>
          <table:table-cell office:value-type="float" office:value="20008" calcext:value-type="float">
            <text:p>20008</text:p>
          </table:table-cell>
          <table:table-cell office:value-type="float" office:value="20002.46788" calcext:value-type="float">
            <text:p>20002.46788</text:p>
          </table:table-cell>
          <table:table-cell office:value-type="float" office:value="22193.72950913" calcext:value-type="float">
            <text:p>22193.7295091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0008" calcext:value-type="float">
            <text:p>20008</text:p>
          </table:table-cell>
          <table:table-cell office:value-type="float" office:value="20905.7269215" calcext:value-type="float">
            <text:p>20905.7269215</text:p>
          </table:table-cell>
          <table:table-cell office:value-type="float" office:value="22006.033831" calcext:value-type="float">
            <text:p>22006.033831</text:p>
          </table:table-cell>
          <table:table-cell office:value-type="float" office:value="23634.80830905" calcext:value-type="float">
            <text:p>23634.80830905</text:p>
          </table:table-cell>
          <table:table-cell office:value-type="float" office:value="25064.40997097" calcext:value-type="float">
            <text:p>25064.40997097</text:p>
          </table:table-cell>
          <table:table-cell office:value-type="float" office:value="25272.01000199" calcext:value-type="float">
            <text:p>25272.01000199</text:p>
          </table:table-cell>
          <table:table-cell office:value-type="float" office:value="25272.01002664" calcext:value-type="float">
            <text:p>25272.01002664</text:p>
          </table:table-cell>
          <table:table-cell office:value-type="float" office:value="25377.7228184" calcext:value-type="float">
            <text:p>25377.7228184</text:p>
          </table:table-cell>
          <table:table-cell office:value-type="float" office:value="25272.0100663" calcext:value-type="float">
            <text:p>25272.0100663</text:p>
          </table:table-cell>
          <table:table-cell office:value-type="float" office:value="25272.01007314" calcext:value-type="float">
            <text:p>25272.01007314</text:p>
          </table:table-cell>
          <table:table-cell office:value-type="float" office:value="25064.4100603" calcext:value-type="float">
            <text:p>25064.4100603</text:p>
          </table:table-cell>
          <table:table-cell office:value-type="float" office:value="25160.31704441" calcext:value-type="float">
            <text:p>25160.31704441</text:p>
          </table:table-cell>
          <table:table-cell office:value-type="float" office:value="25160.31706935" calcext:value-type="float">
            <text:p>25160.31706935</text:p>
          </table:table-cell>
          <table:table-cell office:value-type="float" office:value="25160.31709711" calcext:value-type="float">
            <text:p>25160.31709711</text:p>
          </table:table-cell>
          <table:table-cell office:value-type="float" office:value="24266.04953239" calcext:value-type="float">
            <text:p>24266.04953239</text:p>
          </table:table-cell>
          <table:table-cell office:value-type="float" office:value="14504.71390364" calcext:value-type="float">
            <text:p>14504.71390364</text:p>
          </table:table-cell>
          <table:table-cell office:value-type="float" office:value="14999.7729904" calcext:value-type="float">
            <text:p>14999.7729904</text:p>
          </table:table-cell>
          <table:table-cell office:value-type="float" office:value="15299.7710005" calcext:value-type="float">
            <text:p>15299.7710005</text:p>
          </table:table-cell>
          <table:table-cell office:value-type="float" office:value="15000.0000198" calcext:value-type="float">
            <text:p>15000.0000198</text:p>
          </table:table-cell>
          <table:table-cell office:value-type="float" office:value="15299.7710203" calcext:value-type="float">
            <text:p>15299.7710203</text:p>
          </table:table-cell>
          <table:table-cell office:value-type="float" office:value="15745.55557824" calcext:value-type="float">
            <text:p>15745.55557824</text:p>
          </table:table-cell>
          <table:table-cell office:value-type="float" office:value="15000.00003668" calcext:value-type="float">
            <text:p>15000.00003668</text:p>
          </table:table-cell>
          <table:table-cell office:value-type="float" office:value="14500.00016336" calcext:value-type="float">
            <text:p>14500.00016336</text:p>
          </table:table-cell>
          <table:table-cell office:value-type="float" office:value="14000.00043945" calcext:value-type="float">
            <text:p>14000.00043945</text:p>
          </table:table-cell>
          <table:table-cell office:value-type="float" office:value="13363.99370516" calcext:value-type="float">
            <text:p>13363.99370516</text:p>
          </table:table-cell>
          <table:table-cell office:value-type="float" office:value="12565.08134374" calcext:value-type="float">
            <text:p>12565.08134374</text:p>
          </table:table-cell>
          <table:table-cell office:value-type="float" office:value="13487.91253066" calcext:value-type="float">
            <text:p>13487.91253066</text:p>
          </table:table-cell>
          <table:table-cell office:value-type="float" office:value="14000.00045722" calcext:value-type="float">
            <text:p>14000.00045722</text:p>
          </table:table-cell>
          <table:table-cell office:value-type="float" office:value="12899.37782275" calcext:value-type="float">
            <text:p>12899.37782275</text:p>
          </table:table-cell>
          <table:table-cell office:value-type="float" office:value="14000.00045722" calcext:value-type="float">
            <text:p>14000.00045722</text:p>
          </table:table-cell>
          <table:table-cell office:value-type="float" office:value="14500.000106" calcext:value-type="float">
            <text:p>14500.000106</text:p>
          </table:table-cell>
          <table:table-cell office:value-type="float" office:value="13742.37190674" calcext:value-type="float">
            <text:p>13742.37190674</text:p>
          </table:table-cell>
          <table:table-cell office:value-type="float" office:value="14681.87785852" calcext:value-type="float">
            <text:p>14681.87785852</text:p>
          </table:table-cell>
          <table:table-cell office:value-type="float" office:value="13681.87785852" calcext:value-type="float">
            <text:p>13681.87785852</text:p>
          </table:table-cell>
          <table:table-cell office:value-type="float" office:value="12907.18476194" calcext:value-type="float">
            <text:p>12907.18476194</text:p>
          </table:table-cell>
          <table:table-cell office:value-type="float" office:value="13330.87788587" calcext:value-type="float">
            <text:p>13330.87788587</text:p>
          </table:table-cell>
          <table:table-cell office:value-type="float" office:value="13882.37689792" calcext:value-type="float">
            <text:p>13882.37689792</text:p>
          </table:table-cell>
          <table:table-cell office:value-type="float" office:value="14000.00056492" calcext:value-type="float">
            <text:p>14000.00056492</text:p>
          </table:table-cell>
          <table:table-cell office:value-type="float" office:value="13500.00001094" calcext:value-type="float">
            <text:p>13500.00001094</text:p>
          </table:table-cell>
          <table:table-cell office:value-type="float" office:value="12080.00001641" calcext:value-type="float">
            <text:p>12080.00001641</text:p>
          </table:table-cell>
          <table:table-cell office:value-type="float" office:value="14126.45237547" calcext:value-type="float">
            <text:p>14126.45237547</text:p>
          </table:table-cell>
          <table:table-cell office:value-type="float" office:value="14000.00065329" calcext:value-type="float">
            <text:p>14000.00065329</text:p>
          </table:table-cell>
          <table:table-cell office:value-type="float" office:value="14000.0006697" calcext:value-type="float">
            <text:p>14000.0006697</text:p>
          </table:table-cell>
          <table:table-cell office:value-type="float" office:value="14999.99865205" calcext:value-type="float">
            <text:p>14999.99865205</text:p>
          </table:table-cell>
          <table:table-cell office:value-type="float" office:value="15300.00006017" calcext:value-type="float">
            <text:p>15300.00006017</text:p>
          </table:table-cell>
          <table:table-cell office:value-type="float" office:value="15800.00006564" calcext:value-type="float">
            <text:p>15800.00006564</text:p>
          </table:table-cell>
          <table:table-cell office:value-type="float" office:value="14770.12560373" calcext:value-type="float">
            <text:p>14770.12560373</text:p>
          </table:table-cell>
          <table:table-cell office:value-type="float" office:value="14804.980057" calcext:value-type="float">
            <text:p>14804.980057</text:p>
          </table:table-cell>
          <table:table-cell office:value-type="float" office:value="14199.29081156" calcext:value-type="float">
            <text:p>14199.29081156</text:p>
          </table:table-cell>
          <table:table-cell office:value-type="float" office:value="14804.980057" calcext:value-type="float">
            <text:p>14804.9800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60.78" calcext:value-type="float">
            <text:p>1060.78</text:p>
          </table:table-cell>
          <table:table-cell office:value-type="float" office:value="2006.15" calcext:value-type="float">
            <text:p>2006.15</text:p>
          </table:table-cell>
          <table:table-cell office:value-type="float" office:value="2953.38" calcext:value-type="float">
            <text:p>2953.38</text:p>
          </table:table-cell>
          <table:table-cell office:value-type="float" office:value="4000" calcext:value-type="float">
            <text:p>4000</text:p>
          </table:table-cell>
          <table:table-cell office:value-type="float" office:value="5100" calcext:value-type="float">
            <text:p>5100</text:p>
          </table:table-cell>
          <table:table-cell office:value-type="float" office:value="6679.88" calcext:value-type="float">
            <text:p>6679.88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8910.1" calcext:value-type="float">
            <text:p>8910.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999" calcext:value-type="float">
            <text:p>9999</text:p>
          </table:table-cell>
          <table:table-cell table:number-columns-repeated="5" office:value-type="float" office:value="10000" calcext:value-type="float">
            <text:p>10000</text:p>
          </table:table-cell>
          <table:table-cell table:number-columns-repeated="2" office:value-type="float" office:value="10000.00000001" calcext:value-type="float">
            <text:p>10000.00000001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002.5" calcext:value-type="float">
            <text:p>10002.5</text:p>
          </table:table-cell>
          <table:table-cell office:value-type="float" office:value="10500" calcext:value-type="float">
            <text:p>10500</text:p>
          </table:table-cell>
          <table:table-cell office:value-type="float" office:value="11853" calcext:value-type="float">
            <text:p>11853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5" calcext:value-type="float">
            <text:p>12005</text:p>
          </table:table-cell>
          <table:table-cell office:value-type="float" office:value="12800" calcext:value-type="float">
            <text:p>12800</text:p>
          </table:table-cell>
          <table:table-cell office:value-type="float" office:value="12950" calcext:value-type="float">
            <text:p>12950</text:p>
          </table:table-cell>
          <table:table-cell office:value-type="float" office:value="14000" calcext:value-type="float">
            <text:p>14000</text:p>
          </table:table-cell>
          <table:table-cell office:value-type="float" office:value="13050" calcext:value-type="float">
            <text:p>13050</text:p>
          </table:table-cell>
          <table:table-cell office:value-type="float" office:value="12569.513" calcext:value-type="float">
            <text:p>12569.513</text:p>
          </table:table-cell>
          <table:table-cell table:number-columns-repeated="2" office:value-type="float" office:value="13850" calcext:value-type="float">
            <text:p>13850</text:p>
          </table:table-cell>
          <table:table-cell office:value-type="float" office:value="14241.001" calcext:value-type="float">
            <text:p>14241.001</text:p>
          </table:table-cell>
          <table:table-cell office:value-type="float" office:value="12889.02" calcext:value-type="float">
            <text:p>12889.02</text:p>
          </table:table-cell>
          <table:table-cell office:value-type="float" office:value="13123.14159265" calcext:value-type="float">
            <text:p>13123.14159265</text:p>
          </table:table-cell>
          <table:table-cell office:value-type="float" office:value="15658.69696375" calcext:value-type="float">
            <text:p>15658.69696375</text:p>
          </table:table-cell>
          <table:table-cell office:value-type="float" office:value="16500.000269" calcext:value-type="float">
            <text:p>16500.000269</text:p>
          </table:table-cell>
          <table:table-cell office:value-type="float" office:value="16405.0001" calcext:value-type="float">
            <text:p>16405.0001</text:p>
          </table:table-cell>
          <table:table-cell office:value-type="float" office:value="15000" calcext:value-type="float">
            <text:p>15000</text:p>
          </table:table-cell>
          <table:table-cell office:value-type="float" office:value="13850.00828402" calcext:value-type="float">
            <text:p>13850.00828402</text:p>
          </table:table-cell>
          <table:table-cell office:value-type="float" office:value="12039.15694228" calcext:value-type="float">
            <text:p>12039.15694228</text:p>
          </table:table-cell>
          <table:table-cell table:number-columns-repeated="2" office:value-type="float" office:value="12500.00892501" calcext:value-type="float">
            <text:p>12500.00892501</text:p>
          </table:table-cell>
          <table:table-cell office:value-type="float" office:value="12039.15704228" calcext:value-type="float">
            <text:p>12039.15704228</text:p>
          </table:table-cell>
          <table:table-cell office:value-type="float" office:value="13000.0001" calcext:value-type="float">
            <text:p>13000.0001</text:p>
          </table:table-cell>
          <table:table-cell office:value-type="float" office:value="13000.00011" calcext:value-type="float">
            <text:p>13000.00011</text:p>
          </table:table-cell>
          <table:table-cell table:number-columns-repeated="2" office:value-type="float" office:value="13600.00839402" calcext:value-type="float">
            <text:p>13600.00839402</text:p>
          </table:table-cell>
          <table:table-cell office:value-type="float" office:value="12798.53555491" calcext:value-type="float">
            <text:p>12798.53555491</text:p>
          </table:table-cell>
          <table:table-cell office:value-type="float" office:value="14286.87850405" calcext:value-type="float">
            <text:p>14286.87850405</text:p>
          </table:table-cell>
          <table:table-cell office:value-type="float" office:value="14000" calcext:value-type="float">
            <text:p>14000</text:p>
          </table:table-cell>
          <table:table-cell office:value-type="float" office:value="14656.18068466" calcext:value-type="float">
            <text:p>14656.18068466</text:p>
          </table:table-cell>
          <table:table-cell office:value-type="float" office:value="17144.3079718" calcext:value-type="float">
            <text:p>17144.3079718</text:p>
          </table:table-cell>
          <table:table-cell office:value-type="float" office:value="18962.12497911" calcext:value-type="float">
            <text:p>18962.12497911</text:p>
          </table:table-cell>
          <table:table-cell table:number-columns-repeated="2" office:value-type="float" office:value="19238.94043503" calcext:value-type="float">
            <text:p>19238.94043503</text:p>
          </table:table-cell>
          <table:table-cell office:value-type="float" office:value="21000.01020003" calcext:value-type="float">
            <text:p>21000.01020003</text:p>
          </table:table-cell>
          <table:table-cell office:value-type="float" office:value="20844.17223407" calcext:value-type="float">
            <text:p>20844.17223407</text:p>
          </table:table-cell>
          <table:table-cell office:value-type="float" office:value="20000.00923503" calcext:value-type="float">
            <text:p>20000.00923503</text:p>
          </table:table-cell>
          <table:table-cell office:value-type="float" office:value="20000.001435" calcext:value-type="float">
            <text:p>20000.001435</text:p>
          </table:table-cell>
          <table:table-cell office:value-type="float" office:value="19804.04" calcext:value-type="float">
            <text:p>19804.04</text:p>
          </table:table-cell>
          <table:table-cell office:value-type="float" office:value="20816.87120382" calcext:value-type="float">
            <text:p>20816.87120382</text:p>
          </table:table-cell>
          <table:table-cell office:value-type="float" office:value="20000.150417" calcext:value-type="float">
            <text:p>20000.150417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0000.01" calcext:value-type="float">
            <text:p>20000.01</text:p>
          </table:table-cell>
          <table:table-cell office:value-type="float" office:value="22475.01072062" calcext:value-type="float">
            <text:p>22475.01072062</text:p>
          </table:table-cell>
          <table:table-cell office:value-type="float" office:value="20000.150417" calcext:value-type="float">
            <text:p>20000.150417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1150.43917" calcext:value-type="float">
            <text:p>21150.43917</text:p>
          </table:table-cell>
          <table:table-cell office:value-type="float" office:value="21894.09475922" calcext:value-type="float">
            <text:p>21894.09475922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0000.05" calcext:value-type="float">
            <text:p>20000.05</text:p>
          </table:table-cell>
          <table:table-cell table:number-columns-repeated="3" office:value-type="float" office:value="20000.00957003" calcext:value-type="float">
            <text:p>20000.00957003</text:p>
          </table:table-cell>
          <table:table-cell office:value-type="float" office:value="20002.46788" calcext:value-type="float">
            <text:p>20002.46788</text:p>
          </table:table-cell>
          <table:table-cell office:value-type="float" office:value="20002" calcext:value-type="float">
            <text:p>20002</text:p>
          </table:table-cell>
          <table:table-cell office:value-type="float" office:value="21816.08803713" calcext:value-type="float">
            <text:p>21816.08803713</text:p>
          </table:table-cell>
          <table:table-cell office:value-type="float" office:value="21006.065491" calcext:value-type="float">
            <text:p>21006.065491</text:p>
          </table:table-cell>
          <table:table-cell office:value-type="float" office:value="19964.944254" calcext:value-type="float">
            <text:p>19964.944254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19802.72176155" calcext:value-type="float">
            <text:p>19802.72176155</text:p>
          </table:table-cell>
          <table:table-cell office:value-type="float" office:value="20008" calcext:value-type="float">
            <text:p>20008</text:p>
          </table:table-cell>
          <table:table-cell office:value-type="float" office:value="21744.00341745" calcext:value-type="float">
            <text:p>21744.00341745</text:p>
          </table:table-cell>
          <table:table-cell office:value-type="float" office:value="22200.00471587" calcext:value-type="float">
            <text:p>22200.00471587</text:p>
          </table:table-cell>
          <table:table-cell office:value-type="float" office:value="24980.00955594" calcext:value-type="float">
            <text:p>24980.00955594</text:p>
          </table:table-cell>
          <table:table-cell office:value-type="float" office:value="25064.40997097" calcext:value-type="float">
            <text:p>25064.40997097</text:p>
          </table:table-cell>
          <table:table-cell office:value-type="float" office:value="25160.31695074" calcext:value-type="float">
            <text:p>25160.31695074</text:p>
          </table:table-cell>
          <table:table-cell office:value-type="float" office:value="25301.79571958" calcext:value-type="float">
            <text:p>25301.79571958</text:p>
          </table:table-cell>
          <table:table-cell office:value-type="float" office:value="25160.3169904" calcext:value-type="float">
            <text:p>25160.3169904</text:p>
          </table:table-cell>
          <table:table-cell office:value-type="float" office:value="25160.31699585" calcext:value-type="float">
            <text:p>25160.31699585</text:p>
          </table:table-cell>
          <table:table-cell office:value-type="float" office:value="24000.46986852" calcext:value-type="float">
            <text:p>24000.46986852</text:p>
          </table:table-cell>
          <table:table-cell office:value-type="float" office:value="25064.41006714" calcext:value-type="float">
            <text:p>25064.41006714</text:p>
          </table:table-cell>
          <table:table-cell office:value-type="float" office:value="25064.41009402" calcext:value-type="float">
            <text:p>25064.41009402</text:p>
          </table:table-cell>
          <table:table-cell office:value-type="float" office:value="25064.41013066" calcext:value-type="float">
            <text:p>25064.41013066</text:p>
          </table:table-cell>
          <table:table-cell office:value-type="float" office:value="24000.46994002" calcext:value-type="float">
            <text:p>24000.46994002</text:p>
          </table:table-cell>
          <table:table-cell office:value-type="float" office:value="14500.00013032" calcext:value-type="float">
            <text:p>14500.00013032</text:p>
          </table:table-cell>
          <table:table-cell office:value-type="float" office:value="14504.71390364" calcext:value-type="float">
            <text:p>14504.71390364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5000.0000198" calcext:value-type="float">
            <text:p>15000.0000198</text:p>
          </table:table-cell>
          <table:table-cell office:value-type="float" office:value="15499.89066964" calcext:value-type="float">
            <text:p>15499.89066964</text:p>
          </table:table-cell>
          <table:table-cell office:value-type="float" office:value="15000.00002757" calcext:value-type="float">
            <text:p>15000.00002757</text:p>
          </table:table-cell>
          <table:table-cell office:value-type="float" office:value="14000.00043945" calcext:value-type="float">
            <text:p>14000.00043945</text:p>
          </table:table-cell>
          <table:table-cell office:value-type="float" office:value="13984.08522315" calcext:value-type="float">
            <text:p>13984.08522315</text:p>
          </table:table-cell>
          <table:table-cell office:value-type="float" office:value="12745.06414416" calcext:value-type="float">
            <text:p>12745.06414416</text:p>
          </table:table-cell>
          <table:table-cell office:value-type="float" office:value="12367.45802909" calcext:value-type="float">
            <text:p>12367.45802909</text:p>
          </table:table-cell>
          <table:table-cell office:value-type="float" office:value="13023.23232719" calcext:value-type="float">
            <text:p>13023.23232719</text:p>
          </table:table-cell>
          <table:table-cell office:value-type="float" office:value="13023.23233496" calcext:value-type="float">
            <text:p>13023.23233496</text:p>
          </table:table-cell>
          <table:table-cell office:value-type="float" office:value="12565.08135151" calcext:value-type="float">
            <text:p>12565.08135151</text:p>
          </table:table-cell>
          <table:table-cell office:value-type="float" office:value="13023.23233496" calcext:value-type="float">
            <text:p>13023.23233496</text:p>
          </table:table-cell>
          <table:table-cell office:value-type="float" office:value="14000.00046922" calcext:value-type="float">
            <text:p>14000.00046922</text:p>
          </table:table-cell>
          <table:table-cell office:value-type="float" office:value="13023.23234696" calcext:value-type="float">
            <text:p>13023.23234696</text:p>
          </table:table-cell>
          <table:table-cell office:value-type="float" office:value="14500.000106" calcext:value-type="float">
            <text:p>14500.000106</text:p>
          </table:table-cell>
          <table:table-cell office:value-type="float" office:value="13601.78393253" calcext:value-type="float">
            <text:p>13601.78393253</text:p>
          </table:table-cell>
          <table:table-cell office:value-type="float" office:value="12848.06273652" calcext:value-type="float">
            <text:p>12848.06273652</text:p>
          </table:table-cell>
          <table:table-cell office:value-type="float" office:value="13292.37684051" calcext:value-type="float">
            <text:p>13292.37684051</text:p>
          </table:table-cell>
          <table:table-cell office:value-type="float" office:value="13340.99582029" calcext:value-type="float">
            <text:p>13340.99582029</text:p>
          </table:table-cell>
          <table:table-cell office:value-type="float" office:value="13242.37690886" calcext:value-type="float">
            <text:p>13242.37690886</text:p>
          </table:table-cell>
          <table:table-cell office:value-type="float" office:value="13455.0822373" calcext:value-type="float">
            <text:p>13455.0822373</text:p>
          </table:table-cell>
          <table:table-cell office:value-type="float" office:value="12001.00013825" calcext:value-type="float">
            <text:p>12001.00013825</text:p>
          </table:table-cell>
          <table:table-cell office:value-type="float" office:value="14000.00064235" calcext:value-type="float">
            <text:p>14000.00064235</text:p>
          </table:table-cell>
          <table:table-cell office:value-type="float" office:value="13828.10599499" calcext:value-type="float">
            <text:p>13828.10599499</text:p>
          </table:table-cell>
          <table:table-cell office:value-type="float" office:value="13317.61810677" calcext:value-type="float">
            <text:p>13317.61810677</text:p>
          </table:table-cell>
          <table:table-cell office:value-type="float" office:value="14775.12759826" calcext:value-type="float">
            <text:p>14775.12759826</text:p>
          </table:table-cell>
          <table:table-cell office:value-type="float" office:value="15074.17560619" calcext:value-type="float">
            <text:p>15074.17560619</text:p>
          </table:table-cell>
          <table:table-cell office:value-type="float" office:value="15745.55590409" calcext:value-type="float">
            <text:p>15745.55590409</text:p>
          </table:table-cell>
          <table:table-cell office:value-type="float" office:value="14199.29081156" calcext:value-type="float">
            <text:p>14199.29081156</text:p>
          </table:table-cell>
          <table:table-cell office:value-type="float" office:value="14770.12560373" calcext:value-type="float">
            <text:p>14770.12560373</text:p>
          </table:table-cell>
          <table:table-cell office:value-type="float" office:value="14000.00069158" calcext:value-type="float">
            <text:p>14000.00069158</text:p>
          </table:table-cell>
          <table:table-cell office:value-type="float" office:value="14770.12560373" calcext:value-type="float">
            <text:p>14770.125603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1050" calcext:value-type="float">
            <text:p>1050</text:p>
          </table:table-cell>
          <table:table-cell office:value-type="float" office:value="2000" calcext:value-type="float">
            <text:p>2000</text:p>
          </table:table-cell>
          <table:table-cell office:value-type="float" office:value="2850" calcext:value-type="float">
            <text:p>285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625" calcext:value-type="float">
            <text:p>6625</text:p>
          </table:table-cell>
          <table:table-cell office:value-type="float" office:value="8000" calcext:value-type="float">
            <text:p>8000</text:p>
          </table:table-cell>
          <table:table-cell office:value-type="float" office:value="8697.92" calcext:value-type="float">
            <text:p>8697.92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899" calcext:value-type="float">
            <text:p>9899</text:p>
          </table:table-cell>
          <table:table-cell table:number-columns-repeated="15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210.2795031" calcext:value-type="float">
            <text:p>10210.2795031</text:p>
          </table:table-cell>
          <table:table-cell office:value-type="float" office:value="11800" calcext:value-type="float">
            <text:p>11800</text:p>
          </table:table-cell>
          <table:table-cell office:value-type="float" office:value="11495.1912" calcext:value-type="float">
            <text:p>11495.1912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508.32209445" calcext:value-type="float">
            <text:p>12508.32209445</text:p>
          </table:table-cell>
          <table:table-cell office:value-type="float" office:value="12900.39762403" calcext:value-type="float">
            <text:p>12900.39762403</text:p>
          </table:table-cell>
          <table:table-cell office:value-type="float" office:value="14000" calcext:value-type="float">
            <text:p>14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2504" calcext:value-type="float">
            <text:p>12504</text:p>
          </table:table-cell>
          <table:table-cell table:number-columns-repeated="2" office:value-type="float" office:value="13504.05816805" calcext:value-type="float">
            <text:p>13504.05816805</text:p>
          </table:table-cell>
          <table:table-cell office:value-type="float" office:value="14000" calcext:value-type="float">
            <text:p>14000</text:p>
          </table:table-cell>
          <table:table-cell office:value-type="float" office:value="12700.00976301" calcext:value-type="float">
            <text:p>12700.00976301</text:p>
          </table:table-cell>
          <table:table-cell office:value-type="float" office:value="12950.00000001" calcext:value-type="float">
            <text:p>12950.00000001</text:p>
          </table:table-cell>
          <table:table-cell office:value-type="float" office:value="15101.29044042" calcext:value-type="float">
            <text:p>15101.29044042</text:p>
          </table:table-cell>
          <table:table-cell office:value-type="float" office:value="15064.0001" calcext:value-type="float">
            <text:p>15064.0001</text:p>
          </table:table-cell>
          <table:table-cell office:value-type="float" office:value="16000.000269" calcext:value-type="float">
            <text:p>16000.000269</text:p>
          </table:table-cell>
          <table:table-cell office:value-type="float" office:value="14700.009773" calcext:value-type="float">
            <text:p>14700.009773</text:p>
          </table:table-cell>
          <table:table-cell office:value-type="float" office:value="12950.00802501" calcext:value-type="float">
            <text:p>12950.00802501</text:p>
          </table:table-cell>
          <table:table-cell office:value-type="float" office:value="12000.017825" calcext:value-type="float">
            <text:p>12000.017825</text:p>
          </table:table-cell>
          <table:table-cell table:number-columns-repeated="2" office:value-type="float" office:value="12039.15694228" calcext:value-type="float">
            <text:p>12039.15694228</text:p>
          </table:table-cell>
          <table:table-cell office:value-type="float" office:value="12000.010155" calcext:value-type="float">
            <text:p>12000.010155</text:p>
          </table:table-cell>
          <table:table-cell office:value-type="float" office:value="12500.7262" calcext:value-type="float">
            <text:p>12500.7262</text:p>
          </table:table-cell>
          <table:table-cell office:value-type="float" office:value="12500.00913501" calcext:value-type="float">
            <text:p>12500.00913501</text:p>
          </table:table-cell>
          <table:table-cell table:number-columns-repeated="2" office:value-type="float" office:value="13000.00011" calcext:value-type="float">
            <text:p>13000.00011</text:p>
          </table:table-cell>
          <table:table-cell office:value-type="float" office:value="12052.01584145" calcext:value-type="float">
            <text:p>12052.01584145</text:p>
          </table:table-cell>
          <table:table-cell office:value-type="float" office:value="14033.87824405" calcext:value-type="float">
            <text:p>14033.87824405</text:p>
          </table:table-cell>
          <table:table-cell office:value-type="float" office:value="13817.01209537" calcext:value-type="float">
            <text:p>13817.01209537</text:p>
          </table:table-cell>
          <table:table-cell office:value-type="float" office:value="14636.8468236" calcext:value-type="float">
            <text:p>14636.8468236</text:p>
          </table:table-cell>
          <table:table-cell office:value-type="float" office:value="17079.47694663" calcext:value-type="float">
            <text:p>17079.47694663</text:p>
          </table:table-cell>
          <table:table-cell office:value-type="float" office:value="18336.8478236" calcext:value-type="float">
            <text:p>18336.8478236</text:p>
          </table:table-cell>
          <table:table-cell office:value-type="float" office:value="18434.50823683" calcext:value-type="float">
            <text:p>18434.50823683</text:p>
          </table:table-cell>
          <table:table-cell office:value-type="float" office:value="18336.8478236" calcext:value-type="float">
            <text:p>18336.8478236</text:p>
          </table:table-cell>
          <table:table-cell office:value-type="float" office:value="21000" calcext:value-type="float">
            <text:p>21000</text:p>
          </table:table-cell>
          <table:table-cell office:value-type="float" office:value="20796.1769882" calcext:value-type="float">
            <text:p>20796.1769882</text:p>
          </table:table-cell>
          <table:table-cell office:value-type="float" office:value="20000.0013" calcext:value-type="float">
            <text:p>20000.0013</text:p>
          </table:table-cell>
          <table:table-cell office:value-type="float" office:value="19804.04" calcext:value-type="float">
            <text:p>19804.04</text:p>
          </table:table-cell>
          <table:table-cell office:value-type="float" office:value="19414.42643935" calcext:value-type="float">
            <text:p>19414.42643935</text:p>
          </table:table-cell>
          <table:table-cell office:value-type="float" office:value="20255.16966387" calcext:value-type="float">
            <text:p>20255.16966387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2388.00183503" calcext:value-type="float">
            <text:p>22388.00183503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600.14773061" calcext:value-type="float">
            <text:p>19600.14773061</text:p>
          </table:table-cell>
          <table:table-cell office:value-type="float" office:value="20000" calcext:value-type="float">
            <text:p>20000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20002" calcext:value-type="float">
            <text:p>20002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20008" calcext:value-type="float">
            <text:p>20008</text:p>
          </table:table-cell>
          <table:table-cell office:value-type="float" office:value="19899.43659635" calcext:value-type="float">
            <text:p>19899.43659635</text:p>
          </table:table-cell>
          <table:table-cell office:value-type="float" office:value="21000.02708997" calcext:value-type="float">
            <text:p>21000.02708997</text:p>
          </table:table-cell>
          <table:table-cell table:number-columns-repeated="2" office:value-type="float" office:value="19414.42663935" calcext:value-type="float">
            <text:p>19414.42663935</text:p>
          </table:table-cell>
          <table:table-cell office:value-type="float" office:value="20008" calcext:value-type="float">
            <text:p>20008</text:p>
          </table:table-cell>
          <table:table-cell office:value-type="float" office:value="22006.031177" calcext:value-type="float">
            <text:p>22006.031177</text:p>
          </table:table-cell>
          <table:table-cell office:value-type="float" office:value="24000.46967397" calcext:value-type="float">
            <text:p>24000.46967397</text:p>
          </table:table-cell>
          <table:table-cell office:value-type="float" office:value="24980.00955594" calcext:value-type="float">
            <text:p>24980.00955594</text:p>
          </table:table-cell>
          <table:table-cell office:value-type="float" office:value="25064.40999562" calcext:value-type="float">
            <text:p>25064.40999562</text:p>
          </table:table-cell>
          <table:table-cell office:value-type="float" office:value="25272.01002664" calcext:value-type="float">
            <text:p>25272.01002664</text:p>
          </table:table-cell>
          <table:table-cell table:number-columns-repeated="2" office:value-type="float" office:value="25064.41003528" calcext:value-type="float">
            <text:p>25064.41003528</text:p>
          </table:table-cell>
          <table:table-cell office:value-type="float" office:value="23899.37576432" calcext:value-type="float">
            <text:p>23899.37576432</text:p>
          </table:table-cell>
          <table:table-cell office:value-type="float" office:value="24000.46988538" calcext:value-type="float">
            <text:p>24000.46988538</text:p>
          </table:table-cell>
          <table:table-cell office:value-type="float" office:value="24000.46991226" calcext:value-type="float">
            <text:p>24000.46991226</text:p>
          </table:table-cell>
          <table:table-cell office:value-type="float" office:value="24000.46994002" calcext:value-type="float">
            <text:p>24000.46994002</text:p>
          </table:table-cell>
          <table:table-cell office:value-type="float" office:value="23227.61214888" calcext:value-type="float">
            <text:p>23227.61214888</text:p>
          </table:table-cell>
          <table:table-cell office:value-type="float" office:value="14199.7768904" calcext:value-type="float">
            <text:p>14199.7768904</text:p>
          </table:table-cell>
          <table:table-cell office:value-type="float" office:value="14500.00013032" calcext:value-type="float">
            <text:p>14500.00013032</text:p>
          </table:table-cell>
          <table:table-cell office:value-type="float" office:value="15000" calcext:value-type="float">
            <text:p>15000</text:p>
          </table:table-cell>
          <table:table-cell office:value-type="float" office:value="14999.99982872" calcext:value-type="float">
            <text:p>14999.99982872</text:p>
          </table:table-cell>
          <table:table-cell office:value-type="float" office:value="15000.0000198" calcext:value-type="float">
            <text:p>15000.0000198</text:p>
          </table:table-cell>
          <table:table-cell office:value-type="float" office:value="15299.7710203" calcext:value-type="float">
            <text:p>15299.7710203</text:p>
          </table:table-cell>
          <table:table-cell office:value-type="float" office:value="14999.99983649" calcext:value-type="float">
            <text:p>14999.99983649</text:p>
          </table:table-cell>
          <table:table-cell table:number-columns-repeated="2" office:value-type="float" office:value="13759.81790963" calcext:value-type="float">
            <text:p>13759.81790963</text:p>
          </table:table-cell>
          <table:table-cell office:value-type="float" office:value="12565.08134374" calcext:value-type="float">
            <text:p>12565.08134374</text:p>
          </table:table-cell>
          <table:table-cell office:value-type="float" office:value="12000.29043068" calcext:value-type="float">
            <text:p>12000.29043068</text:p>
          </table:table-cell>
          <table:table-cell office:value-type="float" office:value="12565.08134374" calcext:value-type="float">
            <text:p>12565.08134374</text:p>
          </table:table-cell>
          <table:table-cell office:value-type="float" office:value="12899.37782275" calcext:value-type="float">
            <text:p>12899.37782275</text:p>
          </table:table-cell>
          <table:table-cell office:value-type="float" office:value="12000.29043845" calcext:value-type="float">
            <text:p>12000.29043845</text:p>
          </table:table-cell>
          <table:table-cell office:value-type="float" office:value="12565.08135151" calcext:value-type="float">
            <text:p>12565.08135151</text:p>
          </table:table-cell>
          <table:table-cell office:value-type="float" office:value="13023.23234696" calcext:value-type="float">
            <text:p>13023.23234696</text:p>
          </table:table-cell>
          <table:table-cell office:value-type="float" office:value="12565.08136351" calcext:value-type="float">
            <text:p>12565.08136351</text:p>
          </table:table-cell>
          <table:table-cell office:value-type="float" office:value="14000.01429683" calcext:value-type="float">
            <text:p>14000.01429683</text:p>
          </table:table-cell>
          <table:table-cell office:value-type="float" office:value="13397.96273652" calcext:value-type="float">
            <text:p>13397.96273652</text:p>
          </table:table-cell>
          <table:table-cell office:value-type="float" office:value="12565.08136351" calcext:value-type="float">
            <text:p>12565.08136351</text:p>
          </table:table-cell>
          <table:table-cell office:value-type="float" office:value="13023.23238541" calcext:value-type="float">
            <text:p>13023.23238541</text:p>
          </table:table-cell>
          <table:table-cell office:value-type="float" office:value="13205.5228772" calcext:value-type="float">
            <text:p>13205.5228772</text:p>
          </table:table-cell>
          <table:table-cell office:value-type="float" office:value="13023.23245376" calcext:value-type="float">
            <text:p>13023.23245376</text:p>
          </table:table-cell>
          <table:table-cell office:value-type="float" office:value="13400.37692535" calcext:value-type="float">
            <text:p>13400.37692535</text:p>
          </table:table-cell>
          <table:table-cell office:value-type="float" office:value="12000.29057411" calcext:value-type="float">
            <text:p>12000.29057411</text:p>
          </table:table-cell>
          <table:table-cell office:value-type="float" office:value="13780.00002735" calcext:value-type="float">
            <text:p>13780.00002735</text:p>
          </table:table-cell>
          <table:table-cell office:value-type="float" office:value="12000.29059599" calcext:value-type="float">
            <text:p>12000.29059599</text:p>
          </table:table-cell>
          <table:table-cell office:value-type="float" office:value="13134.16667269" calcext:value-type="float">
            <text:p>13134.16667269</text:p>
          </table:table-cell>
          <table:table-cell office:value-type="float" office:value="14406.02001641" calcext:value-type="float">
            <text:p>14406.02001641</text:p>
          </table:table-cell>
          <table:table-cell office:value-type="float" office:value="14999.99865752" calcext:value-type="float">
            <text:p>14999.99865752</text:p>
          </table:table-cell>
          <table:table-cell office:value-type="float" office:value="15464.17461713" calcext:value-type="float">
            <text:p>15464.17461713</text:p>
          </table:table-cell>
          <table:table-cell office:value-type="float" office:value="14000.00069158" calcext:value-type="float">
            <text:p>14000.00069158</text:p>
          </table:table-cell>
          <table:table-cell office:value-type="float" office:value="14199.29081156" calcext:value-type="float">
            <text:p>14199.29081156</text:p>
          </table:table-cell>
          <table:table-cell office:value-type="float" office:value="13198.16295705" calcext:value-type="float">
            <text:p>13198.16295705</text:p>
          </table:table-cell>
          <table:table-cell office:value-type="float" office:value="14768.0879482" calcext:value-type="float">
            <text:p>14768.08794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 office:value-type="float" office:value="350.04" calcext:value-type="float">
            <text:p>350.04</text:p>
          </table:table-cell>
          <table:table-cell office:value-type="float" office:value="1010" calcext:value-type="float">
            <text:p>1010</text:p>
          </table:table-cell>
          <table:table-cell office:value-type="float" office:value="2000" calcext:value-type="float">
            <text:p>2000</text:p>
          </table:table-cell>
          <table:table-cell office:value-type="float" office:value="2850" calcext:value-type="float">
            <text:p>285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600" calcext:value-type="float">
            <text:p>6600</text:p>
          </table:table-cell>
          <table:table-cell office:value-type="float" office:value="8000" calcext:value-type="float">
            <text:p>8000</text:p>
          </table:table-cell>
          <table:table-cell office:value-type="float" office:value="8449" calcext:value-type="float">
            <text:p>8449</text:p>
          </table:table-cell>
          <table:table-cell office:value-type="float" office:value="10000" calcext:value-type="float">
            <text:p>10000</text:p>
          </table:table-cell>
          <table:table-cell office:value-type="float" office:value="9978.31" calcext:value-type="float">
            <text:p>9978.31</text:p>
          </table:table-cell>
          <table:table-cell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table:number-columns-repeated="16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210.22806259" calcext:value-type="float">
            <text:p>10210.22806259</text:p>
          </table:table-cell>
          <table:table-cell office:value-type="float" office:value="11577" calcext:value-type="float">
            <text:p>11577</text:p>
          </table:table-cell>
          <table:table-cell office:value-type="float" office:value="11350" calcext:value-type="float">
            <text:p>11350</text:p>
          </table:table-cell>
          <table:table-cell office:value-type="float" office:value="11853" calcext:value-type="float">
            <text:p>11853</text:p>
          </table:table-cell>
          <table:table-cell office:value-type="float" office:value="12005" calcext:value-type="float">
            <text:p>12005</text:p>
          </table:table-cell>
          <table:table-cell office:value-type="float" office:value="12800" calcext:value-type="float">
            <text:p>12800</text:p>
          </table:table-cell>
          <table:table-cell office:value-type="float" office:value="13456.52425584" calcext:value-type="float">
            <text:p>13456.52425584</text:p>
          </table:table-cell>
          <table:table-cell office:value-type="float" office:value="12565.946" calcext:value-type="float">
            <text:p>12565.946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13499.98" calcext:value-type="float">
            <text:p>13499.98</text:p>
          </table:table-cell>
          <table:table-cell office:value-type="float" office:value="13850.00000001" calcext:value-type="float">
            <text:p>13850.00000001</text:p>
          </table:table-cell>
          <table:table-cell office:value-type="float" office:value="12562.661" calcext:value-type="float">
            <text:p>12562.661</text:p>
          </table:table-cell>
          <table:table-cell office:value-type="float" office:value="12889.02000001" calcext:value-type="float">
            <text:p>12889.02000001</text:p>
          </table:table-cell>
          <table:table-cell office:value-type="float" office:value="15000.00010002" calcext:value-type="float">
            <text:p>15000.00010002</text:p>
          </table:table-cell>
          <table:table-cell office:value-type="float" office:value="15000.000666" calcext:value-type="float">
            <text:p>15000.000666</text:p>
          </table:table-cell>
          <table:table-cell office:value-type="float" office:value="16000.0001" calcext:value-type="float">
            <text:p>16000.0001</text:p>
          </table:table-cell>
          <table:table-cell office:value-type="float" office:value="14286.87813902" calcext:value-type="float">
            <text:p>14286.87813902</text:p>
          </table:table-cell>
          <table:table-cell office:value-type="float" office:value="12558.74902501" calcext:value-type="float">
            <text:p>12558.74902501</text:p>
          </table:table-cell>
          <table:table-cell office:value-type="float" office:value="12000.00929402" calcext:value-type="float">
            <text:p>12000.00929402</text:p>
          </table:table-cell>
          <table:table-cell table:number-columns-repeated="2" office:value-type="float" office:value="12000.017825" calcext:value-type="float">
            <text:p>12000.017825</text:p>
          </table:table-cell>
          <table:table-cell office:value-type="float" office:value="12000.00939402" calcext:value-type="float">
            <text:p>12000.00939402</text:p>
          </table:table-cell>
          <table:table-cell office:value-type="float" office:value="12500.00912501" calcext:value-type="float">
            <text:p>12500.00912501</text:p>
          </table:table-cell>
          <table:table-cell office:value-type="float" office:value="12100.72611" calcext:value-type="float">
            <text:p>12100.72611</text:p>
          </table:table-cell>
          <table:table-cell office:value-type="float" office:value="12976.88242315" calcext:value-type="float">
            <text:p>12976.88242315</text:p>
          </table:table-cell>
          <table:table-cell office:value-type="float" office:value="12543.4684481" calcext:value-type="float">
            <text:p>12543.4684481</text:p>
          </table:table-cell>
          <table:table-cell office:value-type="float" office:value="12039.15715228" calcext:value-type="float">
            <text:p>12039.15715228</text:p>
          </table:table-cell>
          <table:table-cell table:number-columns-repeated="2" office:value-type="float" office:value="13734.84583978" calcext:value-type="float">
            <text:p>13734.84583978</text:p>
          </table:table-cell>
          <table:table-cell office:value-type="float" office:value="14566.34573666" calcext:value-type="float">
            <text:p>14566.34573666</text:p>
          </table:table-cell>
          <table:table-cell office:value-type="float" office:value="17051.3445301" calcext:value-type="float">
            <text:p>17051.3445301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8336.8478236" calcext:value-type="float">
            <text:p>18336.8478236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20844.17223407" calcext:value-type="float">
            <text:p>20844.17223407</text:p>
          </table:table-cell>
          <table:table-cell office:value-type="float" office:value="20000.00923503" calcext:value-type="float">
            <text:p>20000.00923503</text:p>
          </table:table-cell>
          <table:table-cell office:value-type="float" office:value="19414.42630435" calcext:value-type="float">
            <text:p>19414.42630435</text:p>
          </table:table-cell>
          <table:table-cell office:value-type="float" office:value="19414.42643935" calcext:value-type="float">
            <text:p>19414.42643935</text:p>
          </table:table-cell>
          <table:table-cell office:value-type="float" office:value="18548.96854776" calcext:value-type="float">
            <text:p>18548.96854776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804.0412" calcext:value-type="float">
            <text:p>19804.0412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1744.00983903" calcext:value-type="float">
            <text:p>21744.00983903</text:p>
          </table:table-cell>
          <table:table-cell office:value-type="float" office:value="19804.0412" calcext:value-type="float">
            <text:p>19804.0412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250" calcext:value-type="float">
            <text:p>20250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600.14773061" calcext:value-type="float">
            <text:p>19600.14773061</text:p>
          </table:table-cell>
          <table:table-cell table:number-columns-repeated="2" office:value-type="float" office:value="19414.42663935" calcext:value-type="float">
            <text:p>19414.42663935</text:p>
          </table:table-cell>
          <table:table-cell office:value-type="float" office:value="19360.92892656" calcext:value-type="float">
            <text:p>19360.92892656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508.74414831" calcext:value-type="float">
            <text:p>19508.74414831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747.71305162" calcext:value-type="float">
            <text:p>19747.71305162</text:p>
          </table:table-cell>
          <table:table-cell office:value-type="float" office:value="20008" calcext:value-type="float">
            <text:p>20008</text:p>
          </table:table-cell>
          <table:table-cell office:value-type="float" office:value="19074.30524121" calcext:value-type="float">
            <text:p>19074.30524121</text:p>
          </table:table-cell>
          <table:table-cell office:value-type="float" office:value="19201.59634381" calcext:value-type="float">
            <text:p>19201.59634381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21943.72766455" calcext:value-type="float">
            <text:p>21943.72766455</text:p>
          </table:table-cell>
          <table:table-cell office:value-type="float" office:value="23109.63731364" calcext:value-type="float">
            <text:p>23109.63731364</text:p>
          </table:table-cell>
          <table:table-cell office:value-type="float" office:value="24000.46977397" calcext:value-type="float">
            <text:p>24000.46977397</text:p>
          </table:table-cell>
          <table:table-cell office:value-type="float" office:value="24486.23835743" calcext:value-type="float">
            <text:p>24486.23835743</text:p>
          </table:table-cell>
          <table:table-cell office:value-type="float" office:value="25160.31695074" calcext:value-type="float">
            <text:p>25160.31695074</text:p>
          </table:table-cell>
          <table:table-cell office:value-type="float" office:value="24000.46983139" calcext:value-type="float">
            <text:p>24000.46983139</text:p>
          </table:table-cell>
          <table:table-cell office:value-type="float" office:value="24000.46983684" calcext:value-type="float">
            <text:p>24000.46983684</text:p>
          </table:table-cell>
          <table:table-cell office:value-type="float" office:value="23655.13094363" calcext:value-type="float">
            <text:p>23655.13094363</text:p>
          </table:table-cell>
          <table:table-cell office:value-type="float" office:value="23227.61211667" calcext:value-type="float">
            <text:p>23227.61211667</text:p>
          </table:table-cell>
          <table:table-cell office:value-type="float" office:value="23227.61212667" calcext:value-type="float">
            <text:p>23227.61212667</text:p>
          </table:table-cell>
          <table:table-cell office:value-type="float" office:value="23227.61214888" calcext:value-type="float">
            <text:p>23227.61214888</text:p>
          </table:table-cell>
          <table:table-cell office:value-type="float" office:value="22890.63286261" calcext:value-type="float">
            <text:p>22890.63286261</text:p>
          </table:table-cell>
          <table:table-cell table:number-columns-repeated="2" office:value-type="float" office:value="14000.00039864" calcext:value-type="float">
            <text:p>14000.00039864</text:p>
          </table:table-cell>
          <table:table-cell office:value-type="float" office:value="14999.99980892" calcext:value-type="float">
            <text:p>14999.99980892</text:p>
          </table:table-cell>
          <table:table-cell office:value-type="float" office:value="14999.99901928" calcext:value-type="float">
            <text:p>14999.99901928</text:p>
          </table:table-cell>
          <table:table-cell office:value-type="float" office:value="14999.99982872" calcext:value-type="float">
            <text:p>14999.99982872</text:p>
          </table:table-cell>
          <table:table-cell office:value-type="float" office:value="15000.00002891" calcext:value-type="float">
            <text:p>15000.00002891</text:p>
          </table:table-cell>
          <table:table-cell office:value-type="float" office:value="14999.99902705" calcext:value-type="float">
            <text:p>14999.99902705</text:p>
          </table:table-cell>
          <table:table-cell table:number-columns-repeated="2" office:value-type="float" office:value="13143.06414962" calcext:value-type="float">
            <text:p>13143.06414962</text:p>
          </table:table-cell>
          <table:table-cell office:value-type="float" office:value="12000.29043068" calcext:value-type="float">
            <text:p>12000.29043068</text:p>
          </table:table-cell>
          <table:table-cell office:value-type="float" office:value="12000.00011111" calcext:value-type="float">
            <text:p>12000.00011111</text:p>
          </table:table-cell>
          <table:table-cell office:value-type="float" office:value="12307.31746807" calcext:value-type="float">
            <text:p>12307.31746807</text:p>
          </table:table-cell>
          <table:table-cell office:value-type="float" office:value="12565.08135151" calcext:value-type="float">
            <text:p>12565.08135151</text:p>
          </table:table-cell>
          <table:table-cell office:value-type="float" office:value="12000.00014042" calcext:value-type="float">
            <text:p>12000.00014042</text:p>
          </table:table-cell>
          <table:table-cell office:value-type="float" office:value="12024.99989286" calcext:value-type="float">
            <text:p>12024.99989286</text:p>
          </table:table-cell>
          <table:table-cell office:value-type="float" office:value="12632.37162517" calcext:value-type="float">
            <text:p>12632.37162517</text:p>
          </table:table-cell>
          <table:table-cell office:value-type="float" office:value="12000.29045645" calcext:value-type="float">
            <text:p>12000.29045645</text:p>
          </table:table-cell>
          <table:table-cell office:value-type="float" office:value="14000.00046922" calcext:value-type="float">
            <text:p>14000.00046922</text:p>
          </table:table-cell>
          <table:table-cell office:value-type="float" office:value="13023.23234696" calcext:value-type="float">
            <text:p>13023.23234696</text:p>
          </table:table-cell>
          <table:table-cell office:value-type="float" office:value="12000.29045645" calcext:value-type="float">
            <text:p>12000.29045645</text:p>
          </table:table-cell>
          <table:table-cell office:value-type="float" office:value="12873.06276387" calcext:value-type="float">
            <text:p>12873.06276387</text:p>
          </table:table-cell>
          <table:table-cell office:value-type="float" office:value="13023.23244282" calcext:value-type="float">
            <text:p>13023.23244282</text:p>
          </table:table-cell>
          <table:table-cell office:value-type="float" office:value="12380.87804209" calcext:value-type="float">
            <text:p>12380.87804209</text:p>
          </table:table-cell>
          <table:table-cell office:value-type="float" office:value="13387.99174747" calcext:value-type="float">
            <text:p>13387.99174747</text:p>
          </table:table-cell>
          <table:table-cell office:value-type="float" office:value="12000.00028243" calcext:value-type="float">
            <text:p>12000.00028243</text:p>
          </table:table-cell>
          <table:table-cell office:value-type="float" office:value="13383.37830908" calcext:value-type="float">
            <text:p>13383.37830908</text:p>
          </table:table-cell>
          <table:table-cell office:value-type="float" office:value="12000.00013061" calcext:value-type="float">
            <text:p>12000.00013061</text:p>
          </table:table-cell>
          <table:table-cell office:value-type="float" office:value="12000.29060693" calcext:value-type="float">
            <text:p>12000.29060693</text:p>
          </table:table-cell>
          <table:table-cell office:value-type="float" office:value="14034.16668363" calcext:value-type="float">
            <text:p>14034.16668363</text:p>
          </table:table-cell>
          <table:table-cell office:value-type="float" office:value="14770.12560373" calcext:value-type="float">
            <text:p>14770.12560373</text:p>
          </table:table-cell>
          <table:table-cell office:value-type="float" office:value="14999.99866299" calcext:value-type="float">
            <text:p>14999.99866299</text:p>
          </table:table-cell>
          <table:table-cell office:value-type="float" office:value="13966.24357588" calcext:value-type="float">
            <text:p>13966.24357588</text:p>
          </table:table-cell>
          <table:table-cell office:value-type="float" office:value="14000.00069158" calcext:value-type="float">
            <text:p>14000.00069158</text:p>
          </table:table-cell>
          <table:table-cell office:value-type="float" office:value="13064.93190185" calcext:value-type="float">
            <text:p>13064.93190185</text:p>
          </table:table-cell>
          <table:table-cell office:value-type="float" office:value="14199.29081156" calcext:value-type="float">
            <text:p>14199.290811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82.51" calcext:value-type="float">
            <text:p>82.51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950" calcext:value-type="float">
            <text:p>1950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551.46" calcext:value-type="float">
            <text:p>6551.46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" calcext:value-type="float">
            <text:p>9900</text:p>
          </table:table-cell>
          <table:table-cell office:value-type="float" office:value="9999" calcext:value-type="float">
            <text:p>9999</text:p>
          </table:table-cell>
          <table:table-cell office:value-type="float" office:value="9766.59" calcext:value-type="float">
            <text:p>9766.59</text:p>
          </table:table-cell>
          <table:table-cell table:number-columns-repeated="17"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1350" calcext:value-type="float">
            <text:p>11350</text:p>
          </table:table-cell>
          <table:table-cell office:value-type="float" office:value="11102.9" calcext:value-type="float">
            <text:p>11102.9</text:p>
          </table:table-cell>
          <table:table-cell office:value-type="float" office:value="11800" calcext:value-type="float">
            <text:p>11800</text:p>
          </table:table-cell>
          <table:table-cell office:value-type="float" office:value="11999.11633476" calcext:value-type="float">
            <text:p>11999.11633476</text:p>
          </table:table-cell>
          <table:table-cell office:value-type="float" office:value="12508.32209445" calcext:value-type="float">
            <text:p>12508.32209445</text:p>
          </table:table-cell>
          <table:table-cell office:value-type="float" office:value="13437.11638034" calcext:value-type="float">
            <text:p>13437.11638034</text:p>
          </table:table-cell>
          <table:table-cell table:number-columns-repeated="2" office:value-type="float" office:value="12500" calcext:value-type="float">
            <text:p>12500</text:p>
          </table:table-cell>
          <table:table-cell table:number-columns-repeated="2" office:value-type="float" office:value="12950" calcext:value-type="float">
            <text:p>12950</text:p>
          </table:table-cell>
          <table:table-cell office:value-type="float" office:value="13700.00976301" calcext:value-type="float">
            <text:p>13700.00976301</text:p>
          </table:table-cell>
          <table:table-cell office:value-type="float" office:value="12533.14159265" calcext:value-type="float">
            <text:p>12533.14159265</text:p>
          </table:table-cell>
          <table:table-cell office:value-type="float" office:value="12562.66100001" calcext:value-type="float">
            <text:p>12562.66100001</text:p>
          </table:table-cell>
          <table:table-cell office:value-type="float" office:value="14500.00110002" calcext:value-type="float">
            <text:p>14500.00110002</text:p>
          </table:table-cell>
          <table:table-cell office:value-type="float" office:value="15000.00046902" calcext:value-type="float">
            <text:p>15000.00046902</text:p>
          </table:table-cell>
          <table:table-cell office:value-type="float" office:value="15050.002003" calcext:value-type="float">
            <text:p>15050.002003</text:p>
          </table:table-cell>
          <table:table-cell office:value-type="float" office:value="14059.56955538" calcext:value-type="float">
            <text:p>14059.56955538</text:p>
          </table:table-cell>
          <table:table-cell office:value-type="float" office:value="12500.00892501" calcext:value-type="float">
            <text:p>12500.00892501</text:p>
          </table:table-cell>
          <table:table-cell office:value-type="float" office:value="12000.007925" calcext:value-type="float">
            <text:p>12000.007925</text:p>
          </table:table-cell>
          <table:table-cell table:number-columns-repeated="2" office:value-type="float" office:value="12000.00929402" calcext:value-type="float">
            <text:p>12000.00929402</text:p>
          </table:table-cell>
          <table:table-cell office:value-type="float" office:value="12000.008025" calcext:value-type="float">
            <text:p>12000.008025</text:p>
          </table:table-cell>
          <table:table-cell office:value-type="float" office:value="12039.15714228" calcext:value-type="float">
            <text:p>12039.15714228</text:p>
          </table:table-cell>
          <table:table-cell office:value-type="float" office:value="12039.15715228" calcext:value-type="float">
            <text:p>12039.15715228</text:p>
          </table:table-cell>
          <table:table-cell office:value-type="float" office:value="12543.4684481" calcext:value-type="float">
            <text:p>12543.4684481</text:p>
          </table:table-cell>
          <table:table-cell office:value-type="float" office:value="12500.00913501" calcext:value-type="float">
            <text:p>12500.00913501</text:p>
          </table:table-cell>
          <table:table-cell office:value-type="float" office:value="12000.00950402" calcext:value-type="float">
            <text:p>12000.00950402</text:p>
          </table:table-cell>
          <table:table-cell office:value-type="float" office:value="12800.00839405" calcext:value-type="float">
            <text:p>12800.00839405</text:p>
          </table:table-cell>
          <table:table-cell office:value-type="float" office:value="13167" calcext:value-type="float">
            <text:p>13167</text:p>
          </table:table-cell>
          <table:table-cell office:value-type="float" office:value="14546.715044" calcext:value-type="float">
            <text:p>14546.715044</text:p>
          </table:table-cell>
          <table:table-cell office:value-type="float" office:value="17035.73781652" calcext:value-type="float">
            <text:p>17035.73781652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7937.52626989" calcext:value-type="float">
            <text:p>17937.52626989</text:p>
          </table:table-cell>
          <table:table-cell office:value-type="float" office:value="20796.1769882" calcext:value-type="float">
            <text:p>20796.1769882</text:p>
          </table:table-cell>
          <table:table-cell office:value-type="float" office:value="20000.0013" calcext:value-type="float">
            <text:p>20000.0013</text:p>
          </table:table-cell>
          <table:table-cell table:number-columns-repeated="2" office:value-type="float" office:value="19238.94043503" calcext:value-type="float">
            <text:p>19238.94043503</text:p>
          </table:table-cell>
          <table:table-cell office:value-type="float" office:value="18011.13011502" calcext:value-type="float">
            <text:p>18011.13011502</text:p>
          </table:table-cell>
          <table:table-cell office:value-type="float" office:value="20000.001635" calcext:value-type="float">
            <text:p>20000.001635</text:p>
          </table:table-cell>
          <table:table-cell office:value-type="float" office:value="19414.42663935" calcext:value-type="float">
            <text:p>19414.42663935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1000.01140003" calcext:value-type="float">
            <text:p>21000.01140003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20000.150417" calcext:value-type="float">
            <text:p>20000.150417</text:p>
          </table:table-cell>
          <table:table-cell office:value-type="float" office:value="19600.14773061" calcext:value-type="float">
            <text:p>19600.14773061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9023.22046269" calcext:value-type="float">
            <text:p>19023.22046269</text:p>
          </table:table-cell>
          <table:table-cell office:value-type="float" office:value="19360.92892656" calcext:value-type="float">
            <text:p>19360.92892656</text:p>
          </table:table-cell>
          <table:table-cell office:value-type="float" office:value="19115.5294348" calcext:value-type="float">
            <text:p>19115.5294348</text:p>
          </table:table-cell>
          <table:table-cell table:number-columns-repeated="2" office:value-type="float" office:value="19414.42663935" calcext:value-type="float">
            <text:p>19414.42663935</text:p>
          </table:table-cell>
          <table:table-cell office:value-type="float" office:value="20499.98716237" calcext:value-type="float">
            <text:p>20499.98716237</text:p>
          </table:table-cell>
          <table:table-cell office:value-type="float" office:value="19747.71305162" calcext:value-type="float">
            <text:p>19747.71305162</text:p>
          </table:table-cell>
          <table:table-cell office:value-type="float" office:value="19592.793464" calcext:value-type="float">
            <text:p>19592.793464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9006.058296" calcext:value-type="float">
            <text:p>19006.058296</text:p>
          </table:table-cell>
          <table:table-cell table:number-columns-repeated="2" office:value-type="float" office:value="18943.72766455" calcext:value-type="float">
            <text:p>18943.72766455</text:p>
          </table:table-cell>
          <table:table-cell office:value-type="float" office:value="21744.00341745" calcext:value-type="float">
            <text:p>21744.00341745</text:p>
          </table:table-cell>
          <table:table-cell office:value-type="float" office:value="22211.16512855" calcext:value-type="float">
            <text:p>22211.16512855</text:p>
          </table:table-cell>
          <table:table-cell office:value-type="float" office:value="23227.61185134" calcext:value-type="float">
            <text:p>23227.61185134</text:p>
          </table:table-cell>
          <table:table-cell office:value-type="float" office:value="24000.46979173" calcext:value-type="float">
            <text:p>24000.46979173</text:p>
          </table:table-cell>
          <table:table-cell office:value-type="float" office:value="25064.40999562" calcext:value-type="float">
            <text:p>25064.40999562</text:p>
          </table:table-cell>
          <table:table-cell table:number-columns-repeated="2" office:value-type="float" office:value="23227.61192465" calcext:value-type="float">
            <text:p>23227.61192465</text:p>
          </table:table-cell>
          <table:table-cell office:value-type="float" office:value="23227.61195634" calcext:value-type="float">
            <text:p>23227.61195634</text:p>
          </table:table-cell>
          <table:table-cell office:value-type="float" office:value="23109.63742197" calcext:value-type="float">
            <text:p>23109.63742197</text:p>
          </table:table-cell>
          <table:table-cell office:value-type="float" office:value="23109.63744085" calcext:value-type="float">
            <text:p>23109.63744085</text:p>
          </table:table-cell>
          <table:table-cell office:value-type="float" office:value="22890.63286261" calcext:value-type="float">
            <text:p>22890.63286261</text:p>
          </table:table-cell>
          <table:table-cell office:value-type="float" office:value="22211.1652445" calcext:value-type="float">
            <text:p>22211.1652445</text:p>
          </table:table-cell>
          <table:table-cell office:value-type="float" office:value="13900.00012366" calcext:value-type="float">
            <text:p>13900.00012366</text:p>
          </table:table-cell>
          <table:table-cell office:value-type="float" office:value="13900.00022366" calcext:value-type="float">
            <text:p>13900.00022366</text:p>
          </table:table-cell>
          <table:table-cell office:value-type="float" office:value="14999.99899948" calcext:value-type="float">
            <text:p>14999.99899948</text:p>
          </table:table-cell>
          <table:table-cell office:value-type="float" office:value="14999.90001821" calcext:value-type="float">
            <text:p>14999.90001821</text:p>
          </table:table-cell>
          <table:table-cell office:value-type="float" office:value="14999.99901928" calcext:value-type="float">
            <text:p>14999.99901928</text:p>
          </table:table-cell>
          <table:table-cell office:value-type="float" office:value="15000.0000198" calcext:value-type="float">
            <text:p>15000.0000198</text:p>
          </table:table-cell>
          <table:table-cell office:value-type="float" office:value="14999.90002598" calcext:value-type="float">
            <text:p>14999.90002598</text:p>
          </table:table-cell>
          <table:table-cell office:value-type="float" office:value="13021.24856715" calcext:value-type="float">
            <text:p>13021.24856715</text:p>
          </table:table-cell>
          <table:table-cell office:value-type="float" office:value="12800.00000263" calcext:value-type="float">
            <text:p>12800.00000263</text:p>
          </table:table-cell>
          <table:table-cell office:value-type="float" office:value="12000.00011111" calcext:value-type="float">
            <text:p>12000.00011111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67.45702909" calcext:value-type="float">
            <text:p>12067.45702909</text:p>
          </table:table-cell>
          <table:table-cell office:value-type="float" office:value="12000.29043845" calcext:value-type="float">
            <text:p>12000.29043845</text:p>
          </table:table-cell>
          <table:table-cell office:value-type="float" office:value="12000.00011888" calcext:value-type="float">
            <text:p>12000.00011888</text:p>
          </table:table-cell>
          <table:table-cell office:value-type="float" office:value="12000.29043845" calcext:value-type="float">
            <text:p>12000.29043845</text:p>
          </table:table-cell>
          <table:table-cell office:value-type="float" office:value="12565.08136351" calcext:value-type="float">
            <text:p>12565.08136351</text:p>
          </table:table-cell>
          <table:table-cell office:value-type="float" office:value="12000.00016477" calcext:value-type="float">
            <text:p>12000.00016477</text:p>
          </table:table-cell>
          <table:table-cell office:value-type="float" office:value="13855.46274199" calcext:value-type="float">
            <text:p>13855.46274199</text:p>
          </table:table-cell>
          <table:table-cell office:value-type="float" office:value="12565.08136351" calcext:value-type="float">
            <text:p>12565.08136351</text:p>
          </table:table-cell>
          <table:table-cell office:value-type="float" office:value="12000.00016477" calcext:value-type="float">
            <text:p>12000.00016477</text:p>
          </table:table-cell>
          <table:table-cell office:value-type="float" office:value="12565.08140196" calcext:value-type="float">
            <text:p>12565.08140196</text:p>
          </table:table-cell>
          <table:table-cell office:value-type="float" office:value="12830.87794328" calcext:value-type="float">
            <text:p>12830.87794328</text:p>
          </table:table-cell>
          <table:table-cell office:value-type="float" office:value="12000.29055215" calcext:value-type="float">
            <text:p>12000.29055215</text:p>
          </table:table-cell>
          <table:table-cell office:value-type="float" office:value="13023.23246478" calcext:value-type="float">
            <text:p>13023.23246478</text:p>
          </table:table-cell>
          <table:table-cell office:value-type="float" office:value="12000.00027008" calcext:value-type="float">
            <text:p>12000.00027008</text:p>
          </table:table-cell>
          <table:table-cell office:value-type="float" office:value="13124.48302166" calcext:value-type="float">
            <text:p>13124.48302166</text:p>
          </table:table-cell>
          <table:table-cell office:value-type="float" office:value="12000.00011292" calcext:value-type="float">
            <text:p>12000.00011292</text:p>
          </table:table-cell>
          <table:table-cell office:value-type="float" office:value="12000.00011823" calcext:value-type="float">
            <text:p>12000.00011823</text:p>
          </table:table-cell>
          <table:table-cell office:value-type="float" office:value="14000.00068064" calcext:value-type="float">
            <text:p>14000.00068064</text:p>
          </table:table-cell>
          <table:table-cell office:value-type="float" office:value="14311.98205153" calcext:value-type="float">
            <text:p>14311.98205153</text:p>
          </table:table-cell>
          <table:table-cell office:value-type="float" office:value="14804.980057" calcext:value-type="float">
            <text:p>14804.980057</text:p>
          </table:table-cell>
          <table:table-cell office:value-type="float" office:value="13003.02065814" calcext:value-type="float">
            <text:p>13003.02065814</text:p>
          </table:table-cell>
          <table:table-cell office:value-type="float" office:value="13339.99665" calcext:value-type="float">
            <text:p>13339.99665</text:p>
          </table:table-cell>
          <table:table-cell office:value-type="float" office:value="13061.509413" calcext:value-type="float">
            <text:p>13061.509413</text:p>
          </table:table-cell>
          <table:table-cell office:value-type="float" office:value="14000.0007098" calcext:value-type="float">
            <text:p>14000.0007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1920" calcext:value-type="float">
            <text:p>1920</text:p>
          </table:table-cell>
          <table:table-cell office:value-type="float" office:value="2750" calcext:value-type="float">
            <text:p>2750</text:p>
          </table:table-cell>
          <table:table-cell office:value-type="float" office:value="3920" calcext:value-type="float">
            <text:p>3920</text:p>
          </table:table-cell>
          <table:table-cell office:value-type="float" office:value="4250" calcext:value-type="float">
            <text:p>4250</text:p>
          </table:table-cell>
          <table:table-cell office:value-type="float" office:value="6500" calcext:value-type="float">
            <text:p>6500</text:p>
          </table:table-cell>
          <table:table-cell office:value-type="float" office:value="7530" calcext:value-type="float">
            <text:p>7530</text:p>
          </table:table-cell>
          <table:table-cell office:value-type="float" office:value="8250.02" calcext:value-type="float">
            <text:p>8250.02</text:p>
          </table:table-cell>
          <table:table-cell office:value-type="float" office:value="10000" calcext:value-type="float">
            <text:p>100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9444" calcext:value-type="float">
            <text:p>9444</text:p>
          </table:table-cell>
          <table:table-cell office:value-type="float" office:value="9999" calcext:value-type="float">
            <text:p>9999</text:p>
          </table:table-cell>
          <table:table-cell table:number-columns-repeated="16" office:value-type="float" office:value="10000" calcext:value-type="float">
            <text:p>10000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1335.65" calcext:value-type="float">
            <text:p>11335.65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698.53895259" calcext:value-type="float">
            <text:p>11698.53895259</text:p>
          </table:table-cell>
          <table:table-cell office:value-type="float" office:value="11867.8" calcext:value-type="float">
            <text:p>11867.8</text:p>
          </table:table-cell>
          <table:table-cell office:value-type="float" office:value="12039.14901727" calcext:value-type="float">
            <text:p>12039.14901727</text:p>
          </table:table-cell>
          <table:table-cell office:value-type="float" office:value="13050" calcext:value-type="float">
            <text:p>13050</text:p>
          </table:table-cell>
          <table:table-cell office:value-type="float" office:value="12500" calcext:value-type="float">
            <text:p>12500</text:p>
          </table:table-cell>
          <table:table-cell office:value-type="float" office:value="12270.91693957" calcext:value-type="float">
            <text:p>12270.91693957</text:p>
          </table:table-cell>
          <table:table-cell office:value-type="float" office:value="12727.02" calcext:value-type="float">
            <text:p>12727.02</text:p>
          </table:table-cell>
          <table:table-cell office:value-type="float" office:value="12645.6352394" calcext:value-type="float">
            <text:p>12645.6352394</text:p>
          </table:table-cell>
          <table:table-cell office:value-type="float" office:value="12950" calcext:value-type="float">
            <text:p>12950</text:p>
          </table:table-cell>
          <table:table-cell office:value-type="float" office:value="12500.001" calcext:value-type="float">
            <text:p>12500.001</text:p>
          </table:table-cell>
          <table:table-cell office:value-type="float" office:value="12500.00100001" calcext:value-type="float">
            <text:p>12500.00100001</text:p>
          </table:table-cell>
          <table:table-cell office:value-type="float" office:value="14286.87000002" calcext:value-type="float">
            <text:p>14286.87000002</text:p>
          </table:table-cell>
          <table:table-cell office:value-type="float" office:value="14500.00146902" calcext:value-type="float">
            <text:p>14500.00146902</text:p>
          </table:table-cell>
          <table:table-cell office:value-type="float" office:value="15000.000666" calcext:value-type="float">
            <text:p>15000.000666</text:p>
          </table:table-cell>
          <table:table-cell office:value-type="float" office:value="14033.87763902" calcext:value-type="float">
            <text:p>14033.87763902</text:p>
          </table:table-cell>
          <table:table-cell office:value-type="float" office:value="12039.15694228" calcext:value-type="float">
            <text:p>12039.15694228</text:p>
          </table:table-cell>
          <table:table-cell office:value-type="float" office:value="11901.60125349" calcext:value-type="float">
            <text:p>11901.60125349</text:p>
          </table:table-cell>
          <table:table-cell table:number-columns-repeated="2" office:value-type="float" office:value="12000.007925" calcext:value-type="float">
            <text:p>12000.007925</text:p>
          </table:table-cell>
          <table:table-cell office:value-type="float" office:value="11745.998955" calcext:value-type="float">
            <text:p>11745.998955</text:p>
          </table:table-cell>
          <table:table-cell office:value-type="float" office:value="12000.00949402" calcext:value-type="float">
            <text:p>12000.00949402</text:p>
          </table:table-cell>
          <table:table-cell office:value-type="float" office:value="12000.00950402" calcext:value-type="float">
            <text:p>12000.00950402</text:p>
          </table:table-cell>
          <table:table-cell office:value-type="float" office:value="12500.00913501" calcext:value-type="float">
            <text:p>12500.00913501</text:p>
          </table:table-cell>
          <table:table-cell office:value-type="float" office:value="12039.15715228" calcext:value-type="float">
            <text:p>12039.15715228</text:p>
          </table:table-cell>
          <table:table-cell office:value-type="float" office:value="12000" calcext:value-type="float">
            <text:p>12000</text:p>
          </table:table-cell>
          <table:table-cell office:value-type="float" office:value="12554.48469528" calcext:value-type="float">
            <text:p>12554.48469528</text:p>
          </table:table-cell>
          <table:table-cell office:value-type="float" office:value="13000.05" calcext:value-type="float">
            <text:p>13000.05</text:p>
          </table:table-cell>
          <table:table-cell office:value-type="float" office:value="14526.3709877" calcext:value-type="float">
            <text:p>14526.3709877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5269.55447374" calcext:value-type="float">
            <text:p>15269.55447374</text:p>
          </table:table-cell>
          <table:table-cell office:value-type="float" office:value="16591.28626989" calcext:value-type="float">
            <text:p>16591.28626989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20000.00923503" calcext:value-type="float">
            <text:p>20000.00923503</text:p>
          </table:table-cell>
          <table:table-cell office:value-type="float" office:value="19946.46827179" calcext:value-type="float">
            <text:p>19946.46827179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8202.14836806" calcext:value-type="float">
            <text:p>18202.14836806</text:p>
          </table:table-cell>
          <table:table-cell office:value-type="float" office:value="17937.52640489" calcext:value-type="float">
            <text:p>17937.52640489</text:p>
          </table:table-cell>
          <table:table-cell office:value-type="float" office:value="19804.0402" calcext:value-type="float">
            <text:p>19804.0402</text:p>
          </table:table-cell>
          <table:table-cell office:value-type="float" office:value="18011.13031502" calcext:value-type="float">
            <text:p>18011.13031502</text:p>
          </table:table-cell>
          <table:table-cell office:value-type="float" office:value="20000" calcext:value-type="float">
            <text:p>20000</text:p>
          </table:table-cell>
          <table:table-cell office:value-type="float" office:value="19804.0412" calcext:value-type="float">
            <text:p>19804.0412</text:p>
          </table:table-cell>
          <table:table-cell office:value-type="float" office:value="20000.44856778" calcext:value-type="float">
            <text:p>20000.44856778</text:p>
          </table:table-cell>
          <table:table-cell office:value-type="float" office:value="19414.42663935" calcext:value-type="float">
            <text:p>19414.42663935</text:p>
          </table:table-cell>
          <table:table-cell table:number-columns-repeated="3" office:value-type="float" office:value="20000.00957003" calcext:value-type="float">
            <text:p>20000.00957003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6955.60411401" calcext:value-type="float">
            <text:p>16955.60411401</text:p>
          </table:table-cell>
          <table:table-cell table:number-columns-repeated="3" office:value-type="float" office:value="18952.24274" calcext:value-type="float">
            <text:p>18952.24274</text:p>
          </table:table-cell>
          <table:table-cell table:number-columns-repeated="2" office:value-type="float" office:value="19360.92892656" calcext:value-type="float">
            <text:p>19360.92892656</text:p>
          </table:table-cell>
          <table:table-cell office:value-type="float" office:value="20008" calcext:value-type="float">
            <text:p>20008</text:p>
          </table:table-cell>
          <table:table-cell office:value-type="float" office:value="19592.793464" calcext:value-type="float">
            <text:p>19592.793464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9969.80530341" calcext:value-type="float">
            <text:p>19969.80530341</text:p>
          </table:table-cell>
          <table:table-cell office:value-type="float" office:value="18943.72766455" calcext:value-type="float">
            <text:p>18943.72766455</text:p>
          </table:table-cell>
          <table:table-cell office:value-type="float" office:value="16147.10474647" calcext:value-type="float">
            <text:p>16147.10474647</text:p>
          </table:table-cell>
          <table:table-cell office:value-type="float" office:value="18923.24467936" calcext:value-type="float">
            <text:p>18923.24467936</text:p>
          </table:table-cell>
          <table:table-cell office:value-type="float" office:value="21717.54697343" calcext:value-type="float">
            <text:p>21717.54697343</text:p>
          </table:table-cell>
          <table:table-cell office:value-type="float" office:value="22200.00471587" calcext:value-type="float">
            <text:p>22200.00471587</text:p>
          </table:table-cell>
          <table:table-cell office:value-type="float" office:value="23109.63731364" calcext:value-type="float">
            <text:p>23109.63731364</text:p>
          </table:table-cell>
          <table:table-cell office:value-type="float" office:value="23227.61187599" calcext:value-type="float">
            <text:p>23227.61187599</text:p>
          </table:table-cell>
          <table:table-cell office:value-type="float" office:value="24000.46979173" calcext:value-type="float">
            <text:p>24000.46979173</text:p>
          </table:table-cell>
          <table:table-cell office:value-type="float" office:value="23109.63737795" calcext:value-type="float">
            <text:p>23109.63737795</text:p>
          </table:table-cell>
          <table:table-cell office:value-type="float" office:value="23109.6373834" calcext:value-type="float">
            <text:p>23109.6373834</text:p>
          </table:table-cell>
          <table:table-cell office:value-type="float" office:value="23109.63741511" calcext:value-type="float">
            <text:p>23109.63741511</text:p>
          </table:table-cell>
          <table:table-cell office:value-type="float" office:value="22211.16520674" calcext:value-type="float">
            <text:p>22211.16520674</text:p>
          </table:table-cell>
          <table:table-cell office:value-type="float" office:value="22263.06872746" calcext:value-type="float">
            <text:p>22263.06872746</text:p>
          </table:table-cell>
          <table:table-cell office:value-type="float" office:value="22211.1652445" calcext:value-type="float">
            <text:p>22211.1652445</text:p>
          </table:table-cell>
          <table:table-cell office:value-type="float" office:value="22100.00474336" calcext:value-type="float">
            <text:p>22100.00474336</text:p>
          </table:table-cell>
          <table:table-cell office:value-type="float" office:value="13648.78289502" calcext:value-type="float">
            <text:p>13648.78289502</text:p>
          </table:table-cell>
          <table:table-cell office:value-type="float" office:value="13778.66811568" calcext:value-type="float">
            <text:p>13778.66811568</text:p>
          </table:table-cell>
          <table:table-cell office:value-type="float" office:value="14999.89999841" calcext:value-type="float">
            <text:p>14999.89999841</text:p>
          </table:table-cell>
          <table:table-cell office:value-type="float" office:value="14500.00015012" calcext:value-type="float">
            <text:p>14500.00015012</text:p>
          </table:table-cell>
          <table:table-cell office:value-type="float" office:value="14999.90001821" calcext:value-type="float">
            <text:p>14999.90001821</text:p>
          </table:table-cell>
          <table:table-cell office:value-type="float" office:value="14999.99982872" calcext:value-type="float">
            <text:p>14999.99982872</text:p>
          </table:table-cell>
          <table:table-cell office:value-type="float" office:value="14999.01084894" calcext:value-type="float">
            <text:p>14999.01084894</text:p>
          </table:table-cell>
          <table:table-cell office:value-type="float" office:value="12900.6974647" calcext:value-type="float">
            <text:p>12900.6974647</text:p>
          </table:table-cell>
          <table:table-cell office:value-type="float" office:value="12565.08133374" calcext:value-type="float">
            <text:p>12565.08133374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1" calcext:value-type="float">
            <text:p>12000.00001</text:p>
          </table:table-cell>
          <table:table-cell office:value-type="float" office:value="12000.29043068" calcext:value-type="float">
            <text:p>12000.29043068</text:p>
          </table:table-cell>
          <table:table-cell office:value-type="float" office:value="12000.00011888" calcext:value-type="float">
            <text:p>12000.00011888</text:p>
          </table:table-cell>
          <table:table-cell office:value-type="float" office:value="12000.00001777" calcext:value-type="float">
            <text:p>12000.00001777</text:p>
          </table:table-cell>
          <table:table-cell office:value-type="float" office:value="12000.00014042" calcext:value-type="float">
            <text:p>12000.00014042</text:p>
          </table:table-cell>
          <table:table-cell office:value-type="float" office:value="12000.29045645" calcext:value-type="float">
            <text:p>12000.29045645</text:p>
          </table:table-cell>
          <table:table-cell office:value-type="float" office:value="12000.00015242" calcext:value-type="float">
            <text:p>12000.00015242</text:p>
          </table:table-cell>
          <table:table-cell office:value-type="float" office:value="13023.23234696" calcext:value-type="float">
            <text:p>13023.23234696</text:p>
          </table:table-cell>
          <table:table-cell office:value-type="float" office:value="12200.9995" calcext:value-type="float">
            <text:p>12200.9995</text:p>
          </table:table-cell>
          <table:table-cell office:value-type="float" office:value="12000.00015242" calcext:value-type="float">
            <text:p>12000.00015242</text:p>
          </table:table-cell>
          <table:table-cell office:value-type="float" office:value="12000.2904838" calcext:value-type="float">
            <text:p>12000.2904838</text:p>
          </table:table-cell>
          <table:table-cell office:value-type="float" office:value="12511.07258899" calcext:value-type="float">
            <text:p>12511.07258899</text:p>
          </table:table-cell>
          <table:table-cell office:value-type="float" office:value="12000.00026047" calcext:value-type="float">
            <text:p>12000.00026047</text:p>
          </table:table-cell>
          <table:table-cell office:value-type="float" office:value="12975.66298056" calcext:value-type="float">
            <text:p>12975.66298056</text:p>
          </table:table-cell>
          <table:table-cell office:value-type="float" office:value="12000.00024854" calcext:value-type="float">
            <text:p>12000.00024854</text:p>
          </table:table-cell>
          <table:table-cell office:value-type="float" office:value="12937.99446852" calcext:value-type="float">
            <text:p>12937.99446852</text:p>
          </table:table-cell>
          <table:table-cell office:value-type="float" office:value="12000.00010729" calcext:value-type="float">
            <text:p>12000.00010729</text:p>
          </table:table-cell>
          <table:table-cell office:value-type="float" office:value="12000.00011276" calcext:value-type="float">
            <text:p>12000.00011276</text:p>
          </table:table-cell>
          <table:table-cell office:value-type="float" office:value="12164.98744606" calcext:value-type="float">
            <text:p>12164.98744606</text:p>
          </table:table-cell>
          <table:table-cell office:value-type="float" office:value="14000.00068611" calcext:value-type="float">
            <text:p>14000.00068611</text:p>
          </table:table-cell>
          <table:table-cell office:value-type="float" office:value="14770.12560373" calcext:value-type="float">
            <text:p>14770.12560373</text:p>
          </table:table-cell>
          <table:table-cell office:value-type="float" office:value="12982.9063663" calcext:value-type="float">
            <text:p>12982.9063663</text:p>
          </table:table-cell>
          <table:table-cell table:number-columns-repeated="2" office:value-type="float" office:value="13003.02065814" calcext:value-type="float">
            <text:p>13003.02065814</text:p>
          </table:table-cell>
          <table:table-cell office:value-type="float" office:value="13629.98397" calcext:value-type="float">
            <text:p>13629.983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2.01" calcext:value-type="float">
            <text:p>52.01</text:p>
          </table:table-cell>
          <table:table-cell office:value-type="float" office:value="325" calcext:value-type="float">
            <text:p>325</text:p>
          </table:table-cell>
          <table:table-cell office:value-type="float" office:value="1000" calcext:value-type="float">
            <text:p>1000</text:p>
          </table:table-cell>
          <table:table-cell office:value-type="float" office:value="1858.2" calcext:value-type="float">
            <text:p>1858.2</text:p>
          </table:table-cell>
          <table:table-cell office:value-type="float" office:value="2650.03" calcext:value-type="float">
            <text:p>2650.03</text:p>
          </table:table-cell>
          <table:table-cell office:value-type="float" office:value="3750.02" calcext:value-type="float">
            <text:p>3750.02</text:p>
          </table:table-cell>
          <table:table-cell office:value-type="float" office:value="4200" calcext:value-type="float">
            <text:p>42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8150.15" calcext:value-type="float">
            <text:p>8150.15</text:p>
          </table:table-cell>
          <table:table-cell table:number-columns-repeated="3" office:value-type="float" office:value="9444" calcext:value-type="float">
            <text:p>9444</text:p>
          </table:table-cell>
          <table:table-cell office:value-type="float" office:value="9406.33" calcext:value-type="float">
            <text:p>9406.33</text:p>
          </table:table-cell>
          <table:table-cell office:value-type="float" office:value="9899" calcext:value-type="float">
            <text:p>98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52.71" calcext:value-type="float">
            <text:p>9952.71</text:p>
          </table:table-cell>
          <table:table-cell table:number-columns-repeated="14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1207.4" calcext:value-type="float">
            <text:p>11207.4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1633.01463578" calcext:value-type="float">
            <text:p>11633.01463578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9.05131474" calcext:value-type="float">
            <text:p>12009.05131474</text:p>
          </table:table-cell>
          <table:table-cell office:value-type="float" office:value="13000.01" calcext:value-type="float">
            <text:p>13000.01</text:p>
          </table:table-cell>
          <table:table-cell office:value-type="float" office:value="12039.14901727" calcext:value-type="float">
            <text:p>12039.14901727</text:p>
          </table:table-cell>
          <table:table-cell office:value-type="float" office:value="12049.828" calcext:value-type="float">
            <text:p>12049.828</text:p>
          </table:table-cell>
          <table:table-cell office:value-type="float" office:value="12573.433" calcext:value-type="float">
            <text:p>12573.433</text:p>
          </table:table-cell>
          <table:table-cell office:value-type="float" office:value="12577.648" calcext:value-type="float">
            <text:p>12577.648</text:p>
          </table:table-cell>
          <table:table-cell office:value-type="float" office:value="12574.081" calcext:value-type="float">
            <text:p>12574.081</text:p>
          </table:table-cell>
          <table:table-cell office:value-type="float" office:value="12039.14901727" calcext:value-type="float">
            <text:p>12039.14901727</text:p>
          </table:table-cell>
          <table:table-cell office:value-type="float" office:value="12039.14901728" calcext:value-type="float">
            <text:p>12039.14901728</text:p>
          </table:table-cell>
          <table:table-cell office:value-type="float" office:value="14145.05173205" calcext:value-type="float">
            <text:p>14145.05173205</text:p>
          </table:table-cell>
          <table:table-cell office:value-type="float" office:value="14286.87036902" calcext:value-type="float">
            <text:p>14286.87036902</text:p>
          </table:table-cell>
          <table:table-cell office:value-type="float" office:value="15000.00046902" calcext:value-type="float">
            <text:p>15000.00046902</text:p>
          </table:table-cell>
          <table:table-cell office:value-type="float" office:value="13850.00813902" calcext:value-type="float">
            <text:p>13850.00813902</text:p>
          </table:table-cell>
          <table:table-cell office:value-type="float" office:value="12000.017825" calcext:value-type="float">
            <text:p>12000.017825</text:p>
          </table:table-cell>
          <table:table-cell table:number-columns-repeated="3" office:value-type="float" office:value="11745.998855" calcext:value-type="float">
            <text:p>11745.998855</text:p>
          </table:table-cell>
          <table:table-cell office:value-type="float" office:value="11688.40553566" calcext:value-type="float">
            <text:p>11688.40553566</text:p>
          </table:table-cell>
          <table:table-cell office:value-type="float" office:value="12000.008125" calcext:value-type="float">
            <text:p>12000.008125</text:p>
          </table:table-cell>
          <table:table-cell office:value-type="float" office:value="12000.008135" calcext:value-type="float">
            <text:p>12000.008135</text:p>
          </table:table-cell>
          <table:table-cell office:value-type="float" office:value="12039.15715228" calcext:value-type="float">
            <text:p>12039.15715228</text:p>
          </table:table-cell>
          <table:table-cell office:value-type="float" office:value="12000.00950402" calcext:value-type="float">
            <text:p>12000.00950402</text:p>
          </table:table-cell>
          <table:table-cell office:value-type="float" office:value="11567.48458525" calcext:value-type="float">
            <text:p>11567.48458525</text:p>
          </table:table-cell>
          <table:table-cell office:value-type="float" office:value="12431.76391727" calcext:value-type="float">
            <text:p>12431.76391727</text:p>
          </table:table-cell>
          <table:table-cell office:value-type="float" office:value="12800.00839405" calcext:value-type="float">
            <text:p>12800.00839405</text:p>
          </table:table-cell>
          <table:table-cell office:value-type="float" office:value="14469.01198937" calcext:value-type="float">
            <text:p>14469.01198937</text:p>
          </table:table-cell>
          <table:table-cell table:number-columns-repeated="2" office:value-type="float" office:value="15191.28626989" calcext:value-type="float">
            <text:p>15191.28626989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5000.01710503" calcext:value-type="float">
            <text:p>15000.01710503</text:p>
          </table:table-cell>
          <table:table-cell office:value-type="float" office:value="20000.0013" calcext:value-type="float">
            <text:p>20000.0013</text:p>
          </table:table-cell>
          <table:table-cell office:value-type="float" office:value="19414.42630435" calcext:value-type="float">
            <text:p>19414.42630435</text:p>
          </table:table-cell>
          <table:table-cell office:value-type="float" office:value="17937.52626989" calcext:value-type="float">
            <text:p>17937.52626989</text:p>
          </table:table-cell>
          <table:table-cell office:value-type="float" office:value="17937.52640489" calcext:value-type="float">
            <text:p>17937.52640489</text:p>
          </table:table-cell>
          <table:table-cell office:value-type="float" office:value="16703.24693626" calcext:value-type="float">
            <text:p>16703.24693626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7937.52660489" calcext:value-type="float">
            <text:p>17937.52660489</text:p>
          </table:table-cell>
          <table:table-cell office:value-type="float" office:value="19974.60493105" calcext:value-type="float">
            <text:p>19974.60493105</text:p>
          </table:table-cell>
          <table:table-cell office:value-type="float" office:value="19455.16932352" calcext:value-type="float">
            <text:p>19455.16932352</text:p>
          </table:table-cell>
          <table:table-cell office:value-type="float" office:value="20000.150417" calcext:value-type="float">
            <text:p>20000.150417</text:p>
          </table:table-cell>
          <table:table-cell office:value-type="float" office:value="19165.16793191" calcext:value-type="float">
            <text:p>19165.16793191</text:p>
          </table:table-cell>
          <table:table-cell office:value-type="float" office:value="19899.9994124" calcext:value-type="float">
            <text:p>19899.9994124</text:p>
          </table:table-cell>
          <table:table-cell office:value-type="float" office:value="20000.002" calcext:value-type="float">
            <text:p>20000.002</text:p>
          </table:table-cell>
          <table:table-cell office:value-type="float" office:value="19613.46323551" calcext:value-type="float">
            <text:p>19613.46323551</text:p>
          </table:table-cell>
          <table:table-cell office:value-type="float" office:value="16955.60411401" calcext:value-type="float">
            <text:p>16955.60411401</text:p>
          </table:table-cell>
          <table:table-cell office:value-type="float" office:value="16765.81785048" calcext:value-type="float">
            <text:p>16765.81785048</text:p>
          </table:table-cell>
          <table:table-cell office:value-type="float" office:value="16955.60411401" calcext:value-type="float">
            <text:p>16955.60411401</text:p>
          </table:table-cell>
          <table:table-cell table:number-columns-repeated="4" office:value-type="float" office:value="18600.14703477" calcext:value-type="float">
            <text:p>18600.14703477</text:p>
          </table:table-cell>
          <table:table-cell office:value-type="float" office:value="20002.46788" calcext:value-type="float">
            <text:p>20002.46788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8967.64381767" calcext:value-type="float">
            <text:p>18967.64381767</text:p>
          </table:table-cell>
          <table:table-cell office:value-type="float" office:value="19802.72176155" calcext:value-type="float">
            <text:p>19802.72176155</text:p>
          </table:table-cell>
          <table:table-cell office:value-type="float" office:value="17375.10971147" calcext:value-type="float">
            <text:p>17375.10971147</text:p>
          </table:table-cell>
          <table:table-cell office:value-type="float" office:value="16102" calcext:value-type="float">
            <text:p>16102</text:p>
          </table:table-cell>
          <table:table-cell office:value-type="float" office:value="18921.34138364" calcext:value-type="float">
            <text:p>18921.34138364</text:p>
          </table:table-cell>
          <table:table-cell office:value-type="float" office:value="21128.56537411" calcext:value-type="float">
            <text:p>21128.56537411</text:p>
          </table:table-cell>
          <table:table-cell office:value-type="float" office:value="22006.01306" calcext:value-type="float">
            <text:p>22006.01306</text:p>
          </table:table-cell>
          <table:table-cell office:value-type="float" office:value="22211.16512855" calcext:value-type="float">
            <text:p>22211.16512855</text:p>
          </table:table-cell>
          <table:table-cell office:value-type="float" office:value="23109.63733829" calcext:value-type="float">
            <text:p>23109.63733829</text:p>
          </table:table-cell>
          <table:table-cell office:value-type="float" office:value="23227.61187599" calcext:value-type="float">
            <text:p>23227.61187599</text:p>
          </table:table-cell>
          <table:table-cell table:number-columns-repeated="2" office:value-type="float" office:value="22211.16516821" calcext:value-type="float">
            <text:p>22211.16516821</text:p>
          </table:table-cell>
          <table:table-cell office:value-type="float" office:value="22211.1651999" calcext:value-type="float">
            <text:p>22211.1651999</text:p>
          </table:table-cell>
          <table:table-cell office:value-type="float" office:value="22200.0049094" calcext:value-type="float">
            <text:p>22200.0049094</text:p>
          </table:table-cell>
          <table:table-cell office:value-type="float" office:value="22211.16521674" calcext:value-type="float">
            <text:p>22211.16521674</text:p>
          </table:table-cell>
          <table:table-cell office:value-type="float" office:value="22173.43268209" calcext:value-type="float">
            <text:p>22173.43268209</text:p>
          </table:table-cell>
          <table:table-cell office:value-type="float" office:value="21698.63569009" calcext:value-type="float">
            <text:p>21698.63569009</text:p>
          </table:table-cell>
          <table:table-cell office:value-type="float" office:value="13000.05183264" calcext:value-type="float">
            <text:p>13000.05183264</text:p>
          </table:table-cell>
          <table:table-cell office:value-type="float" office:value="13646.78279502" calcext:value-type="float">
            <text:p>13646.78279502</text:p>
          </table:table-cell>
          <table:table-cell office:value-type="float" office:value="14500.00013032" calcext:value-type="float">
            <text:p>14500.00013032</text:p>
          </table:table-cell>
          <table:table-cell office:value-type="float" office:value="14321.96213638" calcext:value-type="float">
            <text:p>14321.96213638</text:p>
          </table:table-cell>
          <table:table-cell office:value-type="float" office:value="14999.01082864" calcext:value-type="float">
            <text:p>14999.01082864</text:p>
          </table:table-cell>
          <table:table-cell office:value-type="float" office:value="14999.99901928" calcext:value-type="float">
            <text:p>14999.99901928</text:p>
          </table:table-cell>
          <table:table-cell office:value-type="float" office:value="14595.2661646" calcext:value-type="float">
            <text:p>14595.2661646</text:p>
          </table:table-cell>
          <table:table-cell office:value-type="float" office:value="12800.00000263" calcext:value-type="float">
            <text:p>12800.00000263</text:p>
          </table:table-cell>
          <table:table-cell office:value-type="float" office:value="12008.60700744" calcext:value-type="float">
            <text:p>12008.60700744</text:p>
          </table:table-cell>
          <table:table-cell office:value-type="float" office:value="12000.00001" calcext:value-type="float">
            <text:p>12000.00001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11111" calcext:value-type="float">
            <text:p>12000.00011111</text:p>
          </table:table-cell>
          <table:table-cell table:number-columns-repeated="2" office:value-type="float" office:value="12000.00001777" calcext:value-type="float">
            <text:p>12000.00001777</text:p>
          </table:table-cell>
          <table:table-cell office:value-type="float" office:value="12000.00011888" calcext:value-type="float">
            <text:p>12000.00011888</text:p>
          </table:table-cell>
          <table:table-cell office:value-type="float" office:value="12000.00015242" calcext:value-type="float">
            <text:p>12000.00015242</text:p>
          </table:table-cell>
          <table:table-cell office:value-type="float" office:value="12000.00013088" calcext:value-type="float">
            <text:p>12000.00013088</text:p>
          </table:table-cell>
          <table:table-cell office:value-type="float" office:value="12565.08136351" calcext:value-type="float">
            <text:p>12565.08136351</text:p>
          </table:table-cell>
          <table:table-cell office:value-type="float" office:value="12000.29045645" calcext:value-type="float">
            <text:p>12000.29045645</text:p>
          </table:table-cell>
          <table:table-cell office:value-type="float" office:value="12000.00013088" calcext:value-type="float">
            <text:p>12000.00013088</text:p>
          </table:table-cell>
          <table:table-cell office:value-type="float" office:value="12000.00019212" calcext:value-type="float">
            <text:p>12000.00019212</text:p>
          </table:table-cell>
          <table:table-cell office:value-type="float" office:value="12000.29054121" calcext:value-type="float">
            <text:p>12000.29054121</text:p>
          </table:table-cell>
          <table:table-cell office:value-type="float" office:value="12000.00024812" calcext:value-type="float">
            <text:p>12000.00024812</text:p>
          </table:table-cell>
          <table:table-cell office:value-type="float" office:value="12198.1746847" calcext:value-type="float">
            <text:p>12198.1746847</text:p>
          </table:table-cell>
          <table:table-cell office:value-type="float" office:value="12000.00010873" calcext:value-type="float">
            <text:p>12000.00010873</text:p>
          </table:table-cell>
          <table:table-cell office:value-type="float" office:value="12000.29058505" calcext:value-type="float">
            <text:p>12000.29058505</text:p>
          </table:table-cell>
          <table:table-cell office:value-type="float" office:value="12000.00010729" calcext:value-type="float">
            <text:p>12000.00010729</text:p>
          </table:table-cell>
          <table:table-cell office:value-type="float" office:value="11901.53569014" calcext:value-type="float">
            <text:p>11901.53569014</text:p>
          </table:table-cell>
          <table:table-cell office:value-type="float" office:value="12000.2906124" calcext:value-type="float">
            <text:p>12000.2906124</text:p>
          </table:table-cell>
          <table:table-cell office:value-type="float" office:value="13434.29080609" calcext:value-type="float">
            <text:p>13434.29080609</text:p>
          </table:table-cell>
          <table:table-cell office:value-type="float" office:value="14748.05840229" calcext:value-type="float">
            <text:p>14748.05840229</text:p>
          </table:table-cell>
          <table:table-cell office:value-type="float" office:value="12973.146642" calcext:value-type="float">
            <text:p>12973.146642</text:p>
          </table:table-cell>
          <table:table-cell office:value-type="float" office:value="12972.90634476" calcext:value-type="float">
            <text:p>12972.90634476</text:p>
          </table:table-cell>
          <table:table-cell office:value-type="float" office:value="13000" calcext:value-type="float">
            <text:p>13000</text:p>
          </table:table-cell>
          <table:table-cell office:value-type="float" office:value="13509.37524728" calcext:value-type="float">
            <text:p>13509.375247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44" calcext:value-type="float">
            <text:p>50.44</text:p>
          </table:table-cell>
          <table:table-cell office:value-type="float" office:value="303.42" calcext:value-type="float">
            <text:p>303.42</text:p>
          </table:table-cell>
          <table:table-cell office:value-type="float" office:value="1000" calcext:value-type="float">
            <text:p>1000</text:p>
          </table:table-cell>
          <table:table-cell office:value-type="float" office:value="1832" calcext:value-type="float">
            <text:p>1832</text:p>
          </table:table-cell>
          <table:table-cell office:value-type="float" office:value="2615" calcext:value-type="float">
            <text:p>2615</text:p>
          </table:table-cell>
          <table:table-cell office:value-type="float" office:value="3555" calcext:value-type="float">
            <text:p>3555</text:p>
          </table:table-cell>
          <table:table-cell office:value-type="float" office:value="4150" calcext:value-type="float">
            <text:p>415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7400" calcext:value-type="float">
            <text:p>7400</text:p>
          </table:table-cell>
          <table:table-cell office:value-type="float" office:value="8000" calcext:value-type="float">
            <text:p>8000</text:p>
          </table:table-cell>
          <table:table-cell office:value-type="float" office:value="9424.24905919" calcext:value-type="float">
            <text:p>9424.24905919</text:p>
          </table:table-cell>
          <table:table-cell table:number-columns-repeated="2" office:value-type="float" office:value="9406.33" calcext:value-type="float">
            <text:p>9406.33</text:p>
          </table:table-cell>
          <table:table-cell office:value-type="float" office:value="9348.72" calcext:value-type="float">
            <text:p>9348.72</text:p>
          </table:table-cell>
          <table:table-cell office:value-type="float" office:value="9851" calcext:value-type="float">
            <text:p>9851</text:p>
          </table:table-cell>
          <table:table-cell office:value-type="float" office:value="10000" calcext:value-type="float">
            <text:p>10000</text:p>
          </table:table-cell>
          <table:table-cell office:value-type="float" office:value="9867.77" calcext:value-type="float">
            <text:p>9867.77</text:p>
          </table:table-cell>
          <table:table-cell table:number-columns-repeated="15" office:value-type="float" office:value="10000" calcext:value-type="float">
            <text:p>100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635.98998259" calcext:value-type="float">
            <text:p>10635.98998259</text:p>
          </table:table-cell>
          <table:table-cell office:value-type="float" office:value="11350" calcext:value-type="float">
            <text:p>11350</text:p>
          </table:table-cell>
          <table:table-cell office:value-type="float" office:value="11698.53895259" calcext:value-type="float">
            <text:p>11698.53895259</text:p>
          </table:table-cell>
          <table:table-cell office:value-type="float" office:value="12001.8" calcext:value-type="float">
            <text:p>12001.8</text:p>
          </table:table-cell>
          <table:table-cell office:value-type="float" office:value="12950" calcext:value-type="float">
            <text:p>12950</text:p>
          </table:table-cell>
          <table:table-cell office:value-type="float" office:value="12009.05131474" calcext:value-type="float">
            <text:p>12009.05131474</text:p>
          </table:table-cell>
          <table:table-cell office:value-type="float" office:value="12039.14901727" calcext:value-type="float">
            <text:p>12039.14901727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12533.14159265" calcext:value-type="float">
            <text:p>12533.14159265</text:p>
          </table:table-cell>
          <table:table-cell office:value-type="float" office:value="11767.73630423" calcext:value-type="float">
            <text:p>11767.73630423</text:p>
          </table:table-cell>
          <table:table-cell office:value-type="float" office:value="11700.00976302" calcext:value-type="float">
            <text:p>11700.00976302</text:p>
          </table:table-cell>
          <table:table-cell office:value-type="float" office:value="14001.00000001" calcext:value-type="float">
            <text:p>14001.00000001</text:p>
          </table:table-cell>
          <table:table-cell office:value-type="float" office:value="14000.00036901" calcext:value-type="float">
            <text:p>14000.00036901</text:p>
          </table:table-cell>
          <table:table-cell office:value-type="float" office:value="14500.00146902" calcext:value-type="float">
            <text:p>14500.00146902</text:p>
          </table:table-cell>
          <table:table-cell office:value-type="float" office:value="13691" calcext:value-type="float">
            <text:p>13691</text:p>
          </table:table-cell>
          <table:table-cell office:value-type="float" office:value="12000.00929402" calcext:value-type="float">
            <text:p>12000.00929402</text:p>
          </table:table-cell>
          <table:table-cell office:value-type="float" office:value="11434.7763385" calcext:value-type="float">
            <text:p>11434.7763385</text:p>
          </table:table-cell>
          <table:table-cell office:value-type="float" office:value="11417.48385901" calcext:value-type="float">
            <text:p>11417.48385901</text:p>
          </table:table-cell>
          <table:table-cell office:value-type="float" office:value="11417.48427525" calcext:value-type="float">
            <text:p>11417.48427525</text:p>
          </table:table-cell>
          <table:table-cell office:value-type="float" office:value="11417.48437525" calcext:value-type="float">
            <text:p>11417.48437525</text:p>
          </table:table-cell>
          <table:table-cell office:value-type="float" office:value="11745.999055" calcext:value-type="float">
            <text:p>11745.999055</text:p>
          </table:table-cell>
          <table:table-cell office:value-type="float" office:value="11745.999065" calcext:value-type="float">
            <text:p>11745.999065</text:p>
          </table:table-cell>
          <table:table-cell office:value-type="float" office:value="12000.00950402" calcext:value-type="float">
            <text:p>12000.00950402</text:p>
          </table:table-cell>
          <table:table-cell office:value-type="float" office:value="12000.008135" calcext:value-type="float">
            <text:p>12000.008135</text:p>
          </table:table-cell>
          <table:table-cell office:value-type="float" office:value="11111.00021" calcext:value-type="float">
            <text:p>11111.00021</text:p>
          </table:table-cell>
          <table:table-cell office:value-type="float" office:value="12039.15735232" calcext:value-type="float">
            <text:p>12039.15735232</text:p>
          </table:table-cell>
          <table:table-cell office:value-type="float" office:value="12554.48469528" calcext:value-type="float">
            <text:p>12554.48469528</text:p>
          </table:table-cell>
          <table:table-cell office:value-type="float" office:value="14462.15901429" calcext:value-type="float">
            <text:p>14462.15901429</text:p>
          </table:table-cell>
          <table:table-cell table:number-columns-repeated="3" office:value-type="float" office:value="15000.01710503" calcext:value-type="float">
            <text:p>15000.01710503</text:p>
          </table:table-cell>
          <table:table-cell office:value-type="float" office:value="15000.00970405" calcext:value-type="float">
            <text:p>15000.00970405</text:p>
          </table:table-cell>
          <table:table-cell office:value-type="float" office:value="19414.42630435" calcext:value-type="float">
            <text:p>19414.42630435</text:p>
          </table:table-cell>
          <table:table-cell office:value-type="float" office:value="19238.94043503" calcext:value-type="float">
            <text:p>19238.94043503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7119.36159646" calcext:value-type="float">
            <text:p>17119.36159646</text:p>
          </table:table-cell>
          <table:table-cell office:value-type="float" office:value="15745.555152" calcext:value-type="float">
            <text:p>15745.555152</text:p>
          </table:table-cell>
          <table:table-cell office:value-type="float" office:value="19379.85064357" calcext:value-type="float">
            <text:p>19379.85064357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9804.0412" calcext:value-type="float">
            <text:p>19804.0412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6996.6590983" calcext:value-type="float">
            <text:p>16996.6590983</text:p>
          </table:table-cell>
          <table:table-cell office:value-type="float" office:value="19804.0412" calcext:value-type="float">
            <text:p>19804.0412</text:p>
          </table:table-cell>
          <table:table-cell office:value-type="float" office:value="19806.0412" calcext:value-type="float">
            <text:p>19806.0412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5937.5265" calcext:value-type="float">
            <text:p>15937.5265</text:p>
          </table:table-cell>
          <table:table-cell office:value-type="float" office:value="15900" calcext:value-type="float">
            <text:p>15900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6955.60411401" calcext:value-type="float">
            <text:p>16955.60411401</text:p>
          </table:table-cell>
          <table:table-cell office:value-type="float" office:value="17887.35734826" calcext:value-type="float">
            <text:p>17887.35734826</text:p>
          </table:table-cell>
          <table:table-cell office:value-type="float" office:value="17630.37857139" calcext:value-type="float">
            <text:p>17630.37857139</text:p>
          </table:table-cell>
          <table:table-cell office:value-type="float" office:value="17919.30020496" calcext:value-type="float">
            <text:p>17919.30020496</text:p>
          </table:table-cell>
          <table:table-cell office:value-type="float" office:value="20002" calcext:value-type="float">
            <text:p>20002</text:p>
          </table:table-cell>
          <table:table-cell office:value-type="float" office:value="19154.02452274" calcext:value-type="float">
            <text:p>19154.02452274</text:p>
          </table:table-cell>
          <table:table-cell office:value-type="float" office:value="18006.062081" calcext:value-type="float">
            <text:p>18006.062081</text:p>
          </table:table-cell>
          <table:table-cell office:value-type="float" office:value="19747.71305162" calcext:value-type="float">
            <text:p>19747.71305162</text:p>
          </table:table-cell>
          <table:table-cell office:value-type="float" office:value="16102" calcext:value-type="float">
            <text:p>16102</text:p>
          </table:table-cell>
          <table:table-cell office:value-type="float" office:value="16000.01140003" calcext:value-type="float">
            <text:p>16000.01140003</text:p>
          </table:table-cell>
          <table:table-cell office:value-type="float" office:value="17901.38293724" calcext:value-type="float">
            <text:p>17901.38293724</text:p>
          </table:table-cell>
          <table:table-cell office:value-type="float" office:value="20289.36322504" calcext:value-type="float">
            <text:p>20289.36322504</text:p>
          </table:table-cell>
          <table:table-cell office:value-type="float" office:value="21744.00341745" calcext:value-type="float">
            <text:p>21744.00341745</text:p>
          </table:table-cell>
          <table:table-cell office:value-type="float" office:value="22200.00471587" calcext:value-type="float">
            <text:p>22200.00471587</text:p>
          </table:table-cell>
          <table:table-cell office:value-type="float" office:value="22211.16512855" calcext:value-type="float">
            <text:p>22211.16512855</text:p>
          </table:table-cell>
          <table:table-cell office:value-type="float" office:value="23109.63733829" calcext:value-type="float">
            <text:p>23109.63733829</text:p>
          </table:table-cell>
          <table:table-cell table:number-columns-repeated="2" office:value-type="float" office:value="22200.00475553" calcext:value-type="float">
            <text:p>22200.00475553</text:p>
          </table:table-cell>
          <table:table-cell office:value-type="float" office:value="22200.00490256" calcext:value-type="float">
            <text:p>22200.00490256</text:p>
          </table:table-cell>
          <table:table-cell office:value-type="float" office:value="22149.556141" calcext:value-type="float">
            <text:p>22149.556141</text:p>
          </table:table-cell>
          <table:table-cell office:value-type="float" office:value="22200.00492828" calcext:value-type="float">
            <text:p>22200.00492828</text:p>
          </table:table-cell>
          <table:table-cell office:value-type="float" office:value="22100.00474336" calcext:value-type="float">
            <text:p>22100.00474336</text:p>
          </table:table-cell>
          <table:table-cell office:value-type="float" office:value="21602.87684398" calcext:value-type="float">
            <text:p>21602.87684398</text:p>
          </table:table-cell>
          <table:table-cell office:value-type="float" office:value="12799.99991405" calcext:value-type="float">
            <text:p>12799.99991405</text:p>
          </table:table-cell>
          <table:table-cell office:value-type="float" office:value="13000.05183264" calcext:value-type="float">
            <text:p>13000.05183264</text:p>
          </table:table-cell>
          <table:table-cell office:value-type="float" office:value="14371.96211658" calcext:value-type="float">
            <text:p>14371.96211658</text:p>
          </table:table-cell>
          <table:table-cell office:value-type="float" office:value="14000.00041844" calcext:value-type="float">
            <text:p>14000.00041844</text:p>
          </table:table-cell>
          <table:table-cell office:value-type="float" office:value="14500.00015012" calcext:value-type="float">
            <text:p>14500.00015012</text:p>
          </table:table-cell>
          <table:table-cell office:value-type="float" office:value="14999.90001821" calcext:value-type="float">
            <text:p>14999.90001821</text:p>
          </table:table-cell>
          <table:table-cell office:value-type="float" office:value="14500.00015789" calcext:value-type="float">
            <text:p>14500.00015789</text:p>
          </table:table-cell>
          <table:table-cell office:value-type="float" office:value="12565.08133374" calcext:value-type="float">
            <text:p>12565.08133374</text:p>
          </table:table-cell>
          <table:table-cell office:value-type="float" office:value="12000.29043068" calcext:value-type="float">
            <text:p>12000.29043068</text:p>
          </table:table-cell>
          <table:table-cell table:number-columns-repeated="2" office:value-type="float" office:value="12000.00000777" calcext:value-type="float">
            <text:p>12000.00000777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1777" calcext:value-type="float">
            <text:p>12000.00001777</text:p>
          </table:table-cell>
          <table:table-cell office:value-type="float" office:value="12000.00001554" calcext:value-type="float">
            <text:p>12000.00001554</text:p>
          </table:table-cell>
          <table:table-cell office:value-type="float" office:value="12000.00001777" calcext:value-type="float">
            <text:p>12000.00001777</text:p>
          </table:table-cell>
          <table:table-cell office:value-type="float" office:value="12000.00013088" calcext:value-type="float">
            <text:p>12000.00013088</text:p>
          </table:table-cell>
          <table:table-cell office:value-type="float" office:value="12000.00002977" calcext:value-type="float">
            <text:p>12000.00002977</text:p>
          </table:table-cell>
          <table:table-cell office:value-type="float" office:value="12119.54657727" calcext:value-type="float">
            <text:p>12119.54657727</text:p>
          </table:table-cell>
          <table:table-cell office:value-type="float" office:value="12000.00016477" calcext:value-type="float">
            <text:p>12000.00016477</text:p>
          </table:table-cell>
          <table:table-cell office:value-type="float" office:value="12000.00012747" calcext:value-type="float">
            <text:p>12000.00012747</text:p>
          </table:table-cell>
          <table:table-cell office:value-type="float" office:value="12000.00017977" calcext:value-type="float">
            <text:p>12000.00017977</text:p>
          </table:table-cell>
          <table:table-cell office:value-type="float" office:value="12000.00024953" calcext:value-type="float">
            <text:p>12000.00024953</text:p>
          </table:table-cell>
          <table:table-cell office:value-type="float" office:value="12000.00022658" calcext:value-type="float">
            <text:p>12000.00022658</text:p>
          </table:table-cell>
          <table:table-cell office:value-type="float" office:value="12130.3942819" calcext:value-type="float">
            <text:p>12130.3942819</text:p>
          </table:table-cell>
          <table:table-cell office:value-type="float" office:value="12000.00009873" calcext:value-type="float">
            <text:p>12000.00009873</text:p>
          </table:table-cell>
          <table:table-cell office:value-type="float" office:value="12000.00028102" calcext:value-type="float">
            <text:p>12000.00028102</text:p>
          </table:table-cell>
          <table:table-cell office:value-type="float" office:value="12000.00010182" calcext:value-type="float">
            <text:p>12000.00010182</text:p>
          </table:table-cell>
          <table:table-cell office:value-type="float" office:value="11826.94403832" calcext:value-type="float">
            <text:p>11826.94403832</text:p>
          </table:table-cell>
          <table:table-cell office:value-type="float" office:value="11435.9021073" calcext:value-type="float">
            <text:p>11435.9021073</text:p>
          </table:table-cell>
          <table:table-cell office:value-type="float" office:value="12514.9406667" calcext:value-type="float">
            <text:p>12514.9406667</text:p>
          </table:table-cell>
          <table:table-cell office:value-type="float" office:value="14199.29080609" calcext:value-type="float">
            <text:p>14199.29080609</text:p>
          </table:table-cell>
          <table:table-cell office:value-type="float" office:value="12962.84677504" calcext:value-type="float">
            <text:p>12962.84677504</text:p>
          </table:table-cell>
          <table:table-cell office:value-type="float" office:value="12937.37568924" calcext:value-type="float">
            <text:p>12937.37568924</text:p>
          </table:table-cell>
          <table:table-cell office:value-type="float" office:value="12910.5802984" calcext:value-type="float">
            <text:p>12910.5802984</text:p>
          </table:table-cell>
          <table:table-cell office:value-type="float" office:value="13309.99125" calcext:value-type="float">
            <text:p>13309.99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26" calcext:value-type="float">
            <text:p>50.2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716.01" calcext:value-type="float">
            <text:p>1716.01</text:p>
          </table:table-cell>
          <table:table-cell office:value-type="float" office:value="2500" calcext:value-type="float">
            <text:p>2500</text:p>
          </table:table-cell>
          <table:table-cell office:value-type="float" office:value="3250" calcext:value-type="float">
            <text:p>3250</text:p>
          </table:table-cell>
          <table:table-cell office:value-type="float" office:value="4015.94" calcext:value-type="float">
            <text:p>4015.94</text:p>
          </table:table-cell>
          <table:table-cell office:value-type="float" office:value="6050" calcext:value-type="float">
            <text:p>6050</text:p>
          </table:table-cell>
          <table:table-cell office:value-type="float" office:value="7350.01" calcext:value-type="float">
            <text:p>7350.01</text:p>
          </table:table-cell>
          <table:table-cell office:value-type="float" office:value="8000" calcext:value-type="float">
            <text:p>8000</text:p>
          </table:table-cell>
          <table:table-cell office:value-type="float" office:value="9260" calcext:value-type="float">
            <text:p>9260</text:p>
          </table:table-cell>
          <table:table-cell table:number-columns-repeated="2" office:value-type="float" office:value="9364.73" calcext:value-type="float">
            <text:p>9364.73</text:p>
          </table:table-cell>
          <table:table-cell office:value-type="float" office:value="9301.84" calcext:value-type="float">
            <text:p>9301.84</text:p>
          </table:table-cell>
          <table:table-cell office:value-type="float" office:value="9444" calcext:value-type="float">
            <text:p>9444</text:p>
          </table:table-cell>
          <table:table-cell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table:number-columns-repeated="15" office:value-type="float" office:value="10000" calcext:value-type="float">
            <text:p>10000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600" calcext:value-type="float">
            <text:p>10600</text:p>
          </table:table-cell>
          <table:table-cell office:value-type="float" office:value="11102.9" calcext:value-type="float">
            <text:p>11102.9</text:p>
          </table:table-cell>
          <table:table-cell office:value-type="float" office:value="11350" calcext:value-type="float">
            <text:p>1135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39.14901727" calcext:value-type="float">
            <text:p>12039.14901727</text:p>
          </table:table-cell>
          <table:table-cell office:value-type="float" office:value="11817.73630423" calcext:value-type="float">
            <text:p>11817.73630423</text:p>
          </table:table-cell>
          <table:table-cell office:value-type="float" office:value="12009.05131474" calcext:value-type="float">
            <text:p>12009.05131474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12500.001" calcext:value-type="float">
            <text:p>12500.001</text:p>
          </table:table-cell>
          <table:table-cell office:value-type="float" office:value="11490.59820059" calcext:value-type="float">
            <text:p>11490.59820059</text:p>
          </table:table-cell>
          <table:table-cell office:value-type="float" office:value="11654.00000001" calcext:value-type="float">
            <text:p>11654.00000001</text:p>
          </table:table-cell>
          <table:table-cell office:value-type="float" office:value="13850.00000002" calcext:value-type="float">
            <text:p>13850.00000002</text:p>
          </table:table-cell>
          <table:table-cell office:value-type="float" office:value="13850.00036902" calcext:value-type="float">
            <text:p>13850.00036902</text:p>
          </table:table-cell>
          <table:table-cell office:value-type="float" office:value="14286.87036902" calcext:value-type="float">
            <text:p>14286.87036902</text:p>
          </table:table-cell>
          <table:table-cell office:value-type="float" office:value="12950.00797001" calcext:value-type="float">
            <text:p>12950.00797001</text:p>
          </table:table-cell>
          <table:table-cell office:value-type="float" office:value="12000.007925" calcext:value-type="float">
            <text:p>12000.007925</text:p>
          </table:table-cell>
          <table:table-cell office:value-type="float" office:value="11417.48385901" calcext:value-type="float">
            <text:p>11417.48385901</text:p>
          </table:table-cell>
          <table:table-cell table:number-columns-repeated="2" office:value-type="float" office:value="11383.007194" calcext:value-type="float">
            <text:p>11383.007194</text:p>
          </table:table-cell>
          <table:table-cell office:value-type="float" office:value="11181.17122501" calcext:value-type="float">
            <text:p>11181.17122501</text:p>
          </table:table-cell>
          <table:table-cell office:value-type="float" office:value="11417.48447525" calcext:value-type="float">
            <text:p>11417.48447525</text:p>
          </table:table-cell>
          <table:table-cell office:value-type="float" office:value="11567.48448525" calcext:value-type="float">
            <text:p>11567.48448525</text:p>
          </table:table-cell>
          <table:table-cell office:value-type="float" office:value="12000.008135" calcext:value-type="float">
            <text:p>12000.008135</text:p>
          </table:table-cell>
          <table:table-cell office:value-type="float" office:value="11567.48458525" calcext:value-type="float">
            <text:p>11567.48458525</text:p>
          </table:table-cell>
          <table:table-cell office:value-type="float" office:value="10770.52361223" calcext:value-type="float">
            <text:p>10770.52361223</text:p>
          </table:table-cell>
          <table:table-cell office:value-type="float" office:value="12000.00970408" calcext:value-type="float">
            <text:p>12000.00970408</text:p>
          </table:table-cell>
          <table:table-cell office:value-type="float" office:value="12039.15735232" calcext:value-type="float">
            <text:p>12039.15735232</text:p>
          </table:table-cell>
          <table:table-cell office:value-type="float" office:value="14354.98928853" calcext:value-type="float">
            <text:p>14354.98928853</text:p>
          </table:table-cell>
          <table:table-cell table:number-columns-repeated="3" office:value-type="float" office:value="15000.00970405" calcext:value-type="float">
            <text:p>15000.00970405</text:p>
          </table:table-cell>
          <table:table-cell office:value-type="float" office:value="14498.299317" calcext:value-type="float">
            <text:p>14498.299317</text:p>
          </table:table-cell>
          <table:table-cell office:value-type="float" office:value="19238.94043503" calcext:value-type="float">
            <text:p>19238.94043503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5000.01710503" calcext:value-type="float">
            <text:p>15000.01710503</text:p>
          </table:table-cell>
          <table:table-cell office:value-type="float" office:value="16808.65665882" calcext:value-type="float">
            <text:p>16808.65665882</text:p>
          </table:table-cell>
          <table:table-cell office:value-type="float" office:value="15036.67943337" calcext:value-type="float">
            <text:p>15036.67943337</text:p>
          </table:table-cell>
          <table:table-cell office:value-type="float" office:value="18011.13031502" calcext:value-type="float">
            <text:p>18011.13031502</text:p>
          </table:table-cell>
          <table:table-cell office:value-type="float" office:value="15671.83061696" calcext:value-type="float">
            <text:p>15671.83061696</text:p>
          </table:table-cell>
          <table:table-cell office:value-type="float" office:value="19455.16932352" calcext:value-type="float">
            <text:p>19455.16932352</text:p>
          </table:table-cell>
          <table:table-cell office:value-type="float" office:value="17937.52670489" calcext:value-type="float">
            <text:p>17937.52670489</text:p>
          </table:table-cell>
          <table:table-cell office:value-type="float" office:value="20000" calcext:value-type="float">
            <text:p>20000</text:p>
          </table:table-cell>
          <table:table-cell office:value-type="float" office:value="15937.5265" calcext:value-type="float">
            <text:p>15937.5265</text:p>
          </table:table-cell>
          <table:table-cell table:number-columns-repeated="2" office:value-type="float" office:value="19414.42663935" calcext:value-type="float">
            <text:p>19414.42663935</text:p>
          </table:table-cell>
          <table:table-cell office:value-type="float" office:value="18319.56494181" calcext:value-type="float">
            <text:p>18319.56494181</text:p>
          </table:table-cell>
          <table:table-cell table:number-columns-repeated="2" office:value-type="float" office:value="15745.555352" calcext:value-type="float">
            <text:p>15745.555352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6955.60411401" calcext:value-type="float">
            <text:p>16955.60411401</text:p>
          </table:table-cell>
          <table:table-cell office:value-type="float" office:value="17406.90598316" calcext:value-type="float">
            <text:p>17406.90598316</text:p>
          </table:table-cell>
          <table:table-cell office:value-type="float" office:value="16501" calcext:value-type="float">
            <text:p>16501</text:p>
          </table:table-cell>
          <table:table-cell office:value-type="float" office:value="20000.00957003" calcext:value-type="float">
            <text:p>20000.00957003</text:p>
          </table:table-cell>
          <table:table-cell office:value-type="float" office:value="18986.86173661" calcext:value-type="float">
            <text:p>18986.86173661</text:p>
          </table:table-cell>
          <table:table-cell office:value-type="float" office:value="16102" calcext:value-type="float">
            <text:p>16102</text:p>
          </table:table-cell>
          <table:table-cell office:value-type="float" office:value="19592.793464" calcext:value-type="float">
            <text:p>19592.793464</text:p>
          </table:table-cell>
          <table:table-cell office:value-type="float" office:value="16000.01140003" calcext:value-type="float">
            <text:p>16000.01140003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7755.6169215" calcext:value-type="float">
            <text:p>17755.6169215</text:p>
          </table:table-cell>
          <table:table-cell office:value-type="float" office:value="20008" calcext:value-type="float">
            <text:p>20008</text:p>
          </table:table-cell>
          <table:table-cell office:value-type="float" office:value="20539.98688563" calcext:value-type="float">
            <text:p>20539.98688563</text:p>
          </table:table-cell>
          <table:table-cell office:value-type="float" office:value="22006.01306" calcext:value-type="float">
            <text:p>22006.01306</text:p>
          </table:table-cell>
          <table:table-cell office:value-type="float" office:value="22200.00471587" calcext:value-type="float">
            <text:p>22200.00471587</text:p>
          </table:table-cell>
          <table:table-cell office:value-type="float" office:value="22899.37569416" calcext:value-type="float">
            <text:p>22899.37569416</text:p>
          </table:table-cell>
          <table:table-cell office:value-type="float" office:value="21563.36392532" calcext:value-type="float">
            <text:p>21563.36392532</text:p>
          </table:table-cell>
          <table:table-cell office:value-type="float" office:value="21563.36393077" calcext:value-type="float">
            <text:p>21563.36393077</text:p>
          </table:table-cell>
          <table:table-cell office:value-type="float" office:value="21752.5611275" calcext:value-type="float">
            <text:p>21752.5611275</text:p>
          </table:table-cell>
          <table:table-cell office:value-type="float" office:value="21585.99430934" calcext:value-type="float">
            <text:p>21585.99430934</text:p>
          </table:table-cell>
          <table:table-cell office:value-type="float" office:value="22149.55615988" calcext:value-type="float">
            <text:p>22149.55615988</text:p>
          </table:table-cell>
          <table:table-cell office:value-type="float" office:value="21999.16907387" calcext:value-type="float">
            <text:p>21999.16907387</text:p>
          </table:table-cell>
          <table:table-cell office:value-type="float" office:value="20008.00015632" calcext:value-type="float">
            <text:p>20008.00015632</text:p>
          </table:table-cell>
          <table:table-cell office:value-type="float" office:value="12000.29039764" calcext:value-type="float">
            <text:p>12000.29039764</text:p>
          </table:table-cell>
          <table:table-cell office:value-type="float" office:value="12799.99991405" calcext:value-type="float">
            <text:p>12799.99991405</text:p>
          </table:table-cell>
          <table:table-cell office:value-type="float" office:value="14000.00039864" calcext:value-type="float">
            <text:p>14000.00039864</text:p>
          </table:table-cell>
          <table:table-cell office:value-type="float" office:value="13900.00024346" calcext:value-type="float">
            <text:p>13900.00024346</text:p>
          </table:table-cell>
          <table:table-cell office:value-type="float" office:value="14000.00041844" calcext:value-type="float">
            <text:p>14000.00041844</text:p>
          </table:table-cell>
          <table:table-cell office:value-type="float" office:value="14999.01084117" calcext:value-type="float">
            <text:p>14999.01084117</text:p>
          </table:table-cell>
          <table:table-cell office:value-type="float" office:value="14000.00043398" calcext:value-type="float">
            <text:p>14000.00043398</text:p>
          </table:table-cell>
          <table:table-cell office:value-type="float" office:value="12499.77107121" calcext:value-type="float">
            <text:p>12499.77107121</text:p>
          </table:table-cell>
          <table:table-cell office:value-type="float" office:value="12000.00011111" calcext:value-type="float">
            <text:p>12000.00011111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00555" calcext:value-type="float">
            <text:p>12000.00000555</text:p>
          </table:table-cell>
          <table:table-cell office:value-type="float" office:value="12000.00001" calcext:value-type="float">
            <text:p>12000.00001</text:p>
          </table:table-cell>
          <table:table-cell table:number-columns-repeated="2" office:value-type="float" office:value="12000.00001554" calcext:value-type="float">
            <text:p>12000.00001554</text:p>
          </table:table-cell>
          <table:table-cell office:value-type="float" office:value="12000.00001777" calcext:value-type="float">
            <text:p>12000.00001777</text:p>
          </table:table-cell>
          <table:table-cell office:value-type="float" office:value="12000.00002977" calcext:value-type="float">
            <text:p>12000.0000297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29045645" calcext:value-type="float">
            <text:p>12000.29045645</text:p>
          </table:table-cell>
          <table:table-cell office:value-type="float" office:value="12000.00015242" calcext:value-type="float">
            <text:p>12000.00015242</text:p>
          </table:table-cell>
          <table:table-cell office:value-type="float" office:value="12000.00002977" calcext:value-type="float">
            <text:p>12000.00002977</text:p>
          </table:table-cell>
          <table:table-cell office:value-type="float" office:value="12000.00015823" calcext:value-type="float">
            <text:p>12000.00015823</text:p>
          </table:table-cell>
          <table:table-cell office:value-type="float" office:value="12000.00023718" calcext:value-type="float">
            <text:p>12000.00023718</text:p>
          </table:table-cell>
          <table:table-cell office:value-type="float" office:value="12000.00022317" calcext:value-type="float">
            <text:p>12000.00022317</text:p>
          </table:table-cell>
          <table:table-cell office:value-type="float" office:value="12001.00012731" calcext:value-type="float">
            <text:p>12001.00012731</text:p>
          </table:table-cell>
          <table:table-cell office:value-type="float" office:value="12000.00009104" calcext:value-type="float">
            <text:p>12000.00009104</text:p>
          </table:table-cell>
          <table:table-cell office:value-type="float" office:value="12000.00011967" calcext:value-type="float">
            <text:p>12000.00011967</text:p>
          </table:table-cell>
          <table:table-cell office:value-type="float" office:value="12000.00010182" calcext:value-type="float">
            <text:p>12000.00010182</text:p>
          </table:table-cell>
          <table:table-cell office:value-type="float" office:value="11726.75594195" calcext:value-type="float">
            <text:p>11726.75594195</text:p>
          </table:table-cell>
          <table:table-cell office:value-type="float" office:value="11125.92611393" calcext:value-type="float">
            <text:p>11125.92611393</text:p>
          </table:table-cell>
          <table:table-cell office:value-type="float" office:value="11955.45395564" calcext:value-type="float">
            <text:p>11955.45395564</text:p>
          </table:table-cell>
          <table:table-cell office:value-type="float" office:value="14000.00069158" calcext:value-type="float">
            <text:p>14000.00069158</text:p>
          </table:table-cell>
          <table:table-cell office:value-type="float" office:value="11364.96961381" calcext:value-type="float">
            <text:p>11364.96961381</text:p>
          </table:table-cell>
          <table:table-cell office:value-type="float" office:value="12000.00203128" calcext:value-type="float">
            <text:p>12000.00203128</text:p>
          </table:table-cell>
          <table:table-cell office:value-type="float" office:value="12679.98397" calcext:value-type="float">
            <text:p>12679.98397</text:p>
          </table:table-cell>
          <table:table-cell office:value-type="float" office:value="13003.02066414" calcext:value-type="float">
            <text:p>13003.020664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22" calcext:value-type="float">
            <text:p>50.22</text:p>
          </table:table-cell>
          <table:table-cell office:value-type="float" office:value="251" calcext:value-type="float">
            <text:p>251</text:p>
          </table:table-cell>
          <table:table-cell office:value-type="float" office:value="950" calcext:value-type="float">
            <text:p>950</text:p>
          </table:table-cell>
          <table:table-cell office:value-type="float" office:value="1700" calcext:value-type="float">
            <text:p>1700</text:p>
          </table:table-cell>
          <table:table-cell office:value-type="float" office:value="2500" calcext:value-type="float">
            <text:p>250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.07" calcext:value-type="float">
            <text:p>7000.07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9000" calcext:value-type="float">
            <text:p>9000</text:p>
          </table:table-cell>
          <table:table-cell table:number-columns-repeated="4" office:value-type="float" office:value="9260" calcext:value-type="float">
            <text:p>9260</text:p>
          </table:table-cell>
          <table:table-cell office:value-type="float" office:value="10000" calcext:value-type="float">
            <text:p>10000</text:p>
          </table:table-cell>
          <table:table-cell office:value-type="float" office:value="9780" calcext:value-type="float">
            <text:p>9780</text:p>
          </table:table-cell>
          <table:table-cell table:number-columns-repeated="15" office:value-type="float" office:value="10000" calcext:value-type="float">
            <text:p>10000</text:p>
          </table:table-cell>
          <table:table-cell office:value-type="float" office:value="10636.68998259" calcext:value-type="float">
            <text:p>10636.68998259</text:p>
          </table:table-cell>
          <table:table-cell office:value-type="float" office:value="10500" calcext:value-type="float">
            <text:p>10500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300.6" calcext:value-type="float">
            <text:p>11300.6</text:p>
          </table:table-cell>
          <table:table-cell office:value-type="float" office:value="11350" calcext:value-type="float">
            <text:p>11350</text:p>
          </table:table-cell>
          <table:table-cell office:value-type="float" office:value="12017.73630423" calcext:value-type="float">
            <text:p>12017.73630423</text:p>
          </table:table-cell>
          <table:table-cell table:number-columns-repeated="2" office:value-type="float" office:value="11791" calcext:value-type="float">
            <text:p>11791</text:p>
          </table:table-cell>
          <table:table-cell office:value-type="float" office:value="12360" calcext:value-type="float">
            <text:p>12360</text:p>
          </table:table-cell>
          <table:table-cell table:number-columns-repeated="2" office:value-type="float" office:value="12039.14901727" calcext:value-type="float">
            <text:p>12039.14901727</text:p>
          </table:table-cell>
          <table:table-cell office:value-type="float" office:value="10983.62454322" calcext:value-type="float">
            <text:p>10983.62454322</text:p>
          </table:table-cell>
          <table:table-cell office:value-type="float" office:value="11408.55240001" calcext:value-type="float">
            <text:p>11408.55240001</text:p>
          </table:table-cell>
          <table:table-cell office:value-type="float" office:value="13395.55363484" calcext:value-type="float">
            <text:p>13395.55363484</text:p>
          </table:table-cell>
          <table:table-cell office:value-type="float" office:value="13600.000269" calcext:value-type="float">
            <text:p>13600.000269</text:p>
          </table:table-cell>
          <table:table-cell office:value-type="float" office:value="13850.00036902" calcext:value-type="float">
            <text:p>13850.00036902</text:p>
          </table:table-cell>
          <table:table-cell office:value-type="float" office:value="12558.74897001" calcext:value-type="float">
            <text:p>12558.74897001</text:p>
          </table:table-cell>
          <table:table-cell office:value-type="float" office:value="11745.998855" calcext:value-type="float">
            <text:p>11745.998855</text:p>
          </table:table-cell>
          <table:table-cell office:value-type="float" office:value="11383.007194" calcext:value-type="float">
            <text:p>11383.007194</text:p>
          </table:table-cell>
          <table:table-cell table:number-columns-repeated="2" office:value-type="float" office:value="11181.17112501" calcext:value-type="float">
            <text:p>11181.17112501</text:p>
          </table:table-cell>
          <table:table-cell office:value-type="float" office:value="11111.0001" calcext:value-type="float">
            <text:p>11111.0001</text:p>
          </table:table-cell>
          <table:table-cell office:value-type="float" office:value="11181.17132501" calcext:value-type="float">
            <text:p>11181.17132501</text:p>
          </table:table-cell>
          <table:table-cell office:value-type="float" office:value="11181.17133501" calcext:value-type="float">
            <text:p>11181.17133501</text:p>
          </table:table-cell>
          <table:table-cell office:value-type="float" office:value="11666.00041" calcext:value-type="float">
            <text:p>11666.00041</text:p>
          </table:table-cell>
          <table:table-cell office:value-type="float" office:value="11424.23858476" calcext:value-type="float">
            <text:p>11424.23858476</text:p>
          </table:table-cell>
          <table:table-cell office:value-type="float" office:value="10689.04284588" calcext:value-type="float">
            <text:p>10689.04284588</text:p>
          </table:table-cell>
          <table:table-cell office:value-type="float" office:value="12000.00020006" calcext:value-type="float">
            <text:p>12000.00020006</text:p>
          </table:table-cell>
          <table:table-cell office:value-type="float" office:value="12000.00970408" calcext:value-type="float">
            <text:p>12000.00970408</text:p>
          </table:table-cell>
          <table:table-cell office:value-type="float" office:value="14286.87860405" calcext:value-type="float">
            <text:p>14286.87860405</text:p>
          </table:table-cell>
          <table:table-cell table:number-columns-repeated="3" office:value-type="float" office:value="14674.83995581" calcext:value-type="float">
            <text:p>14674.83995581</text:p>
          </table:table-cell>
          <table:table-cell office:value-type="float" office:value="14286.87960405" calcext:value-type="float">
            <text:p>14286.87960405</text:p>
          </table:table-cell>
          <table:table-cell office:value-type="float" office:value="18336.8478236" calcext:value-type="float">
            <text:p>18336.8478236</text:p>
          </table:table-cell>
          <table:table-cell office:value-type="float" office:value="17937.52626989" calcext:value-type="float">
            <text:p>17937.52626989</text:p>
          </table:table-cell>
          <table:table-cell office:value-type="float" office:value="15000.00970405" calcext:value-type="float">
            <text:p>15000.00970405</text:p>
          </table:table-cell>
          <table:table-cell office:value-type="float" office:value="15745.555152" calcext:value-type="float">
            <text:p>15745.555152</text:p>
          </table:table-cell>
          <table:table-cell office:value-type="float" office:value="15000.00983905" calcext:value-type="float">
            <text:p>15000.00983905</text:p>
          </table:table-cell>
          <table:table-cell office:value-type="float" office:value="17937.52660489" calcext:value-type="float">
            <text:p>17937.52660489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7832.9678827" calcext:value-type="float">
            <text:p>17832.9678827</text:p>
          </table:table-cell>
          <table:table-cell office:value-type="float" office:value="19804.0412" calcext:value-type="float">
            <text:p>19804.0412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8640.39852589" calcext:value-type="float">
            <text:p>18640.39852589</text:p>
          </table:table-cell>
          <table:table-cell office:value-type="float" office:value="18630.8254331" calcext:value-type="float">
            <text:p>18630.8254331</text:p>
          </table:table-cell>
          <table:table-cell office:value-type="float" office:value="15937.5265" calcext:value-type="float">
            <text:p>15937.5265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6308.27566018" calcext:value-type="float">
            <text:p>16308.27566018</text:p>
          </table:table-cell>
          <table:table-cell table:number-columns-repeated="2" office:value-type="float" office:value="15745.555352" calcext:value-type="float">
            <text:p>15745.555352</text:p>
          </table:table-cell>
          <table:table-cell office:value-type="float" office:value="20000" calcext:value-type="float">
            <text:p>20000</text:p>
          </table:table-cell>
          <table:table-cell office:value-type="float" office:value="16102" calcext:value-type="float">
            <text:p>16102</text:p>
          </table:table-cell>
          <table:table-cell office:value-type="float" office:value="16000.01140003" calcext:value-type="float">
            <text:p>16000.01140003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000.01004451" calcext:value-type="float">
            <text:p>15000.01004451</text:p>
          </table:table-cell>
          <table:table-cell office:value-type="float" office:value="16235.44213198" calcext:value-type="float">
            <text:p>16235.44213198</text:p>
          </table:table-cell>
          <table:table-cell office:value-type="float" office:value="19414.42668935" calcext:value-type="float">
            <text:p>19414.42668935</text:p>
          </table:table-cell>
          <table:table-cell office:value-type="float" office:value="20230.57217731" calcext:value-type="float">
            <text:p>20230.57217731</text:p>
          </table:table-cell>
          <table:table-cell office:value-type="float" office:value="21246.44634313" calcext:value-type="float">
            <text:p>21246.44634313</text:p>
          </table:table-cell>
          <table:table-cell office:value-type="float" office:value="21246.44637666" calcext:value-type="float">
            <text:p>21246.44637666</text:p>
          </table:table-cell>
          <table:table-cell office:value-type="float" office:value="22211.16512855" calcext:value-type="float">
            <text:p>22211.16512855</text:p>
          </table:table-cell>
          <table:table-cell office:value-type="float" office:value="20008.00006431" calcext:value-type="float">
            <text:p>20008.00006431</text:p>
          </table:table-cell>
          <table:table-cell office:value-type="float" office:value="21405.03421888" calcext:value-type="float">
            <text:p>21405.03421888</text:p>
          </table:table-cell>
          <table:table-cell office:value-type="float" office:value="21575.57846245" calcext:value-type="float">
            <text:p>21575.57846245</text:p>
          </table:table-cell>
          <table:table-cell office:value-type="float" office:value="20282.66193075" calcext:value-type="float">
            <text:p>20282.66193075</text:p>
          </table:table-cell>
          <table:table-cell office:value-type="float" office:value="21585.99433622" calcext:value-type="float">
            <text:p>21585.99433622</text:p>
          </table:table-cell>
          <table:table-cell office:value-type="float" office:value="21602.87684398" calcext:value-type="float">
            <text:p>21602.87684398</text:p>
          </table:table-cell>
          <table:table-cell office:value-type="float" office:value="19516.9132053" calcext:value-type="float">
            <text:p>19516.9132053</text:p>
          </table:table-cell>
          <table:table-cell office:value-type="float" office:value="11927.23977991" calcext:value-type="float">
            <text:p>11927.23977991</text:p>
          </table:table-cell>
          <table:table-cell office:value-type="float" office:value="12000.29039764" calcext:value-type="float">
            <text:p>12000.29039764</text:p>
          </table:table-cell>
          <table:table-cell office:value-type="float" office:value="13900.00022366" calcext:value-type="float">
            <text:p>13900.00022366</text:p>
          </table:table-cell>
          <table:table-cell office:value-type="float" office:value="13634.88061482" calcext:value-type="float">
            <text:p>13634.88061482</text:p>
          </table:table-cell>
          <table:table-cell office:value-type="float" office:value="13933.62155882" calcext:value-type="float">
            <text:p>13933.62155882</text:p>
          </table:table-cell>
          <table:table-cell office:value-type="float" office:value="14500.00015012" calcext:value-type="float">
            <text:p>14500.00015012</text:p>
          </table:table-cell>
          <table:table-cell office:value-type="float" office:value="14000.00009163" calcext:value-type="float">
            <text:p>14000.00009163</text:p>
          </table:table-cell>
          <table:table-cell office:value-type="float" office:value="12015.48599726" calcext:value-type="float">
            <text:p>12015.48599726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0555" calcext:value-type="float">
            <text:p>12000.00000555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1" calcext:value-type="float">
            <text:p>12000.00001</text:p>
          </table:table-cell>
          <table:table-cell office:value-type="float" office:value="12000.00001554" calcext:value-type="float">
            <text:p>12000.00001554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1554" calcext:value-type="float">
            <text:p>12000.00001554</text:p>
          </table:table-cell>
          <table:table-cell table:number-columns-repeated="2" office:value-type="float" office:value="12000.00002754" calcext:value-type="float">
            <text:p>12000.00002754</text:p>
          </table:table-cell>
          <table:table-cell office:value-type="float" office:value="12000.00016477" calcext:value-type="float">
            <text:p>12000.00016477</text:p>
          </table:table-cell>
          <table:table-cell office:value-type="float" office:value="12000.00013088" calcext:value-type="float">
            <text:p>12000.00013088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15482" calcext:value-type="float">
            <text:p>12000.00015482</text:p>
          </table:table-cell>
          <table:table-cell office:value-type="float" office:value="12000.00021564" calcext:value-type="float">
            <text:p>12000.00021564</text:p>
          </table:table-cell>
          <table:table-cell office:value-type="float" office:value="12000.00008677" calcext:value-type="float">
            <text:p>12000.00008677</text:p>
          </table:table-cell>
          <table:table-cell office:value-type="float" office:value="12000.29056317" calcext:value-type="float">
            <text:p>12000.29056317</text:p>
          </table:table-cell>
          <table:table-cell office:value-type="float" office:value="12000.00009087" calcext:value-type="float">
            <text:p>12000.00009087</text:p>
          </table:table-cell>
          <table:table-cell office:value-type="float" office:value="12000.00010198" calcext:value-type="float">
            <text:p>12000.00010198</text:p>
          </table:table-cell>
          <table:table-cell office:value-type="float" office:value="11979.65399013" calcext:value-type="float">
            <text:p>11979.65399013</text:p>
          </table:table-cell>
          <table:table-cell office:value-type="float" office:value="11610.85204307" calcext:value-type="float">
            <text:p>11610.85204307</text:p>
          </table:table-cell>
          <table:table-cell office:value-type="float" office:value="11104.98047511" calcext:value-type="float">
            <text:p>11104.98047511</text:p>
          </table:table-cell>
          <table:table-cell office:value-type="float" office:value="11952.3503141" calcext:value-type="float">
            <text:p>11952.3503141</text:p>
          </table:table-cell>
          <table:table-cell office:value-type="float" office:value="12992.98890725" calcext:value-type="float">
            <text:p>12992.98890725</text:p>
          </table:table-cell>
          <table:table-cell office:value-type="float" office:value="10887.9999904" calcext:value-type="float">
            <text:p>10887.9999904</text:p>
          </table:table-cell>
          <table:table-cell office:value-type="float" office:value="10812.08520842" calcext:value-type="float">
            <text:p>10812.08520842</text:p>
          </table:table-cell>
          <table:table-cell office:value-type="float" office:value="12594.90617901" calcext:value-type="float">
            <text:p>12594.90617901</text:p>
          </table:table-cell>
          <table:table-cell office:value-type="float" office:value="12886.26768191" calcext:value-type="float">
            <text:p>12886.267681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14" calcext:value-type="float">
            <text:p>50.14</text:p>
          </table:table-cell>
          <table:table-cell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  <table:table-cell office:value-type="float" office:value="1650" calcext:value-type="float">
            <text:p>1650</text:p>
          </table:table-cell>
          <table:table-cell office:value-type="float" office:value="2250" calcext:value-type="float">
            <text:p>225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530" calcext:value-type="float">
            <text:p>753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9150" calcext:value-type="float">
            <text:p>9150</text:p>
          </table:table-cell>
          <table:table-cell office:value-type="float" office:value="9000" calcext:value-type="float">
            <text:p>9000</text:p>
          </table:table-cell>
          <table:table-cell office:value-type="float" office:value="9043.72" calcext:value-type="float">
            <text:p>9043.72</text:p>
          </table:table-cell>
          <table:table-cell office:value-type="float" office:value="9851" calcext:value-type="float">
            <text:p>9851</text:p>
          </table:table-cell>
          <table:table-cell office:value-type="float" office:value="9720.66193511" calcext:value-type="float">
            <text:p>9720.66193511</text:p>
          </table:table-cell>
          <table:table-cell table:number-columns-repeated="15"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424.7585" calcext:value-type="float">
            <text:p>10424.7585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1282.134808" calcext:value-type="float">
            <text:p>11282.134808</text:p>
          </table:table-cell>
          <table:table-cell office:value-type="float" office:value="11342.155808" calcext:value-type="float">
            <text:p>11342.155808</text:p>
          </table:table-cell>
          <table:table-cell office:value-type="float" office:value="12009.05131474" calcext:value-type="float">
            <text:p>12009.05131474</text:p>
          </table:table-cell>
          <table:table-cell office:value-type="float" office:value="11400" calcext:value-type="float">
            <text:p>11400</text:p>
          </table:table-cell>
          <table:table-cell office:value-type="float" office:value="11767.73630423" calcext:value-type="float">
            <text:p>11767.73630423</text:p>
          </table:table-cell>
          <table:table-cell office:value-type="float" office:value="12039.14901727" calcext:value-type="float">
            <text:p>12039.14901727</text:p>
          </table:table-cell>
          <table:table-cell table:number-columns-repeated="2" office:value-type="float" office:value="11767.73630423" calcext:value-type="float">
            <text:p>11767.73630423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382.9989" calcext:value-type="float">
            <text:p>11382.9989</text:p>
          </table:table-cell>
          <table:table-cell office:value-type="float" office:value="13123.14159265" calcext:value-type="float">
            <text:p>13123.14159265</text:p>
          </table:table-cell>
          <table:table-cell office:value-type="float" office:value="13123.14169265" calcext:value-type="float">
            <text:p>13123.14169265</text:p>
          </table:table-cell>
          <table:table-cell office:value-type="float" office:value="12950.00020001" calcext:value-type="float">
            <text:p>12950.00020001</text:p>
          </table:table-cell>
          <table:table-cell office:value-type="float" office:value="12500.00887001" calcext:value-type="float">
            <text:p>12500.00887001</text:p>
          </table:table-cell>
          <table:table-cell office:value-type="float" office:value="11488.65110504" calcext:value-type="float">
            <text:p>11488.65110504</text:p>
          </table:table-cell>
          <table:table-cell office:value-type="float" office:value="11181.17112501" calcext:value-type="float">
            <text:p>11181.17112501</text:p>
          </table:table-cell>
          <table:table-cell office:value-type="float" office:value="11000.000055" calcext:value-type="float">
            <text:p>11000.000055</text:p>
          </table:table-cell>
          <table:table-cell office:value-type="float" office:value="11111" calcext:value-type="float">
            <text:p>11111</text:p>
          </table:table-cell>
          <table:table-cell office:value-type="float" office:value="11000.000155" calcext:value-type="float">
            <text:p>11000.000155</text:p>
          </table:table-cell>
          <table:table-cell office:value-type="float" office:value="11111.0002" calcext:value-type="float">
            <text:p>11111.0002</text:p>
          </table:table-cell>
          <table:table-cell office:value-type="float" office:value="11111.00021" calcext:value-type="float">
            <text:p>11111.00021</text:p>
          </table:table-cell>
          <table:table-cell office:value-type="float" office:value="11567.48458525" calcext:value-type="float">
            <text:p>11567.48458525</text:p>
          </table:table-cell>
          <table:table-cell office:value-type="float" office:value="11181.17133501" calcext:value-type="float">
            <text:p>11181.17133501</text:p>
          </table:table-cell>
          <table:table-cell office:value-type="float" office:value="10682.018027" calcext:value-type="float">
            <text:p>10682.018027</text:p>
          </table:table-cell>
          <table:table-cell office:value-type="float" office:value="11111.00041006" calcext:value-type="float">
            <text:p>11111.00041006</text:p>
          </table:table-cell>
          <table:table-cell office:value-type="float" office:value="12000.00020006" calcext:value-type="float">
            <text:p>12000.00020006</text:p>
          </table:table-cell>
          <table:table-cell office:value-type="float" office:value="14033.87834405" calcext:value-type="float">
            <text:p>14033.87834405</text:p>
          </table:table-cell>
          <table:table-cell office:value-type="float" office:value="14286.87960405" calcext:value-type="float">
            <text:p>14286.87960405</text:p>
          </table:table-cell>
          <table:table-cell table:number-columns-repeated="2" office:value-type="float" office:value="14498.299317" calcext:value-type="float">
            <text:p>14498.299317</text:p>
          </table:table-cell>
          <table:table-cell office:value-type="float" office:value="14033.87934405" calcext:value-type="float">
            <text:p>14033.87934405</text:p>
          </table:table-cell>
          <table:table-cell office:value-type="float" office:value="18202.14823306" calcext:value-type="float">
            <text:p>18202.14823306</text:p>
          </table:table-cell>
          <table:table-cell office:value-type="float" office:value="16767.36267926" calcext:value-type="float">
            <text:p>16767.36267926</text:p>
          </table:table-cell>
          <table:table-cell office:value-type="float" office:value="14500" calcext:value-type="float">
            <text:p>14500</text:p>
          </table:table-cell>
          <table:table-cell office:value-type="float" office:value="15000.01724003" calcext:value-type="float">
            <text:p>15000.01724003</text:p>
          </table:table-cell>
          <table:table-cell office:value-type="float" office:value="14500.000135" calcext:value-type="float">
            <text:p>14500.000135</text:p>
          </table:table-cell>
          <table:table-cell office:value-type="float" office:value="16283.42311429" calcext:value-type="float">
            <text:p>16283.42311429</text:p>
          </table:table-cell>
          <table:table-cell office:value-type="float" office:value="15000" calcext:value-type="float">
            <text:p>15000</text:p>
          </table:table-cell>
          <table:table-cell office:value-type="float" office:value="18460.51875534" calcext:value-type="float">
            <text:p>18460.51875534</text:p>
          </table:table-cell>
          <table:table-cell office:value-type="float" office:value="17511.13041502" calcext:value-type="float">
            <text:p>17511.13041502</text:p>
          </table:table-cell>
          <table:table-cell office:value-type="float" office:value="19435.16927828" calcext:value-type="float">
            <text:p>19435.16927828</text:p>
          </table:table-cell>
          <table:table-cell office:value-type="float" office:value="15547.56956637" calcext:value-type="float">
            <text:p>15547.56956637</text:p>
          </table:table-cell>
          <table:table-cell office:value-type="float" office:value="17397.23095719" calcext:value-type="float">
            <text:p>17397.23095719</text:p>
          </table:table-cell>
          <table:table-cell office:value-type="float" office:value="15937.5265" calcext:value-type="float">
            <text:p>15937.526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200" calcext:value-type="float">
            <text:p>15200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498" calcext:value-type="float">
            <text:p>14498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5934.66884263" calcext:value-type="float">
            <text:p>15934.66884263</text:p>
          </table:table-cell>
          <table:table-cell office:value-type="float" office:value="15102.94274" calcext:value-type="float">
            <text:p>15102.94274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6053.4178" calcext:value-type="float">
            <text:p>16053.4178</text:p>
          </table:table-cell>
          <table:table-cell office:value-type="float" office:value="15962.3816652" calcext:value-type="float">
            <text:p>15962.3816652</text:p>
          </table:table-cell>
          <table:table-cell office:value-type="float" office:value="19006.061841" calcext:value-type="float">
            <text:p>19006.061841</text:p>
          </table:table-cell>
          <table:table-cell office:value-type="float" office:value="15504.20218044" calcext:value-type="float">
            <text:p>15504.20218044</text:p>
          </table:table-cell>
          <table:table-cell office:value-type="float" office:value="15000" calcext:value-type="float">
            <text:p>15000</text:p>
          </table:table-cell>
          <table:table-cell office:value-type="float" office:value="16102" calcext:value-type="float">
            <text:p>16102</text:p>
          </table:table-cell>
          <table:table-cell office:value-type="float" office:value="19381.16856689" calcext:value-type="float">
            <text:p>19381.16856689</text:p>
          </table:table-cell>
          <table:table-cell table:number-columns-repeated="2" office:value-type="float" office:value="20008" calcext:value-type="float">
            <text:p>20008</text:p>
          </table:table-cell>
          <table:table-cell office:value-type="float" office:value="20008.00002465" calcext:value-type="float">
            <text:p>20008.00002465</text:p>
          </table:table-cell>
          <table:table-cell office:value-type="float" office:value="22200.00471587" calcext:value-type="float">
            <text:p>22200.00471587</text:p>
          </table:table-cell>
          <table:table-cell office:value-type="float" office:value="19414.42776892" calcext:value-type="float">
            <text:p>19414.42776892</text:p>
          </table:table-cell>
          <table:table-cell office:value-type="float" office:value="20008.00007115" calcext:value-type="float">
            <text:p>20008.00007115</text:p>
          </table:table-cell>
          <table:table-cell office:value-type="float" office:value="20008.00010284" calcext:value-type="float">
            <text:p>20008.00010284</text:p>
          </table:table-cell>
          <table:table-cell office:value-type="float" office:value="20008.00010968" calcext:value-type="float">
            <text:p>20008.00010968</text:p>
          </table:table-cell>
          <table:table-cell office:value-type="float" office:value="21063.87195763" calcext:value-type="float">
            <text:p>21063.87195763</text:p>
          </table:table-cell>
          <table:table-cell office:value-type="float" office:value="20934.41389365" calcext:value-type="float">
            <text:p>20934.41389365</text:p>
          </table:table-cell>
          <table:table-cell office:value-type="float" office:value="19414.42786075" calcext:value-type="float">
            <text:p>19414.42786075</text:p>
          </table:table-cell>
          <table:table-cell office:value-type="float" office:value="11837.0063662" calcext:value-type="float">
            <text:p>11837.0063662</text:p>
          </table:table-cell>
          <table:table-cell office:value-type="float" office:value="11927.2396897" calcext:value-type="float">
            <text:p>11927.2396897</text:p>
          </table:table-cell>
          <table:table-cell office:value-type="float" office:value="13646.78279502" calcext:value-type="float">
            <text:p>13646.78279502</text:p>
          </table:table-cell>
          <table:table-cell office:value-type="float" office:value="13308.40993051" calcext:value-type="float">
            <text:p>13308.40993051</text:p>
          </table:table-cell>
          <table:table-cell office:value-type="float" office:value="13900.00024346" calcext:value-type="float">
            <text:p>13900.00024346</text:p>
          </table:table-cell>
          <table:table-cell office:value-type="float" office:value="14000.00041844" calcext:value-type="float">
            <text:p>14000.00041844</text:p>
          </table:table-cell>
          <table:table-cell office:value-type="float" office:value="13900.00025123" calcext:value-type="float">
            <text:p>13900.00025123</text:p>
          </table:table-cell>
          <table:table-cell office:value-type="float" office:value="12000.29043068" calcext:value-type="float">
            <text:p>12000.29043068</text:p>
          </table:table-cell>
          <table:table-cell office:value-type="float" office:value="12000.00000777" calcext:value-type="float">
            <text:p>12000.00000777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1332" calcext:value-type="float">
            <text:p>12000.00001332</text:p>
          </table:table-cell>
          <table:table-cell office:value-type="float" office:value="12000.00001554" calcext:value-type="float">
            <text:p>12000.00001554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2747" calcext:value-type="float">
            <text:p>12000.00002747</text:p>
          </table:table-cell>
          <table:table-cell office:value-type="float" office:value="12000.00015242" calcext:value-type="float">
            <text:p>12000.00015242</text:p>
          </table:table-cell>
          <table:table-cell office:value-type="float" office:value="12000.00012747" calcext:value-type="float">
            <text:p>12000.0001274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6489" calcext:value-type="float">
            <text:p>12000.00006489</text:p>
          </table:table-cell>
          <table:table-cell office:value-type="float" office:value="12000.00021223" calcext:value-type="float">
            <text:p>12000.00021223</text:p>
          </table:table-cell>
          <table:table-cell office:value-type="float" office:value="12000.00007677" calcext:value-type="float">
            <text:p>12000.00007677</text:p>
          </table:table-cell>
          <table:table-cell office:value-type="float" office:value="12000.00027149" calcext:value-type="float">
            <text:p>12000.00027149</text:p>
          </table:table-cell>
          <table:table-cell office:value-type="float" office:value="12000.00008941" calcext:value-type="float">
            <text:p>12000.00008941</text:p>
          </table:table-cell>
          <table:table-cell office:value-type="float" office:value="12000.00009635" calcext:value-type="float">
            <text:p>12000.00009635</text:p>
          </table:table-cell>
          <table:table-cell office:value-type="float" office:value="11901.5356792" calcext:value-type="float">
            <text:p>11901.5356792</text:p>
          </table:table-cell>
          <table:table-cell office:value-type="float" office:value="11104.98046417" calcext:value-type="float">
            <text:p>11104.98046417</text:p>
          </table:table-cell>
          <table:table-cell office:value-type="float" office:value="11102.00076917" calcext:value-type="float">
            <text:p>11102.00076917</text:p>
          </table:table-cell>
          <table:table-cell office:value-type="float" office:value="11523.3011271" calcext:value-type="float">
            <text:p>11523.3011271</text:p>
          </table:table-cell>
          <table:table-cell office:value-type="float" office:value="11949.82659782" calcext:value-type="float">
            <text:p>11949.82659782</text:p>
          </table:table-cell>
          <table:table-cell table:number-columns-repeated="2" office:value-type="float" office:value="10770.53467382" calcext:value-type="float">
            <text:p>10770.53467382</text:p>
          </table:table-cell>
          <table:table-cell office:value-type="float" office:value="12000.00203128" calcext:value-type="float">
            <text:p>12000.00203128</text:p>
          </table:table-cell>
          <table:table-cell office:value-type="float" office:value="12094.40613395" calcext:value-type="float">
            <text:p>12094.406133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250" calcext:value-type="float">
            <text:p>250</text:p>
          </table:table-cell>
          <table:table-cell office:value-type="float" office:value="946.36" calcext:value-type="float">
            <text:p>946.36</text:p>
          </table:table-cell>
          <table:table-cell office:value-type="float" office:value="1526.7" calcext:value-type="float">
            <text:p>1526.7</text:p>
          </table:table-cell>
          <table:table-cell office:value-type="float" office:value="2200" calcext:value-type="float">
            <text:p>2200</text:p>
          </table:table-cell>
          <table:table-cell office:value-type="float" office:value="3005" calcext:value-type="float">
            <text:p>3005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6711" calcext:value-type="float">
            <text:p>6711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office:value-type="float" office:value="8999" calcext:value-type="float">
            <text:p>8999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9478.77" calcext:value-type="float">
            <text:p>9478.77</text:p>
          </table:table-cell>
          <table:table-cell office:value-type="float" office:value="9952.71" calcext:value-type="float">
            <text:p>9952.71</text:p>
          </table:table-cell>
          <table:table-cell table:number-columns-repeated="14" office:value-type="float" office:value="10000" calcext:value-type="float">
            <text:p>10000</text:p>
          </table:table-cell>
          <table:table-cell office:value-type="float" office:value="10424.7585" calcext:value-type="float">
            <text:p>10424.758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00" calcext:value-type="float">
            <text:p>10600</text:p>
          </table:table-cell>
          <table:table-cell table:number-columns-repeated="2" office:value-type="float" office:value="11102.9" calcext:value-type="float">
            <text:p>11102.9</text:p>
          </table:table-cell>
          <table:table-cell office:value-type="float" office:value="11848.39013303" calcext:value-type="float">
            <text:p>11848.39013303</text:p>
          </table:table-cell>
          <table:table-cell office:value-type="float" office:value="11296.81007314" calcext:value-type="float">
            <text:p>11296.81007314</text:p>
          </table:table-cell>
          <table:table-cell office:value-type="float" office:value="11145.328808" calcext:value-type="float">
            <text:p>11145.328808</text:p>
          </table:table-cell>
          <table:table-cell office:value-type="float" office:value="11829.64175173" calcext:value-type="float">
            <text:p>11829.64175173</text:p>
          </table:table-cell>
          <table:table-cell office:value-type="float" office:value="11440" calcext:value-type="float">
            <text:p>11440</text:p>
          </table:table-cell>
          <table:table-cell office:value-type="float" office:value="11091.00000001" calcext:value-type="float">
            <text:p>11091.00000001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983.62454323" calcext:value-type="float">
            <text:p>10983.62454323</text:p>
          </table:table-cell>
          <table:table-cell office:value-type="float" office:value="12950.00010001" calcext:value-type="float">
            <text:p>12950.00010001</text:p>
          </table:table-cell>
          <table:table-cell office:value-type="float" office:value="12950.00020001" calcext:value-type="float">
            <text:p>12950.00020001</text:p>
          </table:table-cell>
          <table:table-cell office:value-type="float" office:value="12558.74120001" calcext:value-type="float">
            <text:p>12558.74120001</text:p>
          </table:table-cell>
          <table:table-cell office:value-type="float" office:value="12100.20927001" calcext:value-type="float">
            <text:p>12100.20927001</text:p>
          </table:table-cell>
          <table:table-cell office:value-type="float" office:value="11383.007194" calcext:value-type="float">
            <text:p>11383.007194</text:p>
          </table:table-cell>
          <table:table-cell office:value-type="float" office:value="11000.000055" calcext:value-type="float">
            <text:p>11000.000055</text:p>
          </table:table-cell>
          <table:table-cell office:value-type="float" office:value="10770.52340223" calcext:value-type="float">
            <text:p>10770.52340223</text:p>
          </table:table-cell>
          <table:table-cell office:value-type="float" office:value="11000.000055" calcext:value-type="float">
            <text:p>11000.000055</text:p>
          </table:table-cell>
          <table:table-cell office:value-type="float" office:value="10776.90713437" calcext:value-type="float">
            <text:p>10776.90713437</text:p>
          </table:table-cell>
          <table:table-cell office:value-type="float" office:value="11000.000255" calcext:value-type="float">
            <text:p>11000.000255</text:p>
          </table:table-cell>
          <table:table-cell office:value-type="float" office:value="10770.52361223" calcext:value-type="float">
            <text:p>10770.52361223</text:p>
          </table:table-cell>
          <table:table-cell office:value-type="float" office:value="11486.00000026" calcext:value-type="float">
            <text:p>11486.00000026</text:p>
          </table:table-cell>
          <table:table-cell office:value-type="float" office:value="11111.00021" calcext:value-type="float">
            <text:p>11111.00021</text:p>
          </table:table-cell>
          <table:table-cell office:value-type="float" office:value="10667.4" calcext:value-type="float">
            <text:p>10667.4</text:p>
          </table:table-cell>
          <table:table-cell office:value-type="float" office:value="10770.52381229" calcext:value-type="float">
            <text:p>10770.52381229</text:p>
          </table:table-cell>
          <table:table-cell office:value-type="float" office:value="11720.76578547" calcext:value-type="float">
            <text:p>11720.76578547</text:p>
          </table:table-cell>
          <table:table-cell office:value-type="float" office:value="14000" calcext:value-type="float">
            <text:p>14000</text:p>
          </table:table-cell>
          <table:table-cell office:value-type="float" office:value="14033.87934405" calcext:value-type="float">
            <text:p>14033.87934405</text:p>
          </table:table-cell>
          <table:table-cell table:number-columns-repeated="2" office:value-type="float" office:value="14286.87960405" calcext:value-type="float">
            <text:p>14286.87960405</text:p>
          </table:table-cell>
          <table:table-cell office:value-type="float" office:value="14000.001" calcext:value-type="float">
            <text:p>14000.001</text:p>
          </table:table-cell>
          <table:table-cell office:value-type="float" office:value="17937.52626989" calcext:value-type="float">
            <text:p>17937.52626989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4498.299317" calcext:value-type="float">
            <text:p>14498.299317</text:p>
          </table:table-cell>
          <table:table-cell office:value-type="float" office:value="15000.00983905" calcext:value-type="float">
            <text:p>15000.00983905</text:p>
          </table:table-cell>
          <table:table-cell office:value-type="float" office:value="14286.87973905" calcext:value-type="float">
            <text:p>14286.8797390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8011.13031502" calcext:value-type="float">
            <text:p>18011.13031502</text:p>
          </table:table-cell>
          <table:table-cell office:value-type="float" office:value="16767.73752653" calcext:value-type="float">
            <text:p>16767.73752653</text:p>
          </table:table-cell>
          <table:table-cell office:value-type="float" office:value="19414.42663935" calcext:value-type="float">
            <text:p>19414.42663935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5937.5265" calcext:value-type="float">
            <text:p>15937.526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5000.95078203" calcext:value-type="float">
            <text:p>15000.95078203</text:p>
          </table:table-cell>
          <table:table-cell table:number-columns-repeated="3" office:value-type="float" office:value="14286.87993905" calcext:value-type="float">
            <text:p>14286.8799390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628.07748585" calcext:value-type="float">
            <text:p>14628.07748585</text:p>
          </table:table-cell>
          <table:table-cell office:value-type="float" office:value="18400.00185304" calcext:value-type="float">
            <text:p>18400.00185304</text:p>
          </table:table-cell>
          <table:table-cell office:value-type="float" office:value="16000.01140003" calcext:value-type="float">
            <text:p>16000.01140003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8955.18382155" calcext:value-type="float">
            <text:p>18955.18382155</text:p>
          </table:table-cell>
          <table:table-cell office:value-type="float" office:value="15292.79232934" calcext:value-type="float">
            <text:p>15292.79232934</text:p>
          </table:table-cell>
          <table:table-cell office:value-type="float" office:value="15000" calcext:value-type="float">
            <text:p>15000</text:p>
          </table:table-cell>
          <table:table-cell office:value-type="float" office:value="15890.34195405" calcext:value-type="float">
            <text:p>15890.34195405</text:p>
          </table:table-cell>
          <table:table-cell office:value-type="float" office:value="17755.6169215" calcext:value-type="float">
            <text:p>17755.6169215</text:p>
          </table:table-cell>
          <table:table-cell table:number-columns-repeated="2" office:value-type="float" office:value="19414.42668935" calcext:value-type="float">
            <text:p>19414.42668935</text:p>
          </table:table-cell>
          <table:table-cell office:value-type="float" office:value="19754.74831563" calcext:value-type="float">
            <text:p>19754.74831563</text:p>
          </table:table-cell>
          <table:table-cell office:value-type="float" office:value="21425.22537666" calcext:value-type="float">
            <text:p>21425.22537666</text:p>
          </table:table-cell>
          <table:table-cell office:value-type="float" office:value="18899.37573382" calcext:value-type="float">
            <text:p>18899.37573382</text:p>
          </table:table-cell>
          <table:table-cell office:value-type="float" office:value="19414.42776892" calcext:value-type="float">
            <text:p>19414.42776892</text:p>
          </table:table-cell>
          <table:table-cell office:value-type="float" office:value="19935.91061913" calcext:value-type="float">
            <text:p>19935.91061913</text:p>
          </table:table-cell>
          <table:table-cell office:value-type="float" office:value="19999.99960911" calcext:value-type="float">
            <text:p>19999.99960911</text:p>
          </table:table-cell>
          <table:table-cell office:value-type="float" office:value="20008.00012856" calcext:value-type="float">
            <text:p>20008.00012856</text:p>
          </table:table-cell>
          <table:table-cell office:value-type="float" office:value="20263.05049759" calcext:value-type="float">
            <text:p>20263.05049759</text:p>
          </table:table-cell>
          <table:table-cell office:value-type="float" office:value="16252.42123285" calcext:value-type="float">
            <text:p>16252.42123285</text:p>
          </table:table-cell>
          <table:table-cell office:value-type="float" office:value="11800.00086165" calcext:value-type="float">
            <text:p>11800.00086165</text:p>
          </table:table-cell>
          <table:table-cell office:value-type="float" office:value="11900.00003664" calcext:value-type="float">
            <text:p>11900.00003664</text:p>
          </table:table-cell>
          <table:table-cell office:value-type="float" office:value="13507.13774427" calcext:value-type="float">
            <text:p>13507.13774427</text:p>
          </table:table-cell>
          <table:table-cell office:value-type="float" office:value="13000.05185244" calcext:value-type="float">
            <text:p>13000.05185244</text:p>
          </table:table-cell>
          <table:table-cell office:value-type="float" office:value="13634.88061482" calcext:value-type="float">
            <text:p>13634.88061482</text:p>
          </table:table-cell>
          <table:table-cell office:value-type="float" office:value="13900.00024346" calcext:value-type="float">
            <text:p>13900.00024346</text:p>
          </table:table-cell>
          <table:table-cell office:value-type="float" office:value="13699.77106574" calcext:value-type="float">
            <text:p>13699.77106574</text:p>
          </table:table-cell>
          <table:table-cell office:value-type="float" office:value="12000.00012777" calcext:value-type="float">
            <text:p>12000.00012777</text:p>
          </table:table-cell>
          <table:table-cell office:value-type="float" office:value="12000.00000777" calcext:value-type="float">
            <text:p>12000.00000777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01332" calcext:value-type="float">
            <text:p>12000.00001332</text:p>
          </table:table-cell>
          <table:table-cell office:value-type="float" office:value="12000.00001323" calcext:value-type="float">
            <text:p>12000.00001323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2000.00002747" calcext:value-type="float">
            <text:p>12000.00002747</text:p>
          </table:table-cell>
          <table:table-cell office:value-type="float" office:value="12000.00002532" calcext:value-type="float">
            <text:p>12000.00002532</text:p>
          </table:table-cell>
          <table:table-cell office:value-type="float" office:value="12000.00013088" calcext:value-type="float">
            <text:p>12000.00013088</text:p>
          </table:table-cell>
          <table:table-cell office:value-type="float" office:value="12000.00002977" calcext:value-type="float">
            <text:p>12000.00002977</text:p>
          </table:table-cell>
          <table:table-cell office:value-type="float" office:value="12000.00002532" calcext:value-type="float">
            <text:p>12000.00002532</text:p>
          </table:table-cell>
          <table:table-cell office:value-type="float" office:value="12000.00005489" calcext:value-type="float">
            <text:p>12000.00005489</text:p>
          </table:table-cell>
          <table:table-cell office:value-type="float" office:value="12000.00007583" calcext:value-type="float">
            <text:p>12000.00007583</text:p>
          </table:table-cell>
          <table:table-cell office:value-type="float" office:value="12000.00007455" calcext:value-type="float">
            <text:p>12000.00007455</text:p>
          </table:table-cell>
          <table:table-cell office:value-type="float" office:value="12000.00025914" calcext:value-type="float">
            <text:p>12000.00025914</text:p>
          </table:table-cell>
          <table:table-cell office:value-type="float" office:value="12000.00008541" calcext:value-type="float">
            <text:p>12000.00008541</text:p>
          </table:table-cell>
          <table:table-cell office:value-type="float" office:value="12000.00009635" calcext:value-type="float">
            <text:p>12000.00009635</text:p>
          </table:table-cell>
          <table:table-cell office:value-type="float" office:value="11826.94402191" calcext:value-type="float">
            <text:p>11826.94402191</text:p>
          </table:table-cell>
          <table:table-cell office:value-type="float" office:value="11102.00075823" calcext:value-type="float">
            <text:p>11102.00075823</text:p>
          </table:table-cell>
          <table:table-cell office:value-type="float" office:value="10770.53466288" calcext:value-type="float">
            <text:p>10770.53466288</text:p>
          </table:table-cell>
          <table:table-cell office:value-type="float" office:value="11102.00077464" calcext:value-type="float">
            <text:p>11102.00077464</text:p>
          </table:table-cell>
          <table:table-cell office:value-type="float" office:value="11794.85031512" calcext:value-type="float">
            <text:p>11794.85031512</text:p>
          </table:table-cell>
          <table:table-cell table:number-columns-repeated="2" office:value-type="float" office:value="10499.99911443" calcext:value-type="float">
            <text:p>10499.99911443</text:p>
          </table:table-cell>
          <table:table-cell office:value-type="float" office:value="11290.99997743" calcext:value-type="float">
            <text:p>11290.99997743</text:p>
          </table:table-cell>
          <table:table-cell office:value-type="float" office:value="12006.38327154" calcext:value-type="float">
            <text:p>12006.383271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011" calcext:value-type="float">
            <text:p>2011</text:p>
          </table:table-cell>
          <table:table-cell office:value-type="float" office:value="3005" calcext:value-type="float">
            <text:p>3005</text:p>
          </table:table-cell>
          <table:table-cell office:value-type="float" office:value="4000" calcext:value-type="float">
            <text:p>4000</text:p>
          </table:table-cell>
          <table:table-cell office:value-type="float" office:value="5850" calcext:value-type="float">
            <text:p>5850</text:p>
          </table:table-cell>
          <table:table-cell office:value-type="float" office:value="6625" calcext:value-type="float">
            <text:p>6625</text:p>
          </table:table-cell>
          <table:table-cell office:value-type="float" office:value="7450.31" calcext:value-type="float">
            <text:p>7450.31</text:p>
          </table:table-cell>
          <table:table-cell office:value-type="float" office:value="8999" calcext:value-type="float">
            <text:p>8999</text:p>
          </table:table-cell>
          <table:table-cell office:value-type="float" office:value="8910.1" calcext:value-type="float">
            <text:p>8910.1</text:p>
          </table:table-cell>
          <table:table-cell office:value-type="float" office:value="9000" calcext:value-type="float">
            <text:p>9000</text:p>
          </table:table-cell>
          <table:table-cell office:value-type="float" office:value="8910.1" calcext:value-type="float">
            <text:p>8910.1</text:p>
          </table:table-cell>
          <table:table-cell office:value-type="float" office:value="8999" calcext:value-type="float">
            <text:p>8999</text:p>
          </table:table-cell>
          <table:table-cell table:number-columns-repeated="2" office:value-type="float" office:value="9444" calcext:value-type="float">
            <text:p>9444</text:p>
          </table:table-cell>
          <table:table-cell office:value-type="float" office:value="9867.77" calcext:value-type="float">
            <text:p>9867.77</text:p>
          </table:table-cell>
          <table:table-cell table:number-columns-repeated="14" office:value-type="float" office:value="10000" calcext:value-type="float">
            <text:p>10000</text:p>
          </table:table-cell>
          <table:table-cell office:value-type="float" office:value="10237.11638034" calcext:value-type="float">
            <text:p>10237.11638034</text:p>
          </table:table-cell>
          <table:table-cell office:value-type="float" office:value="10082.46948933" calcext:value-type="float">
            <text:p>10082.46948933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float" office:value="11800" calcext:value-type="float">
            <text:p>11800</text:p>
          </table:table-cell>
          <table:table-cell office:value-type="float" office:value="11134.555808" calcext:value-type="float">
            <text:p>11134.555808</text:p>
          </table:table-cell>
          <table:table-cell office:value-type="float" office:value="10983.62454322" calcext:value-type="float">
            <text:p>10983.62454322</text:p>
          </table:table-cell>
          <table:table-cell office:value-type="float" office:value="11767.73630423" calcext:value-type="float">
            <text:p>11767.73630423</text:p>
          </table:table-cell>
          <table:table-cell table:number-columns-repeated="2" office:value-type="float" office:value="10983.62454322" calcext:value-type="float">
            <text:p>10983.62454322</text:p>
          </table:table-cell>
          <table:table-cell office:value-type="float" office:value="10399.979" calcext:value-type="float">
            <text:p>10399.979</text:p>
          </table:table-cell>
          <table:table-cell office:value-type="float" office:value="10770.51520823" calcext:value-type="float">
            <text:p>10770.51520823</text:p>
          </table:table-cell>
          <table:table-cell office:value-type="float" office:value="12637.33065642" calcext:value-type="float">
            <text:p>12637.33065642</text:p>
          </table:table-cell>
          <table:table-cell office:value-type="float" office:value="12589.94836201" calcext:value-type="float">
            <text:p>12589.94836201</text:p>
          </table:table-cell>
          <table:table-cell office:value-type="float" office:value="12500.00110001" calcext:value-type="float">
            <text:p>12500.00110001</text:p>
          </table:table-cell>
          <table:table-cell office:value-type="float" office:value="12039.15688728" calcext:value-type="float">
            <text:p>12039.15688728</text:p>
          </table:table-cell>
          <table:table-cell office:value-type="float" office:value="11181.17112501" calcext:value-type="float">
            <text:p>11181.17112501</text:p>
          </table:table-cell>
          <table:table-cell office:value-type="float" office:value="10770.52340223" calcext:value-type="float">
            <text:p>10770.52340223</text:p>
          </table:table-cell>
          <table:table-cell office:value-type="float" office:value="10689.04263588" calcext:value-type="float">
            <text:p>10689.04263588</text:p>
          </table:table-cell>
          <table:table-cell office:value-type="float" office:value="10770.52340223" calcext:value-type="float">
            <text:p>10770.52340223</text:p>
          </table:table-cell>
          <table:table-cell office:value-type="float" office:value="10770.52350223" calcext:value-type="float">
            <text:p>10770.52350223</text:p>
          </table:table-cell>
          <table:table-cell office:value-type="float" office:value="10770.52360223" calcext:value-type="float">
            <text:p>10770.52360223</text:p>
          </table:table-cell>
          <table:table-cell office:value-type="float" office:value="10689.04284588" calcext:value-type="float">
            <text:p>10689.04284588</text:p>
          </table:table-cell>
          <table:table-cell office:value-type="float" office:value="11448" calcext:value-type="float">
            <text:p>11448</text:p>
          </table:table-cell>
          <table:table-cell office:value-type="float" office:value="10770.52361223" calcext:value-type="float">
            <text:p>10770.52361223</text:p>
          </table:table-cell>
          <table:table-cell office:value-type="float" office:value="10009.26051402" calcext:value-type="float">
            <text:p>10009.26051402</text:p>
          </table:table-cell>
          <table:table-cell office:value-type="float" office:value="10711.11094007" calcext:value-type="float">
            <text:p>10711.11094007</text:p>
          </table:table-cell>
          <table:table-cell office:value-type="float" office:value="11696.87292238" calcext:value-type="float">
            <text:p>11696.87292238</text:p>
          </table:table-cell>
          <table:table-cell office:value-type="float" office:value="13581.56366468" calcext:value-type="float">
            <text:p>13581.56366468</text:p>
          </table:table-cell>
          <table:table-cell office:value-type="float" office:value="14000.001" calcext:value-type="float">
            <text:p>14000.001</text:p>
          </table:table-cell>
          <table:table-cell table:number-columns-repeated="2" office:value-type="float" office:value="14033.87934405" calcext:value-type="float">
            <text:p>14033.87934405</text:p>
          </table:table-cell>
          <table:table-cell office:value-type="float" office:value="13167.0011" calcext:value-type="float">
            <text:p>13167.0011</text:p>
          </table:table-cell>
          <table:table-cell office:value-type="float" office:value="15745.555017" calcext:value-type="float">
            <text:p>15745.555017</text:p>
          </table:table-cell>
          <table:table-cell office:value-type="float" office:value="15000.01710503" calcext:value-type="float">
            <text:p>15000.01710503</text:p>
          </table:table-cell>
          <table:table-cell office:value-type="float" office:value="14286.87960405" calcext:value-type="float">
            <text:p>14286.87960405</text:p>
          </table:table-cell>
          <table:table-cell office:value-type="float" office:value="14500.000135" calcext:value-type="float">
            <text:p>14500.000135</text:p>
          </table:table-cell>
          <table:table-cell office:value-type="float" office:value="14033.87957905" calcext:value-type="float">
            <text:p>14033.87957905</text:p>
          </table:table-cell>
          <table:table-cell office:value-type="float" office:value="15281.05027824" calcext:value-type="float">
            <text:p>15281.05027824</text:p>
          </table:table-cell>
          <table:table-cell office:value-type="float" office:value="14354.001" calcext:value-type="float">
            <text:p>14354.001</text:p>
          </table:table-cell>
          <table:table-cell office:value-type="float" office:value="17937.52660489" calcext:value-type="float">
            <text:p>17937.52660489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7937.52670489" calcext:value-type="float">
            <text:p>17937.52670489</text:p>
          </table:table-cell>
          <table:table-cell office:value-type="float" office:value="15097.991335" calcext:value-type="float">
            <text:p>15097.99133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5000.95078203" calcext:value-type="float">
            <text:p>15000.95078203</text:p>
          </table:table-cell>
          <table:table-cell office:value-type="float" office:value="15000.01003905" calcext:value-type="float">
            <text:p>15000.01003905</text:p>
          </table:table-cell>
          <table:table-cell table:number-columns-repeated="2" office:value-type="float" office:value="14033.87987905" calcext:value-type="float">
            <text:p>14033.87987905</text:p>
          </table:table-cell>
          <table:table-cell office:value-type="float" office:value="14250" calcext:value-type="float">
            <text:p>14250</text:p>
          </table:table-cell>
          <table:table-cell office:value-type="float" office:value="15155.1" calcext:value-type="float">
            <text:p>15155.1</text:p>
          </table:table-cell>
          <table:table-cell office:value-type="float" office:value="14628.07748585" calcext:value-type="float">
            <text:p>14628.07748585</text:p>
          </table:table-cell>
          <table:table-cell office:value-type="float" office:value="14500.001335" calcext:value-type="float">
            <text:p>14500.001335</text:p>
          </table:table-cell>
          <table:table-cell table:number-columns-repeated="2" office:value-type="float" office:value="15745.555352" calcext:value-type="float">
            <text:p>15745.555352</text:p>
          </table:table-cell>
          <table:table-cell office:value-type="float" office:value="15000.01004451" calcext:value-type="float">
            <text:p>15000.01004451</text:p>
          </table:table-cell>
          <table:table-cell office:value-type="float" office:value="17375.10971147" calcext:value-type="float">
            <text:p>17375.10971147</text:p>
          </table:table-cell>
          <table:table-cell office:value-type="float" office:value="15000.01004451" calcext:value-type="float">
            <text:p>15000.01004451</text:p>
          </table:table-cell>
          <table:table-cell office:value-type="float" office:value="14999.89950753" calcext:value-type="float">
            <text:p>14999.89950753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7523.23320482" calcext:value-type="float">
            <text:p>17523.23320482</text:p>
          </table:table-cell>
          <table:table-cell office:value-type="float" office:value="17816.91305565" calcext:value-type="float">
            <text:p>17816.91305565</text:p>
          </table:table-cell>
          <table:table-cell office:value-type="float" office:value="17999.79832299" calcext:value-type="float">
            <text:p>17999.79832299</text:p>
          </table:table-cell>
          <table:table-cell office:value-type="float" office:value="19414.42772926" calcext:value-type="float">
            <text:p>19414.42772926</text:p>
          </table:table-cell>
          <table:table-cell office:value-type="float" office:value="20008.00002465" calcext:value-type="float">
            <text:p>20008.00002465</text:p>
          </table:table-cell>
          <table:table-cell office:value-type="float" office:value="17879.99001394" calcext:value-type="float">
            <text:p>17879.99001394</text:p>
          </table:table-cell>
          <table:table-cell office:value-type="float" office:value="18899.37573927" calcext:value-type="float">
            <text:p>18899.37573927</text:p>
          </table:table-cell>
          <table:table-cell office:value-type="float" office:value="19414.42780727" calcext:value-type="float">
            <text:p>19414.42780727</text:p>
          </table:table-cell>
          <table:table-cell office:value-type="float" office:value="19477.80623333" calcext:value-type="float">
            <text:p>19477.80623333</text:p>
          </table:table-cell>
          <table:table-cell office:value-type="float" office:value="19999.99962799" calcext:value-type="float">
            <text:p>19999.99962799</text:p>
          </table:table-cell>
          <table:table-cell office:value-type="float" office:value="20008.00015632" calcext:value-type="float">
            <text:p>20008.00015632</text:p>
          </table:table-cell>
          <table:table-cell office:value-type="float" office:value="15745.55522675" calcext:value-type="float">
            <text:p>15745.55522675</text:p>
          </table:table-cell>
          <table:table-cell office:value-type="float" office:value="11729.07693671" calcext:value-type="float">
            <text:p>11729.07693671</text:p>
          </table:table-cell>
          <table:table-cell office:value-type="float" office:value="11837.0063662" calcext:value-type="float">
            <text:p>11837.0063662</text:p>
          </table:table-cell>
          <table:table-cell office:value-type="float" office:value="13308.40991071" calcext:value-type="float">
            <text:p>13308.40991071</text:p>
          </table:table-cell>
          <table:table-cell office:value-type="float" office:value="12799.99993385" calcext:value-type="float">
            <text:p>12799.99993385</text:p>
          </table:table-cell>
          <table:table-cell office:value-type="float" office:value="13606.96313638" calcext:value-type="float">
            <text:p>13606.96313638</text:p>
          </table:table-cell>
          <table:table-cell office:value-type="float" office:value="13634.88061482" calcext:value-type="float">
            <text:p>13634.88061482</text:p>
          </table:table-cell>
          <table:table-cell office:value-type="float" office:value="13334.87963766" calcext:value-type="float">
            <text:p>13334.87963766</text:p>
          </table:table-cell>
          <table:table-cell office:value-type="float" office:value="12000.00011111" calcext:value-type="float">
            <text:p>12000.00011111</text:p>
          </table:table-cell>
          <table:table-cell table:number-columns-repeated="3" office:value-type="float" office:value="12000" calcext:value-type="float">
            <text:p>12000</text:p>
          </table:table-cell>
          <table:table-cell office:value-type="float" office:value="12000.00000555" calcext:value-type="float">
            <text:p>12000.00000555</text:p>
          </table:table-cell>
          <table:table-cell office:value-type="float" office:value="12000.00001323" calcext:value-type="float">
            <text:p>12000.00001323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01332" calcext:value-type="float">
            <text:p>12000.00001332</text:p>
          </table:table-cell>
          <table:table-cell office:value-type="float" office:value="12000.00002532" calcext:value-type="float">
            <text:p>12000.00002532</text:p>
          </table:table-cell>
          <table:table-cell office:value-type="float" office:value="12000.00002523" calcext:value-type="float">
            <text:p>12000.00002523</text:p>
          </table:table-cell>
          <table:table-cell office:value-type="float" office:value="12000.00012747" calcext:value-type="float">
            <text:p>12000.0001274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2523" calcext:value-type="float">
            <text:p>12000.00002523</text:p>
          </table:table-cell>
          <table:table-cell office:value-type="float" office:value="12000.00005489" calcext:value-type="float">
            <text:p>12000.00005489</text:p>
          </table:table-cell>
          <table:table-cell office:value-type="float" office:value="12000.00006583" calcext:value-type="float">
            <text:p>12000.00006583</text:p>
          </table:table-cell>
          <table:table-cell office:value-type="float" office:value="12000.00007446" calcext:value-type="float">
            <text:p>12000.00007446</text:p>
          </table:table-cell>
          <table:table-cell office:value-type="float" office:value="12000.0002376" calcext:value-type="float">
            <text:p>12000.0002376</text:p>
          </table:table-cell>
          <table:table-cell office:value-type="float" office:value="12000.00008541" calcext:value-type="float">
            <text:p>12000.00008541</text:p>
          </table:table-cell>
          <table:table-cell office:value-type="float" office:value="12000.00009088" calcext:value-type="float">
            <text:p>12000.00009088</text:p>
          </table:table-cell>
          <table:table-cell office:value-type="float" office:value="11610.85202645" calcext:value-type="float">
            <text:p>11610.85202645</text:p>
          </table:table-cell>
          <table:table-cell office:value-type="float" office:value="11001.0765131" calcext:value-type="float">
            <text:p>11001.0765131</text:p>
          </table:table-cell>
          <table:table-cell office:value-type="float" office:value="10499.99910349" calcext:value-type="float">
            <text:p>10499.99910349</text:p>
          </table:table-cell>
          <table:table-cell office:value-type="float" office:value="10770.53467382" calcext:value-type="float">
            <text:p>10770.53467382</text:p>
          </table:table-cell>
          <table:table-cell office:value-type="float" office:value="11230.90789949" calcext:value-type="float">
            <text:p>11230.90789949</text:p>
          </table:table-cell>
          <table:table-cell office:value-type="float" office:value="10487.62945687" calcext:value-type="float">
            <text:p>10487.62945687</text:p>
          </table:table-cell>
          <table:table-cell office:value-type="float" office:value="10296.51455577" calcext:value-type="float">
            <text:p>10296.51455577</text:p>
          </table:table-cell>
          <table:table-cell office:value-type="float" office:value="10770.53467928" calcext:value-type="float">
            <text:p>10770.53467928</text:p>
          </table:table-cell>
          <table:table-cell office:value-type="float" office:value="12000.00203128" calcext:value-type="float">
            <text:p>12000.00203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225" calcext:value-type="float">
            <text:p>225</text:p>
          </table:table-cell>
          <table:table-cell office:value-type="float" office:value="895.65" calcext:value-type="float">
            <text:p>895.65</text:p>
          </table:table-cell>
          <table:table-cell office:value-type="float" office:value="1472.3" calcext:value-type="float">
            <text:p>1472.3</text:p>
          </table:table-cell>
          <table:table-cell office:value-type="float" office:value="2006.15" calcext:value-type="float">
            <text:p>2006.15</text:p>
          </table:table-cell>
          <table:table-cell office:value-type="float" office:value="2759.01" calcext:value-type="float">
            <text:p>2759.01</text:p>
          </table:table-cell>
          <table:table-cell office:value-type="float" office:value="4000" calcext:value-type="float">
            <text:p>4000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400" calcext:value-type="float">
            <text:p>7400</text:p>
          </table:table-cell>
          <table:table-cell office:value-type="float" office:value="8910.1" calcext:value-type="float">
            <text:p>8910.1</text:p>
          </table:table-cell>
          <table:table-cell office:value-type="float" office:value="8449" calcext:value-type="float">
            <text:p>8449</text:p>
          </table:table-cell>
          <table:table-cell office:value-type="float" office:value="8999" calcext:value-type="float">
            <text:p>8999</text:p>
          </table:table-cell>
          <table:table-cell office:value-type="float" office:value="8800" calcext:value-type="float">
            <text:p>8800</text:p>
          </table:table-cell>
          <table:table-cell office:value-type="float" office:value="8910.1" calcext:value-type="float">
            <text:p>8910.1</text:p>
          </table:table-cell>
          <table:table-cell office:value-type="float" office:value="9396.86" calcext:value-type="float">
            <text:p>9396.86</text:p>
          </table:table-cell>
          <table:table-cell office:value-type="float" office:value="9260" calcext:value-type="float">
            <text:p>9260</text:p>
          </table:table-cell>
          <table:table-cell office:value-type="float" office:value="9851" calcext:value-type="float">
            <text:p>9851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210.2795031" calcext:value-type="float">
            <text:p>10210.2795031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424.7585" calcext:value-type="float">
            <text:p>10424.7585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995.87654322" calcext:value-type="float">
            <text:p>10995.87654322</text:p>
          </table:table-cell>
          <table:table-cell office:value-type="float" office:value="11381.885808" calcext:value-type="float">
            <text:p>11381.885808</text:p>
          </table:table-cell>
          <table:table-cell office:value-type="float" office:value="10983.62454322" calcext:value-type="float">
            <text:p>10983.62454322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0770.51520822" calcext:value-type="float">
            <text:p>10770.51520822</text:p>
          </table:table-cell>
          <table:table-cell office:value-type="float" office:value="10011.30326329" calcext:value-type="float">
            <text:p>10011.30326329</text:p>
          </table:table-cell>
          <table:table-cell office:value-type="float" office:value="10689.03444188" calcext:value-type="float">
            <text:p>10689.03444188</text:p>
          </table:table-cell>
          <table:table-cell office:value-type="float" office:value="12558.74110001" calcext:value-type="float">
            <text:p>12558.74110001</text:p>
          </table:table-cell>
          <table:table-cell office:value-type="float" office:value="12558.74120001" calcext:value-type="float">
            <text:p>12558.74120001</text:p>
          </table:table-cell>
          <table:table-cell office:value-type="float" office:value="12100.20150001" calcext:value-type="float">
            <text:p>12100.20150001</text:p>
          </table:table-cell>
          <table:table-cell office:value-type="float" office:value="12000.01777" calcext:value-type="float">
            <text:p>12000.01777</text:p>
          </table:table-cell>
          <table:table-cell office:value-type="float" office:value="11000.000055" calcext:value-type="float">
            <text:p>11000.000055</text:p>
          </table:table-cell>
          <table:table-cell office:value-type="float" office:value="10689.04263588" calcext:value-type="float">
            <text:p>10689.04263588</text:p>
          </table:table-cell>
          <table:table-cell office:value-type="float" office:value="10682.017817" calcext:value-type="float">
            <text:p>10682.017817</text:p>
          </table:table-cell>
          <table:table-cell office:value-type="float" office:value="10689.04263588" calcext:value-type="float">
            <text:p>10689.04263588</text:p>
          </table:table-cell>
          <table:table-cell office:value-type="float" office:value="10689.04273588" calcext:value-type="float">
            <text:p>10689.04273588</text:p>
          </table:table-cell>
          <table:table-cell office:value-type="float" office:value="10763.43375267" calcext:value-type="float">
            <text:p>10763.43375267</text:p>
          </table:table-cell>
          <table:table-cell office:value-type="float" office:value="10682.018027" calcext:value-type="float">
            <text:p>10682.018027</text:p>
          </table:table-cell>
          <table:table-cell office:value-type="float" office:value="11181.17133501" calcext:value-type="float">
            <text:p>11181.17133501</text:p>
          </table:table-cell>
          <table:table-cell office:value-type="float" office:value="10689.04284588" calcext:value-type="float">
            <text:p>10689.04284588</text:p>
          </table:table-cell>
          <table:table-cell office:value-type="float" office:value="10001.74200502" calcext:value-type="float">
            <text:p>10001.74200502</text:p>
          </table:table-cell>
          <table:table-cell office:value-type="float" office:value="10689.04304594" calcext:value-type="float">
            <text:p>10689.04304594</text:p>
          </table:table-cell>
          <table:table-cell office:value-type="float" office:value="11662.36993145" calcext:value-type="float">
            <text:p>11662.36993145</text:p>
          </table:table-cell>
          <table:table-cell office:value-type="float" office:value="13215.00817405" calcext:value-type="float">
            <text:p>13215.00817405</text:p>
          </table:table-cell>
          <table:table-cell office:value-type="float" office:value="13215.00917405" calcext:value-type="float">
            <text:p>13215.00917405</text:p>
          </table:table-cell>
          <table:table-cell table:number-columns-repeated="2" office:value-type="float" office:value="14000.001" calcext:value-type="float">
            <text:p>14000.001</text:p>
          </table:table-cell>
          <table:table-cell office:value-type="float" office:value="13000.0511" calcext:value-type="float">
            <text:p>13000.0511</text:p>
          </table:table-cell>
          <table:table-cell office:value-type="float" office:value="15000.01710503" calcext:value-type="float">
            <text:p>15000.01710503</text:p>
          </table:table-cell>
          <table:table-cell office:value-type="float" office:value="15000.00970405" calcext:value-type="float">
            <text:p>15000.00970405</text:p>
          </table:table-cell>
          <table:table-cell office:value-type="float" office:value="14033.87934405" calcext:value-type="float">
            <text:p>14033.87934405</text:p>
          </table:table-cell>
          <table:table-cell office:value-type="float" office:value="14286.87973905" calcext:value-type="float">
            <text:p>14286.87973905</text:p>
          </table:table-cell>
          <table:table-cell office:value-type="float" office:value="14000.001135" calcext:value-type="float">
            <text:p>14000.00113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7390" calcext:value-type="float">
            <text:p>17390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7832.9678827" calcext:value-type="float">
            <text:p>17832.9678827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5257.97" calcext:value-type="float">
            <text:p>15257.97</text:p>
          </table:table-cell>
          <table:table-cell table:number-columns-repeated="2" office:value-type="float" office:value="15000.01003905" calcext:value-type="float">
            <text:p>15000.01003905</text:p>
          </table:table-cell>
          <table:table-cell office:value-type="float" office:value="15000.001" calcext:value-type="float">
            <text:p>15000.001</text:p>
          </table:table-cell>
          <table:table-cell table:number-columns-repeated="2" office:value-type="float" office:value="14000.001335" calcext:value-type="float">
            <text:p>14000.00133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5053.4178" calcext:value-type="float">
            <text:p>15053.4178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5000.0001" calcext:value-type="float">
            <text:p>15000.0001</text:p>
          </table:table-cell>
          <table:table-cell office:value-type="float" office:value="16102" calcext:value-type="float">
            <text:p>16102</text:p>
          </table:table-cell>
          <table:table-cell office:value-type="float" office:value="15000.0002" calcext:value-type="float">
            <text:p>15000.0002</text:p>
          </table:table-cell>
          <table:table-cell office:value-type="float" office:value="14500" calcext:value-type="float">
            <text:p>14500</text:p>
          </table:table-cell>
          <table:table-cell office:value-type="float" office:value="15107.93584771" calcext:value-type="float">
            <text:p>15107.93584771</text:p>
          </table:table-cell>
          <table:table-cell office:value-type="float" office:value="16126.61265886" calcext:value-type="float">
            <text:p>16126.61265886</text:p>
          </table:table-cell>
          <table:table-cell office:value-type="float" office:value="17755.6169215" calcext:value-type="float">
            <text:p>17755.6169215</text:p>
          </table:table-cell>
          <table:table-cell office:value-type="float" office:value="17816.91305565" calcext:value-type="float">
            <text:p>17816.91305565</text:p>
          </table:table-cell>
          <table:table-cell office:value-type="float" office:value="18899.37569416" calcext:value-type="float">
            <text:p>18899.37569416</text:p>
          </table:table-cell>
          <table:table-cell office:value-type="float" office:value="19414.42772926" calcext:value-type="float">
            <text:p>19414.42772926</text:p>
          </table:table-cell>
          <table:table-cell office:value-type="float" office:value="17816.91311996" calcext:value-type="float">
            <text:p>17816.91311996</text:p>
          </table:table-cell>
          <table:table-cell office:value-type="float" office:value="18356.8117" calcext:value-type="float">
            <text:p>18356.8117</text:p>
          </table:table-cell>
          <table:table-cell office:value-type="float" office:value="17816.91315182" calcext:value-type="float">
            <text:p>17816.91315182</text:p>
          </table:table-cell>
          <table:table-cell office:value-type="float" office:value="19414.42781411" calcext:value-type="float">
            <text:p>19414.42781411</text:p>
          </table:table-cell>
          <table:table-cell office:value-type="float" office:value="19414.42783299" calcext:value-type="float">
            <text:p>19414.42783299</text:p>
          </table:table-cell>
          <table:table-cell office:value-type="float" office:value="19414.42786075" calcext:value-type="float">
            <text:p>19414.42786075</text:p>
          </table:table-cell>
          <table:table-cell office:value-type="float" office:value="15724.00026686" calcext:value-type="float">
            <text:p>15724.00026686</text:p>
          </table:table-cell>
          <table:table-cell office:value-type="float" office:value="11600.00003664" calcext:value-type="float">
            <text:p>11600.00003664</text:p>
          </table:table-cell>
          <table:table-cell office:value-type="float" office:value="11800.00086165" calcext:value-type="float">
            <text:p>11800.00086165</text:p>
          </table:table-cell>
          <table:table-cell office:value-type="float" office:value="13000.05183264" calcext:value-type="float">
            <text:p>13000.05183264</text:p>
          </table:table-cell>
          <table:table-cell office:value-type="float" office:value="12190.3866836" calcext:value-type="float">
            <text:p>12190.3866836</text:p>
          </table:table-cell>
          <table:table-cell office:value-type="float" office:value="13000.05185244" calcext:value-type="float">
            <text:p>13000.05185244</text:p>
          </table:table-cell>
          <table:table-cell office:value-type="float" office:value="13500.00008386" calcext:value-type="float">
            <text:p>13500.00008386</text:p>
          </table:table-cell>
          <table:table-cell office:value-type="float" office:value="13333.33336726" calcext:value-type="float">
            <text:p>13333.33336726</text:p>
          </table:table-cell>
          <table:table-cell office:value-type="float" office:value="12000.00001547" calcext:value-type="float">
            <text:p>12000.00001547</text:p>
          </table:table-cell>
          <table:table-cell table:number-columns-repeated="3" office:value-type="float" office:value="12000" calcext:value-type="float">
            <text:p>12000</text:p>
          </table:table-cell>
          <table:table-cell office:value-type="float" office:value="12000.00000546" calcext:value-type="float">
            <text:p>12000.00000546</text:p>
          </table:table-cell>
          <table:table-cell table:number-columns-repeated="2" office:value-type="float" office:value="12000.00000777" calcext:value-type="float">
            <text:p>12000.00000777</text:p>
          </table:table-cell>
          <table:table-cell office:value-type="float" office:value="12000.00001323" calcext:value-type="float">
            <text:p>12000.00001323</text:p>
          </table:table-cell>
          <table:table-cell office:value-type="float" office:value="12000.00002523" calcext:value-type="float">
            <text:p>12000.00002523</text:p>
          </table:table-cell>
          <table:table-cell office:value-type="float" office:value="12000.00002377" calcext:value-type="float">
            <text:p>12000.00002377</text:p>
          </table:table-cell>
          <table:table-cell office:value-type="float" office:value="12000.00002977" calcext:value-type="float">
            <text:p>12000.0000297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2377" calcext:value-type="float">
            <text:p>12000.00002377</text:p>
          </table:table-cell>
          <table:table-cell office:value-type="float" office:value="12000.00005267" calcext:value-type="float">
            <text:p>12000.00005267</text:p>
          </table:table-cell>
          <table:table-cell office:value-type="float" office:value="12000.00006583" calcext:value-type="float">
            <text:p>12000.00006583</text:p>
          </table:table-cell>
          <table:table-cell office:value-type="float" office:value="12000.000073" calcext:value-type="float">
            <text:p>12000.000073</text:p>
          </table:table-cell>
          <table:table-cell office:value-type="float" office:value="12000.00023419" calcext:value-type="float">
            <text:p>12000.00023419</text:p>
          </table:table-cell>
          <table:table-cell office:value-type="float" office:value="12000.00008541" calcext:value-type="float">
            <text:p>12000.00008541</text:p>
          </table:table-cell>
          <table:table-cell office:value-type="float" office:value="12000.00009088" calcext:value-type="float">
            <text:p>12000.00009088</text:p>
          </table:table-cell>
          <table:table-cell office:value-type="float" office:value="11104.98045323" calcext:value-type="float">
            <text:p>11104.98045323</text:p>
          </table:table-cell>
          <table:table-cell office:value-type="float" office:value="10770.53465741" calcext:value-type="float">
            <text:p>10770.53465741</text:p>
          </table:table-cell>
          <table:table-cell office:value-type="float" office:value="10336.03415261" calcext:value-type="float">
            <text:p>10336.03415261</text:p>
          </table:table-cell>
          <table:table-cell office:value-type="float" office:value="10740.70270109" calcext:value-type="float">
            <text:p>10740.70270109</text:p>
          </table:table-cell>
          <table:table-cell office:value-type="float" office:value="11102.00078011" calcext:value-type="float">
            <text:p>11102.00078011</text:p>
          </table:table-cell>
          <table:table-cell office:value-type="float" office:value="10296.51355577" calcext:value-type="float">
            <text:p>10296.51355577</text:p>
          </table:table-cell>
          <table:table-cell office:value-type="float" office:value="10087.98209424" calcext:value-type="float">
            <text:p>10087.98209424</text:p>
          </table:table-cell>
          <table:table-cell office:value-type="float" office:value="10505.00118088" calcext:value-type="float">
            <text:p>10505.00118088</text:p>
          </table:table-cell>
          <table:table-cell office:value-type="float" office:value="11246.00001641" calcext:value-type="float">
            <text:p>11246.000016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50.03" calcext:value-type="float">
            <text:p>50.03</text:p>
          </table:table-cell>
          <table:table-cell office:value-type="float" office:value="201" calcext:value-type="float">
            <text:p>201</text:p>
          </table:table-cell>
          <table:table-cell office:value-type="float" office:value="850" calcext:value-type="float">
            <text:p>850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office:value-type="float" office:value="3920" calcext:value-type="float">
            <text:p>3920</text:p>
          </table:table-cell>
          <table:table-cell office:value-type="float" office:value="5100" calcext:value-type="float">
            <text:p>51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7372" calcext:value-type="float">
            <text:p>7372</text:p>
          </table:table-cell>
          <table:table-cell office:value-type="float" office:value="8900" calcext:value-type="float">
            <text:p>8900</text:p>
          </table:table-cell>
          <table:table-cell office:value-type="float" office:value="8436.91" calcext:value-type="float">
            <text:p>8436.91</text:p>
          </table:table-cell>
          <table:table-cell office:value-type="float" office:value="8910.1" calcext:value-type="float">
            <text:p>8910.1</text:p>
          </table:table-cell>
          <table:table-cell table:number-columns-repeated="2" office:value-type="float" office:value="8532.22" calcext:value-type="float">
            <text:p>8532.22</text:p>
          </table:table-cell>
          <table:table-cell office:value-type="float" office:value="9333.45" calcext:value-type="float">
            <text:p>9333.45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780" calcext:value-type="float">
            <text:p>9780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400" calcext:value-type="float">
            <text:p>10400</text:p>
          </table:table-cell>
          <table:table-cell office:value-type="float" office:value="10756.4985" calcext:value-type="float">
            <text:p>10756.4985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1192.948" calcext:value-type="float">
            <text:p>11192.948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726.82" calcext:value-type="float">
            <text:p>10726.82</text:p>
          </table:table-cell>
          <table:table-cell office:value-type="float" office:value="11145.328808" calcext:value-type="float">
            <text:p>11145.328808</text:p>
          </table:table-cell>
          <table:table-cell table:number-columns-repeated="2" office:value-type="float" office:value="10689.03444187" calcext:value-type="float">
            <text:p>10689.03444187</text:p>
          </table:table-cell>
          <table:table-cell office:value-type="float" office:value="10009.25211001" calcext:value-type="float">
            <text:p>10009.25211001</text:p>
          </table:table-cell>
          <table:table-cell office:value-type="float" office:value="10399.97900001" calcext:value-type="float">
            <text:p>10399.97900001</text:p>
          </table:table-cell>
          <table:table-cell office:value-type="float" office:value="12500.00100001" calcext:value-type="float">
            <text:p>12500.00100001</text:p>
          </table:table-cell>
          <table:table-cell office:value-type="float" office:value="12500.00110001" calcext:value-type="float">
            <text:p>12500.00110001</text:p>
          </table:table-cell>
          <table:table-cell office:value-type="float" office:value="12039.14911728" calcext:value-type="float">
            <text:p>12039.14911728</text:p>
          </table:table-cell>
          <table:table-cell office:value-type="float" office:value="12000.00923902" calcext:value-type="float">
            <text:p>12000.00923902</text:p>
          </table:table-cell>
          <table:table-cell office:value-type="float" office:value="10770.52340223" calcext:value-type="float">
            <text:p>10770.52340223</text:p>
          </table:table-cell>
          <table:table-cell office:value-type="float" office:value="10682.017817" calcext:value-type="float">
            <text:p>10682.017817</text:p>
          </table:table-cell>
          <table:table-cell office:value-type="float" office:value="10428.67765014" calcext:value-type="float">
            <text:p>10428.67765014</text:p>
          </table:table-cell>
          <table:table-cell office:value-type="float" office:value="10682.017817" calcext:value-type="float">
            <text:p>10682.017817</text:p>
          </table:table-cell>
          <table:table-cell office:value-type="float" office:value="10682.017917" calcext:value-type="float">
            <text:p>10682.017917</text:p>
          </table:table-cell>
          <table:table-cell office:value-type="float" office:value="10689.04283588" calcext:value-type="float">
            <text:p>10689.04283588</text:p>
          </table:table-cell>
          <table:table-cell office:value-type="float" office:value="10522.38792171" calcext:value-type="float">
            <text:p>10522.38792171</text:p>
          </table:table-cell>
          <table:table-cell office:value-type="float" office:value="11111.00021" calcext:value-type="float">
            <text:p>11111.00021</text:p>
          </table:table-cell>
          <table:table-cell office:value-type="float" office:value="10682.018027" calcext:value-type="float">
            <text:p>10682.018027</text:p>
          </table:table-cell>
          <table:table-cell office:value-type="float" office:value="10000.0352" calcext:value-type="float">
            <text:p>10000.0352</text:p>
          </table:table-cell>
          <table:table-cell office:value-type="float" office:value="10682.01822706" calcext:value-type="float">
            <text:p>10682.01822706</text:p>
          </table:table-cell>
          <table:table-cell office:value-type="float" office:value="11642.56983237" calcext:value-type="float">
            <text:p>11642.56983237</text:p>
          </table:table-cell>
          <table:table-cell office:value-type="float" office:value="13167.0001" calcext:value-type="float">
            <text:p>13167.0001</text:p>
          </table:table-cell>
          <table:table-cell table:number-columns-repeated="3" office:value-type="float" office:value="13167.0011" calcext:value-type="float">
            <text:p>13167.0011</text:p>
          </table:table-cell>
          <table:table-cell office:value-type="float" office:value="12554.48579528" calcext:value-type="float">
            <text:p>12554.48579528</text:p>
          </table:table-cell>
          <table:table-cell office:value-type="float" office:value="15000.00970405" calcext:value-type="float">
            <text:p>15000.00970405</text:p>
          </table:table-cell>
          <table:table-cell office:value-type="float" office:value="14498.299317" calcext:value-type="float">
            <text:p>14498.299317</text:p>
          </table:table-cell>
          <table:table-cell office:value-type="float" office:value="14000.001" calcext:value-type="float">
            <text:p>14000.001</text:p>
          </table:table-cell>
          <table:table-cell office:value-type="float" office:value="14033.87957905" calcext:value-type="float">
            <text:p>14033.87957905</text:p>
          </table:table-cell>
          <table:table-cell office:value-type="float" office:value="13167.001235" calcext:value-type="float">
            <text:p>13167.001235</text:p>
          </table:table-cell>
          <table:table-cell office:value-type="float" office:value="14500.000335" calcext:value-type="float">
            <text:p>14500.000335</text:p>
          </table:table-cell>
          <table:table-cell office:value-type="float" office:value="14033.87977905" calcext:value-type="float">
            <text:p>14033.8797790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5000.01003905" calcext:value-type="float">
            <text:p>15000.01003905</text:p>
          </table:table-cell>
          <table:table-cell table:number-columns-repeated="2" office:value-type="float" office:value="15000.001" calcext:value-type="float">
            <text:p>15000.001</text:p>
          </table:table-cell>
          <table:table-cell office:value-type="float" office:value="14500.001335" calcext:value-type="float">
            <text:p>14500.001335</text:p>
          </table:table-cell>
          <table:table-cell table:number-columns-repeated="2" office:value-type="float" office:value="13937.5265" calcext:value-type="float">
            <text:p>13937.526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958.93611394" calcext:value-type="float">
            <text:p>14958.93611394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6000.01140003" calcext:value-type="float">
            <text:p>16000.01140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4075.01669133" calcext:value-type="float">
            <text:p>14075.01669133</text:p>
          </table:table-cell>
          <table:table-cell office:value-type="float" office:value="15079.43155114" calcext:value-type="float">
            <text:p>15079.43155114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7622.24216299" calcext:value-type="float">
            <text:p>17622.24216299</text:p>
          </table:table-cell>
          <table:table-cell office:value-type="float" office:value="17178.32700594" calcext:value-type="float">
            <text:p>17178.32700594</text:p>
          </table:table-cell>
          <table:table-cell office:value-type="float" office:value="17999.79832299" calcext:value-type="float">
            <text:p>17999.79832299</text:p>
          </table:table-cell>
          <table:table-cell office:value-type="float" office:value="17816.9130803" calcext:value-type="float">
            <text:p>17816.9130803</text:p>
          </table:table-cell>
          <table:table-cell office:value-type="float" office:value="17399.79837265" calcext:value-type="float">
            <text:p>17399.79837265</text:p>
          </table:table-cell>
          <table:table-cell office:value-type="float" office:value="17816.9131268" calcext:value-type="float">
            <text:p>17816.9131268</text:p>
          </table:table-cell>
          <table:table-cell office:value-type="float" office:value="16399.79853144" calcext:value-type="float">
            <text:p>16399.79853144</text:p>
          </table:table-cell>
          <table:table-cell office:value-type="float" office:value="17816.91315866" calcext:value-type="float">
            <text:p>17816.91315866</text:p>
          </table:table-cell>
          <table:table-cell office:value-type="float" office:value="17816.91317754" calcext:value-type="float">
            <text:p>17816.91317754</text:p>
          </table:table-cell>
          <table:table-cell office:value-type="float" office:value="17816.9132053" calcext:value-type="float">
            <text:p>17816.9132053</text:p>
          </table:table-cell>
          <table:table-cell office:value-type="float" office:value="15499.88155842" calcext:value-type="float">
            <text:p>15499.88155842</text:p>
          </table:table-cell>
          <table:table-cell office:value-type="float" office:value="11472.00330553" calcext:value-type="float">
            <text:p>11472.00330553</text:p>
          </table:table-cell>
          <table:table-cell office:value-type="float" office:value="11697.68618417" calcext:value-type="float">
            <text:p>11697.68618417</text:p>
          </table:table-cell>
          <table:table-cell office:value-type="float" office:value="12799.99991405" calcext:value-type="float">
            <text:p>12799.99991405</text:p>
          </table:table-cell>
          <table:table-cell office:value-type="float" office:value="12041.2999617" calcext:value-type="float">
            <text:p>12041.2999617</text:p>
          </table:table-cell>
          <table:table-cell office:value-type="float" office:value="12799.99993385" calcext:value-type="float">
            <text:p>12799.99993385</text:p>
          </table:table-cell>
          <table:table-cell office:value-type="float" office:value="13333.33335949" calcext:value-type="float">
            <text:p>13333.33335949</text:p>
          </table:table-cell>
          <table:table-cell office:value-type="float" office:value="13143.06414415" calcext:value-type="float">
            <text:p>13143.06414415</text:p>
          </table:table-cell>
          <table:table-cell office:value-type="float" office:value="12000.00000777" calcext:value-type="float">
            <text:p>12000.00000777</text:p>
          </table:table-cell>
          <table:table-cell table:number-columns-repeated="4" office:value-type="float" office:value="12000" calcext:value-type="float">
            <text:p>12000</text:p>
          </table:table-cell>
          <table:table-cell table:number-columns-repeated="3" office:value-type="float" office:value="12000.00000777" calcext:value-type="float">
            <text:p>12000.00000777</text:p>
          </table:table-cell>
          <table:table-cell office:value-type="float" office:value="12000.00002377" calcext:value-type="float">
            <text:p>12000.00002377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2532" calcext:value-type="float">
            <text:p>12000.00002532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5258" calcext:value-type="float">
            <text:p>12000.00005258</text:p>
          </table:table-cell>
          <table:table-cell office:value-type="float" office:value="12000.00006361" calcext:value-type="float">
            <text:p>12000.00006361</text:p>
          </table:table-cell>
          <table:table-cell office:value-type="float" office:value="12000.0000713" calcext:value-type="float">
            <text:p>12000.0000713</text:p>
          </table:table-cell>
          <table:table-cell office:value-type="float" office:value="12000.00009779" calcext:value-type="float">
            <text:p>12000.00009779</text:p>
          </table:table-cell>
          <table:table-cell office:value-type="float" office:value="12000.00007994" calcext:value-type="float">
            <text:p>12000.00007994</text:p>
          </table:table-cell>
          <table:table-cell office:value-type="float" office:value="11979.65397919" calcext:value-type="float">
            <text:p>11979.65397919</text:p>
          </table:table-cell>
          <table:table-cell office:value-type="float" office:value="11102.00074729" calcext:value-type="float">
            <text:p>11102.00074729</text:p>
          </table:table-cell>
          <table:table-cell office:value-type="float" office:value="10499.99909802" calcext:value-type="float">
            <text:p>10499.99909802</text:p>
          </table:table-cell>
          <table:table-cell office:value-type="float" office:value="10009.26272509" calcext:value-type="float">
            <text:p>10009.26272509</text:p>
          </table:table-cell>
          <table:table-cell office:value-type="float" office:value="10576.13767523" calcext:value-type="float">
            <text:p>10576.13767523</text:p>
          </table:table-cell>
          <table:table-cell office:value-type="float" office:value="10770.53467382" calcext:value-type="float">
            <text:p>10770.53467382</text:p>
          </table:table-cell>
          <table:table-cell office:value-type="float" office:value="10222.26945142" calcext:value-type="float">
            <text:p>10222.26945142</text:p>
          </table:table-cell>
          <table:table-cell office:value-type="float" office:value="10062.62856629" calcext:value-type="float">
            <text:p>10062.62856629</text:p>
          </table:table-cell>
          <table:table-cell office:value-type="float" office:value="10499.99911443" calcext:value-type="float">
            <text:p>10499.99911443</text:p>
          </table:table-cell>
          <table:table-cell office:value-type="float" office:value="10887.99998992" calcext:value-type="float">
            <text:p>10887.999989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44.95" calcext:value-type="float">
            <text:p>844.95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office:value-type="float" office:value="3801" calcext:value-type="float">
            <text:p>3801</text:p>
          </table:table-cell>
          <table:table-cell office:value-type="float" office:value="5099.24" calcext:value-type="float">
            <text:p>5099.24</text:p>
          </table:table-cell>
          <table:table-cell office:value-type="float" office:value="6050" calcext:value-type="float">
            <text:p>6050</text:p>
          </table:table-cell>
          <table:table-cell office:value-type="float" office:value="7250" calcext:value-type="float">
            <text:p>7250</text:p>
          </table:table-cell>
          <table:table-cell office:value-type="float" office:value="8733.22" calcext:value-type="float">
            <text:p>8733.22</text:p>
          </table:table-cell>
          <table:table-cell office:value-type="float" office:value="8415.04" calcext:value-type="float">
            <text:p>8415.04</text:p>
          </table:table-cell>
          <table:table-cell office:value-type="float" office:value="8532.22" calcext:value-type="float">
            <text:p>8532.22</text:p>
          </table:table-cell>
          <table:table-cell office:value-type="float" office:value="8453.91" calcext:value-type="float">
            <text:p>8453.91</text:p>
          </table:table-cell>
          <table:table-cell office:value-type="float" office:value="8458" calcext:value-type="float">
            <text:p>8458</text:p>
          </table:table-cell>
          <table:table-cell office:value-type="float" office:value="9260" calcext:value-type="float">
            <text:p>926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478.77" calcext:value-type="float">
            <text:p>9478.77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9924.81999112" calcext:value-type="float">
            <text:p>9924.81999112</text:p>
          </table:table-cell>
          <table:table-cell office:value-type="float" office:value="9751" calcext:value-type="float">
            <text:p>9751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6.72248933" calcext:value-type="float">
            <text:p>10006.72248933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9.25101" calcext:value-type="float">
            <text:p>10009.25101</text:p>
          </table:table-cell>
          <table:table-cell table:number-columns-repeated="2" office:value-type="float" office:value="10689.03444187" calcext:value-type="float">
            <text:p>10689.03444187</text:p>
          </table:table-cell>
          <table:table-cell office:value-type="float" office:value="11102.9" calcext:value-type="float">
            <text:p>11102.9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703.14159265" calcext:value-type="float">
            <text:p>10703.14159265</text:p>
          </table:table-cell>
          <table:table-cell office:value-type="float" office:value="10983.62454322" calcext:value-type="float">
            <text:p>10983.62454322</text:p>
          </table:table-cell>
          <table:table-cell office:value-type="float" office:value="10536" calcext:value-type="float">
            <text:p>10536</text:p>
          </table:table-cell>
          <table:table-cell office:value-type="float" office:value="10499.9795" calcext:value-type="float">
            <text:p>10499.9795</text:p>
          </table:table-cell>
          <table:table-cell office:value-type="float" office:value="10002.8797" calcext:value-type="float">
            <text:p>10002.8797</text:p>
          </table:table-cell>
          <table:table-cell office:value-type="float" office:value="10144.00000001" calcext:value-type="float">
            <text:p>10144.00000001</text:p>
          </table:table-cell>
          <table:table-cell office:value-type="float" office:value="12401.16340001" calcext:value-type="float">
            <text:p>12401.16340001</text:p>
          </table:table-cell>
          <table:table-cell office:value-type="float" office:value="12401.16350001" calcext:value-type="float">
            <text:p>12401.16350001</text:p>
          </table:table-cell>
          <table:table-cell office:value-type="float" office:value="12000.01" calcext:value-type="float">
            <text:p>12000.01</text:p>
          </table:table-cell>
          <table:table-cell office:value-type="float" office:value="12000.00787" calcext:value-type="float">
            <text:p>12000.00787</text:p>
          </table:table-cell>
          <table:table-cell office:value-type="float" office:value="10742.48385901" calcext:value-type="float">
            <text:p>10742.48385901</text:p>
          </table:table-cell>
          <table:table-cell office:value-type="float" office:value="10428.67765014" calcext:value-type="float">
            <text:p>10428.67765014</text:p>
          </table:table-cell>
          <table:table-cell office:value-type="float" office:value="10293.29612654" calcext:value-type="float">
            <text:p>10293.29612654</text:p>
          </table:table-cell>
          <table:table-cell office:value-type="float" office:value="10449.00357305" calcext:value-type="float">
            <text:p>10449.00357305</text:p>
          </table:table-cell>
          <table:table-cell office:value-type="float" office:value="10428.67775014" calcext:value-type="float">
            <text:p>10428.67775014</text:p>
          </table:table-cell>
          <table:table-cell office:value-type="float" office:value="10682.018017" calcext:value-type="float">
            <text:p>10682.018017</text:p>
          </table:table-cell>
          <table:table-cell office:value-type="float" office:value="10500.03861" calcext:value-type="float">
            <text:p>10500.03861</text:p>
          </table:table-cell>
          <table:table-cell office:value-type="float" office:value="10770.52361223" calcext:value-type="float">
            <text:p>10770.52361223</text:p>
          </table:table-cell>
          <table:table-cell office:value-type="float" office:value="10612.99677911" calcext:value-type="float">
            <text:p>10612.99677911</text:p>
          </table:table-cell>
          <table:table-cell office:value-type="float" office:value="10000.031445" calcext:value-type="float">
            <text:p>10000.031445</text:p>
          </table:table-cell>
          <table:table-cell office:value-type="float" office:value="10667.40020006" calcext:value-type="float">
            <text:p>10667.40020006</text:p>
          </table:table-cell>
          <table:table-cell office:value-type="float" office:value="11627.99248683" calcext:value-type="float">
            <text:p>11627.99248683</text:p>
          </table:table-cell>
          <table:table-cell office:value-type="float" office:value="13000.0501" calcext:value-type="float">
            <text:p>13000.0501</text:p>
          </table:table-cell>
          <table:table-cell table:number-columns-repeated="3" office:value-type="float" office:value="13000.0511" calcext:value-type="float">
            <text:p>13000.0511</text:p>
          </table:table-cell>
          <table:table-cell office:value-type="float" office:value="12039.15845232" calcext:value-type="float">
            <text:p>12039.15845232</text:p>
          </table:table-cell>
          <table:table-cell office:value-type="float" office:value="14498.299317" calcext:value-type="float">
            <text:p>14498.299317</text:p>
          </table:table-cell>
          <table:table-cell office:value-type="float" office:value="14286.87960405" calcext:value-type="float">
            <text:p>14286.87960405</text:p>
          </table:table-cell>
          <table:table-cell office:value-type="float" office:value="13671.31305345" calcext:value-type="float">
            <text:p>13671.31305345</text:p>
          </table:table-cell>
          <table:table-cell office:value-type="float" office:value="14000.001135" calcext:value-type="float">
            <text:p>14000.001135</text:p>
          </table:table-cell>
          <table:table-cell office:value-type="float" office:value="13000.051235" calcext:value-type="float">
            <text:p>13000.05123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600" calcext:value-type="float">
            <text:p>14600</text:p>
          </table:table-cell>
          <table:table-cell office:value-type="float" office:value="15257.97" calcext:value-type="float">
            <text:p>15257.97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530.55781834" calcext:value-type="float">
            <text:p>14530.55781834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800" calcext:value-type="float">
            <text:p>13800</text:p>
          </table:table-cell>
          <table:table-cell office:value-type="float" office:value="13937.5265" calcext:value-type="float">
            <text:p>13937.526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4942.55661649" calcext:value-type="float">
            <text:p>14942.55661649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033.87988452" calcext:value-type="float">
            <text:p>14033.87988452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5000" calcext:value-type="float">
            <text:p>15000</text:p>
          </table:table-cell>
          <table:table-cell office:value-type="float" office:value="14063.32175432" calcext:value-type="float">
            <text:p>14063.32175432</text:p>
          </table:table-cell>
          <table:table-cell office:value-type="float" office:value="15000" calcext:value-type="float">
            <text:p>15000</text:p>
          </table:table-cell>
          <table:table-cell office:value-type="float" office:value="14999.999552" calcext:value-type="float">
            <text:p>14999.999552</text:p>
          </table:table-cell>
          <table:table-cell office:value-type="float" office:value="16678.32800594" calcext:value-type="float">
            <text:p>16678.32800594</text:p>
          </table:table-cell>
          <table:table-cell office:value-type="float" office:value="16862.22924815" calcext:value-type="float">
            <text:p>16862.22924815</text:p>
          </table:table-cell>
          <table:table-cell office:value-type="float" office:value="17816.9130803" calcext:value-type="float">
            <text:p>17816.9130803</text:p>
          </table:table-cell>
          <table:table-cell office:value-type="float" office:value="17699.79833299" calcext:value-type="float">
            <text:p>17699.79833299</text:p>
          </table:table-cell>
          <table:table-cell office:value-type="float" office:value="17247.32486041" calcext:value-type="float">
            <text:p>17247.32486041</text:p>
          </table:table-cell>
          <table:table-cell office:value-type="float" office:value="16899.90936052" calcext:value-type="float">
            <text:p>16899.90936052</text:p>
          </table:table-cell>
          <table:table-cell office:value-type="float" office:value="16224.00021356" calcext:value-type="float">
            <text:p>16224.00021356</text:p>
          </table:table-cell>
          <table:table-cell office:value-type="float" office:value="16252.42118621" calcext:value-type="float">
            <text:p>16252.42118621</text:p>
          </table:table-cell>
          <table:table-cell office:value-type="float" office:value="17759.54823909" calcext:value-type="float">
            <text:p>17759.54823909</text:p>
          </table:table-cell>
          <table:table-cell office:value-type="float" office:value="16712.05889863" calcext:value-type="float">
            <text:p>16712.05889863</text:p>
          </table:table-cell>
          <table:table-cell office:value-type="float" office:value="15204.60389365" calcext:value-type="float">
            <text:p>15204.60389365</text:p>
          </table:table-cell>
          <table:table-cell table:number-columns-repeated="2" office:value-type="float" office:value="11351.60001455" calcext:value-type="float">
            <text:p>11351.60001455</text:p>
          </table:table-cell>
          <table:table-cell office:value-type="float" office:value="12100.00048663" calcext:value-type="float">
            <text:p>12100.00048663</text:p>
          </table:table-cell>
          <table:table-cell office:value-type="float" office:value="12000.29041744" calcext:value-type="float">
            <text:p>12000.29041744</text:p>
          </table:table-cell>
          <table:table-cell office:value-type="float" office:value="12710.72294538" calcext:value-type="float">
            <text:p>12710.72294538</text:p>
          </table:table-cell>
          <table:table-cell office:value-type="float" office:value="13143.06413638" calcext:value-type="float">
            <text:p>13143.06413638</text:p>
          </table:table-cell>
          <table:table-cell office:value-type="float" office:value="13021.24774906" calcext:value-type="float">
            <text:p>13021.24774906</text:p>
          </table:table-cell>
          <table:table-cell office:value-type="float" office:value="12000.00000777" calcext:value-type="float">
            <text:p>12000.00000777</text:p>
          </table:table-cell>
          <table:table-cell table:number-columns-repeated="4" office:value-type="float" office:value="12000" calcext:value-type="float">
            <text:p>12000</text:p>
          </table:table-cell>
          <table:table-cell table:number-columns-repeated="3" office:value-type="float" office:value="12000.00000777" calcext:value-type="float">
            <text:p>12000.0000077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2754" calcext:value-type="float">
            <text:p>12000.00002754</text:p>
          </table:table-cell>
          <table:table-cell office:value-type="float" office:value="12000.00002523" calcext:value-type="float">
            <text:p>12000.00002523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5112" calcext:value-type="float">
            <text:p>12000.00005112</text:p>
          </table:table-cell>
          <table:table-cell office:value-type="float" office:value="12000.00006352" calcext:value-type="float">
            <text:p>12000.00006352</text:p>
          </table:table-cell>
          <table:table-cell office:value-type="float" office:value="12000.000069" calcext:value-type="float">
            <text:p>12000.000069</text:p>
          </table:table-cell>
          <table:table-cell office:value-type="float" office:value="12000.00008779" calcext:value-type="float">
            <text:p>12000.00008779</text:p>
          </table:table-cell>
          <table:table-cell office:value-type="float" office:value="12000.00007994" calcext:value-type="float">
            <text:p>12000.00007994</text:p>
          </table:table-cell>
          <table:table-cell office:value-type="float" office:value="11903.81310166" calcext:value-type="float">
            <text:p>11903.81310166</text:p>
          </table:table-cell>
          <table:table-cell office:value-type="float" office:value="11001.07650216" calcext:value-type="float">
            <text:p>11001.07650216</text:p>
          </table:table-cell>
          <table:table-cell office:value-type="float" office:value="10307.01265272" calcext:value-type="float">
            <text:p>10307.01265272</text:p>
          </table:table-cell>
          <table:table-cell office:value-type="float" office:value="10001.74101771" calcext:value-type="float">
            <text:p>10001.74101771</text:p>
          </table:table-cell>
          <table:table-cell office:value-type="float" office:value="10499.99910896" calcext:value-type="float">
            <text:p>10499.99910896</text:p>
          </table:table-cell>
          <table:table-cell office:value-type="float" office:value="10499.99911443" calcext:value-type="float">
            <text:p>10499.99911443</text:p>
          </table:table-cell>
          <table:table-cell office:value-type="float" office:value="10219.48513258" calcext:value-type="float">
            <text:p>10219.48513258</text:p>
          </table:table-cell>
          <table:table-cell office:value-type="float" office:value="10058.77403837" calcext:value-type="float">
            <text:p>10058.77403837</text:p>
          </table:table-cell>
          <table:table-cell office:value-type="float" office:value="10296.51455577" calcext:value-type="float">
            <text:p>10296.51455577</text:p>
          </table:table-cell>
          <table:table-cell office:value-type="float" office:value="10770.53467928" calcext:value-type="float">
            <text:p>10770.534679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1" calcext:value-type="float">
            <text:p>801</text:p>
          </table:table-cell>
          <table:table-cell office:value-type="float" office:value="1328.75" calcext:value-type="float">
            <text:p>1328.75</text:p>
          </table:table-cell>
          <table:table-cell office:value-type="float" office:value="2000" calcext:value-type="float">
            <text:p>2000</text:p>
          </table:table-cell>
          <table:table-cell office:value-type="float" office:value="2650.03" calcext:value-type="float">
            <text:p>2650.03</text:p>
          </table:table-cell>
          <table:table-cell office:value-type="float" office:value="3750.02" calcext:value-type="float">
            <text:p>3750.02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8449" calcext:value-type="float">
            <text:p>8449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8449" calcext:value-type="float">
            <text:p>8449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8357.55" calcext:value-type="float">
            <text:p>8357.55</text:p>
          </table:table-cell>
          <table:table-cell office:value-type="float" office:value="9067.32" calcext:value-type="float">
            <text:p>9067.32</text:p>
          </table:table-cell>
          <table:table-cell office:value-type="float" office:value="9000" calcext:value-type="float">
            <text:p>9000</text:p>
          </table:table-cell>
          <table:table-cell office:value-type="float" office:value="9444" calcext:value-type="float">
            <text:p>9444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office:value-type="float" office:value="9478.77" calcext:value-type="float">
            <text:p>9478.77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600" calcext:value-type="float">
            <text:p>10600</text:p>
          </table:table-cell>
          <table:table-cell office:value-type="float" office:value="10620.06015429" calcext:value-type="float">
            <text:p>10620.06015429</text:p>
          </table:table-cell>
          <table:table-cell office:value-type="float" office:value="11100" calcext:value-type="float">
            <text:p>11100</text:p>
          </table:table-cell>
          <table:table-cell office:value-type="float" office:value="10011.30326329" calcext:value-type="float">
            <text:p>10011.30326329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417.569" calcext:value-type="float">
            <text:p>10417.569</text:p>
          </table:table-cell>
          <table:table-cell office:value-type="float" office:value="10056.38354725" calcext:value-type="float">
            <text:p>10056.38354725</text:p>
          </table:table-cell>
          <table:table-cell office:value-type="float" office:value="10001.73360101" calcext:value-type="float">
            <text:p>10001.73360101</text:p>
          </table:table-cell>
          <table:table-cell office:value-type="float" office:value="10032.47782609" calcext:value-type="float">
            <text:p>10032.47782609</text:p>
          </table:table-cell>
          <table:table-cell office:value-type="float" office:value="12039.14901728" calcext:value-type="float">
            <text:p>12039.14901728</text:p>
          </table:table-cell>
          <table:table-cell office:value-type="float" office:value="12100.20150001" calcext:value-type="float">
            <text:p>12100.20150001</text:p>
          </table:table-cell>
          <table:table-cell office:value-type="float" office:value="12000.0001" calcext:value-type="float">
            <text:p>12000.0001</text:p>
          </table:table-cell>
          <table:table-cell office:value-type="float" office:value="11428.00787" calcext:value-type="float">
            <text:p>11428.00787</text:p>
          </table:table-cell>
          <table:table-cell office:value-type="float" office:value="10689.04263588" calcext:value-type="float">
            <text:p>10689.04263588</text:p>
          </table:table-cell>
          <table:table-cell office:value-type="float" office:value="10084.276725" calcext:value-type="float">
            <text:p>10084.276725</text:p>
          </table:table-cell>
          <table:table-cell office:value-type="float" office:value="10009.26030402" calcext:value-type="float">
            <text:p>10009.26030402</text:p>
          </table:table-cell>
          <table:table-cell office:value-type="float" office:value="10428.67765014" calcext:value-type="float">
            <text:p>10428.67765014</text:p>
          </table:table-cell>
          <table:table-cell office:value-type="float" office:value="10191.32601784" calcext:value-type="float">
            <text:p>10191.32601784</text:p>
          </table:table-cell>
          <table:table-cell office:value-type="float" office:value="10428.67785014" calcext:value-type="float">
            <text:p>10428.67785014</text:p>
          </table:table-cell>
          <table:table-cell office:value-type="float" office:value="10428.67786014" calcext:value-type="float">
            <text:p>10428.67786014</text:p>
          </table:table-cell>
          <table:table-cell office:value-type="float" office:value="10689.04284588" calcext:value-type="float">
            <text:p>10689.04284588</text:p>
          </table:table-cell>
          <table:table-cell office:value-type="float" office:value="10009.26051402" calcext:value-type="float">
            <text:p>10009.26051402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656.78990683" calcext:value-type="float">
            <text:p>10656.78990683</text:p>
          </table:table-cell>
          <table:table-cell office:value-type="float" office:value="11610.13197602" calcext:value-type="float">
            <text:p>11610.13197602</text:p>
          </table:table-cell>
          <table:table-cell office:value-type="float" office:value="12554.48479528" calcext:value-type="float">
            <text:p>12554.48479528</text:p>
          </table:table-cell>
          <table:table-cell table:number-columns-repeated="3" office:value-type="float" office:value="12554.48579528" calcext:value-type="float">
            <text:p>12554.48579528</text:p>
          </table:table-cell>
          <table:table-cell office:value-type="float" office:value="12000.01080408" calcext:value-type="float">
            <text:p>12000.01080408</text:p>
          </table:table-cell>
          <table:table-cell office:value-type="float" office:value="14286.87960405" calcext:value-type="float">
            <text:p>14286.87960405</text:p>
          </table:table-cell>
          <table:table-cell office:value-type="float" office:value="14033.87934405" calcext:value-type="float">
            <text:p>14033.87934405</text:p>
          </table:table-cell>
          <table:table-cell office:value-type="float" office:value="13167.0011" calcext:value-type="float">
            <text:p>13167.0011</text:p>
          </table:table-cell>
          <table:table-cell office:value-type="float" office:value="13167.001235" calcext:value-type="float">
            <text:p>13167.001235</text:p>
          </table:table-cell>
          <table:table-cell office:value-type="float" office:value="12554.48593028" calcext:value-type="float">
            <text:p>12554.48593028</text:p>
          </table:table-cell>
          <table:table-cell office:value-type="float" office:value="14033.87977905" calcext:value-type="float">
            <text:p>14033.87977905</text:p>
          </table:table-cell>
          <table:table-cell office:value-type="float" office:value="13214.99" calcext:value-type="float">
            <text:p>13214.99</text:p>
          </table:table-cell>
          <table:table-cell office:value-type="float" office:value="15000" calcext:value-type="float">
            <text:p>15000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5000.01003905" calcext:value-type="float">
            <text:p>15000.0100390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2666.9995784" calcext:value-type="float">
            <text:p>12666.9995784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542.35956877" calcext:value-type="float">
            <text:p>13542.35956877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444.20467665" calcext:value-type="float">
            <text:p>13444.2046766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000.0013407" calcext:value-type="float">
            <text:p>14000.0013407</text:p>
          </table:table-cell>
          <table:table-cell office:value-type="float" office:value="15000.01004451" calcext:value-type="float">
            <text:p>15000.01004451</text:p>
          </table:table-cell>
          <table:table-cell office:value-type="float" office:value="14999.89950753" calcext:value-type="float">
            <text:p>14999.89950753</text:p>
          </table:table-cell>
          <table:table-cell office:value-type="float" office:value="14033.87998452" calcext:value-type="float">
            <text:p>14033.87998452</text:p>
          </table:table-cell>
          <table:table-cell office:value-type="float" office:value="15000" calcext:value-type="float">
            <text:p>15000</text:p>
          </table:table-cell>
          <table:table-cell office:value-type="float" office:value="14999.99888" calcext:value-type="float">
            <text:p>14999.99888</text:p>
          </table:table-cell>
          <table:table-cell office:value-type="float" office:value="15837.6458942" calcext:value-type="float">
            <text:p>15837.6458942</text:p>
          </table:table-cell>
          <table:table-cell office:value-type="float" office:value="15745.555352" calcext:value-type="float">
            <text:p>15745.555352</text:p>
          </table:table-cell>
          <table:table-cell table:number-columns-repeated="2" office:value-type="float" office:value="15745.55557665" calcext:value-type="float">
            <text:p>15745.55557665</text:p>
          </table:table-cell>
          <table:table-cell office:value-type="float" office:value="16223.65519515" calcext:value-type="float">
            <text:p>16223.65519515</text:p>
          </table:table-cell>
          <table:table-cell office:value-type="float" office:value="16899.79837265" calcext:value-type="float">
            <text:p>16899.79837265</text:p>
          </table:table-cell>
          <table:table-cell office:value-type="float" office:value="16219.98982848" calcext:value-type="float">
            <text:p>16219.98982848</text:p>
          </table:table-cell>
          <table:table-cell office:value-type="float" office:value="16224.00022022" calcext:value-type="float">
            <text:p>16224.00022022</text:p>
          </table:table-cell>
          <table:table-cell office:value-type="float" office:value="16252.42120509" calcext:value-type="float">
            <text:p>16252.42120509</text:p>
          </table:table-cell>
          <table:table-cell office:value-type="float" office:value="16252.42123285" calcext:value-type="float">
            <text:p>16252.42123285</text:p>
          </table:table-cell>
          <table:table-cell office:value-type="float" office:value="15025.83614452" calcext:value-type="float">
            <text:p>15025.83614452</text:p>
          </table:table-cell>
          <table:table-cell table:number-columns-repeated="2" office:value-type="float" office:value="11336.84172288" calcext:value-type="float">
            <text:p>11336.84172288</text:p>
          </table:table-cell>
          <table:table-cell office:value-type="float" office:value="12000.29039764" calcext:value-type="float">
            <text:p>12000.29039764</text:p>
          </table:table-cell>
          <table:table-cell office:value-type="float" office:value="12000" calcext:value-type="float">
            <text:p>12000</text:p>
          </table:table-cell>
          <table:table-cell office:value-type="float" office:value="12590.3866836" calcext:value-type="float">
            <text:p>12590.3866836</text:p>
          </table:table-cell>
          <table:table-cell office:value-type="float" office:value="13000.05185244" calcext:value-type="float">
            <text:p>13000.05185244</text:p>
          </table:table-cell>
          <table:table-cell office:value-type="float" office:value="12900.6974647" calcext:value-type="float">
            <text:p>12900.6974647</text:p>
          </table:table-cell>
          <table:table-cell table:number-columns-repeated="5" office:value-type="float" office:value="12000" calcext:value-type="float">
            <text:p>12000</text:p>
          </table:table-cell>
          <table:table-cell table:number-columns-repeated="3" office:value-type="float" office:value="12000.00000777" calcext:value-type="float">
            <text:p>12000.0000077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2532" calcext:value-type="float">
            <text:p>12000.00002532</text:p>
          </table:table-cell>
          <table:table-cell office:value-type="float" office:value="12000.00002377" calcext:value-type="float">
            <text:p>12000.00002377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4712" calcext:value-type="float">
            <text:p>12000.00004712</text:p>
          </table:table-cell>
          <table:table-cell office:value-type="float" office:value="12000.00006206" calcext:value-type="float">
            <text:p>12000.00006206</text:p>
          </table:table-cell>
          <table:table-cell office:value-type="float" office:value="12000.000069" calcext:value-type="float">
            <text:p>12000.000069</text:p>
          </table:table-cell>
          <table:table-cell office:value-type="float" office:value="12000.00008557" calcext:value-type="float">
            <text:p>12000.00008557</text:p>
          </table:table-cell>
          <table:table-cell office:value-type="float" office:value="12000.00007764" calcext:value-type="float">
            <text:p>12000.00007764</text:p>
          </table:table-cell>
          <table:table-cell office:value-type="float" office:value="11901.53566826" calcext:value-type="float">
            <text:p>11901.53566826</text:p>
          </table:table-cell>
          <table:table-cell office:value-type="float" office:value="10889.04009352" calcext:value-type="float">
            <text:p>10889.04009352</text:p>
          </table:table-cell>
          <table:table-cell office:value-type="float" office:value="10009.26271415" calcext:value-type="float">
            <text:p>10009.26271415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188.58917942" calcext:value-type="float">
            <text:p>10188.58917942</text:p>
          </table:table-cell>
          <table:table-cell table:number-columns-repeated="2" office:value-type="float" office:value="10087.98209424" calcext:value-type="float">
            <text:p>10087.98209424</text:p>
          </table:table-cell>
          <table:table-cell office:value-type="float" office:value="10009.2627415" calcext:value-type="float">
            <text:p>10009.2627415</text:p>
          </table:table-cell>
          <table:table-cell office:value-type="float" office:value="10058.77403837" calcext:value-type="float">
            <text:p>10058.77403837</text:p>
          </table:table-cell>
          <table:table-cell office:value-type="float" office:value="10704.9998615" calcext:value-type="float">
            <text:p>10704.99986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250" calcext:value-type="float">
            <text:p>1250</text:p>
          </table:table-cell>
          <table:table-cell office:value-type="float" office:value="1900" calcext:value-type="float">
            <text:p>1900</text:p>
          </table:table-cell>
          <table:table-cell office:value-type="float" office:value="2550.01" calcext:value-type="float">
            <text:p>2550.01</text:p>
          </table:table-cell>
          <table:table-cell office:value-type="float" office:value="3555" calcext:value-type="float">
            <text:p>3555</text:p>
          </table:table-cell>
          <table:table-cell office:value-type="float" office:value="5000" calcext:value-type="float">
            <text:p>5000</text:p>
          </table:table-cell>
          <table:table-cell office:value-type="float" office:value="5900" calcext:value-type="float">
            <text:p>5900</text:p>
          </table:table-cell>
          <table:table-cell office:value-type="float" office:value="7112.71" calcext:value-type="float">
            <text:p>7112.71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8297.78" calcext:value-type="float">
            <text:p>8297.78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8180" calcext:value-type="float">
            <text:p>8180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9026.83" calcext:value-type="float">
            <text:p>9026.83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9260" calcext:value-type="float">
            <text:p>926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989.8663" calcext:value-type="float">
            <text:p>9989.8663</text:p>
          </table:table-cell>
          <table:table-cell office:value-type="float" office:value="9851" calcext:value-type="float">
            <text:p>9851</text:p>
          </table:table-cell>
          <table:table-cell office:value-type="float" office:value="10000" calcext:value-type="float">
            <text:p>1000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444" calcext:value-type="float">
            <text:p>9444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424.7585" calcext:value-type="float">
            <text:p>10424.7585</text:p>
          </table:table-cell>
          <table:table-cell office:value-type="float" office:value="10615.414" calcext:value-type="float">
            <text:p>10615.414</text:p>
          </table:table-cell>
          <table:table-cell office:value-type="float" office:value="10995.87504322" calcext:value-type="float">
            <text:p>10995.87504322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237.32453725" calcext:value-type="float">
            <text:p>10237.32453725</text:p>
          </table:table-cell>
          <table:table-cell office:value-type="float" office:value="10703.14159265" calcext:value-type="float">
            <text:p>10703.14159265</text:p>
          </table:table-cell>
          <table:table-cell table:number-columns-repeated="2" office:value-type="float" office:value="10011.30326329" calcext:value-type="float">
            <text:p>10011.30326329</text:p>
          </table:table-cell>
          <table:table-cell office:value-type="float" office:value="10000.001" calcext:value-type="float">
            <text:p>10000.001</text:p>
          </table:table-cell>
          <table:table-cell office:value-type="float" office:value="10011.3032633" calcext:value-type="float">
            <text:p>10011.3032633</text:p>
          </table:table-cell>
          <table:table-cell office:value-type="float" office:value="11382.999" calcext:value-type="float">
            <text:p>11382.999</text:p>
          </table:table-cell>
          <table:table-cell office:value-type="float" office:value="12039.14911728" calcext:value-type="float">
            <text:p>12039.14911728</text:p>
          </table:table-cell>
          <table:table-cell office:value-type="float" office:value="11970.0001" calcext:value-type="float">
            <text:p>11970.0001</text:p>
          </table:table-cell>
          <table:table-cell office:value-type="float" office:value="11383.007139" calcext:value-type="float">
            <text:p>11383.007139</text:p>
          </table:table-cell>
          <table:table-cell office:value-type="float" office:value="10682.017817" calcext:value-type="float">
            <text:p>10682.017817</text:p>
          </table:table-cell>
          <table:table-cell office:value-type="float" office:value="10009.26030402" calcext:value-type="float">
            <text:p>10009.26030402</text:p>
          </table:table-cell>
          <table:table-cell office:value-type="float" office:value="10001.74179502" calcext:value-type="float">
            <text:p>10001.74179502</text:p>
          </table:table-cell>
          <table:table-cell office:value-type="float" office:value="10009.26030402" calcext:value-type="float">
            <text:p>10009.26030402</text:p>
          </table:table-cell>
          <table:table-cell office:value-type="float" office:value="10009.26040402" calcext:value-type="float">
            <text:p>10009.26040402</text:p>
          </table:table-cell>
          <table:table-cell office:value-type="float" office:value="10009.26050402" calcext:value-type="float">
            <text:p>10009.26050402</text:p>
          </table:table-cell>
          <table:table-cell office:value-type="float" office:value="10014.00021" calcext:value-type="float">
            <text:p>10014.00021</text:p>
          </table:table-cell>
          <table:table-cell office:value-type="float" office:value="10682.018027" calcext:value-type="float">
            <text:p>10682.018027</text:p>
          </table:table-cell>
          <table:table-cell office:value-type="float" office:value="10001.74200502" calcext:value-type="float">
            <text:p>10001.74200502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610.13197602" calcext:value-type="float">
            <text:p>10610.13197602</text:p>
          </table:table-cell>
          <table:table-cell office:value-type="float" office:value="11588.49007215" calcext:value-type="float">
            <text:p>11588.49007215</text:p>
          </table:table-cell>
          <table:table-cell office:value-type="float" office:value="12039.15745232" calcext:value-type="float">
            <text:p>12039.15745232</text:p>
          </table:table-cell>
          <table:table-cell office:value-type="float" office:value="12039.15845232" calcext:value-type="float">
            <text:p>12039.15845232</text:p>
          </table:table-cell>
          <table:table-cell office:value-type="float" office:value="12100" calcext:value-type="float">
            <text:p>12100</text:p>
          </table:table-cell>
          <table:table-cell office:value-type="float" office:value="12039.15845232" calcext:value-type="float">
            <text:p>12039.15845232</text:p>
          </table:table-cell>
          <table:table-cell office:value-type="float" office:value="12000.00130006" calcext:value-type="float">
            <text:p>12000.00130006</text:p>
          </table:table-cell>
          <table:table-cell office:value-type="float" office:value="14033.87934405" calcext:value-type="float">
            <text:p>14033.87934405</text:p>
          </table:table-cell>
          <table:table-cell office:value-type="float" office:value="14000.001" calcext:value-type="float">
            <text:p>14000.001</text:p>
          </table:table-cell>
          <table:table-cell office:value-type="float" office:value="13000.0511" calcext:value-type="float">
            <text:p>13000.0511</text:p>
          </table:table-cell>
          <table:table-cell office:value-type="float" office:value="13000.051235" calcext:value-type="float">
            <text:p>13000.051235</text:p>
          </table:table-cell>
          <table:table-cell office:value-type="float" office:value="12039.15858732" calcext:value-type="float">
            <text:p>12039.15858732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169.23705311" calcext:value-type="float">
            <text:p>13169.23705311</text:p>
          </table:table-cell>
          <table:table-cell office:value-type="float" office:value="15000" calcext:value-type="float">
            <text:p>15000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400" calcext:value-type="float">
            <text:p>14400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001.000337" calcext:value-type="float">
            <text:p>14001.000337</text:p>
          </table:table-cell>
          <table:table-cell office:value-type="float" office:value="12352.77955245" calcext:value-type="float">
            <text:p>12352.77955245</text:p>
          </table:table-cell>
          <table:table-cell office:value-type="float" office:value="12666.9995784" calcext:value-type="float">
            <text:p>12666.9995784</text:p>
          </table:table-cell>
          <table:table-cell office:value-type="float" office:value="13023.50281202" calcext:value-type="float">
            <text:p>13023.50281202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600" calcext:value-type="float">
            <text:p>13600</text:p>
          </table:table-cell>
          <table:table-cell office:value-type="float" office:value="13307.84035942" calcext:value-type="float">
            <text:p>13307.84035942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5000.0001" calcext:value-type="float">
            <text:p>15000.0001</text:p>
          </table:table-cell>
          <table:table-cell office:value-type="float" office:value="14500" calcext:value-type="float">
            <text:p>14500</text:p>
          </table:table-cell>
          <table:table-cell office:value-type="float" office:value="14000.0012407" calcext:value-type="float">
            <text:p>14000.0012407</text:p>
          </table:table-cell>
          <table:table-cell table:number-columns-repeated="2" office:value-type="float" office:value="14999.89950753" calcext:value-type="float">
            <text:p>14999.89950753</text:p>
          </table:table-cell>
          <table:table-cell office:value-type="float" office:value="15745.555352" calcext:value-type="float">
            <text:p>15745.555352</text:p>
          </table:table-cell>
          <table:table-cell office:value-type="float" office:value="14999.999552" calcext:value-type="float">
            <text:p>14999.999552</text:p>
          </table:table-cell>
          <table:table-cell office:value-type="float" office:value="14999.99977564" calcext:value-type="float">
            <text:p>14999.99977564</text:p>
          </table:table-cell>
          <table:table-cell office:value-type="float" office:value="15418" calcext:value-type="float">
            <text:p>15418</text:p>
          </table:table-cell>
          <table:table-cell office:value-type="float" office:value="15745.55509735" calcext:value-type="float">
            <text:p>15745.55509735</text:p>
          </table:table-cell>
          <table:table-cell office:value-type="float" office:value="16219.98980344" calcext:value-type="float">
            <text:p>16219.98980344</text:p>
          </table:table-cell>
          <table:table-cell office:value-type="float" office:value="16116.69684619" calcext:value-type="float">
            <text:p>16116.69684619</text:p>
          </table:table-cell>
          <table:table-cell office:value-type="float" office:value="16219.98983534" calcext:value-type="float">
            <text:p>16219.98983534</text:p>
          </table:table-cell>
          <table:table-cell office:value-type="float" office:value="16224.0002391" calcext:value-type="float">
            <text:p>16224.0002391</text:p>
          </table:table-cell>
          <table:table-cell office:value-type="float" office:value="16224.00026686" calcext:value-type="float">
            <text:p>16224.00026686</text:p>
          </table:table-cell>
          <table:table-cell office:value-type="float" office:value="14999.9995361" calcext:value-type="float">
            <text:p>14999.9995361</text:p>
          </table:table-cell>
          <table:table-cell table:number-columns-repeated="2" office:value-type="float" office:value="11102.00023039" calcext:value-type="float">
            <text:p>11102.00023039</text:p>
          </table:table-cell>
          <table:table-cell office:value-type="float" office:value="11927.2396897" calcext:value-type="float">
            <text:p>11927.2396897</text:p>
          </table:table-cell>
          <table:table-cell office:value-type="float" office:value="11927.2397095" calcext:value-type="float">
            <text:p>11927.2397095</text:p>
          </table:table-cell>
          <table:table-cell office:value-type="float" office:value="12000.29041744" calcext:value-type="float">
            <text:p>12000.29041744</text:p>
          </table:table-cell>
          <table:table-cell office:value-type="float" office:value="12900.69797878" calcext:value-type="float">
            <text:p>12900.69797878</text:p>
          </table:table-cell>
          <table:table-cell office:value-type="float" office:value="12799.99999716" calcext:value-type="float">
            <text:p>12799.99999716</text:p>
          </table:table-cell>
          <table:table-cell table:number-columns-repeated="3" office:value-type="float" office:value="12000" calcext:value-type="float">
            <text:p>12000</text:p>
          </table:table-cell>
          <table:table-cell office:value-type="float" office:value="11999.96934845" calcext:value-type="float">
            <text:p>11999.96934845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12000.00000777" calcext:value-type="float">
            <text:p>12000.0000077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2523" calcext:value-type="float">
            <text:p>12000.00002523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4712" calcext:value-type="float">
            <text:p>12000.00004712</text:p>
          </table:table-cell>
          <table:table-cell office:value-type="float" office:value="12000.00005806" calcext:value-type="float">
            <text:p>12000.00005806</text:p>
          </table:table-cell>
          <table:table-cell office:value-type="float" office:value="12000.000069" calcext:value-type="float">
            <text:p>12000.000069</text:p>
          </table:table-cell>
          <table:table-cell office:value-type="float" office:value="12000.00008224" calcext:value-type="float">
            <text:p>12000.00008224</text:p>
          </table:table-cell>
          <table:table-cell office:value-type="float" office:value="11979.65396825" calcext:value-type="float">
            <text:p>11979.65396825</text:p>
          </table:table-cell>
          <table:table-cell office:value-type="float" office:value="11826.94401644" calcext:value-type="float">
            <text:p>11826.94401644</text:p>
          </table:table-cell>
          <table:table-cell office:value-type="float" office:value="10770.53464647" calcext:value-type="float">
            <text:p>10770.53464647</text:p>
          </table:table-cell>
          <table:table-cell office:value-type="float" office:value="10001.74101224" calcext:value-type="float">
            <text:p>10001.74101224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87.98209971" calcext:value-type="float">
            <text:p>10087.98209971</text:p>
          </table:table-cell>
          <table:table-cell office:value-type="float" office:value="10009.2627415" calcext:value-type="float">
            <text:p>10009.2627415</text:p>
          </table:table-cell>
          <table:table-cell office:value-type="float" office:value="10046.44730688" calcext:value-type="float">
            <text:p>10046.44730688</text:p>
          </table:table-cell>
          <table:table-cell office:value-type="float" office:value="10001.7407377" calcext:value-type="float">
            <text:p>10001.7407377</text:p>
          </table:table-cell>
          <table:table-cell office:value-type="float" office:value="10009.2627415" calcext:value-type="float">
            <text:p>10009.2627415</text:p>
          </table:table-cell>
          <table:table-cell office:value-type="float" office:value="10650.54013735" calcext:value-type="float">
            <text:p>10650.540137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97.58" calcext:value-type="float">
            <text:p>797.58</text:p>
          </table:table-cell>
          <table:table-cell office:value-type="float" office:value="1250" calcext:value-type="float">
            <text:p>1250</text:p>
          </table:table-cell>
          <table:table-cell office:value-type="float" office:value="1858.2" calcext:value-type="float">
            <text:p>1858.2</text:p>
          </table:table-cell>
          <table:table-cell office:value-type="float" office:value="2509.66" calcext:value-type="float">
            <text:p>2509.66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5850" calcext:value-type="float">
            <text:p>5850</text:p>
          </table:table-cell>
          <table:table-cell office:value-type="float" office:value="7100" calcext:value-type="float">
            <text:p>7100</text:p>
          </table:table-cell>
          <table:table-cell office:value-type="float" office:value="8000" calcext:value-type="float">
            <text:p>8000</text:p>
          </table:table-cell>
          <table:table-cell office:value-type="float" office:value="8050.1" calcext:value-type="float">
            <text:p>8050.1</text:p>
          </table:table-cell>
          <table:table-cell office:value-type="float" office:value="8180" calcext:value-type="float">
            <text:p>8180</text:p>
          </table:table-cell>
          <table:table-cell office:value-type="float" office:value="8000" calcext:value-type="float">
            <text:p>8000</text:p>
          </table:table-cell>
          <table:table-cell office:value-type="float" office:value="8229.02" calcext:value-type="float">
            <text:p>8229.02</text:p>
          </table:table-cell>
          <table:table-cell office:value-type="float" office:value="9000" calcext:value-type="float">
            <text:p>9000</text:p>
          </table:table-cell>
          <table:table-cell office:value-type="float" office:value="8999" calcext:value-type="float">
            <text:p>8999</text:p>
          </table:table-cell>
          <table:table-cell office:value-type="float" office:value="9210.2807" calcext:value-type="float">
            <text:p>9210.2807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office:value-type="float" office:value="9780" calcext:value-type="float">
            <text:p>9780</text:p>
          </table:table-cell>
          <table:table-cell office:value-type="float" office:value="10000" calcext:value-type="float">
            <text:p>10000</text:p>
          </table:table-cell>
          <table:table-cell office:value-type="float" office:value="9444" calcext:value-type="float">
            <text:p>9444</text:p>
          </table:table-cell>
          <table:table-cell office:value-type="float" office:value="9260" calcext:value-type="float">
            <text:p>9260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145.35362658" calcext:value-type="float">
            <text:p>10145.35362658</text:p>
          </table:table-cell>
          <table:table-cell office:value-type="float" office:value="10865.03388285" calcext:value-type="float">
            <text:p>10865.03388285</text:p>
          </table:table-cell>
          <table:table-cell office:value-type="float" office:value="10002" calcext:value-type="float">
            <text:p>10002</text:p>
          </table:table-cell>
          <table:table-cell office:value-type="float" office:value="10011.30326329" calcext:value-type="float">
            <text:p>10011.30326329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009.25201" calcext:value-type="float">
            <text:p>10009.25201</text:p>
          </table:table-cell>
          <table:table-cell office:value-type="float" office:value="10009.25211001" calcext:value-type="float">
            <text:p>10009.25211001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9.25211002" calcext:value-type="float">
            <text:p>10009.25211002</text:p>
          </table:table-cell>
          <table:table-cell office:value-type="float" office:value="11000.40000001" calcext:value-type="float">
            <text:p>11000.40000001</text:p>
          </table:table-cell>
          <table:table-cell office:value-type="float" office:value="12000.01" calcext:value-type="float">
            <text:p>12000.01</text:p>
          </table:table-cell>
          <table:table-cell office:value-type="float" office:value="11431.16330001" calcext:value-type="float">
            <text:p>11431.16330001</text:p>
          </table:table-cell>
          <table:table-cell office:value-type="float" office:value="11181.17107001" calcext:value-type="float">
            <text:p>11181.17107001</text:p>
          </table:table-cell>
          <table:table-cell office:value-type="float" office:value="10428.67765014" calcext:value-type="float">
            <text:p>10428.67765014</text:p>
          </table:table-cell>
          <table:table-cell office:value-type="float" office:value="10001.74179502" calcext:value-type="float">
            <text:p>10001.74179502</text:p>
          </table:table-cell>
          <table:table-cell office:value-type="float" office:value="10001.107825" calcext:value-type="float">
            <text:p>10001.107825</text:p>
          </table:table-cell>
          <table:table-cell office:value-type="float" office:value="10001.74179502" calcext:value-type="float">
            <text:p>10001.74179502</text:p>
          </table:table-cell>
          <table:table-cell office:value-type="float" office:value="10001.74189502" calcext:value-type="float">
            <text:p>10001.74189502</text:p>
          </table:table-cell>
          <table:table-cell office:value-type="float" office:value="10001.74199502" calcext:value-type="float">
            <text:p>10001.74199502</text:p>
          </table:table-cell>
          <table:table-cell office:value-type="float" office:value="10009.26051402" calcext:value-type="float">
            <text:p>10009.26051402</text:p>
          </table:table-cell>
          <table:table-cell office:value-type="float" office:value="10428.67786014" calcext:value-type="float">
            <text:p>10428.67786014</text:p>
          </table:table-cell>
          <table:table-cell office:value-type="float" office:value="10000.031445" calcext:value-type="float">
            <text:p>10000.031445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545.29518337" calcext:value-type="float">
            <text:p>10545.29518337</text:p>
          </table:table-cell>
          <table:table-cell office:value-type="float" office:value="11520.45359167" calcext:value-type="float">
            <text:p>11520.45359167</text:p>
          </table:table-cell>
          <table:table-cell office:value-type="float" office:value="12000.00980408" calcext:value-type="float">
            <text:p>12000.00980408</text:p>
          </table:table-cell>
          <table:table-cell office:value-type="float" office:value="12000.01080408" calcext:value-type="float">
            <text:p>12000.01080408</text:p>
          </table:table-cell>
          <table:table-cell office:value-type="float" office:value="12039.15845232" calcext:value-type="float">
            <text:p>12039.15845232</text:p>
          </table:table-cell>
          <table:table-cell office:value-type="float" office:value="12000.01080408" calcext:value-type="float">
            <text:p>12000.01080408</text:p>
          </table:table-cell>
          <table:table-cell office:value-type="float" office:value="11877.72074453" calcext:value-type="float">
            <text:p>11877.72074453</text:p>
          </table:table-cell>
          <table:table-cell office:value-type="float" office:value="14000.001" calcext:value-type="float">
            <text:p>14000.001</text:p>
          </table:table-cell>
          <table:table-cell office:value-type="float" office:value="13167.0011" calcext:value-type="float">
            <text:p>13167.0011</text:p>
          </table:table-cell>
          <table:table-cell office:value-type="float" office:value="12792.46574222" calcext:value-type="float">
            <text:p>12792.46574222</text:p>
          </table:table-cell>
          <table:table-cell office:value-type="float" office:value="12653.05179593" calcext:value-type="float">
            <text:p>12653.05179593</text:p>
          </table:table-cell>
          <table:table-cell office:value-type="float" office:value="12000.01093908" calcext:value-type="float">
            <text:p>12000.01093908</text:p>
          </table:table-cell>
          <table:table-cell office:value-type="float" office:value="13214.99" calcext:value-type="float">
            <text:p>13214.99</text:p>
          </table:table-cell>
          <table:table-cell office:value-type="float" office:value="13167.001435" calcext:value-type="float">
            <text:p>13167.001435</text:p>
          </table:table-cell>
          <table:table-cell office:value-type="float" office:value="15000" calcext:value-type="float">
            <text:p>15000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3999.999316" calcext:value-type="float">
            <text:p>13999.999316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4286.87993905" calcext:value-type="float">
            <text:p>14286.87993905</text:p>
          </table:table-cell>
          <table:table-cell table:number-columns-repeated="2" office:value-type="float" office:value="14000.001335" calcext:value-type="float">
            <text:p>14000.001335</text:p>
          </table:table-cell>
          <table:table-cell office:value-type="float" office:value="12039.15888732" calcext:value-type="float">
            <text:p>12039.15888732</text:p>
          </table:table-cell>
          <table:table-cell office:value-type="float" office:value="12293.93186454" calcext:value-type="float">
            <text:p>12293.93186454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937.5265" calcext:value-type="float">
            <text:p>13937.5265</text:p>
          </table:table-cell>
          <table:table-cell table:number-columns-repeated="2" office:value-type="float" office:value="13000.051435" calcext:value-type="float">
            <text:p>13000.05143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5000" calcext:value-type="float">
            <text:p>15000</text:p>
          </table:table-cell>
          <table:table-cell office:value-type="float" office:value="14033.87988452" calcext:value-type="float">
            <text:p>14033.87988452</text:p>
          </table:table-cell>
          <table:table-cell office:value-type="float" office:value="13950" calcext:value-type="float">
            <text:p>13950</text:p>
          </table:table-cell>
          <table:table-cell table:number-columns-repeated="2" office:value-type="float" office:value="14500" calcext:value-type="float">
            <text:p>14500</text:p>
          </table:table-cell>
          <table:table-cell office:value-type="float" office:value="14999.999552" calcext:value-type="float">
            <text:p>14999.999552</text:p>
          </table:table-cell>
          <table:table-cell office:value-type="float" office:value="14999.99888" calcext:value-type="float">
            <text:p>14999.99888</text:p>
          </table:table-cell>
          <table:table-cell office:value-type="float" office:value="14999.9988576" calcext:value-type="float">
            <text:p>14999.9988576</text:p>
          </table:table-cell>
          <table:table-cell office:value-type="float" office:value="15169.45426066" calcext:value-type="float">
            <text:p>15169.45426066</text:p>
          </table:table-cell>
          <table:table-cell office:value-type="float" office:value="14999.9998153" calcext:value-type="float">
            <text:p>14999.9998153</text:p>
          </table:table-cell>
          <table:table-cell office:value-type="float" office:value="15758.51657574" calcext:value-type="float">
            <text:p>15758.51657574</text:p>
          </table:table-cell>
          <table:table-cell office:value-type="float" office:value="15745.55512237" calcext:value-type="float">
            <text:p>15745.55512237</text:p>
          </table:table-cell>
          <table:table-cell office:value-type="float" office:value="16099.79855494" calcext:value-type="float">
            <text:p>16099.79855494</text:p>
          </table:table-cell>
          <table:table-cell office:value-type="float" office:value="15999.79858382" calcext:value-type="float">
            <text:p>15999.79858382</text:p>
          </table:table-cell>
          <table:table-cell office:value-type="float" office:value="15999.79861158" calcext:value-type="float">
            <text:p>15999.79861158</text:p>
          </table:table-cell>
          <table:table-cell office:value-type="float" office:value="14999.99872666" calcext:value-type="float">
            <text:p>14999.99872666</text:p>
          </table:table-cell>
          <table:table-cell office:value-type="float" office:value="10959.80667426" calcext:value-type="float">
            <text:p>10959.80667426</text:p>
          </table:table-cell>
          <table:table-cell office:value-type="float" office:value="10959.80677426" calcext:value-type="float">
            <text:p>10959.80677426</text:p>
          </table:table-cell>
          <table:table-cell office:value-type="float" office:value="11862.68618417" calcext:value-type="float">
            <text:p>11862.68618417</text:p>
          </table:table-cell>
          <table:table-cell office:value-type="float" office:value="11800.00088145" calcext:value-type="float">
            <text:p>11800.00088145</text:p>
          </table:table-cell>
          <table:table-cell office:value-type="float" office:value="12000.00012" calcext:value-type="float">
            <text:p>12000.00012</text:p>
          </table:table-cell>
          <table:table-cell office:value-type="float" office:value="12799.99997385" calcext:value-type="float">
            <text:p>12799.99997385</text:p>
          </table:table-cell>
          <table:table-cell office:value-type="float" office:value="12565.08133374" calcext:value-type="float">
            <text:p>12565.08133374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1999.96934845" calcext:value-type="float">
            <text:p>11999.96934845</text:p>
          </table:table-cell>
          <table:table-cell office:value-type="float" office:value="11979.65384784" calcext:value-type="float">
            <text:p>11979.65384784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2377" calcext:value-type="float">
            <text:p>12000.0000237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4712" calcext:value-type="float">
            <text:p>12000.00004712</text:p>
          </table:table-cell>
          <table:table-cell office:value-type="float" office:value="12000.00005806" calcext:value-type="float">
            <text:p>12000.00005806</text:p>
          </table:table-cell>
          <table:table-cell office:value-type="float" office:value="12000.000069" calcext:value-type="float">
            <text:p>12000.000069</text:p>
          </table:table-cell>
          <table:table-cell office:value-type="float" office:value="12000.00007993" calcext:value-type="float">
            <text:p>12000.00007993</text:p>
          </table:table-cell>
          <table:table-cell office:value-type="float" office:value="11901.53565732" calcext:value-type="float">
            <text:p>11901.53565732</text:p>
          </table:table-cell>
          <table:table-cell office:value-type="float" office:value="11601.13636741" calcext:value-type="float">
            <text:p>11601.13636741</text:p>
          </table:table-cell>
          <table:table-cell office:value-type="float" office:value="10524.47689415" calcext:value-type="float">
            <text:p>10524.47689415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9.26273603" calcext:value-type="float">
            <text:p>10009.26273603</text:p>
          </table:table-cell>
          <table:table-cell office:value-type="float" office:value="10001.74103865" calcext:value-type="float">
            <text:p>10001.74103865</text:p>
          </table:table-cell>
          <table:table-cell office:value-type="float" office:value="10009.2627415" calcext:value-type="float">
            <text:p>10009.2627415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001.7407377" calcext:value-type="float">
            <text:p>10001.7407377</text:p>
          </table:table-cell>
          <table:table-cell office:value-type="float" office:value="10499.99911443" calcext:value-type="float">
            <text:p>10499.999114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float" office:value="1850" calcext:value-type="float">
            <text:p>1850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5551.12" calcext:value-type="float">
            <text:p>5551.12</text:p>
          </table:table-cell>
          <table:table-cell office:value-type="float" office:value="7001.42" calcext:value-type="float">
            <text:p>7001.42</text:p>
          </table:table-cell>
          <table:table-cell table:number-columns-repeated="4" office:value-type="float" office:value="8000" calcext:value-type="float">
            <text:p>8000</text:p>
          </table:table-cell>
          <table:table-cell office:value-type="float" office:value="8102.25" calcext:value-type="float">
            <text:p>8102.25</text:p>
          </table:table-cell>
          <table:table-cell office:value-type="float" office:value="8999" calcext:value-type="float">
            <text:p>8999</text:p>
          </table:table-cell>
          <table:table-cell office:value-type="float" office:value="8885.1" calcext:value-type="float">
            <text:p>8885.1</text:p>
          </table:table-cell>
          <table:table-cell office:value-type="float" office:value="9081.4360236" calcext:value-type="float">
            <text:p>9081.4360236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780" calcext:value-type="float">
            <text:p>978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10000" calcext:value-type="float">
            <text:p>10000</text:p>
          </table:table-cell>
          <table:table-cell office:value-type="float" office:value="9260" calcext:value-type="float">
            <text:p>9260</text:p>
          </table:table-cell>
          <table:table-cell office:value-type="float" office:value="9210.2807" calcext:value-type="float">
            <text:p>9210.2807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117.63136185" calcext:value-type="float">
            <text:p>10117.63136185</text:p>
          </table:table-cell>
          <table:table-cell office:value-type="float" office:value="10770.51520822" calcext:value-type="float">
            <text:p>10770.51520822</text:p>
          </table:table-cell>
          <table:table-cell office:value-type="float" office:value="10001.73260101" calcext:value-type="float">
            <text:p>10001.73260101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417.569" calcext:value-type="float">
            <text:p>10417.569</text:p>
          </table:table-cell>
          <table:table-cell table:number-columns-repeated="2" office:value-type="float" office:value="10001.73360101" calcext:value-type="float">
            <text:p>10001.73360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.73360102" calcext:value-type="float">
            <text:p>10001.73360102</text:p>
          </table:table-cell>
          <table:table-cell office:value-type="float" office:value="11000.10020001" calcext:value-type="float">
            <text:p>11000.10020001</text:p>
          </table:table-cell>
          <table:table-cell table:number-columns-repeated="2" office:value-type="float" office:value="11382.999369" calcext:value-type="float">
            <text:p>11382.999369</text:p>
          </table:table-cell>
          <table:table-cell office:value-type="float" office:value="11000.40823901" calcext:value-type="float">
            <text:p>11000.40823901</text:p>
          </table:table-cell>
          <table:table-cell office:value-type="float" office:value="10084.176725" calcext:value-type="float">
            <text:p>10084.176725</text:p>
          </table:table-cell>
          <table:table-cell table:number-columns-repeated="3" office:value-type="float" office:value="10000.031235" calcext:value-type="float">
            <text:p>10000.031235</text:p>
          </table:table-cell>
          <table:table-cell office:value-type="float" office:value="10001.007925" calcext:value-type="float">
            <text:p>10001.007925</text:p>
          </table:table-cell>
          <table:table-cell office:value-type="float" office:value="10000.031435" calcext:value-type="float">
            <text:p>10000.031435</text:p>
          </table:table-cell>
          <table:table-cell office:value-type="float" office:value="10001.74200502" calcext:value-type="float">
            <text:p>10001.74200502</text:p>
          </table:table-cell>
          <table:table-cell office:value-type="float" office:value="10009.26051402" calcext:value-type="float">
            <text:p>10009.26051402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000.015905" calcext:value-type="float">
            <text:p>10000.015905</text:p>
          </table:table-cell>
          <table:table-cell office:value-type="float" office:value="10520.45359167" calcext:value-type="float">
            <text:p>10520.45359167</text:p>
          </table:table-cell>
          <table:table-cell office:value-type="float" office:value="11511.53571526" calcext:value-type="float">
            <text:p>11511.53571526</text:p>
          </table:table-cell>
          <table:table-cell office:value-type="float" office:value="12000.00030006" calcext:value-type="float">
            <text:p>12000.00030006</text:p>
          </table:table-cell>
          <table:table-cell office:value-type="float" office:value="12000.00130006" calcext:value-type="float">
            <text:p>12000.00130006</text:p>
          </table:table-cell>
          <table:table-cell office:value-type="float" office:value="12000.01080408" calcext:value-type="float">
            <text:p>12000.01080408</text:p>
          </table:table-cell>
          <table:table-cell office:value-type="float" office:value="12000.00130006" calcext:value-type="float">
            <text:p>12000.00130006</text:p>
          </table:table-cell>
          <table:table-cell office:value-type="float" office:value="11499.9998" calcext:value-type="float">
            <text:p>11499.9998</text:p>
          </table:table-cell>
          <table:table-cell office:value-type="float" office:value="13525.6121348" calcext:value-type="float">
            <text:p>13525.6121348</text:p>
          </table:table-cell>
          <table:table-cell office:value-type="float" office:value="13000.0511" calcext:value-type="float">
            <text:p>13000.0511</text:p>
          </table:table-cell>
          <table:table-cell office:value-type="float" office:value="12650" calcext:value-type="float">
            <text:p>12650</text:p>
          </table:table-cell>
          <table:table-cell office:value-type="float" office:value="12554.48593028" calcext:value-type="float">
            <text:p>12554.48593028</text:p>
          </table:table-cell>
          <table:table-cell office:value-type="float" office:value="11877.72087953" calcext:value-type="float">
            <text:p>11877.72087953</text:p>
          </table:table-cell>
          <table:table-cell office:value-type="float" office:value="13167.001435" calcext:value-type="float">
            <text:p>13167.001435</text:p>
          </table:table-cell>
          <table:table-cell office:value-type="float" office:value="13009.42675541" calcext:value-type="float">
            <text:p>13009.42675541</text:p>
          </table:table-cell>
          <table:table-cell office:value-type="float" office:value="14600" calcext:value-type="float">
            <text:p>14600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3399.99851317" calcext:value-type="float">
            <text:p>13399.99851317</text:p>
          </table:table-cell>
          <table:table-cell office:value-type="float" office:value="13900" calcext:value-type="float">
            <text:p>13900</text:p>
          </table:table-cell>
          <table:table-cell office:value-type="float" office:value="14033.87987905" calcext:value-type="float">
            <text:p>14033.87987905</text:p>
          </table:table-cell>
          <table:table-cell office:value-type="float" office:value="13997.097319" calcext:value-type="float">
            <text:p>13997.097319</text:p>
          </table:table-cell>
          <table:table-cell office:value-type="float" office:value="13787.80769746" calcext:value-type="float">
            <text:p>13787.80769746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2260.8951694" calcext:value-type="float">
            <text:p>12260.8951694</text:p>
          </table:table-cell>
          <table:table-cell office:value-type="float" office:value="12996" calcext:value-type="float">
            <text:p>12996</text:p>
          </table:table-cell>
          <table:table-cell office:value-type="float" office:value="13000.051435" calcext:value-type="float">
            <text:p>13000.051435</text:p>
          </table:table-cell>
          <table:table-cell table:number-columns-repeated="2" office:value-type="float" office:value="13000" calcext:value-type="float">
            <text:p>13000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.0012407" calcext:value-type="float">
            <text:p>14000.0012407</text:p>
          </table:table-cell>
          <table:table-cell office:value-type="float" office:value="13938.38388607" calcext:value-type="float">
            <text:p>13938.38388607</text:p>
          </table:table-cell>
          <table:table-cell table:number-columns-repeated="2" office:value-type="float" office:value="14000.0012407" calcext:value-type="float">
            <text:p>14000.0012407</text:p>
          </table:table-cell>
          <table:table-cell office:value-type="float" office:value="14999.99888" calcext:value-type="float">
            <text:p>14999.99888</text:p>
          </table:table-cell>
          <table:table-cell table:number-columns-repeated="2" office:value-type="float" office:value="14999.89950753" calcext:value-type="float">
            <text:p>14999.89950753</text:p>
          </table:table-cell>
          <table:table-cell office:value-type="float" office:value="14999.99977564" calcext:value-type="float">
            <text:p>14999.99977564</text:p>
          </table:table-cell>
          <table:table-cell office:value-type="float" office:value="14999.99889726" calcext:value-type="float">
            <text:p>14999.99889726</text:p>
          </table:table-cell>
          <table:table-cell office:value-type="float" office:value="15745.55509735" calcext:value-type="float">
            <text:p>15745.55509735</text:p>
          </table:table-cell>
          <table:table-cell office:value-type="float" office:value="15657.64449521" calcext:value-type="float">
            <text:p>15657.64449521</text:p>
          </table:table-cell>
          <table:table-cell office:value-type="float" office:value="15745.55512921" calcext:value-type="float">
            <text:p>15745.55512921</text:p>
          </table:table-cell>
          <table:table-cell office:value-type="float" office:value="15745.55514809" calcext:value-type="float">
            <text:p>15745.55514809</text:p>
          </table:table-cell>
          <table:table-cell office:value-type="float" office:value="15745.55517585" calcext:value-type="float">
            <text:p>15745.55517585</text:p>
          </table:table-cell>
          <table:table-cell office:value-type="float" office:value="14999.89962559" calcext:value-type="float">
            <text:p>14999.89962559</text:p>
          </table:table-cell>
          <table:table-cell table:number-columns-repeated="2" office:value-type="float" office:value="10910.16861665" calcext:value-type="float">
            <text:p>10910.16861665</text:p>
          </table:table-cell>
          <table:table-cell office:value-type="float" office:value="11800.00086165" calcext:value-type="float">
            <text:p>11800.00086165</text:p>
          </table:table-cell>
          <table:table-cell office:value-type="float" office:value="11722.98625397" calcext:value-type="float">
            <text:p>11722.98625397</text:p>
          </table:table-cell>
          <table:table-cell office:value-type="float" office:value="11927.2397095" calcext:value-type="float">
            <text:p>11927.2397095</text:p>
          </table:table-cell>
          <table:table-cell office:value-type="float" office:value="12565.08132597" calcext:value-type="float">
            <text:p>12565.08132597</text:p>
          </table:table-cell>
          <table:table-cell office:value-type="float" office:value="12020.48599726" calcext:value-type="float">
            <text:p>12020.48599726</text:p>
          </table:table-cell>
          <table:table-cell office:value-type="float" office:value="12000" calcext:value-type="float">
            <text:p>12000</text:p>
          </table:table-cell>
          <table:table-cell office:value-type="float" office:value="11927.23971727" calcext:value-type="float">
            <text:p>11927.23971727</text:p>
          </table:table-cell>
          <table:table-cell office:value-type="float" office:value="11979.65384784" calcext:value-type="float">
            <text:p>11979.65384784</text:p>
          </table:table-cell>
          <table:table-cell office:value-type="float" office:value="11927.23971727" calcext:value-type="float">
            <text:p>11927.23971727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1999.96935622" calcext:value-type="float">
            <text:p>11999.96935622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12" calcext:value-type="float">
            <text:p>12000.000012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2000.000012" calcext:value-type="float">
            <text:p>12000.000012</text:p>
          </table:table-cell>
          <table:table-cell office:value-type="float" office:value="12000.00004712" calcext:value-type="float">
            <text:p>12000.00004712</text:p>
          </table:table-cell>
          <table:table-cell office:value-type="float" office:value="12000.00005806" calcext:value-type="float">
            <text:p>12000.00005806</text:p>
          </table:table-cell>
          <table:table-cell office:value-type="float" office:value="12000.00006353" calcext:value-type="float">
            <text:p>12000.00006353</text:p>
          </table:table-cell>
          <table:table-cell office:value-type="float" office:value="12000.00007847" calcext:value-type="float">
            <text:p>12000.00007847</text:p>
          </table:table-cell>
          <table:table-cell office:value-type="float" office:value="11826.9440055" calcext:value-type="float">
            <text:p>11826.9440055</text:p>
          </table:table-cell>
          <table:table-cell office:value-type="float" office:value="11104.98044229" calcext:value-type="float">
            <text:p>11104.98044229</text:p>
          </table:table-cell>
          <table:table-cell office:value-type="float" office:value="10499.99908708" calcext:value-type="float">
            <text:p>10499.99908708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156058" calcext:value-type="float">
            <text:p>10000.0156058</text:p>
          </table:table-cell>
          <table:table-cell office:value-type="float" office:value="10001.74103865" calcext:value-type="float">
            <text:p>10001.74103865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001.74104959" calcext:value-type="float">
            <text:p>10001.74104959</text:p>
          </table:table-cell>
          <table:table-cell office:value-type="float" office:value="10000.03451444" calcext:value-type="float">
            <text:p>10000.03451444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296.51455577" calcext:value-type="float">
            <text:p>10296.514555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office:value-type="float" office:value="1838" calcext:value-type="float">
            <text:p>1838</text:p>
          </table:table-cell>
          <table:table-cell office:value-type="float" office:value="2500" calcext:value-type="float">
            <text:p>250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4999" calcext:value-type="float">
            <text:p>4999</text:p>
          </table:table-cell>
          <table:table-cell office:value-type="float" office:value="5300" calcext:value-type="float">
            <text:p>5300</text:p>
          </table:table-cell>
          <table:table-cell office:value-type="float" office:value="6999" calcext:value-type="float">
            <text:p>6999</text:p>
          </table:table-cell>
          <table:table-cell office:value-type="float" office:value="7941.06" calcext:value-type="float">
            <text:p>7941.06</text:p>
          </table:table-cell>
          <table:table-cell table:number-columns-repeated="4" office:value-type="float" office:value="8000" calcext:value-type="float">
            <text:p>8000</text:p>
          </table:table-cell>
          <table:table-cell office:value-type="float" office:value="8910.1" calcext:value-type="float">
            <text:p>8910.1</text:p>
          </table:table-cell>
          <table:table-cell office:value-type="float" office:value="8464.298" calcext:value-type="float">
            <text:p>8464.298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444" calcext:value-type="float">
            <text:p>9444</text:p>
          </table:table-cell>
          <table:table-cell office:value-type="float" office:value="9851" calcext:value-type="float">
            <text:p>9851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081.4360236" calcext:value-type="float">
            <text:p>9081.4360236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689.03444187" calcext:value-type="float">
            <text:p>10689.03444187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1.73260101" calcext:value-type="float">
            <text:p>10001.73260101</text:p>
          </table:table-cell>
          <table:table-cell office:value-type="float" office:value="10011.30326329" calcext:value-type="float">
            <text:p>10011.30326329</text:p>
          </table:table-cell>
          <table:table-cell office:value-type="float" office:value="10000.00478862" calcext:value-type="float">
            <text:p>10000.00478862</text:p>
          </table:table-cell>
          <table:table-cell office:value-type="float" office:value="10000.001" calcext:value-type="float">
            <text:p>1000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2" calcext:value-type="float">
            <text:p>10000.00000002</text:p>
          </table:table-cell>
          <table:table-cell office:value-type="float" office:value="10770.51520823" calcext:value-type="float">
            <text:p>10770.51520823</text:p>
          </table:table-cell>
          <table:table-cell table:number-columns-repeated="2" office:value-type="float" office:value="11000.40046901" calcext:value-type="float">
            <text:p>11000.40046901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9.26030402" calcext:value-type="float">
            <text:p>10009.26030402</text:p>
          </table:table-cell>
          <table:table-cell table:number-columns-repeated="3" office:value-type="float" office:value="10000.023365" calcext:value-type="float">
            <text:p>10000.023365</text:p>
          </table:table-cell>
          <table:table-cell office:value-type="float" office:value="10000.031335" calcext:value-type="float">
            <text:p>10000.031335</text:p>
          </table:table-cell>
          <table:table-cell office:value-type="float" office:value="10000.023565" calcext:value-type="float">
            <text:p>10000.023565</text:p>
          </table:table-cell>
          <table:table-cell office:value-type="float" office:value="10000.031445" calcext:value-type="float">
            <text:p>10000.031445</text:p>
          </table:table-cell>
          <table:table-cell office:value-type="float" office:value="10001.74200502" calcext:value-type="float">
            <text:p>10001.74200502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516.78356183" calcext:value-type="float">
            <text:p>10516.78356183</text:p>
          </table:table-cell>
          <table:table-cell office:value-type="float" office:value="11454.89009625" calcext:value-type="float">
            <text:p>11454.89009625</text:p>
          </table:table-cell>
          <table:table-cell office:value-type="float" office:value="11877.71974453" calcext:value-type="float">
            <text:p>11877.71974453</text:p>
          </table:table-cell>
          <table:table-cell office:value-type="float" office:value="11877.72074453" calcext:value-type="float">
            <text:p>11877.72074453</text:p>
          </table:table-cell>
          <table:table-cell office:value-type="float" office:value="12000.00130006" calcext:value-type="float">
            <text:p>12000.00130006</text:p>
          </table:table-cell>
          <table:table-cell office:value-type="float" office:value="11877.72074453" calcext:value-type="float">
            <text:p>11877.72074453</text:p>
          </table:table-cell>
          <table:table-cell office:value-type="float" office:value="11300" calcext:value-type="float">
            <text:p>11300</text:p>
          </table:table-cell>
          <table:table-cell office:value-type="float" office:value="13167.0011" calcext:value-type="float">
            <text:p>13167.0011</text:p>
          </table:table-cell>
          <table:table-cell office:value-type="float" office:value="12650" calcext:value-type="float">
            <text:p>12650</text:p>
          </table:table-cell>
          <table:table-cell office:value-type="float" office:value="12645.10960643" calcext:value-type="float">
            <text:p>12645.10960643</text:p>
          </table:table-cell>
          <table:table-cell office:value-type="float" office:value="12362.5996003" calcext:value-type="float">
            <text:p>12362.5996003</text:p>
          </table:table-cell>
          <table:table-cell office:value-type="float" office:value="11838.34118844" calcext:value-type="float">
            <text:p>11838.34118844</text:p>
          </table:table-cell>
          <table:table-cell table:number-columns-repeated="2" office:value-type="float" office:value="13000.051435" calcext:value-type="float">
            <text:p>13000.051435</text:p>
          </table:table-cell>
          <table:table-cell office:value-type="float" office:value="14500.001335" calcext:value-type="float">
            <text:p>14500.001335</text:p>
          </table:table-cell>
          <table:table-cell office:value-type="float" office:value="13167.001435" calcext:value-type="float">
            <text:p>13167.001435</text:p>
          </table:table-cell>
          <table:table-cell office:value-type="float" office:value="14000.001335" calcext:value-type="float">
            <text:p>14000.001335</text:p>
          </table:table-cell>
          <table:table-cell table:number-columns-repeated="2" office:value-type="float" office:value="13167.001435" calcext:value-type="float">
            <text:p>13167.001435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3950" calcext:value-type="float">
            <text:p>13950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2734.02853648" calcext:value-type="float">
            <text:p>12734.02853648</text:p>
          </table:table-cell>
          <table:table-cell office:value-type="float" office:value="13000" calcext:value-type="float">
            <text:p>13000</text:p>
          </table:table-cell>
          <table:table-cell office:value-type="float" office:value="12668.85198423" calcext:value-type="float">
            <text:p>12668.85198423</text:p>
          </table:table-cell>
          <table:table-cell office:value-type="float" office:value="13000" calcext:value-type="float">
            <text:p>13000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4999.89950753" calcext:value-type="float">
            <text:p>14999.89950753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3860.26109448" calcext:value-type="float">
            <text:p>13860.26109448</text:p>
          </table:table-cell>
          <table:table-cell office:value-type="float" office:value="13600.14643477" calcext:value-type="float">
            <text:p>13600.14643477</text:p>
          </table:table-cell>
          <table:table-cell office:value-type="float" office:value="13958.07754023" calcext:value-type="float">
            <text:p>13958.07754023</text:p>
          </table:table-cell>
          <table:table-cell office:value-type="float" office:value="14999.89950753" calcext:value-type="float">
            <text:p>14999.89950753</text:p>
          </table:table-cell>
          <table:table-cell table:number-columns-repeated="2" office:value-type="float" office:value="14500" calcext:value-type="float">
            <text:p>14500</text:p>
          </table:table-cell>
          <table:table-cell office:value-type="float" office:value="14999.9988576" calcext:value-type="float">
            <text:p>14999.9988576</text:p>
          </table:table-cell>
          <table:table-cell office:value-type="float" office:value="14999.89954719" calcext:value-type="float">
            <text:p>14999.89954719</text:p>
          </table:table-cell>
          <table:table-cell office:value-type="float" office:value="14999.9998153" calcext:value-type="float">
            <text:p>14999.9998153</text:p>
          </table:table-cell>
          <table:table-cell office:value-type="float" office:value="14999.99984032" calcext:value-type="float">
            <text:p>14999.99984032</text:p>
          </table:table-cell>
          <table:table-cell office:value-type="float" office:value="15499.88150572" calcext:value-type="float">
            <text:p>15499.88150572</text:p>
          </table:table-cell>
          <table:table-cell office:value-type="float" office:value="15719.98770261" calcext:value-type="float">
            <text:p>15719.98770261</text:p>
          </table:table-cell>
          <table:table-cell office:value-type="float" office:value="15499.88155842" calcext:value-type="float">
            <text:p>15499.88155842</text:p>
          </table:table-cell>
          <table:table-cell office:value-type="float" office:value="14524.38676349" calcext:value-type="float">
            <text:p>14524.38676349</text:p>
          </table:table-cell>
          <table:table-cell table:number-columns-repeated="2" office:value-type="float" office:value="10885.2066031" calcext:value-type="float">
            <text:p>10885.2066031</text:p>
          </table:table-cell>
          <table:table-cell office:value-type="float" office:value="11351.60001455" calcext:value-type="float">
            <text:p>11351.60001455</text:p>
          </table:table-cell>
          <table:table-cell office:value-type="float" office:value="11499.45829129" calcext:value-type="float">
            <text:p>11499.45829129</text:p>
          </table:table-cell>
          <table:table-cell office:value-type="float" office:value="11800.00088145" calcext:value-type="float">
            <text:p>11800.00088145</text:p>
          </table:table-cell>
          <table:table-cell office:value-type="float" office:value="12249.17694763" calcext:value-type="float">
            <text:p>12249.17694763</text:p>
          </table:table-cell>
          <table:table-cell office:value-type="float" office:value="12000.29042521" calcext:value-type="float">
            <text:p>12000.29042521</text:p>
          </table:table-cell>
          <table:table-cell office:value-type="float" office:value="12000" calcext:value-type="float">
            <text:p>12000</text:p>
          </table:table-cell>
          <table:table-cell office:value-type="float" office:value="11899.77107121" calcext:value-type="float">
            <text:p>11899.77107121</text:p>
          </table:table-cell>
          <table:table-cell office:value-type="float" office:value="11927.23971727" calcext:value-type="float">
            <text:p>11927.23971727</text:p>
          </table:table-cell>
          <table:table-cell office:value-type="float" office:value="11809.47558135" calcext:value-type="float">
            <text:p>11809.47558135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1979.65385561" calcext:value-type="float">
            <text:p>11979.65385561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1979.65386161" calcext:value-type="float">
            <text:p>11979.65386161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1979.65386161" calcext:value-type="float">
            <text:p>11979.65386161</text:p>
          </table:table-cell>
          <table:table-cell office:value-type="float" office:value="12000.00004712" calcext:value-type="float">
            <text:p>12000.00004712</text:p>
          </table:table-cell>
          <table:table-cell office:value-type="float" office:value="12000.00005806" calcext:value-type="float">
            <text:p>12000.00005806</text:p>
          </table:table-cell>
          <table:table-cell office:value-type="float" office:value="12000.00006123" calcext:value-type="float">
            <text:p>12000.00006123</text:p>
          </table:table-cell>
          <table:table-cell office:value-type="float" office:value="12000.00007447" calcext:value-type="float">
            <text:p>12000.00007447</text:p>
          </table:table-cell>
          <table:table-cell office:value-type="float" office:value="11809.47570776" calcext:value-type="float">
            <text:p>11809.47570776</text:p>
          </table:table-cell>
          <table:table-cell office:value-type="float" office:value="11102.00073635" calcext:value-type="float">
            <text:p>11102.00073635</text:p>
          </table:table-cell>
          <table:table-cell office:value-type="float" office:value="10064.13839904" calcext:value-type="float">
            <text:p>10064.13839904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7740276" calcext:value-type="float">
            <text:p>10000.07740276</text:p>
          </table:table-cell>
          <table:table-cell office:value-type="float" office:value="10000.02511674" calcext:value-type="float">
            <text:p>10000.02511674</text:p>
          </table:table-cell>
          <table:table-cell office:value-type="float" office:value="10000.03451444" calcext:value-type="float">
            <text:p>10000.03451444</text:p>
          </table:table-cell>
          <table:table-cell office:value-type="float" office:value="10058.77403837" calcext:value-type="float">
            <text:p>10058.774038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  <table:table-cell office:value-type="float" office:value="1150" calcext:value-type="float">
            <text:p>1150</text:p>
          </table:table-cell>
          <table:table-cell office:value-type="float" office:value="1832" calcext:value-type="float">
            <text:p>1832</text:p>
          </table:table-cell>
          <table:table-cell office:value-type="float" office:value="2500" calcext:value-type="float">
            <text:p>2500</text:p>
          </table:table-cell>
          <table:table-cell office:value-type="float" office:value="3200" calcext:value-type="float">
            <text:p>3200</text:p>
          </table:table-cell>
          <table:table-cell office:value-type="float" office:value="4801" calcext:value-type="float">
            <text:p>4801</text:p>
          </table:table-cell>
          <table:table-cell office:value-type="float" office:value="5100" calcext:value-type="float">
            <text:p>5100</text:p>
          </table:table-cell>
          <table:table-cell office:value-type="float" office:value="6900" calcext:value-type="float">
            <text:p>6900</text:p>
          </table:table-cell>
          <table:table-cell office:value-type="float" office:value="7542.05" calcext:value-type="float">
            <text:p>7542.05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000" calcext:value-type="float">
            <text:p>8000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000" calcext:value-type="float">
            <text:p>8000</text:p>
          </table:table-cell>
          <table:table-cell office:value-type="float" office:value="8899" calcext:value-type="float">
            <text:p>8899</text:p>
          </table:table-cell>
          <table:table-cell office:value-type="float" office:value="8251.913" calcext:value-type="float">
            <text:p>8251.913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444" calcext:value-type="float">
            <text:p>9444</text:p>
          </table:table-cell>
          <table:table-cell office:value-type="float" office:value="9418.9" calcext:value-type="float">
            <text:p>9418.9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020.38548968" calcext:value-type="float">
            <text:p>9020.38548968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10001.01010101" calcext:value-type="float">
            <text:p>10001.01010101</text:p>
          </table:table-cell>
          <table:table-cell office:value-type="float" office:value="10398.36612775" calcext:value-type="float">
            <text:p>10398.3661277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9997866" calcext:value-type="float">
            <text:p>10000.09997866</text:p>
          </table:table-cell>
          <table:table-cell office:value-type="float" office:value="10009.25101" calcext:value-type="float">
            <text:p>10009.25101</text:p>
          </table:table-cell>
          <table:table-cell table:number-columns-repeated="2" office:value-type="float" office:value="10000.00000001" calcext:value-type="float">
            <text:p>10000.00000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700.00000002" calcext:value-type="float">
            <text:p>10700.00000002</text:p>
          </table:table-cell>
          <table:table-cell office:value-type="float" office:value="11000.10056901" calcext:value-type="float">
            <text:p>11000.10056901</text:p>
          </table:table-cell>
          <table:table-cell office:value-type="float" office:value="10770.51557723" calcext:value-type="float">
            <text:p>10770.51557723</text:p>
          </table:table-cell>
          <table:table-cell office:value-type="float" office:value="10770.52334723" calcext:value-type="float">
            <text:p>10770.52334723</text:p>
          </table:table-cell>
          <table:table-cell office:value-type="float" office:value="10001.74179502" calcext:value-type="float">
            <text:p>10001.74179502</text:p>
          </table:table-cell>
          <table:table-cell table:number-columns-repeated="3" office:value-type="float" office:value="10000.023365" calcext:value-type="float">
            <text:p>10000.023365</text:p>
          </table:table-cell>
          <table:table-cell office:value-type="float" office:value="10000.023465" calcext:value-type="float">
            <text:p>10000.023465</text:p>
          </table:table-cell>
          <table:table-cell office:value-type="float" office:value="10000.023565" calcext:value-type="float">
            <text:p>10000.023565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000.031445" calcext:value-type="float">
            <text:p>10000.031445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505.43378796" calcext:value-type="float">
            <text:p>10505.43378796</text:p>
          </table:table-cell>
          <table:table-cell office:value-type="float" office:value="11451.05391871" calcext:value-type="float">
            <text:p>11451.05391871</text:p>
          </table:table-cell>
          <table:table-cell office:value-type="float" office:value="11111.00051006" calcext:value-type="float">
            <text:p>11111.00051006</text:p>
          </table:table-cell>
          <table:table-cell office:value-type="float" office:value="11111.00151006" calcext:value-type="float">
            <text:p>11111.00151006</text:p>
          </table:table-cell>
          <table:table-cell office:value-type="float" office:value="11877.72074453" calcext:value-type="float">
            <text:p>11877.72074453</text:p>
          </table:table-cell>
          <table:table-cell office:value-type="float" office:value="11499.9998" calcext:value-type="float">
            <text:p>11499.9998</text:p>
          </table:table-cell>
          <table:table-cell office:value-type="float" office:value="11111.00151006" calcext:value-type="float">
            <text:p>11111.00151006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2554.48579528" calcext:value-type="float">
            <text:p>12554.48579528</text:p>
          </table:table-cell>
          <table:table-cell office:value-type="float" office:value="12039.15858732" calcext:value-type="float">
            <text:p>12039.15858732</text:p>
          </table:table-cell>
          <table:table-cell office:value-type="float" office:value="11336.83706675" calcext:value-type="float">
            <text:p>11336.83706675</text:p>
          </table:table-cell>
          <table:table-cell office:value-type="float" office:value="12554.48613028" calcext:value-type="float">
            <text:p>12554.48613028</text:p>
          </table:table-cell>
          <table:table-cell office:value-type="float" office:value="12039.15878732" calcext:value-type="float">
            <text:p>12039.15878732</text:p>
          </table:table-cell>
          <table:table-cell office:value-type="float" office:value="14286.87993905" calcext:value-type="float">
            <text:p>14286.87993905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601" calcext:value-type="float">
            <text:p>13601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001.000337" calcext:value-type="float">
            <text:p>13001.000337</text:p>
          </table:table-cell>
          <table:table-cell table:number-columns-repeated="2" office:value-type="float" office:value="13167.001435" calcext:value-type="float">
            <text:p>13167.001435</text:p>
          </table:table-cell>
          <table:table-cell office:value-type="float" office:value="12666.9995784" calcext:value-type="float">
            <text:p>12666.9995784</text:p>
          </table:table-cell>
          <table:table-cell office:value-type="float" office:value="12000.00255005" calcext:value-type="float">
            <text:p>12000.00255005</text:p>
          </table:table-cell>
          <table:table-cell office:value-type="float" office:value="12002.55963572" calcext:value-type="float">
            <text:p>12002.55963572</text:p>
          </table:table-cell>
          <table:table-cell table:number-columns-repeated="2" office:value-type="float" office:value="12666.9995784" calcext:value-type="float">
            <text:p>12666.9995784</text:p>
          </table:table-cell>
          <table:table-cell office:value-type="float" office:value="12235.028157" calcext:value-type="float">
            <text:p>12235.028157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4500" calcext:value-type="float">
            <text:p>14500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792.7916536" calcext:value-type="float">
            <text:p>13792.7916536</text:p>
          </table:table-cell>
          <table:table-cell office:value-type="float" office:value="13255.71504342" calcext:value-type="float">
            <text:p>13255.71504342</text:p>
          </table:table-cell>
          <table:table-cell office:value-type="float" office:value="13900" calcext:value-type="float">
            <text:p>13900</text:p>
          </table:table-cell>
          <table:table-cell office:value-type="float" office:value="14500" calcext:value-type="float">
            <text:p>14500</text:p>
          </table:table-cell>
          <table:table-cell office:value-type="float" office:value="14007.60623118" calcext:value-type="float">
            <text:p>14007.60623118</text:p>
          </table:table-cell>
          <table:table-cell office:value-type="float" office:value="14185.14361619" calcext:value-type="float">
            <text:p>14185.14361619</text:p>
          </table:table-cell>
          <table:table-cell office:value-type="float" office:value="14999.89950753" calcext:value-type="float">
            <text:p>14999.89950753</text:p>
          </table:table-cell>
          <table:table-cell office:value-type="float" office:value="14500.00003966" calcext:value-type="float">
            <text:p>14500.00003966</text:p>
          </table:table-cell>
          <table:table-cell office:value-type="float" office:value="14999.99889726" calcext:value-type="float">
            <text:p>14999.99889726</text:p>
          </table:table-cell>
          <table:table-cell office:value-type="float" office:value="14999.99892228" calcext:value-type="float">
            <text:p>14999.99892228</text:p>
          </table:table-cell>
          <table:table-cell office:value-type="float" office:value="14999.99984716" calcext:value-type="float">
            <text:p>14999.99984716</text:p>
          </table:table-cell>
          <table:table-cell office:value-type="float" office:value="15499.88153066" calcext:value-type="float">
            <text:p>15499.88153066</text:p>
          </table:table-cell>
          <table:table-cell office:value-type="float" office:value="14999.999525" calcext:value-type="float">
            <text:p>14999.999525</text:p>
          </table:table-cell>
          <table:table-cell office:value-type="float" office:value="14500.00013032" calcext:value-type="float">
            <text:p>14500.00013032</text:p>
          </table:table-cell>
          <table:table-cell office:value-type="float" office:value="10770.52537305" calcext:value-type="float">
            <text:p>10770.52537305</text:p>
          </table:table-cell>
          <table:table-cell office:value-type="float" office:value="10770.52547012" calcext:value-type="float">
            <text:p>10770.52547012</text:p>
          </table:table-cell>
          <table:table-cell office:value-type="float" office:value="11350.47380546" calcext:value-type="float">
            <text:p>11350.47380546</text:p>
          </table:table-cell>
          <table:table-cell office:value-type="float" office:value="11351.60003435" calcext:value-type="float">
            <text:p>11351.60003435</text:p>
          </table:table-cell>
          <table:table-cell office:value-type="float" office:value="11800.00008386" calcext:value-type="float">
            <text:p>11800.00008386</text:p>
          </table:table-cell>
          <table:table-cell office:value-type="float" office:value="12020.48598949" calcext:value-type="float">
            <text:p>12020.48598949</text:p>
          </table:table-cell>
          <table:table-cell office:value-type="float" office:value="12000.00012777" calcext:value-type="float">
            <text:p>12000.00012777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11809.47558135" calcext:value-type="float">
            <text:p>11809.47558135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2000" calcext:value-type="float">
            <text:p>12000</text:p>
          </table:table-cell>
          <table:table-cell office:value-type="float" office:value="11999.96935622" calcext:value-type="float">
            <text:p>11999.96935622</text:p>
          </table:table-cell>
          <table:table-cell office:value-type="float" office:value="11927.23973508" calcext:value-type="float">
            <text:p>11927.23973508</text:p>
          </table:table-cell>
          <table:table-cell office:value-type="float" office:value="11979.65385561" calcext:value-type="float">
            <text:p>11979.65385561</text:p>
          </table:table-cell>
          <table:table-cell office:value-type="float" office:value="12000.000012" calcext:value-type="float">
            <text:p>12000.000012</text:p>
          </table:table-cell>
          <table:table-cell office:value-type="float" office:value="11927.23975307" calcext:value-type="float">
            <text:p>11927.23975307</text:p>
          </table:table-cell>
          <table:table-cell table:number-columns-repeated="2" office:value-type="float" office:value="12000.00001977" calcext:value-type="float">
            <text:p>12000.00001977</text:p>
          </table:table-cell>
          <table:table-cell office:value-type="float" office:value="11901.53555068" calcext:value-type="float">
            <text:p>11901.53555068</text:p>
          </table:table-cell>
          <table:table-cell office:value-type="float" office:value="12000.00003935" calcext:value-type="float">
            <text:p>12000.00003935</text:p>
          </table:table-cell>
          <table:table-cell office:value-type="float" office:value="12000.00005806" calcext:value-type="float">
            <text:p>12000.00005806</text:p>
          </table:table-cell>
          <table:table-cell office:value-type="float" office:value="11979.65395731" calcext:value-type="float">
            <text:p>11979.65395731</text:p>
          </table:table-cell>
          <table:table-cell office:value-type="float" office:value="12000.00007447" calcext:value-type="float">
            <text:p>12000.00007447</text:p>
          </table:table-cell>
          <table:table-cell office:value-type="float" office:value="11253.44401713" calcext:value-type="float">
            <text:p>11253.44401713</text:p>
          </table:table-cell>
          <table:table-cell office:value-type="float" office:value="11001.07649122" calcext:value-type="float">
            <text:p>11001.07649122</text:p>
          </table:table-cell>
          <table:table-cell office:value-type="float" office:value="10009.26270321" calcext:value-type="float">
            <text:p>10009.26270321</text:p>
          </table:table-cell>
          <table:table-cell office:value-type="float" office:value="10000.01559486" calcext:value-type="float">
            <text:p>10000.01559486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2511674" calcext:value-type="float">
            <text:p>10000.02511674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2511674" calcext:value-type="float">
            <text:p>10000.02511674</text:p>
          </table:table-cell>
          <table:table-cell office:value-type="float" office:value="10009.2627415" calcext:value-type="float">
            <text:p>10009.26274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750" calcext:value-type="float">
            <text:p>750</text:p>
          </table:table-cell>
          <table:table-cell office:value-type="float" office:value="1060.78" calcext:value-type="float">
            <text:p>1060.78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3005" calcext:value-type="float">
            <text:p>3005</text:p>
          </table:table-cell>
          <table:table-cell office:value-type="float" office:value="4400" calcext:value-type="float">
            <text:p>4400</text:p>
          </table:table-cell>
          <table:table-cell office:value-type="float" office:value="5000" calcext:value-type="float">
            <text:p>5000</text:p>
          </table:table-cell>
          <table:table-cell office:value-type="float" office:value="6711" calcext:value-type="float">
            <text:p>6711</text:p>
          </table:table-cell>
          <table:table-cell office:value-type="float" office:value="7530" calcext:value-type="float">
            <text:p>7530</text:p>
          </table:table-cell>
          <table:table-cell office:value-type="float" office:value="7650.69" calcext:value-type="float">
            <text:p>7650.69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660.72" calcext:value-type="float">
            <text:p>8660.72</text:p>
          </table:table-cell>
          <table:table-cell office:value-type="float" office:value="8150" calcext:value-type="float">
            <text:p>8150</text:p>
          </table:table-cell>
          <table:table-cell office:value-type="float" office:value="8999.59" calcext:value-type="float">
            <text:p>8999.59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9418.92309763" calcext:value-type="float">
            <text:p>9418.92309763</text:p>
          </table:table-cell>
          <table:table-cell office:value-type="float" office:value="9260" calcext:value-type="float">
            <text:p>9260</text:p>
          </table:table-cell>
          <table:table-cell office:value-type="float" office:value="9444" calcext:value-type="float">
            <text:p>9444</text:p>
          </table:table-cell>
          <table:table-cell table:number-columns-repeated="2" office:value-type="float" office:value="8999.59" calcext:value-type="float">
            <text:p>8999.59</text:p>
          </table:table-cell>
          <table:table-cell office:value-type="float" office:value="9851" calcext:value-type="float">
            <text:p>985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962.236297" calcext:value-type="float">
            <text:p>9962.236297</text:p>
          </table:table-cell>
          <table:table-cell office:value-type="float" office:value="9869.54" calcext:value-type="float">
            <text:p>9869.54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9.25101" calcext:value-type="float">
            <text:p>10009.2510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1.73260101" calcext:value-type="float">
            <text:p>10001.7326010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689.03444188" calcext:value-type="float">
            <text:p>10689.03444188</text:p>
          </table:table-cell>
          <table:table-cell office:value-type="float" office:value="10965.000269" calcext:value-type="float">
            <text:p>10965.000269</text:p>
          </table:table-cell>
          <table:table-cell office:value-type="float" office:value="10747.5109109" calcext:value-type="float">
            <text:p>10747.5109109</text:p>
          </table:table-cell>
          <table:table-cell office:value-type="float" office:value="10689.04258088" calcext:value-type="float">
            <text:p>10689.04258088</text:p>
          </table:table-cell>
          <table:table-cell office:value-type="float" office:value="10000.031235" calcext:value-type="float">
            <text:p>10000.031235</text:p>
          </table:table-cell>
          <table:table-cell table:number-columns-repeated="3" office:value-type="float" office:value="10000.023365" calcext:value-type="float">
            <text:p>10000.023365</text:p>
          </table:table-cell>
          <table:table-cell office:value-type="float" office:value="10000.023465" calcext:value-type="float">
            <text:p>10000.023465</text:p>
          </table:table-cell>
          <table:table-cell office:value-type="float" office:value="10000.023565" calcext:value-type="float">
            <text:p>10000.023565</text:p>
          </table:table-cell>
          <table:table-cell table:number-columns-repeated="2" office:value-type="float" office:value="10000.023575" calcext:value-type="float">
            <text:p>10000.023575</text:p>
          </table:table-cell>
          <table:table-cell office:value-type="float" office:value="10000.015905" calcext:value-type="float">
            <text:p>10000.015905</text:p>
          </table:table-cell>
          <table:table-cell office:value-type="float" office:value="10000.00887301" calcext:value-type="float">
            <text:p>10000.00887301</text:p>
          </table:table-cell>
          <table:table-cell office:value-type="float" office:value="10500.00046503" calcext:value-type="float">
            <text:p>10500.00046503</text:p>
          </table:table-cell>
          <table:table-cell office:value-type="float" office:value="11438.01425932" calcext:value-type="float">
            <text:p>11438.01425932</text:p>
          </table:table-cell>
          <table:table-cell office:value-type="float" office:value="10770.52391229" calcext:value-type="float">
            <text:p>10770.52391229</text:p>
          </table:table-cell>
          <table:table-cell office:value-type="float" office:value="10882.97787982" calcext:value-type="float">
            <text:p>10882.97787982</text:p>
          </table:table-cell>
          <table:table-cell office:value-type="float" office:value="11337.88676598" calcext:value-type="float">
            <text:p>11337.88676598</text:p>
          </table:table-cell>
          <table:table-cell office:value-type="float" office:value="11300" calcext:value-type="float">
            <text:p>11300</text:p>
          </table:table-cell>
          <table:table-cell office:value-type="float" office:value="10943.77728492" calcext:value-type="float">
            <text:p>10943.77728492</text:p>
          </table:table-cell>
          <table:table-cell office:value-type="float" office:value="13000.0511" calcext:value-type="float">
            <text:p>13000.0511</text:p>
          </table:table-cell>
          <table:table-cell table:number-columns-repeated="2" office:value-type="float" office:value="12039.15845232" calcext:value-type="float">
            <text:p>12039.15845232</text:p>
          </table:table-cell>
          <table:table-cell office:value-type="float" office:value="12000.01093908" calcext:value-type="float">
            <text:p>12000.01093908</text:p>
          </table:table-cell>
          <table:table-cell office:value-type="float" office:value="11111.00164506" calcext:value-type="float">
            <text:p>11111.00164506</text:p>
          </table:table-cell>
          <table:table-cell office:value-type="float" office:value="12325" calcext:value-type="float">
            <text:p>12325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4033.87977905" calcext:value-type="float">
            <text:p>14033.87977905</text:p>
          </table:table-cell>
          <table:table-cell office:value-type="float" office:value="12039.15888732" calcext:value-type="float">
            <text:p>12039.15888732</text:p>
          </table:table-cell>
          <table:table-cell office:value-type="float" office:value="13597.991335" calcext:value-type="float">
            <text:p>13597.991335</text:p>
          </table:table-cell>
          <table:table-cell office:value-type="float" office:value="12500" calcext:value-type="float">
            <text:p>12500</text:p>
          </table:table-cell>
          <table:table-cell office:value-type="float" office:value="13000.051435" calcext:value-type="float">
            <text:p>13000.051435</text:p>
          </table:table-cell>
          <table:table-cell table:number-columns-repeated="2" office:value-type="float" office:value="13001.000337" calcext:value-type="float">
            <text:p>13001.000337</text:p>
          </table:table-cell>
          <table:table-cell office:value-type="float" office:value="12039.15888732" calcext:value-type="float">
            <text:p>12039.15888732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2000.01113908" calcext:value-type="float">
            <text:p>12000.01113908</text:p>
          </table:table-cell>
          <table:table-cell table:number-columns-repeated="2" office:value-type="float" office:value="12605.38194391" calcext:value-type="float">
            <text:p>12605.38194391</text:p>
          </table:table-cell>
          <table:table-cell office:value-type="float" office:value="12111.31030143" calcext:value-type="float">
            <text:p>12111.31030143</text:p>
          </table:table-cell>
          <table:table-cell office:value-type="float" office:value="12235.028157" calcext:value-type="float">
            <text:p>12235.028157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1735.027488" calcext:value-type="float">
            <text:p>11735.027488</text:p>
          </table:table-cell>
          <table:table-cell office:value-type="float" office:value="14033.87988452" calcext:value-type="float">
            <text:p>14033.87988452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600.14643477" calcext:value-type="float">
            <text:p>13600.14643477</text:p>
          </table:table-cell>
          <table:table-cell table:number-columns-repeated="3" office:value-type="float" office:value="14000" calcext:value-type="float">
            <text:p>14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4000.00004731" calcext:value-type="float">
            <text:p>14000.00004731</text:p>
          </table:table-cell>
          <table:table-cell office:value-type="float" office:value="14999.89954719" calcext:value-type="float">
            <text:p>14999.89954719</text:p>
          </table:table-cell>
          <table:table-cell office:value-type="float" office:value="14999.89957211" calcext:value-type="float">
            <text:p>14999.89957211</text:p>
          </table:table-cell>
          <table:table-cell office:value-type="float" office:value="14999.99892912" calcext:value-type="float">
            <text:p>14999.99892912</text:p>
          </table:table-cell>
          <table:table-cell office:value-type="float" office:value="14999.99949724" calcext:value-type="float">
            <text:p>14999.99949724</text:p>
          </table:table-cell>
          <table:table-cell office:value-type="float" office:value="14999.99867576" calcext:value-type="float">
            <text:p>14999.99867576</text:p>
          </table:table-cell>
          <table:table-cell office:value-type="float" office:value="14418.39415611" calcext:value-type="float">
            <text:p>14418.39415611</text:p>
          </table:table-cell>
          <table:table-cell office:value-type="float" office:value="10088.0000509" calcext:value-type="float">
            <text:p>10088.0000509</text:p>
          </table:table-cell>
          <table:table-cell office:value-type="float" office:value="10469.34502547" calcext:value-type="float">
            <text:p>10469.34502547</text:p>
          </table:table-cell>
          <table:table-cell office:value-type="float" office:value="11336.84172288" calcext:value-type="float">
            <text:p>11336.84172288</text:p>
          </table:table-cell>
          <table:table-cell office:value-type="float" office:value="11349.62155882" calcext:value-type="float">
            <text:p>11349.62155882</text:p>
          </table:table-cell>
          <table:table-cell office:value-type="float" office:value="11469.17694763" calcext:value-type="float">
            <text:p>11469.17694763</text:p>
          </table:table-cell>
          <table:table-cell office:value-type="float" office:value="12000.29041744" calcext:value-type="float">
            <text:p>12000.29041744</text:p>
          </table:table-cell>
          <table:table-cell office:value-type="float" office:value="12000.00001547" calcext:value-type="float">
            <text:p>12000.00001547</text:p>
          </table:table-cell>
          <table:table-cell office:value-type="float" office:value="11927.23971727" calcext:value-type="float">
            <text:p>11927.23971727</text:p>
          </table:table-cell>
          <table:table-cell office:value-type="float" office:value="11800.00134356" calcext:value-type="float">
            <text:p>11800.00134356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1660.31577682" calcext:value-type="float">
            <text:p>11660.31577682</text:p>
          </table:table-cell>
          <table:table-cell office:value-type="float" office:value="11999.96934845" calcext:value-type="float">
            <text:p>11999.96934845</text:p>
          </table:table-cell>
          <table:table-cell office:value-type="float" office:value="11979.65385561" calcext:value-type="float">
            <text:p>11979.65385561</text:p>
          </table:table-cell>
          <table:table-cell office:value-type="float" office:value="11901.53553868" calcext:value-type="float">
            <text:p>11901.53553868</text:p>
          </table:table-cell>
          <table:table-cell office:value-type="float" office:value="11927.23973508" calcext:value-type="float">
            <text:p>11927.23973508</text:p>
          </table:table-cell>
          <table:table-cell office:value-type="float" office:value="11979.65386161" calcext:value-type="float">
            <text:p>11979.65386161</text:p>
          </table:table-cell>
          <table:table-cell office:value-type="float" office:value="11901.53555068" calcext:value-type="float">
            <text:p>11901.53555068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2000.000012" calcext:value-type="float">
            <text:p>12000.000012</text:p>
          </table:table-cell>
          <table:table-cell office:value-type="float" office:value="11826.94389339" calcext:value-type="float">
            <text:p>11826.94389339</text:p>
          </table:table-cell>
          <table:table-cell office:value-type="float" office:value="11979.65388896" calcext:value-type="float">
            <text:p>11979.65388896</text:p>
          </table:table-cell>
          <table:table-cell office:value-type="float" office:value="12000.00005029" calcext:value-type="float">
            <text:p>12000.00005029</text:p>
          </table:table-cell>
          <table:table-cell office:value-type="float" office:value="11902.03043429" calcext:value-type="float">
            <text:p>11902.03043429</text:p>
          </table:table-cell>
          <table:table-cell office:value-type="float" office:value="12000.00007447" calcext:value-type="float">
            <text:p>12000.00007447</text:p>
          </table:table-cell>
          <table:table-cell office:value-type="float" office:value="11104.98043135" calcext:value-type="float">
            <text:p>11104.98043135</text:p>
          </table:table-cell>
          <table:table-cell office:value-type="float" office:value="10770.53463553" calcext:value-type="float">
            <text:p>10770.53463553</text:p>
          </table:table-cell>
          <table:table-cell office:value-type="float" office:value="10001.7410013" calcext:value-type="float">
            <text:p>10001.7410013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2511674" calcext:value-type="float">
            <text:p>10000.02511674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2511674" calcext:value-type="float">
            <text:p>10000.02511674</text:p>
          </table:table-cell>
          <table:table-cell office:value-type="float" office:value="10000.01251028" calcext:value-type="float">
            <text:p>10000.01251028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1.7407377" calcext:value-type="float">
            <text:p>10001.74073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3005" calcext:value-type="float">
            <text:p>3005</text:p>
          </table:table-cell>
          <table:table-cell office:value-type="float" office:value="4250" calcext:value-type="float">
            <text:p>4250</text:p>
          </table:table-cell>
          <table:table-cell office:value-type="float" office:value="5000" calcext:value-type="float">
            <text:p>5000</text:p>
          </table:table-cell>
          <table:table-cell office:value-type="float" office:value="6625" calcext:value-type="float">
            <text:p>6625</text:p>
          </table:table-cell>
          <table:table-cell office:value-type="float" office:value="7500" calcext:value-type="float">
            <text:p>7500</text:p>
          </table:table-cell>
          <table:table-cell office:value-type="float" office:value="7542.05" calcext:value-type="float">
            <text:p>7542.05</text:p>
          </table:table-cell>
          <table:table-cell office:value-type="float" office:value="7800" calcext:value-type="float">
            <text:p>7800</text:p>
          </table:table-cell>
          <table:table-cell office:value-type="float" office:value="7607.46" calcext:value-type="float">
            <text:p>7607.46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507.61" calcext:value-type="float">
            <text:p>8507.61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952.71" calcext:value-type="float">
            <text:p>9952.71</text:p>
          </table:table-cell>
          <table:table-cell office:value-type="float" office:value="9388.5485" calcext:value-type="float">
            <text:p>9388.5485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418.9" calcext:value-type="float">
            <text:p>9418.9</text:p>
          </table:table-cell>
          <table:table-cell table:number-columns-repeated="2" office:value-type="float" office:value="8999" calcext:value-type="float">
            <text:p>8999</text:p>
          </table:table-cell>
          <table:table-cell office:value-type="float" office:value="9751" calcext:value-type="float">
            <text:p>975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926.8" calcext:value-type="float">
            <text:p>9926.8</text:p>
          </table:table-cell>
          <table:table-cell office:value-type="float" office:value="9851" calcext:value-type="float">
            <text:p>9851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1.73260101" calcext:value-type="float">
            <text:p>10001.7326010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0.09997866" calcext:value-type="float">
            <text:p>10000.09997866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9.25211002" calcext:value-type="float">
            <text:p>10009.25211002</text:p>
          </table:table-cell>
          <table:table-cell office:value-type="float" office:value="10770.51557723" calcext:value-type="float">
            <text:p>10770.51557723</text:p>
          </table:table-cell>
          <table:table-cell office:value-type="float" office:value="10689.03481088" calcext:value-type="float">
            <text:p>10689.03481088</text:p>
          </table:table-cell>
          <table:table-cell office:value-type="float" office:value="10682.017762" calcext:value-type="float">
            <text:p>10682.017762</text:p>
          </table:table-cell>
          <table:table-cell office:value-type="float" office:value="10000.023365" calcext:value-type="float">
            <text:p>10000.023365</text:p>
          </table:table-cell>
          <table:table-cell table:number-columns-repeated="3" office:value-type="float" office:value="10000.015695" calcext:value-type="float">
            <text:p>10000.015695</text:p>
          </table:table-cell>
          <table:table-cell office:value-type="float" office:value="10000.023465" calcext:value-type="float">
            <text:p>10000.023465</text:p>
          </table:table-cell>
          <table:table-cell office:value-type="float" office:value="10000.015895" calcext:value-type="float">
            <text:p>10000.015895</text:p>
          </table:table-cell>
          <table:table-cell table:number-columns-repeated="2" office:value-type="float" office:value="10000.023575" calcext:value-type="float">
            <text:p>10000.023575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429.06336165" calcext:value-type="float">
            <text:p>10429.06336165</text:p>
          </table:table-cell>
          <table:table-cell office:value-type="float" office:value="11431.60015345" calcext:value-type="float">
            <text:p>11431.60015345</text:p>
          </table:table-cell>
          <table:table-cell office:value-type="float" office:value="10689.04314594" calcext:value-type="float">
            <text:p>10689.04314594</text:p>
          </table:table-cell>
          <table:table-cell office:value-type="float" office:value="10770.52491229" calcext:value-type="float">
            <text:p>10770.52491229</text:p>
          </table:table-cell>
          <table:table-cell table:number-columns-repeated="2" office:value-type="float" office:value="11111.00151006" calcext:value-type="float">
            <text:p>11111.00151006</text:p>
          </table:table-cell>
          <table:table-cell office:value-type="float" office:value="10770.52491229" calcext:value-type="float">
            <text:p>10770.52491229</text:p>
          </table:table-cell>
          <table:table-cell office:value-type="float" office:value="12943.80739331" calcext:value-type="float">
            <text:p>12943.80739331</text:p>
          </table:table-cell>
          <table:table-cell table:number-columns-repeated="2" office:value-type="float" office:value="12000.01080408" calcext:value-type="float">
            <text:p>12000.01080408</text:p>
          </table:table-cell>
          <table:table-cell office:value-type="float" office:value="11877.72087953" calcext:value-type="float">
            <text:p>11877.72087953</text:p>
          </table:table-cell>
          <table:table-cell office:value-type="float" office:value="11000.000135" calcext:value-type="float">
            <text:p>11000.000135</text:p>
          </table:table-cell>
          <table:table-cell office:value-type="float" office:value="12276.55888904" calcext:value-type="float">
            <text:p>12276.55888904</text:p>
          </table:table-cell>
          <table:table-cell office:value-type="float" office:value="11877.72107953" calcext:value-type="float">
            <text:p>11877.72107953</text:p>
          </table:table-cell>
          <table:table-cell office:value-type="float" office:value="14023.05084519" calcext:value-type="float">
            <text:p>14023.05084519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3206.9567983" calcext:value-type="float">
            <text:p>13206.9567983</text:p>
          </table:table-cell>
          <table:table-cell office:value-type="float" office:value="12039.15888732" calcext:value-type="float">
            <text:p>12039.15888732</text:p>
          </table:table-cell>
          <table:table-cell office:value-type="float" office:value="12241.81587616" calcext:value-type="float">
            <text:p>12241.81587616</text:p>
          </table:table-cell>
          <table:table-cell table:number-columns-repeated="2" office:value-type="float" office:value="13000.051435" calcext:value-type="float">
            <text:p>13000.051435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1674.51172844" calcext:value-type="float">
            <text:p>11674.51172844</text:p>
          </table:table-cell>
          <table:table-cell office:value-type="float" office:value="12000.00255005" calcext:value-type="float">
            <text:p>12000.00255005</text:p>
          </table:table-cell>
          <table:table-cell office:value-type="float" office:value="12260.8951694" calcext:value-type="float">
            <text:p>12260.8951694</text:p>
          </table:table-cell>
          <table:table-cell office:value-type="float" office:value="12235.028157" calcext:value-type="float">
            <text:p>12235.028157</text:p>
          </table:table-cell>
          <table:table-cell table:number-columns-repeated="2" office:value-type="float" office:value="12011.13041502" calcext:value-type="float">
            <text:p>12011.13041502</text:p>
          </table:table-cell>
          <table:table-cell office:value-type="float" office:value="12480.86572271" calcext:value-type="float">
            <text:p>12480.86572271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4000.0012407" calcext:value-type="float">
            <text:p>14000.0012407</text:p>
          </table:table-cell>
          <table:table-cell office:value-type="float" office:value="12562.10975239" calcext:value-type="float">
            <text:p>12562.10975239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900" calcext:value-type="float">
            <text:p>13900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4000.00000765" calcext:value-type="float">
            <text:p>14000.00000765</text:p>
          </table:table-cell>
          <table:table-cell office:value-type="float" office:value="13900.00003966" calcext:value-type="float">
            <text:p>13900.00003966</text:p>
          </table:table-cell>
          <table:table-cell office:value-type="float" office:value="14837.0065" calcext:value-type="float">
            <text:p>14837.0065</text:p>
          </table:table-cell>
          <table:table-cell office:value-type="float" office:value="14837.00602837" calcext:value-type="float">
            <text:p>14837.00602837</text:p>
          </table:table-cell>
          <table:table-cell office:value-type="float" office:value="14999.89957895" calcext:value-type="float">
            <text:p>14999.89957895</text:p>
          </table:table-cell>
          <table:table-cell office:value-type="float" office:value="14999.998648" calcext:value-type="float">
            <text:p>14999.998648</text:p>
          </table:table-cell>
          <table:table-cell office:value-type="float" office:value="14999.89962559" calcext:value-type="float">
            <text:p>14999.89962559</text:p>
          </table:table-cell>
          <table:table-cell office:value-type="float" office:value="14000.00012582" calcext:value-type="float">
            <text:p>14000.00012582</text:p>
          </table:table-cell>
          <table:table-cell office:value-type="float" office:value="10009.26245835" calcext:value-type="float">
            <text:p>10009.26245835</text:p>
          </table:table-cell>
          <table:table-cell office:value-type="float" office:value="10222.16130593" calcext:value-type="float">
            <text:p>10222.16130593</text:p>
          </table:table-cell>
          <table:table-cell office:value-type="float" office:value="11102.00023039" calcext:value-type="float">
            <text:p>11102.00023039</text:p>
          </table:table-cell>
          <table:table-cell table:number-columns-repeated="2" office:value-type="float" office:value="11336.84174268" calcext:value-type="float">
            <text:p>11336.84174268</text:p>
          </table:table-cell>
          <table:table-cell office:value-type="float" office:value="12000.00012" calcext:value-type="float">
            <text:p>12000.00012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1809.47558135" calcext:value-type="float">
            <text:p>11809.47558135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1699.77009121" calcext:value-type="float">
            <text:p>11699.77009121</text:p>
          </table:table-cell>
          <table:table-cell office:value-type="float" office:value="11548.93785389" calcext:value-type="float">
            <text:p>11548.93785389</text:p>
          </table:table-cell>
          <table:table-cell office:value-type="float" office:value="11979.65384784" calcext:value-type="float">
            <text:p>11979.65384784</text:p>
          </table:table-cell>
          <table:table-cell office:value-type="float" office:value="11927.23973508" calcext:value-type="float">
            <text:p>11927.23973508</text:p>
          </table:table-cell>
          <table:table-cell office:value-type="float" office:value="11826.94388139" calcext:value-type="float">
            <text:p>11826.94388139</text:p>
          </table:table-cell>
          <table:table-cell office:value-type="float" office:value="11901.53553868" calcext:value-type="float">
            <text:p>11901.53553868</text:p>
          </table:table-cell>
          <table:table-cell office:value-type="float" office:value="11927.23974708" calcext:value-type="float">
            <text:p>11927.23974708</text:p>
          </table:table-cell>
          <table:table-cell office:value-type="float" office:value="11826.94389339" calcext:value-type="float">
            <text:p>11826.94389339</text:p>
          </table:table-cell>
          <table:table-cell office:value-type="float" office:value="12000.00001977" calcext:value-type="float">
            <text:p>12000.00001977</text:p>
          </table:table-cell>
          <table:table-cell office:value-type="float" office:value="11979.65386161" calcext:value-type="float">
            <text:p>11979.65386161</text:p>
          </table:table-cell>
          <table:table-cell office:value-type="float" office:value="11809.47560112" calcext:value-type="float">
            <text:p>11809.47560112</text:p>
          </table:table-cell>
          <table:table-cell office:value-type="float" office:value="11901.53557803" calcext:value-type="float">
            <text:p>11901.53557803</text:p>
          </table:table-cell>
          <table:table-cell office:value-type="float" office:value="11979.65394637" calcext:value-type="float">
            <text:p>11979.65394637</text:p>
          </table:table-cell>
          <table:table-cell office:value-type="float" office:value="11901.53564638" calcext:value-type="float">
            <text:p>11901.53564638</text:p>
          </table:table-cell>
          <table:table-cell office:value-type="float" office:value="12000.00007447" calcext:value-type="float">
            <text:p>12000.00007447</text:p>
          </table:table-cell>
          <table:table-cell office:value-type="float" office:value="11102.00050714" calcext:value-type="float">
            <text:p>11102.00050714</text:p>
          </table:table-cell>
          <table:table-cell office:value-type="float" office:value="10499.99907614" calcext:value-type="float">
            <text:p>10499.99907614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1251028" calcext:value-type="float">
            <text:p>10000.01251028</text:p>
          </table:table-cell>
          <table:table-cell office:value-type="float" office:value="10000.07740276" calcext:value-type="float">
            <text:p>10000.077402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726.29" calcext:value-type="float">
            <text:p>726.29</text:p>
          </table:table-cell>
          <table:table-cell office:value-type="float" office:value="1010" calcext:value-type="float">
            <text:p>1010</text:p>
          </table:table-cell>
          <table:table-cell office:value-type="float" office:value="1500" calcext:value-type="float">
            <text:p>1500</text:p>
          </table:table-cell>
          <table:table-cell office:value-type="float" office:value="2450" calcext:value-type="float">
            <text:p>2450</text:p>
          </table:table-cell>
          <table:table-cell office:value-type="float" office:value="3000" calcext:value-type="float">
            <text:p>3000</text:p>
          </table:table-cell>
          <table:table-cell office:value-type="float" office:value="4170" calcext:value-type="float">
            <text:p>4170</text:p>
          </table:table-cell>
          <table:table-cell office:value-type="float" office:value="5000" calcext:value-type="float">
            <text:p>5000</text:p>
          </table:table-cell>
          <table:table-cell office:value-type="float" office:value="6600" calcext:value-type="float">
            <text:p>6600</text:p>
          </table:table-cell>
          <table:table-cell office:value-type="float" office:value="7372" calcext:value-type="float">
            <text:p>7372</text:p>
          </table:table-cell>
          <table:table-cell office:value-type="float" office:value="7530" calcext:value-type="float">
            <text:p>7530</text:p>
          </table:table-cell>
          <table:table-cell office:value-type="float" office:value="7542.05" calcext:value-type="float">
            <text:p>7542.05</text:p>
          </table:table-cell>
          <table:table-cell office:value-type="float" office:value="7530" calcext:value-type="float">
            <text:p>7530</text:p>
          </table:table-cell>
          <table:table-cell office:value-type="float" office:value="7800" calcext:value-type="float">
            <text:p>7800</text:p>
          </table:table-cell>
          <table:table-cell office:value-type="float" office:value="8500" calcext:value-type="float">
            <text:p>8500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851" calcext:value-type="float">
            <text:p>9851</text:p>
          </table:table-cell>
          <table:table-cell office:value-type="float" office:value="9260" calcext:value-type="float">
            <text:p>926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260" calcext:value-type="float">
            <text:p>9260</text:p>
          </table:table-cell>
          <table:table-cell office:value-type="float" office:value="8850.6" calcext:value-type="float">
            <text:p>8850.6</text:p>
          </table:table-cell>
          <table:table-cell office:value-type="float" office:value="8796.84981874" calcext:value-type="float">
            <text:p>8796.84981874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924.81999112" calcext:value-type="float">
            <text:p>9924.81999112</text:p>
          </table:table-cell>
          <table:table-cell office:value-type="float" office:value="9836.8" calcext:value-type="float">
            <text:p>9836.8</text:p>
          </table:table-cell>
          <table:table-cell table:number-columns-repeated="6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1.73360102" calcext:value-type="float">
            <text:p>10001.73360102</text:p>
          </table:table-cell>
          <table:table-cell office:value-type="float" office:value="10689.03481088" calcext:value-type="float">
            <text:p>10689.03481088</text:p>
          </table:table-cell>
          <table:table-cell office:value-type="float" office:value="10578.999992" calcext:value-type="float">
            <text:p>10578.999992</text:p>
          </table:table-cell>
          <table:table-cell office:value-type="float" office:value="10378.74616562" calcext:value-type="float">
            <text:p>10378.74616562</text:p>
          </table:table-cell>
          <table:table-cell office:value-type="float" office:value="10000.023365" calcext:value-type="float">
            <text:p>10000.023365</text:p>
          </table:table-cell>
          <table:table-cell table:number-columns-repeated="3" office:value-type="float" office:value="10000.015595" calcext:value-type="float">
            <text:p>10000.015595</text:p>
          </table:table-cell>
          <table:table-cell table:number-columns-repeated="2" office:value-type="float" office:value="10000.015795" calcext:value-type="float">
            <text:p>10000.015795</text:p>
          </table:table-cell>
          <table:table-cell office:value-type="float" office:value="10000.015905" calcext:value-type="float">
            <text:p>10000.015905</text:p>
          </table:table-cell>
          <table:table-cell office:value-type="float" office:value="10000.023575" calcext:value-type="float">
            <text:p>10000.023575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353.04387647" calcext:value-type="float">
            <text:p>10353.04387647</text:p>
          </table:table-cell>
          <table:table-cell office:value-type="float" office:value="11111.00041006" calcext:value-type="float">
            <text:p>11111.00041006</text:p>
          </table:table-cell>
          <table:table-cell office:value-type="float" office:value="10682.01832706" calcext:value-type="float">
            <text:p>10682.01832706</text:p>
          </table:table-cell>
          <table:table-cell office:value-type="float" office:value="10689.04414594" calcext:value-type="float">
            <text:p>10689.04414594</text:p>
          </table:table-cell>
          <table:table-cell table:number-columns-repeated="2" office:value-type="float" office:value="10770.52491229" calcext:value-type="float">
            <text:p>10770.52491229</text:p>
          </table:table-cell>
          <table:table-cell office:value-type="float" office:value="10689.04414594" calcext:value-type="float">
            <text:p>10689.04414594</text:p>
          </table:table-cell>
          <table:table-cell office:value-type="float" office:value="12554.48579528" calcext:value-type="float">
            <text:p>12554.48579528</text:p>
          </table:table-cell>
          <table:table-cell table:number-columns-repeated="2" office:value-type="float" office:value="12000.00130006" calcext:value-type="float">
            <text:p>12000.00130006</text:p>
          </table:table-cell>
          <table:table-cell office:value-type="float" office:value="11719.87282982" calcext:value-type="float">
            <text:p>11719.87282982</text:p>
          </table:table-cell>
          <table:table-cell office:value-type="float" office:value="10770.52504729" calcext:value-type="float">
            <text:p>10770.52504729</text:p>
          </table:table-cell>
          <table:table-cell office:value-type="float" office:value="12039.15878732" calcext:value-type="float">
            <text:p>12039.15878732</text:p>
          </table:table-cell>
          <table:table-cell office:value-type="float" office:value="11350.48484878" calcext:value-type="float">
            <text:p>11350.48484878</text:p>
          </table:table-cell>
          <table:table-cell office:value-type="float" office:value="14000.001335" calcext:value-type="float">
            <text:p>14000.001335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3167.001435" calcext:value-type="float">
            <text:p>13167.001435</text:p>
          </table:table-cell>
          <table:table-cell office:value-type="float" office:value="12037.9475726" calcext:value-type="float">
            <text:p>12037.9475726</text:p>
          </table:table-cell>
          <table:table-cell table:number-columns-repeated="3" office:value-type="float" office:value="12039.15888732" calcext:value-type="float">
            <text:p>12039.15888732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621.61565268" calcext:value-type="float">
            <text:p>11621.61565268</text:p>
          </table:table-cell>
          <table:table-cell office:value-type="float" office:value="11882.50104191" calcext:value-type="float">
            <text:p>11882.50104191</text:p>
          </table:table-cell>
          <table:table-cell table:number-columns-repeated="2" office:value-type="float" office:value="12011.13041502" calcext:value-type="float">
            <text:p>12011.13041502</text:p>
          </table:table-cell>
          <table:table-cell office:value-type="float" office:value="12002.55963572" calcext:value-type="float">
            <text:p>12002.55963572</text:p>
          </table:table-cell>
          <table:table-cell office:value-type="float" office:value="12008.18" calcext:value-type="float">
            <text:p>12008.18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2000" calcext:value-type="float">
            <text:p>12000</text:p>
          </table:table-cell>
          <table:table-cell office:value-type="float" office:value="11311.81213307" calcext:value-type="float">
            <text:p>11311.81213307</text:p>
          </table:table-cell>
          <table:table-cell office:value-type="float" office:value="13600.14633477" calcext:value-type="float">
            <text:p>13600.14633477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2562.10975239" calcext:value-type="float">
            <text:p>12562.10975239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3600.14643477" calcext:value-type="float">
            <text:p>13600.14643477</text:p>
          </table:table-cell>
          <table:table-cell table:number-columns-repeated="3" office:value-type="float" office:value="13900" calcext:value-type="float">
            <text:p>13900</text:p>
          </table:table-cell>
          <table:table-cell office:value-type="float" office:value="13575.90400696" calcext:value-type="float">
            <text:p>13575.90400696</text:p>
          </table:table-cell>
          <table:table-cell office:value-type="float" office:value="14507.2995871" calcext:value-type="float">
            <text:p>14507.2995871</text:p>
          </table:table-cell>
          <table:table-cell office:value-type="float" office:value="14500.00007682" calcext:value-type="float">
            <text:p>14500.00007682</text:p>
          </table:table-cell>
          <table:table-cell office:value-type="float" office:value="14500.00008368" calcext:value-type="float">
            <text:p>14500.00008368</text:p>
          </table:table-cell>
          <table:table-cell office:value-type="float" office:value="14999.89959783" calcext:value-type="float">
            <text:p>14999.89959783</text:p>
          </table:table-cell>
          <table:table-cell office:value-type="float" office:value="14849.81679904" calcext:value-type="float">
            <text:p>14849.81679904</text:p>
          </table:table-cell>
          <table:table-cell office:value-type="float" office:value="13900.00012366" calcext:value-type="float">
            <text:p>13900.00012366</text:p>
          </table:table-cell>
          <table:table-cell office:value-type="float" office:value="10001.74104654" calcext:value-type="float">
            <text:p>10001.74104654</text:p>
          </table:table-cell>
          <table:table-cell office:value-type="float" office:value="10088.0000509" calcext:value-type="float">
            <text:p>10088.0000509</text:p>
          </table:table-cell>
          <table:table-cell office:value-type="float" office:value="10959.80677426" calcext:value-type="float">
            <text:p>10959.80677426</text:p>
          </table:table-cell>
          <table:table-cell office:value-type="float" office:value="11146.94910128" calcext:value-type="float">
            <text:p>11146.94910128</text:p>
          </table:table-cell>
          <table:table-cell office:value-type="float" office:value="11102.00025019" calcext:value-type="float">
            <text:p>11102.00025019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1800.00134356" calcext:value-type="float">
            <text:p>11800.00134356</text:p>
          </table:table-cell>
          <table:table-cell table:number-columns-repeated="2" office:value-type="float" office:value="11660.31576682" calcext:value-type="float">
            <text:p>11660.31576682</text:p>
          </table:table-cell>
          <table:table-cell office:value-type="float" office:value="11102.0002712" calcext:value-type="float">
            <text:p>11102.0002712</text:p>
          </table:table-cell>
          <table:table-cell office:value-type="float" office:value="11964.074" calcext:value-type="float">
            <text:p>11964.074</text:p>
          </table:table-cell>
          <table:table-cell office:value-type="float" office:value="11901.53553868" calcext:value-type="float">
            <text:p>11901.53553868</text:p>
          </table:table-cell>
          <table:table-cell office:value-type="float" office:value="11809.47558912" calcext:value-type="float">
            <text:p>11809.47558912</text:p>
          </table:table-cell>
          <table:table-cell office:value-type="float" office:value="11826.94388139" calcext:value-type="float">
            <text:p>11826.94388139</text:p>
          </table:table-cell>
          <table:table-cell office:value-type="float" office:value="11901.53555068" calcext:value-type="float">
            <text:p>11901.53555068</text:p>
          </table:table-cell>
          <table:table-cell office:value-type="float" office:value="11809.47560112" calcext:value-type="float">
            <text:p>11809.47560112</text:p>
          </table:table-cell>
          <table:table-cell office:value-type="float" office:value="12000.000012" calcext:value-type="float">
            <text:p>12000.000012</text:p>
          </table:table-cell>
          <table:table-cell office:value-type="float" office:value="11901.53555068" calcext:value-type="float">
            <text:p>11901.53555068</text:p>
          </table:table-cell>
          <table:table-cell office:value-type="float" office:value="11722.63879886" calcext:value-type="float">
            <text:p>11722.63879886</text:p>
          </table:table-cell>
          <table:table-cell office:value-type="float" office:value="11826.94392074" calcext:value-type="float">
            <text:p>11826.94392074</text:p>
          </table:table-cell>
          <table:table-cell office:value-type="float" office:value="11901.53563544" calcext:value-type="float">
            <text:p>11901.53563544</text:p>
          </table:table-cell>
          <table:table-cell office:value-type="float" office:value="11826.94398909" calcext:value-type="float">
            <text:p>11826.94398909</text:p>
          </table:table-cell>
          <table:table-cell office:value-type="float" office:value="12000.00007447" calcext:value-type="float">
            <text:p>12000.00007447</text:p>
          </table:table-cell>
          <table:table-cell office:value-type="float" office:value="11001.00008775" calcext:value-type="float">
            <text:p>11001.00008775</text:p>
          </table:table-cell>
          <table:table-cell office:value-type="float" office:value="10009.26269774" calcext:value-type="float">
            <text:p>10009.26269774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040066" calcext:value-type="float">
            <text:p>10000.0040066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1251028" calcext:value-type="float">
            <text:p>10000.01251028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3453076" calcext:value-type="float">
            <text:p>10000.034530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900" calcext:value-type="float">
            <text:p>2900</text:p>
          </table:table-cell>
          <table:table-cell office:value-type="float" office:value="4150" calcext:value-type="float">
            <text:p>4150</text:p>
          </table:table-cell>
          <table:table-cell office:value-type="float" office:value="5000" calcext:value-type="float">
            <text:p>50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7250" calcext:value-type="float">
            <text:p>7250</text:p>
          </table:table-cell>
          <table:table-cell office:value-type="float" office:value="7500" calcext:value-type="float">
            <text:p>7500</text:p>
          </table:table-cell>
          <table:table-cell office:value-type="float" office:value="7530" calcext:value-type="float">
            <text:p>7530</text:p>
          </table:table-cell>
          <table:table-cell office:value-type="float" office:value="7500" calcext:value-type="float">
            <text:p>7500</text:p>
          </table:table-cell>
          <table:table-cell office:value-type="float" office:value="7589.67" calcext:value-type="float">
            <text:p>7589.67</text:p>
          </table:table-cell>
          <table:table-cell office:value-type="float" office:value="8458" calcext:value-type="float">
            <text:p>8458</text:p>
          </table:table-cell>
          <table:table-cell office:value-type="float" office:value="7799" calcext:value-type="float">
            <text:p>7799</text:p>
          </table:table-cell>
          <table:table-cell office:value-type="float" office:value="7994.44337099" calcext:value-type="float">
            <text:p>7994.443370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780" calcext:value-type="float">
            <text:p>978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000" calcext:value-type="float">
            <text:p>90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8796.84981874" calcext:value-type="float">
            <text:p>8796.84981874</text:p>
          </table:table-cell>
          <table:table-cell office:value-type="float" office:value="8418.9" calcext:value-type="float">
            <text:p>8418.9</text:p>
          </table:table-cell>
          <table:table-cell office:value-type="float" office:value="9444" calcext:value-type="float">
            <text:p>9444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869.54" calcext:value-type="float">
            <text:p>9869.54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30001" calcext:value-type="float">
            <text:p>10000.00030001</text:p>
          </table:table-cell>
          <table:table-cell office:value-type="float" office:value="10132.91928005" calcext:value-type="float">
            <text:p>10132.91928005</text:p>
          </table:table-cell>
          <table:table-cell office:value-type="float" office:value="10500" calcext:value-type="float">
            <text:p>10500</text:p>
          </table:table-cell>
          <table:table-cell office:value-type="float" office:value="10352.63288089" calcext:value-type="float">
            <text:p>10352.63288089</text:p>
          </table:table-cell>
          <table:table-cell office:value-type="float" office:value="10000.023365" calcext:value-type="float">
            <text:p>10000.023365</text:p>
          </table:table-cell>
          <table:table-cell table:number-columns-repeated="3" office:value-type="float" office:value="10000.015595" calcext:value-type="float">
            <text:p>10000.015595</text:p>
          </table:table-cell>
          <table:table-cell office:value-type="float" office:value="10000.015695" calcext:value-type="float">
            <text:p>10000.015695</text:p>
          </table:table-cell>
          <table:table-cell office:value-type="float" office:value="10000.015795" calcext:value-type="float">
            <text:p>10000.015795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000.015905" calcext:value-type="float">
            <text:p>10000.015905</text:p>
          </table:table-cell>
          <table:table-cell office:value-type="float" office:value="10000.00887301" calcext:value-type="float">
            <text:p>10000.00887301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350.13731018" calcext:value-type="float">
            <text:p>10350.13731018</text:p>
          </table:table-cell>
          <table:table-cell office:value-type="float" office:value="10836.8367236" calcext:value-type="float">
            <text:p>10836.8367236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0682.01932706" calcext:value-type="float">
            <text:p>10682.01932706</text:p>
          </table:table-cell>
          <table:table-cell table:number-columns-repeated="2" office:value-type="float" office:value="10689.04414594" calcext:value-type="float">
            <text:p>10689.04414594</text:p>
          </table:table-cell>
          <table:table-cell office:value-type="float" office:value="10682.01932706" calcext:value-type="float">
            <text:p>10682.01932706</text:p>
          </table:table-cell>
          <table:table-cell office:value-type="float" office:value="12039.15845232" calcext:value-type="float">
            <text:p>12039.15845232</text:p>
          </table:table-cell>
          <table:table-cell table:number-columns-repeated="2" office:value-type="float" office:value="11877.72074453" calcext:value-type="float">
            <text:p>11877.72074453</text:p>
          </table:table-cell>
          <table:table-cell office:value-type="float" office:value="11336.83706675" calcext:value-type="float">
            <text:p>11336.83706675</text:p>
          </table:table-cell>
          <table:table-cell office:value-type="float" office:value="10689.04428094" calcext:value-type="float">
            <text:p>10689.04428094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3946.411764" calcext:value-type="float">
            <text:p>13946.411764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3000.051435" calcext:value-type="float">
            <text:p>13000.051435</text:p>
          </table:table-cell>
          <table:table-cell table:number-columns-repeated="4" office:value-type="float" office:value="12011.13041502" calcext:value-type="float">
            <text:p>12011.13041502</text:p>
          </table:table-cell>
          <table:table-cell office:value-type="float" office:value="12000.00255005" calcext:value-type="float">
            <text:p>12000.00255005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1881.00556538" calcext:value-type="float">
            <text:p>11881.00556538</text:p>
          </table:table-cell>
          <table:table-cell table:number-columns-repeated="2" office:value-type="float" office:value="12002.55963572" calcext:value-type="float">
            <text:p>12002.55963572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2008" calcext:value-type="float">
            <text:p>12008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0929.07818823" calcext:value-type="float">
            <text:p>10929.07818823</text:p>
          </table:table-cell>
          <table:table-cell office:value-type="float" office:value="13270.39354286" calcext:value-type="float">
            <text:p>13270.39354286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2759.13173831" calcext:value-type="float">
            <text:p>12759.13173831</text:p>
          </table:table-cell>
          <table:table-cell office:value-type="float" office:value="12500" calcext:value-type="float">
            <text:p>12500</text:p>
          </table:table-cell>
          <table:table-cell office:value-type="float" office:value="12562.11052411" calcext:value-type="float">
            <text:p>12562.11052411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3575.90366525" calcext:value-type="float">
            <text:p>13575.90366525</text:p>
          </table:table-cell>
          <table:table-cell table:number-columns-repeated="2" office:value-type="float" office:value="13575.9039673" calcext:value-type="float">
            <text:p>13575.9039673</text:p>
          </table:table-cell>
          <table:table-cell office:value-type="float" office:value="13376.43680358" calcext:value-type="float">
            <text:p>13376.43680358</text:p>
          </table:table-cell>
          <table:table-cell office:value-type="float" office:value="14500.00004511" calcext:value-type="float">
            <text:p>14500.00004511</text:p>
          </table:table-cell>
          <table:table-cell office:value-type="float" office:value="14000.00007234" calcext:value-type="float">
            <text:p>14000.00007234</text:p>
          </table:table-cell>
          <table:table-cell office:value-type="float" office:value="14315.6420352" calcext:value-type="float">
            <text:p>14315.6420352</text:p>
          </table:table-cell>
          <table:table-cell office:value-type="float" office:value="14864.40505698" calcext:value-type="float">
            <text:p>14864.40505698</text:p>
          </table:table-cell>
          <table:table-cell office:value-type="float" office:value="14627.40790037" calcext:value-type="float">
            <text:p>14627.40790037</text:p>
          </table:table-cell>
          <table:table-cell office:value-type="float" office:value="13649.81580904" calcext:value-type="float">
            <text:p>13649.81580904</text:p>
          </table:table-cell>
          <table:table-cell office:value-type="float" office:value="10000.01411988" calcext:value-type="float">
            <text:p>10000.01411988</text:p>
          </table:table-cell>
          <table:table-cell office:value-type="float" office:value="10009.26246835" calcext:value-type="float">
            <text:p>10009.26246835</text:p>
          </table:table-cell>
          <table:table-cell office:value-type="float" office:value="10910.16861665" calcext:value-type="float">
            <text:p>10910.16861665</text:p>
          </table:table-cell>
          <table:table-cell office:value-type="float" office:value="11102.00025019" calcext:value-type="float">
            <text:p>11102.00025019</text:p>
          </table:table-cell>
          <table:table-cell office:value-type="float" office:value="11000.01182864" calcext:value-type="float">
            <text:p>11000.01182864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0000777" calcext:value-type="float">
            <text:p>12000.00000777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1548.93692936" calcext:value-type="float">
            <text:p>11548.93692936</text:p>
          </table:table-cell>
          <table:table-cell office:value-type="float" office:value="11548.93694046" calcext:value-type="float">
            <text:p>11548.93694046</text:p>
          </table:table-cell>
          <table:table-cell office:value-type="float" office:value="11091.05666661" calcext:value-type="float">
            <text:p>11091.05666661</text:p>
          </table:table-cell>
          <table:table-cell office:value-type="float" office:value="11927.23973508" calcext:value-type="float">
            <text:p>11927.23973508</text:p>
          </table:table-cell>
          <table:table-cell office:value-type="float" office:value="11809.47558912" calcext:value-type="float">
            <text:p>11809.47558912</text:p>
          </table:table-cell>
          <table:table-cell office:value-type="float" office:value="11743.99993465" calcext:value-type="float">
            <text:p>11743.99993465</text:p>
          </table:table-cell>
          <table:table-cell office:value-type="float" office:value="11809.47558912" calcext:value-type="float">
            <text:p>11809.47558912</text:p>
          </table:table-cell>
          <table:table-cell office:value-type="float" office:value="11826.94389339" calcext:value-type="float">
            <text:p>11826.94389339</text:p>
          </table:table-cell>
          <table:table-cell office:value-type="float" office:value="11722.63879886" calcext:value-type="float">
            <text:p>11722.63879886</text:p>
          </table:table-cell>
          <table:table-cell office:value-type="float" office:value="11979.65386161" calcext:value-type="float">
            <text:p>11979.65386161</text:p>
          </table:table-cell>
          <table:table-cell office:value-type="float" office:value="11826.94389339" calcext:value-type="float">
            <text:p>11826.94389339</text:p>
          </table:table-cell>
          <table:table-cell office:value-type="float" office:value="11372.8333106" calcext:value-type="float">
            <text:p>11372.8333106</text:p>
          </table:table-cell>
          <table:table-cell office:value-type="float" office:value="11809.47562847" calcext:value-type="float">
            <text:p>11809.47562847</text:p>
          </table:table-cell>
          <table:table-cell office:value-type="float" office:value="11826.94397815" calcext:value-type="float">
            <text:p>11826.94397815</text:p>
          </table:table-cell>
          <table:table-cell office:value-type="float" office:value="11809.47569682" calcext:value-type="float">
            <text:p>11809.47569682</text:p>
          </table:table-cell>
          <table:table-cell office:value-type="float" office:value="12000.0000667" calcext:value-type="float">
            <text:p>12000.0000667</text:p>
          </table:table-cell>
          <table:table-cell office:value-type="float" office:value="10932.17762214" calcext:value-type="float">
            <text:p>10932.17762214</text:p>
          </table:table-cell>
          <table:table-cell office:value-type="float" office:value="10001.84574929" calcext:value-type="float">
            <text:p>10001.84574929</text:p>
          </table:table-cell>
          <table:table-cell office:value-type="float" office:value="10000.01458392" calcext:value-type="float">
            <text:p>10000.01458392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206252" calcext:value-type="float">
            <text:p>10000.00206252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1132515" calcext:value-type="float">
            <text:p>10000.01132515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2511674" calcext:value-type="float">
            <text:p>10000.025116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472.3" calcext:value-type="float">
            <text:p>1472.3</text:p>
          </table:table-cell>
          <table:table-cell office:value-type="float" office:value="2400" calcext:value-type="float">
            <text:p>2400</text:p>
          </table:table-cell>
          <table:table-cell office:value-type="float" office:value="2760.27" calcext:value-type="float">
            <text:p>2760.27</text:p>
          </table:table-cell>
          <table:table-cell office:value-type="float" office:value="4100.05" calcext:value-type="float">
            <text:p>4100.05</text:p>
          </table:table-cell>
          <table:table-cell office:value-type="float" office:value="4999" calcext:value-type="float">
            <text:p>4999</text:p>
          </table:table-cell>
          <table:table-cell office:value-type="float" office:value="6050" calcext:value-type="float">
            <text:p>6050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7536.42" calcext:value-type="float">
            <text:p>7536.42</text:p>
          </table:table-cell>
          <table:table-cell office:value-type="float" office:value="8333.33" calcext:value-type="float">
            <text:p>8333.33</text:p>
          </table:table-cell>
          <table:table-cell office:value-type="float" office:value="7712.12" calcext:value-type="float">
            <text:p>7712.12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478.77" calcext:value-type="float">
            <text:p>9478.77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739.3519542" calcext:value-type="float">
            <text:p>8739.3519542</text:p>
          </table:table-cell>
          <table:table-cell office:value-type="float" office:value="8111" calcext:value-type="float">
            <text:p>8111</text:p>
          </table:table-cell>
          <table:table-cell office:value-type="float" office:value="9260" calcext:value-type="float">
            <text:p>9260</text:p>
          </table:table-cell>
          <table:table-cell office:value-type="float" office:value="9962.22307692" calcext:value-type="float">
            <text:p>9962.22307692</text:p>
          </table:table-cell>
          <table:table-cell table:number-columns-repeated="2" office:value-type="float" office:value="9851" calcext:value-type="float">
            <text:p>9851</text:p>
          </table:table-cell>
          <table:table-cell office:value-type="float" office:value="9424" calcext:value-type="float">
            <text:p>9424</text:p>
          </table:table-cell>
          <table:table-cell office:value-type="float" office:value="9869.54" calcext:value-type="float">
            <text:p>9869.54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office:value-type="float" office:value="10009.25247902" calcext:value-type="float">
            <text:p>10009.25247902</text:p>
          </table:table-cell>
          <table:table-cell office:value-type="float" office:value="10290.04119437" calcext:value-type="float">
            <text:p>10290.04119437</text:p>
          </table:table-cell>
          <table:table-cell office:value-type="float" office:value="10242.48380401" calcext:value-type="float">
            <text:p>10242.48380401</text:p>
          </table:table-cell>
          <table:table-cell office:value-type="float" office:value="10000.015595" calcext:value-type="float">
            <text:p>10000.015595</text:p>
          </table:table-cell>
          <table:table-cell table:number-columns-repeated="3" office:value-type="float" office:value="10000.00866301" calcext:value-type="float">
            <text:p>10000.00866301</text:p>
          </table:table-cell>
          <table:table-cell office:value-type="float" office:value="10000.015695" calcext:value-type="float">
            <text:p>10000.015695</text:p>
          </table:table-cell>
          <table:table-cell office:value-type="float" office:value="10000.00886301" calcext:value-type="float">
            <text:p>10000.00886301</text:p>
          </table:table-cell>
          <table:table-cell table:number-columns-repeated="2" office:value-type="float" office:value="10000.015805" calcext:value-type="float">
            <text:p>10000.015805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295.86675525" calcext:value-type="float">
            <text:p>10295.86675525</text:p>
          </table:table-cell>
          <table:table-cell office:value-type="float" office:value="10770.52381229" calcext:value-type="float">
            <text:p>10770.52381229</text:p>
          </table:table-cell>
          <table:table-cell office:value-type="float" office:value="10631.28446272" calcext:value-type="float">
            <text:p>10631.28446272</text:p>
          </table:table-cell>
          <table:table-cell office:value-type="float" office:value="10667.40030006" calcext:value-type="float">
            <text:p>10667.40030006</text:p>
          </table:table-cell>
          <table:table-cell table:number-columns-repeated="2" office:value-type="float" office:value="10682.01932706" calcext:value-type="float">
            <text:p>10682.01932706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2000.01080408" calcext:value-type="float">
            <text:p>12000.01080408</text:p>
          </table:table-cell>
          <table:table-cell office:value-type="float" office:value="11796.21612946" calcext:value-type="float">
            <text:p>11796.21612946</text:p>
          </table:table-cell>
          <table:table-cell office:value-type="float" office:value="11336.83693175" calcext:value-type="float">
            <text:p>11336.83693175</text:p>
          </table:table-cell>
          <table:table-cell office:value-type="float" office:value="11111.00164506" calcext:value-type="float">
            <text:p>11111.00164506</text:p>
          </table:table-cell>
          <table:table-cell office:value-type="float" office:value="10682.01946206" calcext:value-type="float">
            <text:p>10682.01946206</text:p>
          </table:table-cell>
          <table:table-cell office:value-type="float" office:value="11877.72107953" calcext:value-type="float">
            <text:p>11877.72107953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3167.001435" calcext:value-type="float">
            <text:p>13167.001435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2200" calcext:value-type="float">
            <text:p>12200</text:p>
          </table:table-cell>
          <table:table-cell table:number-columns-repeated="4" office:value-type="float" office:value="12000.01113908" calcext:value-type="float">
            <text:p>12000.01113908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1877.72117953" calcext:value-type="float">
            <text:p>11877.72117953</text:p>
          </table:table-cell>
          <table:table-cell table:number-columns-repeated="2" office:value-type="float" office:value="12000.01113908" calcext:value-type="float">
            <text:p>12000.01113908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1735.027488" calcext:value-type="float">
            <text:p>11735.027488</text:p>
          </table:table-cell>
          <table:table-cell office:value-type="float" office:value="10904.0001" calcext:value-type="float">
            <text:p>10904.0001</text:p>
          </table:table-cell>
          <table:table-cell office:value-type="float" office:value="13174.556549" calcext:value-type="float">
            <text:p>13174.556549</text:p>
          </table:table-cell>
          <table:table-cell office:value-type="float" office:value="11898.38293724" calcext:value-type="float">
            <text:p>11898.38293724</text:p>
          </table:table-cell>
          <table:table-cell office:value-type="float" office:value="12562.10975239" calcext:value-type="float">
            <text:p>12562.10975239</text:p>
          </table:table-cell>
          <table:table-cell table:number-columns-repeated="2" office:value-type="float" office:value="12000.29" calcext:value-type="float">
            <text:p>12000.29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3539.98241904" calcext:value-type="float">
            <text:p>13539.98241904</text:p>
          </table:table-cell>
          <table:table-cell table:number-columns-repeated="2" office:value-type="float" office:value="13376.43676392" calcext:value-type="float">
            <text:p>13376.43676392</text:p>
          </table:table-cell>
          <table:table-cell office:value-type="float" office:value="13000.05147466" calcext:value-type="float">
            <text:p>13000.05147466</text:p>
          </table:table-cell>
          <table:table-cell office:value-type="float" office:value="14000.00004731" calcext:value-type="float">
            <text:p>14000.00004731</text:p>
          </table:table-cell>
          <table:table-cell office:value-type="float" office:value="13900.00007016" calcext:value-type="float">
            <text:p>13900.00007016</text:p>
          </table:table-cell>
          <table:table-cell office:value-type="float" office:value="14000.00007918" calcext:value-type="float">
            <text:p>14000.00007918</text:p>
          </table:table-cell>
          <table:table-cell office:value-type="float" office:value="14627.40787261" calcext:value-type="float">
            <text:p>14627.40787261</text:p>
          </table:table-cell>
          <table:table-cell office:value-type="float" office:value="14500.00013032" calcext:value-type="float">
            <text:p>14500.00013032</text:p>
          </table:table-cell>
          <table:table-cell office:value-type="float" office:value="13000.05155982" calcext:value-type="float">
            <text:p>13000.05155982</text:p>
          </table:table-cell>
          <table:table-cell office:value-type="float" office:value="10000.01078296" calcext:value-type="float">
            <text:p>10000.01078296</text:p>
          </table:table-cell>
          <table:table-cell office:value-type="float" office:value="10001.74084017" calcext:value-type="float">
            <text:p>10001.74084017</text:p>
          </table:table-cell>
          <table:table-cell office:value-type="float" office:value="10885.2066031" calcext:value-type="float">
            <text:p>10885.2066031</text:p>
          </table:table-cell>
          <table:table-cell table:number-columns-repeated="2" office:value-type="float" office:value="10959.80679406" calcext:value-type="float">
            <text:p>10959.80679406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1660.31576682" calcext:value-type="float">
            <text:p>11660.31576682</text:p>
          </table:table-cell>
          <table:table-cell office:value-type="float" office:value="11336.84175592" calcext:value-type="float">
            <text:p>11336.84175592</text:p>
          </table:table-cell>
          <table:table-cell office:value-type="float" office:value="11336.84176703" calcext:value-type="float">
            <text:p>11336.84176703</text:p>
          </table:table-cell>
          <table:table-cell office:value-type="float" office:value="11000.03967059" calcext:value-type="float">
            <text:p>11000.03967059</text:p>
          </table:table-cell>
          <table:table-cell office:value-type="float" office:value="11901.53553091" calcext:value-type="float">
            <text:p>11901.53553091</text:p>
          </table:table-cell>
          <table:table-cell table:number-columns-repeated="3" office:value-type="float" office:value="11722.63878686" calcext:value-type="float">
            <text:p>11722.63878686</text:p>
          </table:table-cell>
          <table:table-cell office:value-type="float" office:value="11809.47560112" calcext:value-type="float">
            <text:p>11809.47560112</text:p>
          </table:table-cell>
          <table:table-cell office:value-type="float" office:value="11681.87785852" calcext:value-type="float">
            <text:p>11681.87785852</text:p>
          </table:table-cell>
          <table:table-cell office:value-type="float" office:value="11901.53555068" calcext:value-type="float">
            <text:p>11901.53555068</text:p>
          </table:table-cell>
          <table:table-cell office:value-type="float" office:value="11809.47560112" calcext:value-type="float">
            <text:p>11809.47560112</text:p>
          </table:table-cell>
          <table:table-cell office:value-type="float" office:value="11329.61278134" calcext:value-type="float">
            <text:p>11329.61278134</text:p>
          </table:table-cell>
          <table:table-cell office:value-type="float" office:value="11722.63882621" calcext:value-type="float">
            <text:p>11722.63882621</text:p>
          </table:table-cell>
          <table:table-cell office:value-type="float" office:value="11809.47568588" calcext:value-type="float">
            <text:p>11809.47568588</text:p>
          </table:table-cell>
          <table:table-cell office:value-type="float" office:value="11722.63889456" calcext:value-type="float">
            <text:p>11722.63889456</text:p>
          </table:table-cell>
          <table:table-cell office:value-type="float" office:value="11979.65396278" calcext:value-type="float">
            <text:p>11979.65396278</text:p>
          </table:table-cell>
          <table:table-cell office:value-type="float" office:value="10770.53461781" calcext:value-type="float">
            <text:p>10770.53461781</text:p>
          </table:table-cell>
          <table:table-cell office:value-type="float" office:value="10001.74099036" calcext:value-type="float">
            <text:p>10001.74099036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0630541" calcext:value-type="float">
            <text:p>10000.00630541</text:p>
          </table:table-cell>
          <table:table-cell office:value-type="float" office:value="10000.00080534" calcext:value-type="float">
            <text:p>10000.00080534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0239116" calcext:value-type="float">
            <text:p>10000.00239116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1625412" calcext:value-type="float">
            <text:p>10000.016254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52.57" calcext:value-type="float">
            <text:p>652.57</text:p>
          </table:table-cell>
          <table:table-cell office:value-type="float" office:value="1000" calcext:value-type="float">
            <text:p>1000</text:p>
          </table:table-cell>
          <table:table-cell office:value-type="float" office:value="1450" calcext:value-type="float">
            <text:p>1450</text:p>
          </table:table-cell>
          <table:table-cell office:value-type="float" office:value="2320.41" calcext:value-type="float">
            <text:p>2320.41</text:p>
          </table:table-cell>
          <table:table-cell office:value-type="float" office:value="2750" calcext:value-type="float">
            <text:p>2750</text:p>
          </table:table-cell>
          <table:table-cell office:value-type="float" office:value="4000" calcext:value-type="float">
            <text:p>4000</text:p>
          </table:table-cell>
          <table:table-cell office:value-type="float" office:value="4850" calcext:value-type="float">
            <text:p>4850</text:p>
          </table:table-cell>
          <table:table-cell office:value-type="float" office:value="6000" calcext:value-type="float">
            <text:p>6000</text:p>
          </table:table-cell>
          <table:table-cell office:value-type="float" office:value="7001.42" calcext:value-type="float">
            <text:p>7001.42</text:p>
          </table:table-cell>
          <table:table-cell office:value-type="float" office:value="7372" calcext:value-type="float">
            <text:p>7372</text:p>
          </table:table-cell>
          <table:table-cell office:value-type="float" office:value="7500" calcext:value-type="float">
            <text:p>7500</text:p>
          </table:table-cell>
          <table:table-cell office:value-type="float" office:value="7372" calcext:value-type="float">
            <text:p>7372</text:p>
          </table:table-cell>
          <table:table-cell office:value-type="float" office:value="7530" calcext:value-type="float">
            <text:p>7530</text:p>
          </table:table-cell>
          <table:table-cell office:value-type="float" office:value="8022.36" calcext:value-type="float">
            <text:p>8022.36</text:p>
          </table:table-cell>
          <table:table-cell office:value-type="float" office:value="7500" calcext:value-type="float">
            <text:p>75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444" calcext:value-type="float">
            <text:p>9444</text:p>
          </table:table-cell>
          <table:table-cell office:value-type="float" office:value="9000" calcext:value-type="float">
            <text:p>9000</text:p>
          </table:table-cell>
          <table:table-cell office:value-type="float" office:value="8999" calcext:value-type="float">
            <text:p>8999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8669.16" calcext:value-type="float">
            <text:p>8669.16</text:p>
          </table:table-cell>
          <table:table-cell office:value-type="float" office:value="8000" calcext:value-type="float">
            <text:p>80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926.8" calcext:value-type="float">
            <text:p>9926.8</text:p>
          </table:table-cell>
          <table:table-cell office:value-type="float" office:value="9815.5" calcext:value-type="float">
            <text:p>9815.5</text:p>
          </table:table-cell>
          <table:table-cell office:value-type="float" office:value="9751" calcext:value-type="float">
            <text:p>9751</text:p>
          </table:table-cell>
          <table:table-cell office:value-type="float" office:value="9260" calcext:value-type="float">
            <text:p>9260</text:p>
          </table:table-cell>
          <table:table-cell office:value-type="float" office:value="9851" calcext:value-type="float">
            <text:p>9851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office:value-type="float" office:value="10001.73397002" calcext:value-type="float">
            <text:p>10001.73397002</text:p>
          </table:table-cell>
          <table:table-cell office:value-type="float" office:value="10009.25247902" calcext:value-type="float">
            <text:p>10009.25247902</text:p>
          </table:table-cell>
          <table:table-cell office:value-type="float" office:value="10176.20030001" calcext:value-type="float">
            <text:p>10176.20030001</text:p>
          </table:table-cell>
          <table:table-cell office:value-type="float" office:value="10000.015595" calcext:value-type="float">
            <text:p>10000.015595</text:p>
          </table:table-cell>
          <table:table-cell table:number-columns-repeated="3" office:value-type="float" office:value="10000.00849401" calcext:value-type="float">
            <text:p>10000.00849401</text:p>
          </table:table-cell>
          <table:table-cell office:value-type="float" office:value="10000.00876301" calcext:value-type="float">
            <text:p>10000.00876301</text:p>
          </table:table-cell>
          <table:table-cell office:value-type="float" office:value="10000.00869401" calcext:value-type="float">
            <text:p>10000.00869401</text:p>
          </table:table-cell>
          <table:table-cell office:value-type="float" office:value="10000.00887301" calcext:value-type="float">
            <text:p>10000.00887301</text:p>
          </table:table-cell>
          <table:table-cell office:value-type="float" office:value="10000.015805" calcext:value-type="float">
            <text:p>10000.015805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009.26081408" calcext:value-type="float">
            <text:p>10009.26081408</text:p>
          </table:table-cell>
          <table:table-cell office:value-type="float" office:value="10689.04304594" calcext:value-type="float">
            <text:p>10689.04304594</text:p>
          </table:table-cell>
          <table:table-cell office:value-type="float" office:value="10009.26091408" calcext:value-type="float">
            <text:p>10009.26091408</text:p>
          </table:table-cell>
          <table:table-cell office:value-type="float" office:value="10236.80712953" calcext:value-type="float">
            <text:p>10236.80712953</text:p>
          </table:table-cell>
          <table:table-cell table:number-columns-repeated="2" office:value-type="float" office:value="10667.40030006" calcext:value-type="float">
            <text:p>10667.40030006</text:p>
          </table:table-cell>
          <table:table-cell office:value-type="float" office:value="10009.26191408" calcext:value-type="float">
            <text:p>10009.26191408</text:p>
          </table:table-cell>
          <table:table-cell office:value-type="float" office:value="12000.00130006" calcext:value-type="float">
            <text:p>12000.00130006</text:p>
          </table:table-cell>
          <table:table-cell office:value-type="float" office:value="11674.26211075" calcext:value-type="float">
            <text:p>11674.26211075</text:p>
          </table:table-cell>
          <table:table-cell office:value-type="float" office:value="11111.00151006" calcext:value-type="float">
            <text:p>11111.00151006</text:p>
          </table:table-cell>
          <table:table-cell office:value-type="float" office:value="11000.000135" calcext:value-type="float">
            <text:p>11000.000135</text:p>
          </table:table-cell>
          <table:table-cell office:value-type="float" office:value="10652.40030006" calcext:value-type="float">
            <text:p>10652.40030006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3009.42675541" calcext:value-type="float">
            <text:p>13009.42675541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2039.15888732" calcext:value-type="float">
            <text:p>12039.15888732</text:p>
          </table:table-cell>
          <table:table-cell table:number-columns-repeated="2" office:value-type="float" office:value="11877.72117953" calcext:value-type="float">
            <text:p>11877.72117953</text:p>
          </table:table-cell>
          <table:table-cell table:number-columns-repeated="2" office:value-type="float" office:value="12000.00255005" calcext:value-type="float">
            <text:p>12000.00255005</text:p>
          </table:table-cell>
          <table:table-cell office:value-type="float" office:value="11643.9983111" calcext:value-type="float">
            <text:p>11643.9983111</text:p>
          </table:table-cell>
          <table:table-cell office:value-type="float" office:value="11111.00364506" calcext:value-type="float">
            <text:p>11111.00364506</text:p>
          </table:table-cell>
          <table:table-cell office:value-type="float" office:value="11861.01594037" calcext:value-type="float">
            <text:p>11861.01594037</text:p>
          </table:table-cell>
          <table:table-cell office:value-type="float" office:value="11998.84073032" calcext:value-type="float">
            <text:p>11998.84073032</text:p>
          </table:table-cell>
          <table:table-cell office:value-type="float" office:value="11996" calcext:value-type="float">
            <text:p>11996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602.65108946" calcext:value-type="float">
            <text:p>11602.65108946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1822.52880397" calcext:value-type="float">
            <text:p>11822.52880397</text:p>
          </table:table-cell>
          <table:table-cell office:value-type="float" office:value="12000.29" calcext:value-type="float">
            <text:p>12000.29</text:p>
          </table:table-cell>
          <table:table-cell table:number-columns-repeated="2" office:value-type="float" office:value="11799.99950753" calcext:value-type="float">
            <text:p>11799.99950753</text:p>
          </table:table-cell>
          <table:table-cell office:value-type="float" office:value="12384.95369605" calcext:value-type="float">
            <text:p>12384.95369605</text:p>
          </table:table-cell>
          <table:table-cell office:value-type="float" office:value="13376.43673927" calcext:value-type="float">
            <text:p>13376.43673927</text:p>
          </table:table-cell>
          <table:table-cell table:number-columns-repeated="2" office:value-type="float" office:value="13000.051435" calcext:value-type="float">
            <text:p>13000.051435</text:p>
          </table:table-cell>
          <table:table-cell office:value-type="float" office:value="12799.99954719" calcext:value-type="float">
            <text:p>12799.99954719</text:p>
          </table:table-cell>
          <table:table-cell office:value-type="float" office:value="13900.00004511" calcext:value-type="float">
            <text:p>13900.00004511</text:p>
          </table:table-cell>
          <table:table-cell office:value-type="float" office:value="13575.90403198" calcext:value-type="float">
            <text:p>13575.90403198</text:p>
          </table:table-cell>
          <table:table-cell office:value-type="float" office:value="13900.00007702" calcext:value-type="float">
            <text:p>13900.00007702</text:p>
          </table:table-cell>
          <table:table-cell office:value-type="float" office:value="14500.00010256" calcext:value-type="float">
            <text:p>14500.00010256</text:p>
          </table:table-cell>
          <table:table-cell office:value-type="float" office:value="14315.64208184" calcext:value-type="float">
            <text:p>14315.64208184</text:p>
          </table:table-cell>
          <table:table-cell office:value-type="float" office:value="12799.99963235" calcext:value-type="float">
            <text:p>12799.99963235</text:p>
          </table:table-cell>
          <table:table-cell office:value-type="float" office:value="10000.01054618" calcext:value-type="float">
            <text:p>10000.01054618</text:p>
          </table:table-cell>
          <table:table-cell office:value-type="float" office:value="10000.01412988" calcext:value-type="float">
            <text:p>10000.01412988</text:p>
          </table:table-cell>
          <table:table-cell office:value-type="float" office:value="10820.6223304" calcext:value-type="float">
            <text:p>10820.6223304</text:p>
          </table:table-cell>
          <table:table-cell table:number-columns-repeated="2" office:value-type="float" office:value="10910.16863645" calcext:value-type="float">
            <text:p>10910.16863645</text:p>
          </table:table-cell>
          <table:table-cell office:value-type="float" office:value="11927.2397095" calcext:value-type="float">
            <text:p>11927.2397095</text:p>
          </table:table-cell>
          <table:table-cell office:value-type="float" office:value="12000" calcext:value-type="float">
            <text:p>12000</text:p>
          </table:table-cell>
          <table:table-cell office:value-type="float" office:value="11618.03983568" calcext:value-type="float">
            <text:p>11618.03983568</text:p>
          </table:table-cell>
          <table:table-cell table:number-columns-repeated="2" office:value-type="float" office:value="11102.0002712" calcext:value-type="float">
            <text:p>11102.0002712</text:p>
          </table:table-cell>
          <table:table-cell office:value-type="float" office:value="11000.00011111" calcext:value-type="float">
            <text:p>11000.00011111</text:p>
          </table:table-cell>
          <table:table-cell office:value-type="float" office:value="11809.47558135" calcext:value-type="float">
            <text:p>11809.47558135</text:p>
          </table:table-cell>
          <table:table-cell office:value-type="float" office:value="11660.3158024" calcext:value-type="float">
            <text:p>11660.3158024</text:p>
          </table:table-cell>
          <table:table-cell table:number-columns-repeated="2" office:value-type="float" office:value="11660.3160364" calcext:value-type="float">
            <text:p>11660.3160364</text:p>
          </table:table-cell>
          <table:table-cell office:value-type="float" office:value="11722.63879886" calcext:value-type="float">
            <text:p>11722.63879886</text:p>
          </table:table-cell>
          <table:table-cell office:value-type="float" office:value="11660.3160484" calcext:value-type="float">
            <text:p>11660.3160484</text:p>
          </table:table-cell>
          <table:table-cell office:value-type="float" office:value="11826.94389339" calcext:value-type="float">
            <text:p>11826.94389339</text:p>
          </table:table-cell>
          <table:table-cell office:value-type="float" office:value="11722.63879886" calcext:value-type="float">
            <text:p>11722.63879886</text:p>
          </table:table-cell>
          <table:table-cell office:value-type="float" office:value="11242.61345643" calcext:value-type="float">
            <text:p>11242.61345643</text:p>
          </table:table-cell>
          <table:table-cell office:value-type="float" office:value="11690.45527231" calcext:value-type="float">
            <text:p>11690.45527231</text:p>
          </table:table-cell>
          <table:table-cell office:value-type="float" office:value="11722.63888362" calcext:value-type="float">
            <text:p>11722.63888362</text:p>
          </table:table-cell>
          <table:table-cell office:value-type="float" office:value="11711.99768004" calcext:value-type="float">
            <text:p>11711.99768004</text:p>
          </table:table-cell>
          <table:table-cell office:value-type="float" office:value="11901.53565185" calcext:value-type="float">
            <text:p>11901.53565185</text:p>
          </table:table-cell>
          <table:table-cell office:value-type="float" office:value="10675.8458876" calcext:value-type="float">
            <text:p>10675.8458876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0.00399566" calcext:value-type="float">
            <text:p>10000.00399566</text:p>
          </table:table-cell>
          <table:table-cell office:value-type="float" office:value="10000.00021548" calcext:value-type="float">
            <text:p>10000.00021548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208696" calcext:value-type="float">
            <text:p>10000.00208696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081628" calcext:value-type="float">
            <text:p>10000.00081628</text:p>
          </table:table-cell>
          <table:table-cell office:value-type="float" office:value="10000.00239116" calcext:value-type="float">
            <text:p>10000.00239116</text:p>
          </table:table-cell>
          <table:table-cell office:value-type="float" office:value="10000.01251028" calcext:value-type="float">
            <text:p>10000.01251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1418.37" calcext:value-type="float">
            <text:p>1418.37</text:p>
          </table:table-cell>
          <table:table-cell office:value-type="float" office:value="2305.67" calcext:value-type="float">
            <text:p>2305.67</text:p>
          </table:table-cell>
          <table:table-cell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4615" calcext:value-type="float">
            <text:p>4615</text:p>
          </table:table-cell>
          <table:table-cell office:value-type="float" office:value="5900" calcext:value-type="float">
            <text:p>5900</text:p>
          </table:table-cell>
          <table:table-cell office:value-type="float" office:value="6999" calcext:value-type="float">
            <text:p>6999</text:p>
          </table:table-cell>
          <table:table-cell office:value-type="float" office:value="7250" calcext:value-type="float">
            <text:p>7250</text:p>
          </table:table-cell>
          <table:table-cell office:value-type="float" office:value="7372" calcext:value-type="float">
            <text:p>7372</text:p>
          </table:table-cell>
          <table:table-cell office:value-type="float" office:value="7250" calcext:value-type="float">
            <text:p>7250</text:p>
          </table:table-cell>
          <table:table-cell office:value-type="float" office:value="7500" calcext:value-type="float">
            <text:p>75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799" calcext:value-type="float">
            <text:p>7799</text:p>
          </table:table-cell>
          <table:table-cell office:value-type="float" office:value="9952.71" calcext:value-type="float">
            <text:p>9952.71</text:p>
          </table:table-cell>
          <table:table-cell table:number-columns-repeated="2" office:value-type="float" office:value="9260" calcext:value-type="float">
            <text:p>9260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8796.84981874" calcext:value-type="float">
            <text:p>8796.84981874</text:p>
          </table:table-cell>
          <table:table-cell office:value-type="float" office:value="8999" calcext:value-type="float">
            <text:p>8999</text:p>
          </table:table-cell>
          <table:table-cell office:value-type="float" office:value="8418.9" calcext:value-type="float">
            <text:p>8418.9</text:p>
          </table:table-cell>
          <table:table-cell office:value-type="float" office:value="8000" calcext:value-type="float">
            <text:p>800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924.81999112" calcext:value-type="float">
            <text:p>9924.81999112</text:p>
          </table:table-cell>
          <table:table-cell office:value-type="float" office:value="9751" calcext:value-type="float">
            <text:p>9751</text:p>
          </table:table-cell>
          <table:table-cell office:value-type="float" office:value="9705.25" calcext:value-type="float">
            <text:p>9705.25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836.8" calcext:value-type="float">
            <text:p>9836.8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office:value-type="float" office:value="10000.00083801" calcext:value-type="float">
            <text:p>10000.00083801</text:p>
          </table:table-cell>
          <table:table-cell office:value-type="float" office:value="10001.73397002" calcext:value-type="float">
            <text:p>10001.73397002</text:p>
          </table:table-cell>
          <table:table-cell office:value-type="float" office:value="10084.17667" calcext:value-type="float">
            <text:p>10084.17667</text:p>
          </table:table-cell>
          <table:table-cell office:value-type="float" office:value="10000.015595" calcext:value-type="float">
            <text:p>10000.015595</text:p>
          </table:table-cell>
          <table:table-cell table:number-columns-repeated="2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office:value-type="float" office:value="10000.00869401" calcext:value-type="float">
            <text:p>10000.00869401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000.00887301" calcext:value-type="float">
            <text:p>10000.00887301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001.74220508" calcext:value-type="float">
            <text:p>10001.74220508</text:p>
          </table:table-cell>
          <table:table-cell office:value-type="float" office:value="10682.01822706" calcext:value-type="float">
            <text:p>10682.01822706</text:p>
          </table:table-cell>
          <table:table-cell office:value-type="float" office:value="10001.74230508" calcext:value-type="float">
            <text:p>10001.74230508</text:p>
          </table:table-cell>
          <table:table-cell table:number-columns-repeated="2" office:value-type="float" office:value="10009.26191408" calcext:value-type="float">
            <text:p>10009.26191408</text:p>
          </table:table-cell>
          <table:table-cell office:value-type="float" office:value="10300.08891004" calcext:value-type="float">
            <text:p>10300.08891004</text:p>
          </table:table-cell>
          <table:table-cell office:value-type="float" office:value="10001.74330508" calcext:value-type="float">
            <text:p>10001.74330508</text:p>
          </table:table-cell>
          <table:table-cell office:value-type="float" office:value="11877.72074453" calcext:value-type="float">
            <text:p>11877.72074453</text:p>
          </table:table-cell>
          <table:table-cell office:value-type="float" office:value="11336.83693175" calcext:value-type="float">
            <text:p>11336.83693175</text:p>
          </table:table-cell>
          <table:table-cell office:value-type="float" office:value="10770.52491229" calcext:value-type="float">
            <text:p>10770.52491229</text:p>
          </table:table-cell>
          <table:table-cell office:value-type="float" office:value="10770.52504729" calcext:value-type="float">
            <text:p>10770.52504729</text:p>
          </table:table-cell>
          <table:table-cell office:value-type="float" office:value="10009.26204908" calcext:value-type="float">
            <text:p>10009.26204908</text:p>
          </table:table-cell>
          <table:table-cell office:value-type="float" office:value="11232.12702343" calcext:value-type="float">
            <text:p>11232.12702343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3000.051435" calcext:value-type="float">
            <text:p>13000.051435</text:p>
          </table:table-cell>
          <table:table-cell office:value-type="float" office:value="11000.17" calcext:value-type="float">
            <text:p>11000.17</text:p>
          </table:table-cell>
          <table:table-cell office:value-type="float" office:value="12011.13041502" calcext:value-type="float">
            <text:p>12011.13041502</text:p>
          </table:table-cell>
          <table:table-cell table:number-columns-repeated="2" office:value-type="float" office:value="11363.01072608" calcext:value-type="float">
            <text:p>11363.01072608</text:p>
          </table:table-cell>
          <table:table-cell table:number-columns-repeated="2" office:value-type="float" office:value="11877.72117953" calcext:value-type="float">
            <text:p>11877.72117953</text:p>
          </table:table-cell>
          <table:table-cell office:value-type="float" office:value="11548.101" calcext:value-type="float">
            <text:p>11548.101</text:p>
          </table:table-cell>
          <table:table-cell office:value-type="float" office:value="11000" calcext:value-type="float">
            <text:p>11000</text:p>
          </table:table-cell>
          <table:table-cell office:value-type="float" office:value="11807.5393878" calcext:value-type="float">
            <text:p>11807.5393878</text:p>
          </table:table-cell>
          <table:table-cell office:value-type="float" office:value="11964.06952965" calcext:value-type="float">
            <text:p>11964.06952965</text:p>
          </table:table-cell>
          <table:table-cell office:value-type="float" office:value="11913.80812381" calcext:value-type="float">
            <text:p>11913.80812381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2000" calcext:value-type="float">
            <text:p>12000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1820.10564199" calcext:value-type="float">
            <text:p>11820.10564199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739.2760462" calcext:value-type="float">
            <text:p>11739.2760462</text:p>
          </table:table-cell>
          <table:table-cell office:value-type="float" office:value="11784.41406435" calcext:value-type="float">
            <text:p>11784.41406435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3000.051435" calcext:value-type="float">
            <text:p>13000.051435</text:p>
          </table:table-cell>
          <table:table-cell table:number-columns-repeated="2" office:value-type="float" office:value="12799.99950753" calcext:value-type="float">
            <text:p>12799.99950753</text:p>
          </table:table-cell>
          <table:table-cell office:value-type="float" office:value="12593.8117" calcext:value-type="float">
            <text:p>12593.8117</text:p>
          </table:table-cell>
          <table:table-cell office:value-type="float" office:value="13575.90400696" calcext:value-type="float">
            <text:p>13575.90400696</text:p>
          </table:table-cell>
          <table:table-cell office:value-type="float" office:value="13376.43683407" calcext:value-type="float">
            <text:p>13376.43683407</text:p>
          </table:table-cell>
          <table:table-cell office:value-type="float" office:value="13575.90403882" calcext:value-type="float">
            <text:p>13575.90403882</text:p>
          </table:table-cell>
          <table:table-cell office:value-type="float" office:value="14315.64205408" calcext:value-type="float">
            <text:p>14315.64205408</text:p>
          </table:table-cell>
          <table:table-cell office:value-type="float" office:value="14000.00012582" calcext:value-type="float">
            <text:p>14000.00012582</text:p>
          </table:table-cell>
          <table:table-cell office:value-type="float" office:value="12322.00924847" calcext:value-type="float">
            <text:p>12322.00924847</text:p>
          </table:table-cell>
          <table:table-cell office:value-type="float" office:value="10000.0103068" calcext:value-type="float">
            <text:p>10000.0103068</text:p>
          </table:table-cell>
          <table:table-cell office:value-type="float" office:value="10000.01079296" calcext:value-type="float">
            <text:p>10000.01079296</text:p>
          </table:table-cell>
          <table:table-cell office:value-type="float" office:value="10770.52547012" calcext:value-type="float">
            <text:p>10770.52547012</text:p>
          </table:table-cell>
          <table:table-cell table:number-columns-repeated="2" office:value-type="float" office:value="10885.2066229" calcext:value-type="float">
            <text:p>10885.2066229</text:p>
          </table:table-cell>
          <table:table-cell office:value-type="float" office:value="11800.00088145" calcext:value-type="float">
            <text:p>11800.00088145</text:p>
          </table:table-cell>
          <table:table-cell office:value-type="float" office:value="12000" calcext:value-type="float">
            <text:p>12000</text:p>
          </table:table-cell>
          <table:table-cell office:value-type="float" office:value="11336.84175592" calcext:value-type="float">
            <text:p>11336.84175592</text:p>
          </table:table-cell>
          <table:table-cell table:number-columns-repeated="2" office:value-type="float" office:value="11000.01183641" calcext:value-type="float">
            <text:p>11000.01183641</text:p>
          </table:table-cell>
          <table:table-cell office:value-type="float" office:value="10999.77009121" calcext:value-type="float">
            <text:p>10999.77009121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1627.35703686" calcext:value-type="float">
            <text:p>11627.35703686</text:p>
          </table:table-cell>
          <table:table-cell table:number-columns-repeated="2" office:value-type="float" office:value="11548.93786166" calcext:value-type="float">
            <text:p>11548.93786166</text:p>
          </table:table-cell>
          <table:table-cell office:value-type="float" office:value="11660.3160484" calcext:value-type="float">
            <text:p>11660.3160484</text:p>
          </table:table-cell>
          <table:table-cell office:value-type="float" office:value="11548.93787366" calcext:value-type="float">
            <text:p>11548.93787366</text:p>
          </table:table-cell>
          <table:table-cell office:value-type="float" office:value="11809.47560112" calcext:value-type="float">
            <text:p>11809.47560112</text:p>
          </table:table-cell>
          <table:table-cell office:value-type="float" office:value="11548.93787366" calcext:value-type="float">
            <text:p>11548.93787366</text:p>
          </table:table-cell>
          <table:table-cell office:value-type="float" office:value="11104.98037118" calcext:value-type="float">
            <text:p>11104.98037118</text:p>
          </table:table-cell>
          <table:table-cell office:value-type="float" office:value="11390.8325435" calcext:value-type="float">
            <text:p>11390.8325435</text:p>
          </table:table-cell>
          <table:table-cell office:value-type="float" office:value="11363.90000547" calcext:value-type="float">
            <text:p>11363.90000547</text:p>
          </table:table-cell>
          <table:table-cell office:value-type="float" office:value="11367.07345043" calcext:value-type="float">
            <text:p>11367.07345043</text:p>
          </table:table-cell>
          <table:table-cell office:value-type="float" office:value="11826.94399456" calcext:value-type="float">
            <text:p>11826.94399456</text:p>
          </table:table-cell>
          <table:table-cell office:value-type="float" office:value="10499.99907067" calcext:value-type="float">
            <text:p>10499.99907067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061476" calcext:value-type="float">
            <text:p>10000.01061476</text:p>
          </table:table-cell>
          <table:table-cell office:value-type="float" office:value="10000.00203506" calcext:value-type="float">
            <text:p>10000.00203506</text:p>
          </table:table-cell>
          <table:table-cell office:value-type="float" office:value="10000.0001321" calcext:value-type="float">
            <text:p>10000.0001321</text:p>
          </table:table-cell>
          <table:table-cell office:value-type="float" office:value="10000.00208696" calcext:value-type="float">
            <text:p>10000.00208696</text:p>
          </table:table-cell>
          <table:table-cell office:value-type="float" office:value="10000.00081628" calcext:value-type="float">
            <text:p>10000.00081628</text:p>
          </table:table-cell>
          <table:table-cell office:value-type="float" office:value="10000.00239116" calcext:value-type="float">
            <text:p>10000.00239116</text:p>
          </table:table-cell>
          <table:table-cell office:value-type="float" office:value="10000.00072341" calcext:value-type="float">
            <text:p>10000.00072341</text:p>
          </table:table-cell>
          <table:table-cell office:value-type="float" office:value="10000.00081628" calcext:value-type="float">
            <text:p>10000.00081628</text:p>
          </table:table-cell>
          <table:table-cell office:value-type="float" office:value="10000.01132515" calcext:value-type="float">
            <text:p>10000.011325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15.01" calcext:value-type="float">
            <text:p>615.01</text:p>
          </table:table-cell>
          <table:table-cell office:value-type="float" office:value="950" calcext:value-type="float">
            <text:p>950</text:p>
          </table:table-cell>
          <table:table-cell office:value-type="float" office:value="1350" calcext:value-type="float">
            <text:p>1350</text:p>
          </table:table-cell>
          <table:table-cell office:value-type="float" office:value="2250" calcext:value-type="float">
            <text:p>2250</text:p>
          </table:table-cell>
          <table:table-cell office:value-type="float" office:value="2650.03" calcext:value-type="float">
            <text:p>2650.03</text:p>
          </table:table-cell>
          <table:table-cell office:value-type="float" office:value="4000" calcext:value-type="float">
            <text:p>4000</text:p>
          </table:table-cell>
          <table:table-cell office:value-type="float" office:value="4454.74" calcext:value-type="float">
            <text:p>4454.74</text:p>
          </table:table-cell>
          <table:table-cell office:value-type="float" office:value="5600.95" calcext:value-type="float">
            <text:p>5600.95</text:p>
          </table:table-cell>
          <table:table-cell office:value-type="float" office:value="6900" calcext:value-type="float">
            <text:p>6900</text:p>
          </table:table-cell>
          <table:table-cell office:value-type="float" office:value="7029.5" calcext:value-type="float">
            <text:p>7029.5</text:p>
          </table:table-cell>
          <table:table-cell office:value-type="float" office:value="7250" calcext:value-type="float">
            <text:p>7250</text:p>
          </table:table-cell>
          <table:table-cell office:value-type="float" office:value="7215" calcext:value-type="float">
            <text:p>7215</text:p>
          </table:table-cell>
          <table:table-cell office:value-type="float" office:value="7500" calcext:value-type="float">
            <text:p>7500</text:p>
          </table:table-cell>
          <table:table-cell office:value-type="float" office:value="8000" calcext:value-type="float">
            <text:p>8000</text:p>
          </table:table-cell>
          <table:table-cell office:value-type="float" office:value="7479.38" calcext:value-type="float">
            <text:p>7479.38</text:p>
          </table:table-cell>
          <table:table-cell office:value-type="float" office:value="7712.12" calcext:value-type="float">
            <text:p>7712.12</text:p>
          </table:table-cell>
          <table:table-cell office:value-type="float" office:value="9851" calcext:value-type="float">
            <text:p>9851</text:p>
          </table:table-cell>
          <table:table-cell table:number-columns-repeated="2" office:value-type="float" office:value="9210.2807" calcext:value-type="float">
            <text:p>9210.2807</text:p>
          </table:table-cell>
          <table:table-cell office:value-type="float" office:value="8999" calcext:value-type="float">
            <text:p>8999</text:p>
          </table:table-cell>
          <table:table-cell office:value-type="float" office:value="8669.16" calcext:value-type="float">
            <text:p>8669.16</text:p>
          </table:table-cell>
          <table:table-cell office:value-type="float" office:value="8796.84981874" calcext:value-type="float">
            <text:p>8796.84981874</text:p>
          </table:table-cell>
          <table:table-cell office:value-type="float" office:value="8111" calcext:value-type="float">
            <text:p>8111</text:p>
          </table:table-cell>
          <table:table-cell office:value-type="float" office:value="8000" calcext:value-type="float">
            <text:p>8000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9869.54" calcext:value-type="float">
            <text:p>9869.54</text:p>
          </table:table-cell>
          <table:table-cell office:value-type="float" office:value="9559.96" calcext:value-type="float">
            <text:p>9559.96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478.77" calcext:value-type="float">
            <text:p>9478.77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office:value-type="float" office:value="10000.00066901" calcext:value-type="float">
            <text:p>10000.00066901</text:p>
          </table:table-cell>
          <table:table-cell office:value-type="float" office:value="10000.00083801" calcext:value-type="float">
            <text:p>10000.00083801</text:p>
          </table:table-cell>
          <table:table-cell office:value-type="float" office:value="10009.26024902" calcext:value-type="float">
            <text:p>10009.26024902</text:p>
          </table:table-cell>
          <table:table-cell office:value-type="float" office:value="10000.00866301" calcext:value-type="float">
            <text:p>10000.00866301</text:p>
          </table:table-cell>
          <table:table-cell table:number-columns-repeated="2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office:value-type="float" office:value="10000.00869401" calcext:value-type="float">
            <text:p>10000.00869401</text:p>
          </table:table-cell>
          <table:table-cell table:number-columns-repeated="2" office:value-type="float" office:value="10000.00870401" calcext:value-type="float">
            <text:p>10000.00870401</text:p>
          </table:table-cell>
          <table:table-cell table:number-columns-repeated="2" office:value-type="float" office:value="10000.00860401" calcext:value-type="float">
            <text:p>10000.00860401</text:p>
          </table:table-cell>
          <table:table-cell office:value-type="float" office:value="10000.03510006" calcext:value-type="float">
            <text:p>10000.03510006</text:p>
          </table:table-cell>
          <table:table-cell office:value-type="float" office:value="10667.40020006" calcext:value-type="float">
            <text:p>10667.40020006</text:p>
          </table:table-cell>
          <table:table-cell office:value-type="float" office:value="10000.03174506" calcext:value-type="float">
            <text:p>10000.03174506</text:p>
          </table:table-cell>
          <table:table-cell table:number-columns-repeated="2" office:value-type="float" office:value="10001.74330508" calcext:value-type="float">
            <text:p>10001.74330508</text:p>
          </table:table-cell>
          <table:table-cell office:value-type="float" office:value="10009.26191408" calcext:value-type="float">
            <text:p>10009.26191408</text:p>
          </table:table-cell>
          <table:table-cell office:value-type="float" office:value="10000.03274506" calcext:value-type="float">
            <text:p>10000.03274506</text:p>
          </table:table-cell>
          <table:table-cell table:number-columns-repeated="2" office:value-type="float" office:value="11111.00151006" calcext:value-type="float">
            <text:p>11111.00151006</text:p>
          </table:table-cell>
          <table:table-cell office:value-type="float" office:value="10689.04414594" calcext:value-type="float">
            <text:p>10689.04414594</text:p>
          </table:table-cell>
          <table:table-cell office:value-type="float" office:value="10691" calcext:value-type="float">
            <text:p>10691</text:p>
          </table:table-cell>
          <table:table-cell office:value-type="float" office:value="10001.74344008" calcext:value-type="float">
            <text:p>10001.74344008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0682.01966206" calcext:value-type="float">
            <text:p>10682.01966206</text:p>
          </table:table-cell>
          <table:table-cell office:value-type="float" office:value="12819.44054156" calcext:value-type="float">
            <text:p>12819.44054156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2000.01113908" calcext:value-type="float">
            <text:p>12000.01113908</text:p>
          </table:table-cell>
          <table:table-cell table:number-columns-repeated="5" office:value-type="float" office:value="11350.48494878" calcext:value-type="float">
            <text:p>11350.48494878</text:p>
          </table:table-cell>
          <table:table-cell office:value-type="float" office:value="10945.52941077" calcext:value-type="float">
            <text:p>10945.52941077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1913.80812381" calcext:value-type="float">
            <text:p>11913.80812381</text:p>
          </table:table-cell>
          <table:table-cell office:value-type="float" office:value="11881.00556538" calcext:value-type="float">
            <text:p>11881.00556538</text:p>
          </table:table-cell>
          <table:table-cell office:value-type="float" office:value="11297.4227718" calcext:value-type="float">
            <text:p>11297.4227718</text:p>
          </table:table-cell>
          <table:table-cell office:value-type="float" office:value="11653.4178" calcext:value-type="float">
            <text:p>11653.4178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1297.4228718" calcext:value-type="float">
            <text:p>11297.4228718</text:p>
          </table:table-cell>
          <table:table-cell office:value-type="float" office:value="10503.35308553" calcext:value-type="float">
            <text:p>10503.35308553</text:p>
          </table:table-cell>
          <table:table-cell office:value-type="float" office:value="12562.10975239" calcext:value-type="float">
            <text:p>12562.10975239</text:p>
          </table:table-cell>
          <table:table-cell office:value-type="float" office:value="11799.99950753" calcext:value-type="float">
            <text:p>11799.99950753</text:p>
          </table:table-cell>
          <table:table-cell office:value-type="float" office:value="11898.38293724" calcext:value-type="float">
            <text:p>11898.38293724</text:p>
          </table:table-cell>
          <table:table-cell office:value-type="float" office:value="11336.84156675" calcext:value-type="float">
            <text:p>11336.84156675</text:p>
          </table:table-cell>
          <table:table-cell office:value-type="float" office:value="11739.2760462" calcext:value-type="float">
            <text:p>11739.2760462</text:p>
          </table:table-cell>
          <table:table-cell office:value-type="float" office:value="11840.03904014" calcext:value-type="float">
            <text:p>11840.03904014</text:p>
          </table:table-cell>
          <table:table-cell office:value-type="float" office:value="12799.99950753" calcext:value-type="float">
            <text:p>12799.99950753</text:p>
          </table:table-cell>
          <table:table-cell office:value-type="float" office:value="12618" calcext:value-type="float">
            <text:p>12618</text:p>
          </table:table-cell>
          <table:table-cell office:value-type="float" office:value="12443.03018" calcext:value-type="float">
            <text:p>12443.03018</text:p>
          </table:table-cell>
          <table:table-cell office:value-type="float" office:value="12418.90003966" calcext:value-type="float">
            <text:p>12418.90003966</text:p>
          </table:table-cell>
          <table:table-cell office:value-type="float" office:value="13376.43680903" calcext:value-type="float">
            <text:p>13376.43680903</text:p>
          </table:table-cell>
          <table:table-cell office:value-type="float" office:value="13000.05150634" calcext:value-type="float">
            <text:p>13000.05150634</text:p>
          </table:table-cell>
          <table:table-cell office:value-type="float" office:value="13448.2395619" calcext:value-type="float">
            <text:p>13448.2395619</text:p>
          </table:table-cell>
          <table:table-cell office:value-type="float" office:value="14000.00009806" calcext:value-type="float">
            <text:p>14000.00009806</text:p>
          </table:table-cell>
          <table:table-cell office:value-type="float" office:value="13900.00012366" calcext:value-type="float">
            <text:p>13900.00012366</text:p>
          </table:table-cell>
          <table:table-cell office:value-type="float" office:value="12000.29012482" calcext:value-type="float">
            <text:p>12000.29012482</text:p>
          </table:table-cell>
          <table:table-cell office:value-type="float" office:value="10000.01010975" calcext:value-type="float">
            <text:p>10000.01010975</text:p>
          </table:table-cell>
          <table:table-cell office:value-type="float" office:value="10000.01055618" calcext:value-type="float">
            <text:p>10000.01055618</text:p>
          </table:table-cell>
          <table:table-cell office:value-type="float" office:value="10222.16131603" calcext:value-type="float">
            <text:p>10222.16131603</text:p>
          </table:table-cell>
          <table:table-cell table:number-columns-repeated="2" office:value-type="float" office:value="10770.52550124" calcext:value-type="float">
            <text:p>10770.52550124</text:p>
          </table:table-cell>
          <table:table-cell office:value-type="float" office:value="11722.63851755" calcext:value-type="float">
            <text:p>11722.63851755</text:p>
          </table:table-cell>
          <table:table-cell office:value-type="float" office:value="12000" calcext:value-type="float">
            <text:p>12000</text:p>
          </table:table-cell>
          <table:table-cell office:value-type="float" office:value="11102.0002712" calcext:value-type="float">
            <text:p>11102.0002712</text:p>
          </table:table-cell>
          <table:table-cell table:number-columns-repeated="2" office:value-type="float" office:value="11000.00011111" calcext:value-type="float">
            <text:p>11000.00011111</text:p>
          </table:table-cell>
          <table:table-cell office:value-type="float" office:value="10959.80681507" calcext:value-type="float">
            <text:p>10959.80681507</text:p>
          </table:table-cell>
          <table:table-cell office:value-type="float" office:value="11660.31579463" calcext:value-type="float">
            <text:p>11660.31579463</text:p>
          </table:table-cell>
          <table:table-cell office:value-type="float" office:value="11548.93786166" calcext:value-type="float">
            <text:p>11548.93786166</text:p>
          </table:table-cell>
          <table:table-cell office:value-type="float" office:value="11327.35703686" calcext:value-type="float">
            <text:p>11327.35703686</text:p>
          </table:table-cell>
          <table:table-cell office:value-type="float" office:value="11104.98035918" calcext:value-type="float">
            <text:p>11104.98035918</text:p>
          </table:table-cell>
          <table:table-cell office:value-type="float" office:value="11548.93787366" calcext:value-type="float">
            <text:p>11548.93787366</text:p>
          </table:table-cell>
          <table:table-cell office:value-type="float" office:value="11104.98037118" calcext:value-type="float">
            <text:p>11104.98037118</text:p>
          </table:table-cell>
          <table:table-cell office:value-type="float" office:value="11722.63879886" calcext:value-type="float">
            <text:p>11722.63879886</text:p>
          </table:table-cell>
          <table:table-cell office:value-type="float" office:value="11225.15799315" calcext:value-type="float">
            <text:p>11225.15799315</text:p>
          </table:table-cell>
          <table:table-cell office:value-type="float" office:value="11102.00044697" calcext:value-type="float">
            <text:p>11102.00044697</text:p>
          </table:table-cell>
          <table:table-cell office:value-type="float" office:value="11104.98039853" calcext:value-type="float">
            <text:p>11104.98039853</text:p>
          </table:table-cell>
          <table:table-cell office:value-type="float" office:value="11322.87498154" calcext:value-type="float">
            <text:p>11322.87498154</text:p>
          </table:table-cell>
          <table:table-cell office:value-type="float" office:value="11104.98042041" calcext:value-type="float">
            <text:p>11104.98042041</text:p>
          </table:table-cell>
          <table:table-cell office:value-type="float" office:value="11809.47570229" calcext:value-type="float">
            <text:p>11809.47570229</text:p>
          </table:table-cell>
          <table:table-cell office:value-type="float" office:value="10009.2626868" calcext:value-type="float">
            <text:p>10009.2626868</text:p>
          </table:table-cell>
          <table:table-cell office:value-type="float" office:value="10000.01457298" calcext:value-type="float">
            <text:p>10000.01457298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007944" calcext:value-type="float">
            <text:p>10000.0007944</text:p>
          </table:table-cell>
          <table:table-cell office:value-type="float" office:value="10000.00004432" calcext:value-type="float">
            <text:p>10000.00004432</text:p>
          </table:table-cell>
          <table:table-cell office:value-type="float" office:value="10000.00081081" calcext:value-type="float">
            <text:p>10000.00081081</text:p>
          </table:table-cell>
          <table:table-cell office:value-type="float" office:value="10000.00022642" calcext:value-type="float">
            <text:p>10000.00022642</text:p>
          </table:table-cell>
          <table:table-cell office:value-type="float" office:value="10000.00081628" calcext:value-type="float">
            <text:p>10000.00081628</text:p>
          </table:table-cell>
          <table:table-cell table:number-columns-repeated="2" office:value-type="float" office:value="10000.00022642" calcext:value-type="float">
            <text:p>10000.00022642</text:p>
          </table:table-cell>
          <table:table-cell office:value-type="float" office:value="10000.01028295" calcext:value-type="float">
            <text:p>10000.010282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946.36" calcext:value-type="float">
            <text:p>946.36</text:p>
          </table:table-cell>
          <table:table-cell office:value-type="float" office:value="1349.39" calcext:value-type="float">
            <text:p>1349.39</text:p>
          </table:table-cell>
          <table:table-cell office:value-type="float" office:value="2245" calcext:value-type="float">
            <text:p>2245</text:p>
          </table:table-cell>
          <table:table-cell office:value-type="float" office:value="2509.66" calcext:value-type="float">
            <text:p>2509.66</text:p>
          </table:table-cell>
          <table:table-cell office:value-type="float" office:value="4000" calcext:value-type="float">
            <text:p>4000</text:p>
          </table:table-cell>
          <table:table-cell office:value-type="float" office:value="4350.05" calcext:value-type="float">
            <text:p>4350.05</text:p>
          </table:table-cell>
          <table:table-cell office:value-type="float" office:value="5200" calcext:value-type="float">
            <text:p>52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7001.42" calcext:value-type="float">
            <text:p>7001.42</text:p>
          </table:table-cell>
          <table:table-cell office:value-type="float" office:value="7033.23" calcext:value-type="float">
            <text:p>7033.23</text:p>
          </table:table-cell>
          <table:table-cell office:value-type="float" office:value="7496" calcext:value-type="float">
            <text:p>7496</text:p>
          </table:table-cell>
          <table:table-cell office:value-type="float" office:value="8000" calcext:value-type="float">
            <text:p>80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9780" calcext:value-type="float">
            <text:p>978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101.05796153" calcext:value-type="float">
            <text:p>9101.05796153</text:p>
          </table:table-cell>
          <table:table-cell office:value-type="float" office:value="8796.84981874" calcext:value-type="float">
            <text:p>8796.84981874</text:p>
          </table:table-cell>
          <table:table-cell office:value-type="float" office:value="8602.7265" calcext:value-type="float">
            <text:p>8602.7265</text:p>
          </table:table-cell>
          <table:table-cell office:value-type="float" office:value="8739.3519542" calcext:value-type="float">
            <text:p>8739.3519542</text:p>
          </table:table-cell>
          <table:table-cell office:value-type="float" office:value="8000" calcext:value-type="float">
            <text:p>8000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999" calcext:value-type="float">
            <text:p>8999</text:p>
          </table:table-cell>
          <table:table-cell office:value-type="float" office:value="9851" calcext:value-type="float">
            <text:p>9851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424" calcext:value-type="float">
            <text:p>9424</text:p>
          </table:table-cell>
          <table:table-cell office:value-type="float" office:value="9007.97806259" calcext:value-type="float">
            <text:p>9007.97806259</text:p>
          </table:table-cell>
          <table:table-cell office:value-type="float" office:value="9424" calcext:value-type="float">
            <text:p>9424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office:value-type="float" office:value="10000.00056901" calcext:value-type="float">
            <text:p>10000.00056901</text:p>
          </table:table-cell>
          <table:table-cell office:value-type="float" office:value="10000.00066901" calcext:value-type="float">
            <text:p>10000.00066901</text:p>
          </table:table-cell>
          <table:table-cell office:value-type="float" office:value="10001.74174002" calcext:value-type="float">
            <text:p>10001.74174002</text:p>
          </table:table-cell>
          <table:table-cell office:value-type="float" office:value="10000.00849401" calcext:value-type="float">
            <text:p>10000.00849401</text:p>
          </table:table-cell>
          <table:table-cell table:number-columns-repeated="3" office:value-type="float" office:value="10000.00839401" calcext:value-type="float">
            <text:p>10000.00839401</text:p>
          </table:table-cell>
          <table:table-cell table:number-columns-repeated="2" office:value-type="float" office:value="10000.00859401" calcext:value-type="float">
            <text:p>10000.00859401</text:p>
          </table:table-cell>
          <table:table-cell table:number-columns-repeated="2" office:value-type="float" office:value="10000.00870401" calcext:value-type="float">
            <text:p>10000.00870401</text:p>
          </table:table-cell>
          <table:table-cell table:number-columns-repeated="2" office:value-type="float" office:value="10000.00860401" calcext:value-type="float">
            <text:p>10000.00860401</text:p>
          </table:table-cell>
          <table:table-cell office:value-type="float" office:value="10000.03164506" calcext:value-type="float">
            <text:p>10000.03164506</text:p>
          </table:table-cell>
          <table:table-cell office:value-type="float" office:value="10572.19192011" calcext:value-type="float">
            <text:p>10572.19192011</text:p>
          </table:table-cell>
          <table:table-cell office:value-type="float" office:value="10000.02387506" calcext:value-type="float">
            <text:p>10000.02387506</text:p>
          </table:table-cell>
          <table:table-cell table:number-columns-repeated="2" office:value-type="float" office:value="10000.03274506" calcext:value-type="float">
            <text:p>10000.03274506</text:p>
          </table:table-cell>
          <table:table-cell office:value-type="float" office:value="10001.74330508" calcext:value-type="float">
            <text:p>10001.74330508</text:p>
          </table:table-cell>
          <table:table-cell office:value-type="float" office:value="10000.02487506" calcext:value-type="float">
            <text:p>10000.02487506</text:p>
          </table:table-cell>
          <table:table-cell office:value-type="float" office:value="10770.52491229" calcext:value-type="float">
            <text:p>10770.52491229</text:p>
          </table:table-cell>
          <table:table-cell office:value-type="float" office:value="10931.71462078" calcext:value-type="float">
            <text:p>10931.71462078</text:p>
          </table:table-cell>
          <table:table-cell office:value-type="float" office:value="10682.01932706" calcext:value-type="float">
            <text:p>10682.01932706</text:p>
          </table:table-cell>
          <table:table-cell office:value-type="float" office:value="10689.04428094" calcext:value-type="float">
            <text:p>10689.04428094</text:p>
          </table:table-cell>
          <table:table-cell office:value-type="float" office:value="10000.03288006" calcext:value-type="float">
            <text:p>10000.03288006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2039.15878732" calcext:value-type="float">
            <text:p>12039.15878732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1877.72117953" calcext:value-type="float">
            <text:p>11877.72117953</text:p>
          </table:table-cell>
          <table:table-cell table:number-columns-repeated="3" office:value-type="float" office:value="11336.83726675" calcext:value-type="float">
            <text:p>11336.83726675</text:p>
          </table:table-cell>
          <table:table-cell office:value-type="float" office:value="11342.98523576" calcext:value-type="float">
            <text:p>11342.98523576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0896.93984148" calcext:value-type="float">
            <text:p>10896.93984148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1881.00556538" calcext:value-type="float">
            <text:p>11881.00556538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1111.00364506" calcext:value-type="float">
            <text:p>11111.00364506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1735.027488" calcext:value-type="float">
            <text:p>11735.027488</text:p>
          </table:table-cell>
          <table:table-cell office:value-type="float" office:value="10940" calcext:value-type="float">
            <text:p>10940</text:p>
          </table:table-cell>
          <table:table-cell office:value-type="float" office:value="10248.01956206" calcext:value-type="float">
            <text:p>10248.01956206</text:p>
          </table:table-cell>
          <table:table-cell office:value-type="float" office:value="12011.13041502" calcext:value-type="float">
            <text:p>12011.13041502</text:p>
          </table:table-cell>
          <table:table-cell office:value-type="float" office:value="11739.2760462" calcext:value-type="float">
            <text:p>11739.2760462</text:p>
          </table:table-cell>
          <table:table-cell office:value-type="float" office:value="11799.99950753" calcext:value-type="float">
            <text:p>11799.99950753</text:p>
          </table:table-cell>
          <table:table-cell office:value-type="float" office:value="11256.74825602" calcext:value-type="float">
            <text:p>11256.74825602</text:p>
          </table:table-cell>
          <table:table-cell office:value-type="float" office:value="11548.08334584" calcext:value-type="float">
            <text:p>11548.08334584</text:p>
          </table:table-cell>
          <table:table-cell office:value-type="float" office:value="11800.00045513" calcext:value-type="float">
            <text:p>11800.00045513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2474.54363893" calcext:value-type="float">
            <text:p>12474.54363893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2161.47876758" calcext:value-type="float">
            <text:p>12161.47876758</text:p>
          </table:table-cell>
          <table:table-cell office:value-type="float" office:value="13000.05147466" calcext:value-type="float">
            <text:p>13000.05147466</text:p>
          </table:table-cell>
          <table:table-cell office:value-type="float" office:value="12799.99957887" calcext:value-type="float">
            <text:p>12799.99957887</text:p>
          </table:table-cell>
          <table:table-cell office:value-type="float" office:value="13191.61483716" calcext:value-type="float">
            <text:p>13191.61483716</text:p>
          </table:table-cell>
          <table:table-cell office:value-type="float" office:value="13900.0000959" calcext:value-type="float">
            <text:p>13900.0000959</text:p>
          </table:table-cell>
          <table:table-cell office:value-type="float" office:value="13575.90408546" calcext:value-type="float">
            <text:p>13575.90408546</text:p>
          </table:table-cell>
          <table:table-cell office:value-type="float" office:value="11927.23950709" calcext:value-type="float">
            <text:p>11927.23950709</text:p>
          </table:table-cell>
          <table:table-cell office:value-type="float" office:value="10000.0100998" calcext:value-type="float">
            <text:p>10000.0100998</text:p>
          </table:table-cell>
          <table:table-cell office:value-type="float" office:value="10000.0103168" calcext:value-type="float">
            <text:p>10000.0103168</text:p>
          </table:table-cell>
          <table:table-cell office:value-type="float" office:value="10088.0000509" calcext:value-type="float">
            <text:p>10088.0000509</text:p>
          </table:table-cell>
          <table:table-cell office:value-type="float" office:value="10250.47352526" calcext:value-type="float">
            <text:p>10250.47352526</text:p>
          </table:table-cell>
          <table:table-cell office:value-type="float" office:value="10541.28385224" calcext:value-type="float">
            <text:p>10541.28385224</text:p>
          </table:table-cell>
          <table:table-cell office:value-type="float" office:value="11336.84174268" calcext:value-type="float">
            <text:p>11336.84174268</text:p>
          </table:table-cell>
          <table:table-cell office:value-type="float" office:value="11927.23971727" calcext:value-type="float">
            <text:p>11927.23971727</text:p>
          </table:table-cell>
          <table:table-cell office:value-type="float" office:value="11000.01183641" calcext:value-type="float">
            <text:p>11000.01183641</text:p>
          </table:table-cell>
          <table:table-cell table:number-columns-repeated="2" office:value-type="float" office:value="10959.80681507" calcext:value-type="float">
            <text:p>10959.80681507</text:p>
          </table:table-cell>
          <table:table-cell office:value-type="float" office:value="10910.16864969" calcext:value-type="float">
            <text:p>10910.16864969</text:p>
          </table:table-cell>
          <table:table-cell office:value-type="float" office:value="11548.93785389" calcext:value-type="float">
            <text:p>11548.93785389</text:p>
          </table:table-cell>
          <table:table-cell office:value-type="float" office:value="11102.00027897" calcext:value-type="float">
            <text:p>11102.00027897</text:p>
          </table:table-cell>
          <table:table-cell office:value-type="float" office:value="11104.98035918" calcext:value-type="float">
            <text:p>11104.98035918</text:p>
          </table:table-cell>
          <table:table-cell office:value-type="float" office:value="11102.00042897" calcext:value-type="float">
            <text:p>11102.00042897</text:p>
          </table:table-cell>
          <table:table-cell office:value-type="float" office:value="11104.98037118" calcext:value-type="float">
            <text:p>11104.98037118</text:p>
          </table:table-cell>
          <table:table-cell office:value-type="float" office:value="11102.00044697" calcext:value-type="float">
            <text:p>11102.00044697</text:p>
          </table:table-cell>
          <table:table-cell office:value-type="float" office:value="11548.93787366" calcext:value-type="float">
            <text:p>11548.93787366</text:p>
          </table:table-cell>
          <table:table-cell office:value-type="float" office:value="11104.98037118" calcext:value-type="float">
            <text:p>11104.98037118</text:p>
          </table:table-cell>
          <table:table-cell office:value-type="float" office:value="10932.1775454" calcext:value-type="float">
            <text:p>10932.1775454</text:p>
          </table:table-cell>
          <table:table-cell office:value-type="float" office:value="11102.00047432" calcext:value-type="float">
            <text:p>11102.00047432</text:p>
          </table:table-cell>
          <table:table-cell office:value-type="float" office:value="11299.90000547" calcext:value-type="float">
            <text:p>11299.90000547</text:p>
          </table:table-cell>
          <table:table-cell office:value-type="float" office:value="11102.00049073" calcext:value-type="float">
            <text:p>11102.00049073</text:p>
          </table:table-cell>
          <table:table-cell office:value-type="float" office:value="11722.63890003" calcext:value-type="float">
            <text:p>11722.63890003</text:p>
          </table:table-cell>
          <table:table-cell office:value-type="float" office:value="10001.7409683" calcext:value-type="float">
            <text:p>10001.7409683</text:p>
          </table:table-cell>
          <table:table-cell office:value-type="float" office:value="10000.01226138" calcext:value-type="float">
            <text:p>10000.01226138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020454" calcext:value-type="float">
            <text:p>10000.00020454</text:p>
          </table:table-cell>
          <table:table-cell office:value-type="float" office:value="10000.00003829" calcext:value-type="float">
            <text:p>10000.00003829</text:p>
          </table:table-cell>
          <table:table-cell office:value-type="float" office:value="10000.00022642" calcext:value-type="float">
            <text:p>10000.00022642</text:p>
          </table:table-cell>
          <table:table-cell office:value-type="float" office:value="10000.00005733" calcext:value-type="float">
            <text:p>10000.00005733</text:p>
          </table:table-cell>
          <table:table-cell office:value-type="float" office:value="10000.00072341" calcext:value-type="float">
            <text:p>10000.00072341</text:p>
          </table:table-cell>
          <table:table-cell table:number-columns-repeated="2" office:value-type="float" office:value="9999.99964767" calcext:value-type="float">
            <text:p>9999.99964767</text:p>
          </table:table-cell>
          <table:table-cell office:value-type="float" office:value="10000.01028219" calcext:value-type="float">
            <text:p>10000.010282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19.01" calcext:value-type="float">
            <text:p>119.01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17" calcext:value-type="float">
            <text:p>1217</text:p>
          </table:table-cell>
          <table:table-cell office:value-type="float" office:value="2244" calcext:value-type="float">
            <text:p>2244</text:p>
          </table:table-cell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office:value-type="float" office:value="4250" calcext:value-type="float">
            <text:p>4250</text:p>
          </table:table-cell>
          <table:table-cell office:value-type="float" office:value="5100" calcext:value-type="float">
            <text:p>5100</text:p>
          </table:table-cell>
          <table:table-cell office:value-type="float" office:value="6742.63" calcext:value-type="float">
            <text:p>6742.63</text:p>
          </table:table-cell>
          <table:table-cell table:number-columns-repeated="2" office:value-type="float" office:value="6999" calcext:value-type="float">
            <text:p>6999</text:p>
          </table:table-cell>
          <table:table-cell office:value-type="float" office:value="7012.58" calcext:value-type="float">
            <text:p>7012.58</text:p>
          </table:table-cell>
          <table:table-cell office:value-type="float" office:value="7372" calcext:value-type="float">
            <text:p>7372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372" calcext:value-type="float">
            <text:p>7372</text:p>
          </table:table-cell>
          <table:table-cell office:value-type="float" office:value="7500" calcext:value-type="float">
            <text:p>7500</text:p>
          </table:table-cell>
          <table:table-cell office:value-type="float" office:value="9699.79333537" calcext:value-type="float">
            <text:p>9699.79333537</text:p>
          </table:table-cell>
          <table:table-cell office:value-type="float" office:value="9000" calcext:value-type="float">
            <text:p>900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720" calcext:value-type="float">
            <text:p>8720</text:p>
          </table:table-cell>
          <table:table-cell office:value-type="float" office:value="8111" calcext:value-type="float">
            <text:p>8111</text:p>
          </table:table-cell>
          <table:table-cell office:value-type="float" office:value="8669.16" calcext:value-type="float">
            <text:p>8669.16</text:p>
          </table:table-cell>
          <table:table-cell office:value-type="float" office:value="8000" calcext:value-type="float">
            <text:p>80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8901.33618658" calcext:value-type="float">
            <text:p>8901.33618658</text:p>
          </table:table-cell>
          <table:table-cell office:value-type="float" office:value="9815.5" calcext:value-type="float">
            <text:p>9815.5</text:p>
          </table:table-cell>
          <table:table-cell office:value-type="float" office:value="9444" calcext:value-type="float">
            <text:p>9444</text:p>
          </table:table-cell>
          <table:table-cell office:value-type="float" office:value="9260" calcext:value-type="float">
            <text:p>9260</text:p>
          </table:table-cell>
          <table:table-cell office:value-type="float" office:value="8999" calcext:value-type="float">
            <text:p>8999</text:p>
          </table:table-cell>
          <table:table-cell office:value-type="float" office:value="9260" calcext:value-type="float">
            <text:p>9260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3118" calcext:value-type="float">
            <text:p>10000.03118</text:p>
          </table:table-cell>
          <table:table-cell table:number-columns-repeated="4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000.00870401" calcext:value-type="float">
            <text:p>10000.00870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2377506" calcext:value-type="float">
            <text:p>10000.02377506</text:p>
          </table:table-cell>
          <table:table-cell office:value-type="float" office:value="10009.26081408" calcext:value-type="float">
            <text:p>10009.26081408</text:p>
          </table:table-cell>
          <table:table-cell office:value-type="float" office:value="10000.02377503" calcext:value-type="float">
            <text:p>10000.02377503</text:p>
          </table:table-cell>
          <table:table-cell table:number-columns-repeated="2" office:value-type="float" office:value="10000.02487506" calcext:value-type="float">
            <text:p>10000.02487506</text:p>
          </table:table-cell>
          <table:table-cell office:value-type="float" office:value="10000.03274506" calcext:value-type="float">
            <text:p>10000.03274506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689.04414594" calcext:value-type="float">
            <text:p>10689.04414594</text:p>
          </table:table-cell>
          <table:table-cell office:value-type="float" office:value="10770.52491229" calcext:value-type="float">
            <text:p>10770.52491229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0682.01946206" calcext:value-type="float">
            <text:p>10682.01946206</text:p>
          </table:table-cell>
          <table:table-cell office:value-type="float" office:value="10000.02501006" calcext:value-type="float">
            <text:p>10000.02501006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1350.48494878" calcext:value-type="float">
            <text:p>11350.48494878</text:p>
          </table:table-cell>
          <table:table-cell table:number-columns-repeated="3" office:value-type="float" office:value="11111.00184506" calcext:value-type="float">
            <text:p>11111.00184506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1111.00364506" calcext:value-type="float">
            <text:p>11111.00364506</text:p>
          </table:table-cell>
          <table:table-cell office:value-type="float" office:value="10848.61663678" calcext:value-type="float">
            <text:p>10848.61663678</text:p>
          </table:table-cell>
          <table:table-cell office:value-type="float" office:value="11111.00364506" calcext:value-type="float">
            <text:p>11111.00364506</text:p>
          </table:table-cell>
          <table:table-cell office:value-type="float" office:value="11877.72117953" calcext:value-type="float">
            <text:p>11877.72117953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0770.52524729" calcext:value-type="float">
            <text:p>10770.52524729</text:p>
          </table:table-cell>
          <table:table-cell table:number-columns-repeated="2" office:value-type="float" office:value="11336.84146675" calcext:value-type="float">
            <text:p>11336.84146675</text:p>
          </table:table-cell>
          <table:table-cell office:value-type="float" office:value="10904.0001" calcext:value-type="float">
            <text:p>10904.0001</text:p>
          </table:table-cell>
          <table:table-cell office:value-type="float" office:value="10118.45173755" calcext:value-type="float">
            <text:p>10118.45173755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1542.0621491" calcext:value-type="float">
            <text:p>11542.0621491</text:p>
          </table:table-cell>
          <table:table-cell office:value-type="float" office:value="11739.2760462" calcext:value-type="float">
            <text:p>11739.2760462</text:p>
          </table:table-cell>
          <table:table-cell office:value-type="float" office:value="11185.026565" calcext:value-type="float">
            <text:p>11185.026565</text:p>
          </table:table-cell>
          <table:table-cell table:number-columns-repeated="2" office:value-type="float" office:value="11336.84156675" calcext:value-type="float">
            <text:p>11336.84156675</text:p>
          </table:table-cell>
          <table:table-cell office:value-type="float" office:value="11931.78964004" calcext:value-type="float">
            <text:p>11931.78964004</text:p>
          </table:table-cell>
          <table:table-cell office:value-type="float" office:value="12322.18542239" calcext:value-type="float">
            <text:p>12322.18542239</text:p>
          </table:table-cell>
          <table:table-cell office:value-type="float" office:value="11931.78967357" calcext:value-type="float">
            <text:p>11931.78967357</text:p>
          </table:table-cell>
          <table:table-cell office:value-type="float" office:value="12085.20832491" calcext:value-type="float">
            <text:p>12085.20832491</text:p>
          </table:table-cell>
          <table:table-cell office:value-type="float" office:value="12799.99954719" calcext:value-type="float">
            <text:p>12799.99954719</text:p>
          </table:table-cell>
          <table:table-cell office:value-type="float" office:value="12418.90006468" calcext:value-type="float">
            <text:p>12418.90006468</text:p>
          </table:table-cell>
          <table:table-cell office:value-type="float" office:value="13000.05151318" calcext:value-type="float">
            <text:p>13000.05151318</text:p>
          </table:table-cell>
          <table:table-cell office:value-type="float" office:value="13783.94945596" calcext:value-type="float">
            <text:p>13783.94945596</text:p>
          </table:table-cell>
          <table:table-cell office:value-type="float" office:value="13000.05155982" calcext:value-type="float">
            <text:p>13000.05155982</text:p>
          </table:table-cell>
          <table:table-cell office:value-type="float" office:value="11837.00609338" calcext:value-type="float">
            <text:p>11837.00609338</text:p>
          </table:table-cell>
          <table:table-cell office:value-type="float" office:value="10000.0100998" calcext:value-type="float">
            <text:p>10000.0100998</text:p>
          </table:table-cell>
          <table:table-cell office:value-type="float" office:value="10000.01011975" calcext:value-type="float">
            <text:p>10000.01011975</text:p>
          </table:table-cell>
          <table:table-cell office:value-type="float" office:value="10009.26246835" calcext:value-type="float">
            <text:p>10009.26246835</text:p>
          </table:table-cell>
          <table:table-cell office:value-type="float" office:value="10088.0000707" calcext:value-type="float">
            <text:p>10088.0000707</text:p>
          </table:table-cell>
          <table:table-cell office:value-type="float" office:value="10250.47352526" calcext:value-type="float">
            <text:p>10250.47352526</text:p>
          </table:table-cell>
          <table:table-cell office:value-type="float" office:value="11102.00025019" calcext:value-type="float">
            <text:p>11102.00025019</text:p>
          </table:table-cell>
          <table:table-cell office:value-type="float" office:value="11800.00133809" calcext:value-type="float">
            <text:p>11800.00133809</text:p>
          </table:table-cell>
          <table:table-cell office:value-type="float" office:value="11000.00011111" calcext:value-type="float">
            <text:p>11000.00011111</text:p>
          </table:table-cell>
          <table:table-cell office:value-type="float" office:value="10932.02175169" calcext:value-type="float">
            <text:p>10932.02175169</text:p>
          </table:table-cell>
          <table:table-cell office:value-type="float" office:value="10910.16864969" calcext:value-type="float">
            <text:p>10910.16864969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1102.0002712" calcext:value-type="float">
            <text:p>11102.0002712</text:p>
          </table:table-cell>
          <table:table-cell office:value-type="float" office:value="11038.03007078" calcext:value-type="float">
            <text:p>11038.03007078</text:p>
          </table:table-cell>
          <table:table-cell office:value-type="float" office:value="11102.00027897" calcext:value-type="float">
            <text:p>11102.00027897</text:p>
          </table:table-cell>
          <table:table-cell office:value-type="float" office:value="11092.35703686" calcext:value-type="float">
            <text:p>11092.35703686</text:p>
          </table:table-cell>
          <table:table-cell office:value-type="float" office:value="11102.00044697" calcext:value-type="float">
            <text:p>11102.00044697</text:p>
          </table:table-cell>
          <table:table-cell office:value-type="float" office:value="11067.42774199" calcext:value-type="float">
            <text:p>11067.42774199</text:p>
          </table:table-cell>
          <table:table-cell office:value-type="float" office:value="11104.98037118" calcext:value-type="float">
            <text:p>11104.98037118</text:p>
          </table:table-cell>
          <table:table-cell office:value-type="float" office:value="11102.00044697" calcext:value-type="float">
            <text:p>11102.00044697</text:p>
          </table:table-cell>
          <table:table-cell office:value-type="float" office:value="10770.52849022" calcext:value-type="float">
            <text:p>10770.52849022</text:p>
          </table:table-cell>
          <table:table-cell office:value-type="float" office:value="10932.17758385" calcext:value-type="float">
            <text:p>10932.17758385</text:p>
          </table:table-cell>
          <table:table-cell office:value-type="float" office:value="11188.98155587" calcext:value-type="float">
            <text:p>11188.98155587</text:p>
          </table:table-cell>
          <table:table-cell office:value-type="float" office:value="10932.17760573" calcext:value-type="float">
            <text:p>10932.17760573</text:p>
          </table:table-cell>
          <table:table-cell office:value-type="float" office:value="11180.00001094" calcext:value-type="float">
            <text:p>11180.00001094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0.00629447" calcext:value-type="float">
            <text:p>10000.00629447</text:p>
          </table:table-cell>
          <table:table-cell office:value-type="float" office:value="10000.00012663" calcext:value-type="float">
            <text:p>10000.00012663</text:p>
          </table:table-cell>
          <table:table-cell office:value-type="float" office:value="10000.00003829" calcext:value-type="float">
            <text:p>10000.00003829</text:p>
          </table:table-cell>
          <table:table-cell office:value-type="float" office:value="10000.00005733" calcext:value-type="float">
            <text:p>10000.00005733</text:p>
          </table:table-cell>
          <table:table-cell office:value-type="float" office:value="10000.00005526" calcext:value-type="float">
            <text:p>10000.00005526</text:p>
          </table:table-cell>
          <table:table-cell office:value-type="float" office:value="10000.00022642" calcext:value-type="float">
            <text:p>10000.00022642</text:p>
          </table:table-cell>
          <table:table-cell table:number-columns-repeated="2" office:value-type="float" office:value="9975.31942691" calcext:value-type="float">
            <text:p>9975.31942691</text:p>
          </table:table-cell>
          <table:table-cell office:value-type="float" office:value="10000.00240116" calcext:value-type="float">
            <text:p>10000.002401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95.65" calcext:value-type="float">
            <text:p>895.65</text:p>
          </table:table-cell>
          <table:table-cell office:value-type="float" office:value="1050" calcext:value-type="float">
            <text:p>105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3900" calcext:value-type="float">
            <text:p>3900</text:p>
          </table:table-cell>
          <table:table-cell office:value-type="float" office:value="4250" calcext:value-type="float">
            <text:p>4250</text:p>
          </table:table-cell>
          <table:table-cell office:value-type="float" office:value="5000" calcext:value-type="float">
            <text:p>5000</text:p>
          </table:table-cell>
          <table:table-cell office:value-type="float" office:value="6705" calcext:value-type="float">
            <text:p>6705</text:p>
          </table:table-cell>
          <table:table-cell office:value-type="float" office:value="6900" calcext:value-type="float">
            <text:p>6900</text:p>
          </table:table-cell>
          <table:table-cell office:value-type="float" office:value="6969.69" calcext:value-type="float">
            <text:p>6969.69</text:p>
          </table:table-cell>
          <table:table-cell office:value-type="float" office:value="6999" calcext:value-type="float">
            <text:p>6999</text:p>
          </table:table-cell>
          <table:table-cell office:value-type="float" office:value="7250" calcext:value-type="float">
            <text:p>7250</text:p>
          </table:table-cell>
          <table:table-cell office:value-type="float" office:value="7530" calcext:value-type="float">
            <text:p>753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9000" calcext:value-type="float">
            <text:p>9000</text:p>
          </table:table-cell>
          <table:table-cell office:value-type="float" office:value="8669.16" calcext:value-type="float">
            <text:p>8669.16</text:p>
          </table:table-cell>
          <table:table-cell office:value-type="float" office:value="8000" calcext:value-type="float">
            <text:p>8000</text:p>
          </table:table-cell>
          <table:table-cell office:value-type="float" office:value="8148.6" calcext:value-type="float">
            <text:p>8148.6</text:p>
          </table:table-cell>
          <table:table-cell office:value-type="float" office:value="8000" calcext:value-type="float">
            <text:p>8000</text:p>
          </table:table-cell>
          <table:table-cell office:value-type="float" office:value="7799" calcext:value-type="float">
            <text:p>7799</text:p>
          </table:table-cell>
          <table:table-cell office:value-type="float" office:value="8418.9" calcext:value-type="float">
            <text:p>8418.9</text:p>
          </table:table-cell>
          <table:table-cell office:value-type="float" office:value="9751" calcext:value-type="float">
            <text:p>9751</text:p>
          </table:table-cell>
          <table:table-cell office:value-type="float" office:value="9300" calcext:value-type="float">
            <text:p>93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8949.01" calcext:value-type="float">
            <text:p>8949.01</text:p>
          </table:table-cell>
          <table:table-cell office:value-type="float" office:value="9210.2807" calcext:value-type="float">
            <text:p>9210.2807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2331" calcext:value-type="float">
            <text:p>10000.02331</text:p>
          </table:table-cell>
          <table:table-cell table:number-columns-repeated="4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table:number-columns-repeated="3"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2367503" calcext:value-type="float">
            <text:p>10000.02367503</text:p>
          </table:table-cell>
          <table:table-cell office:value-type="float" office:value="10001.74220508" calcext:value-type="float">
            <text:p>10001.74220508</text:p>
          </table:table-cell>
          <table:table-cell office:value-type="float" office:value="10000.02377503" calcext:value-type="float">
            <text:p>10000.02377503</text:p>
          </table:table-cell>
          <table:table-cell table:number-columns-repeated="2" office:value-type="float" office:value="10000.02477503" calcext:value-type="float">
            <text:p>10000.02477503</text:p>
          </table:table-cell>
          <table:table-cell office:value-type="float" office:value="10000.02487506" calcext:value-type="float">
            <text:p>10000.02487506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682.01932706" calcext:value-type="float">
            <text:p>10682.01932706</text:p>
          </table:table-cell>
          <table:table-cell office:value-type="float" office:value="10689.04414594" calcext:value-type="float">
            <text:p>10689.04414594</text:p>
          </table:table-cell>
          <table:table-cell office:value-type="float" office:value="10637.05179593" calcext:value-type="float">
            <text:p>10637.05179593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0000.02491003" calcext:value-type="float">
            <text:p>10000.02491003</text:p>
          </table:table-cell>
          <table:table-cell office:value-type="float" office:value="10682.01966206" calcext:value-type="float">
            <text:p>10682.01966206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1877.72107953" calcext:value-type="float">
            <text:p>11877.72107953</text:p>
          </table:table-cell>
          <table:table-cell office:value-type="float" office:value="10648.01966206" calcext:value-type="float">
            <text:p>10648.01966206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1000.17" calcext:value-type="float">
            <text:p>11000.17</text:p>
          </table:table-cell>
          <table:table-cell office:value-type="float" office:value="10831.9997688" calcext:value-type="float">
            <text:p>10831.9997688</text:p>
          </table:table-cell>
          <table:table-cell office:value-type="float" office:value="10997.097559" calcext:value-type="float">
            <text:p>10997.097559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0965.81955048" calcext:value-type="float">
            <text:p>10965.81955048</text:p>
          </table:table-cell>
          <table:table-cell table:number-columns-repeated="2" office:value-type="float" office:value="10770.52524729" calcext:value-type="float">
            <text:p>10770.52524729</text:p>
          </table:table-cell>
          <table:table-cell office:value-type="float" office:value="11350.48494878" calcext:value-type="float">
            <text:p>11350.48494878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0640.40150006" calcext:value-type="float">
            <text:p>10640.40150006</text:p>
          </table:table-cell>
          <table:table-cell table:number-columns-repeated="2" office:value-type="float" office:value="11297.4227718" calcext:value-type="float">
            <text:p>11297.4227718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2000.01113908" calcext:value-type="float">
            <text:p>12000.01113908</text:p>
          </table:table-cell>
          <table:table-cell office:value-type="float" office:value="11440" calcext:value-type="float">
            <text:p>11440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0770.52524729" calcext:value-type="float">
            <text:p>10770.52524729</text:p>
          </table:table-cell>
          <table:table-cell table:number-columns-repeated="2" office:value-type="float" office:value="11185.026565" calcext:value-type="float">
            <text:p>11185.026565</text:p>
          </table:table-cell>
          <table:table-cell office:value-type="float" office:value="11800.00045513" calcext:value-type="float">
            <text:p>11800.00045513</text:p>
          </table:table-cell>
          <table:table-cell office:value-type="float" office:value="12000.29" calcext:value-type="float">
            <text:p>12000.29</text:p>
          </table:table-cell>
          <table:table-cell office:value-type="float" office:value="11800.00046401" calcext:value-type="float">
            <text:p>11800.00046401</text:p>
          </table:table-cell>
          <table:table-cell office:value-type="float" office:value="12000.29003966" calcext:value-type="float">
            <text:p>12000.29003966</text:p>
          </table:table-cell>
          <table:table-cell office:value-type="float" office:value="12418.90003966" calcext:value-type="float">
            <text:p>12418.90003966</text:p>
          </table:table-cell>
          <table:table-cell office:value-type="float" office:value="12000.29007134" calcext:value-type="float">
            <text:p>12000.29007134</text:p>
          </table:table-cell>
          <table:table-cell office:value-type="float" office:value="12799.99958571" calcext:value-type="float">
            <text:p>12799.99958571</text:p>
          </table:table-cell>
          <table:table-cell office:value-type="float" office:value="13575.9040577" calcext:value-type="float">
            <text:p>13575.9040577</text:p>
          </table:table-cell>
          <table:table-cell office:value-type="float" office:value="12799.99963235" calcext:value-type="float">
            <text:p>12799.99963235</text:p>
          </table:table-cell>
          <table:table-cell office:value-type="float" office:value="11800.00058883" calcext:value-type="float">
            <text:p>11800.00058883</text:p>
          </table:table-cell>
          <table:table-cell office:value-type="float" office:value="10000.00980493" calcext:value-type="float">
            <text:p>10000.00980493</text:p>
          </table:table-cell>
          <table:table-cell office:value-type="float" office:value="10000.0101098" calcext:value-type="float">
            <text:p>10000.0101098</text:p>
          </table:table-cell>
          <table:table-cell office:value-type="float" office:value="10001.74084017" calcext:value-type="float">
            <text:p>10001.74084017</text:p>
          </table:table-cell>
          <table:table-cell table:number-columns-repeated="2" office:value-type="float" office:value="10009.26248815" calcext:value-type="float">
            <text:p>10009.26248815</text:p>
          </table:table-cell>
          <table:table-cell office:value-type="float" office:value="11000.01446186" calcext:value-type="float">
            <text:p>11000.01446186</text:p>
          </table:table-cell>
          <table:table-cell office:value-type="float" office:value="11722.63862532" calcext:value-type="float">
            <text:p>11722.63862532</text:p>
          </table:table-cell>
          <table:table-cell office:value-type="float" office:value="10963.26127011" calcext:value-type="float">
            <text:p>10963.26127011</text:p>
          </table:table-cell>
          <table:table-cell office:value-type="float" office:value="10910.16864969" calcext:value-type="float">
            <text:p>10910.16864969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0814.41861989" calcext:value-type="float">
            <text:p>10814.41861989</text:p>
          </table:table-cell>
          <table:table-cell table:number-columns-repeated="4" office:value-type="float" office:value="11000.03968241" calcext:value-type="float">
            <text:p>11000.03968241</text:p>
          </table:table-cell>
          <table:table-cell table:number-columns-repeated="2" office:value-type="float" office:value="11052.35704886" calcext:value-type="float">
            <text:p>11052.35704886</text:p>
          </table:table-cell>
          <table:table-cell office:value-type="float" office:value="11102.00044697" calcext:value-type="float">
            <text:p>11102.00044697</text:p>
          </table:table-cell>
          <table:table-cell office:value-type="float" office:value="10770.52849022" calcext:value-type="float">
            <text:p>10770.52849022</text:p>
          </table:table-cell>
          <table:table-cell office:value-type="float" office:value="10500.03950961" calcext:value-type="float">
            <text:p>10500.03950961</text:p>
          </table:table-cell>
          <table:table-cell office:value-type="float" office:value="10770.528697" calcext:value-type="float">
            <text:p>10770.528697</text:p>
          </table:table-cell>
          <table:table-cell office:value-type="float" office:value="11104.98040947" calcext:value-type="float">
            <text:p>11104.98040947</text:p>
          </table:table-cell>
          <table:table-cell office:value-type="float" office:value="10929.6326922" calcext:value-type="float">
            <text:p>10929.6326922</text:p>
          </table:table-cell>
          <table:table-cell office:value-type="float" office:value="11104.98042588" calcext:value-type="float">
            <text:p>11104.98042588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061476" calcext:value-type="float">
            <text:p>10000.01061476</text:p>
          </table:table-cell>
          <table:table-cell office:value-type="float" office:value="10000.00398472" calcext:value-type="float">
            <text:p>10000.00398472</text:p>
          </table:table-cell>
          <table:table-cell office:value-type="float" office:value="10000.00003885" calcext:value-type="float">
            <text:p>10000.00003885</text:p>
          </table:table-cell>
          <table:table-cell office:value-type="float" office:value="10000.00003829" calcext:value-type="float">
            <text:p>10000.00003829</text:p>
          </table:table-cell>
          <table:table-cell office:value-type="float" office:value="10000.00005526" calcext:value-type="float">
            <text:p>10000.00005526</text:p>
          </table:table-cell>
          <table:table-cell office:value-type="float" office:value="10000.0000547" calcext:value-type="float">
            <text:p>10000.0000547</text:p>
          </table:table-cell>
          <table:table-cell office:value-type="float" office:value="9999.99998175" calcext:value-type="float">
            <text:p>9999.99998175</text:p>
          </table:table-cell>
          <table:table-cell table:number-columns-repeated="2" office:value-type="float" office:value="9905.97138233" calcext:value-type="float">
            <text:p>9905.97138233</text:p>
          </table:table-cell>
          <table:table-cell office:value-type="float" office:value="10000.00022642" calcext:value-type="float">
            <text:p>10000.000226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9.61" calcext:value-type="float">
            <text:p>569.61</text:p>
          </table:table-cell>
          <table:table-cell office:value-type="float" office:value="852.64" calcext:value-type="float">
            <text:p>852.64</text:p>
          </table:table-cell>
          <table:table-cell office:value-type="float" office:value="1000" calcext:value-type="float">
            <text:p>1000</text:p>
          </table:table-cell>
          <table:table-cell office:value-type="float" office:value="2190" calcext:value-type="float">
            <text:p>2190</text:p>
          </table:table-cell>
          <table:table-cell office:value-type="float" office:value="2500" calcext:value-type="float">
            <text:p>2500</text:p>
          </table:table-cell>
          <table:table-cell office:value-type="float" office:value="3750.02" calcext:value-type="float">
            <text:p>3750.02</text:p>
          </table:table-cell>
          <table:table-cell office:value-type="float" office:value="4219.5" calcext:value-type="float">
            <text:p>4219.5</text:p>
          </table:table-cell>
          <table:table-cell office:value-type="float" office:value="5000" calcext:value-type="float">
            <text:p>5000</text:p>
          </table:table-cell>
          <table:table-cell office:value-type="float" office:value="6700.14" calcext:value-type="float">
            <text:p>6700.14</text:p>
          </table:table-cell>
          <table:table-cell office:value-type="float" office:value="6900" calcext:value-type="float">
            <text:p>6900</text:p>
          </table:table-cell>
          <table:table-cell office:value-type="float" office:value="6900.65" calcext:value-type="float">
            <text:p>6900.65</text:p>
          </table:table-cell>
          <table:table-cell office:value-type="float" office:value="6969.69" calcext:value-type="float">
            <text:p>6969.69</text:p>
          </table:table-cell>
          <table:table-cell office:value-type="float" office:value="6999" calcext:value-type="float">
            <text:p>6999</text:p>
          </table:table-cell>
          <table:table-cell office:value-type="float" office:value="7500" calcext:value-type="float">
            <text:p>7500</text:p>
          </table:table-cell>
          <table:table-cell office:value-type="float" office:value="6999" calcext:value-type="float">
            <text:p>6999</text:p>
          </table:table-cell>
          <table:table-cell office:value-type="float" office:value="7372" calcext:value-type="float">
            <text:p>7372</text:p>
          </table:table-cell>
          <table:table-cell office:value-type="float" office:value="9444" calcext:value-type="float">
            <text:p>9444</text:p>
          </table:table-cell>
          <table:table-cell office:value-type="float" office:value="8999" calcext:value-type="float">
            <text:p>8999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8215.95177394" calcext:value-type="float">
            <text:p>8215.95177394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111" calcext:value-type="float">
            <text:p>8111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260" calcext:value-type="float">
            <text:p>926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706.5" calcext:value-type="float">
            <text:p>8706.5</text:p>
          </table:table-cell>
          <table:table-cell office:value-type="float" office:value="9081.4360236" calcext:value-type="float">
            <text:p>9081.4360236</text:p>
          </table:table-cell>
          <table:table-cell table:number-columns-repeated="12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2331" calcext:value-type="float">
            <text:p>10000.02331</text:p>
          </table:table-cell>
          <table:table-cell table:number-columns-repeated="4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table:number-columns-repeated="3"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2367503" calcext:value-type="float">
            <text:p>10000.02367503</text:p>
          </table:table-cell>
          <table:table-cell office:value-type="float" office:value="10000.03164506" calcext:value-type="float">
            <text:p>10000.03164506</text:p>
          </table:table-cell>
          <table:table-cell office:value-type="float" office:value="10000.01600503" calcext:value-type="float">
            <text:p>10000.01600503</text:p>
          </table:table-cell>
          <table:table-cell table:number-columns-repeated="3" office:value-type="float" office:value="10000.02477503" calcext:value-type="float">
            <text:p>10000.02477503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0682.01932706" calcext:value-type="float">
            <text:p>10682.01932706</text:p>
          </table:table-cell>
          <table:table-cell office:value-type="float" office:value="10009.26191408" calcext:value-type="float">
            <text:p>10009.26191408</text:p>
          </table:table-cell>
          <table:table-cell office:value-type="float" office:value="10514.78461465" calcext:value-type="float">
            <text:p>10514.78461465</text:p>
          </table:table-cell>
          <table:table-cell office:value-type="float" office:value="10000.02491003" calcext:value-type="float">
            <text:p>10000.02491003</text:p>
          </table:table-cell>
          <table:table-cell office:value-type="float" office:value="10652.40050006" calcext:value-type="float">
            <text:p>10652.40050006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1495.88597232" calcext:value-type="float">
            <text:p>11495.88597232</text:p>
          </table:table-cell>
          <table:table-cell office:value-type="float" office:value="10409.59307144" calcext:value-type="float">
            <text:p>10409.59307144</text:p>
          </table:table-cell>
          <table:table-cell office:value-type="float" office:value="11138.6592713" calcext:value-type="float">
            <text:p>11138.6592713</text:p>
          </table:table-cell>
          <table:table-cell office:value-type="float" office:value="10831.9997688" calcext:value-type="float">
            <text:p>10831.9997688</text:p>
          </table:table-cell>
          <table:table-cell table:number-columns-repeated="4" office:value-type="float" office:value="10770.52524729" calcext:value-type="float">
            <text:p>10770.52524729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0690.16412178" calcext:value-type="float">
            <text:p>10690.16412178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1297.4227718" calcext:value-type="float">
            <text:p>11297.4227718</text:p>
          </table:table-cell>
          <table:table-cell office:value-type="float" office:value="10248.01956206" calcext:value-type="float">
            <text:p>10248.01956206</text:p>
          </table:table-cell>
          <table:table-cell office:value-type="float" office:value="11111.00364506" calcext:value-type="float">
            <text:p>11111.00364506</text:p>
          </table:table-cell>
          <table:table-cell office:value-type="float" office:value="10904" calcext:value-type="float">
            <text:p>10904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1898.38293724" calcext:value-type="float">
            <text:p>11898.38293724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1251.33780695" calcext:value-type="float">
            <text:p>11251.33780695</text:p>
          </table:table-cell>
          <table:table-cell office:value-type="float" office:value="10747.71305162" calcext:value-type="float">
            <text:p>10747.71305162</text:p>
          </table:table-cell>
          <table:table-cell table:number-columns-repeated="2" office:value-type="float" office:value="11102" calcext:value-type="float">
            <text:p>11102</text:p>
          </table:table-cell>
          <table:table-cell office:value-type="float" office:value="11349.15917741" calcext:value-type="float">
            <text:p>11349.15917741</text:p>
          </table:table-cell>
          <table:table-cell office:value-type="float" office:value="11931.78967357" calcext:value-type="float">
            <text:p>11931.78967357</text:p>
          </table:table-cell>
          <table:table-cell office:value-type="float" office:value="11336.8415914" calcext:value-type="float">
            <text:p>11336.8415914</text:p>
          </table:table-cell>
          <table:table-cell office:value-type="float" office:value="11931.78971323" calcext:value-type="float">
            <text:p>11931.78971323</text:p>
          </table:table-cell>
          <table:table-cell office:value-type="float" office:value="12085.20833036" calcext:value-type="float">
            <text:p>12085.20833036</text:p>
          </table:table-cell>
          <table:table-cell office:value-type="float" office:value="11931.78973825" calcext:value-type="float">
            <text:p>11931.78973825</text:p>
          </table:table-cell>
          <table:table-cell office:value-type="float" office:value="12553.37962892" calcext:value-type="float">
            <text:p>12553.37962892</text:p>
          </table:table-cell>
          <table:table-cell office:value-type="float" office:value="13000.05153206" calcext:value-type="float">
            <text:p>13000.05153206</text:p>
          </table:table-cell>
          <table:table-cell office:value-type="float" office:value="12553.37967556" calcext:value-type="float">
            <text:p>12553.37967556</text:p>
          </table:table-cell>
          <table:table-cell office:value-type="float" office:value="11402.85285468" calcext:value-type="float">
            <text:p>11402.85285468</text:p>
          </table:table-cell>
          <table:table-cell office:value-type="float" office:value="10000.00929235" calcext:value-type="float">
            <text:p>10000.00929235</text:p>
          </table:table-cell>
          <table:table-cell office:value-type="float" office:value="10000.0101098" calcext:value-type="float">
            <text:p>10000.0101098</text:p>
          </table:table-cell>
          <table:table-cell office:value-type="float" office:value="10000.01412988" calcext:value-type="float">
            <text:p>10000.01412988</text:p>
          </table:table-cell>
          <table:table-cell table:number-columns-repeated="2" office:value-type="float" office:value="10001.74085997" calcext:value-type="float">
            <text:p>10001.74085997</text:p>
          </table:table-cell>
          <table:table-cell office:value-type="float" office:value="11000.01182864" calcext:value-type="float">
            <text:p>11000.01182864</text:p>
          </table:table-cell>
          <table:table-cell office:value-type="float" office:value="11660.31576127" calcext:value-type="float">
            <text:p>11660.31576127</text:p>
          </table:table-cell>
          <table:table-cell office:value-type="float" office:value="10959.80681507" calcext:value-type="float">
            <text:p>10959.80681507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0814.41861989" calcext:value-type="float">
            <text:p>10814.41861989</text:p>
          </table:table-cell>
          <table:table-cell office:value-type="float" office:value="10770.52660448" calcext:value-type="float">
            <text:p>10770.52660448</text:p>
          </table:table-cell>
          <table:table-cell office:value-type="float" office:value="11000.00012293" calcext:value-type="float">
            <text:p>11000.00012293</text:p>
          </table:table-cell>
          <table:table-cell table:number-columns-repeated="3" office:value-type="float" office:value="11000.0001307" calcext:value-type="float">
            <text:p>11000.0001307</text:p>
          </table:table-cell>
          <table:table-cell table:number-columns-repeated="2" office:value-type="float" office:value="11000.03969441" calcext:value-type="float">
            <text:p>11000.03969441</text:p>
          </table:table-cell>
          <table:table-cell office:value-type="float" office:value="11000.0001427" calcext:value-type="float">
            <text:p>11000.0001427</text:p>
          </table:table-cell>
          <table:table-cell office:value-type="float" office:value="10744.09727325" calcext:value-type="float">
            <text:p>10744.09727325</text:p>
          </table:table-cell>
          <table:table-cell office:value-type="float" office:value="10250.0011" calcext:value-type="float">
            <text:p>10250.0011</text:p>
          </table:table-cell>
          <table:table-cell office:value-type="float" office:value="10500.03953696" calcext:value-type="float">
            <text:p>10500.03953696</text:p>
          </table:table-cell>
          <table:table-cell office:value-type="float" office:value="11102.00048526" calcext:value-type="float">
            <text:p>11102.00048526</text:p>
          </table:table-cell>
          <table:table-cell office:value-type="float" office:value="10770.5340544" calcext:value-type="float">
            <text:p>10770.5340544</text:p>
          </table:table-cell>
          <table:table-cell office:value-type="float" office:value="11102.00050167" calcext:value-type="float">
            <text:p>11102.00050167</text:p>
          </table:table-cell>
          <table:table-cell office:value-type="float" office:value="10000.01456204" calcext:value-type="float">
            <text:p>10000.01456204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0202412" calcext:value-type="float">
            <text:p>10000.00202412</text:p>
          </table:table-cell>
          <table:table-cell office:value-type="float" office:value="10000.00003282" calcext:value-type="float">
            <text:p>10000.00003282</text:p>
          </table:table-cell>
          <table:table-cell office:value-type="float" office:value="10000.00003829" calcext:value-type="float">
            <text:p>10000.00003829</text:p>
          </table:table-cell>
          <table:table-cell table:number-columns-repeated="2" office:value-type="float" office:value="10000.00004923" calcext:value-type="float">
            <text:p>10000.00004923</text:p>
          </table:table-cell>
          <table:table-cell office:value-type="float" office:value="9999.99964767" calcext:value-type="float">
            <text:p>9999.99964767</text:p>
          </table:table-cell>
          <table:table-cell table:number-columns-repeated="2" office:value-type="float" office:value="9904.96470901" calcext:value-type="float">
            <text:p>9904.96470901</text:p>
          </table:table-cell>
          <table:table-cell office:value-type="float" office:value="10000.00000547" calcext:value-type="float">
            <text:p>10000.000005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2100.02" calcext:value-type="float">
            <text:p>2100.02</text:p>
          </table:table-cell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4170" calcext:value-type="float">
            <text:p>4170</text:p>
          </table:table-cell>
          <table:table-cell office:value-type="float" office:value="5000" calcext:value-type="float">
            <text:p>5000</text:p>
          </table:table-cell>
          <table:table-cell office:value-type="float" office:value="6679.88" calcext:value-type="float">
            <text:p>6679.88</text:p>
          </table:table-cell>
          <table:table-cell office:value-type="float" office:value="6850.06" calcext:value-type="float">
            <text:p>6850.06</text:p>
          </table:table-cell>
          <table:table-cell office:value-type="float" office:value="6900" calcext:value-type="float">
            <text:p>6900</text:p>
          </table:table-cell>
          <table:table-cell office:value-type="float" office:value="6910" calcext:value-type="float">
            <text:p>6910</text:p>
          </table:table-cell>
          <table:table-cell office:value-type="float" office:value="6969.69" calcext:value-type="float">
            <text:p>6969.69</text:p>
          </table:table-cell>
          <table:table-cell office:value-type="float" office:value="7500" calcext:value-type="float">
            <text:p>7500</text:p>
          </table:table-cell>
          <table:table-cell office:value-type="float" office:value="6926.85" calcext:value-type="float">
            <text:p>6926.85</text:p>
          </table:table-cell>
          <table:table-cell office:value-type="float" office:value="7288.33" calcext:value-type="float">
            <text:p>7288.33</text:p>
          </table:table-cell>
          <table:table-cell office:value-type="float" office:value="9260" calcext:value-type="float">
            <text:p>9260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  <table:table-cell office:value-type="float" office:value="8000" calcext:value-type="float">
            <text:p>80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8000" calcext:value-type="float">
            <text:p>80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659.1" calcext:value-type="float">
            <text:p>7659.1</text:p>
          </table:table-cell>
          <table:table-cell office:value-type="float" office:value="8111" calcext:value-type="float">
            <text:p>8111</text:p>
          </table:table-cell>
          <table:table-cell office:value-type="float" office:value="9444" calcext:value-type="float">
            <text:p>9444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8999" calcext:value-type="float">
            <text:p>8999</text:p>
          </table:table-cell>
          <table:table-cell office:value-type="float" office:value="8418.9" calcext:value-type="float">
            <text:p>8418.9</text:p>
          </table:table-cell>
          <table:table-cell office:value-type="float" office:value="8999" calcext:value-type="float">
            <text:p>8999</text:p>
          </table:table-cell>
          <table:table-cell office:value-type="float" office:value="10000" calcext:value-type="float">
            <text:p>10000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10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2331" calcext:value-type="float">
            <text:p>10000.02331</text:p>
          </table:table-cell>
          <table:table-cell table:number-columns-repeated="4"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9401" calcext:value-type="float">
            <text:p>10000.00859401</text:p>
          </table:table-cell>
          <table:table-cell table:number-columns-repeated="2"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0840402" calcext:value-type="float">
            <text:p>10000.00840402</text:p>
          </table:table-cell>
          <table:table-cell office:value-type="float" office:value="10000.01600503" calcext:value-type="float">
            <text:p>10000.01600503</text:p>
          </table:table-cell>
          <table:table-cell office:value-type="float" office:value="10000.02377506" calcext:value-type="float">
            <text:p>10000.02377506</text:p>
          </table:table-cell>
          <table:table-cell office:value-type="float" office:value="10000.01600503" calcext:value-type="float">
            <text:p>10000.01600503</text:p>
          </table:table-cell>
          <table:table-cell table:number-columns-repeated="2" office:value-type="float" office:value="10000.01700503" calcext:value-type="float">
            <text:p>10000.01700503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500" calcext:value-type="float">
            <text:p>10500</text:p>
          </table:table-cell>
          <table:table-cell office:value-type="float" office:value="10667.40030006" calcext:value-type="float">
            <text:p>10667.40030006</text:p>
          </table:table-cell>
          <table:table-cell office:value-type="float" office:value="10001.74330508" calcext:value-type="float">
            <text:p>10001.74330508</text:p>
          </table:table-cell>
          <table:table-cell office:value-type="float" office:value="10135.01563888" calcext:value-type="float">
            <text:p>10135.01563888</text:p>
          </table:table-cell>
          <table:table-cell office:value-type="float" office:value="10000.01724003" calcext:value-type="float">
            <text:p>10000.01724003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2511006" calcext:value-type="float">
            <text:p>10000.02511006</text:p>
          </table:table-cell>
          <table:table-cell office:value-type="float" office:value="11350.48484878" calcext:value-type="float">
            <text:p>11350.48484878</text:p>
          </table:table-cell>
          <table:table-cell office:value-type="float" office:value="10400" calcext:value-type="float">
            <text:p>10400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0770.52524729" calcext:value-type="float">
            <text:p>10770.52524729</text:p>
          </table:table-cell>
          <table:table-cell table:number-columns-repeated="4" office:value-type="float" office:value="10716.76030158" calcext:value-type="float">
            <text:p>10716.76030158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0689.04448094" calcext:value-type="float">
            <text:p>10689.04448094</text:p>
          </table:table-cell>
          <table:table-cell table:number-columns-repeated="2" office:value-type="float" office:value="11111.00364506" calcext:value-type="float">
            <text:p>11111.00364506</text:p>
          </table:table-cell>
          <table:table-cell office:value-type="float" office:value="10009.26224908" calcext:value-type="float">
            <text:p>10009.26224908</text:p>
          </table:table-cell>
          <table:table-cell table:number-columns-repeated="2" office:value-type="float" office:value="10770.52524729" calcext:value-type="float">
            <text:p>10770.52524729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1813.45727496" calcext:value-type="float">
            <text:p>11813.45727496</text:p>
          </table:table-cell>
          <table:table-cell table:number-columns-repeated="2" office:value-type="float" office:value="11192.51808474" calcext:value-type="float">
            <text:p>11192.51808474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1091.80981871" calcext:value-type="float">
            <text:p>11091.80981871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1336.84156675" calcext:value-type="float">
            <text:p>11336.84156675</text:p>
          </table:table-cell>
          <table:table-cell office:value-type="float" office:value="11800.00046401" calcext:value-type="float">
            <text:p>11800.00046401</text:p>
          </table:table-cell>
          <table:table-cell office:value-type="float" office:value="11328.03513382" calcext:value-type="float">
            <text:p>11328.03513382</text:p>
          </table:table-cell>
          <table:table-cell office:value-type="float" office:value="11800.00050367" calcext:value-type="float">
            <text:p>11800.00050367</text:p>
          </table:table-cell>
          <table:table-cell office:value-type="float" office:value="12000.29003966" calcext:value-type="float">
            <text:p>12000.29003966</text:p>
          </table:table-cell>
          <table:table-cell office:value-type="float" office:value="11800.00053535" calcext:value-type="float">
            <text:p>11800.00053535</text:p>
          </table:table-cell>
          <table:table-cell office:value-type="float" office:value="12000.29007818" calcext:value-type="float">
            <text:p>12000.29007818</text:p>
          </table:table-cell>
          <table:table-cell office:value-type="float" office:value="12799.99960459" calcext:value-type="float">
            <text:p>12799.99960459</text:p>
          </table:table-cell>
          <table:table-cell office:value-type="float" office:value="12000.29012482" calcext:value-type="float">
            <text:p>12000.29012482</text:p>
          </table:table-cell>
          <table:table-cell office:value-type="float" office:value="11389.07693671" calcext:value-type="float">
            <text:p>11389.07693671</text:p>
          </table:table-cell>
          <table:table-cell office:value-type="float" office:value="10000.00609622" calcext:value-type="float">
            <text:p>10000.00609622</text:p>
          </table:table-cell>
          <table:table-cell office:value-type="float" office:value="10000.00980493" calcext:value-type="float">
            <text:p>10000.00980493</text:p>
          </table:table-cell>
          <table:table-cell office:value-type="float" office:value="10000.01079296" calcext:value-type="float">
            <text:p>10000.01079296</text:p>
          </table:table-cell>
          <table:table-cell table:number-columns-repeated="2" office:value-type="float" office:value="10000.01414968" calcext:value-type="float">
            <text:p>10000.01414968</text:p>
          </table:table-cell>
          <table:table-cell office:value-type="float" office:value="10959.80679406" calcext:value-type="float">
            <text:p>10959.80679406</text:p>
          </table:table-cell>
          <table:table-cell office:value-type="float" office:value="11618.03983568" calcext:value-type="float">
            <text:p>11618.03983568</text:p>
          </table:table-cell>
          <table:table-cell office:value-type="float" office:value="10910.16864969" calcext:value-type="float">
            <text:p>10910.16864969</text:p>
          </table:table-cell>
          <table:table-cell office:value-type="float" office:value="10814.41861434" calcext:value-type="float">
            <text:p>10814.41861434</text:p>
          </table:table-cell>
          <table:table-cell office:value-type="float" office:value="10770.52551448" calcext:value-type="float">
            <text:p>10770.52551448</text:p>
          </table:table-cell>
          <table:table-cell office:value-type="float" office:value="10743.01045121" calcext:value-type="float">
            <text:p>10743.01045121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0953.63325015" calcext:value-type="float">
            <text:p>10953.63325015</text:p>
          </table:table-cell>
          <table:table-cell office:value-type="float" office:value="10885.20681806" calcext:value-type="float">
            <text:p>10885.20681806</text:p>
          </table:table-cell>
          <table:table-cell office:value-type="float" office:value="10770.52683571" calcext:value-type="float">
            <text:p>10770.52683571</text:p>
          </table:table-cell>
          <table:table-cell table:number-columns-repeated="2" office:value-type="float" office:value="11000.0001427" calcext:value-type="float">
            <text:p>11000.0001427</text:p>
          </table:table-cell>
          <table:table-cell office:value-type="float" office:value="10770.52849022" calcext:value-type="float">
            <text:p>10770.52849022</text:p>
          </table:table-cell>
          <table:table-cell office:value-type="float" office:value="10500.03950961" calcext:value-type="float">
            <text:p>10500.03950961</text:p>
          </table:table-cell>
          <table:table-cell office:value-type="float" office:value="10009.26252116" calcext:value-type="float">
            <text:p>10009.26252116</text:p>
          </table:table-cell>
          <table:table-cell office:value-type="float" office:value="10250.00112735" calcext:value-type="float">
            <text:p>10250.00112735</text:p>
          </table:table-cell>
          <table:table-cell office:value-type="float" office:value="10932.17759479" calcext:value-type="float">
            <text:p>10932.17759479</text:p>
          </table:table-cell>
          <table:table-cell office:value-type="float" office:value="10500.03955884" calcext:value-type="float">
            <text:p>10500.03955884</text:p>
          </table:table-cell>
          <table:table-cell office:value-type="float" office:value="11001.00007681" calcext:value-type="float">
            <text:p>11001.00007681</text:p>
          </table:table-cell>
          <table:table-cell office:value-type="float" office:value="10000.01193716" calcext:value-type="float">
            <text:p>10000.01193716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078346" calcext:value-type="float">
            <text:p>10000.00078346</text:p>
          </table:table-cell>
          <table:table-cell office:value-type="float" office:value="10000.00003282" calcext:value-type="float">
            <text:p>10000.00003282</text:p>
          </table:table-cell>
          <table:table-cell office:value-type="float" office:value="9999.99963673" calcext:value-type="float">
            <text:p>9999.99963673</text:p>
          </table:table-cell>
          <table:table-cell office:value-type="float" office:value="10000.00004923" calcext:value-type="float">
            <text:p>10000.00004923</text:p>
          </table:table-cell>
          <table:table-cell office:value-type="float" office:value="9999.99964767" calcext:value-type="float">
            <text:p>9999.99964767</text:p>
          </table:table-cell>
          <table:table-cell office:value-type="float" office:value="9999.9916" calcext:value-type="float">
            <text:p>9999.9916</text:p>
          </table:table-cell>
          <table:table-cell table:number-columns-repeated="2" office:value-type="float" office:value="9904.34110371" calcext:value-type="float">
            <text:p>9904.34110371</text:p>
          </table:table-cell>
          <table:table-cell office:value-type="float" office:value="9999.99964767" calcext:value-type="float">
            <text:p>9999.999647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844.95" calcext:value-type="float">
            <text:p>844.95</text:p>
          </table:table-cell>
          <table:table-cell office:value-type="float" office:value="1000" calcext:value-type="float">
            <text:p>10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3555" calcext:value-type="float">
            <text:p>3555</text:p>
          </table:table-cell>
          <table:table-cell office:value-type="float" office:value="4150" calcext:value-type="float">
            <text:p>4150</text:p>
          </table:table-cell>
          <table:table-cell office:value-type="float" office:value="5000" calcext:value-type="float">
            <text:p>5000</text:p>
          </table:table-cell>
          <table:table-cell office:value-type="float" office:value="6625" calcext:value-type="float">
            <text:p>6625</text:p>
          </table:table-cell>
          <table:table-cell office:value-type="float" office:value="6705" calcext:value-type="float">
            <text:p>6705</text:p>
          </table:table-cell>
          <table:table-cell table:number-columns-repeated="3" office:value-type="float" office:value="6900" calcext:value-type="float">
            <text:p>6900</text:p>
          </table:table-cell>
          <table:table-cell office:value-type="float" office:value="7372" calcext:value-type="float">
            <text:p>7372</text:p>
          </table:table-cell>
          <table:table-cell office:value-type="float" office:value="6925.18" calcext:value-type="float">
            <text:p>6925.18</text:p>
          </table:table-cell>
          <table:table-cell office:value-type="float" office:value="7000.01234567" calcext:value-type="float">
            <text:p>7000.01234567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8881.01234567" calcext:value-type="float">
            <text:p>8881.01234567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799" calcext:value-type="float">
            <text:p>7799</text:p>
          </table:table-cell>
          <table:table-cell office:value-type="float" office:value="8000" calcext:value-type="float">
            <text:p>8000</text:p>
          </table:table-cell>
          <table:table-cell office:value-type="float" office:value="7799" calcext:value-type="float">
            <text:p>7799</text:p>
          </table:table-cell>
          <table:table-cell office:value-type="float" office:value="7500" calcext:value-type="float">
            <text:p>7500</text:p>
          </table:table-cell>
          <table:table-cell office:value-type="float" office:value="8001" calcext:value-type="float">
            <text:p>8001</text:p>
          </table:table-cell>
          <table:table-cell office:value-type="float" office:value="9392" calcext:value-type="float">
            <text:p>9392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949.01" calcext:value-type="float">
            <text:p>8949.01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8872.137451" calcext:value-type="float">
            <text:p>8872.137451</text:p>
          </table:table-cell>
          <table:table-cell office:value-type="float" office:value="10000" calcext:value-type="float">
            <text:p>10000</text:p>
          </table:table-cell>
          <table:table-cell office:value-type="float" office:value="9851" calcext:value-type="float">
            <text:p>9851</text:p>
          </table:table-cell>
          <table:table-cell table:number-columns-repeated="10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20001" calcext:value-type="float">
            <text:p>10000.0002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1554" calcext:value-type="float">
            <text:p>10000.01554</text:p>
          </table:table-cell>
          <table:table-cell office:value-type="float" office:value="10000.00839401" calcext:value-type="float">
            <text:p>10000.00839401</text:p>
          </table:table-cell>
          <table:table-cell table:number-columns-repeated="3" office:value-type="float" office:value="10000.00829401" calcext:value-type="float">
            <text:p>10000.00829401</text:p>
          </table:table-cell>
          <table:table-cell table:number-columns-repeated="2" office:value-type="float" office:value="10000.00849401" calcext:value-type="float">
            <text:p>10000.00849401</text:p>
          </table:table-cell>
          <table:table-cell table:number-columns-repeated="2"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0840401" calcext:value-type="float">
            <text:p>10000.00840401</text:p>
          </table:table-cell>
          <table:table-cell office:value-type="float" office:value="10000.01590503" calcext:value-type="float">
            <text:p>10000.01590503</text:p>
          </table:table-cell>
          <table:table-cell office:value-type="float" office:value="10000.02367503" calcext:value-type="float">
            <text:p>10000.02367503</text:p>
          </table:table-cell>
          <table:table-cell office:value-type="float" office:value="10000.00890404" calcext:value-type="float">
            <text:p>10000.00890404</text:p>
          </table:table-cell>
          <table:table-cell table:number-columns-repeated="3" office:value-type="float" office:value="10000.01700503" calcext:value-type="float">
            <text:p>10000.01700503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9.26191408" calcext:value-type="float">
            <text:p>10009.26191408</text:p>
          </table:table-cell>
          <table:table-cell office:value-type="float" office:value="10500" calcext:value-type="float">
            <text:p>10500</text:p>
          </table:table-cell>
          <table:table-cell office:value-type="float" office:value="10001" calcext:value-type="float">
            <text:p>10001</text:p>
          </table:table-cell>
          <table:table-cell office:value-type="float" office:value="10052.53562348" calcext:value-type="float">
            <text:p>10052.53562348</text:p>
          </table:table-cell>
          <table:table-cell office:value-type="float" office:value="10000.01714003" calcext:value-type="float">
            <text:p>10000.01714003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1336.83726675" calcext:value-type="float">
            <text:p>11336.83726675</text:p>
          </table:table-cell>
          <table:table-cell office:value-type="float" office:value="10097.991335" calcext:value-type="float">
            <text:p>10097.991335</text:p>
          </table:table-cell>
          <table:table-cell office:value-type="float" office:value="11000.17" calcext:value-type="float">
            <text:p>11000.17</text:p>
          </table:table-cell>
          <table:table-cell table:number-columns-repeated="5" office:value-type="float" office:value="10689.04448094" calcext:value-type="float">
            <text:p>10689.04448094</text:p>
          </table:table-cell>
          <table:table-cell office:value-type="float" office:value="10348.01956206" calcext:value-type="float">
            <text:p>10348.01956206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998.84073032" calcext:value-type="float">
            <text:p>10998.84073032</text:p>
          </table:table-cell>
          <table:table-cell office:value-type="float" office:value="10001.74" calcext:value-type="float">
            <text:p>10001.74</text:p>
          </table:table-cell>
          <table:table-cell table:number-columns-repeated="2" office:value-type="float" office:value="10640.40150006" calcext:value-type="float">
            <text:p>10640.40150006</text:p>
          </table:table-cell>
          <table:table-cell office:value-type="float" office:value="10248.01956206" calcext:value-type="float">
            <text:p>10248.01956206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1799.99950753" calcext:value-type="float">
            <text:p>11799.99950753</text:p>
          </table:table-cell>
          <table:table-cell table:number-columns-repeated="2" office:value-type="float" office:value="11185.026565" calcext:value-type="float">
            <text:p>11185.026565</text:p>
          </table:table-cell>
          <table:table-cell office:value-type="float" office:value="10542.79127718" calcext:value-type="float">
            <text:p>10542.79127718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692.83567355" calcext:value-type="float">
            <text:p>10692.83567355</text:p>
          </table:table-cell>
          <table:table-cell office:value-type="float" office:value="11274.995277" calcext:value-type="float">
            <text:p>11274.995277</text:p>
          </table:table-cell>
          <table:table-cell office:value-type="float" office:value="11581.41099901" calcext:value-type="float">
            <text:p>11581.41099901</text:p>
          </table:table-cell>
          <table:table-cell office:value-type="float" office:value="11185.0265973" calcext:value-type="float">
            <text:p>11185.0265973</text:p>
          </table:table-cell>
          <table:table-cell office:value-type="float" office:value="11336.84163106" calcext:value-type="float">
            <text:p>11336.84163106</text:p>
          </table:table-cell>
          <table:table-cell office:value-type="float" office:value="11931.78971323" calcext:value-type="float">
            <text:p>11931.78971323</text:p>
          </table:table-cell>
          <table:table-cell office:value-type="float" office:value="11411.91651999" calcext:value-type="float">
            <text:p>11411.91651999</text:p>
          </table:table-cell>
          <table:table-cell office:value-type="float" office:value="11931.78974509" calcext:value-type="float">
            <text:p>11931.78974509</text:p>
          </table:table-cell>
          <table:table-cell office:value-type="float" office:value="12553.3796478" calcext:value-type="float">
            <text:p>12553.3796478</text:p>
          </table:table-cell>
          <table:table-cell office:value-type="float" office:value="11927.23950709" calcext:value-type="float">
            <text:p>11927.23950709</text:p>
          </table:table-cell>
          <table:table-cell office:value-type="float" office:value="11336.84172288" calcext:value-type="float">
            <text:p>11336.84172288</text:p>
          </table:table-cell>
          <table:table-cell office:value-type="float" office:value="10000.00365963" calcext:value-type="float">
            <text:p>10000.00365963</text:p>
          </table:table-cell>
          <table:table-cell office:value-type="float" office:value="10000.00929235" calcext:value-type="float">
            <text:p>10000.00929235</text:p>
          </table:table-cell>
          <table:table-cell office:value-type="float" office:value="10000.01055618" calcext:value-type="float">
            <text:p>10000.01055618</text:p>
          </table:table-cell>
          <table:table-cell table:number-columns-repeated="2" office:value-type="float" office:value="10000.01081822" calcext:value-type="float">
            <text:p>10000.01081822</text:p>
          </table:table-cell>
          <table:table-cell office:value-type="float" office:value="10948.81616703" calcext:value-type="float">
            <text:p>10948.81616703</text:p>
          </table:table-cell>
          <table:table-cell office:value-type="float" office:value="11336.84175045" calcext:value-type="float">
            <text:p>11336.84175045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0770.52551448" calcext:value-type="float">
            <text:p>10770.52551448</text:p>
          </table:table-cell>
          <table:table-cell table:number-columns-repeated="2" office:value-type="float" office:value="10250.47354303" calcext:value-type="float">
            <text:p>10250.47354303</text:p>
          </table:table-cell>
          <table:table-cell office:value-type="float" office:value="10864.24583675" calcext:value-type="float">
            <text:p>10864.24583675</text:p>
          </table:table-cell>
          <table:table-cell office:value-type="float" office:value="10885.20673989" calcext:value-type="float">
            <text:p>10885.20673989</text:p>
          </table:table-cell>
          <table:table-cell office:value-type="float" office:value="10770.52661225" calcext:value-type="float">
            <text:p>10770.52661225</text:p>
          </table:table-cell>
          <table:table-cell office:value-type="float" office:value="10009.26250916" calcext:value-type="float">
            <text:p>10009.26250916</text:p>
          </table:table-cell>
          <table:table-cell office:value-type="float" office:value="10999.99847469" calcext:value-type="float">
            <text:p>10999.99847469</text:p>
          </table:table-cell>
          <table:table-cell office:value-type="float" office:value="10999.9986932" calcext:value-type="float">
            <text:p>10999.9986932</text:p>
          </table:table-cell>
          <table:table-cell office:value-type="float" office:value="10745.4333978" calcext:value-type="float">
            <text:p>10745.4333978</text:p>
          </table:table-cell>
          <table:table-cell office:value-type="float" office:value="10086.67195845" calcext:value-type="float">
            <text:p>10086.67195845</text:p>
          </table:table-cell>
          <table:table-cell office:value-type="float" office:value="10005.99557746" calcext:value-type="float">
            <text:p>10005.99557746</text:p>
          </table:table-cell>
          <table:table-cell office:value-type="float" office:value="10009.26264851" calcext:value-type="float">
            <text:p>10009.26264851</text:p>
          </table:table-cell>
          <table:table-cell office:value-type="float" office:value="10770.52903087" calcext:value-type="float">
            <text:p>10770.52903087</text:p>
          </table:table-cell>
          <table:table-cell office:value-type="float" office:value="10330" calcext:value-type="float">
            <text:p>10330</text:p>
          </table:table-cell>
          <table:table-cell office:value-type="float" office:value="10932.1776112" calcext:value-type="float">
            <text:p>10932.1776112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0.00628353" calcext:value-type="float">
            <text:p>10000.00628353</text:p>
          </table:table-cell>
          <table:table-cell office:value-type="float" office:value="10000.0001936" calcext:value-type="float">
            <text:p>10000.0001936</text:p>
          </table:table-cell>
          <table:table-cell office:value-type="float" office:value="10000.00002735" calcext:value-type="float">
            <text:p>10000.00002735</text:p>
          </table:table-cell>
          <table:table-cell office:value-type="float" office:value="9982.4175951" calcext:value-type="float">
            <text:p>9982.4175951</text:p>
          </table:table-cell>
          <table:table-cell office:value-type="float" office:value="9999.99964767" calcext:value-type="float">
            <text:p>9999.99964767</text:p>
          </table:table-cell>
          <table:table-cell office:value-type="float" office:value="9982.41760604" calcext:value-type="float">
            <text:p>9982.41760604</text:p>
          </table:table-cell>
          <table:table-cell office:value-type="float" office:value="9975.31942691" calcext:value-type="float">
            <text:p>9975.31942691</text:p>
          </table:table-cell>
          <table:table-cell table:number-columns-repeated="2" office:value-type="float" office:value="9903.45878492" calcext:value-type="float">
            <text:p>9903.45878492</text:p>
          </table:table-cell>
          <table:table-cell office:value-type="float" office:value="9975.31942691" calcext:value-type="float">
            <text:p>9975.319426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801" calcext:value-type="float">
            <text:p>801</text:p>
          </table:table-cell>
          <table:table-cell office:value-type="float" office:value="1000" calcext:value-type="float">
            <text:p>10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3423.73" calcext:value-type="float">
            <text:p>3423.73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600" calcext:value-type="float">
            <text:p>6600</text:p>
          </table:table-cell>
          <table:table-cell office:value-type="float" office:value="6679.88" calcext:value-type="float">
            <text:p>6679.88</text:p>
          </table:table-cell>
          <table:table-cell table:number-columns-repeated="2" office:value-type="float" office:value="6850.06" calcext:value-type="float">
            <text:p>6850.06</text:p>
          </table:table-cell>
          <table:table-cell office:value-type="float" office:value="6850.41" calcext:value-type="float">
            <text:p>6850.41</text:p>
          </table:table-cell>
          <table:table-cell office:value-type="float" office:value="7000" calcext:value-type="float">
            <text:p>7000</text:p>
          </table:table-cell>
          <table:table-cell office:value-type="float" office:value="6800.65" calcext:value-type="float">
            <text:p>6800.65</text:p>
          </table:table-cell>
          <table:table-cell office:value-type="float" office:value="7000" calcext:value-type="float">
            <text:p>7000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8669.16" calcext:value-type="float">
            <text:p>8669.16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777.77777777" calcext:value-type="float">
            <text:p>7777.77777777</text:p>
          </table:table-cell>
          <table:table-cell office:value-type="float" office:value="8000" calcext:value-type="float">
            <text:p>8000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8000" calcext:value-type="float">
            <text:p>8000</text:p>
          </table:table-cell>
          <table:table-cell office:value-type="float" office:value="9300" calcext:value-type="float">
            <text:p>9300</text:p>
          </table:table-cell>
          <table:table-cell office:value-type="float" office:value="9050" calcext:value-type="float">
            <text:p>9050</text:p>
          </table:table-cell>
          <table:table-cell office:value-type="float" office:value="8509.88402864" calcext:value-type="float">
            <text:p>8509.88402864</text:p>
          </table:table-cell>
          <table:table-cell office:value-type="float" office:value="8250" calcext:value-type="float">
            <text:p>8250</text:p>
          </table:table-cell>
          <table:table-cell office:value-type="float" office:value="8856" calcext:value-type="float">
            <text:p>8856</text:p>
          </table:table-cell>
          <table:table-cell office:value-type="float" office:value="9924.81999112" calcext:value-type="float">
            <text:p>9924.81999112</text:p>
          </table:table-cell>
          <table:table-cell office:value-type="float" office:value="9765.8367" calcext:value-type="float">
            <text:p>9765.8367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10001" calcext:value-type="float">
            <text:p>10000.0001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1554" calcext:value-type="float">
            <text:p>10000.01554</text:p>
          </table:table-cell>
          <table:table-cell office:value-type="float" office:value="10000.00839401" calcext:value-type="float">
            <text:p>10000.00839401</text:p>
          </table:table-cell>
          <table:table-cell table:number-columns-repeated="2" office:value-type="float" office:value="10000.00819402" calcext:value-type="float">
            <text:p>10000.00819402</text:p>
          </table:table-cell>
          <table:table-cell office:value-type="float" office:value="10000.00829401" calcext:value-type="float">
            <text:p>10000.00829401</text:p>
          </table:table-cell>
          <table:table-cell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0860401" calcext:value-type="float">
            <text:p>10000.00860401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.01590503" calcext:value-type="float">
            <text:p>10000.01590503</text:p>
          </table:table-cell>
          <table:table-cell office:value-type="float" office:value="10000.02367503" calcext:value-type="float">
            <text:p>10000.02367503</text:p>
          </table:table-cell>
          <table:table-cell office:value-type="float" office:value="10000.00890404" calcext:value-type="float">
            <text:p>10000.00890404</text:p>
          </table:table-cell>
          <table:table-cell table:number-columns-repeated="2" office:value-type="float" office:value="10000.00990404" calcext:value-type="float">
            <text:p>10000.00990404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1.74330508" calcext:value-type="float">
            <text:p>10001.74330508</text:p>
          </table:table-cell>
          <table:table-cell office:value-type="float" office:value="10009.26191408" calcext:value-type="float">
            <text:p>10009.26191408</text:p>
          </table:table-cell>
          <table:table-cell office:value-type="float" office:value="10000.03274506" calcext:value-type="float">
            <text:p>10000.03274506</text:p>
          </table:table-cell>
          <table:table-cell office:value-type="float" office:value="10009.26204908" calcext:value-type="float">
            <text:p>10009.26204908</text:p>
          </table:table-cell>
          <table:table-cell office:value-type="float" office:value="10000.01714003" calcext:value-type="float">
            <text:p>10000.01714003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1111.00184506" calcext:value-type="float">
            <text:p>11111.00184506</text:p>
          </table:table-cell>
          <table:table-cell office:value-type="float" office:value="10019.99918717" calcext:value-type="float">
            <text:p>10019.99918717</text:p>
          </table:table-cell>
          <table:table-cell office:value-type="float" office:value="10770.52524729" calcext:value-type="float">
            <text:p>10770.52524729</text:p>
          </table:table-cell>
          <table:table-cell table:number-columns-repeated="5" office:value-type="float" office:value="10688.92706681" calcext:value-type="float">
            <text:p>10688.92706681</text:p>
          </table:table-cell>
          <table:table-cell office:value-type="float" office:value="10037.1237" calcext:value-type="float">
            <text:p>10037.1237</text:p>
          </table:table-cell>
          <table:table-cell office:value-type="float" office:value="10348.01956206" calcext:value-type="float">
            <text:p>10348.01956206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0943.95864608" calcext:value-type="float">
            <text:p>10943.95864608</text:p>
          </table:table-cell>
          <table:table-cell office:value-type="float" office:value="10001" calcext:value-type="float">
            <text:p>10001</text:p>
          </table:table-cell>
          <table:table-cell table:number-columns-repeated="2" office:value-type="float" office:value="10248.01956206" calcext:value-type="float">
            <text:p>10248.01956206</text:p>
          </table:table-cell>
          <table:table-cell office:value-type="float" office:value="10141.4501" calcext:value-type="float">
            <text:p>10141.4501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1739.2760462" calcext:value-type="float">
            <text:p>11739.2760462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1063.39073771" calcext:value-type="float">
            <text:p>11063.39073771</text:p>
          </table:table-cell>
          <table:table-cell office:value-type="float" office:value="10136.15011687" calcext:value-type="float">
            <text:p>10136.15011687</text:p>
          </table:table-cell>
          <table:table-cell office:value-type="float" office:value="10747.71316762" calcext:value-type="float">
            <text:p>10747.71316762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1185.026565" calcext:value-type="float">
            <text:p>11185.026565</text:p>
          </table:table-cell>
          <table:table-cell office:value-type="float" office:value="11336.8415914" calcext:value-type="float">
            <text:p>11336.8415914</text:p>
          </table:table-cell>
          <table:table-cell office:value-type="float" office:value="11102.0000323" calcext:value-type="float">
            <text:p>11102.0000323</text:p>
          </table:table-cell>
          <table:table-cell office:value-type="float" office:value="11328.03517348" calcext:value-type="float">
            <text:p>11328.03517348</text:p>
          </table:table-cell>
          <table:table-cell office:value-type="float" office:value="11800.00050367" calcext:value-type="float">
            <text:p>11800.00050367</text:p>
          </table:table-cell>
          <table:table-cell office:value-type="float" office:value="11336.84166274" calcext:value-type="float">
            <text:p>11336.84166274</text:p>
          </table:table-cell>
          <table:table-cell office:value-type="float" office:value="11837.00602837" calcext:value-type="float">
            <text:p>11837.00602837</text:p>
          </table:table-cell>
          <table:table-cell office:value-type="float" office:value="12000.29009706" calcext:value-type="float">
            <text:p>12000.29009706</text:p>
          </table:table-cell>
          <table:table-cell office:value-type="float" office:value="11837.00609338" calcext:value-type="float">
            <text:p>11837.00609338</text:p>
          </table:table-cell>
          <table:table-cell office:value-type="float" office:value="11102.00023039" calcext:value-type="float">
            <text:p>11102.00023039</text:p>
          </table:table-cell>
          <table:table-cell office:value-type="float" office:value="10000.00005109" calcext:value-type="float">
            <text:p>10000.00005109</text:p>
          </table:table-cell>
          <table:table-cell office:value-type="float" office:value="10000.00609622" calcext:value-type="float">
            <text:p>10000.00609622</text:p>
          </table:table-cell>
          <table:table-cell office:value-type="float" office:value="10000.0103168" calcext:value-type="float">
            <text:p>10000.0103168</text:p>
          </table:table-cell>
          <table:table-cell table:number-columns-repeated="2" office:value-type="float" office:value="10000.01058144" calcext:value-type="float">
            <text:p>10000.01058144</text:p>
          </table:table-cell>
          <table:table-cell office:value-type="float" office:value="10910.16863645" calcext:value-type="float">
            <text:p>10910.16863645</text:p>
          </table:table-cell>
          <table:table-cell office:value-type="float" office:value="11102.00026573" calcext:value-type="float">
            <text:p>11102.00026573</text:p>
          </table:table-cell>
          <table:table-cell office:value-type="float" office:value="10770.52551448" calcext:value-type="float">
            <text:p>10770.52551448</text:p>
          </table:table-cell>
          <table:table-cell office:value-type="float" office:value="10628.91642557" calcext:value-type="float">
            <text:p>10628.91642557</text:p>
          </table:table-cell>
          <table:table-cell table:number-columns-repeated="2" office:value-type="float" office:value="10009.26250139" calcext:value-type="float">
            <text:p>10009.26250139</text:p>
          </table:table-cell>
          <table:table-cell office:value-type="float" office:value="10770.52660448" calcext:value-type="float">
            <text:p>10770.52660448</text:p>
          </table:table-cell>
          <table:table-cell office:value-type="float" office:value="10881.99993465" calcext:value-type="float">
            <text:p>10881.99993465</text:p>
          </table:table-cell>
          <table:table-cell office:value-type="float" office:value="10009.26250916" calcext:value-type="float">
            <text:p>10009.26250916</text:p>
          </table:table-cell>
          <table:table-cell office:value-type="float" office:value="10005.995566" calcext:value-type="float">
            <text:p>10005.995566</text:p>
          </table:table-cell>
          <table:table-cell office:value-type="float" office:value="10946.89347952" calcext:value-type="float">
            <text:p>10946.89347952</text:p>
          </table:table-cell>
          <table:table-cell office:value-type="float" office:value="10922.70232566" calcext:value-type="float">
            <text:p>10922.70232566</text:p>
          </table:table-cell>
          <table:table-cell office:value-type="float" office:value="10660.00010611" calcext:value-type="float">
            <text:p>10660.00010611</text:p>
          </table:table-cell>
          <table:table-cell office:value-type="float" office:value="10009.26252116" calcext:value-type="float">
            <text:p>10009.26252116</text:p>
          </table:table-cell>
          <table:table-cell office:value-type="float" office:value="10001.74089156" calcext:value-type="float">
            <text:p>10001.74089156</text:p>
          </table:table-cell>
          <table:table-cell office:value-type="float" office:value="10005.99560481" calcext:value-type="float">
            <text:p>10005.99560481</text:p>
          </table:table-cell>
          <table:table-cell office:value-type="float" office:value="10633.94404821" calcext:value-type="float">
            <text:p>10633.94404821</text:p>
          </table:table-cell>
          <table:table-cell office:value-type="float" office:value="10246.62191466" calcext:value-type="float">
            <text:p>10246.62191466</text:p>
          </table:table-cell>
          <table:table-cell office:value-type="float" office:value="10780.87805311" calcext:value-type="float">
            <text:p>10780.87805311</text:p>
          </table:table-cell>
          <table:table-cell office:value-type="float" office:value="10000.01035476" calcext:value-type="float">
            <text:p>10000.01035476</text:p>
          </table:table-cell>
          <table:table-cell office:value-type="float" office:value="10000.00397378" calcext:value-type="float">
            <text:p>10000.00397378</text:p>
          </table:table-cell>
          <table:table-cell office:value-type="float" office:value="10000.00011569" calcext:value-type="float">
            <text:p>10000.00011569</text:p>
          </table:table-cell>
          <table:table-cell office:value-type="float" office:value="10000.00002735" calcext:value-type="float">
            <text:p>10000.00002735</text:p>
          </table:table-cell>
          <table:table-cell office:value-type="float" office:value="9758.56206178" calcext:value-type="float">
            <text:p>9758.56206178</text:p>
          </table:table-cell>
          <table:table-cell office:value-type="float" office:value="9982.41760604" calcext:value-type="float">
            <text:p>9982.41760604</text:p>
          </table:table-cell>
          <table:table-cell office:value-type="float" office:value="9895.38809121" calcext:value-type="float">
            <text:p>9895.38809121</text:p>
          </table:table-cell>
          <table:table-cell office:value-type="float" office:value="9905.97138233" calcext:value-type="float">
            <text:p>9905.97138233</text:p>
          </table:table-cell>
          <table:table-cell table:number-columns-repeated="2" office:value-type="float" office:value="9901.35874316" calcext:value-type="float">
            <text:p>9901.35874316</text:p>
          </table:table-cell>
          <table:table-cell office:value-type="float" office:value="9924.31609605" calcext:value-type="float">
            <text:p>9924.316096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006.15" calcext:value-type="float">
            <text:p>2006.15</text:p>
          </table:table-cell>
          <table:table-cell office:value-type="float" office:value="2450.05" calcext:value-type="float">
            <text:p>2450.05</text:p>
          </table:table-cell>
          <table:table-cell office:value-type="float" office:value="3291.02" calcext:value-type="float">
            <text:p>3291.02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400" calcext:value-type="float">
            <text:p>6400</text:p>
          </table:table-cell>
          <table:table-cell office:value-type="float" office:value="6635.37" calcext:value-type="float">
            <text:p>6635.37</text:p>
          </table:table-cell>
          <table:table-cell office:value-type="float" office:value="6705" calcext:value-type="float">
            <text:p>6705</text:p>
          </table:table-cell>
          <table:table-cell office:value-type="float" office:value="6800.65" calcext:value-type="float">
            <text:p>6800.65</text:p>
          </table:table-cell>
          <table:table-cell office:value-type="float" office:value="6850.06" calcext:value-type="float">
            <text:p>6850.06</text:p>
          </table:table-cell>
          <table:table-cell office:value-type="float" office:value="7000" calcext:value-type="float">
            <text:p>7000</text:p>
          </table:table-cell>
          <table:table-cell office:value-type="float" office:value="6705" calcext:value-type="float">
            <text:p>6705</text:p>
          </table:table-cell>
          <table:table-cell office:value-type="float" office:value="6999" calcext:value-type="float">
            <text:p>6999</text:p>
          </table:table-cell>
          <table:table-cell office:value-type="float" office:value="9000" calcext:value-type="float">
            <text:p>9000</text:p>
          </table:table-cell>
          <table:table-cell office:value-type="float" office:value="7799" calcext:value-type="float">
            <text:p>7799</text:p>
          </table:table-cell>
          <table:table-cell office:value-type="float" office:value="8000" calcext:value-type="float">
            <text:p>8000</text:p>
          </table:table-cell>
          <table:table-cell office:value-type="float" office:value="7799" calcext:value-type="float">
            <text:p>7799</text:p>
          </table:table-cell>
          <table:table-cell office:value-type="float" office:value="7500" calcext:value-type="float">
            <text:p>7500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8000" calcext:value-type="float">
            <text:p>8000</text:p>
          </table:table-cell>
          <table:table-cell office:value-type="float" office:value="9260" calcext:value-type="float">
            <text:p>9260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8418.9" calcext:value-type="float">
            <text:p>8418.9</text:p>
          </table:table-cell>
          <table:table-cell office:value-type="float" office:value="8000" calcext:value-type="float">
            <text:p>8000</text:p>
          </table:table-cell>
          <table:table-cell office:value-type="float" office:value="8839.65" calcext:value-type="float">
            <text:p>8839.65</text:p>
          </table:table-cell>
          <table:table-cell office:value-type="float" office:value="9869.54" calcext:value-type="float">
            <text:p>9869.54</text:p>
          </table:table-cell>
          <table:table-cell office:value-type="float" office:value="9753.54" calcext:value-type="float">
            <text:p>9753.54</text:p>
          </table:table-cell>
          <table:table-cell office:value-type="float" office:value="9851" calcext:value-type="float">
            <text:p>9851</text:p>
          </table:table-cell>
          <table:table-cell table:number-columns-repeated="9" office:value-type="float" office:value="10000" calcext:value-type="float">
            <text:p>10000</text:p>
          </table:table-cell>
          <table:table-cell office:value-type="float" office:value="10000.00000001" calcext:value-type="float">
            <text:p>10000.00000001</text:p>
          </table:table-cell>
          <table:table-cell office:value-type="float" office:value="10000.00000002" calcext:value-type="float">
            <text:p>10000.00000002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1554" calcext:value-type="float">
            <text:p>10000.01554</text:p>
          </table:table-cell>
          <table:table-cell office:value-type="float" office:value="10000.00839401" calcext:value-type="float">
            <text:p>10000.00839401</text:p>
          </table:table-cell>
          <table:table-cell table:number-columns-repeated="2" office:value-type="float" office:value="10000.00819401" calcext:value-type="float">
            <text:p>10000.00819401</text:p>
          </table:table-cell>
          <table:table-cell office:value-type="float" office:value="10000.00829401" calcext:value-type="float">
            <text:p>10000.00829401</text:p>
          </table:table-cell>
          <table:table-cell office:value-type="float" office:value="10000.00839401" calcext:value-type="float">
            <text:p>10000.00839401</text:p>
          </table:table-cell>
          <table:table-cell office:value-type="float" office:value="10000.00849401" calcext:value-type="float">
            <text:p>10000.00849401</text:p>
          </table:table-cell>
          <table:table-cell table:number-columns-repeated="2" office:value-type="float" office:value="10000.00850401" calcext:value-type="float">
            <text:p>10000.00850401</text:p>
          </table:table-cell>
          <table:table-cell office:value-type="float" office:value="10000.00840402" calcext:value-type="float">
            <text:p>10000.00840402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.00880404" calcext:value-type="float">
            <text:p>10000.00880404</text:p>
          </table:table-cell>
          <table:table-cell office:value-type="float" office:value="10000.01600503" calcext:value-type="float">
            <text:p>10000.01600503</text:p>
          </table:table-cell>
          <table:table-cell office:value-type="float" office:value="10000.00890404" calcext:value-type="float">
            <text:p>10000.00890404</text:p>
          </table:table-cell>
          <table:table-cell table:number-columns-repeated="4" office:value-type="float" office:value="10000.00990404" calcext:value-type="float">
            <text:p>10000.00990404</text:p>
          </table:table-cell>
          <table:table-cell office:value-type="float" office:value="10000.03274506" calcext:value-type="float">
            <text:p>10000.03274506</text:p>
          </table:table-cell>
          <table:table-cell office:value-type="float" office:value="10001.74330508" calcext:value-type="float">
            <text:p>10001.74330508</text:p>
          </table:table-cell>
          <table:table-cell office:value-type="float" office:value="10000.02487506" calcext:value-type="float">
            <text:p>10000.02487506</text:p>
          </table:table-cell>
          <table:table-cell office:value-type="float" office:value="10001.74344008" calcext:value-type="float">
            <text:p>10001.74344008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2511006" calcext:value-type="float">
            <text:p>10000.02511006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1000.17" calcext:value-type="float">
            <text:p>11000.17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703.093" calcext:value-type="float">
            <text:p>10703.093</text:p>
          </table:table-cell>
          <table:table-cell office:value-type="float" office:value="10652.40150006" calcext:value-type="float">
            <text:p>10652.40150006</text:p>
          </table:table-cell>
          <table:table-cell table:number-columns-repeated="4" office:value-type="float" office:value="10674.51172844" calcext:value-type="float">
            <text:p>10674.51172844</text:p>
          </table:table-cell>
          <table:table-cell table:number-columns-repeated="2" office:value-type="float" office:value="10009.26224908" calcext:value-type="float">
            <text:p>10009.26224908</text:p>
          </table:table-cell>
          <table:table-cell office:value-type="float" office:value="10640.40150006" calcext:value-type="float">
            <text:p>10640.40150006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000.08710292" calcext:value-type="float">
            <text:p>10000.08710292</text:p>
          </table:table-cell>
          <table:table-cell office:value-type="float" office:value="10054" calcext:value-type="float">
            <text:p>10054</text:p>
          </table:table-cell>
          <table:table-cell office:value-type="float" office:value="10110" calcext:value-type="float">
            <text:p>10110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1742558" calcext:value-type="float">
            <text:p>10000.01742558</text:p>
          </table:table-cell>
          <table:table-cell office:value-type="float" office:value="11735.027488" calcext:value-type="float">
            <text:p>11735.027488</text:p>
          </table:table-cell>
          <table:table-cell office:value-type="float" office:value="10747.71305162" calcext:value-type="float">
            <text:p>10747.71305162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1102" calcext:value-type="float">
            <text:p>11102</text:p>
          </table:table-cell>
          <table:table-cell office:value-type="float" office:value="11185.02658965" calcext:value-type="float">
            <text:p>11185.02658965</text:p>
          </table:table-cell>
          <table:table-cell office:value-type="float" office:value="10959.80645847" calcext:value-type="float">
            <text:p>10959.80645847</text:p>
          </table:table-cell>
          <table:table-cell office:value-type="float" office:value="11147.07694337" calcext:value-type="float">
            <text:p>11147.07694337</text:p>
          </table:table-cell>
          <table:table-cell office:value-type="float" office:value="11336.84163106" calcext:value-type="float">
            <text:p>11336.84163106</text:p>
          </table:table-cell>
          <table:table-cell office:value-type="float" office:value="11102.00009691" calcext:value-type="float">
            <text:p>11102.00009691</text:p>
          </table:table-cell>
          <table:table-cell office:value-type="float" office:value="11800.00054219" calcext:value-type="float">
            <text:p>11800.00054219</text:p>
          </table:table-cell>
          <table:table-cell office:value-type="float" office:value="11927.23947933" calcext:value-type="float">
            <text:p>11927.23947933</text:p>
          </table:table-cell>
          <table:table-cell office:value-type="float" office:value="11800.00058883" calcext:value-type="float">
            <text:p>11800.00058883</text:p>
          </table:table-cell>
          <table:table-cell office:value-type="float" office:value="11050.00003664" calcext:value-type="float">
            <text:p>11050.00003664</text:p>
          </table:table-cell>
          <table:table-cell office:value-type="float" office:value="10000.00003213" calcext:value-type="float">
            <text:p>10000.00003213</text:p>
          </table:table-cell>
          <table:table-cell office:value-type="float" office:value="10000.00365963" calcext:value-type="float">
            <text:p>10000.00365963</text:p>
          </table:table-cell>
          <table:table-cell office:value-type="float" office:value="10000.01011975" calcext:value-type="float">
            <text:p>10000.01011975</text:p>
          </table:table-cell>
          <table:table-cell table:number-columns-repeated="2" office:value-type="float" office:value="10000.0103366" calcext:value-type="float">
            <text:p>10000.0103366</text:p>
          </table:table-cell>
          <table:table-cell office:value-type="float" office:value="10885.2066229" calcext:value-type="float">
            <text:p>10885.2066229</text:p>
          </table:table-cell>
          <table:table-cell office:value-type="float" office:value="11000.01446963" calcext:value-type="float">
            <text:p>11000.01446963</text:p>
          </table:table-cell>
          <table:table-cell table:number-columns-repeated="2" office:value-type="float" office:value="10250.47353303" calcext:value-type="float">
            <text:p>10250.47353303</text:p>
          </table:table-cell>
          <table:table-cell table:number-columns-repeated="2" office:value-type="float" office:value="10001.74086774" calcext:value-type="float">
            <text:p>10001.74086774</text:p>
          </table:table-cell>
          <table:table-cell office:value-type="float" office:value="10743.02150557" calcext:value-type="float">
            <text:p>10743.02150557</text:p>
          </table:table-cell>
          <table:table-cell office:value-type="float" office:value="10770.52661225" calcext:value-type="float">
            <text:p>10770.52661225</text:p>
          </table:table-cell>
          <table:table-cell office:value-type="float" office:value="10005.995566" calcext:value-type="float">
            <text:p>10005.995566</text:p>
          </table:table-cell>
          <table:table-cell office:value-type="float" office:value="10001.74087956" calcext:value-type="float">
            <text:p>10001.74087956</text:p>
          </table:table-cell>
          <table:table-cell office:value-type="float" office:value="10770.52685371" calcext:value-type="float">
            <text:p>10770.52685371</text:p>
          </table:table-cell>
          <table:table-cell office:value-type="float" office:value="10770.52706939" calcext:value-type="float">
            <text:p>10770.52706939</text:p>
          </table:table-cell>
          <table:table-cell office:value-type="float" office:value="10500.03950961" calcext:value-type="float">
            <text:p>10500.03950961</text:p>
          </table:table-cell>
          <table:table-cell office:value-type="float" office:value="10005.99557746" calcext:value-type="float">
            <text:p>10005.99557746</text:p>
          </table:table-cell>
          <table:table-cell office:value-type="float" office:value="10000.03438193" calcext:value-type="float">
            <text:p>10000.03438193</text:p>
          </table:table-cell>
          <table:table-cell office:value-type="float" office:value="10001.74093001" calcext:value-type="float">
            <text:p>10001.74093001</text:p>
          </table:table-cell>
          <table:table-cell office:value-type="float" office:value="10500.0395479" calcext:value-type="float">
            <text:p>10500.0395479</text:p>
          </table:table-cell>
          <table:table-cell office:value-type="float" office:value="10009.26267039" calcext:value-type="float">
            <text:p>10009.26267039</text:p>
          </table:table-cell>
          <table:table-cell office:value-type="float" office:value="10770.53405987" calcext:value-type="float">
            <text:p>10770.53405987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0201318" calcext:value-type="float">
            <text:p>10000.00201318</text:p>
          </table:table-cell>
          <table:table-cell office:value-type="float" office:value="10000.00002791" calcext:value-type="float">
            <text:p>10000.00002791</text:p>
          </table:table-cell>
          <table:table-cell office:value-type="float" office:value="9999.99962579" calcext:value-type="float">
            <text:p>9999.99962579</text:p>
          </table:table-cell>
          <table:table-cell office:value-type="float" office:value="9707.12990975" calcext:value-type="float">
            <text:p>9707.12990975</text:p>
          </table:table-cell>
          <table:table-cell office:value-type="float" office:value="9895.38809121" calcext:value-type="float">
            <text:p>9895.38809121</text:p>
          </table:table-cell>
          <table:table-cell office:value-type="float" office:value="9758.56207272" calcext:value-type="float">
            <text:p>9758.56207272</text:p>
          </table:table-cell>
          <table:table-cell office:value-type="float" office:value="9904.96470901" calcext:value-type="float">
            <text:p>9904.96470901</text:p>
          </table:table-cell>
          <table:table-cell table:number-columns-repeated="2" office:value-type="float" office:value="9900.87096156" calcext:value-type="float">
            <text:p>9900.87096156</text:p>
          </table:table-cell>
          <table:table-cell office:value-type="float" office:value="9905.97138233" calcext:value-type="float">
            <text:p>9905.971382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82.51" calcext:value-type="float">
            <text:p>82.51</text:p>
          </table:table-cell>
          <table:table-cell office:value-type="float" office:value="509.56" calcext:value-type="float">
            <text:p>509.56</text:p>
          </table:table-cell>
          <table:table-cell office:value-type="float" office:value="800" calcext:value-type="float">
            <text:p>800</text:p>
          </table:table-cell>
          <table:table-cell office:value-type="float" office:value="985" calcext:value-type="float">
            <text:p>985</text:p>
          </table:table-cell>
          <table:table-cell office:value-type="float" office:value="2000.05" calcext:value-type="float">
            <text:p>2000.05</text:p>
          </table:table-cell>
          <table:table-cell office:value-type="float" office:value="2450" calcext:value-type="float">
            <text:p>2450</text:p>
          </table:table-cell>
          <table:table-cell office:value-type="float" office:value="3250" calcext:value-type="float">
            <text:p>325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6625" calcext:value-type="float">
            <text:p>6625</text:p>
          </table:table-cell>
          <table:table-cell office:value-type="float" office:value="6679.88" calcext:value-type="float">
            <text:p>6679.88</text:p>
          </table:table-cell>
          <table:table-cell office:value-type="float" office:value="6705" calcext:value-type="float">
            <text:p>6705</text:p>
          </table:table-cell>
          <table:table-cell office:value-type="float" office:value="6800.65" calcext:value-type="float">
            <text:p>6800.65</text:p>
          </table:table-cell>
          <table:table-cell office:value-type="float" office:value="6999" calcext:value-type="float">
            <text:p>6999</text:p>
          </table:table-cell>
          <table:table-cell office:value-type="float" office:value="6660" calcext:value-type="float">
            <text:p>6660</text:p>
          </table:table-cell>
          <table:table-cell office:value-type="float" office:value="6954.61" calcext:value-type="float">
            <text:p>6954.61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7712.12" calcext:value-type="float">
            <text:p>7712.12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777.77777777" calcext:value-type="float">
            <text:p>7777.77777777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7372" calcext:value-type="float">
            <text:p>7372</text:p>
          </table:table-cell>
          <table:table-cell office:value-type="float" office:value="8000" calcext:value-type="float">
            <text:p>80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8999" calcext:value-type="float">
            <text:p>8999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8000" calcext:value-type="float">
            <text:p>8000</text:p>
          </table:table-cell>
          <table:table-cell office:value-type="float" office:value="8785.748" calcext:value-type="float">
            <text:p>8785.748</text:p>
          </table:table-cell>
          <table:table-cell office:value-type="float" office:value="9851" calcext:value-type="float">
            <text:p>9851</text:p>
          </table:table-cell>
          <table:table-cell office:value-type="float" office:value="9659.77" calcext:value-type="float">
            <text:p>9659.77</text:p>
          </table:table-cell>
          <table:table-cell office:value-type="float" office:value="9765.8367" calcext:value-type="float">
            <text:p>9765.8367</text:p>
          </table:table-cell>
          <table:table-cell table:number-columns-repeated="9" office:value-type="float" office:value="10000" calcext:value-type="float">
            <text:p>10000</text:p>
          </table:table-cell>
          <table:table-cell table:number-columns-repeated="2" office:value-type="float" office:value="10000.00000001" calcext:value-type="float">
            <text:p>10000.00000001</text:p>
          </table:table-cell>
          <table:table-cell table:number-columns-repeated="2" office:value-type="float" office:value="10000.00056901" calcext:value-type="float">
            <text:p>10000.00056901</text:p>
          </table:table-cell>
          <table:table-cell office:value-type="float" office:value="10000.00860801" calcext:value-type="float">
            <text:p>10000.00860801</text:p>
          </table:table-cell>
          <table:table-cell office:value-type="float" office:value="10000.00839401" calcext:value-type="float">
            <text:p>10000.00839401</text:p>
          </table:table-cell>
          <table:table-cell table:number-columns-repeated="2" office:value-type="float" office:value="10000.00819401" calcext:value-type="float">
            <text:p>10000.00819401</text:p>
          </table:table-cell>
          <table:table-cell office:value-type="float" office:value="10000.00819402" calcext:value-type="float">
            <text:p>10000.00819402</text:p>
          </table:table-cell>
          <table:table-cell office:value-type="float" office:value="10000.00839401" calcext:value-type="float">
            <text:p>10000.00839401</text:p>
          </table:table-cell>
          <table:table-cell office:value-type="float" office:value="10000.00839402" calcext:value-type="float">
            <text:p>10000.00839402</text:p>
          </table:table-cell>
          <table:table-cell table:number-columns-repeated="2" office:value-type="float" office:value="10000.00850401" calcext:value-type="float">
            <text:p>10000.00850401</text:p>
          </table:table-cell>
          <table:table-cell office:value-type="float" office:value="10000.00840401" calcext:value-type="float">
            <text:p>10000.00840401</text:p>
          </table:table-cell>
          <table:table-cell office:value-type="float" office:value="10000.000365" calcext:value-type="float">
            <text:p>10000.000365</text:p>
          </table:table-cell>
          <table:table-cell office:value-type="float" office:value="10000.00880404" calcext:value-type="float">
            <text:p>10000.00880404</text:p>
          </table:table-cell>
          <table:table-cell office:value-type="float" office:value="10000.01590503" calcext:value-type="float">
            <text:p>10000.01590503</text:p>
          </table:table-cell>
          <table:table-cell office:value-type="float" office:value="10000.00880404" calcext:value-type="float">
            <text:p>10000.00880404</text:p>
          </table:table-cell>
          <table:table-cell table:number-columns-repeated="3" office:value-type="float" office:value="10000.00990404" calcext:value-type="float">
            <text:p>10000.00990404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2487506" calcext:value-type="float">
            <text:p>10000.02487506</text:p>
          </table:table-cell>
          <table:table-cell office:value-type="float" office:value="10000.03274506" calcext:value-type="float">
            <text:p>10000.03274506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000.03288006" calcext:value-type="float">
            <text:p>10000.03288006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1724003" calcext:value-type="float">
            <text:p>10000.01724003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0691.81917616" calcext:value-type="float">
            <text:p>10691.81917616</text:p>
          </table:table-cell>
          <table:table-cell office:value-type="float" office:value="10649.00966206" calcext:value-type="float">
            <text:p>10649.00966206</text:p>
          </table:table-cell>
          <table:table-cell table:number-columns-repeated="4" office:value-type="float" office:value="10652.40150006" calcext:value-type="float">
            <text:p>10652.40150006</text:p>
          </table:table-cell>
          <table:table-cell office:value-type="float" office:value="10007.06801749" calcext:value-type="float">
            <text:p>10007.06801749</text:p>
          </table:table-cell>
          <table:table-cell office:value-type="float" office:value="10002.11788" calcext:value-type="float">
            <text:p>10002.11788</text:p>
          </table:table-cell>
          <table:table-cell office:value-type="float" office:value="10370.4743552" calcext:value-type="float">
            <text:p>10370.4743552</text:p>
          </table:table-cell>
          <table:table-cell office:value-type="float" office:value="10640.40150006" calcext:value-type="float">
            <text:p>10640.40150006</text:p>
          </table:table-cell>
          <table:table-cell office:value-type="float" office:value="10000.03298006" calcext:value-type="float">
            <text:p>10000.03298006</text:p>
          </table:table-cell>
          <table:table-cell table:number-columns-repeated="2" office:value-type="float" office:value="10009.26224908" calcext:value-type="float">
            <text:p>10009.26224908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1498.1230215" calcext:value-type="float">
            <text:p>11498.1230215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747.71305162" calcext:value-type="float">
            <text:p>10747.71305162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387.69155249" calcext:value-type="float">
            <text:p>10387.69155249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1102.00002465" calcext:value-type="float">
            <text:p>11102.00002465</text:p>
          </table:table-cell>
          <table:table-cell office:value-type="float" office:value="10770.52525494" calcext:value-type="float">
            <text:p>10770.52525494</text:p>
          </table:table-cell>
          <table:table-cell office:value-type="float" office:value="11102.00007196" calcext:value-type="float">
            <text:p>11102.00007196</text:p>
          </table:table-cell>
          <table:table-cell office:value-type="float" office:value="11222.19" calcext:value-type="float">
            <text:p>11222.19</text:p>
          </table:table-cell>
          <table:table-cell office:value-type="float" office:value="10959.80653187" calcext:value-type="float">
            <text:p>10959.80653187</text:p>
          </table:table-cell>
          <table:table-cell office:value-type="float" office:value="11336.84167624" calcext:value-type="float">
            <text:p>11336.84167624</text:p>
          </table:table-cell>
          <table:table-cell office:value-type="float" office:value="11837.00606562" calcext:value-type="float">
            <text:p>11837.00606562</text:p>
          </table:table-cell>
          <table:table-cell office:value-type="float" office:value="11336.84172288" calcext:value-type="float">
            <text:p>11336.84172288</text:p>
          </table:table-cell>
          <table:table-cell office:value-type="float" office:value="10959.80667426" calcext:value-type="float">
            <text:p>10959.80667426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005109" calcext:value-type="float">
            <text:p>10000.00005109</text:p>
          </table:table-cell>
          <table:table-cell office:value-type="float" office:value="10000.0101098" calcext:value-type="float">
            <text:p>10000.0101098</text:p>
          </table:table-cell>
          <table:table-cell table:number-columns-repeated="2" office:value-type="float" office:value="10000.01013955" calcext:value-type="float">
            <text:p>10000.01013955</text:p>
          </table:table-cell>
          <table:table-cell office:value-type="float" office:value="10770.52550124" calcext:value-type="float">
            <text:p>10770.52550124</text:p>
          </table:table-cell>
          <table:table-cell office:value-type="float" office:value="11000.01183641" calcext:value-type="float">
            <text:p>11000.01183641</text:p>
          </table:table-cell>
          <table:table-cell table:number-columns-repeated="2" office:value-type="float" office:value="10009.26250139" calcext:value-type="float">
            <text:p>10009.26250139</text:p>
          </table:table-cell>
          <table:table-cell office:value-type="float" office:value="10000.01484181" calcext:value-type="float">
            <text:p>10000.01484181</text:p>
          </table:table-cell>
          <table:table-cell office:value-type="float" office:value="10000.98887904" calcext:value-type="float">
            <text:p>10000.98887904</text:p>
          </table:table-cell>
          <table:table-cell office:value-type="float" office:value="10250.47354303" calcext:value-type="float">
            <text:p>10250.47354303</text:p>
          </table:table-cell>
          <table:table-cell office:value-type="float" office:value="10050.47336735" calcext:value-type="float">
            <text:p>10050.47336735</text:p>
          </table:table-cell>
          <table:table-cell office:value-type="float" office:value="10001.74087956" calcext:value-type="float">
            <text:p>10001.74087956</text:p>
          </table:table-cell>
          <table:table-cell office:value-type="float" office:value="10000.98889086" calcext:value-type="float">
            <text:p>10000.98889086</text:p>
          </table:table-cell>
          <table:table-cell office:value-type="float" office:value="10627.06526527" calcext:value-type="float">
            <text:p>10627.06526527</text:p>
          </table:table-cell>
          <table:table-cell table:number-columns-repeated="2" office:value-type="float" office:value="10009.26252116" calcext:value-type="float">
            <text:p>10009.26252116</text:p>
          </table:table-cell>
          <table:table-cell office:value-type="float" office:value="10001.74089156" calcext:value-type="float">
            <text:p>10001.74089156</text:p>
          </table:table-cell>
          <table:table-cell office:value-type="float" office:value="10000.01623224" calcext:value-type="float">
            <text:p>10000.01623224</text:p>
          </table:table-cell>
          <table:table-cell office:value-type="float" office:value="10000.03440381" calcext:value-type="float">
            <text:p>10000.03440381</text:p>
          </table:table-cell>
          <table:table-cell office:value-type="float" office:value="10135.225213" calcext:value-type="float">
            <text:p>10135.225213</text:p>
          </table:table-cell>
          <table:table-cell office:value-type="float" office:value="10005.99562669" calcext:value-type="float">
            <text:p>10005.99562669</text:p>
          </table:table-cell>
          <table:table-cell office:value-type="float" office:value="10500.03956431" calcext:value-type="float">
            <text:p>10500.03956431</text:p>
          </table:table-cell>
          <table:table-cell office:value-type="float" office:value="10000.01028219" calcext:value-type="float">
            <text:p>10000.01028219</text:p>
          </table:table-cell>
          <table:table-cell office:value-type="float" office:value="10000.00077252" calcext:value-type="float">
            <text:p>10000.00077252</text:p>
          </table:table-cell>
          <table:table-cell office:value-type="float" office:value="10000.00002188" calcext:value-type="float">
            <text:p>10000.00002188</text:p>
          </table:table-cell>
          <table:table-cell office:value-type="float" office:value="9982.41758963" calcext:value-type="float">
            <text:p>9982.41758963</text:p>
          </table:table-cell>
          <table:table-cell office:value-type="float" office:value="9630.29431802" calcext:value-type="float">
            <text:p>9630.29431802</text:p>
          </table:table-cell>
          <table:table-cell office:value-type="float" office:value="9758.56206725" calcext:value-type="float">
            <text:p>9758.56206725</text:p>
          </table:table-cell>
          <table:table-cell office:value-type="float" office:value="9707.12992069" calcext:value-type="float">
            <text:p>9707.12992069</text:p>
          </table:table-cell>
          <table:table-cell office:value-type="float" office:value="9904.34110371" calcext:value-type="float">
            <text:p>9904.34110371</text:p>
          </table:table-cell>
          <table:table-cell table:number-columns-repeated="2" office:value-type="float" office:value="9900.87096156" calcext:value-type="float">
            <text:p>9900.87096156</text:p>
          </table:table-cell>
          <table:table-cell office:value-type="float" office:value="9904.96470901" calcext:value-type="float">
            <text:p>9904.96470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00.02" calcext:value-type="float">
            <text:p>500.02</text:p>
          </table:table-cell>
          <table:table-cell office:value-type="float" office:value="797.58" calcext:value-type="float">
            <text:p>797.58</text:p>
          </table:table-cell>
          <table:table-cell office:value-type="float" office:value="950" calcext:value-type="float">
            <text:p>950</text:p>
          </table:table-cell>
          <table:table-cell office:value-type="float" office:value="2000" calcext:value-type="float">
            <text:p>2000</text:p>
          </table:table-cell>
          <table:table-cell office:value-type="float" office:value="2350" calcext:value-type="float">
            <text:p>2350</text:p>
          </table:table-cell>
          <table:table-cell office:value-type="float" office:value="3233.17" calcext:value-type="float">
            <text:p>3233.17</text:p>
          </table:table-cell>
          <table:table-cell office:value-type="float" office:value="4000" calcext:value-type="float">
            <text:p>4000</text:p>
          </table:table-cell>
          <table:table-cell office:value-type="float" office:value="4999" calcext:value-type="float">
            <text:p>4999</text:p>
          </table:table-cell>
          <table:table-cell office:value-type="float" office:value="6050" calcext:value-type="float">
            <text:p>605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6635.37" calcext:value-type="float">
            <text:p>6635.37</text:p>
          </table:table-cell>
          <table:table-cell office:value-type="float" office:value="6705" calcext:value-type="float">
            <text:p>6705</text:p>
          </table:table-cell>
          <table:table-cell office:value-type="float" office:value="6969.69" calcext:value-type="float">
            <text:p>6969.69</text:p>
          </table:table-cell>
          <table:table-cell office:value-type="float" office:value="6592" calcext:value-type="float">
            <text:p>6592</text:p>
          </table:table-cell>
          <table:table-cell office:value-type="float" office:value="6926.85" calcext:value-type="float">
            <text:p>6926.85</text:p>
          </table:table-cell>
          <table:table-cell office:value-type="float" office:value="8999" calcext:value-type="float">
            <text:p>8999</text:p>
          </table:table-cell>
          <table:table-cell office:value-type="float" office:value="7500" calcext:value-type="float">
            <text:p>75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799" calcext:value-type="float">
            <text:p>7799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962.22307692" calcext:value-type="float">
            <text:p>7962.22307692</text:p>
          </table:table-cell>
          <table:table-cell office:value-type="float" office:value="9168.0067646" calcext:value-type="float">
            <text:p>9168.0067646</text:p>
          </table:table-cell>
          <table:table-cell office:value-type="float" office:value="8874" calcext:value-type="float">
            <text:p>8874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8680" calcext:value-type="float">
            <text:p>8680</text:p>
          </table:table-cell>
          <table:table-cell office:value-type="float" office:value="9659.77" calcext:value-type="float">
            <text:p>9659.77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723.304" calcext:value-type="float">
            <text:p>9723.304</text:p>
          </table:table-cell>
          <table:table-cell table:number-columns-repeated="8" office:value-type="float" office:value="10000" calcext:value-type="float">
            <text:p>10000</text:p>
          </table:table-cell>
          <table:table-cell office:value-type="float" office:value="9987.00000001" calcext:value-type="float">
            <text:p>9987.00000001</text:p>
          </table:table-cell>
          <table:table-cell table:number-columns-repeated="2" office:value-type="float" office:value="10000.00000001" calcext:value-type="float">
            <text:p>10000.00000001</text:p>
          </table:table-cell>
          <table:table-cell table:number-columns-repeated="2" office:value-type="float" office:value="10000.00046901" calcext:value-type="float">
            <text:p>10000.00046901</text:p>
          </table:table-cell>
          <table:table-cell office:value-type="float" office:value="10000.00843901" calcext:value-type="float">
            <text:p>10000.00843901</text:p>
          </table:table-cell>
          <table:table-cell office:value-type="float" office:value="10000.00829401" calcext:value-type="float">
            <text:p>10000.00829401</text:p>
          </table:table-cell>
          <table:table-cell table:number-columns-repeated="3" office:value-type="float" office:value="10000.00819401" calcext:value-type="float">
            <text:p>10000.00819401</text:p>
          </table:table-cell>
          <table:table-cell office:value-type="float" office:value="10000.00829402" calcext:value-type="float">
            <text:p>10000.00829402</text:p>
          </table:table-cell>
          <table:table-cell office:value-type="float" office:value="10000.00839401" calcext:value-type="float">
            <text:p>10000.00839401</text:p>
          </table:table-cell>
          <table:table-cell office:value-type="float" office:value="10000.00840402" calcext:value-type="float">
            <text:p>10000.00840402</text:p>
          </table:table-cell>
          <table:table-cell office:value-type="float" office:value="10000.00850401" calcext:value-type="float">
            <text:p>10000.00850401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.000265" calcext:value-type="float">
            <text:p>10000.000265</text:p>
          </table:table-cell>
          <table:table-cell office:value-type="float" office:value="10000.00880404" calcext:value-type="float">
            <text:p>10000.00880404</text:p>
          </table:table-cell>
          <table:table-cell office:value-type="float" office:value="10000.01590503" calcext:value-type="float">
            <text:p>10000.01590503</text:p>
          </table:table-cell>
          <table:table-cell office:value-type="float" office:value="10000.00880404" calcext:value-type="float">
            <text:p>10000.00880404</text:p>
          </table:table-cell>
          <table:table-cell table:number-columns-repeated="2" office:value-type="float" office:value="10000.00980404" calcext:value-type="float">
            <text:p>10000.00980404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000.02487506" calcext:value-type="float">
            <text:p>10000.02487506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000.02501006" calcext:value-type="float">
            <text:p>10000.02501006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1724003" calcext:value-type="float">
            <text:p>10000.01724003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0000.07207499" calcext:value-type="float">
            <text:p>10000.07207499</text:p>
          </table:table-cell>
          <table:table-cell office:value-type="float" office:value="10689.04448094" calcext:value-type="float">
            <text:p>10689.04448094</text:p>
          </table:table-cell>
          <table:table-cell office:value-type="float" office:value="10513.47588155" calcext:value-type="float">
            <text:p>10513.47588155</text:p>
          </table:table-cell>
          <table:table-cell table:number-columns-repeated="2" office:value-type="float" office:value="10648.01966206" calcext:value-type="float">
            <text:p>10648.01966206</text:p>
          </table:table-cell>
          <table:table-cell table:number-columns-repeated="2" office:value-type="float" office:value="10621.61565268" calcext:value-type="float">
            <text:p>10621.61565268</text:p>
          </table:table-cell>
          <table:table-cell office:value-type="float" office:value="10002.11788" calcext:value-type="float">
            <text:p>10002.11788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348.01956206" calcext:value-type="float">
            <text:p>10348.01956206</text:p>
          </table:table-cell>
          <table:table-cell office:value-type="float" office:value="10248.01956206" calcext:value-type="float">
            <text:p>10248.01956206</text:p>
          </table:table-cell>
          <table:table-cell office:value-type="float" office:value="10000.02511003" calcext:value-type="float">
            <text:p>10000.02511003</text:p>
          </table:table-cell>
          <table:table-cell table:number-columns-repeated="2" office:value-type="float" office:value="10001.74" calcext:value-type="float">
            <text:p>10001.74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1336.84146675" calcext:value-type="float">
            <text:p>11336.84146675</text:p>
          </table:table-cell>
          <table:table-cell office:value-type="float" office:value="10419.75154586" calcext:value-type="float">
            <text:p>10419.75154586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367.51189382" calcext:value-type="float">
            <text:p>10367.51189382</text:p>
          </table:table-cell>
          <table:table-cell office:value-type="float" office:value="10000.0414" calcext:value-type="float">
            <text:p>10000.0414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882.07693671" calcext:value-type="float">
            <text:p>10882.07693671</text:p>
          </table:table-cell>
          <table:table-cell office:value-type="float" office:value="10752.07693671" calcext:value-type="float">
            <text:p>10752.07693671</text:p>
          </table:table-cell>
          <table:table-cell office:value-type="float" office:value="10959.80650813" calcext:value-type="float">
            <text:p>10959.80650813</text:p>
          </table:table-cell>
          <table:table-cell office:value-type="float" office:value="11170.07694337" calcext:value-type="float">
            <text:p>11170.07694337</text:p>
          </table:table-cell>
          <table:table-cell office:value-type="float" office:value="10910.16856315" calcext:value-type="float">
            <text:p>10910.16856315</text:p>
          </table:table-cell>
          <table:table-cell office:value-type="float" office:value="11271.86657516" calcext:value-type="float">
            <text:p>11271.86657516</text:p>
          </table:table-cell>
          <table:table-cell office:value-type="float" office:value="11800.00056107" calcext:value-type="float">
            <text:p>11800.00056107</text:p>
          </table:table-cell>
          <table:table-cell office:value-type="float" office:value="11199.03588009" calcext:value-type="float">
            <text:p>11199.03588009</text:p>
          </table:table-cell>
          <table:table-cell office:value-type="float" office:value="10910.16861665" calcext:value-type="float">
            <text:p>10910.16861665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003213" calcext:value-type="float">
            <text:p>10000.00003213</text:p>
          </table:table-cell>
          <table:table-cell office:value-type="float" office:value="10000.0101098" calcext:value-type="float">
            <text:p>10000.0101098</text:p>
          </table:table-cell>
          <table:table-cell table:number-columns-repeated="2" office:value-type="float" office:value="10000.0101296" calcext:value-type="float">
            <text:p>10000.0101296</text:p>
          </table:table-cell>
          <table:table-cell office:value-type="float" office:value="10541.29274648" calcext:value-type="float">
            <text:p>10541.29274648</text:p>
          </table:table-cell>
          <table:table-cell office:value-type="float" office:value="11000.00000777" calcext:value-type="float">
            <text:p>11000.00000777</text:p>
          </table:table-cell>
          <table:table-cell table:number-columns-repeated="2" office:value-type="float" office:value="10001.74086774" calcext:value-type="float">
            <text:p>10001.74086774</text:p>
          </table:table-cell>
          <table:table-cell office:value-type="float" office:value="10000.01148946" calcext:value-type="float">
            <text:p>10000.01148946</text:p>
          </table:table-cell>
          <table:table-cell office:value-type="float" office:value="10000.01484958" calcext:value-type="float">
            <text:p>10000.01484958</text:p>
          </table:table-cell>
          <table:table-cell office:value-type="float" office:value="10066.5328247" calcext:value-type="float">
            <text:p>10066.5328247</text:p>
          </table:table-cell>
          <table:table-cell office:value-type="float" office:value="10009.26250916" calcext:value-type="float">
            <text:p>10009.26250916</text:p>
          </table:table-cell>
          <table:table-cell office:value-type="float" office:value="10000.98889086" calcext:value-type="float">
            <text:p>10000.98889086</text:p>
          </table:table-cell>
          <table:table-cell office:value-type="float" office:value="10000.01501835" calcext:value-type="float">
            <text:p>10000.01501835</text:p>
          </table:table-cell>
          <table:table-cell office:value-type="float" office:value="10455.23131669" calcext:value-type="float">
            <text:p>10455.23131669</text:p>
          </table:table-cell>
          <table:table-cell table:number-columns-repeated="2" office:value-type="float" office:value="10005.99557746" calcext:value-type="float">
            <text:p>10005.99557746</text:p>
          </table:table-cell>
          <table:table-cell office:value-type="float" office:value="10000.03417126" calcext:value-type="float">
            <text:p>10000.03417126</text:p>
          </table:table-cell>
          <table:table-cell office:value-type="float" office:value="10000.0118022" calcext:value-type="float">
            <text:p>10000.0118022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102.90001094" calcext:value-type="float">
            <text:p>10102.90001094</text:p>
          </table:table-cell>
          <table:table-cell office:value-type="float" office:value="10001.74095189" calcext:value-type="float">
            <text:p>10001.74095189</text:p>
          </table:table-cell>
          <table:table-cell office:value-type="float" office:value="10096.62157013" calcext:value-type="float">
            <text:p>10096.62157013</text:p>
          </table:table-cell>
          <table:table-cell office:value-type="float" office:value="10000.00627259" calcext:value-type="float">
            <text:p>10000.00627259</text:p>
          </table:table-cell>
          <table:table-cell office:value-type="float" office:value="10000.00018266" calcext:value-type="float">
            <text:p>10000.00018266</text:p>
          </table:table-cell>
          <table:table-cell office:value-type="float" office:value="10000.00002188" calcext:value-type="float">
            <text:p>10000.00002188</text:p>
          </table:table-cell>
          <table:table-cell office:value-type="float" office:value="9758.56205084" calcext:value-type="float">
            <text:p>9758.56205084</text:p>
          </table:table-cell>
          <table:table-cell office:value-type="float" office:value="9519.42002892" calcext:value-type="float">
            <text:p>9519.42002892</text:p>
          </table:table-cell>
          <table:table-cell office:value-type="float" office:value="9707.12991522" calcext:value-type="float">
            <text:p>9707.12991522</text:p>
          </table:table-cell>
          <table:table-cell office:value-type="float" office:value="9499.99911442" calcext:value-type="float">
            <text:p>9499.99911442</text:p>
          </table:table-cell>
          <table:table-cell office:value-type="float" office:value="9903.45878492" calcext:value-type="float">
            <text:p>9903.45878492</text:p>
          </table:table-cell>
          <table:table-cell table:number-columns-repeated="2" office:value-type="float" office:value="9900.87096156" calcext:value-type="float">
            <text:p>9900.87096156</text:p>
          </table:table-cell>
          <table:table-cell office:value-type="float" office:value="9904.34110371" calcext:value-type="float">
            <text:p>9904.341103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2.01" calcext:value-type="float">
            <text:p>52.01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946.36" calcext:value-type="float">
            <text:p>946.36</text:p>
          </table:table-cell>
          <table:table-cell office:value-type="float" office:value="1988" calcext:value-type="float">
            <text:p>1988</text:p>
          </table:table-cell>
          <table:table-cell office:value-type="float" office:value="2320.41" calcext:value-type="float">
            <text:p>2320.41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615" calcext:value-type="float">
            <text:p>4615</text:p>
          </table:table-cell>
          <table:table-cell office:value-type="float" office:value="6000" calcext:value-type="float">
            <text:p>6000</text:p>
          </table:table-cell>
          <table:table-cell office:value-type="float" office:value="6400" calcext:value-type="float">
            <text:p>6400</text:p>
          </table:table-cell>
          <table:table-cell office:value-type="float" office:value="6625" calcext:value-type="float">
            <text:p>6625</text:p>
          </table:table-cell>
          <table:table-cell office:value-type="float" office:value="6400" calcext:value-type="float">
            <text:p>6400</text:p>
          </table:table-cell>
          <table:table-cell office:value-type="float" office:value="6635.37" calcext:value-type="float">
            <text:p>6635.37</text:p>
          </table:table-cell>
          <table:table-cell office:value-type="float" office:value="6900" calcext:value-type="float">
            <text:p>6900</text:p>
          </table:table-cell>
          <table:table-cell office:value-type="float" office:value="6550" calcext:value-type="float">
            <text:p>6550</text:p>
          </table:table-cell>
          <table:table-cell office:value-type="float" office:value="6925.18" calcext:value-type="float">
            <text:p>6925.18</text:p>
          </table:table-cell>
          <table:table-cell office:value-type="float" office:value="8348" calcext:value-type="float">
            <text:p>8348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7799" calcext:value-type="float">
            <text:p>7799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7372" calcext:value-type="float">
            <text:p>7372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7372" calcext:value-type="float">
            <text:p>7372</text:p>
          </table:table-cell>
          <table:table-cell office:value-type="float" office:value="6999" calcext:value-type="float">
            <text:p>6999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9100" calcext:value-type="float">
            <text:p>910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7941.06" calcext:value-type="float">
            <text:p>7941.06</text:p>
          </table:table-cell>
          <table:table-cell office:value-type="float" office:value="8418.9" calcext:value-type="float">
            <text:p>8418.9</text:p>
          </table:table-cell>
          <table:table-cell office:value-type="float" office:value="9500" calcext:value-type="float">
            <text:p>9500</text:p>
          </table:table-cell>
          <table:table-cell office:value-type="float" office:value="9424" calcext:value-type="float">
            <text:p>9424</text:p>
          </table:table-cell>
          <table:table-cell office:value-type="float" office:value="9659.77" calcext:value-type="float">
            <text:p>9659.77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9952" calcext:value-type="float">
            <text:p>9952</text:p>
          </table:table-cell>
          <table:table-cell office:value-type="float" office:value="9987.00000002" calcext:value-type="float">
            <text:p>9987.00000002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.00036902" calcext:value-type="float">
            <text:p>10000.00036902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819402" calcext:value-type="float">
            <text:p>10000.00819402</text:p>
          </table:table-cell>
          <table:table-cell table:number-columns-repeated="3" office:value-type="float" office:value="10000.007825" calcext:value-type="float">
            <text:p>10000.007825</text:p>
          </table:table-cell>
          <table:table-cell office:value-type="float" office:value="10000.00829401" calcext:value-type="float">
            <text:p>10000.00829401</text:p>
          </table:table-cell>
          <table:table-cell office:value-type="float" office:value="10000.008025" calcext:value-type="float">
            <text:p>10000.008025</text:p>
          </table:table-cell>
          <table:table-cell office:value-type="float" office:value="10000.00840401" calcext:value-type="float">
            <text:p>10000.00840401</text:p>
          </table:table-cell>
          <table:table-cell office:value-type="float" office:value="10000.00840402" calcext:value-type="float">
            <text:p>10000.00840402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870404" calcext:value-type="float">
            <text:p>10000.00870404</text:p>
          </table:table-cell>
          <table:table-cell table:number-columns-repeated="2" office:value-type="float" office:value="10000.00880404" calcext:value-type="float">
            <text:p>10000.00880404</text:p>
          </table:table-cell>
          <table:table-cell table:number-columns-repeated="4" office:value-type="float" office:value="10000.00980404" calcext:value-type="float">
            <text:p>10000.00980404</text:p>
          </table:table-cell>
          <table:table-cell table:number-columns-repeated="2" office:value-type="float" office:value="10000.02477503" calcext:value-type="float">
            <text:p>10000.02477503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000.02491003" calcext:value-type="float">
            <text:p>10000.02491003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682.01966206" calcext:value-type="float">
            <text:p>10682.01966206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662.21624554" calcext:value-type="float">
            <text:p>10662.21624554</text:p>
          </table:table-cell>
          <table:table-cell office:value-type="float" office:value="10421.07689499" calcext:value-type="float">
            <text:p>10421.07689499</text:p>
          </table:table-cell>
          <table:table-cell table:number-columns-repeated="2" office:value-type="float" office:value="10621.61565268" calcext:value-type="float">
            <text:p>10621.61565268</text:p>
          </table:table-cell>
          <table:table-cell office:value-type="float" office:value="10602.95095551" calcext:value-type="float">
            <text:p>10602.95095551</text:p>
          </table:table-cell>
          <table:table-cell office:value-type="float" office:value="10548.01956206" calcext:value-type="float">
            <text:p>10548.01956206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0000.13355229" calcext:value-type="float">
            <text:p>10000.13355229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76.52388041" calcext:value-type="float">
            <text:p>10076.52388041</text:p>
          </table:table-cell>
          <table:table-cell office:value-type="float" office:value="10000.02501003" calcext:value-type="float">
            <text:p>10000.02501003</text:p>
          </table:table-cell>
          <table:table-cell table:number-columns-repeated="2" office:value-type="float" office:value="10000.03298006" calcext:value-type="float">
            <text:p>10000.03298006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1192.51808474" calcext:value-type="float">
            <text:p>11192.51808474</text:p>
          </table:table-cell>
          <table:table-cell office:value-type="float" office:value="10161.03956206" calcext:value-type="float">
            <text:p>10161.03956206</text:p>
          </table:table-cell>
          <table:table-cell office:value-type="float" office:value="10177.95075048" calcext:value-type="float">
            <text:p>10177.95075048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033.32693671" calcext:value-type="float">
            <text:p>10033.32693671</text:p>
          </table:table-cell>
          <table:table-cell office:value-type="float" office:value="10770.52524729" calcext:value-type="float">
            <text:p>10770.52524729</text:p>
          </table:table-cell>
          <table:table-cell office:value-type="float" office:value="10640.39160006" calcext:value-type="float">
            <text:p>10640.39160006</text:p>
          </table:table-cell>
          <table:table-cell office:value-type="float" office:value="10910.16853941" calcext:value-type="float">
            <text:p>10910.16853941</text:p>
          </table:table-cell>
          <table:table-cell office:value-type="float" office:value="11102.00007196" calcext:value-type="float">
            <text:p>11102.00007196</text:p>
          </table:table-cell>
          <table:table-cell office:value-type="float" office:value="10885.20652761" calcext:value-type="float">
            <text:p>10885.20652761</text:p>
          </table:table-cell>
          <table:table-cell office:value-type="float" office:value="11102.00010375" calcext:value-type="float">
            <text:p>11102.00010375</text:p>
          </table:table-cell>
          <table:table-cell office:value-type="float" office:value="11336.84169512" calcext:value-type="float">
            <text:p>11336.84169512</text:p>
          </table:table-cell>
          <table:table-cell office:value-type="float" office:value="11102.00023039" calcext:value-type="float">
            <text:p>11102.00023039</text:p>
          </table:table-cell>
          <table:table-cell office:value-type="float" office:value="10885.2066031" calcext:value-type="float">
            <text:p>10885.2066031</text:p>
          </table:table-cell>
          <table:table-cell office:value-type="float" office:value="10000.00001989" calcext:value-type="float">
            <text:p>10000.00001989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980493" calcext:value-type="float">
            <text:p>10000.00980493</text:p>
          </table:table-cell>
          <table:table-cell table:number-columns-repeated="2" office:value-type="float" office:value="10000.0101296" calcext:value-type="float">
            <text:p>10000.0101296</text:p>
          </table:table-cell>
          <table:table-cell office:value-type="float" office:value="10250.47352526" calcext:value-type="float">
            <text:p>10250.47352526</text:p>
          </table:table-cell>
          <table:table-cell office:value-type="float" office:value="10959.8068096" calcext:value-type="float">
            <text:p>10959.8068096</text:p>
          </table:table-cell>
          <table:table-cell office:value-type="float" office:value="10000.01472243" calcext:value-type="float">
            <text:p>10000.01472243</text:p>
          </table:table-cell>
          <table:table-cell office:value-type="float" office:value="10000.01484181" calcext:value-type="float">
            <text:p>10000.01484181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0.01148946" calcext:value-type="float">
            <text:p>10000.01148946</text:p>
          </table:table-cell>
          <table:table-cell office:value-type="float" office:value="10009.26250139" calcext:value-type="float">
            <text:p>10009.26250139</text:p>
          </table:table-cell>
          <table:table-cell office:value-type="float" office:value="10005.995566" calcext:value-type="float">
            <text:p>10005.995566</text:p>
          </table:table-cell>
          <table:table-cell office:value-type="float" office:value="10000.01501835" calcext:value-type="float">
            <text:p>10000.01501835</text:p>
          </table:table-cell>
          <table:table-cell office:value-type="float" office:value="10000.01149723" calcext:value-type="float">
            <text:p>10000.01149723</text:p>
          </table:table-cell>
          <table:table-cell office:value-type="float" office:value="10009.26252116" calcext:value-type="float">
            <text:p>10009.26252116</text:p>
          </table:table-cell>
          <table:table-cell table:number-columns-repeated="2" office:value-type="float" office:value="10001.74089156" calcext:value-type="float">
            <text:p>10001.74089156</text:p>
          </table:table-cell>
          <table:table-cell office:value-type="float" office:value="10000.01623224" calcext:value-type="float">
            <text:p>10000.01623224</text:p>
          </table:table-cell>
          <table:table-cell office:value-type="float" office:value="10000.01128542" calcext:value-type="float">
            <text:p>10000.01128542</text:p>
          </table:table-cell>
          <table:table-cell office:value-type="float" office:value="10000.01182408" calcext:value-type="float">
            <text:p>10000.01182408</text:p>
          </table:table-cell>
          <table:table-cell office:value-type="float" office:value="10051.50878492" calcext:value-type="float">
            <text:p>10051.50878492</text:p>
          </table:table-cell>
          <table:table-cell office:value-type="float" office:value="10000.03440381" calcext:value-type="float">
            <text:p>10000.03440381</text:p>
          </table:table-cell>
          <table:table-cell office:value-type="float" office:value="10009.26267586" calcext:value-type="float">
            <text:p>10009.26267586</text:p>
          </table:table-cell>
          <table:table-cell office:value-type="float" office:value="10000.00396284" calcext:value-type="float">
            <text:p>10000.00396284</text:p>
          </table:table-cell>
          <table:table-cell office:value-type="float" office:value="10000.00010475" calcext:value-type="float">
            <text:p>10000.00010475</text:p>
          </table:table-cell>
          <table:table-cell office:value-type="float" office:value="10000.00001641" calcext:value-type="float">
            <text:p>10000.00001641</text:p>
          </table:table-cell>
          <table:table-cell office:value-type="float" office:value="9707.12989107" calcext:value-type="float">
            <text:p>9707.12989107</text:p>
          </table:table-cell>
          <table:table-cell office:value-type="float" office:value="9499.99909801" calcext:value-type="float">
            <text:p>9499.99909801</text:p>
          </table:table-cell>
          <table:table-cell office:value-type="float" office:value="9701.98086804" calcext:value-type="float">
            <text:p>9701.98086804</text:p>
          </table:table-cell>
          <table:table-cell office:value-type="float" office:value="9424.7824419" calcext:value-type="float">
            <text:p>9424.7824419</text:p>
          </table:table-cell>
          <table:table-cell office:value-type="float" office:value="9901.35874316" calcext:value-type="float">
            <text:p>9901.35874316</text:p>
          </table:table-cell>
          <table:table-cell table:number-columns-repeated="2" office:value-type="float" office:value="9900.64196062" calcext:value-type="float">
            <text:p>9900.64196062</text:p>
          </table:table-cell>
          <table:table-cell office:value-type="float" office:value="9903.45878492" calcext:value-type="float">
            <text:p>9903.458784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44" calcext:value-type="float">
            <text:p>50.44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905" calcext:value-type="float">
            <text:p>905</text:p>
          </table:table-cell>
          <table:table-cell office:value-type="float" office:value="1985" calcext:value-type="float">
            <text:p>1985</text:p>
          </table:table-cell>
          <table:table-cell office:value-type="float" office:value="2290" calcext:value-type="float">
            <text:p>2290</text:p>
          </table:table-cell>
          <table:table-cell office:value-type="float" office:value="3100" calcext:value-type="float">
            <text:p>3100</text:p>
          </table:table-cell>
          <table:table-cell office:value-type="float" office:value="4000" calcext:value-type="float">
            <text:p>4000</text:p>
          </table:table-cell>
          <table:table-cell office:value-type="float" office:value="4454.74" calcext:value-type="float">
            <text:p>4454.74</text:p>
          </table:table-cell>
          <table:table-cell office:value-type="float" office:value="5900" calcext:value-type="float">
            <text:p>5900</text:p>
          </table:table-cell>
          <table:table-cell office:value-type="float" office:value="6350.13" calcext:value-type="float">
            <text:p>6350.13</text:p>
          </table:table-cell>
          <table:table-cell office:value-type="float" office:value="6600" calcext:value-type="float">
            <text:p>6600</text:p>
          </table:table-cell>
          <table:table-cell office:value-type="float" office:value="6325" calcext:value-type="float">
            <text:p>6325</text:p>
          </table:table-cell>
          <table:table-cell office:value-type="float" office:value="6511.96" calcext:value-type="float">
            <text:p>6511.96</text:p>
          </table:table-cell>
          <table:table-cell office:value-type="float" office:value="6828.15824" calcext:value-type="float">
            <text:p>6828.15824</text:p>
          </table:table-cell>
          <table:table-cell office:value-type="float" office:value="6511.96" calcext:value-type="float">
            <text:p>6511.96</text:p>
          </table:table-cell>
          <table:table-cell office:value-type="float" office:value="6898" calcext:value-type="float">
            <text:p>6898</text:p>
          </table:table-cell>
          <table:table-cell office:value-type="float" office:value="8000" calcext:value-type="float">
            <text:p>8000</text:p>
          </table:table-cell>
          <table:table-cell office:value-type="float" office:value="7400" calcext:value-type="float">
            <text:p>7400</text:p>
          </table:table-cell>
          <table:table-cell office:value-type="float" office:value="7712.12" calcext:value-type="float">
            <text:p>7712.12</text:p>
          </table:table-cell>
          <table:table-cell office:value-type="float" office:value="7400" calcext:value-type="float">
            <text:p>7400</text:p>
          </table:table-cell>
          <table:table-cell office:value-type="float" office:value="7151.47" calcext:value-type="float">
            <text:p>7151.47</text:p>
          </table:table-cell>
          <table:table-cell office:value-type="float" office:value="7777.77777777" calcext:value-type="float">
            <text:p>7777.77777777</text:p>
          </table:table-cell>
          <table:table-cell office:value-type="float" office:value="7000" calcext:value-type="float">
            <text:p>7000</text:p>
          </table:table-cell>
          <table:table-cell office:value-type="float" office:value="6925.18" calcext:value-type="float">
            <text:p>6925.18</text:p>
          </table:table-cell>
          <table:table-cell office:value-type="float" office:value="7911.11" calcext:value-type="float">
            <text:p>7911.11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8418.9" calcext:value-type="float">
            <text:p>8418.9</text:p>
          </table:table-cell>
          <table:table-cell office:value-type="float" office:value="7926.17378213" calcext:value-type="float">
            <text:p>7926.17378213</text:p>
          </table:table-cell>
          <table:table-cell office:value-type="float" office:value="7911.11" calcext:value-type="float">
            <text:p>7911.11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9500" calcext:value-type="float">
            <text:p>9500</text:p>
          </table:table-cell>
          <table:table-cell office:value-type="float" office:value="9260" calcext:value-type="float">
            <text:p>926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851" calcext:value-type="float">
            <text:p>9851</text:p>
          </table:table-cell>
          <table:table-cell table:number-columns-repeated="7" office:value-type="float" office:value="10000" calcext:value-type="float">
            <text:p>10000</text:p>
          </table:table-cell>
          <table:table-cell table:number-columns-repeated="2" office:value-type="float" office:value="9903.33333333" calcext:value-type="float">
            <text:p>9903.33333333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819401" calcext:value-type="float">
            <text:p>10000.00819401</text:p>
          </table:table-cell>
          <table:table-cell table:number-columns-repeated="3" office:value-type="float" office:value="10000.007825" calcext:value-type="float">
            <text:p>10000.007825</text:p>
          </table:table-cell>
          <table:table-cell office:value-type="float" office:value="10000.007925" calcext:value-type="float">
            <text:p>10000.007925</text:p>
          </table:table-cell>
          <table:table-cell office:value-type="float" office:value="10000.008025" calcext:value-type="float">
            <text:p>10000.008025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.00840401" calcext:value-type="float">
            <text:p>10000.00840401</text:p>
          </table:table-cell>
          <table:table-cell office:value-type="float" office:value="10000.00091" calcext:value-type="float">
            <text:p>10000.00091</text:p>
          </table:table-cell>
          <table:table-cell office:value-type="float" office:value="9988.1413335" calcext:value-type="float">
            <text:p>9988.1413335</text:p>
          </table:table-cell>
          <table:table-cell office:value-type="float" office:value="10000.00870404" calcext:value-type="float">
            <text:p>10000.00870404</text:p>
          </table:table-cell>
          <table:table-cell office:value-type="float" office:value="10000.00880404" calcext:value-type="float">
            <text:p>10000.00880404</text:p>
          </table:table-cell>
          <table:table-cell office:value-type="float" office:value="10000.00870414" calcext:value-type="float">
            <text:p>10000.00870414</text:p>
          </table:table-cell>
          <table:table-cell table:number-columns-repeated="3" office:value-type="float" office:value="10000.00980404" calcext:value-type="float">
            <text:p>10000.00980404</text:p>
          </table:table-cell>
          <table:table-cell office:value-type="float" office:value="10000.00970414" calcext:value-type="float">
            <text:p>10000.00970414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000.02477503" calcext:value-type="float">
            <text:p>10000.02477503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000.02491003" calcext:value-type="float">
            <text:p>10000.02491003</text:p>
          </table:table-cell>
          <table:table-cell office:value-type="float" office:value="10000.00993904" calcext:value-type="float">
            <text:p>10000.00993904</text:p>
          </table:table-cell>
          <table:table-cell office:value-type="float" office:value="10000.01724003" calcext:value-type="float">
            <text:p>10000.01724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0000.02511006" calcext:value-type="float">
            <text:p>10000.02511006</text:p>
          </table:table-cell>
          <table:table-cell office:value-type="float" office:value="10652.40150006" calcext:value-type="float">
            <text:p>10652.40150006</text:p>
          </table:table-cell>
          <table:table-cell office:value-type="float" office:value="10285.1038" calcext:value-type="float">
            <text:p>10285.1038</text:p>
          </table:table-cell>
          <table:table-cell table:number-columns-repeated="2" office:value-type="float" office:value="10602.95095551" calcext:value-type="float">
            <text:p>10602.95095551</text:p>
          </table:table-cell>
          <table:table-cell office:value-type="float" office:value="10548.01956206" calcext:value-type="float">
            <text:p>10548.01956206</text:p>
          </table:table-cell>
          <table:table-cell office:value-type="float" office:value="10090.52031601" calcext:value-type="float">
            <text:p>10090.52031601</text:p>
          </table:table-cell>
          <table:table-cell office:value-type="float" office:value="10000.13355229" calcext:value-type="float">
            <text:p>10000.13355229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4.32923836" calcext:value-type="float">
            <text:p>10004.32923836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1742558" calcext:value-type="float">
            <text:p>10000.01742558</text:p>
          </table:table-cell>
          <table:table-cell table:number-columns-repeated="2" office:value-type="float" office:value="10000.02511003" calcext:value-type="float">
            <text:p>10000.02511003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770.52524729" calcext:value-type="float">
            <text:p>10770.52524729</text:p>
          </table:table-cell>
          <table:table-cell table:number-columns-repeated="2" office:value-type="float" office:value="10009.26224908" calcext:value-type="float">
            <text:p>10009.26224908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640.40160006" calcext:value-type="float">
            <text:p>10640.40160006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770.5252946" calcext:value-type="float">
            <text:p>10770.5252946</text:p>
          </table:table-cell>
          <table:table-cell office:value-type="float" office:value="10959.80651358" calcext:value-type="float">
            <text:p>10959.80651358</text:p>
          </table:table-cell>
          <table:table-cell office:value-type="float" office:value="10770.52532623" calcext:value-type="float">
            <text:p>10770.52532623</text:p>
          </table:table-cell>
          <table:table-cell office:value-type="float" office:value="10959.80653873" calcext:value-type="float">
            <text:p>10959.80653873</text:p>
          </table:table-cell>
          <table:table-cell office:value-type="float" office:value="11250.9995342" calcext:value-type="float">
            <text:p>11250.9995342</text:p>
          </table:table-cell>
          <table:table-cell office:value-type="float" office:value="10959.80658537" calcext:value-type="float">
            <text:p>10959.80658537</text:p>
          </table:table-cell>
          <table:table-cell office:value-type="float" office:value="10849.79561158" calcext:value-type="float">
            <text:p>10849.79561158</text:p>
          </table:table-cell>
          <table:table-cell office:value-type="float" office:value="10000.00001989" calcext:value-type="float">
            <text:p>10000.00001989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929235" calcext:value-type="float">
            <text:p>10000.00929235</text:p>
          </table:table-cell>
          <table:table-cell table:number-columns-repeated="2" office:value-type="float" office:value="10000.00982473" calcext:value-type="float">
            <text:p>10000.00982473</text:p>
          </table:table-cell>
          <table:table-cell office:value-type="float" office:value="10009.26248815" calcext:value-type="float">
            <text:p>10009.26248815</text:p>
          </table:table-cell>
          <table:table-cell office:value-type="float" office:value="10910.16864422" calcext:value-type="float">
            <text:p>10910.16864422</text:p>
          </table:table-cell>
          <table:table-cell table:number-columns-repeated="2" office:value-type="float" office:value="10000.01148946" calcext:value-type="float">
            <text:p>10000.01148946</text:p>
          </table:table-cell>
          <table:table-cell office:value-type="float" office:value="10000.01102119" calcext:value-type="float">
            <text:p>10000.01102119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5.995566" calcext:value-type="float">
            <text:p>10005.995566</text:p>
          </table:table-cell>
          <table:table-cell office:value-type="float" office:value="10001.74087956" calcext:value-type="float">
            <text:p>10001.74087956</text:p>
          </table:table-cell>
          <table:table-cell office:value-type="float" office:value="10000.01149723" calcext:value-type="float">
            <text:p>10000.01149723</text:p>
          </table:table-cell>
          <table:table-cell office:value-type="float" office:value="10000.01116908" calcext:value-type="float">
            <text:p>10000.01116908</text:p>
          </table:table-cell>
          <table:table-cell office:value-type="float" office:value="10005.995572" calcext:value-type="float">
            <text:p>10005.995572</text:p>
          </table:table-cell>
          <table:table-cell office:value-type="float" office:value="10000.98889686" calcext:value-type="float">
            <text:p>10000.98889686</text:p>
          </table:table-cell>
          <table:table-cell office:value-type="float" office:value="10000.03417126" calcext:value-type="float">
            <text:p>10000.03417126</text:p>
          </table:table-cell>
          <table:table-cell office:value-type="float" office:value="10000.0118022" calcext:value-type="float">
            <text:p>10000.0118022</text:p>
          </table:table-cell>
          <table:table-cell office:value-type="float" office:value="10000.01041338" calcext:value-type="float">
            <text:p>10000.01041338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9.26265945" calcext:value-type="float">
            <text:p>10009.26265945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1.74095736" calcext:value-type="float">
            <text:p>10001.74095736</text:p>
          </table:table-cell>
          <table:table-cell office:value-type="float" office:value="10000.00200224" calcext:value-type="float">
            <text:p>10000.00200224</text:p>
          </table:table-cell>
          <table:table-cell office:value-type="float" office:value="10000.00001094" calcext:value-type="float">
            <text:p>10000.00001094</text:p>
          </table:table-cell>
          <table:table-cell office:value-type="float" office:value="10000.00001641" calcext:value-type="float">
            <text:p>10000.00001641</text:p>
          </table:table-cell>
          <table:table-cell office:value-type="float" office:value="9624.986164" calcext:value-type="float">
            <text:p>9624.986164</text:p>
          </table:table-cell>
          <table:table-cell office:value-type="float" office:value="9424.78243096" calcext:value-type="float">
            <text:p>9424.78243096</text:p>
          </table:table-cell>
          <table:table-cell office:value-type="float" office:value="9499.99910895" calcext:value-type="float">
            <text:p>9499.99910895</text:p>
          </table:table-cell>
          <table:table-cell office:value-type="float" office:value="9260.0163158" calcext:value-type="float">
            <text:p>9260.0163158</text:p>
          </table:table-cell>
          <table:table-cell office:value-type="float" office:value="9900.87096156" calcext:value-type="float">
            <text:p>9900.87096156</text:p>
          </table:table-cell>
          <table:table-cell table:number-columns-repeated="2" office:value-type="float" office:value="9900.45178622" calcext:value-type="float">
            <text:p>9900.45178622</text:p>
          </table:table-cell>
          <table:table-cell office:value-type="float" office:value="9901.35874316" calcext:value-type="float">
            <text:p>9901.358743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26" calcext:value-type="float">
            <text:p>50.26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1860.52" calcext:value-type="float">
            <text:p>1860.52</text:p>
          </table:table-cell>
          <table:table-cell office:value-type="float" office:value="2276.7800004" calcext:value-type="float">
            <text:p>2276.7800004</text:p>
          </table:table-cell>
          <table:table-cell office:value-type="float" office:value="3005" calcext:value-type="float">
            <text:p>3005</text:p>
          </table:table-cell>
          <table:table-cell office:value-type="float" office:value="4000" calcext:value-type="float">
            <text:p>4000</text:p>
          </table:table-cell>
          <table:table-cell office:value-type="float" office:value="4337" calcext:value-type="float">
            <text:p>4337</text:p>
          </table:table-cell>
          <table:table-cell office:value-type="float" office:value="5850" calcext:value-type="float">
            <text:p>5850</text:p>
          </table:table-cell>
          <table:table-cell office:value-type="float" office:value="6062.74" calcext:value-type="float">
            <text:p>6062.74</text:p>
          </table:table-cell>
          <table:table-cell office:value-type="float" office:value="6400" calcext:value-type="float">
            <text:p>6400</text:p>
          </table:table-cell>
          <table:table-cell office:value-type="float" office:value="6250.13" calcext:value-type="float">
            <text:p>6250.13</text:p>
          </table:table-cell>
          <table:table-cell office:value-type="float" office:value="6400" calcext:value-type="float">
            <text:p>6400</text:p>
          </table:table-cell>
          <table:table-cell office:value-type="float" office:value="6801.12" calcext:value-type="float">
            <text:p>6801.12</text:p>
          </table:table-cell>
          <table:table-cell office:value-type="float" office:value="6450" calcext:value-type="float">
            <text:p>6450</text:p>
          </table:table-cell>
          <table:table-cell office:value-type="float" office:value="6705" calcext:value-type="float">
            <text:p>6705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372" calcext:value-type="float">
            <text:p>7372</text:p>
          </table:table-cell>
          <table:table-cell office:value-type="float" office:value="7614.01454683" calcext:value-type="float">
            <text:p>7614.01454683</text:p>
          </table:table-cell>
          <table:table-cell office:value-type="float" office:value="7372" calcext:value-type="float">
            <text:p>7372</text:p>
          </table:table-cell>
          <table:table-cell office:value-type="float" office:value="7000" calcext:value-type="float">
            <text:p>7000</text:p>
          </table:table-cell>
          <table:table-cell office:value-type="float" office:value="7527.74" calcext:value-type="float">
            <text:p>7527.74</text:p>
          </table:table-cell>
          <table:table-cell office:value-type="float" office:value="6999" calcext:value-type="float">
            <text:p>6999</text:p>
          </table:table-cell>
          <table:table-cell office:value-type="float" office:value="6893" calcext:value-type="float">
            <text:p>6893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8999.59" calcext:value-type="float">
            <text:p>8999.59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7911.11" calcext:value-type="float">
            <text:p>7911.11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8000" calcext:value-type="float">
            <text:p>8000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424" calcext:value-type="float">
            <text:p>9424</text:p>
          </table:table-cell>
          <table:table-cell office:value-type="float" office:value="9785.914" calcext:value-type="float">
            <text:p>9785.914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9952" calcext:value-type="float">
            <text:p>9952</text:p>
          </table:table-cell>
          <table:table-cell office:value-type="float" office:value="9851" calcext:value-type="float">
            <text:p>9851</text:p>
          </table:table-cell>
          <table:table-cell office:value-type="float" office:value="9851.00000001" calcext:value-type="float">
            <text:p>9851.00000001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819401" calcext:value-type="float">
            <text:p>10000.00819401</text:p>
          </table:table-cell>
          <table:table-cell office:value-type="float" office:value="10000.000055" calcext:value-type="float">
            <text:p>10000.000055</text:p>
          </table:table-cell>
          <table:table-cell office:value-type="float" office:value="10000.00061055" calcext:value-type="float">
            <text:p>10000.00061055</text:p>
          </table:table-cell>
          <table:table-cell office:value-type="float" office:value="10000.000615" calcext:value-type="float">
            <text:p>10000.000615</text:p>
          </table:table-cell>
          <table:table-cell office:value-type="float" office:value="10000.007925" calcext:value-type="float">
            <text:p>10000.007925</text:p>
          </table:table-cell>
          <table:table-cell office:value-type="float" office:value="10000.000355" calcext:value-type="float">
            <text:p>10000.000355</text:p>
          </table:table-cell>
          <table:table-cell table:number-columns-repeated="2" office:value-type="float" office:value="10000.008035" calcext:value-type="float">
            <text:p>10000.008035</text:p>
          </table:table-cell>
          <table:table-cell office:value-type="float" office:value="10000.000365" calcext:value-type="float">
            <text:p>10000.000365</text:p>
          </table:table-cell>
          <table:table-cell office:value-type="float" office:value="9988.13772042" calcext:value-type="float">
            <text:p>9988.13772042</text:p>
          </table:table-cell>
          <table:table-cell office:value-type="float" office:value="10000.00870404" calcext:value-type="float">
            <text:p>10000.00870404</text:p>
          </table:table-cell>
          <table:table-cell office:value-type="float" office:value="10000.00880404" calcext:value-type="float">
            <text:p>10000.00880404</text:p>
          </table:table-cell>
          <table:table-cell office:value-type="float" office:value="10000.00870404" calcext:value-type="float">
            <text:p>10000.00870404</text:p>
          </table:table-cell>
          <table:table-cell table:number-columns-repeated="2" office:value-type="float" office:value="10000.00970414" calcext:value-type="float">
            <text:p>10000.00970414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0970404" calcext:value-type="float">
            <text:p>10000.00970404</text:p>
          </table:table-cell>
          <table:table-cell table:number-columns-repeated="2" office:value-type="float" office:value="10000.01700503" calcext:value-type="float">
            <text:p>10000.01700503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0.01714003" calcext:value-type="float">
            <text:p>10000.01714003</text:p>
          </table:table-cell>
          <table:table-cell office:value-type="float" office:value="10000.00993904" calcext:value-type="float">
            <text:p>10000.00993904</text:p>
          </table:table-cell>
          <table:table-cell office:value-type="float" office:value="10000.01724003" calcext:value-type="float">
            <text:p>10000.01724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422.43992985" calcext:value-type="float">
            <text:p>10422.43992985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648.01966206" calcext:value-type="float">
            <text:p>10648.01966206</text:p>
          </table:table-cell>
          <table:table-cell office:value-type="float" office:value="10282.36100954" calcext:value-type="float">
            <text:p>10282.36100954</text:p>
          </table:table-cell>
          <table:table-cell office:value-type="float" office:value="10434.79966746" calcext:value-type="float">
            <text:p>10434.79966746</text:p>
          </table:table-cell>
          <table:table-cell table:number-columns-repeated="2" office:value-type="float" office:value="10090.52031601" calcext:value-type="float">
            <text:p>10090.52031601</text:p>
          </table:table-cell>
          <table:table-cell office:value-type="float" office:value="10037.1237" calcext:value-type="float">
            <text:p>10037.1237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2.11788" calcext:value-type="float">
            <text:p>10002.11788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1734003" calcext:value-type="float">
            <text:p>10000.01734003</text:p>
          </table:table-cell>
          <table:table-cell table:number-columns-repeated="2" office:value-type="float" office:value="10000.02501003" calcext:value-type="float">
            <text:p>10000.02501003</text:p>
          </table:table-cell>
          <table:table-cell office:value-type="float" office:value="10000.01742558" calcext:value-type="float">
            <text:p>10000.01742558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640.40160006" calcext:value-type="float">
            <text:p>10640.40160006</text:p>
          </table:table-cell>
          <table:table-cell table:number-columns-repeated="2" office:value-type="float" office:value="10001.74" calcext:value-type="float">
            <text:p>10001.74</text:p>
          </table:table-cell>
          <table:table-cell office:value-type="float" office:value="10000.01058845" calcext:value-type="float">
            <text:p>10000.01058845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640.39163972" calcext:value-type="float">
            <text:p>10640.39163972</text:p>
          </table:table-cell>
          <table:table-cell office:value-type="float" office:value="10929.47836135" calcext:value-type="float">
            <text:p>10929.47836135</text:p>
          </table:table-cell>
          <table:table-cell office:value-type="float" office:value="10640.38167018" calcext:value-type="float">
            <text:p>10640.38167018</text:p>
          </table:table-cell>
          <table:table-cell office:value-type="float" office:value="10910.16857001" calcext:value-type="float">
            <text:p>10910.16857001</text:p>
          </table:table-cell>
          <table:table-cell office:value-type="float" office:value="11170.07694337" calcext:value-type="float">
            <text:p>11170.07694337</text:p>
          </table:table-cell>
          <table:table-cell office:value-type="float" office:value="10910.16861665" calcext:value-type="float">
            <text:p>10910.16861665</text:p>
          </table:table-cell>
          <table:table-cell office:value-type="float" office:value="10770.52537305" calcext:value-type="float">
            <text:p>10770.52537305</text:p>
          </table:table-cell>
          <table:table-cell table:number-columns-repeated="2" office:value-type="float" office:value="10000.00001989" calcext:value-type="float">
            <text:p>10000.00001989</text:p>
          </table:table-cell>
          <table:table-cell office:value-type="float" office:value="10000.00609622" calcext:value-type="float">
            <text:p>10000.00609622</text:p>
          </table:table-cell>
          <table:table-cell table:number-columns-repeated="2" office:value-type="float" office:value="10000.00931215" calcext:value-type="float">
            <text:p>10000.00931215</text:p>
          </table:table-cell>
          <table:table-cell office:value-type="float" office:value="10001.74085997" calcext:value-type="float">
            <text:p>10001.74085997</text:p>
          </table:table-cell>
          <table:table-cell office:value-type="float" office:value="10885.20663067" calcext:value-type="float">
            <text:p>10885.20663067</text:p>
          </table:table-cell>
          <table:table-cell table:number-columns-repeated="2" office:value-type="float" office:value="10000.01108006" calcext:value-type="float">
            <text:p>10000.01108006</text:p>
          </table:table-cell>
          <table:table-cell office:value-type="float" office:value="10000.01038951" calcext:value-type="float">
            <text:p>10000.01038951</text:p>
          </table:table-cell>
          <table:table-cell office:value-type="float" office:value="10000.01102119" calcext:value-type="float">
            <text:p>10000.01102119</text:p>
          </table:table-cell>
          <table:table-cell office:value-type="float" office:value="10001.74087956" calcext:value-type="float">
            <text:p>10001.74087956</text:p>
          </table:table-cell>
          <table:table-cell office:value-type="float" office:value="10000.98889086" calcext:value-type="float">
            <text:p>10000.98889086</text:p>
          </table:table-cell>
          <table:table-cell office:value-type="float" office:value="10000.01116908" calcext:value-type="float">
            <text:p>10000.01116908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1.74089156" calcext:value-type="float">
            <text:p>10001.74089156</text:p>
          </table:table-cell>
          <table:table-cell table:number-columns-repeated="2" office:value-type="float" office:value="10000.01503635" calcext:value-type="float">
            <text:p>10000.01503635</text:p>
          </table:table-cell>
          <table:table-cell office:value-type="float" office:value="10000.01128542" calcext:value-type="float">
            <text:p>10000.01128542</text:p>
          </table:table-cell>
          <table:table-cell office:value-type="float" office:value="10000.01040187" calcext:value-type="float">
            <text:p>10000.01040187</text:p>
          </table:table-cell>
          <table:table-cell office:value-type="float" office:value="10000.01044073" calcext:value-type="float">
            <text:p>10000.01044073</text:p>
          </table:table-cell>
          <table:table-cell office:value-type="float" office:value="10005.99561575" calcext:value-type="float">
            <text:p>10005.99561575</text:p>
          </table:table-cell>
          <table:table-cell office:value-type="float" office:value="10000.0125511" calcext:value-type="float">
            <text:p>10000.0125511</text:p>
          </table:table-cell>
          <table:table-cell office:value-type="float" office:value="10000.03441444" calcext:value-type="float">
            <text:p>10000.03441444</text:p>
          </table:table-cell>
          <table:table-cell office:value-type="float" office:value="10000.00076158" calcext:value-type="float">
            <text:p>10000.00076158</text:p>
          </table:table-cell>
          <table:table-cell office:value-type="float" office:value="10000.00001094" calcext:value-type="float">
            <text:p>10000.00001094</text:p>
          </table:table-cell>
          <table:table-cell office:value-type="float" office:value="9999.99961485" calcext:value-type="float">
            <text:p>9999.99961485</text:p>
          </table:table-cell>
          <table:table-cell office:value-type="float" office:value="9499.99909254" calcext:value-type="float">
            <text:p>9499.99909254</text:p>
          </table:table-cell>
          <table:table-cell office:value-type="float" office:value="9260.01630486" calcext:value-type="float">
            <text:p>9260.01630486</text:p>
          </table:table-cell>
          <table:table-cell office:value-type="float" office:value="9424.7824419" calcext:value-type="float">
            <text:p>9424.7824419</text:p>
          </table:table-cell>
          <table:table-cell office:value-type="float" office:value="9151.41206017" calcext:value-type="float">
            <text:p>9151.41206017</text:p>
          </table:table-cell>
          <table:table-cell office:value-type="float" office:value="9900.87096156" calcext:value-type="float">
            <text:p>9900.87096156</text:p>
          </table:table-cell>
          <table:table-cell table:number-columns-repeated="2" office:value-type="float" office:value="9900.09834101" calcext:value-type="float">
            <text:p>9900.09834101</text:p>
          </table:table-cell>
          <table:table-cell office:value-type="float" office:value="9900.87096156" calcext:value-type="float">
            <text:p>9900.870961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22" calcext:value-type="float">
            <text:p>50.22</text:p>
          </table:table-cell>
          <table:table-cell office:value-type="float" office:value="500" calcext:value-type="float">
            <text:p>500</text:p>
          </table:table-cell>
          <table:table-cell office:value-type="float" office:value="726.29" calcext:value-type="float">
            <text:p>726.29</text:p>
          </table:table-cell>
          <table:table-cell office:value-type="float" office:value="895.65" calcext:value-type="float">
            <text:p>895.65</text:p>
          </table:table-cell>
          <table:table-cell office:value-type="float" office:value="1858.2" calcext:value-type="float">
            <text:p>1858.2</text:p>
          </table:table-cell>
          <table:table-cell office:value-type="float" office:value="2275" calcext:value-type="float">
            <text:p>2275</text:p>
          </table:table-cell>
          <table:table-cell office:value-type="float" office:value="3000" calcext:value-type="float">
            <text:p>3000</text:p>
          </table:table-cell>
          <table:table-cell office:value-type="float" office:value="3995" calcext:value-type="float">
            <text:p>3995</text:p>
          </table:table-cell>
          <table:table-cell office:value-type="float" office:value="4283.2" calcext:value-type="float">
            <text:p>4283.2</text:p>
          </table:table-cell>
          <table:table-cell office:value-type="float" office:value="5678" calcext:value-type="float">
            <text:p>5678</text:p>
          </table:table-cell>
          <table:table-cell office:value-type="float" office:value="6050" calcext:value-type="float">
            <text:p>6050</text:p>
          </table:table-cell>
          <table:table-cell office:value-type="float" office:value="6350.13" calcext:value-type="float">
            <text:p>6350.13</text:p>
          </table:table-cell>
          <table:table-cell office:value-type="float" office:value="6152.1" calcext:value-type="float">
            <text:p>6152.1</text:p>
          </table:table-cell>
          <table:table-cell office:value-type="float" office:value="6309.4" calcext:value-type="float">
            <text:p>6309.4</text:p>
          </table:table-cell>
          <table:table-cell office:value-type="float" office:value="6800.65" calcext:value-type="float">
            <text:p>6800.65</text:p>
          </table:table-cell>
          <table:table-cell office:value-type="float" office:value="6400" calcext:value-type="float">
            <text:p>6400</text:p>
          </table:table-cell>
          <table:table-cell office:value-type="float" office:value="6660" calcext:value-type="float">
            <text:p>666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345.73" calcext:value-type="float">
            <text:p>7345.73</text:p>
          </table:table-cell>
          <table:table-cell office:value-type="float" office:value="7500" calcext:value-type="float">
            <text:p>7500</text:p>
          </table:table-cell>
          <table:table-cell office:value-type="float" office:value="7151.47" calcext:value-type="float">
            <text:p>7151.47</text:p>
          </table:table-cell>
          <table:table-cell office:value-type="float" office:value="6999" calcext:value-type="float">
            <text:p>6999</text:p>
          </table:table-cell>
          <table:table-cell office:value-type="float" office:value="7500" calcext:value-type="float">
            <text:p>7500</text:p>
          </table:table-cell>
          <table:table-cell office:value-type="float" office:value="6925.18" calcext:value-type="float">
            <text:p>6925.18</text:p>
          </table:table-cell>
          <table:table-cell office:value-type="float" office:value="6705" calcext:value-type="float">
            <text:p>6705</text:p>
          </table:table-cell>
          <table:table-cell office:value-type="float" office:value="7799" calcext:value-type="float">
            <text:p>7799</text:p>
          </table:table-cell>
          <table:table-cell office:value-type="float" office:value="8999" calcext:value-type="float">
            <text:p>8999</text:p>
          </table:table-cell>
          <table:table-cell office:value-type="float" office:value="8000" calcext:value-type="float">
            <text:p>8000</text:p>
          </table:table-cell>
          <table:table-cell office:value-type="float" office:value="7900.65" calcext:value-type="float">
            <text:p>7900.65</text:p>
          </table:table-cell>
          <table:table-cell office:value-type="float" office:value="7799" calcext:value-type="float">
            <text:p>7799</text:p>
          </table:table-cell>
          <table:table-cell office:value-type="float" office:value="8000" calcext:value-type="float">
            <text:p>8000</text:p>
          </table:table-cell>
          <table:table-cell office:value-type="float" office:value="9424" calcext:value-type="float">
            <text:p>9424</text:p>
          </table:table-cell>
          <table:table-cell office:value-type="float" office:value="9081.4360236" calcext:value-type="float">
            <text:p>9081.4360236</text:p>
          </table:table-cell>
          <table:table-cell office:value-type="float" office:value="9260" calcext:value-type="float">
            <text:p>9260</text:p>
          </table:table-cell>
          <table:table-cell office:value-type="float" office:value="9731.7567" calcext:value-type="float">
            <text:p>9731.7567</text:p>
          </table:table-cell>
          <table:table-cell office:value-type="float" office:value="9851" calcext:value-type="float">
            <text:p>9851</text:p>
          </table:table-cell>
          <table:table-cell table:number-columns-repeated="4" office:value-type="float" office:value="10000" calcext:value-type="float">
            <text:p>10000</text:p>
          </table:table-cell>
          <table:table-cell table:number-columns-repeated="2" office:value-type="float" office:value="9851" calcext:value-type="float">
            <text:p>9851</text:p>
          </table:table-cell>
          <table:table-cell office:value-type="float" office:value="9645.328808" calcext:value-type="float">
            <text:p>9645.328808</text:p>
          </table:table-cell>
          <table:table-cell office:value-type="float" office:value="9645.32880801" calcext:value-type="float">
            <text:p>9645.32880801</text:p>
          </table:table-cell>
          <table:table-cell office:value-type="float" office:value="10000.00000001" calcext:value-type="float">
            <text:p>10000.00000001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819401" calcext:value-type="float">
            <text:p>10000.00819401</text:p>
          </table:table-cell>
          <table:table-cell table:number-columns-repeated="2" office:value-type="float" office:value="10000.000055" calcext:value-type="float">
            <text:p>10000.000055</text:p>
          </table:table-cell>
          <table:table-cell office:value-type="float" office:value="10000.000155" calcext:value-type="float">
            <text:p>10000.000155</text:p>
          </table:table-cell>
          <table:table-cell table:number-columns-repeated="2" office:value-type="float" office:value="10000.000255" calcext:value-type="float">
            <text:p>10000.000255</text:p>
          </table:table-cell>
          <table:table-cell office:value-type="float" office:value="10000.000365" calcext:value-type="float">
            <text:p>10000.000365</text:p>
          </table:table-cell>
          <table:table-cell office:value-type="float" office:value="10000.008035" calcext:value-type="float">
            <text:p>10000.008035</text:p>
          </table:table-cell>
          <table:table-cell office:value-type="float" office:value="10000.000265" calcext:value-type="float">
            <text:p>10000.000265</text:p>
          </table:table-cell>
          <table:table-cell office:value-type="float" office:value="9882.99891" calcext:value-type="float">
            <text:p>9882.99891</text:p>
          </table:table-cell>
          <table:table-cell table:number-columns-repeated="3" office:value-type="float" office:value="10000.00870404" calcext:value-type="float">
            <text:p>10000.00870404</text:p>
          </table:table-cell>
          <table:table-cell table:number-columns-repeated="2" office:value-type="float" office:value="10000.00970404" calcext:value-type="float">
            <text:p>10000.00970404</text:p>
          </table:table-cell>
          <table:table-cell office:value-type="float" office:value="10000.00970414" calcext:value-type="float">
            <text:p>10000.00970414</text:p>
          </table:table-cell>
          <table:table-cell office:value-type="float" office:value="10000.00970404" calcext:value-type="float">
            <text:p>10000.00970404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0.01700503" calcext:value-type="float">
            <text:p>10000.01700503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0.01714003" calcext:value-type="float">
            <text:p>10000.01714003</text:p>
          </table:table-cell>
          <table:table-cell office:value-type="float" office:value="10000.00993904" calcext:value-type="float">
            <text:p>10000.00993904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359.19747962" calcext:value-type="float">
            <text:p>10359.19747962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37.9475726" calcext:value-type="float">
            <text:p>10037.9475726</text:p>
          </table:table-cell>
          <table:table-cell office:value-type="float" office:value="10180.79973096" calcext:value-type="float">
            <text:p>10180.79973096</text:p>
          </table:table-cell>
          <table:table-cell table:number-columns-repeated="4" office:value-type="float" office:value="10009.26224908" calcext:value-type="float">
            <text:p>10009.26224908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1013904" calcext:value-type="float">
            <text:p>10000.01013904</text:p>
          </table:table-cell>
          <table:table-cell table:number-columns-repeated="2" office:value-type="float" office:value="10000.01742558" calcext:value-type="float">
            <text:p>10000.01742558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461.55206958" calcext:value-type="float">
            <text:p>10461.55206958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0.69188544" calcext:value-type="float">
            <text:p>10000.69188544</text:p>
          </table:table-cell>
          <table:table-cell office:value-type="float" office:value="10000.0102644" calcext:value-type="float">
            <text:p>10000.0102644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0.01058845" calcext:value-type="float">
            <text:p>10000.01058845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1059545" calcext:value-type="float">
            <text:p>10000.01059545</text:p>
          </table:table-cell>
          <table:table-cell office:value-type="float" office:value="10009.26239874" calcext:value-type="float">
            <text:p>10009.26239874</text:p>
          </table:table-cell>
          <table:table-cell office:value-type="float" office:value="10910.16854486" calcext:value-type="float">
            <text:p>10910.16854486</text:p>
          </table:table-cell>
          <table:table-cell office:value-type="float" office:value="10449.99988624" calcext:value-type="float">
            <text:p>10449.99988624</text:p>
          </table:table-cell>
          <table:table-cell office:value-type="float" office:value="10885.20653761" calcext:value-type="float">
            <text:p>10885.20653761</text:p>
          </table:table-cell>
          <table:table-cell office:value-type="float" office:value="11102.00012263" calcext:value-type="float">
            <text:p>11102.00012263</text:p>
          </table:table-cell>
          <table:table-cell office:value-type="float" office:value="10900.00003664" calcext:value-type="float">
            <text:p>10900.00003664</text:p>
          </table:table-cell>
          <table:table-cell office:value-type="float" office:value="10420.60001455" calcext:value-type="float">
            <text:p>10420.60001455</text:p>
          </table:table-cell>
          <table:table-cell office:value-type="float" office:value="10000.00001443" calcext:value-type="float">
            <text:p>10000.00001443</text:p>
          </table:table-cell>
          <table:table-cell office:value-type="float" office:value="10000.00001989" calcext:value-type="float">
            <text:p>10000.00001989</text:p>
          </table:table-cell>
          <table:table-cell office:value-type="float" office:value="10000.00365963" calcext:value-type="float">
            <text:p>10000.00365963</text:p>
          </table:table-cell>
          <table:table-cell table:number-columns-repeated="2" office:value-type="float" office:value="10000.00611602" calcext:value-type="float">
            <text:p>10000.00611602</text:p>
          </table:table-cell>
          <table:table-cell office:value-type="float" office:value="10000.01424968" calcext:value-type="float">
            <text:p>10000.01424968</text:p>
          </table:table-cell>
          <table:table-cell office:value-type="float" office:value="10788.0469731" calcext:value-type="float">
            <text:p>10788.0469731</text:p>
          </table:table-cell>
          <table:table-cell table:number-columns-repeated="2" office:value-type="float" office:value="10000.01101109" calcext:value-type="float">
            <text:p>10000.01101109</text:p>
          </table:table-cell>
          <table:table-cell office:value-type="float" office:value="10000.01025279" calcext:value-type="float">
            <text:p>10000.01025279</text:p>
          </table:table-cell>
          <table:table-cell office:value-type="float" office:value="10000.01038951" calcext:value-type="float">
            <text:p>10000.01038951</text:p>
          </table:table-cell>
          <table:table-cell office:value-type="float" office:value="10000.98889086" calcext:value-type="float">
            <text:p>10000.98889086</text:p>
          </table:table-cell>
          <table:table-cell office:value-type="float" office:value="10000.01485735" calcext:value-type="float">
            <text:p>10000.01485735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0.01040732" calcext:value-type="float">
            <text:p>10000.01040732</text:p>
          </table:table-cell>
          <table:table-cell office:value-type="float" office:value="10000.98889686" calcext:value-type="float">
            <text:p>10000.98889686</text:p>
          </table:table-cell>
          <table:table-cell office:value-type="float" office:value="10000.01151523" calcext:value-type="float">
            <text:p>10000.01151523</text:p>
          </table:table-cell>
          <table:table-cell office:value-type="float" office:value="10000.0118022" calcext:value-type="float">
            <text:p>10000.0118022</text:p>
          </table:table-cell>
          <table:table-cell office:value-type="float" office:value="10000.01041338" calcext:value-type="float">
            <text:p>10000.01041338</text:p>
          </table:table-cell>
          <table:table-cell office:value-type="float" office:value="10000.01027856" calcext:value-type="float">
            <text:p>10000.01027856</text:p>
          </table:table-cell>
          <table:table-cell office:value-type="float" office:value="10000.01042922" calcext:value-type="float">
            <text:p>10000.01042922</text:p>
          </table:table-cell>
          <table:table-cell office:value-type="float" office:value="10001.74094095" calcext:value-type="float">
            <text:p>10001.74094095</text:p>
          </table:table-cell>
          <table:table-cell office:value-type="float" office:value="10000.01193716" calcext:value-type="float">
            <text:p>10000.01193716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0017172" calcext:value-type="float">
            <text:p>10000.00017172</text:p>
          </table:table-cell>
          <table:table-cell office:value-type="float" office:value="10000.00001094" calcext:value-type="float">
            <text:p>10000.00001094</text:p>
          </table:table-cell>
          <table:table-cell office:value-type="float" office:value="9982.41757869" calcext:value-type="float">
            <text:p>9982.41757869</text:p>
          </table:table-cell>
          <table:table-cell office:value-type="float" office:value="9455.97317435" calcext:value-type="float">
            <text:p>9455.97317435</text:p>
          </table:table-cell>
          <table:table-cell office:value-type="float" office:value="9156.53025262" calcext:value-type="float">
            <text:p>9156.53025262</text:p>
          </table:table-cell>
          <table:table-cell office:value-type="float" office:value="9260.0163158" calcext:value-type="float">
            <text:p>9260.0163158</text:p>
          </table:table-cell>
          <table:table-cell office:value-type="float" office:value="9111.90570581" calcext:value-type="float">
            <text:p>9111.90570581</text:p>
          </table:table-cell>
          <table:table-cell office:value-type="float" office:value="9900.87096156" calcext:value-type="float">
            <text:p>9900.87096156</text:p>
          </table:table-cell>
          <table:table-cell table:number-columns-repeated="2" office:value-type="float" office:value="9895.36977012" calcext:value-type="float">
            <text:p>9895.36977012</text:p>
          </table:table-cell>
          <table:table-cell office:value-type="float" office:value="9900.87096156" calcext:value-type="float">
            <text:p>9900.870961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14" calcext:value-type="float">
            <text:p>50.14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855" calcext:value-type="float">
            <text:p>1855</text:p>
          </table:table-cell>
          <table:table-cell office:value-type="float" office:value="2250" calcext:value-type="float">
            <text:p>2250</text:p>
          </table:table-cell>
          <table:table-cell office:value-type="float" office:value="3000" calcext:value-type="float">
            <text:p>3000</text:p>
          </table:table-cell>
          <table:table-cell office:value-type="float" office:value="3750.02" calcext:value-type="float">
            <text:p>3750.02</text:p>
          </table:table-cell>
          <table:table-cell office:value-type="float" office:value="4250" calcext:value-type="float">
            <text:p>4250</text:p>
          </table:table-cell>
          <table:table-cell office:value-type="float" office:value="5600.81" calcext:value-type="float">
            <text:p>5600.81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6062.74" calcext:value-type="float">
            <text:p>6062.74</text:p>
          </table:table-cell>
          <table:table-cell office:value-type="float" office:value="6226.33" calcext:value-type="float">
            <text:p>6226.33</text:p>
          </table:table-cell>
          <table:table-cell office:value-type="float" office:value="6705" calcext:value-type="float">
            <text:p>6705</text:p>
          </table:table-cell>
          <table:table-cell office:value-type="float" office:value="6400" calcext:value-type="float">
            <text:p>6400</text:p>
          </table:table-cell>
          <table:table-cell office:value-type="float" office:value="6592" calcext:value-type="float">
            <text:p>6592</text:p>
          </table:table-cell>
          <table:table-cell office:value-type="float" office:value="7799" calcext:value-type="float">
            <text:p>7799</text:p>
          </table:table-cell>
          <table:table-cell office:value-type="float" office:value="7151.47" calcext:value-type="float">
            <text:p>7151.47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7000" calcext:value-type="float">
            <text:p>7000</text:p>
          </table:table-cell>
          <table:table-cell office:value-type="float" office:value="6926.85" calcext:value-type="float">
            <text:p>6926.85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6705" calcext:value-type="float">
            <text:p>6705</text:p>
          </table:table-cell>
          <table:table-cell office:value-type="float" office:value="6691.64" calcext:value-type="float">
            <text:p>6691.64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8418.9" calcext:value-type="float">
            <text:p>8418.9</text:p>
          </table:table-cell>
          <table:table-cell office:value-type="float" office:value="8000" calcext:value-type="float">
            <text:p>8000</text:p>
          </table:table-cell>
          <table:table-cell office:value-type="float" office:value="7799" calcext:value-type="float">
            <text:p>7799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8000" calcext:value-type="float">
            <text:p>8000</text:p>
          </table:table-cell>
          <table:table-cell office:value-type="float" office:value="9260" calcext:value-type="float">
            <text:p>9260</text:p>
          </table:table-cell>
          <table:table-cell office:value-type="float" office:value="9000" calcext:value-type="float">
            <text:p>90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659.77" calcext:value-type="float">
            <text:p>9659.77</text:p>
          </table:table-cell>
          <table:table-cell office:value-type="float" office:value="9681.8057" calcext:value-type="float">
            <text:p>9681.8057</text:p>
          </table:table-cell>
          <table:table-cell office:value-type="float" office:value="10000" calcext:value-type="float">
            <text:p>10000</text:p>
          </table:table-cell>
          <table:table-cell office:value-type="float" office:value="9940.45997866" calcext:value-type="float">
            <text:p>9940.45997866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9645.328808" calcext:value-type="float">
            <text:p>9645.328808</text:p>
          </table:table-cell>
          <table:table-cell office:value-type="float" office:value="9478.77" calcext:value-type="float">
            <text:p>9478.77</text:p>
          </table:table-cell>
          <table:table-cell office:value-type="float" office:value="9478.77000001" calcext:value-type="float">
            <text:p>9478.77000001</text:p>
          </table:table-cell>
          <table:table-cell office:value-type="float" office:value="9987.00030002" calcext:value-type="float">
            <text:p>9987.00030002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7825" calcext:value-type="float">
            <text:p>10000.007825</text:p>
          </table:table-cell>
          <table:table-cell table:number-columns-repeated="3" office:value-type="float" office:value="10000.000055" calcext:value-type="float">
            <text:p>10000.000055</text:p>
          </table:table-cell>
          <table:table-cell table:number-columns-repeated="2" office:value-type="float" office:value="10000.0002" calcext:value-type="float">
            <text:p>10000.0002</text:p>
          </table:table-cell>
          <table:table-cell office:value-type="float" office:value="10000.000265" calcext:value-type="float">
            <text:p>10000.000265</text:p>
          </table:table-cell>
          <table:table-cell office:value-type="float" office:value="10000.00091" calcext:value-type="float">
            <text:p>10000.00091</text:p>
          </table:table-cell>
          <table:table-cell office:value-type="float" office:value="10000.00021" calcext:value-type="float">
            <text:p>10000.00021</text:p>
          </table:table-cell>
          <table:table-cell office:value-type="float" office:value="9791.2714025" calcext:value-type="float">
            <text:p>9791.2714025</text:p>
          </table:table-cell>
          <table:table-cell table:number-columns-repeated="3" office:value-type="float" office:value="10000.00870404" calcext:value-type="float">
            <text:p>10000.00870404</text:p>
          </table:table-cell>
          <table:table-cell table:number-columns-repeated="4" office:value-type="float" office:value="10000.00970404" calcext:value-type="float">
            <text:p>10000.00970404</text:p>
          </table:table-cell>
          <table:table-cell table:number-columns-repeated="3" office:value-type="float" office:value="10000.00990404" calcext:value-type="float">
            <text:p>10000.00990404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0983914" calcext:value-type="float">
            <text:p>10000.00983914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250" calcext:value-type="float">
            <text:p>10250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19.99918717" calcext:value-type="float">
            <text:p>10019.99918717</text:p>
          </table:table-cell>
          <table:table-cell office:value-type="float" office:value="10175.0481" calcext:value-type="float">
            <text:p>10175.0481</text:p>
          </table:table-cell>
          <table:table-cell office:value-type="float" office:value="10001.74354008" calcext:value-type="float">
            <text:p>10001.74354008</text:p>
          </table:table-cell>
          <table:table-cell table:number-columns-repeated="3" office:value-type="float" office:value="10002.11788" calcext:value-type="float">
            <text:p>10002.11788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1742558" calcext:value-type="float">
            <text:p>10000.01742558</text:p>
          </table:table-cell>
          <table:table-cell office:value-type="float" office:value="10000.12766205" calcext:value-type="float">
            <text:p>10000.12766205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0.01013904" calcext:value-type="float">
            <text:p>10000.01013904</text:p>
          </table:table-cell>
          <table:table-cell table:number-columns-repeated="2" office:value-type="float" office:value="10000.01734003" calcext:value-type="float">
            <text:p>10000.01734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161.03956206" calcext:value-type="float">
            <text:p>10161.03956206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0.0102644" calcext:value-type="float">
            <text:p>10000.0102644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0.02437503" calcext:value-type="float">
            <text:p>10000.02437503</text:p>
          </table:table-cell>
          <table:table-cell office:value-type="float" office:value="10000.01035492" calcext:value-type="float">
            <text:p>10000.01035492</text:p>
          </table:table-cell>
          <table:table-cell office:value-type="float" office:value="10001.74003966" calcext:value-type="float">
            <text:p>10001.74003966</text:p>
          </table:table-cell>
          <table:table-cell office:value-type="float" office:value="10770.5252946" calcext:value-type="float">
            <text:p>10770.5252946</text:p>
          </table:table-cell>
          <table:table-cell office:value-type="float" office:value="10009.26243041" calcext:value-type="float">
            <text:p>10009.26243041</text:p>
          </table:table-cell>
          <table:table-cell office:value-type="float" office:value="10770.52533307" calcext:value-type="float">
            <text:p>10770.52533307</text:p>
          </table:table-cell>
          <table:table-cell office:value-type="float" office:value="10959.80655761" calcext:value-type="float">
            <text:p>10959.80655761</text:p>
          </table:table-cell>
          <table:table-cell office:value-type="float" office:value="10885.2066031" calcext:value-type="float">
            <text:p>10885.2066031</text:p>
          </table:table-cell>
          <table:table-cell office:value-type="float" office:value="10088.0000509" calcext:value-type="float">
            <text:p>10088.0000509</text:p>
          </table:table-cell>
          <table:table-cell office:value-type="float" office:value="10000.00001443" calcext:value-type="float">
            <text:p>10000.00001443</text:p>
          </table:table-cell>
          <table:table-cell office:value-type="float" office:value="10000.00001989" calcext:value-type="float">
            <text:p>10000.00001989</text:p>
          </table:table-cell>
          <table:table-cell office:value-type="float" office:value="10000.00005109" calcext:value-type="float">
            <text:p>10000.00005109</text:p>
          </table:table-cell>
          <table:table-cell table:number-columns-repeated="2" office:value-type="float" office:value="10000.00367943" calcext:value-type="float">
            <text:p>10000.00367943</text:p>
          </table:table-cell>
          <table:table-cell office:value-type="float" office:value="10000.01091822" calcext:value-type="float">
            <text:p>10000.01091822</text:p>
          </table:table-cell>
          <table:table-cell office:value-type="float" office:value="10770.52550901" calcext:value-type="float">
            <text:p>10770.52550901</text:p>
          </table:table-cell>
          <table:table-cell table:number-columns-repeated="2" office:value-type="float" office:value="10000.01038951" calcext:value-type="float">
            <text:p>10000.01038951</text:p>
          </table:table-cell>
          <table:table-cell office:value-type="float" office:value="10000.01023507" calcext:value-type="float">
            <text:p>10000.01023507</text:p>
          </table:table-cell>
          <table:table-cell office:value-type="float" office:value="10000.01025279" calcext:value-type="float">
            <text:p>10000.01025279</text:p>
          </table:table-cell>
          <table:table-cell office:value-type="float" office:value="10000.01484958" calcext:value-type="float">
            <text:p>10000.01484958</text:p>
          </table:table-cell>
          <table:table-cell office:value-type="float" office:value="10000.01149723" calcext:value-type="float">
            <text:p>10000.01149723</text:p>
          </table:table-cell>
          <table:table-cell office:value-type="float" office:value="10000.01040732" calcext:value-type="float">
            <text:p>10000.01040732</text:p>
          </table:table-cell>
          <table:table-cell office:value-type="float" office:value="10000.01026056" calcext:value-type="float">
            <text:p>10000.01026056</text:p>
          </table:table-cell>
          <table:table-cell office:value-type="float" office:value="10000.01503635" calcext:value-type="float">
            <text:p>10000.01503635</text:p>
          </table:table-cell>
          <table:table-cell office:value-type="float" office:value="10000.01118708" calcext:value-type="float">
            <text:p>10000.01118708</text:p>
          </table:table-cell>
          <table:table-cell office:value-type="float" office:value="10000.01128542" calcext:value-type="float">
            <text:p>10000.01128542</text:p>
          </table:table-cell>
          <table:table-cell office:value-type="float" office:value="10000.01040187" calcext:value-type="float">
            <text:p>10000.01040187</text:p>
          </table:table-cell>
          <table:table-cell office:value-type="float" office:value="10000.01026107" calcext:value-type="float">
            <text:p>10000.01026107</text:p>
          </table:table-cell>
          <table:table-cell office:value-type="float" office:value="10000.01030044" calcext:value-type="float">
            <text:p>10000.01030044</text:p>
          </table:table-cell>
          <table:table-cell office:value-type="float" office:value="10000.03440381" calcext:value-type="float">
            <text:p>10000.03440381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0.01455657" calcext:value-type="float">
            <text:p>10000.01455657</text:p>
          </table:table-cell>
          <table:table-cell office:value-type="float" office:value="10000.00009381" calcext:value-type="float">
            <text:p>10000.00009381</text:p>
          </table:table-cell>
          <table:table-cell office:value-type="float" office:value="10000.00001094" calcext:value-type="float">
            <text:p>10000.00001094</text:p>
          </table:table-cell>
          <table:table-cell office:value-type="float" office:value="9757.95833682" calcext:value-type="float">
            <text:p>9757.95833682</text:p>
          </table:table-cell>
          <table:table-cell office:value-type="float" office:value="9424.78242002" calcext:value-type="float">
            <text:p>9424.78242002</text:p>
          </table:table-cell>
          <table:table-cell office:value-type="float" office:value="9111.90570034" calcext:value-type="float">
            <text:p>9111.90570034</text:p>
          </table:table-cell>
          <table:table-cell office:value-type="float" office:value="9151.4120547" calcext:value-type="float">
            <text:p>9151.4120547</text:p>
          </table:table-cell>
          <table:table-cell office:value-type="float" office:value="9107.36447391" calcext:value-type="float">
            <text:p>9107.36447391</text:p>
          </table:table-cell>
          <table:table-cell office:value-type="float" office:value="9900.64196062" calcext:value-type="float">
            <text:p>9900.64196062</text:p>
          </table:table-cell>
          <table:table-cell table:number-columns-repeated="2" office:value-type="float" office:value="9866.70228038" calcext:value-type="float">
            <text:p>9866.70228038</text:p>
          </table:table-cell>
          <table:table-cell office:value-type="float" office:value="9900.87096156" calcext:value-type="float">
            <text:p>9900.870961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500" calcext:value-type="float">
            <text:p>500</text:p>
          </table:table-cell>
          <table:table-cell office:value-type="float" office:value="696.22" calcext:value-type="float">
            <text:p>696.22</text:p>
          </table:table-cell>
          <table:table-cell office:value-type="float" office:value="852.64" calcext:value-type="float">
            <text:p>852.64</text:p>
          </table:table-cell>
          <table:table-cell office:value-type="float" office:value="1832" calcext:value-type="float">
            <text:p>1832</text:p>
          </table:table-cell>
          <table:table-cell office:value-type="float" office:value="2245.52" calcext:value-type="float">
            <text:p>2245.52</text:p>
          </table:table-cell>
          <table:table-cell office:value-type="float" office:value="3000" calcext:value-type="float">
            <text:p>3000</text:p>
          </table:table-cell>
          <table:table-cell office:value-type="float" office:value="3555" calcext:value-type="float">
            <text:p>3555</text:p>
          </table:table-cell>
          <table:table-cell office:value-type="float" office:value="4250" calcext:value-type="float">
            <text:p>4250</text:p>
          </table:table-cell>
          <table:table-cell office:value-type="float" office:value="5200" calcext:value-type="float">
            <text:p>5200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6155.65" calcext:value-type="float">
            <text:p>6155.65</text:p>
          </table:table-cell>
          <table:table-cell office:value-type="float" office:value="6511.96" calcext:value-type="float">
            <text:p>6511.96</text:p>
          </table:table-cell>
          <table:table-cell office:value-type="float" office:value="6355.1" calcext:value-type="float">
            <text:p>6355.1</text:p>
          </table:table-cell>
          <table:table-cell office:value-type="float" office:value="6550" calcext:value-type="float">
            <text:p>6550</text:p>
          </table:table-cell>
          <table:table-cell office:value-type="float" office:value="7712.12" calcext:value-type="float">
            <text:p>7712.12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6925.18" calcext:value-type="float">
            <text:p>6925.18</text:p>
          </table:table-cell>
          <table:table-cell office:value-type="float" office:value="7400" calcext:value-type="float">
            <text:p>7400</text:p>
          </table:table-cell>
          <table:table-cell office:value-type="float" office:value="6691.64" calcext:value-type="float">
            <text:p>6691.64</text:p>
          </table:table-cell>
          <table:table-cell office:value-type="float" office:value="6660" calcext:value-type="float">
            <text:p>6660</text:p>
          </table:table-cell>
          <table:table-cell office:value-type="float" office:value="7659.1" calcext:value-type="float">
            <text:p>7659.1</text:p>
          </table:table-cell>
          <table:table-cell office:value-type="float" office:value="8376.56394362" calcext:value-type="float">
            <text:p>8376.56394362</text:p>
          </table:table-cell>
          <table:table-cell office:value-type="float" office:value="8000" calcext:value-type="float">
            <text:p>8000</text:p>
          </table:table-cell>
          <table:table-cell office:value-type="float" office:value="7779.96" calcext:value-type="float">
            <text:p>7779.96</text:p>
          </table:table-cell>
          <table:table-cell office:value-type="float" office:value="7660.93946001" calcext:value-type="float">
            <text:p>7660.93946001</text:p>
          </table:table-cell>
          <table:table-cell office:value-type="float" office:value="8000" calcext:value-type="float">
            <text:p>8000</text:p>
          </table:table-cell>
          <table:table-cell office:value-type="float" office:value="9210.2807" calcext:value-type="float">
            <text:p>9210.2807</text:p>
          </table:table-cell>
          <table:table-cell office:value-type="float" office:value="9000" calcext:value-type="float">
            <text:p>9000</text:p>
          </table:table-cell>
          <table:table-cell office:value-type="float" office:value="9081.4360236" calcext:value-type="float">
            <text:p>9081.4360236</text:p>
          </table:table-cell>
          <table:table-cell table:number-columns-repeated="2" office:value-type="float" office:value="9478.77" calcext:value-type="float">
            <text:p>9478.77</text:p>
          </table:table-cell>
          <table:table-cell office:value-type="float" office:value="9924.81999112" calcext:value-type="float">
            <text:p>9924.81999112</text:p>
          </table:table-cell>
          <table:table-cell table:number-columns-repeated="2" office:value-type="float" office:value="9851" calcext:value-type="float">
            <text:p>9851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9478.77" calcext:value-type="float">
            <text:p>9478.77</text:p>
          </table:table-cell>
          <table:table-cell office:value-type="float" office:value="9473.2363144" calcext:value-type="float">
            <text:p>9473.2363144</text:p>
          </table:table-cell>
          <table:table-cell office:value-type="float" office:value="9424.78107851" calcext:value-type="float">
            <text:p>9424.78107851</text:p>
          </table:table-cell>
          <table:table-cell office:value-type="float" office:value="9967.05428963" calcext:value-type="float">
            <text:p>9967.05428963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7825" calcext:value-type="float">
            <text:p>10000.007825</text:p>
          </table:table-cell>
          <table:table-cell office:value-type="float" office:value="9878.9997" calcext:value-type="float">
            <text:p>9878.9997</text:p>
          </table:table-cell>
          <table:table-cell office:value-type="float" office:value="9988.13761042" calcext:value-type="float">
            <text:p>9988.13761042</text:p>
          </table:table-cell>
          <table:table-cell office:value-type="float" office:value="9988.1411235" calcext:value-type="float">
            <text:p>9988.1411235</text:p>
          </table:table-cell>
          <table:table-cell office:value-type="float" office:value="10000.000155" calcext:value-type="float">
            <text:p>10000.000155</text:p>
          </table:table-cell>
          <table:table-cell office:value-type="float" office:value="9999.9999" calcext:value-type="float">
            <text:p>9999.9999</text:p>
          </table:table-cell>
          <table:table-cell office:value-type="float" office:value="10000.00021" calcext:value-type="float">
            <text:p>10000.00021</text:p>
          </table:table-cell>
          <table:table-cell office:value-type="float" office:value="10000.000365" calcext:value-type="float">
            <text:p>10000.000365</text:p>
          </table:table-cell>
          <table:table-cell office:value-type="float" office:value="9988.1413335" calcext:value-type="float">
            <text:p>9988.1413335</text:p>
          </table:table-cell>
          <table:table-cell office:value-type="float" office:value="9478.77036501" calcext:value-type="float">
            <text:p>9478.77036501</text:p>
          </table:table-cell>
          <table:table-cell office:value-type="float" office:value="10000.00860404" calcext:value-type="float">
            <text:p>10000.00860404</text:p>
          </table:table-cell>
          <table:table-cell office:value-type="float" office:value="10000.00870404" calcext:value-type="float">
            <text:p>10000.00870404</text:p>
          </table:table-cell>
          <table:table-cell office:value-type="float" office:value="10000.0086929" calcext:value-type="float">
            <text:p>10000.0086929</text:p>
          </table:table-cell>
          <table:table-cell table:number-columns-repeated="3" office:value-type="float" office:value="10000.00970404" calcext:value-type="float">
            <text:p>10000.00970404</text:p>
          </table:table-cell>
          <table:table-cell office:value-type="float" office:value="10000.0096929" calcext:value-type="float">
            <text:p>10000.0096929</text:p>
          </table:table-cell>
          <table:table-cell table:number-columns-repeated="2" office:value-type="float" office:value="10000.00990404" calcext:value-type="float">
            <text:p>10000.00990404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0983904" calcext:value-type="float">
            <text:p>10000.00983904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97.991335" calcext:value-type="float">
            <text:p>10097.991335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166.11106015" calcext:value-type="float">
            <text:p>10166.11106015</text:p>
          </table:table-cell>
          <table:table-cell office:value-type="float" office:value="10000.13355229" calcext:value-type="float">
            <text:p>10000.13355229</text:p>
          </table:table-cell>
          <table:table-cell table:number-columns-repeated="3" office:value-type="float" office:value="10001.74354008" calcext:value-type="float">
            <text:p>10001.74354008</text:p>
          </table:table-cell>
          <table:table-cell office:value-type="float" office:value="10000.01742558" calcext:value-type="float">
            <text:p>10000.01742558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2501003" calcext:value-type="float">
            <text:p>10000.02501003</text:p>
          </table:table-cell>
          <table:table-cell table:number-columns-repeated="4" office:value-type="float" office:value="10000.01013904" calcext:value-type="float">
            <text:p>10000.01013904</text:p>
          </table:table-cell>
          <table:table-cell office:value-type="float" office:value="10000.00993914" calcext:value-type="float">
            <text:p>10000.00993914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1742558" calcext:value-type="float">
            <text:p>10000.01742558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058845" calcext:value-type="float">
            <text:p>10000.01058845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0.01733003" calcext:value-type="float">
            <text:p>10000.01733003</text:p>
          </table:table-cell>
          <table:table-cell office:value-type="float" office:value="10000.0102714" calcext:value-type="float">
            <text:p>10000.0102714</text:p>
          </table:table-cell>
          <table:table-cell office:value-type="float" office:value="10000.01063511" calcext:value-type="float">
            <text:p>10000.01063511</text:p>
          </table:table-cell>
          <table:table-cell office:value-type="float" office:value="10640.38164517" calcext:value-type="float">
            <text:p>10640.38164517</text:p>
          </table:table-cell>
          <table:table-cell office:value-type="float" office:value="10001.74008814" calcext:value-type="float">
            <text:p>10001.74008814</text:p>
          </table:table-cell>
          <table:table-cell office:value-type="float" office:value="10640.38167704" calcext:value-type="float">
            <text:p>10640.38167704</text:p>
          </table:table-cell>
          <table:table-cell office:value-type="float" office:value="10910.16858889" calcext:value-type="float">
            <text:p>10910.16858889</text:p>
          </table:table-cell>
          <table:table-cell office:value-type="float" office:value="10770.52537305" calcext:value-type="float">
            <text:p>10770.52537305</text:p>
          </table:table-cell>
          <table:table-cell office:value-type="float" office:value="10009.26245835" calcext:value-type="float">
            <text:p>10009.2624583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.00001443" calcext:value-type="float">
            <text:p>10000.00001443</text:p>
          </table:table-cell>
          <table:table-cell office:value-type="float" office:value="10000.00003213" calcext:value-type="float">
            <text:p>10000.00003213</text:p>
          </table:table-cell>
          <table:table-cell office:value-type="float" office:value="10000.00007786" calcext:value-type="float">
            <text:p>10000.00007786</text:p>
          </table:table-cell>
          <table:table-cell office:value-type="float" office:value="10000.00007089" calcext:value-type="float">
            <text:p>10000.00007089</text:p>
          </table:table-cell>
          <table:table-cell office:value-type="float" office:value="10000.01068144" calcext:value-type="float">
            <text:p>10000.01068144</text:p>
          </table:table-cell>
          <table:table-cell office:value-type="float" office:value="10541.29275425" calcext:value-type="float">
            <text:p>10541.29275425</text:p>
          </table:table-cell>
          <table:table-cell table:number-columns-repeated="2" office:value-type="float" office:value="10000.01025279" calcext:value-type="float">
            <text:p>10000.01025279</text:p>
          </table:table-cell>
          <table:table-cell table:number-columns-repeated="2" office:value-type="float" office:value="10000.01023507" calcext:value-type="float">
            <text:p>10000.01023507</text:p>
          </table:table-cell>
          <table:table-cell office:value-type="float" office:value="10000.01148946" calcext:value-type="float">
            <text:p>10000.01148946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0.01026056" calcext:value-type="float">
            <text:p>10000.01026056</text:p>
          </table:table-cell>
          <table:table-cell office:value-type="float" office:value="10000.01024307" calcext:value-type="float">
            <text:p>10000.01024307</text:p>
          </table:table-cell>
          <table:table-cell office:value-type="float" office:value="10000.01151523" calcext:value-type="float">
            <text:p>10000.01151523</text:p>
          </table:table-cell>
          <table:table-cell office:value-type="float" office:value="10000.01110386" calcext:value-type="float">
            <text:p>10000.01110386</text:p>
          </table:table-cell>
          <table:table-cell office:value-type="float" office:value="10000.01041338" calcext:value-type="float">
            <text:p>10000.01041338</text:p>
          </table:table-cell>
          <table:table-cell office:value-type="float" office:value="10000.01027856" calcext:value-type="float">
            <text:p>10000.01027856</text:p>
          </table:table-cell>
          <table:table-cell office:value-type="float" office:value="10000.01025484" calcext:value-type="float">
            <text:p>10000.01025484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1625412" calcext:value-type="float">
            <text:p>10000.01625412</text:p>
          </table:table-cell>
          <table:table-cell office:value-type="float" office:value="10000.01045714" calcext:value-type="float">
            <text:p>10000.01045714</text:p>
          </table:table-cell>
          <table:table-cell office:value-type="float" office:value="10000.01193716" calcext:value-type="float">
            <text:p>10000.01193716</text:p>
          </table:table-cell>
          <table:table-cell office:value-type="float" office:value="9999.99959297" calcext:value-type="float">
            <text:p>9999.99959297</text:p>
          </table:table-cell>
          <table:table-cell office:value-type="float" office:value="10000.00001094" calcext:value-type="float">
            <text:p>10000.00001094</text:p>
          </table:table-cell>
          <table:table-cell office:value-type="float" office:value="9707.12988013" calcext:value-type="float">
            <text:p>9707.12988013</text:p>
          </table:table-cell>
          <table:table-cell office:value-type="float" office:value="9260.01629392" calcext:value-type="float">
            <text:p>9260.01629392</text:p>
          </table:table-cell>
          <table:table-cell office:value-type="float" office:value="9107.36446297" calcext:value-type="float">
            <text:p>9107.36446297</text:p>
          </table:table-cell>
          <table:table-cell office:value-type="float" office:value="9111.90570581" calcext:value-type="float">
            <text:p>9111.90570581</text:p>
          </table:table-cell>
          <table:table-cell office:value-type="float" office:value="9098.99910895" calcext:value-type="float">
            <text:p>9098.99910895</text:p>
          </table:table-cell>
          <table:table-cell office:value-type="float" office:value="9900.45178622" calcext:value-type="float">
            <text:p>9900.45178622</text:p>
          </table:table-cell>
          <table:table-cell table:number-columns-repeated="2" office:value-type="float" office:value="9866.70228038" calcext:value-type="float">
            <text:p>9866.70228038</text:p>
          </table:table-cell>
          <table:table-cell office:value-type="float" office:value="9900.64196062" calcext:value-type="float">
            <text:p>9900.641960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12" calcext:value-type="float">
            <text:p>50.12</text:p>
          </table:table-cell>
          <table:table-cell office:value-type="float" office:value="500" calcext:value-type="float">
            <text:p>500</text:p>
          </table:table-cell>
          <table:table-cell office:value-type="float" office:value="652.57" calcext:value-type="float">
            <text:p>652.57</text:p>
          </table:table-cell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4219.5" calcext:value-type="float">
            <text:p>4219.5</text:p>
          </table:table-cell>
          <table:table-cell office:value-type="float" office:value="5000" calcext:value-type="float">
            <text:p>5000</text:p>
          </table:table-cell>
          <table:table-cell office:value-type="float" office:value="5692.14" calcext:value-type="float">
            <text:p>5692.14</text:p>
          </table:table-cell>
          <table:table-cell table:number-columns-repeated="2" office:value-type="float" office:value="5900" calcext:value-type="float">
            <text:p>5900</text:p>
          </table:table-cell>
          <table:table-cell office:value-type="float" office:value="6111.1" calcext:value-type="float">
            <text:p>6111.1</text:p>
          </table:table-cell>
          <table:table-cell office:value-type="float" office:value="6400" calcext:value-type="float">
            <text:p>6400</text:p>
          </table:table-cell>
          <table:table-cell office:value-type="float" office:value="6309.4" calcext:value-type="float">
            <text:p>6309.4</text:p>
          </table:table-cell>
          <table:table-cell office:value-type="float" office:value="6511.96" calcext:value-type="float">
            <text:p>6511.96</text:p>
          </table:table-cell>
          <table:table-cell office:value-type="float" office:value="7500" calcext:value-type="float">
            <text:p>7500</text:p>
          </table:table-cell>
          <table:table-cell office:value-type="float" office:value="6999" calcext:value-type="float">
            <text:p>6999</text:p>
          </table:table-cell>
          <table:table-cell office:value-type="float" office:value="7372" calcext:value-type="float">
            <text:p>7372</text:p>
          </table:table-cell>
          <table:table-cell office:value-type="float" office:value="6999" calcext:value-type="float">
            <text:p>6999</text:p>
          </table:table-cell>
          <table:table-cell office:value-type="float" office:value="6723.79" calcext:value-type="float">
            <text:p>6723.79</text:p>
          </table:table-cell>
          <table:table-cell office:value-type="float" office:value="7372" calcext:value-type="float">
            <text:p>7372</text:p>
          </table:table-cell>
          <table:table-cell office:value-type="float" office:value="6660" calcext:value-type="float">
            <text:p>6660</text:p>
          </table:table-cell>
          <table:table-cell office:value-type="float" office:value="6592" calcext:value-type="float">
            <text:p>6592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7756.61838754" calcext:value-type="float">
            <text:p>7756.61838754</text:p>
          </table:table-cell>
          <table:table-cell office:value-type="float" office:value="7659.1" calcext:value-type="float">
            <text:p>7659.1</text:p>
          </table:table-cell>
          <table:table-cell office:value-type="float" office:value="8000" calcext:value-type="float">
            <text:p>8000</text:p>
          </table:table-cell>
          <table:table-cell office:value-type="float" office:value="9081.4360236" calcext:value-type="float">
            <text:p>9081.4360236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2" office:value-type="float" office:value="9424" calcext:value-type="float">
            <text:p>9424</text:p>
          </table:table-cell>
          <table:table-cell office:value-type="float" office:value="9851" calcext:value-type="float">
            <text:p>9851</text:p>
          </table:table-cell>
          <table:table-cell table:number-columns-repeated="2" office:value-type="float" office:value="9478.77" calcext:value-type="float">
            <text:p>9478.77</text:p>
          </table:table-cell>
          <table:table-cell office:value-type="float" office:value="9851" calcext:value-type="float">
            <text:p>9851</text:p>
          </table:table-cell>
          <table:table-cell table:number-columns-repeated="3" office:value-type="float" office:value="9424.7810785" calcext:value-type="float">
            <text:p>9424.7810785</text:p>
          </table:table-cell>
          <table:table-cell office:value-type="float" office:value="9381.00000001" calcext:value-type="float">
            <text:p>9381.00000001</text:p>
          </table:table-cell>
          <table:table-cell office:value-type="float" office:value="9888.92520721" calcext:value-type="float">
            <text:p>9888.92520721</text:p>
          </table:table-cell>
          <table:table-cell table:number-columns-repeated="2" office:value-type="float" office:value="10000.00036901" calcext:value-type="float">
            <text:p>10000.00036901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0055" calcext:value-type="float">
            <text:p>10000.000055</text:p>
          </table:table-cell>
          <table:table-cell office:value-type="float" office:value="9564.32396319" calcext:value-type="float">
            <text:p>9564.32396319</text:p>
          </table:table-cell>
          <table:table-cell office:value-type="float" office:value="9713.60642034" calcext:value-type="float">
            <text:p>9713.60642034</text:p>
          </table:table-cell>
          <table:table-cell office:value-type="float" office:value="9988.13761042" calcext:value-type="float">
            <text:p>9988.13761042</text:p>
          </table:table-cell>
          <table:table-cell office:value-type="float" office:value="10000.0001" calcext:value-type="float">
            <text:p>10000.0001</text:p>
          </table:table-cell>
          <table:table-cell office:value-type="float" office:value="9988.1413235" calcext:value-type="float">
            <text:p>9988.1413235</text:p>
          </table:table-cell>
          <table:table-cell office:value-type="float" office:value="9999.99991" calcext:value-type="float">
            <text:p>9999.99991</text:p>
          </table:table-cell>
          <table:table-cell office:value-type="float" office:value="10000.000265" calcext:value-type="float">
            <text:p>10000.000265</text:p>
          </table:table-cell>
          <table:table-cell office:value-type="float" office:value="9988.13772042" calcext:value-type="float">
            <text:p>9988.13772042</text:p>
          </table:table-cell>
          <table:table-cell office:value-type="float" office:value="9424.78134351" calcext:value-type="float">
            <text:p>9424.78134351</text:p>
          </table:table-cell>
          <table:table-cell office:value-type="float" office:value="10000.00860404" calcext:value-type="float">
            <text:p>10000.00860404</text:p>
          </table:table-cell>
          <table:table-cell office:value-type="float" office:value="10000.00870404" calcext:value-type="float">
            <text:p>10000.00870404</text:p>
          </table:table-cell>
          <table:table-cell office:value-type="float" office:value="10000.00860415" calcext:value-type="float">
            <text:p>10000.00860415</text:p>
          </table:table-cell>
          <table:table-cell table:number-columns-repeated="2" office:value-type="float" office:value="10000.0096929" calcext:value-type="float">
            <text:p>10000.0096929</text:p>
          </table:table-cell>
          <table:table-cell office:value-type="float" office:value="10000.00970404" calcext:value-type="float">
            <text:p>10000.00970404</text:p>
          </table:table-cell>
          <table:table-cell office:value-type="float" office:value="10000.00960415" calcext:value-type="float">
            <text:p>10000.00960415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0990404" calcext:value-type="float">
            <text:p>10000.00990404</text:p>
          </table:table-cell>
          <table:table-cell office:value-type="float" office:value="10000.00980404" calcext:value-type="float">
            <text:p>10000.009804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0983904" calcext:value-type="float">
            <text:p>10000.00983904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0132.70542259" calcext:value-type="float">
            <text:p>10132.70542259</text:p>
          </table:table-cell>
          <table:table-cell office:value-type="float" office:value="10000.03298006" calcext:value-type="float">
            <text:p>10000.03298006</text:p>
          </table:table-cell>
          <table:table-cell table:number-columns-repeated="3" office:value-type="float" office:value="10000.13355229" calcext:value-type="float">
            <text:p>10000.13355229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2511003" calcext:value-type="float">
            <text:p>10000.02511003</text:p>
          </table:table-cell>
          <table:table-cell office:value-type="float" office:value="10000.01742558" calcext:value-type="float">
            <text:p>10000.01742558</text:p>
          </table:table-cell>
          <table:table-cell table:number-columns-repeated="4" office:value-type="float" office:value="10000.01013904" calcext:value-type="float">
            <text:p>10000.01013904</text:p>
          </table:table-cell>
          <table:table-cell office:value-type="float" office:value="10000.00993904" calcext:value-type="float">
            <text:p>10000.00993904</text:p>
          </table:table-cell>
          <table:table-cell office:value-type="float" office:value="10001.74" calcext:value-type="float">
            <text:p>10001.74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102644" calcext:value-type="float">
            <text:p>10000.0102644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058845" calcext:value-type="float">
            <text:p>10000.01058845</text:p>
          </table:table-cell>
          <table:table-cell office:value-type="float" office:value="10000.01684003" calcext:value-type="float">
            <text:p>10000.01684003</text:p>
          </table:table-cell>
          <table:table-cell office:value-type="float" office:value="10000.01024604" calcext:value-type="float">
            <text:p>10000.01024604</text:p>
          </table:table-cell>
          <table:table-cell office:value-type="float" office:value="10000.01039458" calcext:value-type="float">
            <text:p>10000.01039458</text:p>
          </table:table-cell>
          <table:table-cell office:value-type="float" office:value="10376" calcext:value-type="float">
            <text:p>10376</text:p>
          </table:table-cell>
          <table:table-cell office:value-type="float" office:value="10000.01257133" calcext:value-type="float">
            <text:p>10000.01257133</text:p>
          </table:table-cell>
          <table:table-cell office:value-type="float" office:value="10636.24308507" calcext:value-type="float">
            <text:p>10636.24308507</text:p>
          </table:table-cell>
          <table:table-cell office:value-type="float" office:value="10885.20657534" calcext:value-type="float">
            <text:p>10885.20657534</text:p>
          </table:table-cell>
          <table:table-cell office:value-type="float" office:value="10752.07694337" calcext:value-type="float">
            <text:p>10752.07694337</text:p>
          </table:table-cell>
          <table:table-cell office:value-type="float" office:value="10001.74104654" calcext:value-type="float">
            <text:p>10001.74104654</text:p>
          </table:table-cell>
          <table:table-cell office:value-type="float" office:value="9999.99951989" calcext:value-type="float">
            <text:p>9999.99951989</text:p>
          </table:table-cell>
          <table:table-cell office:value-type="float" office:value="10000.00001443" calcext:value-type="float">
            <text:p>10000.00001443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007089" calcext:value-type="float">
            <text:p>10000.00007089</text:p>
          </table:table-cell>
          <table:table-cell office:value-type="float" office:value="10000.00004029" calcext:value-type="float">
            <text:p>10000.00004029</text:p>
          </table:table-cell>
          <table:table-cell office:value-type="float" office:value="10000.0104366" calcext:value-type="float">
            <text:p>10000.0104366</text:p>
          </table:table-cell>
          <table:table-cell office:value-type="float" office:value="10250.47353303" calcext:value-type="float">
            <text:p>10250.47353303</text:p>
          </table:table-cell>
          <table:table-cell table:number-columns-repeated="2" office:value-type="float" office:value="10000.01023507" calcext:value-type="float">
            <text:p>10000.01023507</text:p>
          </table:table-cell>
          <table:table-cell office:value-type="float" office:value="10000.00931762" calcext:value-type="float">
            <text:p>10000.00931762</text:p>
          </table:table-cell>
          <table:table-cell office:value-type="float" office:value="10000.01023507" calcext:value-type="float">
            <text:p>10000.01023507</text:p>
          </table:table-cell>
          <table:table-cell office:value-type="float" office:value="10000.01108006" calcext:value-type="float">
            <text:p>10000.01108006</text:p>
          </table:table-cell>
          <table:table-cell office:value-type="float" office:value="10000.01105335" calcext:value-type="float">
            <text:p>10000.01105335</text:p>
          </table:table-cell>
          <table:table-cell office:value-type="float" office:value="10000.01024307" calcext:value-type="float">
            <text:p>10000.01024307</text:p>
          </table:table-cell>
          <table:table-cell office:value-type="float" office:value="10000.01024284" calcext:value-type="float">
            <text:p>10000.01024284</text:p>
          </table:table-cell>
          <table:table-cell office:value-type="float" office:value="10000.01118708" calcext:value-type="float">
            <text:p>10000.01118708</text:p>
          </table:table-cell>
          <table:table-cell office:value-type="float" office:value="10000.01041338" calcext:value-type="float">
            <text:p>10000.01041338</text:p>
          </table:table-cell>
          <table:table-cell office:value-type="float" office:value="10000.01027856" calcext:value-type="float">
            <text:p>10000.01027856</text:p>
          </table:table-cell>
          <table:table-cell office:value-type="float" office:value="10000.01026107" calcext:value-type="float">
            <text:p>10000.01026107</text:p>
          </table:table-cell>
          <table:table-cell office:value-type="float" office:value="10000.00621242" calcext:value-type="float">
            <text:p>10000.00621242</text:p>
          </table:table-cell>
          <table:table-cell office:value-type="float" office:value="10000.01027672" calcext:value-type="float">
            <text:p>10000.01027672</text:p>
          </table:table-cell>
          <table:table-cell office:value-type="float" office:value="10000.01182408" calcext:value-type="float">
            <text:p>10000.01182408</text:p>
          </table:table-cell>
          <table:table-cell office:value-type="float" office:value="10000.01035476" calcext:value-type="float">
            <text:p>10000.01035476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9800.00003282" calcext:value-type="float">
            <text:p>9800.00003282</text:p>
          </table:table-cell>
          <table:table-cell office:value-type="float" office:value="9999.99960391" calcext:value-type="float">
            <text:p>9999.99960391</text:p>
          </table:table-cell>
          <table:table-cell office:value-type="float" office:value="9639.88967688" calcext:value-type="float">
            <text:p>9639.88967688</text:p>
          </table:table-cell>
          <table:table-cell office:value-type="float" office:value="9195.38846933" calcext:value-type="float">
            <text:p>9195.38846933</text:p>
          </table:table-cell>
          <table:table-cell office:value-type="float" office:value="9098.99909801" calcext:value-type="float">
            <text:p>9098.99909801</text:p>
          </table:table-cell>
          <table:table-cell office:value-type="float" office:value="9107.36447391" calcext:value-type="float">
            <text:p>9107.36447391</text:p>
          </table:table-cell>
          <table:table-cell office:value-type="float" office:value="9049.83292701" calcext:value-type="float">
            <text:p>9049.83292701</text:p>
          </table:table-cell>
          <table:table-cell office:value-type="float" office:value="9900.09834101" calcext:value-type="float">
            <text:p>9900.09834101</text:p>
          </table:table-cell>
          <table:table-cell table:number-columns-repeated="2" office:value-type="float" office:value="9843.07045318" calcext:value-type="float">
            <text:p>9843.07045318</text:p>
          </table:table-cell>
          <table:table-cell office:value-type="float" office:value="9900.45178622" calcext:value-type="float">
            <text:p>9900.451786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750" calcext:value-type="float">
            <text:p>750</text:p>
          </table:table-cell>
          <table:table-cell office:value-type="float" office:value="1757.14" calcext:value-type="float">
            <text:p>1757.14</text:p>
          </table:table-cell>
          <table:table-cell office:value-type="float" office:value="2100.02" calcext:value-type="float">
            <text:p>2100.02</text:p>
          </table:table-cell>
          <table:table-cell office:value-type="float" office:value="3000" calcext:value-type="float">
            <text:p>300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4150" calcext:value-type="float">
            <text:p>4150</text:p>
          </table:table-cell>
          <table:table-cell office:value-type="float" office:value="5000" calcext:value-type="float">
            <text:p>5000</text:p>
          </table:table-cell>
          <table:table-cell office:value-type="float" office:value="5350" calcext:value-type="float">
            <text:p>5350</text:p>
          </table:table-cell>
          <table:table-cell office:value-type="float" office:value="5650.51" calcext:value-type="float">
            <text:p>5650.51</text:p>
          </table:table-cell>
          <table:table-cell office:value-type="float" office:value="5613.86" calcext:value-type="float">
            <text:p>5613.86</text:p>
          </table:table-cell>
          <table:table-cell office:value-type="float" office:value="6002.8153327" calcext:value-type="float">
            <text:p>6002.8153327</text:p>
          </table:table-cell>
          <table:table-cell office:value-type="float" office:value="6309.4" calcext:value-type="float">
            <text:p>6309.4</text:p>
          </table:table-cell>
          <table:table-cell office:value-type="float" office:value="6308.2495" calcext:value-type="float">
            <text:p>6308.2495</text:p>
          </table:table-cell>
          <table:table-cell office:value-type="float" office:value="6450" calcext:value-type="float">
            <text:p>6450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6926.85" calcext:value-type="float">
            <text:p>6926.85</text:p>
          </table:table-cell>
          <table:table-cell office:value-type="float" office:value="7345.73" calcext:value-type="float">
            <text:p>7345.73</text:p>
          </table:table-cell>
          <table:table-cell office:value-type="float" office:value="6926.85" calcext:value-type="float">
            <text:p>6926.85</text:p>
          </table:table-cell>
          <table:table-cell office:value-type="float" office:value="6705" calcext:value-type="float">
            <text:p>6705</text:p>
          </table:table-cell>
          <table:table-cell office:value-type="float" office:value="7000" calcext:value-type="float">
            <text:p>7000</text:p>
          </table:table-cell>
          <table:table-cell office:value-type="float" office:value="6592" calcext:value-type="float">
            <text:p>6592</text:p>
          </table:table-cell>
          <table:table-cell office:value-type="float" office:value="6550" calcext:value-type="float">
            <text:p>6550</text:p>
          </table:table-cell>
          <table:table-cell office:value-type="float" office:value="7495.92220067" calcext:value-type="float">
            <text:p>7495.92220067</text:p>
          </table:table-cell>
          <table:table-cell office:value-type="float" office:value="8000" calcext:value-type="float">
            <text:p>8000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7660.93946001" calcext:value-type="float">
            <text:p>7660.93946001</text:p>
          </table:table-cell>
          <table:table-cell office:value-type="float" office:value="7501" calcext:value-type="float">
            <text:p>7501</text:p>
          </table:table-cell>
          <table:table-cell office:value-type="float" office:value="7941.06" calcext:value-type="float">
            <text:p>7941.06</text:p>
          </table:table-cell>
          <table:table-cell office:value-type="float" office:value="9000" calcext:value-type="float">
            <text:p>9000</text:p>
          </table:table-cell>
          <table:table-cell office:value-type="float" office:value="8893.1731352" calcext:value-type="float">
            <text:p>8893.1731352</text:p>
          </table:table-cell>
          <table:table-cell office:value-type="float" office:value="8788.01578554" calcext:value-type="float">
            <text:p>8788.01578554</text:p>
          </table:table-cell>
          <table:table-cell office:value-type="float" office:value="9340.17139894" calcext:value-type="float">
            <text:p>9340.17139894</text:p>
          </table:table-cell>
          <table:table-cell office:value-type="float" office:value="9343.57362927" calcext:value-type="float">
            <text:p>9343.57362927</text:p>
          </table:table-cell>
          <table:table-cell office:value-type="float" office:value="9478.77" calcext:value-type="float">
            <text:p>9478.77</text:p>
          </table:table-cell>
          <table:table-cell table:number-columns-repeated="2" office:value-type="float" office:value="9424.7810785" calcext:value-type="float">
            <text:p>9424.7810785</text:p>
          </table:table-cell>
          <table:table-cell office:value-type="float" office:value="9669.18075295" calcext:value-type="float">
            <text:p>9669.18075295</text:p>
          </table:table-cell>
          <table:table-cell office:value-type="float" office:value="9361.1962986" calcext:value-type="float">
            <text:p>9361.1962986</text:p>
          </table:table-cell>
          <table:table-cell table:number-columns-repeated="3" office:value-type="float" office:value="9260" calcext:value-type="float">
            <text:p>9260</text:p>
          </table:table-cell>
          <table:table-cell office:value-type="float" office:value="9851.00020001" calcext:value-type="float">
            <text:p>9851.00020001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0.00833901" calcext:value-type="float">
            <text:p>10000.00833901</text:p>
          </table:table-cell>
          <table:table-cell office:value-type="float" office:value="10000.000055" calcext:value-type="float">
            <text:p>10000.000055</text:p>
          </table:table-cell>
          <table:table-cell table:number-columns-repeated="3" office:value-type="float" office:value="9478.77025501" calcext:value-type="float">
            <text:p>9478.77025501</text:p>
          </table:table-cell>
          <table:table-cell office:value-type="float" office:value="10000.0001" calcext:value-type="float">
            <text:p>10000.0001</text:p>
          </table:table-cell>
          <table:table-cell office:value-type="float" office:value="9988.13771042" calcext:value-type="float">
            <text:p>9988.13771042</text:p>
          </table:table-cell>
          <table:table-cell office:value-type="float" office:value="9988.1413335" calcext:value-type="float">
            <text:p>9988.1413335</text:p>
          </table:table-cell>
          <table:table-cell office:value-type="float" office:value="10000.00021" calcext:value-type="float">
            <text:p>10000.00021</text:p>
          </table:table-cell>
          <table:table-cell office:value-type="float" office:value="9882.99891" calcext:value-type="float">
            <text:p>9882.99891</text:p>
          </table:table-cell>
          <table:table-cell office:value-type="float" office:value="9264.80812016" calcext:value-type="float">
            <text:p>9264.80812016</text:p>
          </table:table-cell>
          <table:table-cell office:value-type="float" office:value="10000.00860404" calcext:value-type="float">
            <text:p>10000.00860404</text:p>
          </table:table-cell>
          <table:table-cell office:value-type="float" office:value="10000.00870404" calcext:value-type="float">
            <text:p>10000.00870404</text:p>
          </table:table-cell>
          <table:table-cell office:value-type="float" office:value="10000.00020013" calcext:value-type="float">
            <text:p>10000.00020013</text:p>
          </table:table-cell>
          <table:table-cell table:number-columns-repeated="2" office:value-type="float" office:value="10000.00960415" calcext:value-type="float">
            <text:p>10000.00960415</text:p>
          </table:table-cell>
          <table:table-cell office:value-type="float" office:value="10000.0096929" calcext:value-type="float">
            <text:p>10000.0096929</text:p>
          </table:table-cell>
          <table:table-cell office:value-type="float" office:value="10000.00020013" calcext:value-type="float">
            <text:p>10000.00020013</text:p>
          </table:table-cell>
          <table:table-cell table:number-columns-repeated="3" office:value-type="float" office:value="10000.00980404" calcext:value-type="float">
            <text:p>10000.00980404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098279" calcext:value-type="float">
            <text:p>10000.0098279</text:p>
          </table:table-cell>
          <table:table-cell office:value-type="float" office:value="10000.01003904" calcext:value-type="float">
            <text:p>10000.01003904</text:p>
          </table:table-cell>
          <table:table-cell office:value-type="float" office:value="10000.00993914" calcext:value-type="float">
            <text:p>10000.00993914</text:p>
          </table:table-cell>
          <table:table-cell office:value-type="float" office:value="10001.74354008" calcext:value-type="float">
            <text:p>10001.74354008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9539701" calcext:value-type="float">
            <text:p>10000.09539701</text:p>
          </table:table-cell>
          <table:table-cell office:value-type="float" office:value="10009.26224908" calcext:value-type="float">
            <text:p>10009.26224908</text:p>
          </table:table-cell>
          <table:table-cell office:value-type="float" office:value="10000.02511006" calcext:value-type="float">
            <text:p>10000.02511006</text:p>
          </table:table-cell>
          <table:table-cell table:number-columns-repeated="3" office:value-type="float" office:value="10000.03298006" calcext:value-type="float">
            <text:p>10000.03298006</text:p>
          </table:table-cell>
          <table:table-cell table:number-columns-repeated="2" office:value-type="float" office:value="10000.01013904" calcext:value-type="float">
            <text:p>10000.01013904</text:p>
          </table:table-cell>
          <table:table-cell office:value-type="float" office:value="10000.02501003" calcext:value-type="float">
            <text:p>10000.02501003</text:p>
          </table:table-cell>
          <table:table-cell office:value-type="float" office:value="10000.01734003" calcext:value-type="float">
            <text:p>10000.01734003</text:p>
          </table:table-cell>
          <table:table-cell office:value-type="float" office:value="10000.01003904" calcext:value-type="float">
            <text:p>10000.01003904</text:p>
          </table:table-cell>
          <table:table-cell table:number-columns-repeated="3" office:value-type="float" office:value="10000.01013904" calcext:value-type="float">
            <text:p>10000.01013904</text:p>
          </table:table-cell>
          <table:table-cell office:value-type="float" office:value="10000.00993904" calcext:value-type="float">
            <text:p>10000.00993904</text:p>
          </table:table-cell>
          <table:table-cell office:value-type="float" office:value="10000.03298006" calcext:value-type="float">
            <text:p>10000.03298006</text:p>
          </table:table-cell>
          <table:table-cell office:value-type="float" office:value="10000.01013904" calcext:value-type="float">
            <text:p>10000.01013904</text:p>
          </table:table-cell>
          <table:table-cell office:value-type="float" office:value="10000.01058845" calcext:value-type="float">
            <text:p>10000.01058845</text:p>
          </table:table-cell>
          <table:table-cell office:value-type="float" office:value="10000.00993914" calcext:value-type="float">
            <text:p>10000.00993914</text:p>
          </table:table-cell>
          <table:table-cell office:value-type="float" office:value="10000.01023904" calcext:value-type="float">
            <text:p>10000.01023904</text:p>
          </table:table-cell>
          <table:table-cell office:value-type="float" office:value="10000.01004233" calcext:value-type="float">
            <text:p>10000.01004233</text:p>
          </table:table-cell>
          <table:table-cell office:value-type="float" office:value="10000.0102644" calcext:value-type="float">
            <text:p>10000.0102644</text:p>
          </table:table-cell>
          <table:table-cell office:value-type="float" office:value="10000.01059545" calcext:value-type="float">
            <text:p>10000.01059545</text:p>
          </table:table-cell>
          <table:table-cell office:value-type="float" office:value="10000.01004233" calcext:value-type="float">
            <text:p>10000.01004233</text:p>
          </table:table-cell>
          <table:table-cell office:value-type="float" office:value="10000.01031106" calcext:value-type="float">
            <text:p>10000.01031106</text:p>
          </table:table-cell>
          <table:table-cell office:value-type="float" office:value="10009.26239874" calcext:value-type="float">
            <text:p>10009.26239874</text:p>
          </table:table-cell>
          <table:table-cell office:value-type="float" office:value="10000.01063511" calcext:value-type="float">
            <text:p>10000.01063511</text:p>
          </table:table-cell>
          <table:table-cell office:value-type="float" office:value="10449.99988624" calcext:value-type="float">
            <text:p>10449.99988624</text:p>
          </table:table-cell>
          <table:table-cell office:value-type="float" office:value="10800.00000888" calcext:value-type="float">
            <text:p>10800.00000888</text:p>
          </table:table-cell>
          <table:table-cell office:value-type="float" office:value="10143.16572824" calcext:value-type="float">
            <text:p>10143.16572824</text:p>
          </table:table-cell>
          <table:table-cell office:value-type="float" office:value="10000.01374186" calcext:value-type="float">
            <text:p>10000.01374186</text:p>
          </table:table-cell>
          <table:table-cell office:value-type="float" office:value="9994.40294773" calcext:value-type="float">
            <text:p>9994.40294773</text:p>
          </table:table-cell>
          <table:table-cell office:value-type="float" office:value="9999.99951989" calcext:value-type="float">
            <text:p>9999.99951989</text:p>
          </table:table-cell>
          <table:table-cell office:value-type="float" office:value="10000.00002049" calcext:value-type="float">
            <text:p>10000.00002049</text:p>
          </table:table-cell>
          <table:table-cell office:value-type="float" office:value="10000.00005193" calcext:value-type="float">
            <text:p>10000.00005193</text:p>
          </table:table-cell>
          <table:table-cell office:value-type="float" office:value="10000.00003081" calcext:value-type="float">
            <text:p>10000.00003081</text:p>
          </table:table-cell>
          <table:table-cell office:value-type="float" office:value="10000.01038951" calcext:value-type="float">
            <text:p>10000.01038951</text:p>
          </table:table-cell>
          <table:table-cell office:value-type="float" office:value="10009.26249592" calcext:value-type="float">
            <text:p>10009.26249592</text:p>
          </table:table-cell>
          <table:table-cell table:number-columns-repeated="2" office:value-type="float" office:value="10000.01023507" calcext:value-type="float">
            <text:p>10000.01023507</text:p>
          </table:table-cell>
          <table:table-cell office:value-type="float" office:value="10000.00612149" calcext:value-type="float">
            <text:p>10000.00612149</text:p>
          </table:table-cell>
          <table:table-cell office:value-type="float" office:value="10000.00931762" calcext:value-type="float">
            <text:p>10000.00931762</text:p>
          </table:table-cell>
          <table:table-cell office:value-type="float" office:value="10000.01104558" calcext:value-type="float">
            <text:p>10000.01104558</text:p>
          </table:table-cell>
          <table:table-cell office:value-type="float" office:value="10000.01040732" calcext:value-type="float">
            <text:p>10000.01040732</text:p>
          </table:table-cell>
          <table:table-cell office:value-type="float" office:value="10000.01024284" calcext:value-type="float">
            <text:p>10000.01024284</text:p>
          </table:table-cell>
          <table:table-cell office:value-type="float" office:value="10000.00932539" calcext:value-type="float">
            <text:p>10000.00932539</text:p>
          </table:table-cell>
          <table:table-cell office:value-type="float" office:value="10000.01109806" calcext:value-type="float">
            <text:p>10000.01109806</text:p>
          </table:table-cell>
          <table:table-cell office:value-type="float" office:value="10000.01027856" calcext:value-type="float">
            <text:p>10000.01027856</text:p>
          </table:table-cell>
          <table:table-cell office:value-type="float" office:value="10000.01026107" calcext:value-type="float">
            <text:p>10000.01026107</text:p>
          </table:table-cell>
          <table:table-cell office:value-type="float" office:value="10000.01025484" calcext:value-type="float">
            <text:p>10000.01025484</text:p>
          </table:table-cell>
          <table:table-cell office:value-type="float" office:value="10000.00390814" calcext:value-type="float">
            <text:p>10000.00390814</text:p>
          </table:table-cell>
          <table:table-cell office:value-type="float" office:value="10000.00623977" calcext:value-type="float">
            <text:p>10000.00623977</text:p>
          </table:table-cell>
          <table:table-cell office:value-type="float" office:value="10000.0113073" calcext:value-type="float">
            <text:p>10000.0113073</text:p>
          </table:table-cell>
          <table:table-cell office:value-type="float" office:value="10000.01028295" calcext:value-type="float">
            <text:p>10000.01028295</text:p>
          </table:table-cell>
          <table:table-cell office:value-type="float" office:value="10000.01109434" calcext:value-type="float">
            <text:p>10000.01109434</text:p>
          </table:table-cell>
          <table:table-cell office:value-type="float" office:value="9724.86733411" calcext:value-type="float">
            <text:p>9724.86733411</text:p>
          </table:table-cell>
          <table:table-cell office:value-type="float" office:value="9982.41756775" calcext:value-type="float">
            <text:p>9982.41756775</text:p>
          </table:table-cell>
          <table:table-cell office:value-type="float" office:value="9499.99908707" calcext:value-type="float">
            <text:p>9499.99908707</text:p>
          </table:table-cell>
          <table:table-cell office:value-type="float" office:value="9173.26020872" calcext:value-type="float">
            <text:p>9173.26020872</text:p>
          </table:table-cell>
          <table:table-cell office:value-type="float" office:value="9049.83291607" calcext:value-type="float">
            <text:p>9049.83291607</text:p>
          </table:table-cell>
          <table:table-cell office:value-type="float" office:value="9098.99910348" calcext:value-type="float">
            <text:p>9098.99910348</text:p>
          </table:table-cell>
          <table:table-cell office:value-type="float" office:value="9000.00000547" calcext:value-type="float">
            <text:p>9000.00000547</text:p>
          </table:table-cell>
          <table:table-cell office:value-type="float" office:value="9895.36977012" calcext:value-type="float">
            <text:p>9895.36977012</text:p>
          </table:table-cell>
          <table:table-cell office:value-type="float" office:value="9829.98397" calcext:value-type="float">
            <text:p>9829.98397</text:p>
          </table:table-cell>
          <table:table-cell office:value-type="float" office:value="9758.56207272" calcext:value-type="float">
            <text:p>9758.56207272</text:p>
          </table:table-cell>
          <table:table-cell office:value-type="float" office:value="9900.09834101" calcext:value-type="float">
            <text:p>9900.09834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654" meta:object-count="0"/>
    <meta:generator>LibreOffice/7.1.5.2$Linux_X86_64 LibreOffice_project/10$Build-2</meta:generator>
  </office:meta>
</office:document-meta>
</file>